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nux Libertine Display O" svg:font-family="'Linux Libertine Display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Display O"/>
    </style:style>
    <style:style style:name="P2" style:family="paragraph" style:parent-style-name="Standard">
      <style:paragraph-properties style:writing-mode="lr-tb"/>
      <style:text-properties style:font-name="Linux Libertine Display 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('666661.83-0.55', 1): 0, ('666660.870.21', 1): 0.0, ('666660.860.5', 2): 0, ('666660.880.24', 0): 1.5333898152734167, ('666662.020.29', 2): 0, ('666660.85-0.03', 1): 0, ('666661.480.02', 2): 0, ('666660.910.38', 1): 0, ('666661.580.6', 2): 0, ('666661.710.96', 0): 1, ('666660.920.2', 1): 0.0, ('666661.340.41', 2): 0.0, ('666661.280.37', 0): 1.0981401267, ('666661.240.09', 2): 0.0, ('666661.581.03', 1): 0, ('666661.580.11', 2): 0, ('666661.780.41', 1): 0, ('666661.70.97', 1): 0, ('666660.6-0.01', 0): 1.0630000000000002, ('666661.840.81', 2): 0.0, ('666661.15-0.22', 1): 0, ('666661.550.08', 0): 1.133, ('666662.090.9', 1): 0, ('666661.541.31', 1): 0, ('666661.360.48', 2): 0, ('666662.17-0.44', 2): 0, ('666661.73-0.27', 1): 0, ('666660.860.46', 2): 0.0, ('666661.231.25', 0): 1, ('666661.271.68', 1): 0, ('666661.051.44', 0): 1, ('666661.590.87', 0): 1.0, ('666661.04-0.16', 1): 0, ('666661.61-0.26', 1): 0, ('666661.34-0.03', 0): 1.0, ('666661.210.45', 1): 0, ('666660.680.16', 0): 1.1302067644091809, ('666661.210.73', 0): 1.0, ('666661.651.25', 1): 0, ('666661.19-0.25', 1): 0, ('666662.16-0.39', 2): 0, ('666660.640.24', 0): 1.2299787410389929, ('666662.050.86', 0): 1, ('666661.980.26', 2): 0, ('666661.810.05', 1): 0, ('666661.85-0.15', 1): 0, ('666661.551.29', 2): 0, ('666660.960.03', 1): 0, ('666661.2-0.0', 2): 0, ('666661.411.18', 2): 0, ('666661.960.41', 2): 0.0, ('666661.78-0.07', 0): 1.0630000000000002, ('666661.10.14', 0): 1.133, ('666662.23-0.98', 2): 0, ('666662.070.51', 0): 1, ('666660.670.16', 0): 1.5442693242589565, ('666660.490.14', 0): 2.03345659324275, ('666660.860.43', 0): 1.0, ('666661.960.55', 1): 0, ('666661.011.43', 2): 0, ('666661.87-0.15', 1): 0, ('666661.250.65', 1): 0, ('666661.530.22', 1): 0.1267, ('666660.940.49', 0): 1.1423100000000002, ('666661.7-0.35', 1): 0, ('666660.90.49', 0): 1, ('666661.91-0.78', 1): 0, ('666661.250.17', 0): 1.128540601, ('666661.130.93', 1): 0.0, ('666661.490.01', 0): 1.17124919, ('666661.260.5', 0): 1.0747187, ('616661.550.57', 2): 0, ('666661.09-1.19', 1): 0, ('666661.450.54', 2): 0, ('666661.08-0.01', 2): 0.0, ('666661.261.22', 1): 0, ('666661.11-0.91', 1): 0, ('666661.550.34', 1): 0, ('666660.30.07', 0): 1.8407075266794555, ('666661.810.72', 2): 0, ('666661.40.22', 2): 0, ('666661.620.88', 0): 1.07441, ('666660.71-0.39', 2): 0, ('666662.250.25', 2): -100, ('666661.060.27', 0): 1.3705170586801727, ('666661.58-1.21', 0): 1, ('666661.741.05', 2): 0, ('666661.61.21', 1): 0, ('666662.07-0.68', 0): 1, ('666661.60.64', 0): 1.07, ('666661.6-1.25', 1): 0, ('666661.760.37', 2): 0, ('666661.951.0', 2): 0, ('666661.260.27', 0): 1, ('626660.830.54', 0): 1, ('666161.540.07', 2): 0, ('666661.280.01', 1): 0, ('666660.29-0.02', 0): 1, ('666661.76-0.72', 2): 0, ('666661.950.4', 1): 0, ('666660.750.5', 0): 1.0049, ('666661.780.37', 0): 1.078869, ('666661.530.78', 0): 1, ('666661.090.21', 0): 1.3034407049159922, ('666661.491.05', 2): 0.0, ('666661.81-0.45', 1): 0, ('666661.18-0.32', 0): 1, ('666661.121.12', 0): 1, ('666661.261.06', 2): 0, ('666661.03-0.08', 1): 0, ('666661.910.41', 0): 1.268644337878, ('666661.970.27', 1): 0.0, ('666662.00.25', 2): 0, ('666661.390.66', 2): 0, ('666661.10.38', 0): 1.2046205, ('666661.110.38', 0): 1.215432807872871, ('666660.830.15', 2): 0.0, ('666661.430.98', 1): 0.06999999999999999, ('666660.86-0.01', 0): 1.0, ('666661.641.37', 2): 0, ('666661.191.42', 1): 0, ('666661.0-0.1', 0): 1.0, ('666661.46-0.85', 1): 0, ('666661.280.45', 0): 1.0703087, ('666661.220.15', 0): 1.21873696447869, ('666661.94-0.19', 1): 0, ('666661.7-0.59', 1): 0, ('666661.22-0.33', 0): 1, ('666161.890.28', 1): 0, ('666661.550.59', 2): 0.0, ('666661.521.27', 2): 0, ('666660.620.19', 0): 2.8567573247460993, ('666660.690.33', 2): 0, ('666661.420.11', 0): 1.0, ('666661.211.43', 2): 0, ('666660.590.18', 2): 1.8973261537353314, ('666661.570.91', 2): 0, ('666661.73-0.92', 2): 0, ('666660.670.68', 0): 1.07, ('666662.020.42', 1): 0, ('666661.770.26', 2): 0, ('666661.67-0.55', 1): 0, ('666661.270.99', 0): 1, ('666661.40.96', 1): 0, ('666661.75-0.52', 2): 0, ('666661.31.4', 1): 0, ('666660.25-0.0', 2): 0.5656969136645108, ('666661.990.27', 1): 0, ('666661.670.24', 0): 1.00038211229, ('666661.48-0.16', 1): 0, ('666661.450.86', 1): 0, ('666660.690.71', 1): 0, ('666661.021.5', 0): 1, ('666660.951.23', 0): 1, ('616661.390.77', 1): 0, ('666661.14-0.04', 2): 0, ('666661.770.88', 0): 1, ('661660.440.06', 0): 1, ('666660.75-0.11', 1): 0, ('666661.45-0.0', 2): 0, ('666661.290.09', 0): 1.0, ('666661.380.47', 1): 0.30597116638253286, ('666661.620.13', 2): 0, ('666661.82-0.56', 1): 0, ('666660.890.07', 2): 0, ('666661.780.18', 1): 0, ('666661.440.84', 2): 0.0, ('666661.691.27', 1): 0, ('666661.37-0.6', 1): 0, ('666660.770.16', 2): 0, ('666661.8-1.05', 2): 0, ('666661.080.46', 0): 1.2231753178713731, ('666661.1-0.04', 1): 0, ('666660.44-0.05', 0): 1, ('666661.891.03', 0): 1.0, ('666661.850.52', 0): 1.0749, ('666660.87-0.88', 1): 0, ('666661.560.33', 0): 1.07931, ('666661.170.24', 0): 1.07, ('666660.890.44', 0): 1.4566682483778521, ('666660.460.21', 1): 0, ('666660.430.12', 2): 1.2903067261860193, ('666661.250.41', 0): 1.463560003950295, ('666661.530.02', 0): 1.07, ('666660.540.09', 0): 1.455294147787152, ('666661.420.51', 0): 1.17073, ('666661.830.82', 2): 0, <text:soft-page-break/>('666660.560.33', 0): 1.0, ('666661.240.72', 2): 0.0, ('666661.831.43', 1): 0, ('666660.350.02', 2): 0.39240498863533074, ('666661.371.0', 2): 0, ('666661.240.13', 0): 1.1332589860000002, ('666660.820.22', 2): 0, ('666661.05-1.35', 0): 1, ('666660.530.16', 0): 2.3622873511565223, ('666661.080.52', 1): 0, ('666661.430.06', 0): 1.07, ('666660.370.04', 1): 0, ('666661.98-0.48', 2): 0, ('666661.79-0.51', 1): 0, ('666661.511.37', 0): 1, ('666661.0-0.03', 0): 1.0, ('666662.090.54', 1): 0.0, ('666661.660.64', 0): 1.0104895770000002, ('666661.030.2', 0): 1.202979, ('666661.620.51', 0): 1.0679, ('666661.360.16', 2): 0, ('666661.450.05', 2): 0.063, ('666661.30.51', 0): 1.17830120329, ('666661.030.24', 2): 0.13856061800000002, ('666660.960.38', 0): 1.3909795738902704, ('666661.990.99', 1): -100, ('666660.970.16', 0): 1.267759369813684, ('666661.350.45', 0): 1, ('666660.43-0.0', 1): 0, ('666661.410.11', 2): 0, ('666661.480.78', 1): 0, ('666661.570.38', 2): 0.1462923636469958, ('666661.420.24', 2): 0, ('666661.380.72', 1): 0, ('666661.51-0.38', 0): 1, ('666661.530.65', 2): 0, ('616662.050.67', 1): 0, ('666661.531.29', 1): 0.07520870000000002, ('666661.70.3', 0): 1.03929885554, ('666661.720.64', 0): 1.0, ('666660.920.26', 1): 0.43633474132448824, ('666661.93-0.53', 2): 0.0, ('666661.02-1.33', 0): 1, ('666661.910.65', 1): 0, ('666661.171.0', 1): 0, ('666661.121.19', 2): 0.0, ('666661.38-0.22', 0): 1.0, ('666660.441.39', 2): 0, ('666661.680.74', 2): 0, ('666661.590.66', 0): 1.26172587, ('666661.06-0.01', 2): 0, ('666660.761.27', 2): 0, ('666661.511.06', 0): 1.0, ('662660.890.27', 0): 1, ('666661.08-0.01', 1): 0.0, ('666660.90.4', 1): 0.19184893, ('666661.180.75', 0): 1.0, ('666660.82-1.47', 1): 0, ('666661.650.55', 1): 0, ('666662.150.64', 1): 0, ('666660.57-0.12', 2): 0, ('666661.070.03', 2): 0, ('666661.170.64', 1): 0, ('666661.190.31', 2): 0, ('666661.030.55', 0): 1.14093291233, ('666661.260.42', 2): 0, ('666661.621.32', 2): 0, ('666660.840.28', 0): 1.8467891956348406, ('666661.070.32', 2): 0.1896222324433445, ('666661.030.5', 2): 0, ('666660.651.48', 0): 1, ('666660.760.29', 1): 0.5522170930232166, ('666661.330.48', 0): 1.07, ('666660.861.18', 2): 0, ('666661.691.03', 1): 0.0, ('666661.70.39', 1): 0, ('666661.610.2', 0): 1.133, ('666661.280.11', 0): 1.07, ('666660.710.31', 0): 1, ('666660.970.84', 2): 0, ('666661.72-0.6', 2): 0.0, ('666660.740.03', 0): 1.0749, ('666661.210.33', 1): 0.35472644408935583, ('666661.09-0.02', 0): 1, ('666661.43-0.79', 0): 1, ('666661.480.19', 0): 1.07441, ('666661.33-0.15', 1): 0, ('666661.30.34', 2): 0, ('666660.781.5', 2): 0, ('666660.540.28', 0): 1, ('666662.170.26', 0): 1, ('666660.780.23', 0): 1.7042736444370936, ('666661.77-0.66', 2): 0, ('666661.631.38', 1): 0, ('666660.910.56', 1): 0.0, ('666661.53-0.96', 0): 1, ('666660.90.15', 1): 0, ('666661.91-0.2', 1): 0, ('666661.260.59', 0): 1.0609917000000002, ('666661.37-0.19', 0): 1, ('666660.840.5', 0): 1.1316000000000002, ('666661.4-0.61', 1): 0, ('666660.80.49', 1): 0.06999999999999999, ('666662.120.53', 1): 0, ('666661.370.63', 2): 0.14739571, ('666661.150.6', 1): 0, ('666661.42-0.15', 1): 0, ('666660.840.32', 0): 1.4871172735411438, ('666661.230.33', 0): 1.158540776374139, ('666660.980.23', 1): 0, ('666661.290.61', 0): 1.07, ('666661.240.25', 0): 1.0, ('666662.220.48', 1): 0, ('666661.31-0.09', 2): 0, ('661660.470.04', 2): 0, ('666660.850.52', 2): 0.0, ('666661.830.66', 1): 0, ('666660.750.19', 1): 0.7393243319027764, ('666661.561.0', 0): 1.1214478300000001, ('666661.780.68', 0): 1, ('666661.90.25', 0): 1, ('666661.350.6', 2): 0.0, ('666661.170.47', 2): 0.0, ('666660.640.06', 0): 1.0, ('666662.130.67', 2): 0, ('666662.27-0.53', 0): 1, ('666660.440.06', 0): 1.103705762766122, ('666661.19-0.08', 0): 1.0749, ('666661.030.83', 0): 1, ('666661.281.21', 1): 0.07490000000000001, ('666661.72-0.12', 0): 1, ('666661.54-0.53', 2): 0.0, ('666660.960.29', 0): 1.8113850707052865, ('666661.540.25', 0): 1, ('666660.370.1', 1): 0, ('666660.8-0.03', 0): 1.0, ('666660.90.22', 0): 1.331332210517036, ('666661.780.27', 2): 0, ('666661.540.57', 1): 0.07931291332538, ('666661.78-0.21', 0): 1.0, ('666661.760.44', 0): 1.1210300000000002, ('666661.580.8', 1): 0, ('666661.10.79', 2): 0, ('666661.561.11', 1): 0, ('666660.611.01', 0): 1, ('666660.680.33', 1): 0, ('666661.450.3', 0): 1.2034200000000002, ('661660.310.05', 1): 0, ('666661.20.55', 2): 0.05103, ('666662.170.3', 2): 0, ('666660.67-0.11', 1): 0, ('666661.250.31', 0): 1.552277011850604, ('666661.960.62', 1): 0, ('666661.621.28', 0): 1, ('666661.11.21', 2): 0, ('666661.320.34', 2): 0.0, ('666661.490.38', 0): 1.07, ('666661.32-0.04', 0): 1.133, ('666660.680.45',</text:p>
      <text:p text:style-name="P1"><text:s/>1): 0, ('666661.51-0.24', 1): 0.0567, ('666661.651.34', 1): 0, ('666661.280.96', 0): 1, ('666661.64-0.02', 0): 1, ('666661.00.2', 2): 0, ('666661.120.02', 1): 0, ('666661.110.22', 0): 1.2195931699316358, ('666661.460.24', 0): 1.2572749970000001, ('666660.540.01', 1): 0.06821010000000001, ('666661.440.04', 0): 1.1462251, ('666660.990.47', 2): 0, ('666661.070.63', 1): 0, ('666660.650.35', 1): 0, ('666660.470.1', 0): <text:soft-page-break/>2.124242894441074, ('666660.93-0.13', 2): 0, ('666661.260.11', 1): 0.172627, ('666661.11-1.32', 1): -100, ('666660.80.26', 1): 0, ('666661.44-0.09', 2): 0.06999999999999999, ('666660.670.27', 2): 0, ('666661.69-0.06', 1): 0.0, ('666660.840.63', 1): 0, ('666660.520.53', 1): 0, ('666661.660.39', 0): 1.05504140874484, ('666660.930.06', 2): 0, ('666661.410.07', 0): 1, ('666660.910.46', 0): 1.0795686147317536, ('666661.050.05', 2): 0, ('666661.220.04', 1): 0, ('666660.920.15', 1): 0, ('666661.580.61', 1): 0, ('666661.711.15', 1): 0, ('666661.040.36', 0): 1.0446142847534257, ('666660.860.18', 1): 0, ('666661.830.19', 2): 0.0, ('666661.510.28', 2): 0, ('666661.70.18', 0): 1.07, ('666660.510.11', 0): 2.138120086160404, ('666662.02-0.62', 0): -100, ('666660.650.09', 2): 0, ('666661.370.13', 1): 0.0, ('666661.160.98', 2): 0, ('666660.750.21', 0): 1.6775394679931088, ('666660.430.09', 0): 2.2595392044593243, ('666661.16-0.15', 2): 0, ('666660.72-0.08', 2): 0, ('666661.320.78', 1): 0, ('666660.840.23', 0): 1.2284989402583288, ('666661.920.45', 2): 0.0, ('666661.340.08', 2): 0, ('666661.090.94', 1): 0, ('666661.851.04', 2): -100, ('666660.70.12', 1): 0, ('666661.390.21', 2): 0, ('666661.370.86', 0): 1, ('666661.64-1.36', 0): 1, ('666660.71-0.05', 1): 0, ('666661.321.15', 1): 0, ('666662.37-0.86', 2): 0, ('666661.08-0.09', 2): 0, ('666661.470.52', 1): 0.1897, ('666661.591.07', 1): 0.0, ('666661.830.55', 2): 0, ('666660.990.72', 2): 0, ('666661.561.21', 1): 0, ('666661.130.31', 2): 0.4255276474579794, ('666662.010.92', 0): -100, ('666661.92-0.31', 0): 1.0, ('666161.08-0.27', 0): 1, ('666661.74-0.06', 1): 0, ('666660.510.06', 2): 0.076976245633, ('666661.41-1.42', 2): 0, ('666662.010.65', 2): 0.0, ('666661.540.39', 1): 0.070673309, ('666661.320.84', 2): 0.06999999999999999, ('666660.651.14', 1): 0, ('666661.85-1.24', 1): 0, ('666661.750.18', 1): 0, ('666660.580.2', 0): 1.4575214269570764, ('666661.480.59', 2): 0.005243000000000001, ('666661.520.78', 1): 0.0, ('666661.41-0.01', 1): 0, ('666660.790.31', 0): 1.4034715591572913, ('666660.610.49', 2): 0.0, ('666661.630.89', 2): 0, ('666661.250.81', 1): 0, ('666661.49-0.29', 2): 0, ('666662.0-0.68', 1): 0, ('666662.04-0.77', 1): -100, ('666661.470.85', 0): 1, ('666660.690.63', 2): 0, ('666661.020.08', 0): 1.0562730000000002, ('666660.84-0.03', 0): 1.0, ('666660.67-0.04', 1): 0, ('666661.850.71', 0): 1.07, ('666660.79-0.33', 1): 0, ('666660.821.4', 2): 0, ('666661.530.13', 2): 0.0787253243, ('666661.56-0.0', 1): 0, ('666661.240.58', 2): 0, ('666660.780.35', 2): 0.40142155893290415, ('666661.060.87', 0): 1, ('666660.940.44', 0): 1, ('666660.190.0', 0): 1.349245296850364, ('666661.360.08', 2): 0, ('666661.74-0.18', 0): 1.0049, ('666660.420.09', 2): 0.0, ('666661.391.03', 2): 0, ('666661.120.31', 2): 0.1805461722485796, ('666661.430.31', 2): 0, ('666661.510.12', 0): 1.0, ('666661.470.01', 1): 0.225757163331, ('666660.820.09', 0): 1.2254303525644548, ('666661.250.22', 2): 0.25965037, ('666660.890.13', 0): 1.453625841039, ('666661.880.57', 1): 0, ('666661.98-0.52', 0): 1, ('666661.460.66', 1): 0, ('666661.630.19', 1): 0.0, ('666661.760.2', 1): 0, ('666661.97-0.33', 2): 0, ('666662.30.4', 2): -100, ('666661.071.45', 1): 0, ('666660.650.19', 0): 2.41227969485505, ('666660.750.11', 2): 0, ('666661.471.15', 2): 0, ('666661.020.1', 1): 0.133, ('666661.550.72', 2): 0, ('666661.61-0.02', 0): 1.0, ('666661.730.66', 0): 1.0799617, ('666660.841.26', 0): 1, ('666661.511.57', 2): 0, ('666660.920.36', 1): 0.052758072690400004, ('666660.940.48', 1): 0.06999999999999999, ('666661.420.1', 0): 1.0, ('666661.60.14', 1): 0, ('616661.510.53', 0): 1, ('666661.360.97', 0): 1.0, ('666602.28-0.73', 0): 1, ('666661.670.78', 0): 1.07, ('666660.790.08', 1): 0.25814623888073673, ('666662.0-0.32', 0): 1.07, ('666661.41.07', 2): 0, ('666661.370.38', 1): 0.0164101, ('666660.730.56', 1): 0, ('666661.31-0.04', 1): 0, ('666661.860.9', 0): 1.07, ('666661.660.09', 0): 1, ('666661.040.89', 0): 1, ('666661.780.24', 2): 0, ('666661.610.81', 2): 0, ('666660.950.57', 1): 0.06999999999999999, ('666660.851.27', 0): 1, ('666661.75-0.22', 1): 0.0, ('666661.471.08', 2): 0, ('666661.61.58', 1): 0, ('666661.111.25', 2): 0, ('666662.060.42', 1): 0, ('666660.70.72', 0): 1, ('666661.640.63', 2): 0, ('666661.190.16', 1): 0, ('661661.30.49', 1): 0, ('666660.620.02', 0): 1.0, ('666660.730.05', 2): 0, ('666661.05-0.0', 2): 0, ('666662.160.75', 2): 0, ('666661.64-0.18', 0): 1.0, ('666661.361.69', 1): 0, ('666661.840.13', 1): 0, ('666661.61-0.15', 2): 0, ('666660.260.03', 0): 2.9288500196085936, ('666661.351.82', 2): 0, ('666660.74-0.11', 2): 0.0, ('666660.920.42', 1): 0, ('666661.290.4', 0): 1.36131457719658, ('666661.520.3', 2): 0, ('616661.650.91', 1): 0, ('666661.480.76', 0): 1, ('666661.92-0.17', 1): 0, ('666660.790.4', 1): 0, ('666660.870.38', 2): 0.08752583, ('666662.010.44', 0): 1, ('661661.60.4', 2): 0, ('666661.010.51', 1): 0.1197, ('666661.221.55', 1): 0, ('666661.090.42', 1): 0, ('666661.840.45', 0): 1.133, ('666660.651.24', 2): 0, ('666660.840.21', 2): 0, ('666660.560.08', 0): 1.2289960699184899, ('666661.690.41', 1): 0.075243, ('666661.23-0.32', 1): 0, ('666661.60.38', 1): 0, <text:soft-page-break/>('666661.040.22', 0): 1.4792566335950872, ('666660.930.58', 1): 0, ('666660.710.94', 2): 0, ('666661.721.58', 1): -100, ('666661.571.04', 0): 1, ('666660.550.15', 0): 2.732372980736428, ('666660.230.03', 2): 1.9528906080524413, ('666660.530.22', 1): 0, ('666660.930.17', 1): 0, ('666660.810.41', 2): 0, ('666660.46-0.01', 2): 0, ('666661.8-0.07', 0): 1.0, ('666660.590.31', 0): 1, ('666661.920.64', 1): 0.08088236688, ('666661.870.56', 0): 1, ('666661.8-0.71', 1): -100, ('666660.430.01', 1): 0.0, ('666661.250.7', 0): 1, ('666661.88-0.31', 0): 1, ('666661.560.23', 1): 0, ('666661.280.24', 0): 1.3003770000000001, ('666661.810.45', 1): 0, ('666661.170.58', 0): 1.0093294481, ('666661.34-0.4', 1): 0, ('666661.280.34', 1): 0.017530620204362298, ('666661.581.06', 2): 0, ('666661.70.94', 0): 1, ('666661.350.91', 2): 0, ('666661.59-0.0', 1): 0, ('666661.541.32', 0): 1.0, ('666661.390.53', 2): 0.0, ('666661.360.53', 2): 0, ('666661.821.17', 1): 0, ('666662.27-0.61', 1): 0, ('666661.480.43', 0): 1, ('666662.17-0.49', 1): 0.0, ('666661.631.12', 0): 1.0, ('666661.450.12', 1): 0, ('666661.321.59', 1): 0, ('666660.99-0.75', 2): 0, ('666662.07-0.28', 1): 0.06999999999999999, ('666660.680.27', 0): 1.2570857636216113, ('666660.790.02', 2): 0, ('666660.680.15', 1): 0.0, ('666661.640.3', 2): 0.0, ('666661.20.77', 2): 0.063, ('666660.920.45', 2): 0, ('666660.44-0.11', 2): 0, ('666661.4-0.0', 0): 1.0, ('666661.320.03', 1): 0.0, ('666661.610.35', 2): 0, ('666661.13-0.4', 2): 0, ('666661.480.16', 1): 0, ('666661.810.06', 0): 7.600999999999999, ('666661.160.34', 1): 0, ('666661.41-0.09', 0): 1.0, ('666661.180.26', 1): 0.19530051233, ('666661.631.25', 1): 0, ('666661.720.69', 0): 1.0, ('666661.020.31', 0): 1.3877092504555995, ('666661.32-0.15', 2): 0, ('666661.020.68', 2): 0, ('666661.51-0.81', 0): 1, ('666661.870.99', 2): 0, ('666661.11-0.06', 0): 1, ('666661.390.75', 0): 1.0, ('666661.121.63', 2): 0, ('666661.220.07', 0): 1, ('666661.540.14', 2): 0, ('666661.410.65', 2): 0, ('666661.550.7', 1): 0, ('666661.481.2', 0): 1, ('666661.960.86', 2): 0.0, ('666661.250.66', 0): 1.07, ('666661.231.33', 1): 0, ('666661.580.48', 1): 0.0, ('666660.420.01', 1): 0, ('666662.25-0.57', 0): 1, ('666661.17-0.05', 0): 1.0, ('666661.490.02', 1): 0, ('666661.510.55', 0): 1.0630000000000002, ('666661.030.58', 0): 1.07, ('666661.5-0.28', 2): 0, ('666661.831.01', 1): 0, ('666661.270.12', 0): 1.142696218, ('666661.010.38', 1): 0, ('666662.23-0.81', 0): 1, ('666660.980.7', 0): 1.0, ('666661.080.38', 2): 0, ('666661.080.25', 0): 1.2746939146394, ('666661.40.27', 1): 0, ('666661.380.17', 2): 0, ('666661.361.02', 2): 0, ('666661.541.01', 1): 0, ('666660.860.23', 1): 0, ('666661.54-0.01', 0): 1, ('666661.53-0.03', 1): 0.1999805871, ('666662.040.33', 0): 1, ('666660.960.11', 0): 1.2068799285000003, ('666660.650.27', 2): 0.46607041430078894, ('666661.210.32', 2): 0, ('666661.30.35', 1): 0.256148328341801, ('666661.330.59', 2): 0.0, ('666661.10.02', 1): 0.0, ('666661.350.64', 0): 1.133, ('666660.98-0.12', 2): 0, ('666660.35-0.0', 0): 1.3918043869056151, ('666661.511.2', 0): 1.0, ('666661.25-0.32', 2): 0, ('666661.140.19', 2): 0.14714336, ('666661.390.01', 0): 1, ('666661.950.22', 0): 1, ('661660.310.04', 2): 0.30731305839117484, ('666660.540.27', 0): 1.0, ('666660.91-0.13', 1): 0, ('666661.75-0.96', 1): 0, ('666661.62-0.48', 0): 1.0, ('666661.090.26', 1): 0.4933500191711924, ('666661.41-0.13', 0): 1, ('666662.00.36', 2): 0, ('666660.341.69', 2): 0, ('666661.820.12', 0): 1.2626967000000002, ('666661.00.51', 1): 0.0, ('666661.160.7', 2): 0, ('666661.59-0.12', 0): 1.07, ('666661.750.38', 0): 1.19509683333, ('666661.590.45', 0): 1.0, ('616661.130.54', 1): 0, ('666660.840.54', 2): 0, ('666661.970.52', 0): 1.07, ('666661.110.69', 1): 0, ('666661.190.48', 2): 0.0, ('666660.720.14', 2): 0, ('666661.63-0.02', 2): 0, ('666661.450.09', 1): 0, ('666661.6-0.36', 1): 0, ('666661.440.2', 0): 1.1379000000000001, ('666661.190.5', 0): 1.2920569055039999, ('666660.630.27', 0): 1.304373359116694, ('666661.260.04', 1): 0, ('666662.021.22', 2): 0, ('666661.69-0.31', 1): 0, ('666661.091.23', 0): 1, ('666660.61.16', 0): 1, ('666661.481.04', 2): 0, ('666661.69-1.06', 0): 1, ('666661.42-0.04', 0): 1, ('666661.110.83', 2): 0, ('666661.130.15', 0): 1.1699867735687146, ('666661.450.32', 0): 1.260371794641, ('666661.990.56', 1): 0.063, ('666661.52-0.67',</text:p>
      <text:p text:style-name="P1"><text:s/>0): 1, ('666661.990.22', 2): 0, ('666661.760.49', 0): 1.0, ('666661.970.5', 0): 1.0567000000000002, ('666660.460.16', 0): 1.969973295444579, ('666660.750.34', 0): 1.1316374262, ('666661.36-0.07', 0): 1, ('666660.650.3', 0): 1.1990100000000001, ('666661.65-0.85', 2): 0, ('666660.950.48', 0): 1.2080331572756011, ('666661.82-0.53', 2): 0, ('666660.820.38', 0): 1.2675194848690001, ('666661.91-0.42', 0): 1, ('666661.020.59', 1): 0.17103870000000002, ('666661.66-0.4', 1): 0, ('666661.020.89', 0): 1, ('666661.760.93', 2): 0, ('666661.56-0.35', 2): 0, ('666661.65-0.76', 2): 0, ('666660.360.03', 0): 1.0969158018687277, ('666660.760.08', 2): 0.07441000000000002, ('666661.721.14', 1): 0, ('666661.571.48', 0): 1, ('666661.170.15', 0): 1.2411202535707881, ('666660.41-0.02', 2): 0.07034299999999999, ('666661.150.38', 1): 0.0, ('666661.71-<text:soft-page-break/>0.06', 2): 0.0, ('666662.060.57', 2): 0, ('666661.970.26', 0): 1.0, ('666661.290.82', 0): 1, ('666661.530.05', 1): 0, ('666662.00.84', 0): -9.100000000000001, ('666661.070.53', 0): 1.25229649949, ('666660.8-0.28', 2): 0, ('666661.570.07', 0): 1.0, ('666660.850.37', 2): 0, ('666661.41-0.5', 0): 1, ('666661.430.15', 0): 1.06741, ('666661.58-0.3', 0): 1.0, ('666660.530.19', 1): 0.0, ('666661.070.18', 0): 1.0, ('666661.57-0.38', 1): 0, ('666660.480.16', 1): 0.7366834681101742, ('666660.480.02', 0): 1.37013458384, ('666661.980.2', 2): 0, ('666661.750.1', 2): 0, ('666661.39-0.3', 1): 0.06999999999999999, ('666660.760.32', 0): 1.49972615151963, ('666661.64-0.53', 2): 0, ('666661.07-0.3', 2): 0, ('666661.17-0.76', 0): 1, ('666661.50.23', 0): 1.1270430000000002, ('666661.52-0.13', 2): 0.0, ('666661.610.71', 0): 1.0, ('666661.141.55', 1): 0, ('666660.280.03', 0): 1.970445714618217, ('666661.30.56', 1): 0, ('666661.72-0.76', 1): 0, ('666661.510.23', 2): 0, ('666660.64-0.02', 2): 0, ('666661.210.12', 1): 0.08238737479, ('666661.430.42', 1): 0, ('666660.730.34', 1): 0, ('666660.970.19', 1): 0.0, ('666661.410.14', 1): 0.0, ('666660.730.24', 0): 1.8310776472473214, ('666661.99-0.48', 1): 0, ('666661.540.98', 0): 1.0, ('666661.710.41', 1): 0, ('666661.331.7', 0): 1, ('666661.51.14', 2): 0, ('666662.050.81', 2): 0, ('616661.840.32', 0): 1, ('666661.890.15', 2): 0, ('666661.630.58', 1): 0.0, ('666660.950.32', 0): 1.3676874868453361, ('666661.640.68', 2): 0.0, ('666661.640.45', 2): 0, ('666660.431.74', 2): 0, ('666661.98-0.79', 0): 1, ('666661.27-0.12', 0): 1.0, ('666661.320.65', 0): 1, ('666661.90.3', 0): 1, ('666661.58-0.23', 0): 1, ('666661.270.29', 1): 0, ('666662.010.2', 2): 90.0, ('666660.90.3', 0): 1.2438858420034118, ('666661.880.32', 0): 1.0, ('666661.460.07', 0): 1.075243, ('666661.530.29', 1): 0.33002101510000004, ('666661.430.4', 1): 0.1426187, ('666660.890.87', 0): 1, ('616661.240.55', 1): 0, ('666661.130.98', 1): 0, ('666661.441.03', 1): 0, ('666661.790.79', 2): 0, ('666661.90.33', 0): 1, ('666661.150.39', 0): 1.388975969620907, ('666661.38-0.07', 2): 0, ('666661.680.29', 0): 1.0, ('666661.621.23', 0): 1, ('666662.050.21', 2): 0, ('666661.230.5', 1): 0.063, ('666660.930.26', 1): 0, ('666661.741.08', 0): 1, ('166661.731.32', 2): 0, ('666661.20.87', 0): 1.0, ('666662.25-0.99', 0): 1, ('666661.050.52', 1): 0.19116136965799996, ('666661.760.78', 0): 1.07, ('666661.55-0.14', 0): 1, ('666660.48-0.01', 1): 0, ('666661.331.04', 0): 1.0, ('666661.131.06', 1): 0, ('666661.70.71', 0): 1.19028653, ('666660.710.24', 2): 0.0, ('666661.180.13', 2): 0.294210113897, ('666661.470.14', 2): 0, ('666660.810.55', 0): 1, ('666661.380.27', 2): 0.0, ('666661.180.05', 1): 0, ('666661.33-0.16', 0): 1, ('666661.78-1.05', 0): -100, ('666661.280.89', 1): 0, ('666661.530.42', 0): 1.02050699, ('666661.34-0.21', 1): 0, ('666661.710.0', 1): 0, ('666661.84-0.36', 2): 0, ('666661.821.39', 2): 0, ('666661.940.38', 2): 0.0, ('666661.00.59', 2): 0, ('666662.060.53', 1): 0, ('666661.5-0.45', 1): 0, ('666661.9-0.32', 2): 0, ('666660.34-0.08', 2): 0, ('666662.020.7', 1): 0, ('661661.620.19', 0): 1, ('666661.510.9', 0): 1, ('666661.850.98', 2): -100, ('666661.090.78', 2): 0, ('666661.270.4', 0): 1.3954465685058877, ('666661.60.69', 0): 1.07, ('666661.43-0.01', 0): 1.07, ('666661.551.03', 0): 1.0, ('666661.370.66', 1): 0.0, ('666661.93-0.29', 2): 0, ('666661.42-0.16', 0): 1, ('666660.160.03', 1): 0, ('666661.9-1.06', 1): 0, ('666661.220.12', 2): 0, ('666661.140.82', 0): 1.0749, ('666661.450.01', 0): 1.000343, ('666661.830.71', 1): 0.0, ('666661.670.7', 2): 0.07490000000000001, ('666660.850.57', 1): 0, ('666660.77-0.04', 1): 0, ('666662.16-0.48', 2): 0, ('666660.610.92', 2): 0, ('666660.850.21', 0): 1.9421265335765703, ('666661.711.0', 2): 0, ('666661.98-0.28', 1): 0.0, ('666660.830.08', 1): 0.22132516006330025, ('666661.790.19', 2): 0.0, ('666660.630.19', 1): 0, ('666661.280.77', 2): 0.0, ('666662.061.02', 1): 0, ('666662.160.34', 2): 0, ('666661.82-0.09', 2): 0, ('666660.611.42', 2): 0, ('666660.840.03', 0): 1.0, ('666661.40.91', 1): 0, ('666661.030.69', 2): 0.0, ('666661.630.03', 2): 0, ('666660.770.14', 0): 1.4596972264608765, ('666661.150.23', 0): 1.0969698649666617, ('666661.780.99', 1): 0, ('666660.730.48', 1): 0, ('666661.561.12', 0): 1, ('666662.020.31', 0): 1.0, ('666660.680.36', 2): 0, ('666661.730.06', 2): 0, ('666661.770.15', 0): 1.0, ('666661.860.2', 0): 1.0, ('666661.731.09', 0): 1, ('666660.31-0.02', 2): 0, ('666660.720.86', 2): 0, ('666661.530.31', 1): 0, ('666661.770.67', 1): 0.0, ('666660.67-0.12', 0): 1, ('666661.620.18', 0): 1.1267, ('666661.67-0.16', 0): 1, ('666661.40.19', 2): 0, ('666661.320.2', 1): 0, ('666160.59-0.1', 2): 0, ('666661.630.93', 2): 0.0, ('666661.17-0.28', 1): 0, ('666661.980.47', 0): 1, ('666661.721.15', 2): 0, ('666661.90.51', 1): 0, ('666661.680.69', 1): 0, ('666661.260.75', 0): 1.0, ('666661.280.81', 0): 1, ('666661.541.23', 0): 1, ('666660.87-0.83', 1): 0, ('666661.590.58', 0): 1.07, ('666661.560.36', 2): 0.13826701, ('666661.510.45', 1): 0, ('666661.491.2', 0): 1, ('666661.480.34', 0): 1.0630000000000002, ('666660.950.1', 2): 0.30190406610000003, ('666661.460.3', 0): 1.356851467, <text:soft-page-break/>('666660.990.16', 2): 0, ('666661.460.27', 1): 0.0, ('666660.881.8', 1): 0, ('666660.8-0.11', 1): 0, ('666661.070.64', 0): 1.0, ('666660.650.36', 0): 1.0, ('666661.11-0.37', 2): 0, ('666661.490.85', 1): 0, ('666660.530.11', 2): 0, ('666661.66-0.35', 0): 1, ('666660.90.31', 2): 0, ('666661.870.76', 0): 1.0, ('666660.961.21', 1): 0, ('666660.120.0', 1): 0, ('666660.47-0.06', 0): 1.0, ('666660.620.35', 1): 0, ('666660.87-0.6', 2): 0, ('666662.27-0.78', 1): 0, ('666661.670.91', 0): 1.0049, ('666661.52-0.03', 2): 0.0826761481, ('666661.47-0.06', 1): 0.0, ('666661.380.84', 1): 0, ('666661.580.76', 1): 0, ('666661.750.58', 0): 1.0, ('666660.920.16', 0): 1.2449768300000001, ('666661.591.31', 0): 1, ('666661.580.62', 0): 1.14299306, ('666660.42-0.08', 2): 0, ('666661.61.46', 1): 0, ('666661.640.16', 0): 1.070343, ('666661.980.76', 2): -100, ('666661.110.76', 2): 0, ('666661.560.92', 2): 0, ('666661.570.58', 0): 1.0, ('666660.670.1', 0): 1.4734737453743765, ('666660.691.19', 0): 1, ('666660.750.22', 1): 0, ('666662.18-0.31', 1): -100, ('666660.910.36', 0): 1.3229217775089355, ('666661.930.46', 2): 0, ('666660.910.22', 1): 0, ('661661.180.36', 1): 0, ('666661.170.55', 0): 1.0703087, ('666661.390.18', 2): 0.11403, ('626660.90.37', 2): 0, ('666661.490.13', 1): 0, ('666660.70.11', 0): 1.5202049052906044, ('666661.390.24', 1): 0, ('666661.360.45', 2): 0, ('666661.590.69', 2): 0, ('666661.06-0.04', 0): 1, ('666661.69-0.14', 0): 1, ('666661.120.43', 1): 0.0, ('666660.860.17', 2): 0, ('666661.87-0.94', 1): 0, ('666661.1-0.05', 0): 1.0, ('666661.810.35', 1): 0, ('666661.51-0.13', 2): 0.07490000000000001, ('666661.281.46', 0): 1, ('666660.610.31', 0): 1, ('666661.711.03', 0): 1, ('666661.070.08', 0): 1.0049, ('666661.30.49', 0): 1.0880768076958, ('666661.330.88', 1): 0, ('666661.351.1', 1): 0, ('666661.070.39', 0): 1.6152843746608974, ('666661.16-0.01', 1): 0.0, ('666660.660.18', 2): 0, ('666661.910.4', 0): 1.133, ('666661.41-0.06', 0): 1.0, ('666661.030.45', 1): 0, ('661661.470.43', 1): 0, ('666660.580.28', 2): 0.1897, ('666660.38-0.17', 1): 0, ('666661.8-0.64', 0): 1.0, ('666661.370.24', 2): 0, ('666661.730.26', 1): 0, ('666661.41.82', 0): 1.0, ('666660.84-0.04', 1): 0, ('666661.790.82', 1): 0.06999999999999999, ('666661.161.74', 0): 1, ('666661.650.79', 2): 0.0, ('666661.911.05', 1): -100, ('666661.790.22', 2): 0, ('666661.91-0.66', 2): 0, ('666661.340.27', 1): 0.205096958031, ('666661.470.0', 1): 0, ('666660.940.47', 1): 0.2721724859681023, ('666661.260.56', 2): 0, ('666661.640.97', 1): 0, ('666661.690.98', 2): 0.0, ('666661.41.0', 0): 1, ('666661.011.88', 2): 0, ('666660.990.31', 0): 1.290921178714087, ('666660.890.14', 1): 0.138513428010363, ('666661.710.12', 0): 1.0, ('666661.281.73', 0): 1, ('666661.930.85', 2): 0, ('666661.461.3', 1): 0, ('666661.760.1', 0): 1.0, ('666661.40.84', 0): 1, ('666660.790.12', 1): 0.16378621805107885, ('666661.72-0.51', 2): 0, ('666661.86-0.09', 1): 90.0, ('666661.330.63', 2): 0, ('666662.00.82', 0): 1, ('666661.65-0.47', 2): 0, ('666661.330.52', 2): 0, ('666660.740.46', 0): 1, ('666660.950.77', 2): 0, ('666661.730.69', 1): 0.0, ('666660.720.4', 1): 0, ('666660.70.26', 2): 0, ('666661.281.26', 1): 0, ('666661.60.13', 0): 1.0, ('666661.67-0.49', 2): 0, ('666661.890.93', 1): 0, ('666661.240.66', 1): 0.0, ('666661.62-0.43', 0): 1, ('666661.761.24', 1): 0, ('666661.41.02', 1): 0, ('666660.690.22', 0): 2.034377438519946, ('666661.270.03', 1): 0, ('666661.261.88', 1): 0, ('666661.230.41', 2): 0, ('666661.110.8', 0): 1, ('666660.60.14', 2): 0, ('666661.20.58', 0): 1.1414720999999999, ('666661.530.39', 0): 1, ('666661.031.07', 0): 1, ('616661.480.93', 1): 0, ('666661.190.47', 2): 0.0, ('666662.07-0.51', 2): 0.0, ('666660.64-0.17', 2): 0, ('666660.970.06', 0): 1.2303, ('666660.851.24', 1): 0, ('666661.790.2', 2): 0, ('666662.03-0.35', 0): 1, ('666661.830.2', 0): 1.0, ('666661.850.3', 0): 1, ('666660.730.12', 2):</text:p>
      <text:p text:style-name="P1"><text:s/>0, ('666661.02-1.57', 2): 0, ('666661.840.08', 1): 0, ('666660.85-0.78', 0): 1.0, ('666260.810.05', 0): 1, ('666661.230.61', 2): 0, ('666661.40.36', 2): 0.07965300000000002, ('666660.840.46', 0): 1.07, ('666660.831.86', 1): 0, ('666661.22-1.0', 0): 1, ('666661.11.05', 1): 0, ('666660.860.52', 0): 1.2407299999999999, ('666661.480.61', 0): 1.0630000000000002, ('666661.730.18', 1): 0, ('666661.061.65', 1): 0, ('666660.820.52', 0): 1, ('666660.480.14', 1): 0, ('666660.241.26', 0): 1, ('666661.50.97', 0): 1, ('666661.050.36', 2): 0.418756845629696, ('666662.180.22', 2): 0, ('666661.120.91', 1): 0, ('066662.320.56', 1): 0, ('666661.080.07', 1): 0.133, ('666661.691.4', 0): 1, ('666661.510.22', 1): 0, ('666662.090.21', 2): 0, ('666660.780.18', 2): 0, ('666661.040.33', 2): 0.137237877, ('666611.58-0.42', 1): 0, ('666660.030.0', 0): 2.830743266723972, ('666661.70.15', 2): 0.1379, ('666661.51-0.66', 0): 1, ('666660.510.14', 2): 0, ('666661.940.3', 2): 0.0, ('666661.811.29', 2): 0, ('666660.760.03', 2): 0, ('666661.370.14', 1): 0, ('666660.210.01', 0): 2.22759114093894, ('666660.550.3', 0): 1.0, ('666660.460.1', 0): 1.991109339870737, ('666661.86-0.64', 2): 0, ('666660.860.41', 0): 1.5421780795616578, ('666661.810.46', 0): 1.0, ('666661.94-<text:soft-page-break/>0.23', 0): 1, ('666660.920.29', 2): 0, ('666660.650.66', 2): 0.0, ('666661.140.56', 0): 1, ('666660.880.58', 2): 0, ('666662.03-0.44', 1): 0, ('666661.591.08', 1): 0, ('666662.27-0.64', 2): 0, ('666661.39-0.64', 2): 0, ('666660.580.11', 2): 0, ('666661.260.88', 1): 0, ('666662.030.34', 1): 0, ('666661.450.11', 0): 1, ('666660.370.14', 0): 1, ('666662.180.96', 0): 1, ('666660.680.18', 2): 0, ('666661.740.49', 2): 0, ('666661.540.93', 0): 1, ('666660.770.25', 2): 0, ('666661.440.93', 1): 0, ('666661.160.37', 0): 1.1318225336539998, ('666661.520.73', 1): 0, ('666661.620.39', 1): 0.0, ('666662.030.22', 1): 0, ('666660.840.34', 2): 0, ('666662.06-0.28', 0): 1, ('666661.48-0.73', 0): 1, ('666661.95-0.85', 0): 1, ('666662.01-0.5', 2): 0, ('666660.510.0', 2): 0, ('666661.71-0.28', 1): 0, ('666661.11-0.05', 1): 0.0, ('666661.84-1.23', 2): 0, ('666661.57-0.22', 1): 0, ('666662.390.62', 1): -100, ('666661.43-1.07', 0): 1, ('666660.540.08', 1): 0, ('666661.551.12', 0): 1, ('666661.75-0.12', 1): 0, ('666661.610.28', 0): 1.0, ('666662.190.47', 0): -100, ('666661.68-0.17', 2): 0, ('666660.90.77', 1): 0, ('666661.731.12', 1): 0, ('666660.980.66', 0): 1, ('666661.580.45', 2): 0.063, ('666660.420.02', 0): 1.0749, ('666661.570.22', 0): 1.133, ('666661.470.12', 0): 1.08848039116, ('666660.970.17', 1): 0.06999999999999999, ('666660.680.66', 2): 0, ('666661.150.17', 0): 1.07, ('666661.790.72', 2): 0, ('666661.270.11', 1): 0, ('666661.430.24', 1): 0, ('666660.61-0.16', 0): 1, ('666660.840.26', 1): 0, ('666661.90.38', 0): 1, ('666661.250.27', 0): 1.3110517907, ('661660.340.07', 0): 1, ('666661.540.88', 2): 0.133, ('666661.410.16', 1): 0, ('666661.680.4', 2): 0, ('666661.440.57', 1): 0, ('666660.51-0.04', 2): 0, ('666662.140.34', 0): 1, ('666661.750.79', 1): 0.136969, ('666661.70.37', 0): 1.005563019, ('666660.650.16', 2): 0.675802145164016, ('666660.960.12', 1): 0, ('666661.510.06', 2): 0, ('666662.22-0.97', 2): 0, ('666661.51-0.04', 0): 1.000343, ('666661.30.36', 0): 1.2673020910000001, ('666661.10.01', 0): 1.009653, ('666661.430.51', 0): 1.00526612163, ('666661.730.61', 2): 0, ('666662.120.81', 0): 1, ('666661.330.4', 2): 0.0, ('616661.420.63', 1): 0, ('666662.170.5', 1): 0, ('666660.910.18', 0): 1.419344739930613, ('666660.540.16', 0): 2.425790841491947, ('666661.38-0.24', 2): 0, ('666660.910.08', 1): 0.0, ('666661.350.11', 1): 0, ('666662.080.53', 2): 0, ('666660.720.46', 0): 1, ('666661.660.74', 1): 0, ('666661.00.46', 1): 0.2791295794561946, ('666662.270.49', 2): 0.06999999999999999, ('666661.450.65', 0): 1.0510300000000001, ('666661.640.36', 2): 0.0, ('666661.580.69', 2): 0, ('666660.2-0.01', 2): 0, ('666661.64-0.0', 0): 1, ('666661.790.32', 2): 0, ('666660.411.39', 2): 0, ('616661.870.73', 1): 0, ('666661.650.31', 2): 0, ('666660.720.19', 1): 0, ('666661.56-0.41', 1): 0, ('666661.041.93', 0): 1, ('666661.350.6', 1): 0, ('666661.380.3', 0): 1.4635690333486024, ('666661.920.61', 0): 1, ('666660.560.24', 2): 0, ('666661.750.72', 0): 1.0, ('666662.210.48', 2): 0, ('666661.30.25', 2): 0.14124658746312102, ('666661.590.33', 2): 0, ('666661.870.36', 2): 0, ('666660.57-1.8', 2): 0, ('666661.831.37', 2): 0, ('666661.920.25', 1): 0, ('666661.020.21', 2): 0, ('666661.42-0.03', 1): 0, ('666661.69-1.71', 2): 0, ('666661.52-0.56', 0): 1, ('666661.861.09', 0): 1, ('666660.69-0.2', 0): 1, ('666661.440.38', 2): 0, ('666660.790.3', 1): 0, ('666661.360.5', 2): 0.0, ('666661.880.71', 2): 0, ('666660.460.15', 1): 0.0, ('666661.50.83', 2): 0.0, ('666660.571.09', 0): 1, ('666660.1-0.01', 1): 0, ('666660.841.57', 0): 1, ('666661.630.2', 2): 0.0, ('666660.560.07', 2): 0, ('666661.490.27', 1): 0.07490000000000001, ('666660.930.53', 1): 0.0, ('666661.71-0.48', 0): 1, ('666661.221.31', 2): 0, ('666661.910.66', 2): 0, ('666661.91-0.41', 1): 0.0, ('666661.450.49', 0): 1.08396465, ('666660.390.08', 0): 2.40218506226867, ('666661.50.55', 2): 0.1702865976343, ('666661.80.66', 0): 1.07, ('666660.880.46', 0): 1.0677187, ('666661.50.27', 2): 0, ('666661.490.62', 0): 1.07, ('666661.610.01', 2): 0, ('666661.170.12', 1): 0, ('666661.740.12', 0): 1, ('666661.40.76', 1): 0.06999999999999999, ('666661.710.25', 2): 0, ('666660.940.28', 0): 1.9403612549124614, ('666661.591.15', 0): 1, ('666660.970.61', 1): 0, ('666661.710.37', 1): 0.14338505999999998, ('666662.00.87', 1): 0, ('666661.890.47', 1): 0, ('666661.860.15', 0): 1.1897, ('666661.8-0.15', 2): 0.0, ('666661.63-0.46', 2): 0, ('666660.7-0.03', 0): 1, ('666661.340.33', 1): 0.06018210058, ('666661.270.35', 2): 0, ('666661.390.58', 0): 1.0, ('666661.640.93', 1): 0, ('666662.02-0.36', 0): 1, ('666661.810.82', 2): 0, ('666661.661.41', 1): 0, ('666662.13-0.49', 1): 0, ('666661.82-0.87', 2): 0, ('666661.671.35', 2): 0, ('666660.911.54', 2): 0, ('666661.611.8', 0): 1, ('666661.780.05', 1): 0.1267, ('666661.16-0.1', 1): 0, ('666661.831.04', 2): -100, ('666661.210.15', 0): 1.143230971810087, ('666660.730.37', 0): 1, ('666661.010.08', 0): 1.073969, ('666661.20.72', 0): 1.07, ('666661.050.23', 0): 1.0042663552895088, ('666660.40.14', 2): 0, ('666660.360.0', 2): 0, ('666661.39-0.19', 2): 0, ('666661.980.24', 1): 0.0, ('661661.160.3', 0): 1, ('666660.990.58', 1): 0, ('666661.530.66', 0): 1.0, ('666661.31.43', 0): 1, ('666662.11-0.4', 1): 0, <text:soft-page-break/>('666661.381.31', 0): 1, ('666660.450.04', 0): 1.1334709045052602, ('666661.320.66', 1): 0.194943, ('666661.980.68', 0): 1, ('666661.380.26', 1): 0, ('666661.80.78', 0): 1, ('666661.270.26', 0): 1.1463455797300002, ('666661.60.04', 0): 1, ('666661.331.33', 2): 0, ('666660.960.7', 2): 0, ('666661.960.83', 0): -9.030000000000001, ('666662.081.15', 0): -100, ('666660.78-0.09', 0): 1.0, ('666661.74-0.8', 2): 0, ('666661.691.35', 2): 0, ('666661.010.49', 0): 1.0281529908710165, ('666660.830.39', 2): 0, ('666660.870.29', 2): 0.5874157054861908, ('666660.581.23', 1): 0, ('666661.010.33', 1): 0, ('666661.280.06', 1): 0, ('666662.110.29', 1): 0.0, ('666661.080.28', 2): 0.5216662938851975, ('666661.080.58', 0): 1.2451400000000001, ('666661.870.16', 1): 0, ('666661.741.07', 1): 0, ('666661.59-0.31', 0): 1.0, ('666661.010.05', 1): 0, ('666660.660.13', 2): 0, ('666661.54-0.26', 0): 1, ('666661.750.71', 0): 1.07, ('666661.050.51', 0): 1.359079294, ('666661.85-0.67', 1): 0, ('616661.540.67', 1): 0, ('666660.470.04', 2): 0, ('666662.250.81', 2): 0, ('666660.48-0.02', 0): 1.2287725915769, ('666661.45-1.21', 1): 0, ('666661.85-0.3', 1): 0, ('666661.260.95', 1): 0, ('666661.450.78', 1): 0, ('666661.350.63', 2): 0, ('661661.840.4', 2): 0, ('666660.86-0.58', 1): 0, ('666660.80.54', 0): 1, ('666661.04-0.18', 0): 1.0, ('666661.03-1.44', 1): 0, ('666661.12-0.06', 1): 0, ('666660.711.39', 2): 0, ('666661.20.5', 2): 0, ('666661.180.02', 0): 1.0, ('666661.060.63', 0): 1.0, ('666661.79-0.35', 2): 0, ('666660.630.95', 0): 1, ('666661.350.19', 0): 1.133, ('666661.61-0.05', 0): 1, ('666660.740.01', 0): 1.0, ('666662.260.55', 2): 0, ('666661.41-0.16', 2): 0, ('666661.460.15', 1): 0, ('666662.00.33', 0): 1.0, ('666661.221.03', 0): 1.07, ('666661.271.13', 2): 0, ('666661.390.31', 2): 0, ('666661.160.2', 0): 1.0514768951993798, ('666661.34-0.13', 2): 0, ('666661.550.46', 1): 0, ('666661.19-1.05', 2): 0, ('666661.370.98', 0): 1.07, ('666661.151.27', 0): 1, ('666661.620.79', 1): 0, ('666660.9-0.03', 1): 0, ('666661.480.98', 2): 0, ('666661.381.59', 1): 0, ('666661.370.69', 0): 1.0, ('666661.890.74', 0): 1.0630000000000002, ('666661.63-0.58', 1): 0, ('661661.750.2', 0): 1, ('666662.20.66', 0): -100, ('666661.53-0.13', 1): 0, ('666661.890.64', 1): 0, ('666660.560.1', 2): 0.42372253120276976, ('666661.590.4', 0): 1.2787708405766656, ('666661.150.61', 0): 1.0, ('666660.630.22', 2): 0, ('666660.880.69', 1): 0, ('666661.521.25', 1): 0, ('666660.77-0.09', 2): 0, ('666661.36-0.03', 0): 1.0, ('666661.780.62', 2): 0, ('666661.661.32', 0): 1, ('666661.211.41', 1): 0, ('666662.081.22', 2): 0, ('666661.59-0.72', 2): 0, ('666661.280.64', 2): 0, ('666661.410.68', 2): 0, ('666660.930.19', 0): 1.1806090999999999, ('666661.110.15', 1): 0.15507600112973385, ('666660.930.62', 2): 0, ('666660.840.18', 0): 1.7713841542719977, ('666661.271.02', 2): 0, ('666662.060.67', 2): 0, ('666660.960.91', 0): 1.0, ('666661.450.35', 2): 0, ('666661.160.18', 1): 0, ('666661.410.36', 2): 0, ('666661.430.46', 2): 0, ('666661.29-0.14', 1): 0, ('666661.95-0.4', 1): 0, ('666660.690.77', 2): 0, ('666661.73-0.18', 2): 0, ('666661.020.46', 2): 0.13741, ('666662.110.23', 1): 0, ('666661.950.53', 0): 1, ('666661.770.16', 1): 0.0, ('666660.13-0.0', 2): 0, ('666661.620.03', 0): 1, ('666661.08-0.11', 2): 0, ('666661.22-0.02', 1): 0, ('666661.180.21', 1): 0.0, ('666661.6-0.14', 0): 1.06741, ('666661.651.41', 0): 1.0, ('666660.67-0.07', 2): 0, ('666660.90.52',</text:p>
      <text:p text:style-name="P1"><text:s/>0): 1, ('666661.830.9', 0): 1.0, ('666661.760.96', 0): 1.0749, ('666661.681.41', 0): 1, ('626661.170.97', 1): 0, ('666661.511.63', 0): 1, ('666661.16-0.77', 2): 0, ('666661.90.52', 0): 1, ('666661.51-0.34', 0): 1, ('666661.690.8', 2): 0, ('666661.930.19', 0): 1.06664, ('666661.63-0.82', 2): 0, ('666662.14-0.31', 0): -100, ('666661.64-0.04', 2): 0, ('666661.060.38', 0): 1.3813086849330967, ('666661.00.4', 0): 1.3524494303164771, ('666661.690.34', 0): 1.2166328892, ('666660.791.25', 2): 0, ('666661.14-1.15', 1): 0, ('666661.460.22', 2): 0, ('666661.760.57', 2): 0, ('666660.891.41', 1): 0, ('666660.940.3', 1): 0.40206068503088804, ('666661.761.21', 1): 0, ('666661.871.02', 0): 1, ('666660.871.02', 2): 0, ('666661.250.38', 1): 0, ('666661.410.25', 0): 1.1426575373999999, ('666661.140.5', 2): 0, ('666661.66-0.36', 1): 0.0, ('666660.750.08', 2): 0, ('666661.27-0.08', 0): 1.0, ('666661.021.03', 2): 0.0, ('666660.850.05', 0): 1.20348631807, ('666661.55-0.62', 0): 1.0, ('666661.590.91', 2): 0, ('666661.18-0.46', 1): 0.0, ('666661.980.9', 0): -100, ('666660.990.3', 1): 0.0, ('666661.520.48', 2): 0.07552724342821, ('666661.980.39', 0): 1, ('666661.520.23', 2): 0, ('666661.580.75', 0): 1.0, ('666661.60.36', 0): 1.1426469240000001, ('666660.280.04', 2): 0, ('666661.240.87', 1): 0, ('666660.981.46', 0): 1, ('666661.490.5', 2): 0, ('666661.080.65', 2): 0.06999999999999999, ('666661.61.4', 1): -100, ('666661.410.13', 1): 0, ('666661.660.43', 2): 0, ('666661.970.47', 1): 0, ('666661.950.29', 2): 0.0, ('666661.111.49', 1): 0, ('666661.95-0.25', 1): 0, ('666660.92-0.08', 2): 0, ('666660.880.27', 0): 2.0176666252121773, ('666661.71.41', 2): 0, ('666661.890.18', 0): 1.1897, ('666662.03-0.24', 1): 0, <text:soft-page-break/>('666661.89-0.28', 0): 1, ('666662.320.43', 1): -100, ('666661.471.26', 1): 0, ('666661.550.31', 0): 1.21164952942, ('666660.50.17', 1): 0.0, ('666660.420.13', 0): 1.7965048623240187, ('666661.4-0.47', 0): 1.0, ('666661.27-0.15', 2): 0, ('666661.05-0.21', 0): 1.0, ('666661.48-0.08', 1): 0.06999999999999999, ('666661.06-0.13', 0): 1.0, ('666660.330.05', 0): 2.574466435789061, ('666660.980.97', 1): 0, ('666661.7-0.73', 1): 0, ('666661.90.4', 2): 0, ('666661.211.3', 2): 0, ('666662.380.55', 1): 0, ('666661.67-0.82', 0): 1, ('666661.98-1.24', 2): -100, ('666660.870.6', 1): 0, ('666661.621.1', 1): 0, ('666661.740.04', 1): 0, ('666660.880.53', 2): 0.1458071251, ('666661.50.37', 2): 0, ('666661.670.83', 1): 0.06999999999999999, ('666661.321.32', 1): 0, ('666661.751.38', 0): 1, ('666661.810.6', 1): 0.0, ('666660.610.26', 0): 1.4765363165198409, ('666661.530.19', 1): 0, ('666660.920.62', 1): 0, ('666661.170.33', 1): 0.0, ('666660.56-0.07', 1): 0, ('666660.961.12', 1): 0, ('666661.170.45', 0): 1.1907122, ('666661.840.97', 1): 0.0, ('666660.930.25', 0): 1.4163681313685303, ('666661.40.28', 2): 0.23282819, ('666660.55-0.1', 1): 0, ('666660.670.02', 1): 0.20125420000000002, ('666661.820.29', 0): 1.19472299, ('666661.351.06', 2): 0.0, ('666660.49-1.91', 0): 1, ('666661.350.37', 0): 1.00295455503987, ('666661.180.33', 2): 0.0, ('666661.20.88', 2): 0, ('666661.72-0.21', 2): 0, ('666661.571.26', 1): 0, ('666661.210.6', 2): 0, ('666661.71-0.13', 0): 1, ('666661.171.77', 1): 0, ('666661.27-0.24', 0): 1, ('666661.020.66', 1): 0.06999999999999999, ('666661.910.62', 2): 0, ('666661.310.64', 0): 1.0110841381000002, ('666660.940.35', 2): 0, ('661661.860.4', 0): 1, ('666661.930.36', 2): 0.063, ('666661.97-1.39', 0): 1, ('666661.650.74', 1): 0.0, ('666661.340.34', 1): 0, ('666661.26-0.18', 0): 1, ('666661.911.06', 0): 1, ('666661.790.88', 2): 0, ('666661.86-0.37', 1): 0.063, ('666661.650.64', 0): 1.19006701, ('666660.910.58', 2): 0, ('666661.340.24', 0): 1.14672, ('666661.971.27', 1): 0, ('666661.70.84', 0): -9.100000000000001, ('666660.79-0.0', 0): 1, ('666661.50.3', 0): 1.1983687222921648, ('666661.140.75', 0): 1.0, ('666661.090.73', 0): 1, ('666662.0-1.04', 2): 0, ('666660.760.18', 0): 1.3412462165293748, ('666661.370.61', 1): 0, ('666661.250.28', 0): 1.0, ('666660.870.52', 2): 0, ('666661.44-0.18', 2): 0, ('666662.29-0.73', 1): 0, ('666661.740.63', 0): 1.0, ('666660.9-0.07', 1): 0, ('666661.3-0.82', 2): 0, ('666661.880.3', 2): 0, ('666661.010.92', 0): 1, ('666661.5-0.24', 0): 1.0039690000000001, ('666661.931.03', 1): 0, ('666661.510.54', 1): 0, ('666660.790.15', 0): 1.0778517718386802, ('666661.90.29', 0): 1, ('666660.790.24', 0): 1.310489422848316, ('666661.69-0.0', 2): 0.0, ('666661.61-0.08', 2): 0, ('666661.55-0.03', 0): 1, ('666661.81.0', 1): 0, ('666661.27-0.08', 1): 0, ('666660.58-0.01', 2): 0, ('666660.720.1', 2): 0, ('666661.460.17', 0): 1.1423100000000002, ('666661.39-0.32', 1): 0, ('666660.71-0.0', 0): 1, ('666661.89-0.14', 1): 0, ('666661.741.5', 2): 0, ('666661.240.61', 0): 1.1947273999999999, ('666661.671.25', 2): 0, ('666661.06-1.04', 0): 1, ('666660.47-0.25', 1): 0, ('666660.940.51', 0): 1.07, ('666660.641.82', 0): 1, ('666661.270.04', 0): 1, ('666660.760.21', 2): 0, ('666660.770.45', 0): 1.0, ('666661.20.57', 1): 0.076336976947, ('666661.150.35', 2): 0.0, ('666662.15-0.71', 2): 0, ('666660.31-0.07', 0): 1.07, ('666661.881.18', 0): 1, ('666661.651.0', 1): 0, ('666661.250.05', 2): 0.0, ('666661.720.87', 2): 0, ('666661.67-0.11', 2): 0, ('666662.370.33', 0): 1, ('666661.340.69', 2): 0, ('666661.030.68', 1): 0, ('666661.670.34', 1): 0, ('666660.770.18', 2): 0, ('666662.030.57', 1): 0, ('666661.720.79', 1): 0, ('666661.430.65', 2): 0, ('666661.50.18', 0): 1.0, ('666661.590.38', 2): 0, ('666660.610.01', 2): 0, ('666660.260.05', 2): 0, ('666662.13-0.49', 2): 0, ('666661.831.38', 2): 0, ('666661.28-0.14', 1): 0.133, ('666661.79-0.13', 1): 0.06999999999999999, ('666661.150.82', 2): 0, ('666660.90.34', 0): 1.1743837212620176, ('666661.390.3', 0): 1.3943519793905998, ('666661.81-0.16', 0): 1, ('666660.80.41', 2): 0, ('666661.480.7', 2): 0, ('666661.820.45', 1): 0, ('666661.380.93', 2): 0.06999999999999999, ('666661.250.52', 0): 1.00036701, ('666660.661.22', 0): 1, ('666660.910.77', 0): 1, ('666661.980.31', 1): -10.0, ('666661.750.55', 2): 0, ('666661.890.27', 1): 0.06999999999999999, ('666660.920.13', 2): 0.48166511260364, ('666661.010.17', 2): 0, ('666661.88-0.3', 2): 0.0, ('666660.640.36', 1): 0, ('666660.950.46', 1): 0, ('666661.350.35', 2): 0, ('666661.070.27', 1): 0, ('666660.881.94', 2): 0, ('666661.151.05', 0): 1, ('666660.960.84', 0): 1, ('666661.57-0.4', 0): 1.0, ('666660.520.05', 2): 0.07930999999999999, ('666660.390.05', 0): 1.1884683817184338, ('666660.520.17', 1): 0.3514829319852969, ('666661.541.09', 2): 0, ('666661.50.48', 1): 0.09501765889000001, ('666661.470.71', 0): 1, ('666661.22-0.45', 2): 0, ('666661.740.19', 0): 1, ('666661.340.57', 1): 0.06999999999999999, ('666661.41-0.18', 0): 1, ('666662.120.72', 0): 1, ('666661.83-0.27', 0): 1.0, ('666660.720.22', 2): 0.0, ('666661.60.74', 2): 0, ('666660.660.3', 0): 1.2562943084466098, ('666661.170.52', 2): 0, ('666662.30.55', 0): 1.0, ('666661.210.29', 2): 0, <text:soft-page-break/>('666660.980.49', 1): 0.2550668302, ('666661.17-0.19', 2): 0, ('666661.28-0.9', 1): 0, ('666661.30.04', 2): 0, ('666661.35-0.31', 2): 0, ('666661.390.55', 0): 1.18893, ('666662.03-0.43', 0): 1.0, ('666661.091.05', 1): 0, ('666661.08-1.96', 0): -100, ('666160.19-0.02', 2): 0, ('666661.240.5', 1): 0.0, ('666661.04-0.62', 0): 1, ('666660.680.36', 0): 1.07, ('666660.9-0.22', 2): 0, ('666660.290.04', 0): 2.5276153312752783, ('666661.631.18', 2): 0.0, ('666660.76-0.53', 0): 1, ('666661.760.19', 0): 1.133, ('666661.890.69', 0): 1, ('666661.70.05', 1): 0, ('666660.680.21', 2): 0.0, ('666661.470.66', 2): 0, ('666662.16-0.54', 2): 0, ('666660.961.0', 2): 0.0, ('666661.220.25', 2): 0, ('666661.73-0.78', 0): 1, ('666661.39-0.16', 2): 0, ('666661.110.07', 2): 0, ('666660.90.71', 1): 0, ('666661.780.55', 2): 0, ('666660.91.08', 2): 0, ('666661.030.31', 2): 0.6911218271054357, ('666661.030.42', 1): 0, ('666661.31-0.44', 1): 0, ('666661.71-0.27', 0): 1, ('666660.570.29', 1): 0, ('666661.84-0.97', 0): 1, ('666661.730.29', 1): 0.06999999999999999, ('666661.57-0.21', 0): 1, ('666661.321.26', 0): 1, ('666661.68-0.26', 2): 0, ('666660.960.8', 2): 0.0, ('661660.270.03', 0): 1.1948346603171016, ('666661.310.84', 0): 1.0, ('666661.171.03', 2): 0, ('666661.731.11', 0): 1, ('666660.75-0.52', 2): 0, ('666662.071.1', 0): 1, ('666661.99-0.3', 0): 1, ('666661.690.93', 0): 1.0, ('666661.430.33', 1): 0, ('666660.830.32', 2): 0, ('666661.51-0.54', 2): 0.0, ('666661.50.74', 1): 0, ('666660.780.46', 1): 0, ('666662.05-0.46', 0): 1.0, ('666661.220.93', 0): 1.0, ('666661.520.09', 2): 0, ('661661.40.38', 2): 0, ('666661.67-0.42', 2): 0, ('666661.440.54', 0): 1.23412695929, ('666661.451.21', 0): 1.0, ('666660.931.18', 0): 1, ('666660.990.82', 1): 0, ('666661.760.4', 2): 0, ('666661.18-0.23', 0): 1, ('666661.540.27', 2): 0, ('666661.72-0.54', 0): 1, ('666662.06-0.36', 1): 0, ('666660.620.12', 2): 1.2065729920388946, ('666661.020.7', 2): 0.0, ('666661.350.52', 1): 0, ('666661.29-0.05', 1): 0.0, ('666661.210.34', 0): 1.2209081535569999, ('666661.330.57', 0): 1, ('666661.70.62', 0): 1.07, ('616661.70.72', 0): 1, ('666661.510.94', 2): 0, ('666660.980.71', 0): 1, ('666661.20.46', 0): 1.20318032973, ('666661.69-0.62', 0): 1, ('666661.830.43', 0): 1, ('666661.79-0.23', 0): 1.07, ('666661.860.78', 1): 0, ('666661.350.16', 0): 1.0, ('666662.140.83', 2): 0, ('666660.720.49', 1): 0, ('666661.780.29', 2): 0.0, ('666660.520.24', 0): 1.0567000000000002, ('666661.78-0.42', 0): 1, ('666661.82-0.94', 2): 0, ('666661.330.96', 2): 0, ('666661.450.62', 1): 0, ('666660.950.19', 0): 1.1303400000000001, ('666661.58-0.39', 0): 1, ('666661.032.19', 2): 0, ('666660.60.19', 0): 2.676385036779776, ('666661.540.32', 0): 1.3507898264991398, ('666661.070.1', 0): 1.07, ('666660.93-0.32', 2): 0, ('666661.440.65', 2): 0, ('666660.580.25', 2): 0, ('666660.340.06', 0): 2.6451683110424975, ('666661.370.7', 1): 0.012348, ('666661.81.17', 0): -100, ('666660.980.77', 1): 0, ('666661.170.89', 1): 0, ('666661.490.97',</text:p>
      <text:p text:style-name="P1"><text:s/>0): 1, ('666662.27-0.52', 1): 0, ('666661.840.03', 1): 91.0, ('666661.44-0.2', 0): 1, ('666660.340.11', 0): 1.076178207652349, ('666661.93-1.01', 0): 1, ('666661.50.08', 2): 0, ('666660.96-0.14', 0): 1.07, ('666661.310.07', 0): 1, ('666660.630.17', 0): 2.244951028163457, ('666661.60.6', 2): 0.0, ('666661.820.4', 0): 1.0, ('666661.480.64', 2): 0, ('666661.510.56', 2): 0, ('666661.60.27', 0): 1.0, ('666661.54-0.07', 0): 1, ('666661.910.75', 1): 0, ('666662.06-0.79', 1): 0, ('666661.360.8', 1): 0, ('666661.79-0.03', 1): 0, ('666661.41-0.58', 2): 0, ('666660.770.4', 0): 1.1727746090000002, ('666662.0-0.26', 2): 0, ('666661.171.12', 0): 1.0, ('666660.710.56', 2): 0, ('666661.170.08', 1): 0.063, ('666660.860.06', 2): 0.25890992121260004, ('666660.690.78', 2): 0, ('666661.050.1', 0): 1.0, ('666660.410.06', 2): 0.1573480791604937, ('666602.41-0.36', 1): 0, ('666661.23-0.34', 2): 0.0, ('666662.090.24', 0): 1, ('661661.720.03', 2): 0, ('666660.930.56', 2): 0.0, ('666661.51.03', 0): 1, ('666661.34-1.12', 0): 1, ('666661.781.48', 2): -10.0, ('666661.550.12', 0): 1, ('666661.540.9', 1): 0, ('666662.27-0.2', 1): 0, ('666661.62-0.03', 0): 1.0, ('666661.760.99', 0): 1, ('666660.781.08', 2): 0, ('666661.25-0.13', 1): 0, ('666660.80.34', 2): 0, ('666661.260.36', 2): 0, ('666661.02-0.1', 2): 0, ('666660.881.23', 2): 0, ('666662.020.28', 2): 0.0, ('666661.930.54', 2): 0.0, ('666660.41-0.04', 0): 1, ('666661.10.7', 0): 1.0, ('666660.940.72', 2): 0, ('661661.090.41', 1): 0, ('666660.940.27', 1): 0.7660631886608801, ('666661.130.3', 2): 0.37980900063281714, ('616661.190.77', 1): 0, ('666661.810.43', 2): 0, ('666661.10.54', 0): 1.141089786467, ('666661.82-0.21', 2): 0, ('666661.090.12', 2): 0.0567, ('666660.980.41', 2): 0.08804522694823101, ('666661.230.2', 0): 1.0633087, ('666661.8-0.24', 2): 0, ('666661.70.54', 1): 0, ('666660.570.1', 0): 1.27683206578224, ('666662.390.52', 0): -100, ('666661.140.51', 2): 0, ('666660.850.39', 0): 1.21097593993, ('666661.530.3', 1): 0, ('666662.010.54', 0): 1.07, ('666661.421.17', 0): 1.0, ('666661.470.28', 2): 0, ('666662.130.52', 1): 0, ('666660.850.08', 0): 1.20391787136, ('666661.980.4', 0): 1.0, ('666661.481.25', 1): 0, ('666661.50.29', 2): 0.19000869999999997, ('666660.960.72', 0): 1, <text:soft-page-break/>('666660.90.56', 0): 1, ('666661.780.06', 0): 1.0, ('666661.740.4', 1): 0.063, ('666661.630.37', 1): 0, ('666660.490.21', 1): 0, ('666660.880.36', 0): 1.2237995682336993, ('666661.15-0.0', 0): 1.0755905962, ('666660.590.05', 0): 1, ('666660.59-0.1', 0): 1, ('666661.150.49', 1): 0, ('666660.86-0.18', 2): 0, ('666661.110.39', 2): 0.0, ('666661.40.44', 2): 0, ('666661.530.57', 0): 1.1379000000000001, ('666660.88-0.08', 0): 1.0, ('666661.290.23', 2): 0.1440575164, ('666661.48-0.74', 2): 0, ('666661.97-0.68', 2): 0, ('666660.410.1', 1): 1.1748736759497038, ('666661.46-0.2', 0): 1.0, ('666661.341.06', 1): 0, ('666661.431.33', 1): 0, ('666661.57-0.13', 0): 1.0, ('666661.90.24', 1): 0, ('666661.610.52', 0): 1.0, ('666661.20.52', 1): 0.12411, ('666660.180.0', 2): 0, ('666660.580.14', 1): 0, ('666661.731.19', 1): 0, ('666660.90.06', 2): 0, ('666661.091.71', 1): 0, ('666660.70.2', 1): 0, ('666661.231.35', 2): 0.06999999999999999, ('666660.420.07', 2): 0, ('666661.74-0.66', 2): 0.0, ('666661.14-0.82', 1): 0, ('666661.430.87', 2): 0, ('666661.141.21', 1): 0, ('666661.320.29', 1): 0.1998099792759, ('666661.170.48', 0): 1.334367726966908, ('666660.880.29', 2): 0, ('666661.55-0.59', 1): 0, ('666660.96-0.34', 1): 0, ('666661.080.43', 0): 1.247672183787631, ('666661.850.57', 0): 1.0, ('666661.850.64', 2): 0.0049, ('666661.08-0.16', 1): 0, ('666661.38-0.09', 0): 1.133, ('666661.470.52', 2): 0, ('666661.520.01', 1): 0, ('666661.710.54', 1): 0, ('666661.781.11', 0): 1.07, ('666661.010.06', 0): 1.146833239, ('666661.580.14', 0): 1.0, ('662660.750.15', 0): 1, ('666661.7-0.09', 1): 0, ('666661.44-0.21', 1): 0.0, ('666661.420.55', 1): 0, ('666661.71-0.18', 0): 1.0, ('666661.750.89', 1): 0, ('666661.05-0.04', 2): 0, ('666660.970.1', 2): 0, ('666661.10.04', 2): 0, ('666660.370.01', 2): 0, ('666661.040.54', 0): 1.145968347721, ('666660.95-0.06', 0): 1, ('666661.35-1.11', 0): 1, ('666661.560.78', 1): 0, ('666660.910.17', 2): 0, ('666661.40.31', 2): 0, ('666161.09-0.05', 0): 1, ('666661.630.46', 0): 1.0, ('666661.650.5', 0): 1.07, ('666661.590.82', 2): 0, ('666660.720.41', 2): 0, ('666661.460.16', 0): 1.14130592, ('666660.90.11', 0): 1.3336842849406914, ('666661.581.19', 2): 0.0, ('666661.610.91', 0): -9.030000000000001, ('666661.7-0.88', 2): 0, ('666660.410.14', 1): 0.5345493990166342, ('666661.17-0.32', 1): 0, ('666661.210.76', 2): 0, ('666661.390.46', 0): 1.2736599599999998, ('666661.12-0.31', 2): 0, ('666661.570.35', 1): 0, ('666661.660.56', 2): 0, ('666661.220.49', 0): 1.0049, ('666661.19-0.28', 1): 0, ('666661.150.95', 1): 0, ('666661.941.24', 2): 0, ('666660.87-0.13', 1): 0, ('666661.93-0.23', 0): 1.0, ('666661.890.77', 1): 0, ('666661.950.66', 0): 1.0510300000000001, ('666660.840.39', 2): 0, ('666660.510.43', 1): 0, ('666660.960.06', 1): 0, ('666661.89-0.51', 2): 0, ('666661.95-0.66', 0): 1, ('666661.640.69', 2): 0, ('666661.321.73', 1): 0, ('666661.190.61', 1): 0, ('666660.240.04', 2): 0.0, ('666661.350.33', 1): 0.08275436827, ('666661.83-0.02', 0): 1, ('666660.490.19', 2): 0, ('666661.770.77', 2): 0.133, ('666660.57-0.02', 1): 0, ('666661.880.81', 0): 1.07, ('666660.39-0.06', 0): 1, ('666661.481.06', 1): 0.0, ('666661.91-0.24', 0): 1.0630000000000002, ('666661.520.9', 2): 0, ('666660.930.67', 1): 0, ('661661.980.19', 0): 100, ('666661.150.75', 1): 0.133, ('666662.13-0.78', 0): 1, ('666662.490.59', 2): -100, ('666660.8-0.02', 1): 0, ('666161.41-0.07', 2): 0, ('666661.41-0.28', 1): 0, ('666661.071.82', 0): 1, ('666661.250.95', 1): 0, ('666661.190.02', 0): 1.0, ('666661.450.53', 0): 1.07214683, ('666661.680.77', 1): 0.247975, ('666661.390.78', 0): 1.133, ('666661.150.29', 2): 0, ('666661.230.74', 0): 1.0, ('666661.620.83', 2): 0, ('666661.42-0.27', 2): 0, ('666660.980.17', 0): 1.31570235333308, ('666661.191.76', 1): 0, ('666660.620.83', 2): 0, ('666661.67-0.02', 1): 0, ('666661.561.39', 1): 0, ('666661.22-0.05', 0): 1.0567000000000002, ('666661.180.22', 0): 1.087132801, ('666661.010.78', 0): 1.0630000000000002, ('666661.620.12', 2): 0, ('666661.6-0.17', 1): 0, ('666661.44-0.87', 2): 0, ('666660.970.08', 1): 0, ('666661.650.85', 0): 1.0, ('661660.480.12', 0): 1.2737335376309136, ('666661.920.57', 0): 1, ('666661.010.24', 1): 0.210283479, ('666661.341.26', 0): 1, ('666661.120.9', 0): 1, ('666661.23-1.15', 1): 0, ('666661.76-0.75', 0): 1, ('666660.760.31', 0): 1.5383698712493394, ('666661.780.4', 1): 0.0, ('666660.671.19', 2): 0, ('666661.710.28', 0): 1.1423100000000002, ('666661.43-0.46', 2): 0, ('666661.591.18', 2): 0, ('666661.841.05', 1): 0, ('666661.90.28', 1): 0, ('666661.550.19', 1): 0.085370681522, ('666661.461.01', 2): 0, ('666661.94-0.2', 0): 1, ('666661.64-0.03', 1): 0.0, ('666660.880.05', 1): 0.30899071, ('666662.04-0.25', 1): -100, ('666661.521.09', 1): 0, ('666661.360.59', 2): 0, ('666661.15-0.72', 1): 0, ('666661.191.47', 1): -100, ('666660.980.26', 2): 0.3273720495565018, ('666661.9-0.4', 2): 0, ('666660.990.6', 2): 0, ('666661.52-0.05', 0): 1, ('666662.140.69', 2): 0, ('666661.141.49', 1): 0, ('666661.360.28', 0): 1.091543022796981, ('666661.071.1', 1): 0, ('666660.680.32', 0): 1.1333617558, ('666661.420.76', 1): 0, ('666661.150.59', 0): 1, ('666661.510.21', 1): 0, ('666662.0-0.59', 2): 0.0, ('666661.110.76', 1): 0, ('666661.951.03', 1): 0, ('666661.770.21', 0): 1.0, ('666661.570.52', 2): 0.0, ('666662.040.26', 0): 1, <text:soft-page-break/>('666661.890.17', 1): 0.0, ('666660.330.11', 1): 0, ('666661.92-0.25', 0): 1, ('666661.070.59', 1): 0, ('666661.210.22', 2): 0.0, ('666661.82-0.17', 0): 1, ('666661.390.12', 0): 1.075254319, ('666661.570.16', 1): 0.07837899999999999, ('666661.720.09', 1): 0, ('666660.360.12', 1): 0.0, ('666661.210.56', 1): 0.0, ('666660.980.94', 0): 1, ('666660.99-0.13', 0): 1.0, ('666661.570.5', 1): 0, ('666661.05-0.35', 1): 0, ('666660.880.56', 1): 0, ('666660.590.44', 1): 0, ('666660.890.02', 0): 1, ('666662.090.47', 0): 1.0, ('666661.960.67', 2): 0, ('666661.440.41', 0): 1, ('666660.810.28', 0): 1.8118653888601313, ('666661.810.1', 0): 1.0, ('666660.610.25', 1): 0, ('666661.170.34', 0): 1.0788906535153666, ('666661.150.08', 2): 0, ('666661.070.02', 2): 0.0, ('666662.120.32', 0): -100, ('666661.970.69', 2): 0, ('666661.480.98', 1): 0, ('666661.81-0.25', 1): 0, ('666660.80.17', 0): 1.6951786917114187, ('666661.410.01', 0): 1.0, ('666661.881.36', 0): 1, ('666661.870.19', 1): 0, ('666660.961.06', 0): 1, ('626660.590.27', 2): 0, ('666661.060.57', 2): 0.0, ('666661.251.07', 0): 1, ('666660.350.07', 0): 2.563984136554758, ('666662.10.4', 2): 0, ('666661.050.54', 2): 0.19426953000000002, ('666661.85-0.68', 1): 0, ('666661.60.02', 1): 0, ('666660.98-0.08', 0): 1.0, ('666662.030.31', 1): 0, ('666661.331.61', 1): 0, ('666661.211.31', 0): 1, ('166661.790.78', 1): 0, ('666661.47-1.51', 2): 0, ('666661.7-0.8', 0): 1, ('666661.180.11', 1): 0, ('666161.170.12', 2): 0, ('666660.930.31', 0): 1.5359192304367466, ('666661.660.93', 1): 0, ('666661.310.63', 1): 0.07000300999999999, ('666662.250.49', 0): 1.0, ('666661.360.11', 0): 1.07, ('666661.340.37', 0): 1.0824427806999999, ('666661.030.21', 0): 1.141400817591677, ('666661.291.46', 0): 1, ('666661.80.69', 2): 0, ('666661.171.08', 2): 0, ('666660.640.2', 2): 0, ('666661.70.87', 1): 0, ('666661.720.25', 1): 0, ('666661.360.02', 0): 1.17773, ('666660.62-0.12', 2): 0, ('666660.910.36', 2): 0.0, ('666661.42-1.4', 1): 0, ('666661.940.52', 0): 1, ('666661.290.42', 0): 1.4355424843203, ('666662.00.74', 2): 0, ('666661.3-0.23', 2): 0, ('666660.581.64', 1): 0, ('666661.551.32', 0): 1, ('666661.51.22', 0): 1, ('666661.940.41', 0): 1.0, ('666661.360.68', 1): 0.0, ('666661.610.11', 2): 0.133, ('666661.330.6', 1): 0, ('666661.47-0.74', 0): 1, ('666661.5-0.27', 1): 0, ('666661.010.83', 2): 0.0049, ('666661.410.79',</text:p>
      <text:p text:style-name="P1"><text:s/>0): 1.0, ('666662.130.24', 0): 1, ('666661.920.8', 2): 0, ('666661.73-0.39', 2): 0, ('666662.130.66', 2): 0, ('666660.540.18', 1): 0.0, ('666661.830.48', 0): 1.0567000000000002, ('666661.640.28', 1): 0, ('666661.0-1.48', 0): 1, ('666661.89-0.17', 0): 1.0567000000000002, ('666661.780.26', 2): 0, ('666660.830.1', 0): 1.32926047888748, ('666661.330.06', 1): 0.06999999999999999, ('666660.590.21', 2): 0, ('666661.850.36', 0): 1.14646863, ('666660.770.46', 1): 0.063, ('666661.880.47', 2): 0, ('666662.19-0.56', 2): 0, ('666661.070.15', 0): 1, ('666661.46-0.05', 1): 0.0, ('666661.380.08', 0): 1, ('666661.68-0.59', 0): 1, ('666660.810.05', 1): 0, ('666661.881.2', 1): 0.06999999999999999, ('666660.90.55', 2): 0, ('666661.591.37', 0): 1, ('666661.670.45', 1): 0, ('666661.151.1', 2): 0, ('666661.670.37', 0): 1.243017124, ('666661.7-0.26', 2): 0, ('666661.71-0.87', 2): 0, ('666662.030.58', 0): 1.07, ('666660.830.29', 2): 0.5241446034798736, ('666661.190.96', 2): 0, ('666662.070.79', 0): -100, ('666660.84-0.73', 0): 1, ('666660.570.08', 1): 0.0003303090000000001, ('666660.40.01', 2): 0, ('666662.170.23', 2): 0.0, ('666661.00.3', 2): 0, ('666661.090.8', 2): 0, ('666661.870.38', 1): 0, ('666661.820.9', 0): 1.07, ('666661.240.55', 1): 0, ('666661.550.11', 0): 1.083279, ('666661.461.09', 1): 0, ('666661.760.52', 0): 1, ('666661.72-0.28', 2): 0, ('666661.581.25', 2): 0, ('666661.890.82', 1): 0, ('666662.08-1.0', 0): 1, ('666661.760.63', 0): 1.07, ('666661.470.35', 0): 1.075243, ('666661.37-0.12', 2): 0, ('666661.860.41', 2): 0, ('666661.65-0.68', 1): 0, ('666661.5-0.08', 0): 1.0, ('666661.150.3', 1): 0, ('666660.79-0.05', 0): 1, ('666661.250.55', 1): 0, ('666661.010.26', 2): 0, ('666661.80.91', 0): 1, ('666661.491.13', 0): 1, ('666661.61.48', 2): 0.0, ('666661.130.46', 0): 1.165052526044366, ('666661.10.85', 0): 1, ('666661.770.29', 1): 0, ('666660.920.33', 2): 0, ('666662.10.29', 0): -9.100000000000001, ('666661.220.65', 2): 0, ('666661.83-0.24', 1): 0.0, ('666660.990.57', 2): 0, ('666662.270.94', 2): -100, ('666661.671.11', 0): 1.07, ('666661.460.36', 2): 0, ('666662.060.82', 0): 1.0, ('666661.03-0.06', 2): 0, ('666661.331.72', 2): -100, ('666661.231.75', 0): 1, ('666660.781.43', 1): 0, ('666662.11-0.86', 1): 0, ('666661.21-1.01', 0): 1, ('666661.21-1.1', 2): 0, ('666661.581.52', 0): 1, ('666661.091.08', 2): 0, ('666661.580.09', 0): 1.07, ('666660.940.04', 0): 1.07002401, ('666661.440.49', 1): 0, ('666661.40.65', 0): 1.2047657556000002, ('666661.60.48', 0): 1.31429398, ('666660.290.07', 1): 0, ('666661.150.52', 2): 0, ('666661.490.33', 2): 0, ('666661.330.16', 0): 1.0, ('616661.470.72', 0): 1, ('666660.690.06', 0): 1, ('666661.460.89', 0): 1.0, ('666661.690.5', 2): 0, ('666660.99-1.21', 2): 0, ('666661.00.25', 2): 0.4554584223039251, ('666661.120.15', 2): 0, ('666661.880.17', 1): 0, <text:soft-page-break/>('666661.910.36', 2): 0, ('666661.420.95', 0): 1.0630000000000002, ('666661.120.07', 1): 0, ('666660.670.09', 1): 0, ('666661.740.47', 0): 1.07, ('666661.470.63', 1): 0, ('666661.450.64', 1): 0, ('666661.250.72', 0): 1.0, ('666661.040.6', 0): 1.07441, ('661661.060.32', 0): 1, ('666661.780.58', 1): 0.0049, ('666662.01-0.34', 1): 0, ('666661.61-0.58', 1): 0, ('666661.020.65', 2): 0, ('666660.950.26', 1): 0.6369782281085519, ('666661.090.34', 0): 1.0890844266551087, ('666661.660.32', 2): 0, ('666661.791.2', 1): 0, ('666662.2-0.53', 2): 0, ('666661.310.51', 2): 0.0835040423, ('666661.331.57', 0): 1, ('666661.21.37', 0): -100, ('666660.91-0.31', 2): 0, ('666660.981.0', 2): 0, ('666661.40.54', 0): 1.20189904, ('666661.990.65', 2): 0, ('666661.94-0.31', 1): 0, ('666661.770.96', 2): 0, ('666661.450.28', 2): 0.0, ('666661.280.65', 2): 0, ('666661.530.12', 2): 0, ('666661.911.03', 2): 0, ('666661.340.21', 2): 0, ('666661.35-0.1', 1): 0, ('666660.420.08', 2): 0.9433381915000734, ('666661.680.55', 2): 0, ('666661.12-0.61', 2): 0, ('666660.830.37', 1): 0.10222552263, ('666660.860.3', 0): 1.7627178685699398, ('666660.880.22', 2): 0.6227064016438358, ('666660.780.45', 0): 1, ('666661.20.09', 1): 0.14231000000000002, ('666662.170.43', 1): 0, ('666661.03-1.62', 2): 0, ('666661.82-0.45', 0): 1, ('666660.620.2', 0): 2.6241604667208276, ('666660.820.99', 1): 0, ('666661.210.05', 0): 1.0, ('666660.86-0.8', 1): 0, ('666661.510.08', 0): 1.0, ('666661.29-0.06', 0): 1.0, ('666661.71-0.15', 2): 0, ('666660.950.75', 1): 0.0, ('666661.47-0.44', 2): 0, ('666661.830.58', 0): 1, ('666660.990.75', 0): 1, ('666662.050.37', 2): 0, ('666661.371.55', 1): 0, ('666660.940.56', 2): 0, ('666661.23-0.21', 2): 0, ('661660.360.05', 2): 0, ('666661.62-0.25', 0): 1, ('666661.731.41', 2): 0, ('666660.8-0.42', 0): 1, ('666660.390.1', 0): 1.8782174372618874, ('666661.220.44', 0): 1.2852564451325403, ('666660.770.57', 0): 1, ('666660.580.7', 2): 0, ('666661.790.38', 0): 1.0749, ('666661.480.13', 2): 0.06091904700000002, ('666661.540.31', 1): 0, ('666661.650.05', 1): 0.06999999999999999, ('666662.020.68', 1): 0, ('666661.580.26', 2): 0, ('666661.610.61', 2): 0, ('666661.810.19', 1): 0, ('666661.87-0.78', 1): 0, ('266660.640.53', 0): 1, ('666661.9-0.23', 2): 0, ('666661.270.78', 0): 1.133, ('666661.151.76', 0): 1, ('666661.380.9', 2): 0, ('666661.630.6', 2): 0, ('666661.510.84', 1): 0.0, ('666660.730.04', 2): 0, ('666661.29-0.42', 0): 1, ('666661.850.74', 2): 0.1316, ('666661.31.03', 1): 0, ('666661.190.62', 0): 1.0, ('666661.090.0', 1): 0.01366111229, ('666661.75-0.04', 2): 0, ('666661.71.24', 2): 0, ('666662.050.46', 0): 1, ('666660.990.18', 2): 0, ('666660.470.21', 0): 1.0, ('666660.90.43', 2): 0, ('666661.820.08', 1): 0, ('666661.54-0.08', 1): 0.0, ('666661.910.72', 0): 1.07, ('666660.430.1', 2): 0.0, ('666662.390.32', 2): 0, ('666660.431.39', 0): 1, ('666662.08-0.9', 1): 0, ('666661.190.09', 0): 1.009653, ('666661.160.06', 1): 0, ('666660.80.44', 0): 1.1379000000000001, ('666662.34-0.33', 2): 0, ('666661.560.56', 0): 1.07, ('666661.080.35', 1): 0.017057390000000002, ('666661.810.78', 0): 1.0, ('666660.81-0.01', 1): 0.0, ('666661.960.79', 2): 0, ('666661.431.01', 2): 0, ('666660.890.68', 1): 0, ('666661.240.28', 1): 0, ('666662.090.23', 1): 0.0, ('666661.54-0.43', 1): 0.0, ('666661.541.49', 2): 0, ('666661.611.78', 2): 0, ('666661.720.17', 0): 1.07, ('661661.060.29', 0): 1, ('666661.070.74', 1): 0, ('666660.80.05', 2): 0.004998128396121, ('666661.930.6', 0): 1, ('666661.550.77', 0): 1.0, ('666660.80.31', 1): 0, ('666661.550.24', 0): 1.0224001632120001, ('666661.42-1.44', 1): 0, ('666662.120.38', 2): -10.0, ('666661.620.97', 0): 1.075243, ('666661.470.74', 2): 0, ('666661.750.31', 1): 0, ('666661.310.16', 0): 1.0, ('666661.511.52', 0): 1, ('666661.730.77', 1): 0.0, ('666661.930.51', 1): 0, ('666660.680.5', 2): 0, ('666661.10.0', 1): 0.0, ('666661.950.45', 0): 1, ('666661.761.12', 2): 0, ('666660.290.07', 2): 0, ('666662.091.16', 2): 0, ('666661.12-0.11', 1): 0, ('666661.690.88', 0): 1.0, ('666661.161.3', 0): 1, ('666661.14-0.42', 0): 1, ('666662.070.89', 1): 0, ('666661.560.41', 2): 0, ('666661.390.52', 2): 0, ('666661.970.65', 2): -100, ('666661.63-0.22', 1): 0, ('666661.810.18', 0): 1, ('666661.020.63', 0): 1, ('666660.960.69', 0): 1.0, ('666661.360.25', 0): 1, ('666662.060.47', 1): 0, ('666660.730.93', 1): 0.0, ('666661.86-0.2', 0): 1, ('666661.670.64', 1): 0, ('666662.020.51', 0): 1.0, ('666661.670.58', 2): 0, ('666660.880.35', 1): 0, ('666660.670.38', 2): 0, ('666662.020.38', 1): 0, ('666660.590.12', 0): 2.1127748139201845, ('666661.160.61', 0): 1, ('666660.590.06', 1): 0, ('666661.591.24', 2): 0, ('666661.490.55', 0): 1.0873410902, ('666662.16-0.51', 0): 1, ('666661.370.24', 0): 1.0, ('666661.220.28', 0): 1, ('666661.031.38', 0): 1, ('666661.530.54', 1): 0, ('666661.620.37', 2): 0.0, ('666661.330.29', 2): 0, ('666660.740.3', 0): 1.5273951619871202, ('666661.65-0.7', 2): 0, ('666661.621.03', 1): 0.0, ('666660.630.1', 0): 1.3617150476363737, ('666661.770.82', 2): 0, ('666661.540.15', 2): 0.0, ('666661.710.71', 2): 0, ('666662.070.38', 1): 0, ('666661.50.39', 1): 0, ('666661.711.18', 0): 1.0, ('666661.97-0.86', 1): 0, ('666161.83-<text:soft-page-break/>0.1', 1): 0, ('666660.860.33', 1): 0.4323892612312004, ('666660.810.23', 0): 1.8166613829584863, ('666660.52-0.11', 2): 0, ('666661.690.96', 2): 0, ('666661.391.54', 1): 0, ('666660.850.15', 0): 1, ('666661.891.05', 2): 0, ('666661.710.88', 2): 0, ('666661.20.01', 0): 1.07, ('666661.080.52', 2): 0.0, ('666661.710.51', 2): 0, ('666660.430.14', 0): 1.4971393641754451, ('666661.440.59', 2): 0, ('666661.530.08', 2): 0, ('666661.280.31', 1): 0.4651107061015509, ('666661.980.53', 1): 0, ('666661.620.67', 2): 0.0, ('666662.470.18', 1): 0, ('666661.581.01', 0): 1.0, ('666661.240.74', 0): 1.07, ('666660.942.0', 2): 0, ('666661.290.55', 1): 0.0049, ('666661.280.0', 1): 0, ('666661.52-0.39', 0): 1.0, ('666661.270.58', 2): 0.19610773698109998, ('666661.210.33', 2): 0, ('666660.490.05', 1): 0, ('666661.980.97', 0): 1, ('666661.230.56', 0): 1, ('666661.020.62', 1): 0, ('666661.20.43', 2): 0, ('666661.73-0.25', 0): 1, ('666661.2-0.06', 2): 0, ('666662.190.73', 1): 0, ('666661.790.96', 0): 1, ('661660.310.05', 2): 0, ('666661.61-0.28', 0): 1, ('666660.851.9', 1): 0, ('666661.390.37', 0): 1.3424603140000002, ('666661.09-0.27', 1): 0.0, ('666661.640.4', 0): 1.22471081486, ('666661.730.98', 1): 0, ('666661.032.14', 0): 1, ('666661.570.36', 0): 1.1323258299999999, ('666661.710.44', 2): 0.0567, ('666661.651.27', 0): 1, ('616661.840.48', 1): 0, ('166661.540.9', 1): 0, ('666661.070.4', 2): 0.27191193806096325, ('666661.340.75', 2): 0, ('666660.720.05', 1): 0, ('666660.640.12', 0): 1.9801864505189026, ('666661.950.61', 1): 0.0, ('666661.790.81', 0): 1.0, ('666660.920.43', 1): 0.06999999999999999, ('666661.660.87', 2): 0, ('666661.050.13', 0): 1.19901, ('666661.61-1.63', 0): 1, ('666661.240.45', 2): 0.0, ('666661.4-1.42', 0): 1, ('666661.720.59', 0): 1.0749, ('666661.880.5', 0): 1.24131653, ('666661.59-1.22', 1): 0, ('666661.30.27', 1): 0, ('666661.2-1.08', 0): 1, ('666661.560.65', 1): 0, ('666661.410.62',</text:p>
      <text:p text:style-name="P1"><text:s/>0): 1.0, ('666661.961.28', 1): 0, ('666661.91-0.37', 0): 1, ('666661.011.45', 1): 0, ('666661.35-0.11', 0): 1.07, ('666660.910.66', 0): 1, ('666661.66-0.51', 0): 1, ('666661.87-0.17', 0): 1, ('666661.150.66', 1): 0.0, ('666661.40.01', 2): 0, ('666661.80.84', 0): 1.0, ('666660.60.76', 0): 1, ('666661.06-0.4', 1): 0, ('666661.461.15', 1): 0.0, ('666661.06-0.43', 0): 1, ('666662.040.88', 2): 0, ('666661.17-0.08', 2): 0, ('666661.050.44', 0): 1.402888002398, ('666661.260.7', 1): 0, ('666661.030.53', 2): 0, ('666661.590.71', 0): 1.0749, ('666660.60.3', 0): 1, ('666661.190.01', 1): 0.0, ('666661.230.85', 0): 1.0630000000000002, ('666660.880.11', 2): 0, ('666660.950.03', 0): 1.1304513382899999, ('666660.30.05', 1): 0, ('666660.46-0.02', 2): 0.3236550919, ('666661.020.48', 0): 1.1312542, ('666662.10.49', 0): 1, ('666660.980.14', 1): 0, ('666660.62-0.02', 1): 0.0, ('666661.771.35', 1): 0, ('666661.380.05', 0): 1.0, ('666661.291.57', 1): 0, ('666661.650.96', 0): 1.0, ('666661.53-0.06', 1): 0, ('666661.720.43', 0): 1.0, ('666661.04-0.7', 1): 0, ('666660.740.05', 2): 0, ('666660.760.09', 2): 0.0, ('666661.020.13', 1): 0.113827, ('666661.040.08', 0): 1.202979, ('666661.90.58', 2): 0, ('666660.760.32', 1): 0, ('666661.930.59', 0): 1.0, ('666661.370.47', 2): 0, ('666661.710.27', 1): 0.07930999999999999, ('666661.77-0.11', 0): 1.1197, ('666661.631.45', 0): 1, ('666661.090.23', 1): 0, ('666660.30.0', 1): 0, ('666661.230.5', 2): 0, ('666660.790.05', 0): 1.0, ('666661.531.51', 2): 0, ('666661.33-0.26', 2): 0, ('666660.850.36', 2): 0.254138654, ('666661.051.08', 2): 0, ('666660.60.41', 2): 0, ('666660.750.02', 0): 1, ('666662.22-0.53', 1): 0, ('666661.590.97', 0): 1, ('666661.82-0.65', 2): 0, ('666661.77-0.53', 2): 0, ('661660.380.09', 1): 0, ('666660.960.61', 1): 0, ('666661.280.55', 0): 1.0, ('666661.440.7', 2): 0, ('666661.840.8', 2): 0, ('666662.470.59', 0): 1, ('666661.45-0.43', 2): 0.0, ('666661.760.84', 1): 0, ('666660.78-0.02', 2): 0, ('666660.53-0.01', 0): 1.0, ('666660.650.84', 0): 1, ('666661.230.24', 0): 1.0642411, ('666662.041.05', 0): 1, ('666660.440.08', 2): 0, ('666661.40.49', 0): 1.154709503067, ('666661.110.86', 0): 1.0, ('666661.77-0.06', 2): 0.07930999999999999, ('666661.020.37', 0): 1.4359575698201348, ('666660.960.27', 2): 0, ('666661.990.53', 1): 0, ('666661.10.42', 0): 1.35345664994486, ('666661.720.38', 0): 1.07931, ('666660.650.59', 1): 0, ('666661.670.12', 0): 1, ('666661.221.48', 1): 0, ('666660.58-0.1', 0): 1, ('666661.210.51', 0): 1.1220121, ('666660.97-0.12', 1): 0.06999999999999999, ('666661.64-0.36', 2): 0, ('666661.190.73', 2): 0, ('666661.570.2', 0): 1, ('666661.380.45', 2): 0.260564808, ('666661.53-1.11', 2): 0, ('666661.72-0.51', 0): 1, ('666661.990.3', 1): 0, ('666660.890.01', 1): 0, ('666661.410.7', 0): 1, ('666661.120.67', 1): 0.0, ('666662.2-0.38', 0): 1, ('666661.11-0.09', 1): 0, ('661660.430.09', 2): 0, ('666661.65-0.71', 0): 1, ('666661.78-0.69', 0): 1, ('666662.11-0.26', 1): 0.0, ('666661.45-0.32', 2): 0, ('666661.721.11', 1): 0, ('666661.570.46', 1): 0.133, ('666661.280.08', 2): 0, ('666661.410.02', 1): 0, ('666661.42-1.31', 2): 0, ('666661.881.35', 1): 0, ('666660.870.07', 2): 0, ('666661.391.14', 0): 1, ('666661.280.39', 0): <text:soft-page-break/>1.130227331707774, ('666661.050.65', 2): 0, ('666660.660.11', 1): 0, ('666660.560.35', 1): 0, ('666661.150.91', 0): 1, ('666661.70.99', 1): 0, ('666660.821.32', 0): 1, ('666660.70.07', 1): 0.0, ('666662.20.8', 0): 1, ('666660.530.14', 1): 0, ('666661.070.13', 2): 0, ('666660.820.18', 2): 0, ('666662.14-0.8', 2): 0, ('666661.05-0.01', 0): 1.1197, ('666661.90.79', 2): 0, ('666661.65-0.03', 1): 0, ('666661.810.94', 2): 0.0, ('666661.060.17', 2): 0, ('666661.080.14', 0): 1.1826299999999998, ('666661.79-0.53', 2): 0, ('666661.380.26', 2): 0.0, ('666660.950.77', 0): 1, ('666661.660.66', 1): 0, ('666661.380.89', 2): 0, ('666661.740.73', 1): 0.1316, ('666661.490.48', 0): 1.17922257269, ('666660.710.16', 0): 1.489505965814437, ('666661.30.53', 1): 0, ('661662.050.37', 1): 0, ('666661.68-0.3', 1): 0, ('666661.170.5', 0): 1.19334, ('666660.79-0.6', 2): 0, ('666661.34-0.11', 1): 0, ('666661.190.76', 1): 0.0049, ('666660.650.07', 0): 1, ('666661.560.4', 0): 1, ('666662.09-0.24', 2): -100, ('666660.760.12', 2): 0, ('666661.551.35', 1): 0, ('666661.590.28', 0): 1.07, ('666661.470.46', 2): 0, ('666661.66-1.43', 0): 1, ('666661.42-0.53', 0): 1, ('666660.640.07', 1): 0.0, ('666661.70.5', 1): 0, ('666661.731.42', 2): 0, ('666661.92-0.42', 2): 0, ('666660.920.24', 2): 0.5429128197668073, ('666661.990.39', 2): 0, ('666661.010.4', 1): 0, ('666660.21-0.03', 0): 1.021658, ('666661.47-0.77', 1): 0, ('666661.490.16', 2): 0, ('666662.3-0.76', 1): 0, ('666661.160.52', 2): 0.1267, ('666661.82-0.01', 1): 0, ('666660.860.12', 1): 0, ('666661.040.68', 0): 1, ('666660.331.2', 1): 0, ('666660.90.6', 2): 0.0, ('666661.340.88', 0): 1.1267, ('666661.970.32', 2): 0.0, ('666661.830.53', 0): 1, ('666661.0-1.46', 0): 1, ('666660.760.23', 0): 1.4995287467619487, ('666661.22-0.11', 0): 1.07, ('666660.550.31', 0): 1, ('666661.170.66', 2): 0.06999999999999999, ('666660.250.03', 0): 3.024924878659169, ('666661.510.09', 2): 0, ('666661.720.57', 2): 0, ('666660.530.05', 0): 1.198569, ('666660.641.84', 2): 0, ('666660.0-0.0', 0): 3.054352134081044, ('666661.42-0.22', 0): 1, ('666661.831.17', 0): 1, ('666660.630.06', 2): 0, ('666660.770.43', 2): 0, ('666662.16-0.91', 0): 1, ('666661.480.53', 0): 1.07, ('666661.46-0.08', 2): 0, ('666660.52-1.87', 0): 1, ('666661.720.81', 0): 1, ('666661.5-0.55', 2): 0, ('616661.740.5', 1): 0, ('666661.670.46', 0): 1.0, ('666661.260.29', 0): 1.17073, ('666662.26-0.31', 0): 1, ('666661.660.12', 1): 0.0, ('666660.710.21', 0): 1.3104504989510966, ('666661.42-0.3', 2): 0, ('666660.570.13', 1): 0, ('666661.850.43', 1): 0.0, ('666661.67-0.74', 1): 0.0, ('666660.781.3', 1): 0, ('666661.5-0.2', 0): 1, ('666661.880.97', 0): 1.0, ('666661.19-0.1', 1): 0, ('666661.261.15', 0): 1, ('666661.16-1.13', 0): 1, ('666661.240.56', 0): 1, ('666661.581.14', 2): 0.1897, ('666661.760.55', 1): 0.133, ('666661.060.89', 2): 0, ('666661.041.23', 2): 0, ('666661.94-0.5', 2): 0, ('666661.451.08', 0): 1, ('666661.37-0.17', 1): 0, ('666661.150.84', 0): 1.0630000000000002, ('666661.65-0.65', 2): 0, ('666661.681.05', 0): 1, ('666661.5-0.07', 1): 0, ('666661.150.94', 1): 0, ('666660.60.94', 1): 0, ('666661.170.06', 0): 1.00931, ('666660.79-0.06', 1): 0, ('666662.3-1.01', 0): 1, ('666661.290.75', 2): 0, ('666660.60.26', 1): 0, ('666661.290.67', 1): 0, ('666661.52-0.02', 2): 0.1385517, ('666661.550.67', 0): 1.07931, ('666661.240.35', 0): 1.0598881324683083, ('666661.830.64', 0): 1, ('666661.210.65', 2): 0, ('666660.850.24', 2): 0.0, ('666660.620.17', 0): 2.2746228248635365, ('666661.080.67', 1): 0.06741000000000001, ('666660.580.68', 1): 0, ('666661.991.08', 0): 1.0, ('666661.790.16', 0): 1.07, ('666661.980.77', 2): 0, ('666661.26-0.21', 2): 0, ('666661.870.7', 1): -100, ('666661.36-1.09', 1): 0, ('666260.960.0', 2): 0, ('666661.80.54', 0): 1, ('666661.140.07', 1): 0, ('666661.880.62', 1): 0.0, ('666660.70.23', 1): 0.0, ('666610.36-0.14', 0): 1, ('666661.030.85', 1): 0, ('666661.540.23', 1): 0.0, ('666660.960.18', 0): 1.3368539631732577, ('666662.2-0.21', 1): 0, ('666660.69-0.09', 1): 0, ('666661.740.36', 1): 0.06999999999999999, ('666661.671.12', 1): 0, ('666661.030.02', 2): 0.063, ('666661.28-0.05', 1): 0, ('666661.78-0.37', 0): 1, ('666661.49-0.44', 1): 0.133, ('666661.630.29', 0): 1.0, ('666660.620.51', 2): 0, ('666662.450.59', 2): 0, ('666660.730.45', 1): 0, ('666660.611.03', 1): 0, ('666660.680.31', 0): 1.3993278817755257, ('666661.31-0.17', 2): 0, ('666661.30.02', 0): 1.07, ('666661.110.67', 2): 0, ('666660.940.07', 1): 0, ('666661.40.14', 0): 1.0778729, ('661660.550.08', 2): 0, ('666662.03-0.68', 1): 0, ('666661.40.66', 1): 0, ('666662.420.59', 1): 0, ('666661.420.94', 2): 0, ('666660.8-0.62', 1): 0, ('666661.260.81', 2): 0, ('666661.640.04', 0): 1.0052446807, ('666661.490.36', 1): 0.17073, ('666661.290.43', 0): 1.1943131197, ('666661.71-0.08', 2): 0, ('666660.29-0.0', 1): 0.31117350143247036, ('666660.75-0.03', 2): 0, ('666660.690.09', 1): 0, ('666660.80.18', 2): 0, ('666661.160.72', 1): 0, ('666661.230.06', 2): 0, ('666661.480.31', 2): 0, ('666662.110.84', 1): 0, ('666661.53-0.34', 1): 0.0, ('666661.560.84', 0): 1.0, ('666661.820.84', 1): 0, ('666660.610.17', 1): 0, ('666661.270.8', 1): 0.0, ('666660.57-0.06', 2): 0, ('666661.870.09', 1): 100, ('666661.551.0', 1): 0.1365721, ('666661.80.03', 2): 0, ('666661.910.16', <text:soft-page-break/>2): 90.0, ('666662.170.75', 0): 1, ('662660.930.29', 0): 1, ('666660.77-0.29', 1): 0, ('666661.381.6', 2): 0, ('666661.720.8', 2): 0, ('666661.260.13', 2): 0.20090882000000004, ('666661.090.37', 1): 0, ('666661.791.1', 0): 1, ('666660.620.38', 1): 0, ('666661.21.06', 0): 1, ('666660.930.34', 2): 0.0, ('666661.370.25', 2): 0.0703087, ('666661.930.24', 0): 1, ('666661.43-0.21', 1): 0, ('666660.591.34', 1): 0, ('666661.06-1.77', 0): 1, ('666661.65-0.25', 0): 1, ('666661.751.09', 1): 0, ('666661.98-1.41', 2): 0, ('666661.930.34', 1): 0, ('666661.331.22', 0): 1, ('666661.00.32', 1): 0, ('666661.48-1.52', 0): 1, ('666660.960.32', 0): 1.4929484393139305, ('666662.030.46', 1): 0.06999999999999999, ('666662.131.18', 1): -100, ('666661.690.99', 2): 0, ('666661.91-1.07', 1): 0, ('666661.370.11', 2): 0, ('666661.50.67', 2): 0, ('666660.311.82', 1): 0, ('666661.08-1.9', 1): 0, ('666661.250.1', 2): 0.20835353658, ('666660.380.01', 0): 1.14308089789, ('666660.63-0.17', 0): 1, ('666660.860.83', 0): 1, ('666660.910.27', 1): 0, ('666661.130.71', 0): 1.07, ('666660.63-0.07', 1): 0, ('666660.620.1', 1): 0, ('666662.02-0.73', 2): 0, ('666660.931.12', 2): 0, ('666661.38-0.28', 0): 1, ('666661.411.56', 0): 1, ('666661.510.31', 0): 1.2169429257969608, ('616661.760.59', 1): 0, ('666661.59-0.23', 1): 0, ('666660.54-0.0', 1): 0, ('660662.10.32', 2): 0, ('666661.920.3', 0): 1, ('666661.591.05', 2): 0, ('666661.66-0.52', 0):</text:p>
      <text:p text:style-name="P1"><text:s/>1, ('666661.550.34', 2): 0.0, ('666660.70.48', 2): 0, ('666661.711.08', 2): 0.0, ('666661.310.4', 0): 1.1897, ('666660.831.56', 1): 0, ('666660.340.0', 2): 0, ('666661.461.32', 1): 0, ('666661.850.31', 2): 0, ('666661.80.55', 2): 0, ('666661.140.67', 0): 1.0749, ('666660.091.38', 0): 1, ('666661.880.42', 0): 1, ('666661.650.02', 0): 1, ('666161.370.02', 1): 0, ('666660.810.06', 0): 1.000343, ('666661.250.83', 2): 0, ('666661.54-0.51', 1): 0, ('666661.81.19', 2): 0, ('666660.730.13', 2): 0, ('666661.470.87', 1): 0.133, ('666260.950.01', 0): 1, ('666660.84-0.01', 1): 0, ('666661.5-0.3', 0): 1, ('666660.40.04', 0): 1.2652710041964814, ('666662.31-0.22', 2): -100, ('666660.950.63', 0): 1, ('666660.861.92', 1): 0, ('666661.090.3', 0): 1.6388266219351841, ('666660.780.29', 0): 1.469929722736567, ('666660.18-0.02', 0): 1.140322, ('666661.91-0.61', 0): 1.0, ('666661.231.56', 1): 0, ('666660.940.42', 1): 0, ('666662.090.93', 2): 0, ('666661.0-0.19', 1): 0, ('666661.050.49', 0): 1.23590483, ('666661.860.44', 0): 1.190043, ('666661.120.37', 1): 0, ('661661.59-0.01', 1): 0, ('666660.6-0.36', 0): 1, ('666661.051.65', 0): 1, ('666661.36-0.0', 1): 0.0, ('666661.430.21', 2): 0.0, ('666661.74-0.95', 2): 0, ('666661.460.41', 1): 0, ('666661.190.23', 2): 0.0, ('666661.64-0.24', 1): 0, ('666661.890.21', 2): 0, ('666661.720.48', 0): 1.2034200000000002, ('666660.650.21', 0): 2.5042766230142015, ('666660.80.08', 1): 0.0, ('666660.971.81', 2): 0, ('666660.520.07', 1): 0, ('666661.130.41', 2): 0, ('666661.10.88', 2): 0, ('666661.20.27', 0): 1.3549535120917726, ('666660.98-0.14', 0): 1, ('666661.040.03', 0): 1.1518761209000001, ('666660.261.39', 0): 1, ('661662.00.62', 1): 0, ('666660.530.1', 2): 0, ('666661.610.58', 0): 1.0, ('666661.55-1.13', 2): 0, ('666661.86-0.65', 2): -100, ('666662.37-0.3', 0): 1, ('666660.90.28', 0): 1.952709315632439, ('666660.69-0.01', 2): 0.0, ('666660.720.34', 2): 0, ('666661.311.18', 1): 0, ('666660.820.44', 2): 0.133, ('666661.03-0.03', 0): 1.0, ('666661.720.06', 2): 0, ('666660.690.29', 2): 0, ('666660.650.67', 2): 0, ('666661.780.84', 1): 0, ('666660.49-0.07', 1): 0.0, ('666661.13-0.04', 1): 0, ('666660.880.59', 2): 0, ('666660.23-0.0', 0): 1.3139838251232843, ('666661.190.42', 0): 1.2174994493000002, ('666661.380.59', 0): 1.133, ('666661.04-1.38', 0): 1, ('666661.83-0.63', 0): 1, ('666660.950.51', 0): 1.07, ('666661.080.73', 2): 0, ('666661.63-0.04', 0): 1.0630000000000002, ('666661.72-0.37', 0): 1, ('666661.06-0.22', 0): 1.0, ('666661.90.23', 0): 1, ('666661.330.13', 2): 0.0, ('666661.45-0.48', 2): 0, ('666661.02-1.52', 0): 1, ('666661.720.71', 2): 0.0, ('666661.381.06', 0): 1, ('666661.75-0.23', 0): 1.0, ('666660.99-1.24', 0): 1, ('666661.230.66', 0): 1, ('666660.840.43', 2): 0, ('661661.610.3', 0): 1, ('666660.740.23', 0): 1.6252572001278034, ('666660.590.03', 2): 0, ('666661.290.6', 1): 0.06999999999999999, ('666661.47-0.34', 2): 0, ('666661.30.16', 1): 0, ('666661.620.28', 2): 0.06999999999999999, ('666660.980.38', 0): 1.4984941179132296, ('666660.981.04', 1): 0, ('666661.10.49', 0): 1.07, ('666660.32-0.02', 2): 0.0, ('666661.70.21', 2): 0, ('666661.990.28', 0): -9.100000000000001, ('666660.84-0.11', 0): 1, ('666660.740.4', 1): 0, ('666661.010.53', 0): 1.0630000000000002, ('666661.720.37', 0): 1.1449510999999999, ('666661.660.37', 0): 1.206948, ('666661.01-0.14', 1): 0, ('666661.610.59', 0): 1.0, ('666660.630.2', 1): 0, ('666660.510.1', 2): 0, ('666661.76-0.47', 0): 1.0, ('666661.120.94', 1): 0, ('666661.190.78', 2): 0.0567, ('666661.710.66', 2): 0.184373, ('666662.130.72', 1): 0, ('666662.310.5', 2): 0, ('666661.230.38', 2): 0.0, ('666661.271.0', 2): 0, ('666661.85-0.78', 2): 0, ('666661.770.93', 0): 1, ('666660.580.02', 2): 0.06999999999999999, ('666661.450.25', 0): 1.14624911, ('666661.620.7', 2): 0, ('666661.130.64', 1): 0, ('666661.70.12', 0): 1.07, ('666660.550.05', 0): <text:soft-page-break/>1.11403, ('666660.811.81', 2): 0, ('666661.350.85', 0): 1, ('666661.940.6', 0): 1, ('666661.90.78', 0): -100, ('666661.8-0.05', 1): 0, ('666660.17-0.01', 2): 0, ('666661.44-0.95', 1): 0, ('666661.310.48', 2): 0, ('666660.850.16', 1): 0, ('666661.20.02', 1): 0.0, ('666661.640.74', 0): 1, ('666661.60.82', 2): 0, ('666660.380.09', 1): 0.0, ('666661.930.49', 1): 0, ('666661.88-0.37', 1): 0, ('666660.830.41', 1): 0.07490000000000001, ('666661.34-0.6', 2): 0, ('666661.280.36', 0): 1.1101306451629998, ('666661.750.59', 2): 0, ('666660.960.45', 0): 1, ('666660.6-0.02', 0): 1.1838270000000002, ('666662.05-0.21', 2): -100, ('666661.620.94', 0): 1, ('666661.550.09', 0): 1, ('666661.840.39', 2): 0.0, ('666661.29-0.03', 2): 0, ('666661.15-0.17', 0): 1.0, ('666661.281.15', 0): 1, ('666661.230.55', 1): 0.0, ('666661.80.48', 1): 0, ('666660.911.34', 1): 0, ('666661.43-0.11', 1): 0, ('666660.44-0.0', 1): 0, ('666661.48-0.4', 0): 1.0, ('666661.590.84', 0): 1.0, ('666661.67-0.29', 0): 1.0, ('666661.86-0.24', 0): 1.0, ('666660.680.29', 1): 0, ('666661.74-0.08', 1): 0, ('666661.34-0.02', 0): 1.07, ('666661.451.2', 0): 1, ('666661.870.65', 1): 0.0576604, ('666660.680.17', 0): 1.4965363622921835, ('666661.50.61', 2): 0, ('666660.94-0.05', 0): 1, ('666662.120.37', 2): 0, ('666661.520.76', 1): 0.0, ('666660.640.11', 1): 0.9405997469316152, ('666660.840.33', 0): 1.1962340063835626, ('666661.570.72', 0): 1, ('666661.440.67', 1): 0.14672000000000002, ('666661.420.34', 2): 0.30398816080683344, ('666660.580.27', 1): 0, ('666661.860.86', 1): 0.0, ('666661.10.17', 0): 1.0092607030822303, ('666661.30.7', 0): 1.07, ('666660.560.25', 2): 0.5177653993889999, ('666661.510.83', 1): 0, ('666661.270.48', 1): 0, ('666661.83-0.9', 2): 0, ('666660.670.11', 0): 1.7182471703342963, ('666660.490.17', 0): 1.8784117877261144, ('666661.590.32', 2): 0.0, ('666661.550.5', 2): 0.0, ('666661.870.37', 2): 0.0, ('666661.68-0.18', 0): 1, ('666661.92-0.4', 2): 0.0, ('666660.750.44', 2): 0, ('666662.320.57', 1): 0, ('666661.251.29', 1): 0, ('666660.90.48', 0): 1.2024611540000003, ('666661.28-0.11', 0): 1.0049, ('666661.260.4', 0): 1.294161641486554, ('666161.29-0.08', 0): 1, ('666661.590.76', 1): 0, ('666660.641.74', 2): 0, ('666662.23-0.55', 0): 1, ('666660.820.08', 0): 1.1316316451157011, ('666661.840.47', 1): 0, ('666661.99-0.68', 0): 1, ('666660.860.04', 1): 0, ('666661.840.59', 2): 0, ('666661.40.25', 2): 0.0, ('666661.620.89', 0): 1.0567000000000002, ('666661.380.11', 1): 0, ('666661.97-0.41', 1): 0, ('666661.19-0.17', 1): 0, ('666661.060.28', 0): 1.322897461730001, ('666661.54-0.44', 1): 0, ('666661.81-0.1', 1): 0, ('666661.79-0.62', 1): 0, ('666661.830.18', 0): 1.0749, ('666661.00.57', 2): 0, ('666661.40.89', 1): 0, ('666661.380.06', 1): 0.1897, ('666660.650.13', 0): 1.5680956614261095, ('666661.850.93', 0): 1, ('666661.53-0.01', 0): 1.1241100000000002, ('666661.331.02', 2): 0, ('666661.260.24', 0): 1.2122337140000001, ('666661.55-0.08', 1): 0.0, ('666661.090.64', 1): 0.0, ('666660.80.36', 1): 0.34144799750504806, ('666661.69-0.45', 0): 1, ('666661.740.26', 0): 1, ('666661.12-0.03', 2): 0, ('666660.29-0.03', 0): 1, ('666660.760.37', 2): 0.0, ('666660.910.05', 1): 0.0, ('666660.91-0.11', 0): 1, ('666660.810.13', 0): 1.0634345713847009, ('666661.83-0.18', 1): 0.0, ('666661.481.31', 1): 0, ('666661.00.43', 1): 0.1267, ('666661.491.02', 2): 0.0, ('666661.92-0.63', 2): 0, ('666661.661.3', 2): 0, ('666661.4-0.34', 0): 1.0, ('666660.790.02', 1): 0.0, ('666661.320.03', 2): 0, ('666661.88-0.18', 1): 0, ('666661.5-0.88', 2): 0, ('666662.130.54', 2): 0.0, ('666660.710.2', 2): 0.48329115093845626, ('666661.380.51', 1): 0, ('666660.980.28', 0): 1.2417092644543486, ('666661.22-0.32', 0): 1, ('666661.86-0.7', 2): 0, ('666661.260.63', 1): 0, ('666661.58-0.48', 1): 0.0, ('666661.94-0.57', 1): 0, ('666661.49-0.15', 2): 0, ('666660.53-0.02', 1): 0, ('666661.190.17', 0): 1, ('666660.60.02', 0): 1.07, ('666660.670.69', 0): 1.0, ('666661.7-0.15', 2): 0.063, ('666661.730.15', 0): 1.19263188, ('666661.09-0.22', 2): 0, ('666661.130.17', 1): 0, ('666660.920.02', 2): 0.21417325552, ('666660.281.79', 0): 1, ('666660.960.22', 1): 0.23226616459799365, ('666661.910.55', 0): 1.194943, ('666661.990.54', 0): 1.0, ('666661.371.07', 2): 0, ('666661.4-0.27', 2): 0.06999999999999999, ('666661.92-0.23', 2): 0, ('666661.70.49', 2): 0, ('666661.090.48', 1): 0, ('666661.670.11', 1): 0, ('666661.65-0.2', 0): 1, ('666661.021.6', 0): 1, ('666660.97-1.37', 1): 0, ('666660.59-1.78', 2): 0, ('666661.73-0.09', 0): 1.0, ('666661.20.31', 1): 0.5997781112830158, ('666662.04-0.34', 1): -100, ('666660.840.24', 2): 0, ('666661.960.36', 2): 0, ('666661.690.71', 0): 1.186599, ('666661.120.74', 1): 0, ('666661.540.1', 2): 0, ('666660.940.69', 2): 0, ('666660.530.28', 1): 0, ('666661.691.34', 2): 0, ('666660.990.64', 2): 0, ('666660.830.38', 2): 0, ('666661.9-0.17', 1): 0, ('666661.721.16', 0): 1, ('666661.670.43', 2): 0, ('666661.170.25', 0): 1.14231, ('666660.890.45', 0): 1.0957236165731008, ('666661.290.94', 2): 0, ('666660.430.11', 2): 0, ('666661.460.9', 2): 0, ('666661.2-0.12', 2): 0, ('666661.530.03', 0): 1, ('666661.95-0.29', 2): 0, ('666660.930.49', 2): 0, ('666660.560.32', 0): 1.0, ('666660.350.01', 2): <text:soft-page-break/>0.014062999999999999, ('666661.420.49', 1): 0.092972866637, ('666661.490.24', 1): 0, ('666660.470.05', 2): 0.36400448529598994, ('666661.410.47', 0): 1.2744499897199901, ('666661.52-0.34', 2): 0.06999999999999999, ('666660.530.17', 0): 1.4183232270209947, ('666661.550.01', 1): 0.06999999999999999, ('666661.921.22', 0): 1.0, ('666661.07-0.33', 2): 0, ('666661.681.16', 0): 1, ('666661.0-0.02', 0): 1.0, ('666661.82-0.82', 0): 1, ('666661.79-0.34', 2): 0, ('666661.030.3', 0): 1.4035465389685677, ('666661.04-1.15', 2): 0, ('666660.85-1.39', 0): 1, ('666661.55-0.23', 1): 0, ('666661.030.27', 2): 0, ('666660.650.76', 0): 1, ('666661.350.46', 0): 1.3184677966141, ('666661.410.16', 2): 0.06999999999999999, ('666661.31.79', 2): 0, ('666661.491.25', 0): 1, ('666661.63-0.13', 1): 0, ('666661.42-0.54', 1): 0.0, ('666661.70.2', 0): 1.07,</text:p>
      <text:p text:style-name="P1"><text:s/>('666661.720.67', 0): 1.133, ('666661.320.71', 2): 0.0, ('666661.240.48', 0): 1.1426530000000001, ('666661.060.9', 1): 0, ('666660.970.61', 2): 0, ('666661.58-0.51', 2): 0, ('666661.11-0.08', 0): 1, ('666661.511.01', 0): 1.0, ('666660.860.11', 0): 1.3288766600000002, ('666661.040.67', 1): 0.0, ('666660.630.81', 0): 1, ('666661.160.43', 0): 1.080235757, ('666661.180.72', 0): 1.0, ('666661.35-0.16', 2): 0, ('666661.970.37', 1): 0.13562010000000002, ('666661.10.71', 2): 0.06999999999999999, ('666661.150.69', 1): 0.0, ('666661.180.66', 1): 0, ('666661.820.07', 2): 0, ('666662.170.54', 0): 1, ('666661.750.53', 0): 1, ('666661.490.08', 1): 0.0, ('666660.56-0.02', 2): 0, ('666661.680.71', 2): 0, ('666661.850.89', 1): 0, ('166661.360.9', 1): 0, ('661660.630.16', 0): 1, ('666660.530.02', 1): 0, ('666661.730.36', 2): 0, ('666660.630.37', 2): 0, ('666661.42-0.25', 1): 0, ('666661.690.53', 2): 0, ('666661.351.03', 1): 0, ('666661.831.14', 1): 0, ('666660.930.24', 0): 1.1973401931462735, ('666661.120.08', 0): 1, ('666661.351.39', 0): 1, ('666661.930.8', 1): 0, ('666660.11-0.01', 2): 0, ('666661.610.3', 0): 1.0, ('666661.711.36', 0): 1, ('666661.650.91', 2): 0, ('666661.470.64', 0): 1, ('666661.44-0.85', 1): 0, ('666661.70.77', 1): 0.0, ('666660.710.36', 0): 1, ('666660.75-0.51', 0): 1.0, ('666661.7-0.28', 0): 1, ('666660.710.22', 1): 0, ('666660.980.05', 2): 0, ('666661.020.14', 1): 0, ('666660.87-0.09', 1): 0, ('666661.940.71', 1): 0, ('666661.36-0.25', 0): 1.0, ('666661.39-0.06', 0): 1.165627, ('666661.770.48', 1): 0, ('666660.950.68', 0): 1, ('666662.06-0.62', 1): 0, ('666661.710.2', 0): 1.0749, ('666661.880.94', 1): 0, ('666661.19-0.2', 0): 1, ('666661.41-0.19', 0): 1.0, ('666661.6-0.53', 1): 0, ('666661.080.54', 2): 0.063, ('666660.51-0.28', 1): 0, ('666661.72-0.22', 0): 1.0567000000000002, ('666660.951.14', 1): 0, ('666661.9-0.34', 1): 0, ('666661.260.58', 0): 1.10593149553, ('666660.87-1.27', 0): 1, ('666661.15-0.02', 2): 0, ('666662.04-0.23', 2): 0, ('666661.43-0.07', 1): 0, ('666660.86-0.08', 1): 0, ('666661.3-0.31', 1): 0, ('666661.630.6', 1): 0.06741000000000001, ('666661.80.29', 0): 1.2890451900000002, ('666661.091.01', 1): 0, ('666661.840.5', 0): 1, ('666661.21-0.31', 0): 1, ('666661.180.44', 0): 1.07231, ('666661.561.3', 0): 1, ('666660.610.94', 1): 0, ('666661.09-0.31', 2): 0, ('666662.051.14', 2): 0, ('666661.230.67', 2): 0, ('666660.680.72', 1): 0, ('666661.26-0.24', 1): 0, ('666661.35-0.64', 1): 0, ('666660.640.01', 0): 1.070364609, ('666660.440.05', 0): 1.3339671881, ('666661.880.61', 0): 1.0, ('666660.840.13', 2): 0, ('616661.250.49', 0): 1, ('666661.730.79', 0): 1, ('666661.030.82', 0): 1.07, ('666661.67-0.43', 0): 1.0, ('666661.440.74', 2): 0, ('666661.540.24', 0): 1.191144373, ('666661.450.38', 0): 1.07748970530434, ('666661.610.53', 0): 1.0039690000000001, ('666660.90.25', 0): 1.0591406410239597, ('666661.311.03', 1): 0, ('666661.760.43', 0): 1.0049, ('666661.410.31', 0): 1.33107123585879, ('666662.07-0.38', 1): 0, ('666661.521.38', 0): 1.0, ('666661.73-0.01', 1): 0, ('666661.20.39', 2): 0, ('666661.770.13', 1): 0.133, ('666661.20.52', 2): 0, ('666661.68-0.09', 2): 0, ('666660.940.02', 2): 0, ('666660.950.41', 2): 0, ('666660.67-0.02', 0): 1.1197, ('666661.83-0.68', 0): -9.100000000000001, ('666661.51-0.61', 0): 1.0, ('666661.641.03', 0): 1, ('666661.020.83', 0): 1, ('666660.951.78', 1): 0, ('666661.150.58', 0): 1.0636160000000001, ('666661.640.03', 1): 0.0, ('666661.190.19', 0): 1.07, ('666661.570.41', 1): 0, ('666661.64-0.13', 1): 0, ('666660.320.02', 2): 0, ('666660.840.48', 2): 0.0, ('666662.080.4', 1): 0, ('666660.850.43', 0): 1.194943, ('666661.820.83', 0): 1.0, ('666660.610.14', 0): 1.7315949834232618, ('666660.57-0.03', 1): 0.0, ('666661.070.59', 0): 1, ('666661.250.74', 2): 0, ('666660.93-0.02', 1): 0, ('616661.060.38', 2): 0, ('666661.591.0', 1): 0, ('666661.320.56', 1): 0, ('666660.70.08', 1): 0.0, ('666661.070.16', 0): 1.2028030447799998, ('666661.660.38', 0): 1.1465877, ('666661.350.86', 0): 1, ('666660.47-0.04', 1): 0, ('666660.930.05', 2): 0.0, ('666661.080.11', 2): 0, ('666660.591.31', 2): 0, ('666661.690.48', 2): 0.12103, ('666660.910.41', 0): 1.1429673075012001, ('666661.380.82', 0): 1.07, <text:soft-page-break/>('666661.040.39', 0): 1.4762515700932608, ('666661.55-0.6', 1): 0, ('666661.490.0', 0): 1.0, ('666661.170.2', 2): 0.0, ('666661.310.32', 2): 0, ('666661.720.23', 2): 0, ('666661.321.63', 2): 0, ('666661.680.53', 0): 1.07, ('666661.49-0.64', 1): 0, ('666661.381.12', 2): 0, ('666661.310.43', 2): 0.3161261082592677, ('666661.88-0.43', 1): 0, ('666660.771.05', 0): 1, ('666660.910.34', 1): 0.0, ('666661.820.31', 2): 0.22178023000000002, ('666660.50.08', 2): 0, ('666660.950.38', 0): 1.1657923287986232, ('666660.910.24', 0): 1.3531754901209236, ('666661.84-0.02', 1): 0, ('666660.420.16', 2): 0.003768578894263891, ('666660.680.83', 2): 0, ('666661.09-1.23', 0): 1, ('666661.390.26', 2): 0.049930617618, ('666660.530.57', 1): 0, ('666260.840.08', 1): 0, ('666661.160.27', 2): 0, ('666661.520.95', 1): 0, ('666661.470.25', 2): 0, ('666661.770.79', 2): 0, ('666661.650.18', 2): 0.06999999999999999, ('666661.480.83', 2): 0, ('666660.86-0.31', 0): 1, ('666661.721.3', 0): 1, ('666661.070.41', 0): 1.2217472394920788, ('616661.910.41', 2): 0, ('666661.291.49', 2): 0.0, ('666661.74-1.78', 1): 0, ('666660.510.01', 2): 0.0, ('666661.610.33', 0): 1, ('666661.461.35', 0): 1, ('666661.21-0.09', 1): 0, ('666661.16-0.03', 2): 0, ('666662.17-0.51', 0): 1.0, ('666661.540.05', 2): 0, ('666661.880.45', 1): 0.063, ('666661.65-0.05', 0): 1.1316000000000002, ('666661.97-0.6', 1): 0, ('666660.790.36', 0): 1.13780209087748, ('666661.27-0.21', 2): 0, ('666661.9-0.29', 0): 1, ('666661.65-0.53', 0): 1.0, ('666661.430.64', 2): 0, ('666661.730.24', 2): 0.00441, ('666661.770.33', 0): 1.0567000000000002, ('666660.84-0.02', 0): 1.0, ('661660.350.04', 2): 0, ('666661.8-0.52', 0): 1.0, ('666661.770.09', 1): 0.0, ('666661.220.08', 1): 0, ('666661.47-0.1', 1): 0, ('666661.610.26', 2): 0, ('666660.420.1', 2): 0, ('666660.660.01', 0): 1.07, ('666661.650.69', 2): 0.0, ('666661.28-0.0', 0): 1, ('666661.470.2', 2): 0, ('666660.940.45', 0): 1.046195911657, ('666661.510.45', 0): 1.0749, ('666661.74-0.19', 0): 1, ('166661.440.82', 2): 0, ('666661.860.43', 1): 0, ('666661.41-0.51', 1): 0.0, ('666661.510.15', 0): 1.0, ('666660.820.3', 1): 0, ('666661.480.6', 2): 0, ('626660.840.5', 0): 1, ('666661.510.67', 1): 0.0, ('666661.361.52', 2): 0, ('666661.290.78', 0): 1, ('666660.890.12', 0): 1.4734144813914734, ('666661.310.78', 1): 0, ('666661.740.68', 2): 0, ('666661.550.62', 2): 0.0, ('666661.00.86', 2): 0, ('666660.50.23', 1): 0, ('666660.650.18', 0): 1.987666233029518, ('666660.750.12', 2): 0, ('666661.51.0', 1): 0, ('666661.82-0.0', 1): 0, ('666661.350.34', 2): 0, ('666660.850.16', 0): 1.07492401, ('666661.98-0.22', 1): 0, ('666662.080.91', 1): 0, ('661660.280.04', 2): 0, ('666161.48-0.09', 0): 1, ('666661.550.22', 2): 0, ('666661.430.57', 2): 0.07490000000000001, ('666661.28-0.48', 1): 0, ('666661.620.91', 2): 0.0, ('666661.730.67', 0): 1.0, ('666661.12-0.08', 2): 0, ('661661.450.32', 1): 0, ('666660.841.27', 0): 1, ('666661.880.69', 1): 0, ('666661.47-0.24', 1): 0.0, ('666661.040.12', 2): 0, ('666661.311.56', 0): 1, ('666662.17-0.72', 1): 0, ('666661.240.64', 2): 0, ('666661.311.42', 1): 0, ('666661.940.25', 0): 1.0, ('666662.03-0.5', 2): 0.0, ('666661.670.79', 0): 1, ('666661.410.39', 1): 0, ('666661.11-1.14', 1): 0, ('666661.210.28', 2): 0, ('666661.03-0.04', 1): 0, ('666661.420.52', 1): 0.0, ('666661.90.64', 2): 0.0, ('666661.76-0.15', 2): 0, ('666661.10.34', 0): 1.0252632731262912, ('666660.850.8', 1): 0, ('666661.860.8', 0): 1.1413790000000001, ('666661.270.76', 1): 0, ('666661.64-0.6', 2): 0, ('666661.44-0.12', 1): 0, ('666662.32-1.02', 2): 0, ('666661.13-0.07', 0): 1.0, ('666661.970.59', 1): 0, ('666661.110.62', 0): 1.0, ('666661.251.0', 2): 0, ('666661.770.56', 0): 1.0, ('666661.850.91', 1): 0, ('666661.04-1.37', 1): 0, ('666661.130.52', 2): 0, ('666662.040.44', 1): 0, ('666660.70.73', 0): 1, ('666661.980.49', 0): 1, ('666661.450.94', 1): 0, ('666661.51-1.05', 0): 1, ('666660.620.01', 0): 1.0, ('666661.570.83', 1): 0, ('666661.570.49', 2): 0.0, ('666660.690.1', 0): 1.4855650633684088, ('666660.770.08', 0): 1.0918758301994225, ('666661.120.57', 0): 1.079607652957, ('666661.060.35', 1): 0, ('666660.260.02', 0): 1.9489681573332576, ('666660.620.9', 1): 0, ('666660.670.64', 0): 1.133, ('666661.520.58', 1): 0, ('666660.760.49', 0): 1, ('666661.180.57', 1): 0, ('666661.80.08', 0): 1.0630000000000002, ('666661.480.71', 0): 1, ('666661.28-0.11', 1): 0, ('666660.920.09', 2): 0, ('666661.771.13', 2): 0, ('666660.981.09', 2): 0, ('666661.440.36', 0): 1.2126271000000002, ('666662.010.45', 0): 1.0, ('666660.740.48', 2): 0, ('666661.870.78', 0): 1, ('666161.18-0.01', 2): 0, ('666660.570.38', 2): 0, ('666660.590.1', 1): 0.3671141444824636, ('666661.76-0.48', 1): 0, ('666661.540.16', 0): 1, ('666660.560.09', 0): 1.4295191959182274, ('666661.750.78', 2): 0, ('666661.14-0.08', 2): 0, ('666661.710.77', 0): 1.1478087799999999, ('666661.050.78', 0): 1.07, ('666661.770.94', 1): 0.0, ('666660.950.43', 1): 0, ('666661.571.03', 0): 1, ('666660.550.06', 1): 0.0, ('666661.41-0.39', 2): 0, ('666661.250.88', 1): 0, ('666662.44-1.03', 0): -100, ('666661.8-0.06', 0): 1.08023953, ('666661.23-0.27', 1): 0, ('666661.190.54', 2): 0, ('666661.870.57', 0): 1.0630000000000002, ('666660.88-0.15', 1): 0, ('666660.940.22', 2): 0, ('666661.650.42', <text:soft-page-break/>0): 1.25445, ('666660.890.48', 0): 1, ('666661.520.08', 2): 0.13741, ('666661.280.25', 0): 1.135080140993, ('666661.220.35', 0): 1.4951030451209244, ('666661.94-0.25', 1): 0, ('666661.18-0.54', 0): 1, ('666661.340.45', 1): 0.15098862863, ('666661.270.82', 2): 0.133, ('666661.780.45', 0): 1.1423100000000002, ('666661.26-0.07', 2): 0, ('666661.8-0.0', 0): 1.0, ('666661.570.08', 1): 0, ('666661.411.53', 2): 0, ('666661.510.36', 2): 0, ('666660.270.02',</text:p>
      <text:p text:style-name="P1"><text:s/>0): 1.9897870864540592, ('666661.15-0.26', 0): 1, ('666661.660.3', 2): 0, ('666661.720.99', 2): 0, ('666661.14-1.06', 2): 0, ('666661.91.45', 1): 0, ('666661.390.97', 0): 1, ('666661.45-0.08', 1): 0, ('666662.010.62', 1): 0, ('666661.210.49', 0): 1.0, ('661661.84-0.13', 0): 1, ('666661.21-0.01', 0): 1.0049, ('666661.131.52', 0): 1, ('666661.320.83', 1): 0.0, ('666660.770.31', 0): 1.03038098, ('666661.072.05', 0): 1, ('666661.4-0.1', 0): 1, ('666661.610.32', 2): 0.0, ('666662.13-0.4', 0): 1, ('666662.110.44', 0): 1.0, ('666661.39-0.13', 0): 1.0, ('666661.340.12', 1): 0.133, ('666661.960.76', 0): 1.0, ('666661.85-0.11', 2): 0, ('666661.420.27', 2): 0, ('666661.41-0.08', 0): 1.19795993, ('666661.87-0.68', 1): 0, ('666661.90.47', 0): 1, ('666661.9-0.21', 1): 0.0, ('666661.330.47', 0): 1.0630000000000002, ('666661.450.81', 0): 1, ('666662.080.68', 2): 0, ('666661.30.4', 1): 0, ('666661.11-0.07', 0): 1, ('666661.46-0.28', 0): 1.0, ('666660.670.12', 1): 0.0, ('666661.18-0.13', 2): 0, ('666660.25-0.04', 1): 0, ('666661.650.59', 1): 0, ('666660.750.41', 1): 0, ('666661.93-1.11', 0): 1, ('666661.530.26', 0): 1.2348569999999999, ('666660.740.11', 0): 1.090713929758937, ('666660.660.37', 2): 0, ('666661.250.13', 1): 0, ('666661.860.98', 2): 0, ('666661.570.24', 1): 0.0, ('660662.140.35', 1): 0, ('666661.17-0.06', 0): 1.0, ('666661.04-0.01', 0): 1.07, ('666661.51-0.51', 0): 1, ('666660.620.51', 1): 0, ('666661.921.01', 0): 1.0, ('666661.160.24', 0): 1.06457000265541, ('666661.270.13', 0): 1.2596186378913603, ('666660.840.24', 0): 1.5697190428367223, ('666661.12-0.5', 0): 1, ('666661.951.14', 2): 0, ('666661.190.26', 0): 1.08574492829, ('666661.380.14', 2): 0.068199439, ('666660.410.07', 2): 0.0, ('666660.28-0.01', 1): 0, ('666660.930.29', 0): 1.1576062029166607, ('666660.580.19', 1): 0, ('666661.79-0.61', 0): 1.0, ('666661.810.15', 2): 0, ('666660.790.29', 1): 0, ('666661.720.45', 2): 0, ('666660.650.24', 2): 0, ('666661.350.57', 1): 0.06999999999999999, ('666661.70.69', 2): 0, ('666661.090.61', 2): 0, ('666661.350.65', 0): 1.133, ('666661.69-0.46', 1): 0, ('666661.510.91', 0): 1, ('666660.930.84', 0): 1, ('666661.24-0.09', 2): 0, ('666660.86-0.81', 2): 0, ('666661.73-0.55', 2): 0.0, ('666661.950.23', 0): 1.0, ('666660.540.24', 0): 1.153298776701, ('666661.130.2', 2): 0, ('666661.95-0.53', 2): 0.0, ('666661.320.18', 2): 0.0, ('666661.4-0.37', 1): 0, ('666661.890.9', 2): 0, ('666662.02-0.51', 2): 0, ('666661.910.45', 1): 0, ('666661.450.67', 1): 0, ('66666-0.0-0.0', 2): 0, ('666661.781.15', 1): 0, ('666661.38-0.45', 1): 0, ('666661.430.51', 2): 0, ('666661.88-0.15', 2): 0, ('666661.340.72', 0): 1.0, ('666661.540.39', 2): 0, ('666660.36-0.01', 1): 0, ('666661.140.97', 2): 0, ('666661.970.67', 1): 0.0, ('666661.361.18', 0): 1.0, ('666661.061.2', 1): 0, ('666661.280.49', 1): 0, ('666661.63-0.01', 2): 0, ('666661.630.19', 2): 0, ('666662.060.49', 2): 0, ('666661.190.4', 0): 1, ('666660.630.28', 0): 1.24446818473469, ('666662.040.27', 2): 0, ('616661.260.54', 0): 1, ('666661.720.74', 0): 1.0611100000000002, ('666661.441.22', 2): 0, ('666660.96-0.11', 2): 0.0, ('666660.790.38', 0): 1, ('666661.25-0.41', 1): 0, ('666660.660.22', 2): 0, ('666661.37-0.09', 1): 0, ('666661.4-0.89', 1): 0, ('666661.7-0.06', 2): 0.0, ('666661.560.05', 2): 0, ('666660.760.41', 1): 0, ('666660.930.17', 2): 0, ('666661.831.02', 2): 0, ('666661.950.38', 2): 0, ('666661.42-0.05', 0): 1.1267, ('666661.450.33', 0): 1.19074297039, ('666661.750.95', 2): 0, ('666662.10.83', 0): 1, ('666662.250.71', 1): -100, ('666661.31.0', 0): 1, ('666661.281.0', 1): 0, ('666661.790.57', 1): 0, ('666661.680.91', 0): 1, ('666661.760.48', 0): 1.0049, ('666661.69-0.85', 2): 0, ('666660.980.6', 1): 0, ('666661.970.4', 0): 1, ('666661.820.48', 0): 1.07, ('666660.92-0.13', 1): 0, ('666661.770.0', 2): 0, ('666661.430.2', 2): 0.14706300000000003, ('666661.710.47', 2): 0, ('666660.750.35', 0): 1.08290366, ('666661.691.04', 0): 1.0, ('666660.650.2', 0): 2.6174607995727075, ('666661.770.68', 0): 1.0, ('666660.930.51', 0): 1.07, ('666661.380.43', 0): 1.18860873983404, ('666661.09-0.2', 2): 0, ('666661.450.22', 2): 0, ('666661.130.63', 1): 0.0, ('666661.780.14', 0): 1, ('666660.820.39', 0): 1.463738493159034, ('666661.56-0.32', 2): 0.0, ('666661.320.38', 2): 0, ('666661.71-0.06', 1): 0.0, ('661660.340.05', 0): 1.0630000000000002, ('666661.430.86', 2): 0, ('666661.1-0.08', 0): 1.0, ('666661.231.1', 0): 1.133, ('666660.880.28', 2): 0, ('666661.731.0', 1): 0, ('666661.541.28', 1): 0, ('666661.710.92', 2): 0, ('666661.87-0.43', 0): 1, ('666661.10.59', 2): 0.1946, ('666661.82-0.24', 0): 1.0630000000000002, ('666661.290.81', 0): 1.0, ('666661.230.18', 1): 0, ('666660.980.44', 0): 1.0630000000000002, ('666661.240.05', 0): 1.1152711, ('666662.00.85', 0): 1, <text:soft-page-break/>('666661.440.08', 0): 1.0749, ('666661.890.45', 2): 0, ('666661.420.44', 2): 0, ('666661.490.21', 2): 0, ('666660.650.39', 1): 0, ('666661.781.12', 2): 0, ('666661.931.51', 0): -100, ('666661.750.06', 0): 1.07, ('666661.07-0.28', 2): 0, ('666660.830.25', 2): 0.0, ('666661.050.43', 2): 0.301197637349, ('666661.03-0.0', 0): 1, ('666661.360.44', 0): 1.3464481516089999, ('666660.480.01', 0): 1.147556577, ('661661.150.41', 2): 0, ('666660.980.75', 0): 1, ('666661.521.2', 0): 1.0, ('666661.661.43', 2): 0, ('666660.180.02', 1): 0, ('666660.860.42', 0): 1.2895210675237208, ('666661.73-0.36', 1): 0, ('666660.910.83', 1): 0, ('666661.231.21', 2): 0, ('666661.290.34', 1): 0.0, ('666661.540.41', 1): 0.295320753, ('666661.610.76', 0): 1.1423100000000002, ('666661.590.83', 2): 0, ('666661.320.06', 2): 0.0, ('666660.64-0.01', 2): 0, ('666661.72-0.43', 0): 1, ('666661.470.91', 0): 1, ('666660.72-0.1', 2): 0, ('666660.3-0.0', 0): 1.254086763574315, ('666661.540.99', 0): 1.0049, ('666660.640.74', 0): 1, ('666661.071.67', 1): 0, ('666661.350.73', 1): 0, ('666661.96-0.18', 0): 1, ('666661.890.12', 2): 100.0, ('666660.4-0.02', 2): 0.0, ('666662.180.76', 1): 0.0, ('666661.350.05', 0): 1, ('666661.471.0', 1): 0, ('666660.950.33', 0): 1.2307596214651684, ('666660.36-0.0', 2): 0, ('666661.041.01', 0): 1, ('666661.320.74', 1): 0.12000870000000001, ('666661.93-0.57', 1): 0, ('666661.240.47', 1): 0, ('666661.910.69', 2): 0, ('666661.76-0.35', 0): 1.0, ('661660.330.05', 2): 0, ('666661.44-0.34', 0): 1.0, ('666660.490.18', 2): 0, ('666660.16-0.01', 0): 1.1991374000000001, ('666661.770.76', 2): 0.063, ('666661.05-1.36', 2): 0, ('666661.580.59', 1): 0.07490000000000001, ('666661.751.32', 2): 0.0, ('666660.981.29', 0): 1, ('666661.771.02', 0): -9.100000000000001, ('666661.190.25', 0): 1.0616, ('666661.070.07', 1): 0, ('666661.260.1', 2): 0, ('666661.050.21', 1): 0, ('666660.90.47', 0): 1.12795993, ('666662.090.67', 0): 1, ('666661.170.43', 2): 0.1679369706, ('666661.50.79', 0): 1, ('666661.010.31', 0): 1.361291859185075, ('666661.90.32', 0): 1.07, ('666661.480.08', 2): 0, ('666661.470.55', 0): 1.1200281481, ('666661.820.27', 2): 0.0, ('666661.381.51', 0): 1, ('666661.741.09', 0): 1.0, ('666661.480.55', 2): 0, ('666661.821.5', 2): 0, ('666661.040.46', 1): 0.0, ('666660.920.75', 1): 0, ('666662.00.44', 0): -8.85927, ('666661.760.79', 0): 1.073969, ('666661.260.97', 2): 0, ('666660.710.35', 1): 0, ('666661.260.23', 2): 0.13246004520000002, ('666660.740.07', 1): 0, ('666660.710.27', 2): 0.7312992787165069, ('662661.020.28', 1): 0, ('666662.08-0.42', 2): 0, ('666661.650.22', 2): 0.27415695328, ('666660.910.12', 0): 1.4731102137423313, ('666661.820.61', 0): 1.06741, ('666661.940.74', 2): 0, ('661660.20.04', 2): 0, ('666661.770.47', 0): 1.0, ('666661.83-0.17', 1): 0, ('666661.00.48', 1): 0, ('666662.00.31', 1): 0, ('666660.920.41', 0): 1.004703910183, ('666661.610.94', 2): 0, ('666661.470.9', 2): 0.0, ('666661.510.8', 0): 1.00441, ('666661.111.64', 0): 1, ('666661.270.5', 0): 1.135079, ('666660.9-0.01', 2): 0, ('666661.690.67', 1): 0, ('666661.681.03', 2): 0.1267, ('666661.93-0.26', 2): 0, ('666661.551.23', 2): 0, ('666661.220.11', 2): 0.0, ('666660.720.13', 1): 0, ('666661.99-1.21', 2): 0, ('666661.580.95', 0): 1, ('666661.481.47', 0): 1, ('666662.10.74', 1): 0, ('666660.781.63', 2): 0, ('166661.611.18', 2): 0, ('666660.240.01', 0): 2.0654429729907764, ('666660.60.05', 2): 0.0, ('666661.73-0.5', 1): 0, ('666661.93-0.19', 2): 0, ('666661.470.53', 2): 0.070131908539, ('666661.480.28', 2): 0, ('666660.98-1.32', 1): 0, ('666661.33-0.06', 2): 0, ('666661.241.13', 0): 1, ('666660.960.85', 2): 0, ('666662.02-0.22', 2): 0, ('666662.06-0.74', 0): 1, ('666661.41-0.25', 1): 0, ('666662.07-0.41', 1): 0, ('666661.150.24', 0): 1.2497698003717574, ('666661.870.46', 2): 0.0, ('666661.491.01', 0): 1.0, ('666661.090.62', 2): 0, ('666661.110.3', 1): 0.0, ('666661.73-0.04', 2): 0, ('666661.950.51', 1): 0, ('666661.770.14', 0): 1.0, ('666661.860.5', 0): 1, ('666661.021.39', 0): 1, ('666661.67-0.07', 1): 0, ('666661.91.38', 2): 0, ('666661.620.17', 0): 1.0049, ('666661.67-0.17', 0): 1.0, ('666660.780.07', 1): 0, ('666660.46-0.0', 2): 0, ('666660.67-0.01', 1): 0, ('666661.960.66', 2): 0, ('666661.10.94', 0): 1, ('666661.440.88', 0): 1.1267, ('666661.760.94', 1): 0, ('666661.920.52', 2): 0.0, ('666661.20.15', 2): 0.0, ('666662.0-0.45', 2): 0, ('666660.770.12', 0): 1.6125748061010905, ('666661.50.16', 2): 0.0, ('666661.510.76', 0): 1, ('666661.560.63', 2): 0, ('666660.94-0.22', 0): 1, ('666661.97-0.38', 2): 0, ('666661.680.09', 2): 0.1379, ('666661.660.54', 1): 0.0, ('666660.610.07', 0): 1.0, ('666660.870.05', 1): 0.0, ('666661.690.36', 1): 0.0, ('666660.950.2', 2): 0, ('666661.460.2', 0): 1.18520306, ('666661.750.53', 1): 0, ('666660.70.32', 1): 0.0, ('666660.540.05', 2): 0, ('666661.010.64', 1): 0, ('666660.990.05', 1): 0.194875098348553, ('666661.761.23', 0): 1, ('666661.070.67', 0): 1.0744099999999999, ('666660.650.31', 0): 1, ('666661.921.02', 2): 0, ('666661.070.11', 1): 0, ('666660.80.22', 0): 1.1659312968200761, ('666660.870.15', 1): 0, ('666661.160.03', 2): 0, ('666661.960.2', 1): 81.0, ('666661.261.08',</text:p>
      <text:p text:style-name="P1"><text:soft-page-break/><text:s/>2): 0, ('666661.380.95', 0): 1, ('666661.21-0.49', 2): 0, ('666660.990.1', 0): 1.368580009, ('666661.390.76', 1): 0, ('666662.140.64', 0): 1.0, ('666660.920.19', 0): 1.2614710679, ('666661.010.11', 0): 1.2910243, ('666661.591.32', 0): 1, ('666661.580.65', 0): 1.146622, ('666661.240.81', 0): 1.07, ('666660.910.07', 0): 1.0280363744479, ('666661.54-0.19', 2): 0, ('666661.490.3', 1): 0.2435447, ('666661.310.37', 1): 0.0, ('666662.190.88', 1): -100, ('666661.090.09', 1): 0, ('666662.0-0.56', 0): 1, ('666661.350.41', 2): 0.06684993, ('666661.31.35', 1): 0, ('666661.99-0.41', 0): 1.07, ('666661.120.87', 2): 0, ('666661.570.57', 0): 1.07, ('666660.670.0', 0): 1.07, ('666660.87-1.01', 0): 1, ('666661.490.93', 0): 1, ('666660.890.19', 1): 0.3186041437860422, ('666660.910.37', 0): 1.1990312060771258, ('666661.630.51', 0): 1.0878115, ('666662.30.53', 2): 0, ('666661.570.13', 1): 0.0, ('666661.060.2', 1): 0, ('666660.79-0.53', 0): 1, ('666661.840.25', 2): 0, ('666661.910.34', 1): 0.0, ('666661.680.1', 1): 0.0, ('666660.21.9', 2): 0, ('666661.840.37', 1): 0, ('666660.450.11', 0): 2.2252578726526897, ('666662.20.47', 1): 0, ('666661.740.02', 0): 1.0, ('666661.51-0.19', 2): 0, ('666660.440.0', 0): 1.08030867046853, ('666661.810.4', 2): 0, ('666662.10.57', 1): 0, ('666661.081.03', 0): 1, ('666660.710.1', 0): 1.3050211902427102, ('666660.060.0', 0): 1.9843151883848509, ('666660.460.06', 2): 0.3455424623, ('666661.050.17', 1): 0, ('666661.621.36', 0): 1, ('666661.070.36', 0): 1.2213853662050482, ('666661.731.48', 1): 0, ('666661.351.08', 1): 0, ('666661.91.02', 2): 0, ('666662.140.48', 0): 1, ('666660.930.44', 2): 0, ('666660.211.89', 1): 0, ('666661.110.01', 0): 1.0049, ('666661.65-0.06', 1): 0, ('666661.71-0.61', 2): 0, ('666661.29-0.2', 1): 0, ('666660.790.35', 1): 0.0, ('666661.330.24', 2): 0, ('666661.56-0.26', 2): 0, ('666661.20.95', 1): 0, ('666660.721.13', 1): 0, ('666661.040.59', 1): 0, ('666661.85-0.57', 0): 1.0, ('666661.75-0.8', 2): 0, ('666661.46-0.23', 0): 1.0, ('666661.820.67', 2): 0, ('666661.310.66', 1): 0, ('666661.8-0.51', 1): 0, ('666661.880.71', 0): 1.07, ('666661.650.8', 1): 0, ('666661.090.9', 2): 0, ('666661.650.76', 2): 0, ('666661.581.16', 1): 0, ('666662.040.4', 0): 1.0, ('666660.970.39', 2): 0, ('666661.70.82', 1): 0, ('666661.360.07', 2): 0, ('666661.810.72', 0): 1.133, ('666661.260.55', 2): 0.12103, ('666660.591.17', 1): 0, ('666662.00.79', 0): 1.0, ('666661.0-0.36', 0): 1.0, ('666661.510.16', 1): 0, ('666660.820.6', 2): 0, ('666661.160.86', 2): 0, ('666660.990.32', 0): 1.4708195542452835, ('666661.510.62', 2): 0, ('666662.020.72', 0): 1, ('666661.880.53', 0): 1.2440060000000002, ('666661.610.14', 0): 1.07, ('666661.891.32', 0): 1, ('666661.86-0.14', 0): 1.0, ('666661.050.83', 1): 0, ('666661.350.66', 2): 0, ('666661.90.21', 2): 0, ('666661.41.45', 2): 0, ('666660.612.02', 2): 0, ('666660.440.02', 2): 0, ('666661.19-0.04', 2): 0, ('666662.110.65', 0): 1, ('666661.420.13', 0): 1, ('666661.721.46', 2): 0, ('666662.11.22', 0): 1.0, ('666661.260.48', 2): 0, ('666661.36-0.46', 2): 0, ('666661.631.05', 1): 0, ('666661.35-0.46', 0): 1, ('666661.320.13', 2): 0.04914189000000001, ('666660.690.23', 0): 1.9710075952609767, ('666661.030.63', 1): 0.166957, ('666660.730.43', 2): 0.0, ('666661.590.49', 0): 1.0, ('666661.760.01', 1): 0, ('666661.20.59', 0): 1.0804292878900001, ('666661.631.04', 0): 1, ('666661.49-1.54', 2): 0, ('666661.530.38', 0): 1.0777653707802999, ('666661.22-0.08', 1): 0.063, ('666661.110.65', 1): 0.20395899019999997, ('666661.190.44', 2): 0.21263193644700001, ('666661.75-0.26', 0): 1, ('666661.830.3', 0): 1.00678699, ('666661.570.73', 0): 1.0749, ('666661.190.9', 0): 1.0, ('666661.871.38', 2): 0, ('666661.490.99', 2): 0, ('666661.02-1.54', 2): 0, ('666660.620.06', 1): 0.0, ('666660.840.21', 0): 1.905206714954101, ('666661.720.11', 0): 1, ('666661.99-0.39', 1): 0, ('666660.840.45', 0): 1, ('666661.060.32', 0): 1.2712122855338166, ('666660.851.55', 1): 0, ('666661.71.21', 1): 0, ('666661.62-0.16', 0): 1.07, ('666661.620.44', 1): 0, ('666660.670.67', 1): 0, ('666660.860.53', 0): 1.20334601, ('666661.910.14', 1): 100, ('666660.820.53', 0): 1.0, ('666661.920.27', 1): 0, ('666661.850.8', 0): 1, ('666661.730.38', 2): 0, ('666660.90.36', 1): 0, ('666661.69-0.53', 0): 1, ('666661.221.51', 2): 0, ('666660.840.24', 1): 0, ('666662.050.59', 0): -9.030000000000001, ('666661.621.13', 0): 1.07, ('666661.050.7', 2): 0, ('666661.431.04', 1): 0, ('666661.541.02', 0): 1.0, ('666660.540.31', 1): 0.0, ('666661.710.68', 0): 1.0, ('666661.980.33', 0): 1.07, ('666661.80.94', 2): 0, ('666661.84-0.53', 2): 0, ('666661.89-0.63', 2): 0, ('666661.010.19', 1): 0, ('666661.810.67', 0): 1.0, ('666661.871.25', 2): 0, ('666660.550.19', 1): 0.807822108465196, ('666661.070.25', 2): 0, ('666660.820.34', 0): 1.07, ('666661.04-0.23', 0): 1, ('666661.090.01', 0): 1.0, ('662660.750.22', 0): 1, ('666660.390.07', 1): 0.875213913379296, ('666661.680.54', 2): 0, ('666660.520.15', 2): 0.0, ('666661.910.21', 0): 1.045927, ('666660.210.02', 0): 2.249003260157874, ('666661.43-0.11', 2): 0, ('666661.51-0.02', 0): 1.0049, ('666661.630.63', 0): 1.146279, ('666661.580.1', 0): 1.0, ('666661.560.27', 0): 1.0049, ('666661.39-1.47', 2): 0, <text:soft-page-break/>('666660.910.29', 2): 0, ('666661.920.41', 0): 1.2523333096199998, ('666661.960.37', 0): 1.06629693, ('666661.34-0.0', 0): 1.0, ('666661.490.18', 2): 0.018032, ('666661.18-0.6', 1): 0, ('666660.270.01', 1): 0.0, ('666661.370.32', 0): 1.205244417, ('666661.660.3', 0): 1.0749, ('666661.230.98', 0): 1.0, ('666660.9-0.13', 1): 0, ('666662.220.35', 0): 1, ('666661.12-0.52', 2): 0, ('666660.621.95', 2): 0, ('666660.76-0.21', 2): 0, ('666661.130.35', 0): 1.0714817101748468, ('666661.24-0.25', 2): 0, ('666661.270.72', 0): 1.0, ('666662.24-0.76', 2): 0, ('666661.70.03', 0): 1.165627, ('666660.641.36', 0): 1, ('666662.010.61', 0): -9.100000000000001, ('666661.161.37', 2): 0, ('666661.790.51', 2): 0.06999999999999999, ('666660.45-0.1', 0): 1, ('666661.710.25', 0): 1.0630000000000002, ('666661.07-1.83', 0): 1, ('666661.110.33', 0): 1.1666436681928634, ('666661.331.1', 0): 1, ('666661.340.11', 0): 1.0630000000000002, ('666661.040.3', 2): 0, ('666661.810.02', 1): 0, ('666661.160.38', 0): 1.281596827825901, ('666661.960.51', 0): 1, ('666660.870.92', 0): 1, ('666661.630.85', 0): 1, ('666660.950.23', 1): 0, ('666661.390.84', 1): 0.0, ('666661.980.63', 1): -10.0, ('666661.390.94', 0): 1.0, ('666661.180.3', 0): 1.3772448194661522, ('666662.020.46', 0): 1, ('666662.240.6', 2): 0, ('666661.33-0.78', 2): 0, ('666660.890.55', 0): 1.2346630369999998, ('666661.220.03', 1): 0.08372, ('666660.171.33', 2): 0, ('666661.530.17', 0): 1, ('666661.310.82', 1): 0.0, ('666661.25-0.17', 1): 0, ('666660.660.06', 2): 0, ('666661.530.25', 1): 0.0, ('666660.90.08', 0): 1.2546990893439998, ('666660.740.12', 1): 0, ('666661.761.46', 1): 0, ('666660.54-0.03', 0): 1.1379000000000001, ('666661.470.13', 0): 1.00900248139, ('666661.790.44', 2): 0, ('666661.790.75', 2): 0, ('666661.950.6', 2): 0, ('666661.250.26', 0): 1.2017454600000002, ('666661.080.21', 1): 0.25804366, ('666661.190.21', 1): 0.19884683, ('666661.360.65', 0): 1.0, ('666661.680.7', 2): 0, ('666660.860.27', 0): 1.951285327254798, ('666661.340.06', 2): 0, ('666661.620.62', 1): 0.23908079999999998, ('666660.50.24', 1): 0, ('666661.00.13', 0): 1.13019272, ('666661.760.74', 0): 1.0, ('666661.231.05', 1): 0, ('666661.280.9', 2): 0, ('166661.610.83', 2): 0, ('666661.890.61', 1): 0.0, ('666660.971.11', 1): 0, ('666661.350.54', 0): 1, ('666661.271.92', 0): 1, ('666661.30.31', 0): 1.321428874027156, ('666661.330.55', 1): 0, ('662660.730.17', 1): 0, ('666661.63-0.98', 1): 0, ('666662.06-0.43', 2): 0, ('666661.161.29', 0): 1, ('666661.560.11', 1): 0.0, ('666661.330.7', 2): 0, ('666661.131.72', 0): 1, ('666660.540.15', 0): 2.6449267756794828, ('666661.03-1.39', 1): 0, ('666660.890.7', 2): 0, ('666660.95-0.2', 2): 0, ('666661.081.1', 0): 1, ('666661.38-0.33', 0): 1, ('666661.430.41', 0): 1.0, ('666661.450.64', 0): 1, ('666660.51-1.88', 2): 0, ('666661.640.35', 2): 0, ('666661.76-0.18', 0): 1.0, ('666660.14-0.0', 2): 0, ('666661.06-1.32', 1): 0, ('666661.45-1.19', 1): 0, ('666661.590.41', 1): 0.1897, ('616661.130.58', 0): 1, ('666660.830.15', 0): 1, ('666661.64-0.3', 0): 1.0, ('666661.040.85', 2): 0, ('666661.540.73', 2): 0, ('666661.760.05', 0): 1, ('666661.7-0.52', 1): 0, ('666661.81.11', 1): 0, ('666661.380.4', 0): 1, ('666661.56-0.56', 0): 1.0, ('666661.840.01', 0): 100.0, ('666661.260.08', 0): 1.0, ('666661.92-1.09', 0): 1, ('666660.730.09', 0): 1.0830509947092, ('666662.160.71', 0): 1.07, ('666661.390.06', 0): 1.07, ('666661.25-0.42', 0): 1, ('666661.89-0.61', 0): 1, ('666661.281.38', 2): 0, ('666661.77-0.02', 1): 0, ('666660.630.15', 1): 0.8780692618995408, ('666660.660.51', 0): 1, ('666662.210.83', 2): 0, ('666660.930.12', 1): 0, ('666661.950.35', 1): 0.0, ('666661.06-0.1', 2): 0, ('666661.910.77', 2): 0, ('666660.69-0.1', 0): 1, ('666661.68-0.64', 1): 0, ('666661.160.11', 2): 0, ('666661.70.23', 1): 0, ('666661.160.03', 1): 0.0, ('666661.730.41', 2): 0, ('666661.460.49', 2): 0.08195124000000001, ('666660.81-0.04', 1): 0, ('666661.080.92', 0): 1, ('666661.890.29', 1): 0, ('666661.85-0.59', 2): 0, ('666661.450.48', 0): 1.1270430000000002, ('666661.43-0.2', 2): 0, ('666661.4-0.17', 1): 0.0, ('666660.940.18', 0): 1.1595218319841998, ('666660.880.45', 0): 1.1409821, ('666661.50.42', 1): 0, ('666661.490.61', 0): 1.0630000000000002, ('666661.260.79', 0): 1.0, ('666661.420.67', 0): 1.133, ('666661.740.13', 0): 1.133, ('666660.41-0.06', 1): 0, ('666661.710.22', 2): 0.2873073, ('666661.591.12', 0): 1.0, ('666661.761.17', 0): -9.100000000000001, ('666661.530.09', 2): 0, ('666662.32-0.85', 2): 0, ('666660.980.47', 1): 0.07505314558, ('666661.230.0', 1): 0, ('666661.230.29', 0): 1.1964869185958, ('666661.240.18', 2): 0, ('666660.641.25', 0): 1.0, ('666660.97-0.06', 2): 0, ('666661.430.11', 1): 0, ('666661.750.09',</text:p>
      <text:p text:style-name="P1"><text:s/>1): 0, ('666661.660.5', 2): 0, ('666660.921.98', 1): 0, ('666661.07-0.39', 0): 1, ('666660.60.36', 0): 1.07, ('666660.77-0.56', 1): 0, ('666662.27-0.86', 1): 0, ('666661.980.6', 1): -100, ('666661.870.31', 2): 0, ('666661.670.69', 1): 0.0, ('666661.630.35', 0): 1.070343, ('666661.062.03', 0): 1, ('666660.880.38', 1): 0, ('666662.010.69', 1): 0, ('666661.210.46', 2): 0, ('666660.590.19', 2): 0.0, ('666661.870.63', 2): 0.0, ('666662.02-0.25', 1): 0, ('666660.690.46', 1): 0, ('666661.320.88', 1): 0, ('666661.610.39', 0): 1.195844550377, <text:soft-page-break/>('666661.770.27', 2): 0.06999999999999999, ('666661.071.06', 1): 0.0, ('666661.530.51', 1): 0, ('666661.80.65', 1): 0, ('616661.750.94', 2): 0, ('666661.420.22', 0): 1.0781928, ('266661.241.33', 2): 0, ('666661.83-0.58', 0): 1, ('666661.76-0.26', 0): 1.06741, ('666660.570.35', 2): 0, ('666661.960.46', 1): 0, ('666661.32-0.19', 0): 1.07, ('666661.681.5', 1): 0, ('666660.570.27', 1): 0.0, ('666661.80.79', 0): 1.0, ('666661.50.46', 2): 0.00492123807, ('666661.270.25', 0): 1.1501941, ('666660.760.4', 1): 0, ('666661.611.24', 1): 0.06999999999999999, ('666661.51-0.12', 2): 0, ('666661.141.03', 1): 0, ('666661.281.07', 0): 1, ('666662.081.14', 0): 1, ('666661.550.85', 2): 0.133, ('666661.150.02', 0): 1, ('666661.30.45', 0): 1.0003686907, ('661661.610.32', 0): 1, ('666661.010.48', 0): 1.1416876999999999, ('666660.870.26', 2): 0, ('666661.61-0.39', 1): 0.0, ('666661.45-0.67', 0): 1, ('666661.280.15', 0): 1.1210300000000002, ('666660.60.88', 2): 0, ('666661.690.59', 0): 1, ('666660.28-0.06', 1): 0, ('666662.140.47', 0): 1, ('616661.550.95', 1): 0, ('666661.00.07', 0): 1.133, ('666661.460.98', 0): 1, ('666661.44-0.23', 0): 1, ('666660.26-0.0', 0): 1.431548125296902, ('666661.120.63', 0): 1.1200087, ('666661.55-0.18', 1): 0, ('666660.690.11', 1): 0.8426225606544464, ('666660.670.43', 2): 0, ('666660.35-0.02', 2): 0, ('666660.490.08', 1): 0, ('666661.811.01', 1): 0, ('666660.80.57', 0): 1, ('666661.20.6', 2): 0, ('666661.180.01', 0): 1.07, ('666661.33-0.12', 1): 0.0, ('666660.630.94', 0): 1.0, ('666661.350.18', 0): 1.0757375374, ('666661.360.17', 2): 0.25302410000000003, ('666661.221.16', 1): 0, ('666661.440.97', 2): 0, ('666661.090.85', 1): 0, ('666661.221.02', 0): 1, ('626660.690.36', 2): 0, ('666661.350.29', 0): 1.3557767228841002, ('666661.390.69', 1): 0.0, ('666662.03-0.74', 2): -100, ('666661.98-0.56', 0): 1, ('666661.710.05', 0): 1.07, ('666660.840.58', 0): 1, ('661661.510.36', 1): 0, ('666661.750.26', 1): 0, ('666260.750.08', 0): 1, ('666661.890.75', 0): 1.0, ('666661.38-1.07', 1): 0, ('666661.60.52', 1): 0, ('666660.82-0.63', 1): 0, ('666661.31.22', 1): 0, ('666660.510.41', 2): 0, ('666660.920.46', 1): 0.0, ('666661.880.58', 0): 1.07, ('666661.590.7', 0): 1.0, ('666661.481.44', 1): 0, ('666661.45-0.42', 2): 0, ('666661.2-1.03', 2): 0, ('666660.240.02', 1): 0, ('666661.9-0.55', 1): 0, ('666662.00.3', 0): 1, ('666661.71-0.58', 2): 0, ('666661.280.73', 1): 0, ('666660.380.11', 2): 0.25229596946295485, ('666660.841.29', 1): 0.0, ('666661.820.77', 1): 0, ('666661.251.21', 2): 0.0, ('666661.130.11', 2): 0.060669, ('666662.161.11', 2): 0, ('661660.250.04', 0): 1, ('616661.50.54', 2): 0, ('666661.47-0.49', 0): 1, ('666661.360.2', 1): 0.0, ('666661.40.95', 2): 0.0, ('666662.250.76', 1): 0, ('666661.260.43', 2): 0, ('666660.960.43', 2): 0.20658114657019, ('666660.46-1.96', 0): 1, ('666661.190.04', 1): 0, ('666661.64-0.51', 2): 0.06999999999999999, ('666661.120.29', 0): 1.3558486489085078, ('666660.880.14', 0): 1.07866832729, ('666661.660.97', 0): 1.0, ('666660.790.51', 0): 1, ('666661.380.19', 2): 0.0, ('666661.730.02', 1): 0, ('666661.641.25', 1): 0, ('666661.530.35', 0): 1.07, ('666661.67-0.04', 0): 1, ('666661.241.5', 0): 1, ('666662.17-0.26', 1): 0, ('666661.68-0.03', 0): 1.0, ('666661.380.44', 2): 0.0, ('666661.290.34', 0): 1.0866543993, ('666661.250.38', 2): 0, ('666661.540.3', 1): 0.0, ('666661.25-0.09', 0): 1, ('666661.780.74', 2): 0, ('666661.58-0.72', 2): 0, ('666661.760.97', 0): 1.07, ('666660.74-0.08', 1): 0, ('666660.770.11', 1): 0.6313879948549096, ('666661.14-0.28', 0): 1, ('666662.031.37', 0): -9.100000000000001, ('666661.05-1.66', 0): 1, ('666661.140.17', 2): 0.0, ('666661.170.19', 2): 0, ('666661.050.97', 2): 0, ('666661.60.88', 2): 0, ('666661.660.51', 2): 0, ('666661.480.38', 1): 0.0, ('666661.460.35', 1): 0, ('666660.890.28', 1): 0.0, ('666660.791.22', 2): 0, ('666661.77-0.67', 2): 0, ('666661.530.53', 0): 1.0, ('616661.30.44', 0): 1, ('666661.760.58', 2): 0, ('666660.850.33', 0): 1.2759746435258184, ('666661.070.68', 1): 0.133, ('666661.810.47', 0): 1.07, ('666661.8-0.12', 1): 0, ('666660.930.3', 2): 0.0, ('666661.410.24', 0): 1.067854435047, ('666660.880.07', 2): 0, ('616661.090.46', 2): 0, ('666661.080.9', 0): 1.0, ('666661.960.5', 0): -100, ('666660.850.02', 0): 1.0630000000000002, ('666661.87-0.59', 0): 1, ('666660.82-0.07', 0): 1.07, ('666661.521.7', 2): -100, ('666662.140.67', 1): 0, ('666661.60.37', 0): 1.34756729, ('666662.010.34', 1): 0, ('666661.580.34', 2): 0.0, ('666661.52-0.17', 0): 1.0, ('666661.85-0.42', 0): 1, ('666660.280.07', 2): 0, ('666661.00.22', 0): 1.087233297921872, ('666662.4-0.21', 1): -100, ('666661.490.6', 2): 0, ('666660.510.18', 2): 0.0, ('666661.640.12', 1): 0, ('666660.490.1', 2): 0, ('666661.570.93', 2): 0, ('666661.790.21', 2): 0.07930999999999999, ('666661.810.54', 1): 0.06999999999999999, ('666661.380.71', 2): 0, ('666661.670.06', 0): 1.1316000000000002, ('666661.890.19', 0): 1.081417, ('666660.88-0.06', 0): 1.0749, ('666661.79-0.3', 2): 0, ('666661.761.25', 2): 0, ('666660.50.02', 0): 1.2080752660000003, ('666660.950.36', 2): 0.428384926790583, ('666661.110.49', 0): 1.1844740100000002, ('666661.320.73', 1): 0, ('666661.640.41', 0): 1.2453900470000003, ('666661.98-0.75', 2): 0, ('666661.670.19', 2): 0, ('666661.760.29', <text:soft-page-break/>2): 0, ('666661.210.54', 2): 0, ('666660.330.04', 0): 2.096822871214453, ('666661.390.28', 0): 1.079743181, ('666661.54-1.59', 0): 1, ('662660.90.27', 2): 0, ('666661.66-0.26', 1): 0, ('666661.960.83', 2): 0, ('666661.570.7', 2): 0, ('666661.340.53', 2): 0, ('666661.341.47', 2): 0, ('666661.31-1.3', 1): 0, ('666661.160.53', 2): 0.136969, ('666661.120.47', 0): 1.200687660895496, ('666660.620.26', 0): 1.4299371439984276, ('666661.580.03', 2): 0.18403, ('666661.721.22', 0): 1, ('666661.47-0.15', 0): 1.0, ('666660.610.27', 0): 1.0850680626077465, ('666661.771.07', 2): 0, ('666661.411.33', 0): 1, ('666661.420.74', 2): 0.06999999999999999, ('666661.270.69', 0): 1, ('666660.57-0.15', 1): 0, ('666661.260.84', 1): 0.06999999999999999, ('666661.37-0.1', 2): 0.07490000000000001, ('666661.48-0.2', 2): 0, ('666661.92-0.38', 2): 0, ('666661.320.27', 1): 0.19795581889390998, ('666660.370.12', 0): 1.7380293749824154, ('666660.80.15', 1): 0.2476745166049, ('666661.080.49', 0): 1.0567000000000002, ('666660.55-0.13', 0): 1, ('666661.38-0.03', 0): 1.0049, ('666661.621.27', 2): 0, ('666660.560.19', 0): 1.7416908778692954, ('666660.630.07', 2): 0.0, ('666661.050.62', 0): 1.07, ('666660.770.29', 2): 0.0, ('666662.17-0.68', 1): 0, ('666661.240.79', 1): 0.06999999999999999, ('666660.990.46', 2): 0.00441, ('666660.820.29', 1): 0.0, ('666661.73-0.24', 1): 0.0, ('666661.09-0.96', 0): 1, ('666661.920.33', 2): 0, ('666661.331.63', 2): 0, ('666661.450.71', 0): 1.1897, ('666661.20.98', 2): 0, ('666660.640.02', 2): 0, ('661661.050.15', 2): 0, ('666661.551.45', 0): 1.0, ('666661.730.22', 0): 1.14672, ('666660.84-0.08', 2): 0, ('666661.71.18', 2): 0, ('666660.691.31', 1): 0, ('666661.440.18', 2): 0.075243, ('666662.060.33', 0): -9.100000000000001, ('666660.710.07', 1): 0, ('666661.650.67', 0): 1.1210300000000002, ('666661.10.61', 2): 0, ('666661.450.88', 2): 0, ('666662.09-0.59', 2): 0, ('666661.920.75', 0): 1.0, ('666661.330.39', 0): 1.07, ('666661.090.74', 0): 1, ('666660.760.17', 0): 1.6314065369733444, ('666660.921.77', 2): 0, ('666661.430.28', 1): 0.06999999999999999, ('666661.590.23', 2): 0, ('666661.470.43', 0): 1.0, ('666661.63-0.51', 0): 1.0749, ('666661.940.43', 1): 0.07490000000000001, ('666661.720.95', 0): 1, ('666661.740.62', 0): 1.0049, ('666661.0-0.05', 0): 1, ('666661.490.76', 1): 0.0, ('666661.621.82', 0): 1, ('666660.790.16', 0): 1.4267232594052288, ('666661.210.64', 2): 0.0, ('666660.790.27', 0): 2.3016075629212382, ('666661.280.2', 2): 0.0, ('666660.850.25', 2): 0.5292182942178866, ('616661.950.27', 1): 0, ('666661.650.14', 0): 1.26775889, ('666661.57-0.46', 0): 1, ('666662.010.31', 2): 0.06999999999999999, ('666660.450.06', 0): 1.0203889, ('666660.09-0.0', 2): 0, ('666660.990.73', 2): 0, ('666660.58-0.02', 2): 0, ('666661.420.04', 0): 1.0047187, ('666662.110.66', 1): 0, ('666661.461.18', 0): 1.0, ('666661.79-0.28', 1): 0, ('666661.83-0.48', 0): 1, ('666661.860.77', 0): 1, ('666161.03-0.12', 0): 1, ('666660.71-0.1', 0): 1, ('666661.240.62', 0): 1.0744099999999999, ('666661.4-0.29', 2): 0, ('666660.90.02', 2): 0.1379, ('666660.830.3', 1): 0, ('666661.180.94', 2): 0, ('666661.671.2', 2): 0, ('666661.90.62', 0): 1.0, ('666661.571.0', 0): 1.07, ('666661.211.08', 1): 0, ('666661.850.34', 1): 0.14182000000000003, ('666661.110.4', 1): 0.0, ('666661.350.5', 0): 1.0049, ('666661.180.38', 1): 0.0, ('666662.15-0.72', 2): 0, ('666661.480.58', 2): 0.0, ('666661.68-0.57', 1): -100, ('666661.671.27', 1): 0, ('666661.990.78', 2): 0, ('666661.990.44', 1): 0, ('666661.58-0.22', 1): 0, ('666661.090.58', 0): 1.2424374539999998, ('666661.940.32', 2): 0, ('666660.990.12', 0): 1.0335579978999998, ('666660.70.35', 1): 0, ('666660.780.34', 2): 0.0, ('666662.070.3', 0): 1, ('666661.80.02', 2): 0, ('666660.190.03', 2): 0.7577988266549449, ('666661.760.61', 1): 0, ('666660.34-0.02', 2): 0.0, ('666661.051.07', 1): 0, ('666660.80.25', 2): 0.0, ('666660.22-0.0', 0): 1.7839207476907986, ('666661.81-0.17', 0): 1.0, ('666660.870.12', 1): 0, ('666661.27-0.48', 2): 0, ('666660.83-0.15', 1): 0, ('666661.750.3', 0): 1.1165500000000002, ('666661.150.1', 2): 0, ('666660.79-0.03',</text:p>
      <text:p text:style-name="P1"><text:s/>1): 0.0, ('666661.52-0.27', 1): 0, ('666661.050.02', 1): 0.0, ('666660.061.38', 2): 0, ('666661.720.9', 2): 0.06999999999999999, ('666661.490.25', 1): 0, ('666661.010.14', 2): 0, ('666661.46-0.33', 2): 0, ('666661.54-0.14', 0): 1.0630000000000002, ('666660.820.37', 1): 0.22105734419999995, ('666661.151.04', 0): 1, ('666661.79-0.34', 1): 0.0, ('666661.991.05', 2): -100, ('666661.72-0.01', 0): 1, ('666660.390.04', 0): 1, ('666661.341.81', 1): 0, ('666660.940.15', 0): 1.1426187, ('666661.99-0.44', 2): 0, ('666661.080.75', 1): 0.063, ('666661.30.75', 0): 1.133, ('666661.310.41', 1): 0, ('666661.76-0.34', 0): 1, ('666662.170.44', 0): 1, ('666661.80.31', 2): 0, ('666661.83-0.26', 0): 1.0, ('666661.560.24', 1): 0.08332461899999999, ('666661.220.33', 2): 0, ('666661.630.09', 2): 0.06999999999999999, ('666661.170.51', 2): 0, ('666661.820.91', 0): 1, ('666661.86-0.48', 0): 1, ('666661.780.81', 2): 0, ('666661.69-0.18', 2): 0, ('666661.58-0.14', 2): 0.0, <text:soft-page-break/>('666661.390.54', 0): 1.1379000000000001, ('626660.950.59', 2): 0, ('666661.98-1.19', 0): 1.0, ('666661.480.81', 1): 0, ('666662.08-0.74', 1): 0, ('666660.290.05', 0): 2.422601240055947, ('666661.420.91', 0): 1.0, ('666661.321.52', 1): 0, ('666661.480.92', 1): 0.0, ('666662.070.92', 1): 0, ('666660.881.43', 1): 0, ('666661.120.05', 2): 0.0, ('666662.110.81', 1): 0, ('666661.70.1', 0): 1, ('666661.740.45', 1): 0, ('666661.560.89', 2): 0, ('666661.641.07', 1): 0, ('666661.881.28', 1): 0, ('666661.050.21', 0): 1.013694753387, ('666662.12-0.71', 2): 0.0, ('666661.39-0.15', 2): 0, ('666661.440.97', 0): 1.0, ('666661.220.56', 0): 1.0749, ('662660.930.22', 2): 0, ('666661.431.56', 1): 0, ('666661.69-0.09', 2): 0, ('666660.52-0.02', 0): 1.406742343, ('666661.75-0.5', 0): 1.0630000000000002, ('666661.080.19', 1): 0.14672000000000002, ('666661.8-0.34', 0): 1.0, ('666662.120.49', 1): -100, ('666661.961.06', 0): 1, ('666661.75-0.16', 2): 0, ('666662.09-0.54', 1): 0, ('666661.490.45', 1): 0, ('666660.820.23', 1): 0.0, ('666661.840.86', 0): 1, ('661660.270.02', 0): 1, ('666661.810.22', 1): 0, ('666661.310.85', 0): 1.0, ('666662.270.73', 0): 1, ('666661.481.51', 1): 0, ('666661.960.27', 1): 0, ('666662.11-0.28', 2): 0, ('666661.99-0.2', 0): 1.07, ('666660.76-0.08', 0): 1.0, ('666661.690.68', 2): 0, ('666660.830.35', 2): 0, ('666662.010.73', 1): 0, ('666662.170.41', 2): 0, ('666661.220.92', 0): 1.0, ('666661.042.22', 2): -100, ('666660.860.24', 1): 0, ('666661.340.03', 1): 0.0, ('666661.35-0.21', 1): 0, ('666661.620.61', 0): 1.0, ('666661.450.77', 0): 1.0758223613, ('666661.54-0.1', 0): 1, ('666661.51.6', 2): -10.0, ('666661.330.67', 0): 1.130669, ('661660.370.06', 2): 0.08661029199647267, ('666661.210.35', 0): 1.3367441361279997, ('666660.96-0.26', 2): 0, ('666661.330.56', 0): 1.0, ('666661.880.29', 2): 0, ('666661.821.01', 1): 0, ('666661.430.55', 1): 0, ('666661.510.97', 2): 0, ('666661.24-0.03', 0): 1.07, ('666660.540.12', 1): 0, ('666661.440.58', 0): 1.0630000000000002, ('666660.70.45', 0): 1.0630000000000002, ('661660.310.03', 0): 1.167159430317475, ('666661.350.15', 0): 1.000869826734, ('666661.371.57', 0): 1.0, ('666660.520.25', 0): 1.07, ('666661.470.06', 0): 1.13741, ('666661.460.19', 1): 0, ('666660.940.58', 1): 0, ('666661.320.16', 0): 1, ('666661.730.82', 2): 0, ('666660.74-0.19', 1): 0, ('666661.050.65', 1): 0, ('666661.640.2', 2): 0.0, ('666661.03-1.47', 0): 1, ('666661.510.6', 1): 0.0, ('666660.60.18', 0): 2.8818206882539537, ('666661.220.42', 1): 0, ('666661.64-0.4', 1): 0, ('666660.840.53', 0): 1, ('666661.540.33', 0): 1.24563, ('666661.05-1.26', 2): 0, ('666660.610.42', 1): 0.0, ('666662.020.27', 2): -10.0, ('666661.380.7', 1): 0.0, ('666660.730.16', 0): 1.4052776041678625, ('666661.490.94', 0): 1.0, ('666662.330.18', 1): 0, ('666662.080.84', 2): 0, ('666661.99-0.36', 1): 0, ('666660.66-0.18', 1): 0, ('666660.840.42', 2): 0, ('666660.660.28', 0): 1.2123221723231001, ('666661.71-0.69', 2): 0, ('666661.410.64', 2): 0, ('666661.310.08', 0): 1.19901, ('666661.870.32', 1): 0.24073, ('666661.820.7', 0): 1.0, ('666661.87-0.11', 2): 7.0, ('666661.47-0.35', 2): 0, ('666661.920.29', 0): 1.133, ('666662.040.65', 1): 0, ('666662.2-0.51', 0): 1, ('666661.60.26', 0): 1.1579329444000002, ('666661.54-0.06', 0): 1.0, ('666661.120.97', 1): 0, ('666661.47-0.42', 0): 1.07, ('661661.840.14', 2): 0, ('666661.160.14', 1): 0, ('666661.160.04', 0): 1.0, ('666661.37-1.61', 2): -100, ('666661.730.44', 1): 0.06999999999999999, ('666661.10.21', 1): 0, ('666660.84-0.2', 1): 0, ('666661.74-0.49', 0): 1.07, ('666661.140.25', 1): 0.00441, ('666661.810.76', 1): 0, ('666661.530.28', 0): 1.078379, ('666661.050.2', 0): 1.1414221787299998, ('666661.021.37', 1): 0, ('666661.431.19', 2): 0, ('666661.67-0.09', 0): 1, ('666660.990.66', 0): 1.0, ('666661.541.47', 1): 0, ('666660.95-0.32', 1): 0, ('666661.170.91', 1): 0, ('666660.880.42', 1): 0, ('666661.120.2', 1): 0.15817620000000002, ('616661.610.6', 1): 0, ('666661.21.15', 0): 1, ('666660.41-0.19', 1): 0, ('666661.490.66', 1): 0.0, ('666661.370.73', 1): 0, ('666662.20.53', 2): 0, ('666660.940.75', 2): 0, ('666661.94-0.53', 1): 0, ('666661.580.4', 2): 0, ('666660.941.8', 0): 1, ('666660.69-0.04', 0): 1.0, ('666660.140.0', 0): 1.249491488270813, ('666661.710.33', 0): 1.3169982900000001, ('666661.580.85', 0): 1, ('666661.360.88', 2): 0.0, ('666660.820.49', 0): 1, ('666660.980.42', 2): 0.1400500899475734, ('666661.230.3', 0): 1.14354823, ('666661.07-0.32', 1): 0, ('666661.250.03', 0): 1.0747187, ('666661.141.09', 2): 0, ('666661.370.37', 2): 0.37617933227, ('666661.26-0.05', 1): 0, ('666661.03-1.46', 1): 0, ('666661.18-0.1', 1): 0.0, ('666660.49-0.02', 1): 0, ('666660.830.11', 1): 0.19883212421466104, ('666661.161.1', 1): 0, ('666662.010.53', 0): 1.0, ('666661.840.38', 2): 0, ('666660.750.04', 2): 0, ('666660.850.09', 0): 1.6996756090802732, ('666660.720.11', 2): 0, ('666661.811.48', 0): 1, ('666661.360.31', 2): 0.14266126973, ('666661.661.45', 0): 1, ('666160.26-0.04', 2): 0, ('666661.360.23', 1): 0.0, ('666661.071.8', 2): 0, ('666660.960.71', 0): 1, ('666661.170.87', 1): 0, ('666661.610.78', 2): 0.0, ('666661.270.75', 2): 0, ('666661.780.01', 0): 1, ('666660.91-0.02', 2): 0, ('666660.690.37', 1): 0, ('666661.210.19', 1): 0, <text:soft-page-break/>('666660.590.14', 1): 1.0200648241223635, ('666661.570.95', 1): 0, ('666661.4-0.05', 0): 1.0, ('666661.40.43', 2): 0.16829377989412103, ('666661.530.56', 0): 1.0630000000000002, ('666660.980.35', 2): 0, ('666661.60.96', 0): 1, ('666661.960.54', 2): 0.0, ('666661.780.52', 1): 0.0, ('666661.420.25', 1): 0, ('666660.840.86', 0): 1, ('666661.67-0.35', 1): 0, ('661661.020.21', 1): 0, ('666661.23-0.03', 2): 0, ('666661.720.32', 2): 0, ('666661.70.44', 1): 0, ('666661.911.41', 2): 0.0, ('666661.960.43', 2): 0, ('666661.980.64', 1): -9.93, ('666660.470.17', 2): 0, ('666660.81-0.29', 2): 0, ('666661.57-0.12', 0): 1.07, ('666661.540.13', 1): 0.268988447, ('666661.550.4', 2): 0, ('666660.580.05', 0): 1, ('666661.281.08', 1): 0, ('666661.77-0.46', 2): 0, ('666660.860.31', 0): 1.3097620013665237, ('666660.90.05', 2): 0.0, ('666611.8-0.5', 2): 0, ('666661.350.88', 2): 0.0, ('666660.810.37', 0): 1.364794281432425, ('666661.270.66', 0): 1, ('666661.74-0.61', 2): 0, ('666661.81.0', 2): 0, ('666661.170.49', 0): 1.5090815500374422, ('666661.150.13', 2): 0, ('666660.581.27', 0): 1, ('666661.280.02', 0): 1.33788783, ('666661.280.16', 1): 0, ('666660.830.44', 1): 0.0, ('666662.050.28', 0): -8.9621, ('666662.08-0.6', 1): -100, ('666661.6-0.33', 0): 1, ('666661.741.03', 2): 0, ('666661.280.33', 2): 0, ('666661.980.51', 0): 1.0, ('666661.010.01', 0): 1.354100264, ('666661.580.15', 0): 1.0, ('666661.72-0.05', 1): 0, ('666661.57-0.03', 0): 1.1920121000000001, ('666660.48-0.06', 1): 0.0, ('666661.6-0.95', 1): 0, ('666660.970.6', 2): 0, ('666662.28-0.52', 1): -100, ('666660.490.07', 0): 1.31250590745108, ('666661.280.64', 0): 1, ('666661.040.44', 2): 0, ('666661.380.38', 1): 0, ('666661.80.45', 1): 0, ('666661.650.28', 0): 1.0139307, ('666260.820.05', 2): 0, ('666660.71-0.02', 0): 1.0, ('666660.81-0.12', 0): 1, ('666661.491.03', 2): 0.06999999999999999, ('666662.02-0.43', 0): 1, ('666661.460.11', 0): 1.07, ('666661.090.86', 0): 1, ('666660.90.12', 0): 1.4404067167119345, ('666661.610.92', 0): 1.0, ('666660.680.12', 2): 0, ('666662.360.58', 2): 0, ('666661.620.75', 0): 1.2040717, ('666662.06-1.1', 0): 1, ('666661.790.36', 0): 1.0, ('666661.530.97', 0): 1.133, ('666661.750.25', 0): 1.0, ('666661.470.48', 0): 1.1413409375599899, ('666660.710.3', 2): 0.5501300465679253, ('666661.830.35', 0): 1.0567000000000002, ('666661.760.02', 2): 0, ('666661.92-0.44', 0): 1, ('666661.590.8', 1): 0.0, ('666661.990.33', 0): 1.07, ('666661.920.65', 2): 0.0, ('666660.810.46', 1): 0, ('666161.630.09', 1): 0, ('666661.870.92', 1): 0, ('666662.260.2', 2): 0, ('666661.521.21', 2): 0, ('666660.781.65', 0): 1, ('666662.16-0.47', 0): 1, ('666661.30.21', 0): 1.0, ('666661.810.81', 2): 0, ('666661.590.37', 0): 1.210945567, ('666661.340.86', 2): 0.06999999999999999, ('666661.35-0.13', 1): 0, ('666661.880.82', 0): 1.0, ('666660.751.54', 2): 0, ('666660.39-0.01', 0): 1.5140796473379665, ('666661.91-0.25', 0): 1, ('666661.06-0.51', 2): 0, ('666661.110.11', 0): 1.000947709, ('666661.820.74', 0): 1.07, ('666661.251.24', 1): 0, ('666661.461.17', 0): 1.0, ('666661.030.72', 1): 0.0, ('666662.040.86', 1): 0, ('666661.360.1', 0): 1, ('666661.730.6', 1): 0, ('666661.070.98', 0): 1, ('666661.071.83', 0): 1, ('666661.07-0.09', 1): 0, ('666661.190.03', 0): 1.07, ('666660.97-0.2', 0): 1, ('666661.560.58', 0): 1.001447043941, ('666660.92-0.1', 1): 0, ('666661.28-0.88', 1): 0, ('666661.620.84', 2): 0, ('666161.570.13', 1): 0, ('666660.980.16', 0): 1.075594918, ('666661.730.01', 0): 1.1379000000000001, ('666660.910.55', 0): 1, ('666661.060.47', 1): 0.06801597809999999, ('666661.240.69', 1): 0, ('666661.22-0.06', 0): 1.07931, ('666661.950.74', 2): 0, ('666661.180.25', 0): 1.13741, ('666661.010.79', 0): 1.0049, ('666661.51-0.82',</text:p>
      <text:p text:style-name="P1"><text:s/>1): 0, ('661662.080.23', 0): 1, ('666661.62-0.12', 0): 1.0, ('666661.650.84', 0): 1, ('666661.98-0.19', 2): 0, ('666661.50.51', 0): 1, ('666661.260.31', 1): 0, ('666661.5-0.47', 2): 0, ('666661.211.12', 1): 0, ('666661.090.57', 0): 1.07, ('666661.020.11', 2): 0, ('666661.280.88', 2): 0, ('666661.74-0.13', 0): 1.0, ('666661.710.29', 0): 1, ('666661.2-0.08', 2): 0.0, ('666662.06-0.67', 2): 0, ('666661.680.46', 2): 0, ('666661.360.98', 2): 0, ('666661.481.34', 1): 0, ('666660.86-1.2', 2): 0, ('666661.890.51', 0): -9.100000000000001, ('666661.761.06', 2): 0, ('666661.130.27', 1): 0.0, ('666660.790.07', 1): 0.143244237607086, ('666661.830.24', 1): 0, ('666661.660.61', 1): 0.0, ('666661.881.3', 0): 1, ('666661.64-0.56', 1): 0, ('666661.8-0.11', 0): 1, ('666661.950.29', 0): 1, ('666662.070.83', 1): 0, ('666660.670.29', 1): 0, ('666662.22-0.51', 0): 1.07, ('666661.69-0.29', 2): 0.0, ('666661.590.95', 1): 0.0, ('666662.280.52', 1): 0, ('666661.9-0.7', 2): 0, ('666660.41-0.1', 2): 0, ('666660.86-1.15', 0): 1, ('666661.241.56', 2): 0, ('666662.130.44', 0): 1, ('666661.580.79', 1): 0, ('666660.390.12', 0): 1.4891779051691596, ('666661.830.62', 2): 0.0, ('666661.260.66', 1): 0.0, ('666661.570.65', 0): 1, ('666661.670.43', 0): 1.2024890000000001, ('666660.42-0.01', 0): 1.5554326450641314, ('666661.860.57', 1): 0, ('666661.61.41', 1): 0, ('666661.37-0.01', 2): 0, ('666661.620.43', 1): 0, ('666661.90.81', 0): -9.0951, ('666660.520.09', 2): 0, ('666661.790.18', 2): 0, ('666661.410.17', 2): <text:soft-page-break/>0.06999999999999999, ('666661.351.17', 1): 0, ('666661.770.22', 0): 1.13741, ('666661.68-0.42', 2): 0, ('666660.161.38', 0): 1, ('666661.990.51', 2): 0, ('666661.77-0.1', 2): 0.0, ('666661.89-0.24', 1): 0, ('666661.540.53', 2): 0, ('666661.950.53', 2): 0, ('666660.631.26', 2): 0, ('666661.390.11', 0): 1.1379000000000001, ('666661.45-0.88', 2): 0, ('666661.17-0.15', 2): 0, ('666661.20.34', 1): 0, ('666661.64-0.29', 1): 0, ('666661.30.08', 2): 0, ('666660.870.2', 2): 0.717503680612658, ('666661.120.48', 1): 0.13111, ('666661.740.08', 2): 0, ('666660.890.03', 0): 1, ('666660.860.39', 1): 0.24553329499999998, ('666660.810.29', 0): 1.4320591237559213, ('666661.810.2', 0): 1.0747529999999998, ('666661.60.43', 1): 0, ('616661.810.72', 1): 0, ('666661.04-1.41', 2): 0, ('666661.78-0.67', 1): 0, ('666661.550.88', 0): 1.0630000000000002, ('666660.59-0.01', 2): 0, ('666162.01-0.28', 2): 0, ('666660.80.16', 0): 1.382340662188038, ('666661.661.16', 2): 0, ('666661.840.93', 0): 1, ('666661.850.63', 1): 0, ('666661.060.53', 1): 0, ('666661.42-1.37', 1): 0, ('666661.881.37', 0): 1, ('666660.630.36', 2): 0, ('666661.560.82', 2): 0, ('666661.340.2', 1): 0, ('666661.65-0.32', 2): 0, ('666660.990.43', 1): 0.15322840148, ('666660.960.48', 1): 0.131589346, ('616661.440.46', 2): 0, ('666660.70.05', 2): 0.0, ('666661.590.13', 0): 1.1296857100000002, ('666660.960.58', 0): 1.0, ('666660.690.16', 1): 0.3666703011766729, ('666661.550.04', 1): 0, ('666661.05-0.03', 1): 0, ('666660.150.01', 2): 1.6552985482284504, ('666660.970.82', 2): 0, ('666661.69-0.02', 2): 0, ('666661.230.58', 0): 1.1597891111165999, ('666660.881.47', 1): 0, ('666661.310.54', 0): 1.1241100000000002, ('666661.560.71', 0): 1.0, ('666661.370.23', 0): 1.1386368081, ('666661.530.86', 1): 0, ('666660.940.31', 1): 0, ('666661.740.71', 0): 1, ('666661.331.24', 2): 0, ('666661.410.4', 2): 0.07872214699999999, ('666661.291.47', 0): 1, ('666660.710.04', 0): 1.07, ('666660.970.33', 0): 1.4619769533867137, ('666661.340.28', 1): 0, ('666661.84-0.27', 2): 0, ('666661.330.36', 1): 0, ('666661.090.77', 1): 0, ('666661.49-0.61', 2): 0, ('666660.76-0.03', 0): 1.2020277000000001, ('666661.321.33', 2): 0, ('666661.370.65', 2): 0.0, ('666661.490.71', 0): 1, ('666661.251.13', 2): 0, ('666611.82-0.17', 1): 0, ('666661.760.8', 2): 0, ('666660.770.42', 0): 1.08829414559, ('666660.850.54', 2): 0, ('666661.52-0.92', 1): 0, ('666661.590.93', 2): 0, ('666661.961.26', 1): 0, ('666661.91-0.39', 0): 1, ('666661.41-0.25', 0): 1.0, ('666661.250.69', 2): 0.0, ('666661.66-0.54', 2): 0, ('666661.37-0.24', 0): 1.0, ('666661.07-0.01', 0): 1, ('666660.530.07', 1): 0, ('666661.41.09', 1): 0, ('666661.020.42', 0): 1.34061034432481, ('666661.230.46', 0): 1, ('666661.740.96', 2): 0, ('666661.350.2', 1): 0.0, ('666661.820.3', 0): 1.13743646, ('666661.040.05', 0): 1.2504922084952002, ('666661.20.53', 2): 0, ('666661.880.48', 2): 0, ('666661.530.45', 2): 0.0, ('666661.121.49', 0): 1, ('666661.49-1.0', 1): 0, ('666661.68-0.58', 0): 1.0, ('666661.610.6', 2): 0, ('666660.90.56', 2): 0, ('666661.260.39', 0): 1.3492831822483167, ('666661.46-0.46', 0): 1, ('266661.10.74', 0): 1, ('666660.570.11', 0): 1.8743211389789505, ('666661.850.41', 2): 0.075480356, ('666661.88-0.62', 2): 0, ('666660.84-0.74', 0): 1.0, ('666661.40.31', 0): 1.3111764313798, ('666661.43-0.41', 1): 0, ('666661.840.4', 0): 1.0, ('666660.260.0', 1): 0.009653, ('666661.241.12', 0): 1.0, ('666661.880.91', 1): 0, ('666660.95-1.44', 2): 0, ('666660.780.27', 2): 0, ('666661.640.21', 0): 1, ('666660.990.03', 2): 0, ('666661.760.62', 0): 1.1267, ('666661.81-0.04', 0): 1, ('666660.840.1', 2): 0.190043, ('666661.410.29', 2): 0, ('666661.011.89', 2): 0, ('666660.87-0.97', 0): 1, ('666660.670.21', 2): 0.0, ('666660.790.47', 0): 1, ('666661.87-0.54', 2): 0, ('666661.170.04', 1): 0.0, ('666660.79-0.04', 0): 1.07, ('661661.540.48', 1): 0, ('666661.42-1.01', 0): 1, ('666660.841.58', 1): 0, ('666661.18-0.25', 1): 0, ('666661.290.65', 2): 0.07441000000000002, ('666660.140.03', 2): 0, ('666660.910.73', 1): 0, ('666661.640.48', 0): 1.07, ('666661.520.27', 0): 1.254793, ('666661.830.76', 2): 0, ('666661.60.32', 2): 0, ('666661.540.26', 1): 0, ('666661.00.27', 2): 0, ('666661.82-0.5', 2): 0, ('666661.350.31', 1): 0.005270320979000001, ('666661.731.08', 1): -100, ('666661.57-0.0', 1): 0.06999999999999999, ('666661.130.47', 0): 1.1526064982205606, ('666661.520.63', 1): 0, ('666661.511.64', 1): 0, ('666660.591.63', 0): 1, ('666660.520.13', 0): 2.381808382520016, ('666661.51.37', 2): 0, ('666661.790.24', 0): 1.07, ('666661.080.76', 0): 1.0, ('666661.870.23', 2): 0, ('666661.4-0.87', 1): 0, ('666662.10.28', 0): 1.0630000000000002, ('666661.020.39', 0): 1.433597527354514, ('666661.54-0.57', 0): 1, ('666661.440.71', 0): 1.07931, ('666661.540.21', 2): 0, ('666660.990.29', 1): 0.27582984175236047, ('666661.560.29', 2): 0.26713316, ('666661.740.34', 2): 0.19724109999999997, ('666661.110.44', 2): 0.3156447336442724, ('666660.720.32', 0): 1.1979307329840296, ('666661.40.4', 0): 1.14196553, ('666660.440.03', 1): 0, ('666660.420.17', 2): 0, ('666661.670.21', 2): 0.1372777, ('666661.760.22', 0): 1.194943, ('666661.131.32', 1): 0, ('666661.390.27', 2): 0.12697783, ('666661.370.08', 1): 0, ('666661.690.87', <text:soft-page-break/>1): 0.07930999999999999, ('666661.160.26', 2): 0.32084632727490003, ('666661.67-0.17', 1): 0, ('666661.580.08', 0): 1.0, ('666661.6-0.42', 2): 0, ('666660.940.05', 0): 1, ('666661.64-0.17', 2): 0, ('666661.781.35', 0): 1, ('666661.650.19', 2): 0, ('666661.250.35', 2): 0.03643369964028479, ('666661.51-0.64', 2): 0, ('666661.520.16', 2): 0, ('666661.40.64', 0): 1.32078777213, ('666661.950.17', 0): 100, ('666661.481.29', 1): 0, ('666661.640.06', 1): 0, ('666662.040.41', 2): 0, ('666661.190.12', 2): 0.1508330893332473, ('666661.760.15', 1): 0.0, ('666660.460.04', 1): 0, ('666661.181.1', 2): 0, ('666661.840.61', 2): 0, ('666660.980.27', 1): 0, ('266661.040.88', 2): 0, ('666661.53-0.32', 0): 1.07, ('666661.641.08', 0): 1, ('666661.460.28', 2): 0, ('666661.110.35', 2): 0, ('666660.930.46', 1): 0.126676916904391, ('666662.10.37', 2): 0.0, ('666660.93-0.07', 1): 0, ('666661.440.94', 1): 0, ('666661.530.69', 1): 0, ('666661.210.2', 0): 1.2503487, ('666661.010.55', 2): 0, ('666661.090.35', 0): 1.0755455087543613, ('666661.090.46', 2): 0.3068126733, ('666660.930.02', 0): 1.2256023098, ('666661.36-0.52', 1): 0, ('666661.67-0.42', 0): 1, ('666661.020.51', 2): 0.4857674714053895, ('666661.670.13', 2): 0, ('661660.350.05', 2): 0, ('666661.47-0.01', 2): 0, ('666661.40.55', 0): 1.1465877, ('666661.90.26', 1): 0, ('666661.420.19', 2): 0, ('666661.490.46', 0): 1.0, ('666661.48-0.54', 1): 0.0, ('666660.70.33', 1): 0.25074968487653004, ('666661.220.7', 0): 1.0, ('666661.70.14', 2): 0, ('666660.510.15', 2): 0, ('666661.760.56', 1): 0, ('666660.530.26', 2): 0.133, ('666660.85-0.15', 1): 0, ('666612.09-0.44', 2): 0, ('666660.8-0.01', 0): 1, ('666661.470.19', 2): 0.133, ('666661.160.94', 0): 1, ('666661.360.71', 1): 0, ('666661.360.63', 2): 0.0, ('666661.540.81', 0): 1.07, ('666662.1-0.37', 1): 0, ('666661.82-0.75', 2): 0, ('666660.620.3', 0): 1.001163799, ('666660.860.29', 2): 0.0, ('666661.880.7', 0): 1, ('666661.580.18', 0): 1.155722231, ('666661.250.08', 0): 1.07, ('666661.851.08', 0): 1, ('666661.321.09', 1): 0, ('666661.210.04', 0): 1.0, ('666661.59-0.21', 0): 1.0, ('666661.270.51', 1): 0.063, ('666661.510.09', 0): 1, ('666661.750.85', 1): 0, ('666660.971.02', 1): 0, ('666661.10.08', 2): 0, ('666660.79-0.24', 1): 0, ('666661.420.03', 2): 0, ('666662.09-0.42', 0): 1, ('666661.36-0.72', 0): 1, ('666660.021.4', 1): 0, ('666662.03-0.4', 2): 0, ('666660.790.54', 2): 0, ('666660.680.19', 2): 0.0, ('666660.7-0.35', 1): 0, ('666660.60.21', 0): 1.71941903663144, ('666662.290.54', 2): 0, ('666661.80.53', 1): 0, ('661661.870.37', 1): 0, ('661661.990.33', 1): 0, ('666661.580.21', 2): 0.0, ('666660.840.35', 2): 0.0, ('666660.33-0.08', 0): 1.0630000000000002, ('666660.73-0.02', 2): 0, ('666661.730.32', 0): 1.1386296659923, ('666661.30.64', 0): 1.19056209963, ('666661.370.3', 0): 1.4059540272541005, ('666661.780.88', 1): 0.07490000000000001, ('666661.640.65', 2): 0, ('666661.231.18', 1): 0, ('666661.770.38', 2): 0, ('666661.40.39', 1): 0, ('666660.40.06', 1): 0, ('666660.950.65', 1): 0, ('666661.870.31', 0): 1.0, ('666661.520.36', 1): 0, ('666661.821.24', 2): 0, ('666661.490.06', 2): 0, ('666661.860.46', 1): 0, ('666661.120.35', 0): 1.0992690164016208, ('666660.98-0.0',</text:p>
      <text:p text:style-name="P1"><text:s/>2): 0, ('666661.90.94', 0): 1, ('666660.80.45', 0): 1.1955674070000002, ('666661.480.3', 0): 1.1377300339560574, ('666661.140.26', 0): 1.452980523242884, ('666662.18-0.7', 0): 1, ('666661.050.5', 1): 0, ('666660.410.02', 1): 0, ('666661.431.02', 2): 0, ('666661.630.01', 0): 1.0, ('666661.720.4', 0): 1.07967701, ('666661.88-0.7', 0): 1, ('666661.871.27', 1): 0, ('666661.720.18', 0): 1.3061492000000001, ('666661.981.09', 0): 1, ('666661.350.39', 0): 1.0, ('666661.22-0.2', 2): 0, ('666661.570.61', 2): 0, ('666661.650.89', 0): 1.07, ('666661.930.5', 0): 1.0, ('666661.640.76', 0): 1.133, ('666661.25-0.1', 2): 0, ('666661.140.09', 1): 0, ('666661.43-0.13', 1): 0, ('666661.230.22', 0): 1.1928175269999999, ('666661.47-0.21', 1): 0, ('666661.97-1.13', 1): 0, ('666660.81-0.63', 1): 0, ('666661.220.62', 1): 0.0, ('666660.720.26', 0): 1.095449274972895, ('666661.950.42', 0): 1.07, ('666661.671.18', 1): 0.06999999999999999, ('666661.85-0.31', 2): 0, ('666661.360.85', 1): 0, ('666661.890.4', 1): 0.13826869069999997, ('666660.59-0.15', 1): 0, ('661661.690.05', 0): 1, ('666660.810.11', 0): 1.330212817588019, ('666660.150.0', 1): 0, ('666661.441.11', 2): 0, ('666660.21.3', 2): 0, ('666660.390.15', 0): 1.0, ('666661.12-0.24', 2): 0, ('666660.36-0.04', 2): 0, ('666661.13-1.26', 1): 0, ('666661.18-1.09', 1): 0, ('666661.360.34', 1): 0, ('666661.130.57', 0): 1.377247109547, ('666660.230.04', 0): 1.7979345346334503, ('666661.360.24', 0): 1.0630000000000002, ('666661.150.55', 1): 0, ('666660.680.34', 0): 1.0706517, ('666661.440.75', 0): 1.1399789999999999, ('666660.90.35', 2): 0.46524742465998636, ('666661.51-0.28', 2): 0, ('666660.590.13', 0): 2.1949701033632136, ('666661.4-0.06', 1): 0, ('666661.02-0.78', 1): 0, ('666662.15-0.42', 1): 0, ('666660.120.01', 0): 2.7587027878364014, ('666661.831.36', 2): -100, ('666660.740.37', 0): 1.06741, ('666661.810.56', 1): 0, ('666661.66-0.87', 2): 0, ('666660.161.33', 0): 1, ('666661.180.46', 0): 1.07931, ('666662.030.21', 2): 0, ('666661.981.25', 0): -100, ('666660.740.2', 0): <text:soft-page-break/>1.4337120858911367, ('666661.60.2', 2): 0, ('666661.090.08', 1): 0, ('666661.660.35', 1): 0, ('666661.860.63', 0): 1.009570141, ('666661.221.47', 0): 1.07, ('666661.45-0.36', 0): 1, ('666661.76-0.45', 1): 0, ('666661.630.3', 2): 0.0, ('666661.80.73', 2): 0, ('666661.66-0.28', 0): 1, ('666661.320.44', 0): 1.13826701, ('666661.3-0.15', 1): 0, ('666662.24-0.56', 2): 0, ('666662.40.57', 0): 1, ('616661.480.52', 1): 0, ('666661.711.19', 0): 1, ('666661.42-0.37', 2): 0, ('666661.571.08', 2): 0, ('666661.130.66', 2): 0, ('666660.550.11', 2): 0.6837967431543939, ('666660.810.24', 0): 1.6566046673667394, ('666660.810.34', 1): 0.0, ('666161.240.12', 0): 1, ('666661.81-0.29', 1): 0, ('666660.880.25', 1): 0, ('666660.850.14', 0): 1.3820479101944332, ('666661.55-0.55', 0): 1.07, ('666661.080.47', 1): 0, ('666661.190.83', 1): 0, ('666661.480.01', 1): 0.0, ('666661.55-0.49', 1): 0, ('666661.09-0.3', 1): 0, ('666661.44-0.14', 1): 0.07490000000000001, ('666661.710.97', 1): -100, ('666661.520.05', 0): 1.1425138400000001, ('666660.830.47', 0): 1, ('666661.2-0.18', 0): 1.07, ('666661.330.99', 0): 1, ('666660.920.3', 0): 1.4951617739310117, ('666661.420.73', 0): 1.31071901889, ('666661.340.04', 1): 0, ('666661.010.02', 1): 0, ('666661.581.02', 0): 1.165627, ('666661.92-0.81', 2): 0, ('666661.6-0.6', 1): 0, ('666661.95-1.35', 1): 0, ('666661.72-0.06', 0): 1, ('666660.960.55', 0): 1, ('666661.510.01', 1): 0, ('666661.73-0.6', 2): 0, ('666661.15-0.15', 1): 0, ('666661.520.98', 0): 1.0, ('666660.35-0.08', 0): 1.0, ('666661.230.57', 0): 1.4350737435582999, ('626660.930.47', 0): 1, ('666662.0-1.43', 2): -100, ('666661.480.47', 2): 0, ('666661.750.5', 1): 0, ('666661.80.13', 2): 0, ('666661.561.48', 0): 1, ('666661.350.12', 2): 0.06999999999999999, ('666661.04-0.17', 0): 1, ('666662.00.38', 2): 0, ('666661.09-0.14', 2): 0, ('666661.61-0.27', 0): 1, ('666661.76-0.08', 2): 0.06999999999999999, ('666661.06-1.8', 1): 0, ('666661.390.36', 0): 1.0642411, ('666660.74-0.12', 1): 0, ('666661.160.9', 2): 0, ('666661.210.72', 1): 0, ('666661.460.26', 0): 1.08242963668569, ('666661.570.8', 0): 1.0049, ('666661.57-0.53', 2): 0, ('666661.38-0.11', 0): 1.0630000000000002, ('666661.570.31', 0): 1.0491914675, ('666661.750.14', 0): 1, ('666661.511.27', 0): 1, ('666661.46-0.86', 2): 0, ('666661.39-0.18', 2): 0, ('666661.620.53', 2): 0.1267, ('666661.491.23', 2): 0, ('666661.680.38', 1): 0, ('666660.640.13', 0): 1.530744160420228, ('666661.281.61', 2): -100, ('666661.53-0.14', 1): 0, ('666660.610.45', 1): 0, ('666660.960.02', 0): 1.0749, ('666661.160.22', 2): 0.19006869070000001, ('666660.43-0.08', 2): 0, ('666660.670.32', 2): 0, ('666661.10.15', 1): 0, ('666661.30.1', 1): 0.0, ('666661.490.93', 2): 0, ('666660.560.23', 1): 0.4624655554088411, ('666661.37-0.44', 0): 1, ('666661.5-0.9', 0): 1, ('666661.49-0.55', 2): 0, ('666661.2-1.09', 0): 1, ('666660.670.17', 1): 0.4526024421329813, ('666660.490.15', 1): 0, ('666661.410.61', 0): 1, ('666661.91-0.36', 0): 1, ('666660.630.13', 2): 0, ('666661.71-0.52', 0): 1.07, ('666661.741.42', 0): 1, ('666661.96-0.5', 2): -100, ('666660.39-0.02', 1): 0, ('666661.80.83', 0): 1.07, ('666661.94-0.84', 2): 0, ('666661.7-0.32', 2): 0, ('666661.820.01', 0): 1.0, ('666661.250.16', 1): 0, ('666661.04-0.04', 2): 0.0, ('666661.450.57', 1): 0, ('666661.230.84', 0): 1, ('666660.880.12', 2): 0, ('666660.950.02', 0): 1.278640691, ('666660.980.3', 2): 0, ('666661.21.54', 0): 1, ('666661.210.4', 2): 0, ('666661.680.41', 1): 0.10262700000000001, ('666661.020.49', 0): 1.203950504407538, ('666661.380.13', 0): 1.0630000000000002, ('662661.020.32', 0): 1, ('666661.19-0.15', 2): 0, ('666660.05-0.0', 0): 1.3912486299708957, ('666662.090.28', 2): 0, ('666661.830.16', 1): 0.133, ('666661.92-0.16', 0): 1, ('666660.981.66', 1): 0, ('666661.6-1.24', 0): 1, ('666661.650.97', 0): 1.07, ('666660.73-0.11', 1): 0, ('666661.720.42', 0): 1.2664026190000002, ('666661.331.1', 2): 0, ('666660.960.15', 2): 0.133, ('666660.99-0.07', 1): 0, ('666661.260.26', 1): 0.0, ('666661.030.16', 0): 1.1379000000000001, ('666661.660.19', 0): 1.0749, ('666661.090.66', 0): 1.07, ('666661.56-0.33', 2): 0, ('666661.170.96', 1): 0, ('666661.260.32', 0): 1.3255334163628036, ('666661.50.44', 2): 0.0, ('666661.040.09', 0): 1.1941100000000002, ('666661.560.81', 0): 1.07, ('666661.930.58', 0): 1.0, ('666660.750.4', 1): 0, ('666661.780.0', 0): 1, ('666661.780.36', 1): 0, ('666661.130.7', 0): 1.07, ('666260.770.08', 2): 0, ('666662.36-0.2', 0): 1, ('666660.341.65', 0): 1, ('666661.820.16', 2): 0.0, ('666661.090.16', 0): 1.2459381631794442, ('666661.461.05', 1): 0, ('666661.271.12', 2): 0, ('666661.230.6', 2): 0.0, ('666660.790.04', 0): 1, ('666661.010.6', 0): 1.0, ('666661.890.44', 2): 0.063, ('666661.59-0.16', 2): 0, ('666660.850.5', 0): 1.0, ('666660.830.16', 1): 0.289308971, ('666661.59-0.04', 1): 0, ('661661.660.29', 2): 0, ('666660.660.49', 2): 0, ('666661.02-0.07', 0): 1.07, ('666661.590.96', 0): 1.0, ('666661.280.44', 1): 0, ('666661.94-0.18', 0): 1.0, ('666161.590.02', 2): 0, ('666661.280.54', 0): 1, ('666660.59-0.35', 0): 1, ('666662.28-0.62', 1): 0, ('666661.910.58', 0): 1, ('666660.880.52', 1): 0, ('666662.061.22', 1): 0, ('666661.570.92', 1): 0.0, ('666662.28-0.38', 0): 1, ('666660.750.85', 1): 0, ('661660.650.18', 0): 1, <text:soft-page-break/>('666661.770.25', 1): 0.06999999999999999, ('666661.110.87', 0): 1, ('666661.640.42', 0): 1.0908642, ('666661.020.36', 0): 1.2523698100000002, ('666661.12-0.44', 1): 0, ('666662.03-0.23', 1): 0, ('666661.71.04', 0): 1, ('666661.72-0.61', 1): 0, ('666661.331.75', 0): 1, ('666661.990.26', 0): 1, ('666661.670.25', 1): 0.0, ('666661.23-0.08', 0): 1.0, ('666661.410.37', 2): 0, ('666661.45-0.65', 0): 1, ('666661.720.39', 0): 1.07, ('666661.5-0.87', 0): 1.0, ('666661.870.43', 1): 0, ('666660.460.12', 2): 1.6314617015521222, ('666661.65-0.0', 1): 0, ('666660.690.76', 2): 0, ('666661.06-0.18', 2): 0, ('666661.210.52', 0): 1.00441, ('666661.810.75', 2): 0, ('666661.20.37', 0): 1.2120462194767208, ('666661.570.1', 0): 1.2407299999999999, ('666662.050.61', 0): 1, ('666661.770.63', 2): 0, ('666661.770.99', 0): -100, ('666661.580.05', 0): 1.0, ('666660.850.42', 2): 0.06999999999999999, ('666661.82-0.57', 0): 1, ('666660.980.09', 1): 0.06999999999999999, ('666661.670.88', 1): 0, ('666661.56-0.23', 2): 0, ('666661.170.74', 0): 1, ('666661.430.83', 0): 1.0, ('666660.670.34', 1): 0.07490000000000001, ('666660.83-0.05', 2): 0, ('666661.9-0.15', 2): 7.0, ('666661.040.38', 0): 1.4188479152989897, ('666661.891.02', 1): 0, ('666661.81-0.35', 1): 0, ('666661.560.32', 1): 0, ('666661.040.98', 2): 0, ('666661.280.38', 0): 1.0377370805, ('666662.160.45', 0): 1.0, ('666661.440.03', 2): 0, ('666661.590.14', 1): 0, ('666661.61-0.54', 1): 0, ('666661.640.54', 0): 1.07, ('666660.470.15', 2): 0, ('666661.260.96', 2): 0, ('666661.341.48', 2): 0, ('666661.430.07', 1): 0, ('666661.181.17', 0): 1, ('666660.370.05', 0): 1.576876843778469, ('666660.620.31', 2): 0.0, ('666661.160.54', 2): 0, ('666661.511.36', 1): 0, ('666661.380.25', 2): 0.0, ('666661.71.16', 0): 1.18403, ('666661.320.25', 0): 1, ('666660.940.32', 0): 1.4379147705428441, ('666661.250.77', 0): 1.07441, ('666661.990.81', 2): 0, ('666661.440.12', 0): 1.19852, ('666661.360.15', 1): 0.08118348657999999, ('666661.030.03', 2): 0, ('666662.02-0.44', 2): 0, ('666661.51-0.19', 1): 0, ('666661.610.95', 2): 0, ('666661.350.44', 1): 0, ('666661.171.38', 0): 1, ('666661.61-0.41', 2): 0, ('666661.51.18', 0): 1.133, ('666660.82-0.55', 1): 0, ('666661.590.29', 0): 1.000343, ('666661.661.11', 2): 0, ('666661.720.65', 1): 0, ('666660.920.48', 2): 0, ('666661.97-0.62', 2): 0, ('666660.630.53', 1): 0, ('666661.860.88', 1): 0, ('666661.910.64', 0): 1.0655690000000002, ('666661.78-0.19', 2): 0, ('666661.670.1', 2): 0.0, ('666661.84-0.4', 2): 0, ('666661.44-0.39', 2): 0, ('666661.511.07', 1): 0, ('666661.280.63', 1): 0, ('666661.040.69', 0): 1.0630000000000002, ('666661.770.73',</text:p>
      <text:p text:style-name="P1"><text:s/>0): 1.1241100000000002, ('666661.160.41', 1): 0.285543720721, ('666661.180.74', 1): 0, ('666661.280.75', 2): 0, ('666661.880.85', 2): 0, ('666661.650.54', 0): 1.07, ('666661.78-0.2', 1): 0, ('666661.890.31', 0): 1.0, ('666661.180.64', 0): 1, ('666661.251.23', 1): 0, ('666662.150.65', 0): 1, ('666660.710.11', 1): 0, ('666661.75-0.69', 1): 0, ('666660.250.04', 0): 2.9760949032178203, ('666661.460.86', 1): 0.0, ('666660.631.69', 1): 0, ('666661.871.17', 0): 1, ('666660.840.29', 1): 0, ('666661.29-0.17', 2): 0, ('666660.530.04', 0): 1.0, ('666661.470.58', 2): 0, ('666661.020.41', 1): 0, ('666661.730.04', 2): 0, ('666660.760.28', 0): 1.179241472475317, ('666661.08-0.84', 1): 0, ('666661.480.52', 0): 1.0, ('666661.990.72', 0): -100, ('666661.440.29', 1): 0, ('666661.670.49', 0): 1, ('666661.670.33', 1): 0, ('666660.740.02', 1): 0, ('666661.291.25', 0): 1.0, ('666660.68-0.02', 1): 0, ('666661.160.25', 1): 0, ('666661.230.09', 2): 0, ('666661.940.73', 0): 1.0, ('666661.690.01', 2): 0, ('666661.77-0.18', 1): 0, ('666660.771.52', 2): 0, ('666661.530.71', 0): 1.0, ('666660.520.5', 1): 0, ('666661.71.28', 2): 0, ('666661.240.51', 0): 1.159957, ('666661.041.61', 1): 0, ('666661.910.48', 0): 1, ('666661.91-0.3', 0): 1.07, ('666661.9-0.36', 0): 1, ('666661.781.09', 0): 1.0, ('666661.270.0', 2): 0, ('666661.120.38', 0): 1.1382430000000001, ('666660.670.58', 2): 0, ('666660.510.02', 0): 1.2866586807, ('666661.43-0.05', 2): 0, ('666660.790.44', 1): 0.0, ('666661.170.07', 0): 1.1377187, ('666661.150.7', 0): 1.07, ('666661.230.32', 1): 0.0, ('666661.250.59', 2): 0, ('666660.040.0', 0): 2.599670146223612, ('666661.40.51', 0): 1.0, ('666661.52-0.01', 2): 0, ('666661.240.24', 1): 0, ('666661.22-0.38', 0): 1, ('666661.550.68', 0): 1.000343, ('666660.750.18', 0): 1.6574091560745536, ('666661.561.1', 1): 0, ('666661.780.69', 1): 0.0, ('666661.350.32', 0): 1.33332957, ('666660.690.38', 2): 0, ('666661.90.84', 2): 0.0, ('666660.820.11', 1): 0.0, ('666662.28-0.79', 2): 0, ('666661.790.15', 0): 1.07, ('666660.60.08', 0): 1, ('666661.480.27', 0): 1.010513587, ('666661.470.78', 2): 0, ('666660.720.0', 2): 0, ('666661.041.36', 1): 0, ('666660.370.0', 0): 1.0, ('666661.60.73', 0): 1.0, ('666661.540.56', 0): 1.0, ('666661.760.45', 1): 0, ('666661.40.3', 1): 0, ('666661.82-0.13', 2): 0, ('666661.390.16', 2): 0, ('666661.73-0.13', 1): 0, ('666661.660.29', 1): 0, ('666661.77-0.83', 1): 0, ('666660.84-1.41', 0): 1, ('666661.30.03', 0): 1.0749, ('666660.31-0.0', 0): 1.7003975776165663, ('666661.40.15', 0): 1.1897, ('666661.960.63', 0): 1, <text:soft-page-break/>('666661.791.16', 2): 0, ('666661.950.18', 1): 0, ('666661.420.97', 2): 0, ('666661.320.37', 1): 0, ('666661.260.82', 2): 0, ('666661.640.05', 0): 1.0, ('666660.770.19', 2): 0.0, ('666661.980.43', 2): -9.932590000000001, ('666661.54-0.28', 1): 0, ('666660.220.02', 2): 1.5244628806107825, ('666661.120.03', 0): 1.0749, ('666661.560.87', 0): 1.07, ('666660.950.5', 0): 1.194943, ('666661.340.5', 1): 0, ('666661.091.0', 0): 1, ('666661.84-0.76', 1): 0, ('666660.990.44', 1): 0, ('666661.251.16', 0): 1.0, ('666661.330.25', 2): 0.05103, ('666661.69-0.07', 0): 1, ('666662.180.26', 1): 0, ('666662.11-1.05', 2): 0, ('666661.69-0.24', 2): 0, ('666660.780.9', 1): 0, ('666662.051.1', 1): 0, ('666661.880.2', 1): 0, ('666661.930.25', 0): 1.07, ('666661.670.95', 2): 0, ('666661.320.49', 0): 1.30350523, ('666660.910.47', 1): 0, ('666661.750.54', 2): 0.12103, ('666660.920.12', 2): 0.0, ('666661.94-0.35', 2): 0, ('666661.97-0.28', 2): 0, ('666661.650.77', 2): 0, ('666661.55-0.29', 1): 0, ('666661.040.37', 1): 0.18068243899999997, ('666661.220.4', 1): 0.3645511084757075, ('666661.70.19', 1): 0.0, ('666662.010.85', 0): 1, ('666661.360.06', 2): 0, ('666661.98-1.4', 0): 1, ('666661.94-0.35', 0): 1, ('666660.590.38', 2): 0, ('666660.670.5', 2): 0, ('666660.850.19', 0): 1.7529438757201423, ('666660.921.75', 1): 0, ('666661.6-0.04', 1): 0.053865, ('666661.380.67', 0): 1, ('666661.650.44', 2): 0, ('666660.380.06', 0): 1.975101332206955, ('666661.930.42', 0): 1.0509208700000001, ('666662.170.31', 1): 0, ('666661.251.18', 0): 1, ('666661.851.31', 0): 1, ('666661.76-0.38', 1): 0, ('666661.17-0.18', 2): 0, ('666661.411.59', 0): 1, ('666661.290.59', 1): 0.151114608757, ('661660.370.08', 0): 1, ('666660.950.79', 2): 0, ('666661.071.11', 0): 1, ('666661.010.36', 0): 1.4228955303119524, ('666660.990.71', 1): 0, ('666661.940.44', 1): -9.920690000000002, ('666661.081.08', 2): 0, ('666661.44-0.18', 0): 1.0, ('666661.541.1', 2): 0, ('666661.081.68', 1): 0, ('666660.81.02', 2): 0, ('666660.970.29', 0): 1.719601271045596, ('666661.050.12', 1): 0.0, ('666661.720.58', 1): 0, ('666661.671.0', 1): 0.24073, ('666660.770.37', 2): 0, ('666661.140.66', 0): 1.0711571, ('666661.750.19', 0): 1.07, ('666661.6-0.65', 2): 0, ('666661.071.69', 2): 0, ('666661.50.0', 1): 0, ('666661.310.66', 0): 1, ('666660.960.09', 0): 1.0, ('666662.030.54', 2): 0, ('666662.35-0.7', 0): 1, ('666661.430.62', 1): 0, ('666661.270.43', 0): 1.147164969, ('666661.770.35', 1): 0, ('666660.97-0.34', 0): 1, ('666661.230.01', 1): 0.193669, ('666661.8-0.54', 1): 0.0, ('666662.08-0.49', 2): 0, ('666660.40.05', 0): 1.0910619868139226, ('666661.68-0.27', 2): 0, ('666660.660.03', 1): 0, ('666661.6-0.59', 1): 0, ('666661.581.21', 0): 1.0, ('666661.06-0.8', 1): 0, ('666661.050.48', 0): 1.0802246781, ('666661.860.45', 0): 1.0, ('666661.270.15', 2): 0.07666909366298702, ('666661.650.52', 0): 1.36459822, ('666661.480.0', 1): 0, ('666661.080.31', 0): 1.2859073491341804, ('666661.510.65', 0): 1.07, ('666661.361.54', 1): 0, ('666661.74-0.73', 0): 1, ('666661.80.27', 0): 1, ('666660.410.01', 0): 1.289028159, ('666661.121.1', 1): 0, ('666661.491.17', 2): 0, ('666661.86-0.19', 2): 0, ('666661.33-0.0', 2): 0.0, ('666661.070.24', 2): 0.0, ('666661.570.64', 1): 0, ('666660.970.51', 0): 1.1385517, ('666661.310.5', 1): 0.06999999999999999, ('666661.520.68', 1): 0, ('666661.93-0.16', 1): 0, ('666661.20.26', 0): 1.0183165871000002, ('666661.750.35', 0): 1.12496701, ('666660.920.37', 0): 1.114037536558123, ('666661.85-0.23', 1): 0, ('666662.210.25', 2): -100, ('666661.311.54', 1): 0, ('666661.721.41', 0): 1, ('666660.69-0.02', 2): 0, ('666661.890.7', 0): 1.0, ('666660.790.09', 0): 1.0, ('666661.780.95', 0): 1.0, ('666661.231.71', 2): 0, ('666661.12-0.15', 2): 0, ('666661.020.07', 1): 0, ('666661.920.72', 0): -100, ('666661.19-0.38', 1): 0, ('666661.91-0.17', 0): 1, ('666661.190.43', 0): 1.358875998094745, ('666661.071.75', 0): 1, ('661660.350.06', 1): 0, ('666660.950.56', 0): 1.0, ('666661.130.54', 1): 0.138243, ('666661.150.42', 1): 0, ('666661.10.99', 1): 0, ('666661.420.69', 1): 0, ('666661.41-1.43', 1): 0, ('666661.111.26', 1): 0, ('666661.150.56', 0): 1.217261205992992, ('666661.861.16', 2): 0.0, ('666661.190.2', 2): 0, ('666661.610.66', 0): 1.1382646090000001, ('666661.02-1.53', 0): 1, ('666661.260.68', 0): 1.0, ('666660.690.02', 2): 0, ('666661.680.65', 0): 1.19403777302, ('666661.880.79', 2): 0, ('666661.05-0.3', 1): 0, ('666661.570.81', 0): 1.0630000000000002, ('666661.230.65', 0): 1.07, ('666661.120.19', 0): 1.1386511, ('666661.4-0.03', 2): 0.0, ('666661.60.7', 2): 0, ('666661.490.51', 1): 0, ('666661.480.65', 2): 0, ('666660.740.34', 1): 0, ('666660.57-0.09', 1): 0, ('666661.180.55', 0): 1.2563705445973001, ('666661.480.77', 1): 0, ('666660.93-0.08', 1): 0, ('666661.71-0.0', 0): 1.0, ('666661.660.36', 0): 1.07, ('666660.780.1', 0): 1.668305479053256, ('666660.510.2', 2): 0, ('666661.320.57', 0): 1.0, ('666661.3-0.06', 1): 0, ('666660.511.36', 2): 0, ('666661.691.0', 2): 0, ('666661.770.6', 0): 1, ('666662.0-0.91', 1): 0, ('666661.930.71', 0): -9.100000000000001, ('666660.37-0.03', 0): 1, ('666661.690.26', 1): 0.0, ('666661.710.75', 1): 0, ('666661.74-0.27', 0): 1.0, ('666660.930.57', 2): 0, ('666661.770.92', 0): 1, <text:soft-page-break/>('666661.380.49', 2): 0, ('666661.410.45', 2): 0, ('666660.550.14', 1): 0, ('666660.740.09', 1): 0.3148093514608181, ('666661.670.89', 0): 1.07, ('666662.180.85', 0): 1, ('666660.530.23', 0): 1.224583230075748, ('666661.910.24', 2): 0, ('666661.391.58', 0): -100, ('666660.880.26', 0): 1.7547154551432909, ('666661.610.05', 1): 0, ('666661.180.38', 2): 0.17818991229060002, ('666661.62-0.31', 2): 0.0, ('666661.710.84', 1): 0, ('666660.85-0.01', 1): 0, ('666661.540.86', 2): 0, ('666661.480.58', 1): 0, ('666661.94-0.27', 2): 0, ('666660.920.4', 1): 0, ('666661.280.35', 0): 1.0742468299999999, ('666661.581.05', 1): 0, ('666661.86-0.93', 0): 1, ('666661.780.43', 1): 0, ('666661.70.95', 1): 0, ('666661.6-0.5', 0): 1, ('666661.510.38', 1): 0, ('666662.05-0.26', 2): 0, ('666662.160.48', 2): 0, ('666662.20.4', 0): 1, ('666660.960.56', 1): 0, ('666661.15-0.16', 0): 1, ('666661.180.5', 2): 0, ('666661.080.08', 1): 0.0, ('666661.73-0.21', 1): 0, ('666661.04-0.97', 2): 0, ('666661.671.31', 1): 0, ('666660.980.53', 0): 1.1897, ('666661.450.15', 2): 0, ('666662.02-0.39', 0): 1.0, ('666661.210.71', 0): 1.07, ('666661.730.94', 2): 0, ('666661.790.56', 0): 1, ('666661.620.73', 2): 0, ('666660.64-0.1', 1): 0, ('666661.110.38', 2): 0, ('666661.19-0.27', 1): 0.0, ('666661.980.85', 2): 0, ('666661.480.17', 0): 1.1203517, ('666661.120.51', 2): 0.0, ('666661.650.37', 2): 0, ('666661.53-0.19', 2): 0.0, ('666661.270.04', 2): 0, ('666660.580.34', 2): 0.0, ('666661.78-0.05', 0): 1.0096597571, ('666661.10.16', 0): 1.0371633640428566, ('666661.30.6', 0): 1.2587229813, ('666661.96-0.2', 0): 1, ('666661.44-0.32', 2): 0, ('666661.850.33', 1): 0, ('666661.770.03', 1): 0, ('666661.220.06', 1): 0, ('666660.490.16', 0): 1.6306204119567766, ('666661.590.31', 2): 0.2014054, ('666661.280.1', 2): 0, ('666661.250.67', 1): 0, ('666661.180.69', 0): 1.14348306, ('666661.140.69', 1): 0, ('666661.7-0.37', 1): 0, ('666661.581.29', 1): 0, ('666661.580.49', 0): 1, ('666661.250.11', 0): 1.1559123999999998, ('666661.910.76', 2): 0.0, ('666660.420.06', 2): 0.13546913163000002, ('666661.540.06', 0): 1, ('666661.751.0', 0): 1.07, ('666661.21-0.1', 0): 1.0,</text:p>
      <text:p text:style-name="P1"><text:s/>('666661.50.73', 2): 0.0, ('666661.141.32', 2): 0, ('666661.880.73', 2): 0, ('666660.530.09', 0): 1.3654563929978245, ('666661.080.24', 1): 0.29902127937719897, ('666661.190.24', 1): 0, ('666660.890.18', 0): 1.342244494678345, ('666661.060.29', 0): 1.6160706528366235, ('666661.911.36', 2): 0, ('666661.61.23', 1): 0, ('666661.720.3', 2): 0, ('666660.920.94', 1): 0, ('666661.60.62', 0): 1.2048774070000001, ('666660.650.12', 0): 1.884117163185065, ('666661.53-0.02', 0): 1.1539166299999999, ('666662.040.32', 1): 0.06999999999999999, ('666660.80.01', 0): 1.0, ('666660.45-1.97', 1): 0, ('666661.10.05', 2): 0.11791080000000001, ('666661.50.57', 2): 0.40995412922071905, ('666661.330.0', 0): 1.07, ('666660.750.3', 0): 1.6025713766055227, ('666661.710.23', 2): 0.0, ('666661.780.31', 0): 1.4095616210000002, ('666660.21-0.01', 0): 1, ('666661.130.4', 1): 0.274916009494154, ('666661.841.12', 0): 1, ('666661.4-0.35', 0): 1, ('666661.090.15', 1): 0, ('666661.75-0.14', 2): 0, ('666661.910.47', 0): 1, ('666660.38-0.05', 2): 0, ('666660.60.98', 1): 0.0, ('666661.460.59', 0): 1.1379000000000001, ('666661.630.26', 0): 1.07, ('666660.310.09', 0): 1.00931, ('666661.31-0.28', 1): 0, ('666661.79-0.84', 2): 0, ('666660.980.29', 0): 1.2467277331898003, ('666661.540.76', 0): 1.07, ('666661.360.33', 1): 0, ('666660.990.28', 2): 0.6307608244524998, ('666660.960.65', 2): 0, ('666661.830.78', 1): 0, ('666661.580.93', 2): 0.0, ('666661.720.76', 1): 0, ('666661.210.69', 2): 0.06999999999999999, ('666661.531.13', 0): 1, ('666661.570.89', 1): 0, ('666662.00.66', 1): 0, ('666661.230.43', 0): 1, ('666661.281.25', 2): 0, ('666661.121.59', 0): 1, ('666661.020.25', 0): 1.4383740015840552, ('666661.111.43', 2): 0, ('666661.030.89', 1): 0.06999999999999999, ('666661.080.32', 1): 0.44133765469508734, ('666662.02-0.24', 0): 1.0, ('666661.150.0', 2): 0, ('666661.990.57', 0): -9.030000000000001, ('666661.981.28', 2): 0, ('666661.70.26', 1): 0, ('666661.990.21', 1): 0.0, ('666660.341.39', 1): 0, ('666660.920.49', 2): 0.07490000000000001, ('666661.65-0.3', 0): 1, ('666660.710.41', 0): 1, ('666661.48-0.02', 2): 0.0, ('666660.86-0.14', 0): 1, ('666660.560.03', 0): 1.0, ('666661.3-0.12', 1): 0, ('666611.61-0.3', 2): 0, ('666662.06-0.41', 0): 1, ('666661.380.41', 1): 0.0616, ('666661.250.81', 2): 0.0, ('666661.780.16', 1): 0.0, ('666661.540.6', 2): 0, ('666660.70.1', 2): 0, ('666661.66-0.5', 0): 1, ('666661.691.25', 1): 0.0, ('666660.360.02', 1): 0.5584429538063179, ('666660.80.39', 2): 0.15604715000000002, ('666662.0-0.43', 0): -100, ('666661.71-0.04', 2): 0, ('666660.44-0.07', 0): 1, ('666660.73-0.1', 0): 1, ('666661.891.01', 0): 1.0630000000000002, ('666660.890.42', 0): 1.2575353093575004, ('666662.08-0.48', 1): 0, ('666661.290.83', 1): 0.0, ('666660.79-0.61', 0): 1, ('666661.540.68', 0): 1.14672, ('666661.530.04', 0): 1.130669, ('666661.190.67', 0): 1, ('666660.660.15', 2): 0.5570794749535021, <text:soft-page-break/>('666661.070.52', 1): 0.12753657699999998, ('666661.560.18', 0): 1.2001706815220001, ('666661.570.06', 1): 0, ('666661.240.15', 0): 1.136328087567, ('666660.470.06', 2): 0.0, ('666661.22-0.29', 0): 1, ('666660.70.03', 0): 1.133, ('666661.72-0.03', 2): 0.06999999999999999, ('666661.430.14', 1): 0, ('666660.530.18', 0): 1.6113071639758851, ('666661.750.04', 1): 0, ('666660.80.28', 2): 0.0, ('666661.270.31', 0): 1.128430329696973, ('666661.44-0.03', 1): 0, ('666661.880.23', 2): 0, ('666661.590.38', 0): 1.0682308289537001, ('666660.480.03', 1): 0, ('666661.681.17', 0): 1, ('666660.930.38', 2): 0, ('666661.73-0.29', 2): 0, ('666661.750.2', 1): 0, ('666661.660.94', 1): 0.0, ('666661.71.11', 1): 0, ('666660.910.81', 2): 0, ('666662.10.42', 1): 0, ('666661.290.36', 2): 0.0, ('666661.50.22', 1): 0, ('666661.611.4', 2): 0, ('666661.95-0.33', 0): -9.09069, ('666661.591.38', 2): 0, ('666662.11-0.51', 2): -100, ('666660.681.18', 1): 0, ('666661.76-0.81', 1): 0, ('666661.670.52', 2): 0, ('666661.210.43', 0): 1, ('666661.390.33', 2): 0, ('666660.790.42', 2): 0, ('666660.970.18', 0): 1.08869582728538, ('666661.68-0.12', 2): 0, ('666661.131.58', 0): 1, ('666661.58-0.62', 2): 0, ('666661.48-0.23', 1): 0, ('666660.92-0.04', 1): 0, ('666661.620.58', 0): 1, ('616661.180.57', 1): 0, ('661660.660.19', 1): 0, ('666661.720.66', 0): 1.07989653, ('666660.560.3', 2): 0, ('666661.320.76', 2): 0, ('666660.50.13', 2): 1.5859197711060367, ('666661.910.67', 1): 0, ('666661.09-0.05', 0): 1, ('666661.510.88', 2): 0, ('666660.670.18', 1): 0.7738175070980292, ('666661.280.66', 2): 0.0, ('662660.890.21', 0): 1, ('666661.160.42', 0): 1.3039087721019, ('666660.910.62', 2): 0.0, ('666661.650.57', 1): 0, ('666661.78-0.1', 0): 1, ('666660.580.13', 2): 0.0, ('666661.110.65', 2): 0.0, ('666660.930.64', 2): 0, ('666661.820.04', 2): 7.0, ('666661.250.19', 1): 0, ('666660.610.36', 2): 0, ('666661.130.99', 0): 1.0, ('666661.150.09', 2): 0, ('666660.631.72', 1): 0, ('666661.050.23', 2): 0.0, ('666661.260.51', 1): 0.0, ('666662.01-0.21', 2): 0, ('666660.890.66', 0): 1, ('666660.970.22', 0): 1.245644287390558, ('666661.29-0.84', 0): 1, ('666660.980.8', 0): 1.07, ('662660.920.17', 2): 0, ('666661.310.26', 0): 1.1809275530972703, ('666661.060.21', 1): 0.256397770612242, ('666660.930.27', 0): 1.4143576607972013, ('666662.140.42', 2): 0, ('666661.821.3', 1): 0, ('666661.830.11', 1): 0, ('666660.811.36', 2): 0, ('666660.920.77', 2): 0.0, ('666660.670.53', 2): 0, ('666661.440.24', 2): 0, ('666661.171.25', 0): 1, ('666661.780.75', 2): 0, ('666660.710.37', 0): 1.1379000000000001, ('666661.030.11', 2): 0, ('666661.8-0.29', 2): 0, ('666661.660.16', 2): 0, ('666661.680.85', 1): 0, ('666661.7-0.29', 0): 1, ('666661.65-0.58', 1): 0, ('666661.84-0.14', 1): 0, ('666661.180.88', 2): 0, ('666660.690.69', 1): 0, ('666661.20.1', 0): 1.1426530000000001, ('666660.83-0.66', 0): 1, ('666661.33-0.17', 1): 0, ('666661.060.67', 2): 0, ('661660.20.02', 1): 0.25593366368944187, ('666661.811.13', 1): 0, ('266660.90.64', 1): 0, ('666661.34-0.26', 2): 0, ('666661.530.72', 1): 0, ('666661.83-0.11', 0): 1, ('666660.640.3', 2): 0, ('666661.590.48', 0): 1.2273988359999999, ('666661.760.59', 2): 0.0, ('666661.920.17', 1): 0, ('666661.521.01', 2): 0.0, ('666661.870.83', 0): 1.0, ('666661.890.92', 0): 1, ('666660.880.06', 2): 0, ('666661.350.9', 1): 0, ('666660.87-0.91', 2): 0, ('666661.430.92', 0): 1, ('666662.120.51', 1): 0, ('666660.160.02', 0): 2.3715602833364087, ('666661.550.15', 0): 1.0, ('616661.190.58', 1): 0, ('666661.510.66', 1): 0.06789999999999999, ('666661.80.28', 0): 1, ('666661.94-0.43', 0): 1.0, ('666661.290.63', 0): 1.30716399, ('666661.561.03', 0): 1, ('666661.520.21', 2): 0, ('666661.491.18', 2): 0, ('666661.620.08', 0): 1.0, ('666661.561.2', 0): 1.07, ('666661.780.66', 0): 1.07, ('666660.660.39', 2): 0, ('666660.620.13', 1): 1.020546601096897, ('666661.37-0.03', 1): 0, ('666660.830.07', 2): 0, ('666661.44-0.42', 0): 1, ('666661.30.82', 2): 0.0, ('666661.660.45', 2): 0.0, ('666661.620.98', 1): 0.0, ('666662.091.1', 1): 0, ('666660.440.04', 0): 1.3341448941803, ('666661.661.21', 2): 0.07441000000000002, ('666660.840.14', 2): 0.0, ('666661.39-0.45', 1): 0, ('616661.50.53', 0): 1, ('666661.440.77', 2): 0, ('666661.540.27', 0): 1.17773, ('666661.450.39', 0): 1.1463590461746, ('666662.020.85', 2): 0, ('666661.79-0.2', 2): 0.0, ('666660.90.24', 0): 1.6673257195182833, ('666661.670.72', 1): 0, ('666661.410.32', 0): 1.2105072816, ('666661.181.33', 0): 1, ('666661.760.28', 2): 0, ('666661.780.98', 0): 1.07, ('666660.690.25', 2): 0, ('666661.210.55', 2): 0.0, ('666661.140.3', 2): 0, ('666660.611.07', 0): 1.0, ('666660.680.35', 1): 0, ('666661.190.77', 0): 1.0, ('666661.31-0.24', 0): 1, ('666661.570.6', 2): 0, ('666661.770.66', 0): 1.133, ('661661.20.3', 0): 1, ('666660.880.55', 2): 0, ('666661.250.09', 1): 0, ('666661.580.02', 2): 0.0, ('666661.82-0.58', 2): 0, ('666661.781.37', 2): 0, ('666661.51-0.62', 0): 1.07, ('666661.040.06', 0): 1, ('666660.860.94', 0): 1, ('666661.570.79', 2): 0.06999999999999999, ('666662.23-0.72', 0): 1, ('666661.190.18', 0): 1.0749, ('666661.1-0.02', 0): 1.07, ('666660.680.47', 1): 0, ('666661.070.58', 2): 0, ('666661.050.92', 0): 1, ('666661.510.44', 0): 1.13111, ('666661.491.3', 1): 0, <text:soft-page-break/>('666661.480.35', 1): 0, ('666662.090.36', 1): 0, ('666660.610.13', 0): 1.691271529539051, ('666661.110.75', 0): 1.0, ('666662.080.71', 1): 0, ('666661.490.82', 2): 0.0, ('666660.930.6', 0): 1, ('666661.87-0.53', 2): 0, ('666661.270.39', 1): 0, ('666661.69-0.55', 2): 0, ('666662.240.49', 0): 1, ('666660.620.34', 0): 1.0, ('666661.69-0.21', 1): 0.06999999999999999, ('666661.040.71', 1): 0, ('666661.761.1', 1): 0, ('666660.860.48', 0): 1.1897, ('666661.380.85', 0): 1.0, ('666661.040.28', 1): 0, ('666660.920.17', 1): 0, ('666661.85-0.47', 2): 0, ('666661.00.36', 0): 1.08306193, ('666661.42-0.39', 1): 0, ('616661.220.91', 2): 0, ('666660.960.36', 1): 0.38843363834557515, ('666661.72-0.49', 0): 1, ('666661.640.17', 1): 0, ('666661.48-0.41', 2): 0.06999999999999999, ('666661.680.52', 0): 1.1946, ('666661.570.59', 1): 0.032236488333, ('666660.87-1.03', 1): 0, ('666661.6-0.01', 2): 0, ('666661.380.64', 1): 0, ('666661.310.4', 2): 0, ('666661.930.45', 1): 0, ('666660.950.39', 0): 1.2547584712929902, ('666661.571.35', 1): 0.0, ('666661.27-0.19', 0): 1, ('666661.490.12', 0): 1.3084080020000002, ('666660.330.01', 2): 0, ('666661.90.8', 0): 1.0, ('666661.370.84', 0): 1.133, ('606662.370.56', 0): 1, ('666661.620.92', 0): 1, ('666661.230.92', 2): 0, ('666661.160.56', 0): 1.29190937833736, ('666662.020.53', 0): 1.0, ('666661.79-0.09', 0): 1.07, ('666661.250.37', 1): 0, ('666661.591.01', 1): 0, ('666661.480.84', 2): 0, ('666662.10.51', 0): 1, ('666662.210.97', 1): 0, ('666662.00.58', 1): 0, ('666661.10.93', 1): 0, ('666661.67-0.6', 2): 0, ('661660.170.02', 1): 0, ('660662.190.24', 1): 0, ('666662.09-0.39', 0): 1, ('666661.050.11', 0): 1.0003686907, ('666661.180.95', 2): 0, ('666660.980.5', 0): 1.0747187, ('666660.760.27', 2): 0, ('666662.19-0.51', 1): 0,</text:p>
      <text:p text:style-name="P1"><text:s/>('666661.65-0.04', 0): 1, ('666661.910.5', 1): 0, ('666661.41-0.07', 1): 0, ('666660.33-0.02', 2): 0, ('666661.520.56', 0): 1.1197, ('666660.790.37', 0): 1.07626502340982, ('666611.73-0.48', 1): 0, ('666661.20.9', 1): 0, ('666661.08-0.41', 0): 1, ('666660.84-0.05', 0): 1.07, ('666661.230.02', 0): 1, ('666662.120.44', 2): 0, ('666661.590.08', 2): 0, ('666661.190.69', 2): 0, ('666661.550.9', 2): 0.0, ('666660.780.25', 1): 0.0, ('666661.10.64', 0): 1.0607039607300002, ('666661.24-0.12', 2): 0, ('666660.34-0.03', 2): 0, ('666661.140.71', 2): 0.06999999999999999, ('666661.451.04', 2): 0, ('666660.840.3', 1): 0, ('666661.98-1.03', 1): 0, ('666661.180.86', 0): 1.0, ('666661.510.14', 0): 1, ('666661.431.85', 1): 0, ('666661.170.02', 2): 0, ('666661.890.78', 1): 0, ('666661.850.26', 1): 0, ('666660.890.15', 0): 1.0, ('666661.690.14', 1): 0, ('666660.58-0.14', 2): 0, ('666661.880.55', 1): 0, ('666660.140.01', 1): 0, ('666661.640.71', 0): 1.07, ('666661.40.85', 1): 0.133, ('666661.240.39', 2): 0.0, ('666661.86-0.08', 0): 100.0, ('666660.850.28', 0): 1.3027542675918988, ('666660.591.3', 0): 1.0, ('666661.020.3', 1): 0, ('661660.530.13', 0): 1.1807638816310593, ('666661.181.65', 1): 0, ('666661.790.12', 2): 0.0, ('666660.640.08', 1): 0, ('666661.730.68', 0): 1, ('666661.750.36', 1): 0, ('666661.13-1.08', 2): 0, ('666660.920.34', 1): 0, ('666661.420.3', 0): 1.31388826, ('666660.640.59', 2): 0, ('666661.311.57', 0): 1.07, ('666662.03-0.37', 2): 0, ('666661.510.74', 2): 0, ('666661.671.21', 0): 1, ('666661.220.74', 2): 0.0, ('666661.01-0.05', 0): 1.0, ('666661.630.08', 2): 0, ('666661.80.6', 0): 1.07, ('666661.010.54', 2): 0.13741, ('666660.810.17', 2): 0, ('666661.46-0.02', 2): 0.0, ('666661.250.01', 0): 1.128079, ('661660.530.12', 1): 0, ('666661.410.51', 1): 0.0, ('666660.970.07', 1): 0, ('666661.150.41', 0): 1.2718785866566702, ('666661.31-0.53', 0): 1, ('666661.850.2', 1): 0.07965300000000002, ('666661.980.48', 0): 1, ('666661.530.86', 2): 0, ('666661.121.09', 1): 0, ('666661.910.56', 1): 0.063, ('666661.020.28', 0): 1.429690198778291, ('666662.080.81', 1): -100, ('666661.21.44', 0): 1.0, ('666661.510.78', 0): 1.0, ('666661.840.63', 1): 0, ('666661.840.11', 1): 0, ('666660.840.47', 1): 0.06999999999999999, ('666661.590.51', 0): 1, ('666660.740.27', 1): 0.5697182589259178, ('666660.260.01', 0): 1.6645973264534883, ('666661.60.2', 1): 0.0, ('666660.670.65', 0): 1.0, ('666661.220.23', 2): 0.0, ('666660.920.55', 2): 0.0, ('666661.730.19', 0): 1.0, ('666662.10.35', 1): 0, ('666661.80.07', 0): 1.0567000000000002, ('666661.791.35', 0): 1, ('666661.83-0.36', 2): 0, ('666660.430.0', 2): 0, ('666661.440.31', 0): 1.175973, ('666662.31-0.37', 1): 0, ('666661.260.17', 0): 1.0711554900000002, ('666661.421.65', 2): 0, ('666661.870.79', 0): -100, ('666661.90.18', 1): 0, ('666662.050.4', 1): 0.0, ('666661.10.24', 2): 0, ('666661.391.79', 2): 0, ('666661.470.33', 1): 0.33429018884328826, ('666161.030.03', 0): 1, ('666661.621.04', 1): 0, ('666661.43-0.51', 0): 1.0, ('666661.3-0.01', 0): 1.0, ('666661.630.9', 0): 1.0, ('666661.35-0.24', 0): 1, ('666660.980.01', 0): 1.1610147328090001, ('666661.750.51', 0): 1, ('666661.050.09', 0): 1.07931, ('666661.710.76', 0): 1.076051794, ('666661.890.7', 2): -100, ('666661.050.79', 0): 1.0, ('666661.71-0.47', 2): 0, ('666661.611.07', 0): 1, ('666661.120.17', 0): 1.07, ('666660.820.32', 1): 0, ('666160.79-0.09', 1): 0, ('666661.56-0.04', 2): 0.0, ('666661.090.07', 1): 0, <text:soft-page-break/>('666660.530.24', 1): 0.06999999999999999, ('666661.760.27', 0): 1.0, ('666661.381.15', 1): 0, ('666661.470.75', 2): 0.0, ('666660.830.34', 2): 0, ('666662.1-0.29', 2): 0, ('666660.760.92', 0): 1, ('666161.3-0.48', 1): 0, ('666660.430.03', 1): 0, ('666660.460.0', 1): 0, ('666661.650.41', 0): 1.075243, ('666660.72-0.02', 1): 0, ('666661.280.26', 0): 1.2432980753, ('666661.220.34', 0): 1.3050951793448922, ('666661.510.35', 2): 0.0, ('666660.270.03', 0): 2.7103282249276917, ('666661.750.64', 2): 0.0, ('666662.090.4', 0): 1, ('666661.281.19', 1): 0, ('666660.861.58', 2): 0, ('666661.091.13', 0): 1, ('666661.61.02', 2): 0, ('666661.92-0.37', 1): 0.0, ('666661.23-0.14', 0): 1, ('666661.480.97', 1): 0.0, ('666661.250.3', 2): 0, ('666661.04-1.2', 1): 0, ('666660.680.25', 0): 1.7729705529093798, ('666660.64-0.08', 1): 0, ('666660.770.32', 0): 1.2897231512699998, ('666661.4-0.2', 0): 1.07, ('666661.140.63', 2): 0, ('666661.251.08', 2): 0, ('666661.511.29', 2): 0, ('666661.480.14', 1): 0, ('661661.340.37', 2): 0, ('666661.160.36', 1): 0, ('666661.85-0.12', 2): 0, ('666661.520.72', 0): 1, ('666661.530.61', 2): 0, ('666661.83-0.52', 2): 0, ('666661.631.27', 1): 0, ('666661.90.44', 0): 1, ('666161.65-0.14', 1): 0, ('666661.630.83', 1): 0, ('666661.330.44', 0): 1.0049, ('666662.01-0.6', 1): 0, ('666661.11-0.04', 0): 1.0, ('666661.46-0.29', 0): 1.07, ('666661.270.44', 2): 0, ('666660.910.48', 1): 0, ('666661.75-0.13', 0): 1, ('666661.220.01', 0): 1.0143374, ('666660.191.92', 1): -100, ('666661.6-0.28', 2): 0, ('666661.120.16', 1): 0.27970146268635115, ('666660.580.18', 2): 0, ('666661.530.27', 0): 1.2034200000000002, ('666661.231.31', 1): 0, ('666662.25-0.51', 0): -9.030000000000001, ('666661.260.8', 1): 0.0, ('666661.151.33', 0): 1, ('666661.04-0.02', 0): 1.133, ('666661.690.23', 2): 0.08667778, ('666661.831.03', 1): 0.0, ('666661.470.07', 0): 1, ('666661.850.85', 1): -100, ('666660.840.27', 0): 1.912188043887808, ('666661.90.39', 1): 0.07490000000000001, ('666661.30.71', 1): 0, ('666661.830.92', 1): 0, ('666661.080.23', 0): 1.1429142101274299, ('666661.190.27', 0): 1.4118768884500261, ('666660.930.28', 0): 1.9207028662933365, ('666661.340.16', 0): 1, ('666662.21-0.75', 1): 0, ('266660.861.01', 0): 1, ('666662.260.36', 2): 0, ('666661.070.77', 2): 0.06999999999999999, ('666660.960.13', 0): 1.2063021864680001, ('666661.30.37', 1): 0.194943, ('666660.80.32', 2): 0.17073, ('666660.81-0.0', 0): 1, ('666660.571.32', 2): 0, ('666660.980.75', 2): 0, ('666661.560.13', 0): 1.244937, ('666660.540.17', 1): 0.8421671540707364, ('666661.53-0.49', 0): 1, ('666661.930.52', 2): 0.0, ('666661.140.41', 2): 0, ('666661.91-0.98', 1): 0, ('666661.110.23', 1): 0.08138861410973301, ('666662.140.53', 1): -100, ('666661.090.24', 1): 0.0, ('666660.520.28', 2): 0, ('666661.851.13', 0): 1, ('666661.370.36', 2): 0, ('666661.9-0.38', 1): 0, ('666660.850.3', 2): 0.3536179222671038, ('666661.510.3', 1): 0.14204796963, ('666661.070.5', 2): 0.0, ('666661.350.81', 1): 0, ('666661.760.07', 1): 0, ('666161.82-0.07', 2): 0, ('666661.81.13', 2): 0, ('666661.380.2', 1): 0.0, ('666660.630.29', 0): 1.1180851210000002, ('666661.260.06', 1): 0, ('666660.620.08', 1): 0, ('666661.99-0.33', 1): 0, ('616661.840.84', 0): 1, ('666661.390.04', 1): 0, ('666661.98-0.67', 1): 0, ('666660.660.25', 2): 0, ('666661.5-0.12', 0): 1, ('666661.310.03', 2): 0, ('666661.351.27', 1): 0, ('666661.480.68', 0): 1, ('666661.241.18', 1): 0, ('666661.431.17', 2): 0, ('666661.69-1.72', 1): 0, ('666661.24-0.47', 2): 0, ('666660.790.2', 0): 1.6571480208490208, ('666662.20.32', 2): 0, ('661661.590.3', 0): 1, ('666661.29-1.28', 2): 0, ('666661.23-0.02', 2): 0.0, ('666661.160.01', 2): 0, ('666661.4-0.03', 0): 1.1385517, ('666660.460.14', 0): 1.7201107049721887, ('666660.710.46', 1): 0, ('666661.621.19', 0): 1, ('666661.820.49', 0): 1.0749, ('666661.3-0.09', 1): 0, ('666661.710.62', 0): 1.1990100000000001, ('666660.750.32', 0): 1.6694587681496282, ('666661.261.37', 2): 0, ('666661.36-0.09', 0): 1.0749, ('666660.990.63', 2): 0, ('666661.541.42', 1): 0, ('666660.930.52', 0): 1.0, ('666662.06-0.42', 1): 0, ('666661.380.42', 0): 1, ('666661.450.21', 2): 0, ('666661.610.46', 2): 0, ('666661.750.66', 0): 1.1382430000000001, ('666661.350.89', 2): 0, ('666660.390.09', 1): 0.0, ('666662.360.6', 1): 0, ('666661.1-0.33', 1): 0, ('666660.880.47', 1): 0, ('666661.1-0.09', 0): 1.0630000000000002, ('666661.231.0', 0): 1, ('666661.610.02', 1): 0, ('666662.020.24', 0): -100, ('666661.170.13', 0): 1.2021390535002232, ('666661.40.71', 2): 0, ('666661.810.55', 2): 0, ('666661.170.29', 1): 0, ('666661.591.14', 1): 0, ('666661.82-0.25', 0): 1, ('666661.130.22', 2): 0, ('666660.980.45', 0): 1.15500458427111, ('666662.00.86', 0): 1, ('666661.440.09', 0): 1, ('666660.650.69', 2): 0, ('666661.570.01', 0): 1.0, ('666661.240.16', 1): 0, ('666661.430.17', 0): 1.0630000000000002, ('666161.77-0.05', 0): 1, ('666661.750.07', 0): 1.07, ('666661.080.3', 2): 0.0, ('666660.370.03', 2): 0.0, ('666661.810.47', 1): 0, ('666661.18-1.01', 2): 0, ('661660.250.03', 1): 0, ('666661.39-0.1', 1): 0, ('666660.860.45', 0): 1.07, ('666661.030.7', 1): 0, ('666661.610.77', 0): 1.1089270000000002, ('666661.16-0.0', 0): 1.07, ('666661.76-<text:soft-page-break/>0.82', 0): 1, ('666661.210.14', 1): 0.07930748625100001, ('666661.09-0.24', 2): 0, ('666660.590.09', 2): 0.13052214699999998, ('666661.49-0.68', 1): 0, ('666661.710.43', 1): 0, ('666661.491.57', 0): 1, ('666661.071.04', 2): 0, ('666661.761.58', 1): 0, ('666661.530.53', 2): 0, ('666660.640.75', 0): 1, ('666661.980.25', 0): 1, ('666661.491.21', 1): 0, ('666661.67-0.38', 1): 0, ('666661.350.06', 0): 1.0, ('666661.20.6', 0): 1.0049, ('666660.370.12', 2): 0, ('666661.590.63', 1): 0, ('666662.020.48', 0): 1.07, ('666661.44-0.37', 0): 1, ('666661.560.66', 2): 0, ('666661.040.63', 2): 0, ('666662.110.8', 1): 0, ('666661.770.75', 2): 0.008869, ('666660.860.34', 2): 0, ('666661.74-0.89', 1): 0, ('666661.110.52', 0): 1.133, ('661660.430.08', 2): 0.22475546077110278, ('666661.160.13', 1): 0.122673533269917, ('666661.170.61', 0): 1.07, ('666661.330.86', 2): 0.07441000000000002, ('666661.550.95', 2): 0.0, ('666660.820.04', 2): 0.07560725738726999, ('666661.010.32', 0): 1.1888815398104768, ('666661.280.09', 2): 0.009331609, ('666661.90.31', 0): 1.0, ('666661.140.43', 0): 1.1825929000000002, ('666661.87-0.37', 2): 0, ('666661.470.56', 0): 1.353927239106, ('666661.40.21', 0): 1, ('666661.620.85', 2): 0, ('666661.980.54', 2): -9.93, ('666661.050.64', 2): 0, ('666661.54-0.27',</text:p>
      <text:p text:style-name="P1"><text:s/>1): 0, ('666662.00.45', 0): 1.0, ('666661.761.56', 2): 0, ('661661.670.64', 0): 1, ('666660.780.89', 1): 0, ('666660.820.19', 2): 0.6999020974290371, ('666661.131.04', 1): 0, ('666661.620.28', 1): 0, ('666661.811.03', 0): 1, ('666662.12-0.37', 1): 0, ('666661.060.16', 2): 0, ('666660.910.13', 0): 1.1205106696513443, ('666661.13-0.19', 0): 1, ('666661.060.62', 1): 0, ('661661.040.23', 0): 1, ('666662.280.55', 0): 1, ('666661.770.44', 0): 1.0749, ('666661.360.99', 2): 0, ('666661.530.89', 0): 1, ('166661.840.47', 0): 1, ('666661.290.07', 0): 1, ('666660.910.53', 0): 1, ('666662.00.26', 0): 1, ('666661.550.41', 2): 0.06999999999999999, ('666661.8-0.85', 1): 0, ('666662.020.5', 1): 0, ('666661.330.33', 2): 0.007749214941299999, ('666662.09-0.25', 2): 0, ('666662.120.29', 1): 0, ('666661.43-0.03', 0): 1.1018569999999999, ('666661.191.03', 1): 0, ('666661.550.26', 0): 1, ('666660.310.06', 2): 0, ('666661.16-0.41', 1): 0, ('666661.94-0.44', 1): 0, ('666661.450.03', 0): 1.1506351000000001, ('666661.580.96', 0): 1.07, ('666661.210.62', 0): 1, ('666661.461.27', 1): 0, ('666660.61.02', 0): 1, ('666660.750.99', 1): 0, ('666660.60.06', 2): 0.0, ('666661.060.08', 2): 0.0, ('666661.930.63', 1): 0, ('666661.77-0.09', 1): 0, ('666662.060.64', 1): 0, ('666660.911.71', 2): 0, ('666661.011.55', 2): 0, ('666662.040.83', 1): 0, ('666661.610.57', 1): 0, ('666661.240.68', 2): 0.0, ('666661.051.35', 2): 0, ('666661.160.09', 1): 0, ('666661.410.35', 1): 0.013279, ('666661.5-0.35', 1): 0, ('666661.210.24', 2): 0.0, ('666661.840.53', 2): 0, ('666660.46-0.09', 1): 0, ('666660.590.25', 1): 0, ('666661.190.74', 1): 0, ('666661.770.17', 0): 1.0049, ('666661.31-0.18', 0): 1.07, ('666661.30.09', 2): 0.07490000000000001, ('666661.641.27', 2): 0, ('666661.620.02', 1): 0, ('666662.140.94', 2): 0, ('666661.770.61', 1): 0, ('666661.530.45', 0): 1, ('666661.04-1.08', 2): 0, ('666661.130.68', 2): 0, ('666661.320.0', 1): 0, ('666661.790.8', 1): 0, ('666660.940.65', 0): 1, ('666660.5-0.03', 0): 1, ('666660.641.12', 2): 0, ('666661.28-1.24', 2): 0, ('666661.721.12', 2): 0, ('666661.251.61', 0): 1, ('666661.510.75', 0): 1, ('666660.770.04', 0): 1.0630000000000002, ('666660.410.11', 0): 2.0374311690275695, ('666661.64-0.07', 1): 0, ('666660.890.76', 0): 1, ('666661.110.72', 1): 0, ('666662.070.9', 2): 0, ('666661.830.21', 1): 0.0, ('666661.490.87', 1): 0, ('666660.930.5', 1): 0, ('666661.66-0.37', 0): 1, ('666660.80.23', 0): 1.7823398107261272, ('666661.430.01', 2): 0.0, ('666660.96-0.04', 1): 0.0, ('666661.64-0.44', 1): 0, ('666660.82-0.01', 1): 0.0, ('666661.161.02', 2): 0, ('666661.790.45', 0): 1.1897, ('666660.990.2', 0): 1.0049, ('666661.78-1.89', 2): 0, ('666661.751.02', 1): 0, ('666661.380.86', 1): 0, ('666661.50.25', 1): 0.0, ('666661.290.26', 0): 1.0448304332, ('666660.920.18', 0): 1.420366352061805, ('666661.580.64', 0): 1.0, ('666661.240.86', 0): 1.0, ('666662.39-0.2', 0): 1, ('666662.080.32', 1): 0, ('666661.61.5', 0): 1, ('666661.330.73', 0): 1.0, ('666661.08-1.22', 0): 1, ('666661.410.12', 0): 1.0787010000000001, ('666660.730.22', 1): 0.6483593488245102, ('666661.811.35', 2): 0, ('666660.670.3', 0): 1.2844566374871327, ('666660.65-0.05', 0): 1, ('666661.11-0.58', 0): 1, ('666661.420.28', 0): 1.0, ('666661.250.8', 0): 1.07, ('666661.89-0.29', 1): 0.07930999999999999, ('666661.280.29', 0): 1.14293057177, ('666660.920.23', 1): 0, ('666661.251.12', 2): 0, ('666660.50.16', 0): 1.2294285039754567, ('666661.331.76', 1): -100, ('666661.56-0.18', 0): 1, ('666662.060.87', 1): 0, ('666661.17-0.12', 0): 1.133, ('666662.080.67', 0): -100, ('666661.551.09', 1): 0, ('666660.70.17', 0): 1.0929231030806466, ('666661.381.44', 2): 0, ('666661.370.83', 1): 0, ('666661.510.05', 1): 0.138230309, ('666661.341.49', 1): 0, ('666661.160.23', 1): 0, ('666661.261.76', 0): 1, ('666661.960.88', 0): 1.0, <text:soft-page-break/>('666661.810.37', 1): 0, ('666660.290.03', 2): 1.3274469944057479, ('666660.610.33', 0): 1.0630000000000002, ('666660.431.44', 2): 0, ('666660.59-0.06', 0): 1.0, ('666661.320.25', 2): 0, ('666660.75-0.02', 2): 0, ('666660.460.09', 2): 1.1980802616101585, ('666662.041.0', 0): 1, ('666661.180.2', 0): 1.1385517, ('666660.78-0.04', 0): 1.133, ('666661.840.98', 2): 0, ('666661.871.2', 2): 0, ('666660.560.17', 1): 1.453787554005127, ('666660.780.56', 0): 1, ('666661.251.03', 2): 0, ('666661.851.39', 1): 0, ('666661.340.01', 0): 1, ('666661.840.74', 0): 1.0744099999999999, ('666661.910.6', 0): 1.0, ('666660.870.87', 2): 0, ('666661.5-0.52', 1): 0, ('666661.571.27', 0): 1, ('666661.130.07', 0): 1.0049, ('661660.470.11', 1): 0.0, ('666661.98-0.41', 2): 0, ('666661.111.72', 1): 0, ('666660.930.35', 2): 0, ('666661.020.73', 1): 0, ('666660.91-0.09', 2): 0, ('666661.740.93', 2): 0, ('666661.33-0.18', 1): 0, ('666661.740.74', 2): 0, ('666661.75-0.18', 0): 1.1267, ('666661.35-0.01', 2): 0.06999999999999999, ('666661.840.82', 1): 0, ('666661.40.78', 0): 1.07, ('666661.640.72', 0): 1, ('666661.340.25', 1): 0.0, ('666661.84-0.22', 0): 1, ('666661.410.91', 0): 1.07, ('666661.74-0.15', 1): 0, ('661661.660.35', 1): 0, ('666661.430.27', 2): 0.073969, ('666662.00.78', 0): 1, ('666661.750.28', 1): 0.06999999999999999, ('666661.36-0.7', 1): 0, ('666661.250.29', 1): 0.28879940391571873, ('666661.280.8', 0): 1, ('666660.890.16', 1): 0, ('666661.610.15', 0): 1.017248, ('666661.431.1', 1): 0, ('666661.840.1', 2): 0.0, ('666661.86-0.17', 0): 1, ('666660.850.51', 0): 1.1259811000000002, ('666661.680.25', 1): 0, ('666661.010.87', 0): 1.0, ('666660.790.25', 1): 0.0, ('666661.90.22', 2): 0, ('666660.680.02', 0): 1.2190642999999999, ('666660.650.28', 2): 0, ('666662.210.24', 1): -100, ('666661.24-0.15', 0): 1, ('666660.440.01', 2): 0.00882, ('666660.720.2', 1): 0.5575631333591983, ('666660.91.36', 2): 0, ('666662.24-0.72', 1): 0, ('666661.340.12', 2): 0, ('666661.420.4', 1): 0, ('666661.60.11', 0): 1.0744099999999999, ('666661.890.91', 1): 0, ('666661.62-0.45', 0): 1.07, ('666661.780.22', 0): 1.0, ('666661.740.35', 2): 0, ('666660.520.23', 2): 0, ('666661.571.2', 1): 0, ('666661.07-0.15', 2): 0, ('666661.37-0.67', 2): 0, ('666661.350.7', 1): 0, ('666661.150.36', 1): 0, ('666661.651.1', 0): 1, ('666661.540.35', 2): 0.0, ('666661.68-0.55', 2): 0, ('666661.08-0.21', 1): 0, ('666660.89-0.14', 2): 0, ('666660.851.22', 1): 0, ('666660.40.08', 2): 0.0, ('666660.340.01', 2): 0.04153960491082399, ('666661.830.0', 0): 1, ('666661.20.12', 1): 0, ('666661.540.46', 0): 1, ('661661.770.65', 2): 0, ('666661.720.78', 0): 1.0630000000000002, ('666661.66-0.08', 1): 0, ('666661.50.19', 1): 0, ('666661.280.87', 1): 0, ('616661.541.2', 0): 1, ('666661.120.13', 2): 0, ('666661.581.36', 2): 0, ('666661.590.52', 1): 0, ('666661.381.28', 1): 0, ('666660.260.06', 1): 0, ('666661.520.54', 0): 1.0, ('666661.460.29', 2): 0, ('666661.640.24', 2): 0, ('666661.771.29', 2): 0, ('666661.830.29', 0): 1.0721224, ('666661.640.53', 0): 1, ('666661.87-0.6', 1): 0, ('666660.750.52', 0): 1, ('666661.440.32', 1): 0.0, ('666660.790.9', 0): 1, ('666661.33-0.39', 0): 1, ('666661.470.06', 1): 0, ('666661.50.91', 0): 1.0, ('666660.670.24', 0): 2.061113049864382, ('666662.22-0.41', 0): 1, ('666662.050.58', 0): 1.0, ('666661.69-0.26', 1): 0, ('666661.621.09', 2): 0, ('666662.04-0.67', 2): 0, ('666661.820.44', 0): 1.212452562, ('666661.080.99', 1): 0, ('666661.580.52', 0): 1, ('266661.01.1', 0): 1, ('666661.930.77', 2): 0, ('666661.060.49', 2): 0.0, ('666661.040.27', 1): 0.5103492847812604, ('666661.77-0.76', 0): 1, ('666660.890.39', 2): 0, ('666661.830.95', 0): 1.0, ('666661.410.43', 0): 1.462631291871096, ('666661.00.28', 0): 1.6117701038475294, ('666661.54-0.16', 1): 0, ('666660.820.35', 0): 1.00067650233, ('662660.80.26', 1): 0, ('666661.670.16', 1): 0, ('666661.640.18', 1): 0, ('666660.940.17', 1): 0.06999999999999999, ('666661.381.16', 0): 1, ('666661.560.98', 1): 0, ('666661.370.16', 1): 0.07882000000000002, ('666660.210.03', 0): 2.0716016511190762, ('666661.30.73', 1): 0, ('666661.340.56', 0): 1.07, ('666660.750.24', 2): 0, ('666661.630.62', 0): 1.1423100000000002, ('666662.18-0.37', 0): 1, ('666661.650.46', 1): 0, ('666661.560.26', 0): 1.07, ('666661.071.05', 1): 0.0, ('666660.660.2', 1): 0, ('666661.280.21', 1): 0, ('666661.460.32', 0): 1.2792530849213, ('666661.94-0.21', 0): 1.0, ('666661.34-0.1', 0): 1.07, ('666661.96-0.31', 1): 0, ('666661.660.21', 2): 0, ('666661.390.22', 0): 1.1468655300000001, ('666661.441.14', 1): 0, ('666662.05-0.28', 0): 1.0, ('666660.53-0.13', 1): 0, ('666661.12-0.21', 1): 0, ('666661.321.18', 1): 0, ('666661.651.18', 0): 1, ('666661.470.21', 0): 1.0, ('666661.091.04', 0): 1, ('666661.63-0.26', 2): 0, ('666661.091.14', 1): 0, ('666661.791.28', 0): 1.0, ('666661.17-0.45', 2): 0, ('666661.04-0.99', 0): 1, ('666660.980.55', 2): 0, ('666661.110.93', 0): 1, ('666661.070.45', 2): 0, ('666661.330.12', 2): 0, ('666661.66-0.67', 2): 0, ('666661.23-0.17', 1): 0, ('666661.760.18', 1): 0, ('666660.460.01', 1): 0, ('666660.680.22', 1): 1.2388926437470165, ('666660.510.05', 0): 1.0, ('666660.880.31', 2): 0.0, ('666662.110.9', 2): 0, ('666661.320.87', 0): 1.06741, <text:soft-page-break/>('666661.641.05', 2): 0, ('666661.540.95', 0): 1.0, ('666661.80.92', 0): 1, ('666661.620.29', 2): 0, ('666660.930.71', 0): 1.0, ('666661.160.39', 0): 1.0899839279001142, ('666661.030.43', 0): 1.2608857874357, ('666660.381.55', 2): 0, ('666661.660.89', 1): 0.0, ('666661.74-0.79', 1): 0, ('666661.65-0.57', 2): 0, ('666661.71-0.26', 1): 0, ('666661.730.28', 0): 1.1197, ('666661.230.07', 2): 0, ('666661.40.58', 2): 0, ('666660.890.54', 0): 1.0, ('666660.580.03', 2): 0, ('666661.75-0.06', 2): 0, ('666611.88-0.41', 1): 0, ('666661.530.16', 0): 1.1379000000000001, ('666660.870.08', 0): 1.5080051109, ('666661.350.55', 0): 1.07, ('666661.580.55', 1): 0, ('666661.460.08', 0): 1, ('666660.940.41', 2): 0, ('666660.90.41', 2): 0.0, ('666662.040.22', 2): 0, ('666660.651.4', 2): 0, ('666661.430.32', 0): 1.46986617956971, ('666661.651.06', 2): 0, ('666660.780.41', 2): 0, ('666661.430.26',</text:p>
      <text:p text:style-name="P1"><text:s/>1): 0.215623398408887, ('666661.190.56', 0): 1.067865846251, ('666661.770.58', 2): 0, ('661660.460.12', 0): 1.1683206646674376, ('666661.480.04', 2): 0, ('666662.05-0.71', 0): 1, ('666661.710.18', 1): 0, ('666660.860.26', 0): 1.9499918723841487, ('666661.340.01', 2): 0.0, ('666661.79-0.65', 1): 0, ('666661.81-0.62', 0): 1, ('666661.460.93', 1): 0, ('666661.40.82', 1): 0, ('666662.00.48', 0): 1.0, ('666661.760.75', 0): 1.0049, ('666660.860.21', 1): 0, ('666661.020.4', 1): 0, ('666661.270.54', 1): 0.0, ('666661.350.53', 0): 1.0799857099999999, ('666660.870.43', 2): 0, ('666661.350.69', 1): 0.0, ('666661.430.53', 0): 1.076261271755633, ('666661.9-0.41', 2): 0, ('666662.050.33', 0): 1.0, ('666660.540.14', 0): 2.6570381407489934, ('666661.42-0.41', 1): 0, ('666660.640.54', 0): 1.0, ('666661.73-0.45', 0): 1, ('666661.350.17', 1): 0.0, ('666662.030.3', 0): 1, ('666661.36-0.49', 1): 0, ('666661.090.29', 2): 0.0, ('666660.490.11', 1): 0, ('666661.00.56', 2): 0.1197, ('666660.950.18', 1): 0.43310529815700005, ('666661.41.04', 0): 1, ('666661.76-0.19', 0): 1.0630000000000002, ('666661.58-0.38', 1): 0.0, ('666661.261.86', 2): -100, ('666661.391.07', 2): 0, ('666660.881.58', 0): -100, ('666661.870.35', 1): 0, ('661661.990.36', 1): -100, ('666661.560.43', 2): 0, ('666661.651.31', 2): -100, ('666660.36-0.05', 2): 0, ('666661.2-0.48', 1): 0, ('666660.710.5', 0): 1, ('666662.09-0.71', 1): 0, ('666661.88-1.27', 2): 0, ('666661.190.52', 2): 0, ('666661.971.07', 0): 1, ('661661.260.45', 0): 1, ('666661.28-0.26', 1): 0, ('666661.78-0.14', 2): 0, ('666661.380.5', 0): 1.198912, ('666661.550.51', 0): 1.0, ('666661.490.96', 1): 0.0, ('666661.260.09', 0): 1.1834758653, ('666660.730.08', 0): 1, ('666661.390.07', 0): 1, ('666661.840.16', 1): 0.0, ('666662.2-0.48', 1): 0, ('666661.51-0.29', 2): 0, ('666661.560.01', 1): 0, ('666661.011.41', 2): 0, ('666660.74-0.24', 2): 0, ('666661.641.0', 2): 0, ('666661.91-0.23', 2): 0, ('666661.520.0', 0): 1.1426530000000001, ('666660.920.05', 0): 1.07931, ('666662.06-0.78', 0): 1, ('666661.0-0.16', 2): 0, ('666661.420.85', 1): 0, ('666661.160.16', 2): 0, ('666662.080.45', 1): -10.0, ('666661.14-0.94', 1): 0, ('666661.390.71', 2): 0.1946, ('666661.480.8', 2): 0, ('666661.810.74', 2): 0, ('666661.321.43', 2): 0, ('666661.050.0', 1): 0.0, ('666661.080.91', 0): 1, ('666661.59-0.66', 2): 0, ('666661.710.61', 1): 0.06999999999999999, ('666661.050.08', 1): 0, ('666661.731.04', 0): 1.0, ('666661.87-0.18', 2): 0.0, ('666661.860.27', 1): 0.06999999999999999, ('666661.42-0.99', 1): 0, ('666661.710.73', 2): 0.0, ('666660.930.55', 1): 0.0, ('666662.010.28', 2): 0, ('666660.62-0.08', 2): 0, ('666661.760.35', 2): 0, ('666661.611.02', 2): 0, ('666661.540.8', 0): 1.0749, ('666661.26-0.2', 1): 0, ('666661.62-0.02', 1): 0.0, ('666660.710.82', 0): 1, ('666661.25-0.12', 0): 1.0, ('666661.550.28', 2): 0, ('666661.120.0', 2): 0, ('666660.83-0.56', 1): 0, ('666660.91-0.65', 1): 0, ('666662.00.51', 1): 0, ('666661.65-0.12', 0): 1, ('666661.58-0.03', 0): 1.0706174, ('666661.260.78', 0): 1.1267, ('666661.961.31', 2): 0, ('666660.680.1', 0): 1.5058027976371875, ('666661.930.17', 1): 40.951, ('666661.641.17', 0): 1, ('666660.940.26', 0): 1.2772051061464587, ('666661.591.13', 0): 1, ('666661.660.58', 1): 0, ('666660.870.09', 1): 0.0, ('666661.710.31', 1): 0.0, ('666660.760.0', 1): 0, ('666661.10.55', 1): 0.24999870000000002, ('666662.32-0.34', 0): 1, ('666661.240.09', 1): 0.063, ('666661.860.17', 0): 1.07, ('666260.740.08', 1): 0, ('666660.830.13', 2): 0, ('666662.010.55', 1): 0, ('666661.870.34', 0): 1.00931, ('666662.090.9', 2): -100, ('666660.60.31', 0): 1.0, ('666662.450.18', 0): 1, ('666661.060.93', 0): 1.0, ('666661.261.04', 2): 0, ('666661.510.2', 0): 1.07, ('666661.24-0.1', 2): 0, ('666661.231.06', 1): 0, ('666661.81-0.46', 1): 0, ('666661.62-0.51', 1): 0, ('666660.87-0.2', 0): 1.0, ('666661.780.07', 1): 0, ('666661.740.3', 2): 0.1939931, ('666660.910.09', 0): 1.07063836073, ('666660.730.31', 0): 1.4521715994992244, ('666661.570.62', 0): 1, ('666661.15-0.1', 1): 0, ('666661.20.74', 0): 1, ('666661.410.19', 0): 1.0, ('666660.56-0.0', 1): 0, ('666662.190.52', 0): 1, ('666661.610.36', 0): 1.0811132, ('666661.810.17', 1): 0, ('666661.29-0.47', 0): 1, ('666661.67-0.27', 1): 0, <text:soft-page-break/>('666661.980.26', 1): 0, ('666661.490.91', 0): 1, ('666661.120.53', 1): 0, ('666661.420.23', 0): 1.06741, ('666661.530.64', 0): 1, ('666661.450.84', 2): 0.0, ('666660.740.42', 2): 0, ('666661.240.43', 2): 0.06999999999999999, ('666661.270.24', 0): 1.28827218, ('666661.540.11', 0): 1, ('666660.860.18', 2): 0, ('666660.890.05', 2): 0, ('666660.580.15', 0): 2.5145933190411287, ('666661.731.18', 0): 1, ('666661.150.03', 0): 1.187999, ('666661.151.36', 2): 0, ('666660.871.24', 1): 0, ('666661.87-0.24', 2): 0, ('666661.280.04', 1): 0.06999999999999999, ('666660.980.2', 2): 0, ('666661.20.05', 2): 0, ('666661.410.06', 2): 0.133, ('666661.080.56', 0): 1.1880034252599998, ('666661.710.55', 0): 1, ('666661.19-0.14', 2): 0, ('666660.920.41', 2): 0.0, ('666661.2-0.13', 2): 0.0, ('666661.8-0.22', 2): 0, ('666661.050.69', 1): 0, ('666662.21-0.72', 1): 0, ('666661.85-0.1', 1): 0, ('666660.650.45', 0): 1, ('666660.890.2', 0): 1.5749345238399892, ('666661.040.55', 1): 0, ('666661.230.52', 2): 0, ('666661.180.18', 1): 0.13741, ('666661.12-0.04', 1): 0, ('666661.590.43', 0): 1.133, ('666661.560.77', 2): 0, ('666661.2-0.02', 0): 1.2769613, ('666661.630.47', 1): 0, ('666661.650.4', 1): 0, ('666661.360.18', 2): 0, ('666661.560.52', 0): 1, ('666661.030.26', 2): 0, ('666661.221.01', 0): 1.0, ('666662.260.49', 1): 0.0, ('666661.350.26', 0): 1.164286298445542, ('666661.27-0.33', 1): 0.0, ('666661.170.73', 1): 0, ('666661.151.25', 0): 1, ('666661.680.14', 2): 0.0, ('666661.38-0.14', 2): 0, ('666660.840.59', 0): 1, ('666661.950.47', 2): 0.0, ('666661.93-0.22', 1): 0.0, ('666662.20.68', 0): 1, ('666661.53-0.11', 1): 0, ('666661.061.72', 1): 0, ('666661.610.18', 0): 1.2990491000000002, ('666661.041.95', 1): 0, ('666661.130.19', 2): 0, ('666661.45-0.41', 2): 0, ('666660.85-0.76', 2): 0, ('666661.1-0.17', 2): 0, ('666661.461.24', 0): 1.0, ('666662.021.1', 0): 1, ('626660.990.55', 1): 0, ('666662.220.84', 1): 0, ('666661.27-0.06', 0): 1, ('666661.210.91', 0): 1, ('666661.920.23', 0): 1, ('666661.110.17', 1): 0.13803618248581814, ('666661.60.28', 0): 1.133, ('666661.251.26', 2): 0, ('666661.00.52', 0): 1.073048613753381, ('666661.47-0.48', 0): 1, ('666661.190.37', 2): 0.14354974262999998, ('666661.41-0.29', 0): 1.0, ('666661.311.04', 1): 0, ('666660.46-1.95', 0): 1, ('666662.0-0.29', 2): 0, ('666661.560.15', 2): 0, ('666661.120.28', 0): 1.4229213430232, ('666661.840.48', 2): 0.0, ('661661.810.19', 2): 0, ('666660.790.52', 0): 1.0, ('661660.680.15', 0): 1, ('666661.430.6', 0): 1.1197, ('666662.04-0.37', 2): 0, ('666661.770.18', 1): 0.06999999999999999, ('666612.11-0.44', 2): 0, ('666661.620.05', 0): 1, ('666660.650.6', 2): 0, ('666661.380.01', 2): 0.0567, ('666661.180.23', 1): 0.0, ('666661.91.34', 1): 0, ('666661.16-0.23', 2): 0, ('666661.651.43', 0): 1, ('666661.780.18', 2): 0, ('666661.25-0.08', 0): 1, ('666661.53-0.47', 2): 0, ('666661.160.03', 0): 1.0049, ('666661.49-0.87', 2): 0, ('666661.56-0.36', 0): 1.0, ('666660.641.61', 0): 1, ('666661.51-0.32', 0): 1, ('661660.230.03', 2): 0, ('666661.77-0.15', 2): 0, ('666662.080.3', 1): 0, ('666661.631.41', 2): 0, ('666661.710.39', 0): 1.0630000000000002, ('666662.041.14', 2): 0, ('666661.830.22', 0): 1, ('666660.940.1', 1): 0.0, ('666661.890.41', 0): 1.14300232492, ('666661.761.27', 1): 0.0, ('666660.850.32', 0): 1.2847127123601987, ('666660.97-0.01', 1): 0, ('666661.490.88', 0): 1.0, ('666661.750.02', 2): 0.07490000000000001, ('166661.720.66', 2): 0, ('666661.161.76', 1): 0, ('666661.30.19', 1): 0, ('666661.640.95', 0): 1.0, ('666662.050.55', 0): 1.133, ('666660.47-0.03', 1): 0, ('666661.17-0.79', 1): 0, ('666661.260.25', 2): 0.0750617887439, ('666660.82-0.06', 0): 1.07, ('666661.01-1.13', 2): 0, ('666661.280.51', 2): 0, ('666661.07-0.0', 0): 1.000343, ('666661.89-0.97', 1): 0, ('666661.00.38', 2): 0, ('666661.270.93', 2): 0, ('666662.060.34', 2): 0, ('666661.49-0.59', 2): 0, ('666661.410.11', 1): 0, ('661661.240.27', 1): 0, ('666661.29-0.21', 1): 0, ('666660.840.08', 0): 1.2053947183652, ('666661.850.11', 2): 0.0, ('666661.460.77', 0): 1.0633087, ('666661.95-0.27', 1): 0, ('666662.00.65', 0): 1.0, ('666661.020.33', 2): 0, ('666661.670.01', 0): 1.0035721000000002, ('666662.03-0.26', 1): 0.0, ('666660.88-0.01', 0): 1, ('666661.910.44', 1): 0, ('666661.970.89', 0): 1.0, ('666660.920.26', 2): 0.0, ('666660.420.11', 0): 2.2360995611112817, ('666661.570.17', 0): 1.07441, ('666661.76-0.31', 2): 0, ('666661.490.14', 2): 0.0, ('666661.561.33', 2): 0, ('666661.390.29', 0): 1.19775, ('661660.290.04', 0): 1.5757502195138018, ('666660.870.4', 1): 0, ('666660.620.21', 0): 2.25919183276481, ('666660.90.4', 2): 0.0, ('666660.610.24', 0): 1.5775327875929803, ('666661.130.39', 0): 1.1996340990987, ('666661.270.68', 0): 1, ('666661.170.35', 1): 0.15300599484495647, ('666662.01-0.33', 0): 1.0630000000000002, ('666661.131.29', 1): 0, ('666660.56-0.05', 1): 0, ('666661.170.47', 0): 1.014375010979, ('666661.78-0.81', 2): 0, ('666661.11-0.15', 2): 0, ('666660.320.03', 2): 0, ('666661.720.51', 2): 0.0, ('666660.97-0.08', 1): 0, ('666661.38-0.02', 0): 1.0, ('666661.870.18', 0): 1.1382430000000001, ('666660.560.18', 0): 1.0779686571735119, ('666661.16-0.04', 0): 1.1197, <text:soft-page-break/>('666661.881.23', 0): -9.100000000000001, ('666660.630.04', 2): 0, ('666661.710.23', 0): 1.0, ('666661.780.13', 2): 0, ('666661.251.06', 1): 0, ('666661.60.03', 0): 1.0, ('666660.880.74', 2): 0, ('666661.91.53', 2): 0, ('666661.4-0.44', 2): 0, ('666661.550.06', 2): 0, ('666661.171.75', 1): 0, ('666661.70.74', 2): 0, ('666661.45-0.45', 1): 0, ('666661.090.33', 2): 0.10450893606852192, ('666661.49-0.21', 0): 1, ('666660.930.04', 2): 0.0, ('666661.03-1.42', 0): 1, ('666661.191.14', 0): 1, ('666661.67-0.68',</text:p>
      <text:p text:style-name="P1"><text:s/>2): 0, ('666661.060.13', 0): 1.1379000000000001, ('666661.310.62', 0): 1.07, ('666661.850.79', 2): 0, ('666662.120.42', 0): 1, ('666660.890.59', 0): 1.0, ('666661.79-0.95', 0): 1, ('666661.77-0.01', 0): 1, ('666661.75-0.09', 2): 0, ('666661.55-0.24', 2): 0, ('666661.960.25', 1): 0, ('666661.11.48', 2): 0, ('666661.810.29', 0): 1.1423100000000002, ('666661.581.12', 2): 0, ('666661.610.98', 0): 1.0, ('666661.650.66', 0): 1.07, ('666661.470.5', 0): 1.133, ('666661.920.76', 0): 1.0049, ('666661.50.5', 0): 1, ('666661.330.38', 0): 1.2580920300000002, ('666661.430.39', 0): 1.1995930787340001, ('666660.760.16', 0): 1.5423232096986776, ('666661.43-0.04', 2): 0, ('666661.340.67', 1): 0, ('666661.470.42', 0): 1.1343681927, ('666661.51.23', 1): 0, ('666661.551.27', 0): 1.07, ('666661.360.69', 0): 1.0639604, ('666661.740.61', 0): 1.0, ('666660.880.4', 0): 1.2526853079342901, ('666661.21-0.26', 2): 0, ('666660.830.51', 1): 0, ('666661.671.25', 1): 0.0, ('666661.851.02', 2): 0, ('666661.510.56', 1): 0.41975193927588245, ('666660.790.26', 0): 2.2856058687513574, ('666661.050.87', 0): 1, ('666662.210.27', 0): 1, ('666661.88-0.73', 1): 0, ('666660.830.05', 1): 0, ('666660.680.71', 2): 0.0, ('666661.57-0.47', 0): 1, ('666661.770.78', 2): 0.0, ('666661.830.57', 2): 0.0, ('666661.890.34', 2): 0, ('666661.420.05', 0): 1.0212515646, ('666660.540.19', 0): 1.2950704418265957, ('666661.39-0.34', 1): 0, ('666661.271.08', 1): 0, ('666661.170.11', 2): 0, ('666661.89-0.16', 1): 0, ('666661.260.44', 1): 0, ('666661.5-0.32', 1): 0.06999999999999999, ('666660.870.57', 0): 1, ('666661.450.68', 0): 1, ('666660.30.09', 2): 0, ('666660.591.19', 1): 0, ('666660.590.22', 1): 0, ('666661.291.05', 1): 0, ('661661.960.22', 0): 1, ('666661.350.4', 0): 1.07520184, ('666660.770.47', 0): 1, ('666661.540.04', 2): 0.0, ('666661.660.01', 2): 0, ('666661.86-1.01', 2): 0, ('666660.31-0.01', 0): 1.592592650315103, ('666661.46-0.04', 0): 1.0, ('666662.020.61', 1): 0, ('666660.630.27', 2): 0, ('666662.03-0.38', 1): 0, ('666661.81.21', 2): -100, ('666661.32-0.32', 2): 0, ('666661.370.9', 2): 0, ('666661.17-0.25', 1): 0, ('666661.090.59', 0): 1.02086749329, ('666660.371.18', 1): 0, ('666662.29-0.83', 0): 1, ('666660.570.09', 0): 1.3427443327027837, ('666660.66-0.11', 2): 0, ('666661.741.15', 0): -100, ('666660.380.1', 2): 0, ('666661.880.93', 2): 0, ('666660.890.21', 0): 1.8192898281094192, ('666661.520.53', 1): 0, ('666660.990.13', 0): 1.2666044268999999, ('666661.850.03', 2): 100, ('666661.041.27', 0): 1, ('666661.381.0', 2): 0, ('666660.99-0.16', 1): 0, ('661661.650.28', 1): 0, ('666660.670.55', 0): 1, ('666660.90.32', 0): 1.6728113506243525, ('666661.870.73', 2): 0.06999999999999999, ('666660.870.66', 2): 0, ('666660.87-0.99', 1): 0, ('666662.041.33', 2): 0, ('666661.07-1.28', 2): 0, ('666661.14-0.21', 1): 0, ('666661.460.45', 2): 0.133, ('666661.250.54', 0): 1.0708189300000002, ('666660.461.36', 2): 0, ('666660.910.71', 0): 1, ('666662.040.57', 0): 1, ('666661.97-0.35', 2): 0, ('666660.650.1', 0): 1.3427012427241956, ('666661.770.69', 0): 1.068243, ('666661.070.21', 1): 0, ('666662.080.35', 1): 0, ('666661.450.44', 0): 1.1379000000000001, ('666662.0-0.52', 2): 0, ('666661.550.23', 2): 0, ('666662.120.31', 0): 1, ('666662.070.65', 0): 1.0, ('666661.770.28', 0): 1, ('666661.12-0.49', 0): 1, ('666661.671.02', 2): 0, ('666661.94-0.58', 0): 1.0, ('666660.660.1', 0): 1.3567456946476866, ('666661.030.06', 0): 1.1421777, ('666662.080.56', 0): -9.100000000000001, ('666660.50.19', 2): 0, ('666661.24-0.38', 1): 0, ('666660.170.02', 1): 0, ('666660.15-0.01', 1): 0.34207831, ('666661.291.04', 0): 1, ('666661.441.17', 0): 1, ('666661.690.08', 2): 0, ('666660.830.18', 2): 0, ('666661.12-0.22', 0): 1, ('666661.65-0.5', 0): 1, ('666161.360.06', 1): 0, ('666660.660.71', 0): 1, ('666661.71.09', 0): 1, ('666661.240.7', 1): 0, ('666661.440.48', 0): 1.178668, ('666661.791.11', 0): -9.100000000000001, ('666661.60.49', 1): 0.0049, ('666662.03-0.56', 2): 0, ('666661.330.17', 1): 0, ('666660.961.18', 0): 1, ('666661.54-0.64', 2): 0, ('666660.76-0.11', 2): 0, ('666660.460.02', 0): 1.272400217089, ('666660.510.06', 1): 0, ('666661.840.3', 1): 0, ('666660.710.85', 1): 0, ('666660.24-0.04', 2): 0, ('666661.320.84', 1): 0.0, ('666661.031.31', 2): 0, ('666661.440.96', 0): 1.0, ('666660.981.08', 2): 0, ('666661.670.54', 2): 0.0, ('666661.41-0.01', 2): 0, ('666661.590.19', 0): 1.155080478, ('666661.62-0.39', 2): 0, ('666660.950.27', 0): 1.3966421433790126, ('666660.690.35', 0): 1, ('666661.71-0.25', 0): 1, ('666661.370.29', 0): 1.4227373198278812, ('666661.961.07', 0): 1, ('666661.840.87', 0): 1.07, ('666660.990.55', 2): 0, ('666661.310.86', 0): 1.1382430000000001, ('666660.980.07', 2): 0, ('666660.640.9', 2): <text:soft-page-break/>0, ('666661.340.22', 1): 0.0, ('666661.311.26', 0): 1, ('666661.470.17', 1): 0, ('666661.790.48', 1): 0, ('666660.850.12', 2): 0, ('666661.470.01', 2): 0, ('666662.240.64', 1): 0, ('666661.250.22', 1): 0, ('666661.160.82', 0): 1, ('666661.94-1.04', 0): 1, ('666661.03-1.61', 1): 0, ('666661.82-0.44', 1): 0, ('666661.581.08', 2): 0, ('666661.280.5', 1): 0, ('666660.971.15', 0): 1, ('666661.29-0.07', 1): 0, ('666661.520.92', 2): 0, ('666660.950.74', 0): 1, ('666661.840.76', 2): 0, ('666662.050.34', 1): -10.0, ('666661.73-0.52', 0): 1, ('666660.86-1.21', 1): 0, ('666661.79-0.21', 0): 1, ('666661.081.5', 1): 0, ('666661.75-0.64', 0): 1, ('666661.66-0.3', 0): 1, ('666661.76-0.06', 0): 1.0630000000000002, ('661660.360.06', 1): 0, ('666660.7-0.37', 0): 1, ('666661.390.48', 1): 0.0, ('666660.71-0.41', 2): 0, ('666660.60.17', 0): 2.677613760321826, ('666661.710.09', 0): 1, ('166661.70.64', 0): 1, ('666661.340.79', 2): 0.133, ('666661.180.43', 0): 1.3676446976810999, ('666661.2-0.45', 2): 0, ('666661.950.68', 1): 0, ('666661.82-0.39', 2): 0, ('666660.73-0.04', 1): 0, ('666661.971.04', 1): 0, ('666660.340.04', 0): 1.6808479409245742, ('666660.580.31', 1): 0, ('666661.81.15', 0): 1, ('666661.61-0.67', 0): 1, ('666661.861.17', 2): 0, ('666661.640.63', 1): 0, ('666661.66-0.03', 1): 0, ('666661.461.29', 0): 1, ('666660.840.41', 2): 0.15007386080740048, ('666661.581.33', 0): 1, ('666661.61-0.15', 1): 0, ('666661.070.55', 0): 1.078379, ('666661.060.36', 2): 0.0, ('666661.090.7', 2): 0, ('666661.560.02', 0): 1.0567000000000002, ('666660.231.86', 2): 0, ('666661.820.6', 0): 1, ('666661.920.28', 0): -9.030000000000001, ('666661.760.68', 0): 1.07, ('661660.240.02', 2): 0, ('666660.790.4', 2): 0, ('662660.820.2', 0): 1, ('666661.730.9', 0): 1.0, ('666661.79-0.05', 1): 0, ('666661.20.73', 1): 0.07490000000000001, ('666661.160.07', 0): 1.13826701, ('666661.050.3', 0): 1.4921833231804074, ('666661.080.96', 1): 0.0, ('666661.690.41', 2): 0, ('666661.061.27', 1): 0, ('666661.130.62', 1): 0, ('666661.380.48', 2): 0, ('666661.720.16', 1): 0, ('666661.7-0.15', 1): 0, ('666661.070.29', 0): 1.729235415005471, ('666661.471.13', 1): 0.0, ('666660.650.25', 2): 0, ('666660.391.54', 1): 0, ('666661.25-0.11', 1): 0, ('666661.230.92', 1): 0, ('666661.470.77', 1): 0.0, ('666661.43-0.15', 0): 1.0, ('666661.47-0.23', 2): 0.0, ('666661.740.17', 1): 0, ('666661.10.1', 0): 1.0567000000000002, ('666662.350.18', 2): 0, ('666661.60.84', 2): 0.06999999999999999, ('661661.110.33', 1): 0, ('666661.580.84', 0): 1.117999, ('666660.820.48', 0): 1.07, ('666662.030.64', 0): 1.0, ('666661.28-0.09', 0): 1.0, ('666661.820.98', 1): 0, ('666660.631.63', 0): 1, ('666661.660.24', 0): 1.07, ('666660.650.63', 0): 1, ('666661.860.18', 1): 0, ('666661.840.29', 1): 0.09216129999999999, ('666661.14-0.43', 1): 0, ('666661.740.82', 2): 0, ('666661.57-0.28', 2): 0, ('666661.360.53', 1): 0, ('666661.76-0.1', 2): 0, ('666660.60.32', 1): 0.07490000000000001, ('666661.241.06', 0): 1, ('666661.63-0.23', 0): 1, ('666661.360.36', 2): 0.0, ('666661.291.17', 1): 0, ('661661.870.14', 0): 1, ('666661.481.27', 1): 0, ('666661.670.65', 0): 1.133, ('666661.04-1.4', 2): 0, ('666660.880.34', 0): 1.1716508930082359, ('666661.440.08', 1): 0, ('666661.4-0.04', 0): 1.07, ('666661.7-0.07', 2): 0, ('666660.590.07', 0): 1, ('666662.190.55', 1): 0, ('666661.7-0.11', 1): 0, ('666661.180.58', 2): 0.1357307, ('666661.530.55', 0): 1.0, ('666661.60.97', 0): 1.07, ('666661.620.34', 1): 0, ('666661.550.0', 0): 1, ('666660.4-0.05', 0): 1, ('662660.960.25', 0): 1, ('666661.970.84', 0): 1.0, ('666661.76-0.22', 1): 0.0, ('666660.940.16', 0): 1.0, ('666661.550.38', 0): 1.091937637561, ('666660.570.23', 0): 1.5864302093992628, ('666661.57-0.27', 1): 0, ('666662.020.42', 2): 0, ('666661.57-0.11', 0): 1.07, ('666660.37-0.08', 2): 0, ('666661.110.61', 0): 1.195808291, ('666660.580.06', 0): 1, ('666661.960.86', 1): 0, ('666660.731.23', 2): 0, ('666660.860.32', 0): 1.5781185128328667, ('666660.70.4', 1): 0, ('666660.810.36', 0): 1.33663636055, ('666661.320.39', 2): 0.06989562190799999, ('666661.570.27', 2): 0, ('666661.391.53', 2): 0, ('666660.83-0.03', 0): 1, ('666662.330.34', 1): 0, ('666660.581.26', 0): 1, ('666661.280.03', 0): 1.0755517, ('666660.36-0.0', 1): 0.0, ('666661.950.2', 0): 12.41, ('666661.74-0.53', 2): 0, ('666661.44-0.16', 0): 1, ('666660.430.15', 1): 0.4521036009705265, ('666661.781.13', 0): 1, ('666660.51-0.07', 0): 1, ('666661.980.52', 0): 1.0, ('666661.580.16', 0): 1.0006927571, ('666660.960.41', 2): 0, ('666661.290.54', 0): 1, ('666660.960.53', 1): 0.0, ('666661.510.03', 0): 1.0, ('666660.7-0.48', 1): 0, ('666661.05-1.7', 0): 1, ('666660.95-0.04', 0): 1, ('666661.77-0.93', 2): 0, ('666661.45-0.5', 0): 1, ('666661.391.02', 0): 1, ('666661.620.31', 0): 1.1897, ('666661.031.14', 0): 1.0, ('666660.640.53', 2): 0, ('666660.980.58', 2): 0, ('666661.370.72', 1): 0, ('666661.061.33', 2): 0, ('666660.71-0.11', 1): 0, ('666662.02-0.42', 0): 1.0, ('666661.04-0.11', 1): 0, ('666661.4-1.03', 2): 0, ('666661.78-0.48', 1): 0, ('666661.48-0.31', 2): 0.063, ('616660.460.15', 0): 1, ('666661.780.79', 1): 0.06999999999999999, ('666661.350.25', 1): 0, ('666661.320.01', 2): 0, ('666661.34-0.18', 1):</text:p>
      <text:p text:style-name="P1"><text:soft-page-break/><text:s/>0, ('666660.680.13', 2): 0, ('666661.560.3', 2): 0, ('666661.620.74', 0): 1.0049, ('666661.570.37', 1): 0, ('666661.710.01', 1): 0, ('666661.790.31', 0): 1.3123250571, ('666661.530.96', 0): 1.1897, ('666661.05-0.57', 0): 1, ('666661.070.7', 1): 0, ('666660.720.04', 0): 1.0, ('666661.650.32', 0): 1.0749, ('661661.420.35', 2): 0, ('666661.53-0.16', 0): 1, ('666660.720.14', 1): 0.0, ('666660.6-0.04', 0): 1.083279, ('666661.331.11', 2): 0.0, ('666661.470.92', 0): 1, ('666661.791.49', 1): -100, ('661661.58-0.02', 2): 0, ('666660.650.61', 1): 0, ('666662.030.84', 1): 0, ('666660.560.21', 0): 1.3513788103778606, ('666662.210.5', 1): 0, ('666661.661.37', 1): 0, ('666661.211.46', 2): 0.06999999999999999, ('666661.590.36', 0): 1.2608829551999998, ('666660.980.82', 1): 0, ('666661.121.6', 0): 1, ('166661.530.89', 0): 1, ('666661.860.64', 2): 0.0, ('666661.87-0.16', 1): 0, ('666661.33-0.01', 0): 1.07, ('666661.180.62', 2): 0, ('666660.580.16', 1): 0.0, ('666661.041.59', 0): 1, ('666661.250.14', 2): 0, ('661660.490.12', 2): 0, ('666661.011.53', 0): 1, ('666661.360.6', 0): 1.0, ('666661.260.0', 2): 0, ('666661.66-0.23', 2): 0, ('666661.280.14', 2): 0, ('666661.450.51', 0): 1.115100746551, ('666662.11-0.35', 2): 0, ('666661.680.75', 1): 0, ('666661.560.59', 0): 1.054764187790753, ('666660.30.02', 2): 0, ('666661.840.55', 0): 1, ('666661.680.43', 0): 1.1897, ('666661.361.04', 1): 0, ('666660.980.15', 0): 1.07, ('666660.62-0.03', 0): 1.14182, ('666660.770.48', 0): 1, ('666661.180.34', 1): 0, ('666661.241.1', 1): 0.0, ('666661.60.67', 2): 0.0, ('666661.180.24', 0): 1.009916907287, ('666661.981.07', 0): 1, ('666661.270.61', 0): 1.0, ('666661.760.93', 1): 0.0, ('666661.920.55', 0): 1.14672, ('666660.710.26', 2): 0, ('666661.5-0.44', 2): 0, ('666661.71-0.05', 2): 0, ('666661.49-0.92', 0): 1, ('666661.0-0.23', 0): 1, ('666660.760.33', 0): 1.6285768554396962, ('666660.750.6', 2): 0, ('666661.780.6', 1): 0.07585673332999998, ('666661.710.26', 0): 1.0, ('666661.780.34', 2): 0, ('666661.00.9', 1): 0, ('666661.541.06', 1): 0.0, ('666661.80.46', 1): 0, ('666661.890.42', 1): 0, ('666661.881.0', 0): 1, ('666660.870.26', 1): 0, ('666662.03-0.71', 2): 0, ('666661.07-0.35', 2): 0, ('666661.26-0.46', 2): 0, ('666660.960.42', 1): 0.138243, ('666660.180.01', 2): 0, ('666661.420.64', 0): 1.07, ('666661.07-0.3', 1): 0, ('666662.130.47', 0): 1, ('666661.071.7', 1): 0, ('661661.270.3', 0): 1, ('666661.781.08', 0): 1, ('666660.390.13', 0): 1.6146007137665845, ('666661.080.41', 0): 1.0, ('666660.470.06', 0): 1.1461722226300002, ('666661.780.08', 1): 0, ('666661.93-0.69', 2): 0, ('666661.0-1.23', 2): 0, ('666661.630.31', 2): 0, ('666661.510.23', 1): 0.13162401, ('666661.330.75', 2): 0.008379000000000001, ('666660.950.98', 2): 0, ('661661.240.24', 0): 1, ('666661.96-0.28', 0): 1, ('666660.631.9', 0): 1, ('666661.660.48', 1): 0.0703087, ('666661.480.29', 2): 0.0, ('666661.99-0.48', 2): 0, ('666661.7-0.19', 0): 1.07, ('666661.190.98', 2): 0, ('666661.770.23', 0): 1, ('666660.580.17', 0): 2.5533169918474883, ('666661.67-0.28', 1): 0.0, ('666660.570.67', 2): 0, ('666661.12-0.46', 0): 1, ('666660.861.45', 0): 1, ('666662.3-0.7', 2): 0, ('666661.890.15', 1): 0, ('666662.03-0.21', 0): 1.07, ('666662.190.46', 2): 0, ('666661.72-0.63', 2): 0, ('666661.630.58', 2): 0, ('666661.630.05', 2): 0, ('666661.320.77', 2): 0.0, ('666661.371.75', 1): 0, ('666661.640.45', 1): 0, ('666661.870.17', 0): 1.0630000000000002, ('666661.570.14', 1): 0.0, ('666661.05-0.24', 1): 0, ('666661.48-0.05', 0): 1, ('666660.970.63', 2): 0, ('666660.330.08', 1): 0.4394522250048539, ('666660.970.0', 1): 0.0, ('666660.870.1', 2): 0.19087305999999998, ('666661.51-0.16', 0): 1, ('666662.010.25', 2): 0, ('666660.590.46', 1): 0, ('666661.26-0.94', 0): 1, ('666661.440.43', 0): 1.3554558, ('666661.47-0.19', 1): 0, ('666661.810.3', 0): 1.249824988, ('666662.00.8', 1): 0, ('666661.630.91', 2): 0, ('666661.550.89', 0): 1.07, ('666661.14-0.84', 2): 0, ('666661.751.17', 0): 1, ('666661.010.44', 2): 0, ('666661.320.23', 0): 1.30613499, ('666661.81-0.27', 1): 0, ('666660.80.11', 0): 1.5583834891268011, ('666661.230.52', 0): 1, ('666661.18-0.38', 0): 1, ('666661.410.03', 0): 1.00965781229, ('666661.30.44', 0): 1.17604039985, ('666661.690.55', 2): 0, ('666660.950.3', 2): 0.5332919690352885, ('666661.2-0.16', 0): 1, ('666661.250.44', 2): 0, ('666661.38-0.7', 0): 1.07, ('666661.830.85', 0): 1, ('666661.71.53', 1): 0, ('666661.54-0.21', 2): 0, ('666660.920.76', 2): 0, ('666661.60.04', 1): 0, ('666660.470.01', 0): 1.2188809406, ('666660.530.13', 2): 1.7637911314031447, ('662660.830.2', 0): 1.0925278777252982, ('666661.260.98', 1): 0.0, ('666661.21.01', 2): 0, ('666661.380.31', 0): 1.2176852559289801, ('666661.560.72', 0): 1.0, ('666661.080.15', 1): 0.00039160629298699997, ('666661.180.05', 2): 0.009193421796999997, ('666661.08-0.06', 2): 0, ('666661.740.72', 0): 1, ('666662.10.47', 1): 0, ('666661.650.3', 1): 0, ('666661.360.13', 0): 1.0049, ('626660.940.49', 2): 0, ('616661.730.67', 0): 1, ('666661.340.31', 0): 1.08429701268443, ('666661.84-0.36', 1): 0, ('666662.02-0.34', 1): 0, ('666660.941.24', 0): 1, ('666660.710.03', 0): 1.133, ('666660.650.72', 2): 0, ('666661.870.69', 2): 0, ('666660.970.13', 2): 0, ('666661.170.74', 1): 0, ('666660.650.06', 1): 0, ('666661.151.22', 2): 0.0, ('666661.631.1', 1): 0, <text:soft-page-break/>('666661.940.54', 0): 1.0, ('666662.09-0.27', 1): 0, ('666662.06-0.98', 1): 0, ('666661.63-0.49', 0): 1.172627, ('666661.551.34', 0): 1, ('666661.370.66', 2): 0.075243, ('666661.61.31', 1): 0, ('666661.890.71', 2): 0, ('666661.63-0.55', 1): 0, ('666661.16-0.12', 1): 0, ('666661.481.11', 0): 1.0, ('666661.130.76', 2): 0, ('666660.480.1', 2): 0, ('616661.810.49', 2): 0, ('666660.630.32', 0): 1, ('666661.910.62', 1): 0, ('666661.47-0.76', 0): 1, ('666660.560.29', 1): 0, ('666661.050.88', 1): 0, ('666661.321.75', 0): 1, ('666661.280.61', 0): 1.370171186, ('666661.970.48', 1): 0, ('666661.10.75', 0): 1, ('666661.830.52', 1): 0, ('666661.110.18', 1): 0.13741, ('666660.930.61', 0): 1.0, ('666660.840.15', 2): 0.179123742, ('666661.49-0.26', 0): 1, ('666661.150.73', 0): 1.07, ('666661.040.56', 0): 1.1209645871000002, ('666660.550.28', 0): 1, ('166661.840.98', 2): 0, ('666661.221.01', 2): 0, ('666661.29-0.11', 1): 0.063, ('666661.330.04', 1): 0, ('666661.320.18', 0): 1.03037167, ('666662.020.62', 0): 1, ('666611.36-0.16', 1): 0, ('666662.26-0.22', 2): 0, ('666661.990.48', 0): 1.07, ('666660.810.09', 2): 0.0, ('666660.63-0.21', 1): 0, ('666661.260.28', 1): 0.0, ('666661.660.13', 0): 1, ('666661.670.31', 0): 1, ('666661.650.27', 0): 1, ('666661.19-1.07', 0): 1, ('666661.02-0.1', 1): 0, ('626660.750.42', 2): 0, ('666660.570.12', 0): 1.846604590425187, ('666662.2-0.95', 0): 1, ('666660.731.5', 1): 0, ('666662.05-0.67', 0): 1, ('666661.910.9', 0): 1, ('666661.340.86', 1): 0, ('666661.620.46', 1): 0.1897, ('666661.261.14', 1): 0, ('666660.791.26', 0): 1, ('666661.240.57', 1): 0, ('666661.841.03', 0): 1, ('666661.640.22', 0): 1.089637613751, ('666661.760.54', 0): 1.0, ('666661.970.28', 0): 1.0, ('666661.870.88', 2): 0, ('666661.65-0.66', 1): 0.0, ('666660.670.56', 1): 0, ('666660.840.6', 2): 0, ('666660.880.03', 0): 1.0630000000000002, ('666660.90.31', 1): 0, ('666660.790.46', 0): 1, ('666661.150.5', 1): 0, ('666661.250.57', 1): 0.0716786763, ('666661.520.26', 0): 1, ('666661.531.33', 2): 0, ('666661.210.39', 0): 1.0619646090000001, ('666661.830.65', 1): 0, ('666660.640.33', 0): 1, ('666661.070.22', 0): 1.19406565999457, ('666660.620.16', 1): 0, ('666660.781.07', 2): 0, ('666661.30.85', 0): 1.1379000000000001, ('666662.120.32', 1): 0.0, ('666660.520.12', 0): 2.190833419079895, ('666661.790.25', 0): 1.07, ('666661.50.04', 1): 0, ('666660.70.24', 2): 0, ('666661.020.38', 0): 1.3839555360484201, ('666661.810.92', 1): 0, ('666661.220.79', 1): 0, ('666661.671.13', 0): 1, ('666661.890.76', 2): 0, ('666661.40.5', 0): 1.1334803527603, ('666661.48-0.19', 0): 1.0, ('666660.64-0.04', 2): 0, ('666662.060.81', 2): 0, ('666661.78-0.36', 1): 0, ('666661.49-0.45', 0): 1.07, ('666661.570.03', 2): 0.01565599, ('666661.390.24', 2): 0.24430210000000002, ('666660.95-0.09', 1): 0, ('666661.840.34', 2): 0, ('666661.160.25', 2): 0, ('666661.71.06', 1): 0, ('666661.190.45', 2): 0, ('666661.87-0.94', 2): 0, ('666661.670.86', 1): 0, ('666661.40.67', 0): 1.0630000000000002, ('666662.490.18', 2): -100, ('666661.11.24', 0): 1.0, ('666660.920.67', 1): 0, ('666660.970.24', 0): 1.3844457616147154, ('666661.330.18', 0): 1.198569, ('666661.680.63', 2): 0.135569, ('666660.510.03', 2): 0.1267, ('666661.880.15', 1): 0, ('666661.970.46', 0): 1, ('666661.680.76', 2): 0, ('666660.220.04', 1): 0, ('666661.120.01', 1): 0.12411, ('666660.670.07', 1): 0, ('666661.740.41', 0): 1.0278039777579902, ('666660.450.2', 2): 0, ('266661.281.17', 1): 0, ('666661.570.45', 0): 1.0, ('666660.940.82', 1): 0, ('666661.291.27', 1): 0, ('666661.081.52', 1): 0, ('666661.34-1.35', 0): 1, ('666661.210.3', 0): 1.2027122555056533, ('666661.030.45', 2): 0.0, ('666661.71-0.16', 2): 0, ('666661.331.67', 0): 1, ('666661.050.38', 2): 0, ('666660.950.24', 1): 0, ('666661.090.36', 0): 1.1385517, ('666660.911.97', 1): 0, ('666661.470.36', 2): 0.0, ('666661.020.63', 1): 0, ('666662.07-1.1', 2): 0, ('666660.930.37', 1): 0.09446541380779999, ('666661.020.75', 2): 0, ('666661.660.99', 0): 1.0679, ('666661.370.57', 1): 0, ('666661.31-0.35', 0): 1.0, ('666661.490.41', 0): 1.03612726717271, ('666661.550.8', 2): 0, ('666661.340.39', 1): 0, ('666660.960.33', 1): 0.4169748483316179, ('666661.220.6', 0): 1.1746990000000002, ('666661.470.0', 2): 0, ('666661.70.81', 2): 0.0, ('666661.171.32', 0): 1.0, ('666661.6-0.06', 0): 1.1316000000000002, ('666662.01-0.92', 2): 0, ('666661.720.91', 2): 0, ('666661.481.19', 1): 0, ('666661.77-0.35', 0): 1, ('666662.160.4', 2): 0, ('666661.580.19', 0): 1.0876678075, ('666661.38-0.29', 1): 0, ('666660.790.12', 2): 0, ('666661.72-0.25', 2): 0, ('666660.790.23', 2): 0, ('666661.59-0.22',</text:p>
      <text:p text:style-name="P1"><text:s/>0): 1.07, ('666661.330.63', 1): 0.0, ('666661.61.25', 2): 0, ('666661.280.69', 1): 0, ('666661.330.52', 1): 0.05103, ('666161.63-0.31', 2): 0, ('666661.920.2', 1): 0, ('666661.66-0.53', 1): 0, ('666662.09-0.43', 0): 1, ('666661.841.21', 2): 0, ('666661.161.27', 1): 0, ('666661.93-0.41', 0): 1, ('666660.62.06', 0): 1, ('666661.0-1.17', 1): 0, ('666661.05-0.12', 0): 1, ('666660.99-1.18', 1): 0, ('666661.78-0.51', 2): 0, ('666660.60.26', 0): 1.2574835899999999, ('666661.42-0.29', 0): 1, ('666661.14-0.16', 2): 0, ('666661.21-0.11', 2): 0, ('666660.60.14', 1): 0, ('666661.220.46', 0): 1.0, ('666661.1-0.27', 2): 0, ('666661.46-0.03', 2): 0, <text:soft-page-break/>('666661.220.52', 1): 0, ('666661.65-0.01', 2): 0, ('666661.811.14', 0): -100, ('666660.64-0.17', 1): 0, ('666661.650.39', 0): 1.26662271802908, ('666661.30.65', 0): 1.0, ('666661.20.92', 2): 0, ('666661.52-0.57', 1): 0, ('666661.630.17', 1): 0.0, ('666661.751.4', 1): 0, ('666662.01-0.3', 2): 0.0, ('666661.30.8', 2): 0, ('666661.550.57', 2): 0.06999999999999999, ('666661.770.37', 2): 0, ('666660.570.06', 2): 0, ('666661.46-0.16', 2): 0, ('666661.190.64', 0): 1, ('666660.780.28', 1): 0, ('666661.021.46', 1): 0, ('666660.920.54', 2): 0.0, ('666661.820.78', 0): 1, ('666661.53-0.99', 1): 0, ('666660.910.3', 1): 0.6321665552796988, ('666661.79-0.16', 1): 0, ('666661.11.7', 1): 0, ('666661.060.72', 2): 0, ('666661.120.36', 0): 1.1679978323325308, ('661660.280.04', 0): 1.555644732794631, ('666661.510.11', 2): 0, ('666661.30.16', 2): 0, ('666661.10.25', 2): 0.0, ('666660.841.49', 1): 0, ('666661.140.21', 0): 1.07, ('666661.040.77', 0): 1, ('666661.230.38', 1): 0, ('666662.280.42', 1): 0, ('666661.720.5', 0): 1.0, ('666661.730.4', 2): 0, ('666661.53-0.63', 2): 0, ('666660.650.14', 2): 0.6329678373769994, ('666660.750.16', 0): 1.6658782629968314, ('666661.350.38', 0): 1.2300434359999999, ('666661.11-0.0', 0): 1.138458747, ('666661.650.88', 0): 1.0, ('666660.89-0.63', 2): 0, ('666661.930.4', 0): 1.1946, ('666661.310.7', 2): 0, ('666660.940.11', 2): 0.0, ('666661.620.95', 0): 1.0, ('666660.760.03', 1): 0.000343, ('666661.330.6', 2): 0, ('666661.310.14', 0): 1.1854974237557, ('666660.920.39', 1): 0, ('666661.040.16', 0): 1.1426746090000002, ('666661.170.76', 2): 0, ('666661.880.59', 0): 1, ('666661.83-0.22', 2): 0, ('666660.720.27', 0): 1.392898473071493, ('666661.94-0.57', 2): 0.0, ('666661.950.43', 0): 1.0567000000000002, ('666660.90.29', 1): 0.7176201914306517, ('666661.220.71', 0): 1, ('666661.85-0.36', 2): 0, ('666661.4-0.33', 2): 0, ('666661.270.84', 2): 0, ('666662.0-0.31', 2): 0, ('666661.95-0.47', 0): 1, ('666661.26-0.01', 2): 0, ('666661.441.12', 2): 0, ('666660.680.38', 0): 1.133, ('666661.370.01', 0): 1.07, ('666661.640.89', 0): 1.0630000000000002, ('666662.15-0.78', 2): 0, ('666661.88-0.11', 1): 100.0, ('666661.91-0.15', 1): 90.0, ('666662.08-0.62', 0): 1.0, ('666661.63-0.24', 1): 0, ('666661.240.0', 1): 0, ('666661.61.03', 2): 0.0, ('666661.130.56', 0): 1.07928758666269, ('666660.230.05', 0): 1.0679, ('666661.360.27', 0): 1.298860401, ('666662.060.45', 1): 0, ('666661.520.38', 1): 0, ('666661.190.15', 1): 0.1316, ('666661.82-0.36', 1): 0, ('666661.910.53', 1): 0, ('666661.020.44', 0): 1.0, ('666661.58-0.41', 1): 0, ('666661.070.87', 2): 0, ('666661.211.22', 0): 1, ('666661.840.66', 1): 0.0, ('666661.01.27', 1): 0, ('666660.740.22', 1): 0, ('666661.160.67', 0): 1.0723099999999999, ('666660.961.08', 2): 0, ('666660.24-0.01', 0): 1.5042751264408714, ('666661.470.65', 0): 1.0, ('666661.490.53', 0): 1, ('666661.220.26', 0): 1.086959439, ('666661.13-0.1', 2): 0, ('666660.980.39', 1): 0.3665049894909592, ('666661.41-0.14', 0): 1.0749, ('666661.180.45', 0): 1.17773, ('666661.081.46', 1): 0, ('666661.030.32', 0): 1.387003703344084, ('666661.10.48', 1): 0.21567000000000003, ('666662.31-0.32', 1): 0, ('666660.381.57', 1): 0, ('666661.92-0.28', 0): 1.0, ('666661.020.54', 1): 0, ('666661.720.36', 1): 0, ('666660.20.0', 1): 0, ('666662.13-0.65', 0): 1, ('666660.630.3', 0): 1.07, ('666661.75-0.1', 2): 0, ('666661.57-0.68', 0): 1, ('666661.66-0.29', 0): 1, ('666661.320.43', 0): 1.3605503384178528, ('666661.640.29', 2): 0.0, ('666660.37-0.05', 1): 0, ('666661.690.24', 0): 1, ('666661.84-0.25', 2): 0, ('666661.840.82', 2): 0.06999999999999999, ('666660.911.49', 0): 1, ('666660.980.02', 0): 1.089281549, ('666660.810.25', 0): 1.139241823115254, ('666661.70.13', 1): 0.063, ('666661.011.96', 0): 1, ('666661.43-0.3', 2): 0.0049, ('666661.350.84', 1): 0.0, ('666661.920.15', 1): 100, ('666662.230.77', 2): 0, ('666661.27-0.92', 1): 0, ('666660.830.31', 0): 1.4677617007961021, ('666660.870.21', 0): 1.842198188436756, ('666661.610.07', 2): 0.133, ('666661.55-0.54', 0): 1, ('666661.4-0.21', 2): 0, ('666661.520.45', 0): 1.0567000000000002, ('666660.780.43', 1): 0, ('666661.20.03', 0): 1.01002736, ('666660.430.06', 1): 0.24015726264761866, ('666661.930.48', 0): 1.1946, ('666661.520.04', 0): 1.0721287, ('666661.540.88', 1): 0, ('666661.220.39', 2): 0, ('666660.780.54', 1): 0, ('666661.280.37', 1): 0, ('666661.041.16', 1): 0, ('666661.581.03', 0): 1.0, ('666661.580.11', 1): 0, ('666661.1-1.22', 0): 1, ('666661.70.97', 2): 0, ('666661.290.57', 1): 0.11584489, ('666660.960.54', 0): 1.00931, ('666661.471.39', 2): 0, ('666661.660.4', 2): 0.0, ('666661.270.37', 2): 0, ('666662.01-0.68', 1): 0, ('666661.980.99', 0): 1, ('666661.230.54', 0): 1.0749, ('666661.24-0.07', 2): 0, ('666661.80.49', 0): 1.133, ('666661.31-0.82', 1): 0, ('666660.911.35', 0): 1, ('666661.770.46', 2): 0, ('666661.631.11', 2): 0.0, ('666660.4-0.18', 0): 1, ('666662.060.22', 0): 1, ('666661.350.11', 2): 0, ('666660.87-0.06', 1): 0, ('666661.96-0.33', 2): 0, ('666661.74-0.09', 0): 1.0, ('666661.870.62', 2): 0.0, ('666661.730.86', 0): 1, ('666661.640.6', 0): 1.0, ('666661.58-0.36', 2): 0, ('666661.030.11', 0): 1.1946, ('666661.261.12', 0): 1, ('666661.750.13', 0): 1.07, ('666661.691.03', 0): 1.0749, <text:soft-page-break/>('666661.85-0.01', 1): 100, ('666661.790.32', 1): 0.0, ('666661.77-0.29', 0): 1.0, ('666661.00.65', 1): 0.0, ('666660.65-0.0', 2): 0, ('666660.720.07', 1): 0, ('666661.950.63', 1): 0.0, ('666661.72-0.14', 2): 0, ('666661.411.08', 0): 1.07, ('666660.920.41', 1): 0, ('666661.680.98', 2): 0, ('666661.950.52', 1): 0, ('666661.56-0.41', 2): 0, ('666661.430.78', 0): 1.0, ('666660.810.42', 0): 1.1241100000000002, ('666661.430.68', 1): 0.133, ('666661.270.49', 0): 1.0677187, ('666661.540.66', 1): 0, ('666661.30.25', 1): 0, ('666661.53-0.57', 0): 1.07, ('666661.560.63', 1): 0.060728619, ('666661.220.04', 2): 0.0, ('666662.29-0.66', 2): 0, ('666661.920.25', 2): 0, ('666661.60.22', 2): 0, ('666660.90.49', 1): 0, ('666661.06-0.41', 0): 1, ('666661.360.5', 1): 0.0049, ('666661.050.46', 0): 1, ('666661.190.39', 0): 1.3483970189548176, ('666662.080.43', 2): 0, ('666660.770.1', 2): 0, ('666662.0-0.23', 0): 1.0, ('666660.820.09', 1): 0, ('666661.27-0.44', 1): 0, ('666661.261.22', 0): 1, ('666661.12-0.9', 2): 0, ('666661.110.28', 0): 1.3497583101037496, ('666660.860.05', 0): 1.0685580359092302, ('666661.080.26', 2): 0, ('666661.321.41', 1): 0, ('666661.310.74', 0): 1.0, ('666660.980.12', 1): 0, ('666661.060.43', 2): 0, ('666660.731.46', 1): 0, ('666661.11-0.39', 2): 0, ('666661.150.89', 0): 1, ('666661.030.17', 0): 1.014848434916, ('666661.221.26', 1): 0, ('666661.211.16', 2): 0, ('666661.560.16', 2): 0, ('666661.43-0.18', 2): 0, ('666661.780.1', 0): 1, ('666661.08-1.86', 1): 0, ('666660.991.44', 1): 0, ('666661.680.46', 1): 0, ('666661.730.37', 2): 0.24592863946700003, ('666661.430.63', 0): 1, ('666661.580.81', 2): 0.063, ('666661.820.11', 2): 0, ('666661.090.17', 0): 1.2281486800822303, ('666661.370.33', 0): 1.08043992615848, ('666660.850.4', 0): 1.4759191639895002, ('666661.430.98', 2): 0, ('666661.640.93', 2): 0, ('666661.080.2', 2): 0.15765106210000002, ('666661.02-0.04', 0): 1, ('666660.8-0.4', 2): 0, ('666661.590.99', 0): 1, ('666661.72-0.17', 1): 0, ('666661.870.28', 1): 0, ('666661.420.67', 1): 0, ('666662.030.33', 2): 0.0, ('666661.280.57', 0): 1.0784721, ('666661.141.46', 2): 0, ('626660.740.3', 1): 0, ('666661.260.62', 0): 1.00529013163, ('666661.21.2', 2): 0, ('666660.53-0.03', 0): 1.24563, ('666661.7-0.02', 0): 1.0, ('666660.860.63', 1): 0.06999999999999999, ('666661.7-0.16', 1): 0, ('666661.530.32', 0): 1.4191989617193, ('666661.40.47', 0): 1.3077282333300002, ('666661.68-0.46', 1): 0, ('666661.530.52', 2): 0.0, ('666661.67-0.55', 0): 1.07, ('666660.980.31', 0): 1.4856505296653064, ('666661.020.35', 0): 1.4369707608502316, ('666661.67-0.44', 2): 0, ('666662.3-0.2', 1): 0, ('666660.990.58', 2): 0.0, ('666662.130.35', 0): 1, ('666661.75-0.52', 1): -100, ('666661.931.24', 0): 1.0, ('666661.5-0.84', 0): 1, ('666661.430.44', 2): 0.0, ('666661.090.49', 0): 1.1829589299999999, ('666660.710.43', 1): 0, ('666661.120.71', 2): 0, ('666661.210.53', 0): 1.133, ('666661.73-0.08', 1): 0, ('666661.14-0.04', 1): 0.06999999999999999, ('666660.750.39', 2): 0.06657210000000001, ('666661.161.11', 0): 1, ('666661.36-0.02', 2): 0.0, ('666660.940.09', 0): 1.35674499, ('666661.621.81', 2): 0, ('666661.82-0.56', 0): 1, ('666661.250.39', 2): 0.4277392081222059, ('666660.860.35', 2): 0, ('666661.40.68', 0): 1.0749, ('666661.66-0.7', 1): 0, ('666660.640.02', 0): 1.005801747, ('666660.530.29', 0): 1, ('666661.691.27', 0): 1, ('666661.74-0.65', 0): 1, ('666661.43-0.97', 2): 0, ('666660.870.29', 1): 0, ('666661.550.94', 2): 0, ('666661.721.17', 1): 0, ('666661.170.18', 2): 0, ('666661.46-0.32', 0): 1, ('666661.850.67', 0): 1, ('666660.78-0.0', 2): 0, ('666661.410.04', 1): 0.0, ('666660.880.06', 0): 1.3257079045500002, ('666661.870.16', 2): 0, ('666660.430.12', 1): 0, ('666661.391.16', 0): 1.0, ('666661.250.41', 1): 0, ('666661.960.38', 2): 0, ('666661.830.82', 1): 0, ('666660.660.13', 1): 0.8413329690202541, ('666661.240.72', 1): 0, ('666660.350.02', 1): 0, ('666660.42-0.11', 0): 1, ('666661.420.48', 0): 1.3888147852183, ('666660.820.22', 1): 0.5297108064957837, ('666661.52-0.37', 1): 0.06999999999999999,</text:p>
      <text:p text:style-name="P1"><text:s/>('666660.530.16', 1): 0, ('666661.471.31', 1): 0, ('666661.05-0.07', 0): 1.0, ('666661.29-0.08', 2): 0, ('666661.56-0.28', 1): 0, ('666661.44-0.01', 0): 1.0, ('666660.970.2', 0): 1.1944187, ('666661.021.05', 2): 0, ('666661.080.06', 1): 0, ('666660.840.64', 2): 0.0, ('666660.981.56', 2): 0, ('666661.560.75', 1): 0.0, ('666661.660.96', 0): 1, ('666661.660.64', 1): 0, ('666661.890.98', 1): 0, ('666661.440.11', 0): 1.07, ('666662.21-0.96', 2): 0, ('666661.791.01', 0): -9.036999999999999, ('666660.85-1.38', 1): 0, ('666661.061.36', 0): 1, ('666660.280.06', 2): 0.0, ('666661.97-0.21', 1): 0, ('666661.55-0.22', 0): 1, ('666661.750.69', 2): 0, ('666661.490.7', 2): 0, ('666661.610.96', 2): 0, ('666660.64-0.05', 0): 1, ('666660.650.77', 1): 0, ('666661.871.05', 2): 0, ('666660.581.32', 2): 0, ('666660.510.19', 2): 0.5160970021825204, ('666660.77-0.12', 0): 1, ('666660.970.16', 1): 0, ('666660.43-0.0', 0): 1, ('666660.650.01', 0): 1, ('666660.730.27', 2): 0.5205935578862247, ('666661.980.44', 1): 0, ('666661.120.83', 1): 0, ('666661.72-0.64', 1): 0, <text:soft-page-break/>('666662.160.67', 2): 0, ('666661.241.77', 2): 0, ('666661.85-0.09', 0): 1.133, ('666661.161.01', 1): 0, ('666661.63-0.46', 1): 0, ('666660.831.34', 0): 1, ('666660.080.0', 0): 2.12078670796994, ('666661.08-0.12', 1): 0, ('666660.950.37', 2): 0.5440341924798511, ('666661.331.14', 0): 1, ('666661.430.23', 1): 0, ('666661.96-0.25', 2): 0.0, ('666661.27-0.17', 2): 0, ('666661.670.2', 2): 0.060669, ('666661.59-0.31', 1): 0, ('666661.90.6', 2): 0.06999999999999999, ('666661.210.08', 0): 1.0, ('666662.010.5', 0): 1, ('666661.040.66', 0): 1.0630000000000002, ('666661.770.72', 0): 1, ('666661.96-0.2', 1): 0, ('666661.880.31', 2): 0, ('666661.33-0.04', 2): 0.1379, ('666661.180.67', 0): 1, ('666660.960.83', 2): 0, ('666661.461.13', 2): 0, ('666661.06-0.49', 1): 0, ('666660.550.33', 0): 1, ('666662.210.61', 1): 0, ('666661.490.09', 0): 1.07, ('666661.421.55', 2): 0, ('666661.00.02', 2): 0, ('666660.250.05', 0): 2.057229633878253, ('666661.190.07', 2): 0, ('666661.680.72', 1): 0.063, ('666661.230.71', 2): 0, ('666662.110.23', 2): 0, ('666661.351.04', 2): 0, ('666661.01.86', 0): 1, ('666661.180.33', 1): 0.2521419166, ('666660.770.28', 2): 0, ('666661.290.91', 1): 0.0, ('666661.740.52', 0): 1, ('666660.33-0.04', 0): 1, ('666661.670.48', 0): 1.007938, ('666661.680.87', 0): 1, ('666661.090.53', 2): 0, ('666661.020.15', 0): 1.06741, ('666661.590.02', 0): 1.07, ('666661.43-0.45', 0): 1, ('666661.35-0.04', 1): 0, ('666661.620.41', 0): 1.163674955101, ('666661.261.17', 0): 1.0, ('666661.541.09', 1): 0.0, ('666661.110.71', 2): 0, ('666661.41-0.18', 1): 0, ('666660.910.56', 2): 0, ('666661.760.57', 1): 0, ('666661.910.49', 0): 1.07, ('616661.350.69', 1): 0, ('661661.830.41', 2): 0, ('666661.120.39', 0): 1.2496704550285982, ('666661.32-0.21', 0): 1, ('666660.60.92', 1): 0, ('666660.850.96', 2): 0, ('666660.750.08', 1): 0.130669, ('666661.890.89', 1): 0, ('666660.310.03', 0): 1.974250453315489, ('666660.980.23', 0): 1, ('666661.830.72', 1): 0, ('666661.31-0.09', 1): 0, ('666661.550.69', 0): 1.1197, ('666661.240.33', 0): 1.349336073671465, ('666661.830.66', 0): 1.0, ('666661.93-0.64', 0): -100, ('666661.260.77', 0): 1.1379000000000001, ('666661.740.9', 2): 0.0049, ('666660.620.11', 0): 1.8619012373063581, ('666661.530.44', 1): 0, ('666661.4-0.85', 2): 0, ('666661.77-0.78', 2): 0, ('666660.60.09', 0): 1.08029441, ('666660.94-0.98', 1): 0, ('666661.951.06', 1): 0.0, ('666661.850.13', 1): 0, ('666661.140.05', 1): 0, ('666661.66-0.88', 0): -100, ('666660.70.21', 1): 0.9519141855666594, ('662660.870.27', 2): 0, ('666661.671.04', 0): 1.0, ('666661.610.52', 1): 0, ('666661.39-0.22', 1): 0, ('666661.051.32', 0): 1.0, ('666661.671.14', 1): 0, ('666661.49-0.34', 0): 1.0, ('666661.210.21', 0): 1.0630000000000002, ('666661.49-0.42', 1): 0, ('666661.561.11', 2): 0, ('666660.680.33', 0): 1.07896553, ('666661.18-0.71', 0): 1, ('666661.141.51', 2): 0, ('666661.860.1', 2): 100, ('666661.760.81', 0): 1.0, ('666661.690.78', 0): 1.0630000000000002, ('666661.531.05', 1): 0, ('666660.67-0.11', 2): 0, ('666661.610.89', 0): 1.1241100000000002, ('666661.67-0.13', 2): 0, ('666661.990.5', 0): 1, ('666661.40.16', 0): 1.0, ('666661.720.14', 0): 1, ('666661.670.83', 2): 0, ('666660.830.23', 0): 1.3993407604861055, ('666661.020.82', 1): 0, ('666660.920.62', 2): 0.0, ('666662.0-0.49', 0): 1, ('666661.170.33', 2): 0.0, ('666661.020.96', 0): 1, ('666661.99-0.52', 0): 1, ('666661.23-0.97', 2): 0, ('666660.460.08', 2): 0.0, ('666661.64-0.45', 0): 1, ('666660.320.01', 1): 0, ('666660.47-0.01', 1): 0, ('666661.510.46', 1): 0, ('666660.220.01', 2): 0, ('666661.560.86', 0): 1.0, ('666661.460.6', 2): 0, ('666662.040.49', 0): -9.100000000000001, ('666660.610.15', 1): 0.6596708630951583, ('666661.110.77', 1): 0.0, ('666660.930.42', 2): 0.19649614139160881, ('666661.440.04', 1): 0, ('666161.680.18', 2): 0, ('666661.71-0.67', 2): 0, ('666661.030.39', 0): 1.3567717698650117, ('666661.44-0.09', 1): 0, ('666662.150.79', 1): 0, ('666661.69-0.06', 0): 1.133, ('666661.090.31', 1): 0.38891534137040235, ('666660.930.06', 1): 0, ('666661.93-0.35', 0): -100, ('666661.47-0.05', 1): 0.0, ('666661.990.86', 1): 0, ('666661.08-1.24', 2): 0, ('666661.490.42', 1): 0, ('666660.791.19', 0): 1, ('666661.010.15', 2): 0.0, ('666661.94-0.36', 2): 0, ('666661.650.74', 2): 0, ('666661.30.59', 0): 1.004740309, ('666661.55-0.7', 0): 1, ('666661.990.91', 1): 0, ('666661.360.05', 2): 0.17073, ('666660.810.71', 0): 1.0, ('666661.32-0.11', 1): 0, ('666661.480.25', 2): 0, ('666660.771.04', 1): 0, ('666660.750.21', 1): 0, ('666661.380.66', 0): 1.13741, ('666660.910.33', 2): 0, ('666660.380.07', 0): 2.250852249920573, ('666660.63-0.11', 0): 1, ('666661.930.43', 0): 1.0, ('666661.960.67', 0): -100, ('661661.180.35', 1): 0, ('666661.130.73', 0): 1.2407299999999999, ('666661.920.95', 2): 0, ('666660.88-0.0', 1): 0, ('666661.361.1', 0): 1, ('661661.60.14', 0): 1, ('666660.53-0.29', 1): 0, ('666661.510.42', 0): 1, ('666660.270.05', 2): 0.0, ('666660.98-0.33', 1): 0, ('661660.370.09', 0): 1, ('666661.520.94', 0): 1.0, ('666660.81-0.54', 0): 1, ('666662.350.56', 1): 0, ('666661.31-0.38', 1): 0, ('666661.671.38', 2): 0, ('666661.00.23', 0): 1.0331652533009, ('666661.32-0.81', 1): 0, ('666661.351.2', 1): 0, ('666660.941.82', 1): 0, ('666660.970.28', 0): 1.5727634238843629, ('666661.45-0.01', <text:soft-page-break/>1): 0.0, ('666660.66-0.06', 2): 0, ('666662.0-0.44', 0): 1, ('666661.330.03', 1): 0, ('666661.21-0.06', 2): 0.07034299999999999, ('666661.310.28', 0): 1.0096328991073, ('666660.770.38', 2): 0.09151688000000001, ('666660.760.21', 1): 0, ('666661.750.18', 0): 1.1379000000000001, ('666661.880.44', 0): 1.0049, ('666661.39-0.14', 2): 0, ('666661.110.05', 2): 0, ('666661.520.78', 2): 0, ('666661.630.26', 1): 0, ('666661.870.21', 2): 0, ('666661.53-0.37', 0): 1.0, ('666661.49-0.89', 2): 0, ('666661.9-0.28', 1): 0, ('666661.130.85', 1): 0.0, ('666661.430.77', 0): 1, ('666662.030.57', 2): 0, ('661662.030.37', 1): 0, ('666661.46-0.27', 2): 0, ('666661.850.45', 0): 1.133, ('666661.270.42', 0): 1.30292742214, ('666661.67-0.72', 0): 1.0567000000000002, ('666661.540.48', 2): 0.0, ('666661.590.38', 1): 0, ('666661.940.68', 2): 0, ('666660.821.4', 1): 0, ('666661.84-0.29', 2): 0, ('666660.740.16', 2): 0.5934244609539621, ('666661.581.26', 0): 1, ('666661.860.91', 0): 1, ('666662.020.8', 0): -100, ('666661.37-0.11', 0): 1.1423100000000002, ('661661.850.41', 2): 0, ('666661.120.31', 1): 0.0, ('666660.820.2', 0): 1.759762746708245, ('666661.78-0.32', 2): 0, ('666661.460.47', 1): 0, ('666661.850.28', 0): 1.0, ('666660.890.13', 1): 0, ('666661.310.79', 0): 1, ('666661.80.26', 0): 1.0, ('666661.290.69', 0): 1.07, ('666661.671.46', 1): 0, ('666661.170.23', 0): 1.3082162422236872, ('666661.760.2', 2): 0, ('666662.44-0.87', 0): 1, ('666661.31-0.01', 2): 0, ('666661.550.61', 1): 0.0, ('666662.03-0.93', 0): 1, ('666661.60.69', 1): 0, ('666662.080.65', 2): 0.0, ('666661.02-1.47', 2): 0, ('666660.960.19', 2): 0.0, ('666661.550.72', 1): 0.0, ('666660.520.17', 2): 0, ('666661.730.66', 1): 0, ('666661.50.48', 2): 0, ('666661.50.03', 1): 0, ('666661.750.34', 0): 1.0, ('666661.47-0.25', 0): 1, ('666661.730.72', 0): 1.0, ('666661.890.94', 1): -100, ('666661.220.66', 0): 1, ('666662.080.54', 1): 0, ('666661.911.5', 0): 1, ('666661.220.72', 1): 0, ('666661.78-0.29', 0): 1, ('666661.410.38', 0): 1.0688369569999998, ('666661.45-0.84', 1): 0, ('666662.33-0.37', 2): 0, ('666661.780.92', 0): 1.0, ('666661.10.35', 1): 0.29509539597759765, ('666661.771.4', 2): 0, ('666661.12-0.16', 2): 0, ('666660.640.99', 1): 0, ('666661.860.33', 0): 1.133, ('666660.67-0.19', 1): 0, ('666661.770.57', 1): 0, ('666661.410.53', 0): 1.07, ('666661.51-0.68', 0): 1, ('666661.790.5', 0): 1, ('666661.25-0.23', 0): 1.0, ('666661.75-0.22', 2): 0, ('666661.78-0.71', 1): 0, ('666661.150.51', 0): 1.07, ('666662.23-0.78', 0): 1, ('666661.271.1', 0): 1.0, ('666661.190.16', 0): 1.008869, ('666661.260.69', 0): 1.00468783, ('666661.910.54', 0): 1.0, ('666661.460.39', 0): 1.1276904974975002, ('666661.58-0.42', 0): 1, ('666661.680.66', 0): 1.136868186, ('666661.690.6', 0): 1, ('666661.570.82', 0): 1.07, ('666661.01.34', 1): 0, ('666661.880.12', 1): 106.3, ('666661.590.57', 1): 0, ('666660.770.09', 1): 0.36121048180000004, ('666661.24-0.96', 2): 0, ('666660.740.25', 0): 1.5849699630373106, ('666661.160.64', 1): 0, ('666660.260.03', 1): 0, ('666661.480.62', 2): 0.133, ('666661.290.4', 1): 0, ('666660.940.85', 1): 0, ('666660.95-0.71', 2): 0, ('666661.47-0.09', 0): 1, ('666661.040.1', 2): 0, ('666661.780.55', 1): 0, ('666661.030.31', 1): 0.0, ('666662.010.44', 1): 0, ('666661.291.79', 2): 0, ('666661.050.33', 0): 1.1108457287, ('666661.720.35', 0): 1.1382430000000001, ('666661.390.15', 1): 0, ('666661.70.43', 1): 0, ('666661.621.06', 0): 1, ('666661.320.58', 0): 1.0, ('666661.120.92', 1): 0, ('666660.91-0.32', 0): 1, ('666661.431.18', 2): 0, ('666661.040.22', 1): 0, ('666661.411.64',</text:p>
      <text:p text:style-name="P1"><text:s/>2): 0, ('666661.74-0.26', 0): 1, ('666661.770.95', 0): 1, ('666661.83-0.92', 1): 0, ('666660.980.05', 1): 0, ('666660.550.07', 0): 1, ('666661.350.87', 0): 1.07, ('666661.940.4', 0): 1.0630000000000002, ('666661.35-0.4', 1): 0, ('666662.06-0.7', 2): 0, ('666660.830.32', 1): 0, ('666661.44-0.93', 1): 0, ('666660.550.0', 2): 0, ('666660.880.21', 0): 1.8873842284122255, ('666661.790.77', 2): 0.1267, ('666660.691.16', 1): 0, ('666660.750.29', 0): 1.3148593334070935, ('666661.570.71', 0): 1.0630000000000002, ('666661.650.43', 1): 0.18893000000000001, ('666661.88-0.31', 1): 0, ('666661.560.23', 2): 0.38108206765999997, ('666661.20.38', 2): 0, ('666660.86-0.29', 2): 0, ('666661.851.38', 1): 0, ('666661.86-0.92', 0): 1, ('666662.190.4', 2): 0.0, ('666662.20.7', 0): 1, ('616661.260.62', 2): 0, ('666661.660.1', 1): 0, ('666660.470.19', 2): 0, ('666661.39-0.75', 1): 0, ('666660.141.34', 2): 0, ('666660.621.99', 0): 1, ('666662.09-0.46', 2): 0, ('666660.980.52', 0): 1.1426201, ('666661.651.17', 0): 1.0, ('666661.79-0.48', 1): 0, ('666661.450.12', 2): 0.0, ('666661.610.79', 2): 0, ('666660.620.27', 0): 1.3965323528251312, ('666661.720.24', 2): 0, ('666661.910.84', 2): 0.0, ('666661.99-0.71', 2): 0, ('666661.560.9', 0): 1, ('666661.730.97', 2): 0, ('666661.790.55', 0): 1, ('666661.57-0.57', 1): 0, ('666661.220.41', 2): 0, ('666661.1-0.22', 0): 1, ('666660.94-0.07', 0): 1.07, ('666661.85-0.06', 0): 100, ('666662.050.89', 0): 1, ('666660.19-0.02', 0): 1.207434619, ('666661.531.22', 2): 0, ('666661.05-1.29', 1): 0, ('666661.120.56', 2): 0, ('666661.960.55', 2): 0, ('666660.720.02', 2): 0, ('666661.87-0.69', 0): 1, <text:soft-page-break/>('666661.650.34', 2): 0, ('666661.411.07', 1): 0, ('666660.790.39', 0): 1.1077299999999999, ('666660.580.25', 1): 0, ('666661.630.81', 2): 0, ('666661.090.91', 0): 1, ('666661.860.84', 1): 0.0, ('666660.580.37', 2): 0, ('666661.78-0.04', 0): 1, ('666661.30.5', 0): 1.0, ('666661.76-1.15', 0): 1, ('666661.510.81', 1): 0, ('666661.750.58', 2): 0, ('666661.87-0.31', 1): 0, ('666661.30.28', 2): 0.0, ('666661.46-0.13', 0): 1.0, ('666660.670.13', 0): 1.6449746561576752, ('666660.490.11', 0): 2.63394550938157, ('666661.481.2', 1): 0, ('666661.090.5', 1): 0.06999999999999999, ('666661.880.89', 2): 0, ('666660.791.49', 2): 0, ('666161.86-0.1', 1): 0, ('616661.360.46', 0): 1, ('666662.040.66', 2): 0.0, ('666660.981.28', 0): 1, ('666661.580.48', 0): 1.06799653, ('666661.250.12', 0): 1.013718677, ('666661.910.75', 2): 0, ('666660.420.01', 2): 0.0, ('666662.25-0.57', 1): 0, ('666661.360.8', 2): 0, ('666661.490.02', 0): 1.0, ('666661.030.58', 1): 0.0, ('666661.150.12', 2): 0.1324613950645756, ('666661.560.81', 2): 0, ('666661.270.12', 1): 0, ('666661.010.38', 2): 0.32902809284665374, ('661661.050.26', 2): 0, ('666661.730.47', 2): 0, ('666661.73-0.61', 0): 1, ('666661.07-1.26', 2): 0, ('666660.860.06', 1): 0, ('666660.530.08', 0): 1.3275554463216646, ('666661.380.17', 1): 0, ('666660.480.22', 2): 0.06999999999999999, ('666661.680.3', 0): 1.1379000000000001, ('666661.721.08', 1): 0, ('666660.860.23', 2): 0, ('666661.061.21', 2): 0, ('666661.061.07', 0): 1, ('666661.60.61', 0): 1.126195304431, ('666662.00.43', 2): 0, ('666660.650.11', 0): 1.8148322601414966, ('666660.650.27', 1): 0, ('666660.80.06', 0): 1.0, ('666661.70.79', 2): 0, ('666661.69-0.12', 0): 1.07, ('666661.30.35', 2): 0, ('666661.090.62', 1): 0, ('666660.80.34', 1): 0.30184186039, ('666661.811.05', 2): 0, ('666661.260.36', 1): 0.27863167923647225, ('666661.330.3', 0): 1.2099846211259992, ('666660.910.15', 2): 0.0, ('666660.890.3', 0): 1.511249781220247, ('666660.750.0', 0): 1, ('666661.80.38', 2): 0, ('666660.910.07', 1): 0, ('666660.91-0.13', 0): 1, ('666661.780.32', 0): 1, ('666661.75-0.96', 0): 1, ('666660.21-0.02', 0): 1.0163611, ('666661.00.41', 1): 0.3751979476095201, ('666661.4-0.36', 0): 1, ('666661.00.51', 0): 1.130669, ('666661.910.44', 0): 1, ('666660.38-0.02', 2): 0, ('666661.680.19', 1): 0, ('666662.18-0.51', 0): 1.0, ('666660.830.12', 2): 0.0, ('666661.71.19', 0): 1, ('666661.30.98', 2): 0.0, ('666660.791.4', 2): 0, ('666661.85-0.93', 1): 0, ('666662.16-0.67', 1): 0, ('666661.460.58', 0): 1.0, ('666660.310.08', 0): 1.4498053674917866, ('666661.970.66', 0): 1.2387769999999998, ('666661.71.04', 2): 0, ('666661.280.48', 0): 1.2113422766203001, ('666661.061.18', 0): 1, ('666661.420.62', 2): 0, ('666661.280.58', 1): 0.0, ('666661.190.5', 1): 0.0, ('666661.170.83', 2): 0, ('666661.120.84', 0): 1, ('666660.690.34', 2): 0, ('666662.020.35', 1): 0, ('666660.590.17', 2): 0.0, ('666661.570.96', 2): 0, ('666661.681.33', 1): 0.0, ('666662.220.75', 2): 0, ('666661.060.02', 0): 1.155001, ('666661.020.26', 0): 1.2813647427941834, ('666661.40.44', 1): 0, ('666661.68-0.45', 0): 1, ('666661.281.93', 2): 0, ('666661.00.36', 2): 0, ('666660.560.16', 0): 2.699917694392196, ('666660.69-0.32', 1): 0, ('666661.740.42', 2): 0, ('666660.880.86', 1): 0, ('666661.65-0.4', 0): 1.0, ('666661.06-1.79', 2): 0, ('666661.150.38', 2): 0, ('666660.650.3', 1): 0.0, ('666661.690.77', 0): 1.1333087000000002, ('666661.290.06', 0): 1, ('666661.120.62', 0): 1.1206683100000001, ('666661.730.56', 0): 1.0, ('666661.810.9', 2): 0, ('666661.25-0.19', 2): 0, ('666661.80.65', 2): 0, ('666661.74-0.66', 1): 0, ('666662.360.33', 2): 0, ('666660.91-0.91', 1): 0, ('666660.870.24', 2): 0.6332968277139948, ('666661.65-0.19', 2): 0, ('666661.170.15', 1): 0, ('666660.321.74', 0): 1, ('666661.850.64', 1): 0, ('666661.060.58', 1): 0, ('666660.890.43', 0): 1.261181954650648, ('666662.041.11', 1): 0, ('666660.950.9', 0): 1, ('666661.271.39', 2): 0, ('666661.240.04', 1): 0.0, ('666660.990.48', 1): 0, ('666661.490.22', 1): 0.0, ('666660.70.02', 0): 1.1379000000000001, ('666661.740.03', 1): 0, ('666660.530.19', 0): 1.4840972713631055, ('666661.070.18', 1): 0.0, ('666661.05-0.04', 1): 0, ('666661.270.32', 0): 1.0488943133654254, ('666660.970.1', 1): 0.386635627, ('666661.281.13', 1): 0, ('666661.080.01', 0): 1.11403, ('666661.9-1.29', 2): 0, ('666661.360.45', 1): 0.07490000000000001, ('666661.840.78', 1): 0, ('666660.990.8', 2): 0, ('666661.030.1', 0): 1.07, ('666661.48-0.2', 1): 0, ('666661.95-0.32', 0): 1.0, ('666661.360.19', 2): 0, ('666660.280.03', 1): 0, ('666661.34-0.08', 1): 0, ('666660.64-0.02', 1): 0, ('666661.210.42', 0): 1.1669569999999998, ('666660.820.16', 0): 1.0847921109, ('626661.150.97', 1): 0, ('666661.4-0.8', 0): 1, ('666661.710.41', 0): 1.147063, ('666661.651.28', 2): 0, ('666660.40.13', 0): 1.2373687979644183, ('666661.6-0.08', 1): 0, ('666661.491.27', 0): 1.0, ('666660.961.02', 2): 0, ('666661.42-0.56', 1): 0, ('666661.940.49', 2): 0, ('666661.450.89', 0): 1.07, ('666661.350.04', 1): 0.1379, ('666661.960.26', 0): 1.0, ('666661.331.13', 1): 0, ('666661.240.46', 0): 1.1796003090000002, ('666661.17-0.11', 0): 1, ('666661.010.1', 0): 1.15186549, ('666661.880.8', 1): 0, ('666661.75-0.78', 2): 0, ('666662.230.8', 2): 0, <text:soft-page-break/>('666660.70.19', 2): 0, ('666661.590.61', 0): 1.297353896, ('666661.90.3', 1): 0, ('666661.58-0.23', 1): 0, ('666661.511.03', 0): 1, ('666660.450.16', 2): 0, ('666661.68-0.28', 0): 1, ('666662.430.57', 1): 0, ('666661.861.0', 0): 1.0, ('666661.580.58', 0): 1.133, ('666661.150.75', 2): 0, ('666661.130.98', 0): 1.07, ('666661.190.36', 2): 0, ('666661.260.2', 1): 0, ('666660.690.84', 0): 1, ('666660.631.65', 0): 1, ('666661.661.17', 2): 0, ('666661.90.33', 1): 0.0, ('666661.280.19', 2): 0, ('666661.620.83', 1): 0.0, ('666661.310.27', 0): 1.066397949465316, ('666661.19-0.11', 0): 1, ('666661.480.56', 1): 0, ('666660.811.79', 0): 1, ('666661.561.39', 2): 0, ('666661.610.1', 0): 1.07, ('666661.740.51', 1): 0.06999999999999999, ('666661.4-0.49', 1): 0, ('666661.780.76', 2): 0.11844, ('666660.710.34', 0): 1.2577846509000001, ('666661.660.15', 2): 0.0, ('666660.710.24', 1): 0, ('666660.40.1', 0): 1.862955219333075, ('666661.20.2', 0): 1.15502501, ('666661.940.77', 1): 0, ('666661.590.01', 1): 0.06999999999999999, ('666661.34-0.21', 2): 0, ('666661.35-0.07', 0): 1.0, ('666660.520.1', 0): 1.3682135634516799, ('666661.00.59', 1): 0.133, ('666661.851.19', 0): 1, ('666661.9-0.32', 1): 0.133, ('666662.020.7', 0): 1, ('666661.270.4', 1): 0, ('666660.880.05', 2): 0, ('666661.740.88', 2): 0.0, ('666661.78-0.38', 0): 1, ('666661.321.32', 2): 0, ('666661.380.57', 2): 0, ('666661.16-0.43', 2): 0, ('666661.890.67', 1): 0, ('666661.41-0.87', 2): 0, ('666661.290.62', 0): 1.2058646100000001, ('666661.610.13', 2): 0.1559527907, ('666661.830.71', 0): 1, ('666661.760.9', 2): 0.06999999999999999, ('666662.21-0.37', 1): 0, ('666660.730.9', 2): 0, ('666660.640.39', 2): 0, ('666661.860.54', 2): 0, ('666661.90.28', 0): 1, ('666161.45-0.08', 1): 0, ('666662.00.7', 2): 0, ('666661.520.64', 1): 0, ('666660.520.18', 2): 0, ('666661.27-0.03', 2): 0.0, ('666662.130.64', 2): 0, ('666661.21-1.11', 2): 0, ('666660.58-0.06', 1): 0, ('666661.241.12', 1): 0, ('666661.16-0.16', 1): 0, ('666661.880.67', 0): 1, ('666661.020.32', 2): 0, ('666660.960.24', 0): 1.6753101259954037, ('666660.840.03', 1): 0, ('666661.610.55', 0): 1.0, ('666660.720.29', 1): 0.28234556252207577, ('666661.77-0.6', 1): 0, ('666660.90.27', 0): 1.742444621570727, ('266661.31.5', 2): 0, ('666660.751.0', 0): 1, ('666661.78-0.22', 0): 1.0, ('666661.760.41', 0): 1.22326795176, ('666661.210.22', 1): 0, ('666661.720.09', 2): 0, ('666661.780.99', 0): -9.100000000000001, ('666661.73-0.17', 0): 1, ('666661.210.56', 2): 0, ('666661.73-0.07', 1): 0, ('666660.11.37', 1): 0, ('666661.570.5', 2): 0.06999999999999999, ('666661.731.09', 1): 0, ('666661.530.31', 2): 0, ('666660.491.37', 2): 0, ('666661.580.01', 2): 0.0, ('666661.6-0.43', 0): 1, ('666661.40.19', 1): 0, ('666661.51-0.63', 0): 1.0, ('666661.130.58', 1): 0, ('666661.020.81', 0): 1.07, ('666661.640.01', 1): 0.0, ('661661.990.74', 0): 1, ('666661.90.51', 2): 0.0, ('662660.940.11', 1): 0, ('666661.840.68', 0): 1, ('666661.170.23', 1): 0, ('666661.64-0.01', 0): 1.07, ('666661.660.55', 0): 1.07, ('666661.00.1', 2): 0, ('666661.15-0.07',</text:p>
      <text:p text:style-name="P1"><text:s/>1): 0, ('666661.250.46', 1): 0.0, ('666660.610.12', 0): 1.692592881280353, ('666660.740.38', 1): 0.0, ('666661.110.74', 0): 1.07, ('666661.061.06', 1): 0, ('666661.010.65', 0): 1, ('666660.990.02', 2): 0.06741000000000001, ('666660.930.7', 0): 1, ('666660.530.11', 1): 0.37051827003912685, ('666661.410.28', 2): 0, ('666662.030.31', 2): 0, ('666661.550.07', 2): 0, ('666661.331.61', 2): 0, ('666662.240.48', 0): 1.07, ('666660.120.0', 0): 2.564546922053076, ('666661.87-0.55', 2): 0, ('666661.67-1.45', 2): -100, ('666660.19-0.02', 1): 0, ('666661.380.84', 0): 1, ('666661.990.85', 0): 1.0, ('666661.60.33', 2): 0.0, ('666661.580.38', 0): 1.13438418281666, ('666661.00.37', 0): 1.3295051857842883, ('661661.620.38', 1): 0, ('666661.490.2', 0): 1.0, ('666661.72-0.48', 0): 1.07, ('666661.03-0.11', 2): 0, ('666662.0-0.57', 1): 0, ('666660.970.11', 1): 0, ('666661.130.81', 2): 0, ('666661.471.0', 2): 0, ('666661.53-0.23', 1): 0, ('666661.63-0.15', 2): 0, ('666660.910.36', 1): 0, ('666661.70.8', 1): 0, ('666661.1-0.0', 2): 0, ('666661.560.28', 2): 0, ('666661.110.45', 2): 0, ('666660.920.21', 0): 1.4904926309066306, ('666660.50.14', 1): 1.5304156668298214, ('666661.010.9', 1): 0, ('666661.060.3', 0): 1.3401805943297553, ('666661.490.13', 0): 1.070343, ('666661.590.69', 1): 0.0, ('666661.64-1.39', 0): 1, ('666661.730.27', 2): 0, ('666661.69-0.14', 1): 0, ('666662.20.46', 0): 1, ('666660.860.17', 1): 0, ('666662.33-0.28', 2): 0, ('666661.970.31', 0): 1, ('666661.97-0.4', 0): 1, ('666661.810.35', 0): 1, ('666660.88-0.19', 1): 0, ('666661.81.39', 1): 0, ('666661.110.99', 2): 0, ('666661.23-0.29', 0): 1.0567000000000002, ('666661.720.54', 0): 1.0, ('666660.580.41', 1): 0, ('666660.30.08', 2): 0, ('666660.560.15', 2): 0, ('666661.15-0.06', 0): 1, ('666660.630.03', 0): 1, ('666660.760.24', 2): 0, ('666661.110.34', 2): 0.2692630671927265, ('666661.880.47', 1): 0.06999999999999999, ('666661.351.37', 1): 0, ('666661.6-0.61', 1): 0, ('666661.54-0.29', 1): 0, ('666661.610.9', 1): 0, ('666661.990.76', 2): 0, ('666661.610.69', 0): 1, ('666661.571.25', 1): 0, ('666660.33-0.01', 2): 0, ('666662.26-0.52', 1): 0, <text:soft-page-break/>('666660.790.34', 0): 1.1372776999999998, ('666660.970.89', 1): 0, ('666660.721.12', 0): 1, ('666660.580.38', 2): 0, ('666661.78-0.09', 0): 1.0, ('666661.46-0.22', 1): 0.0, ('666661.850.46', 1): 0, ('666661.770.31', 0): 1.3637860625, ('666661.83-0.6', 2): 0, ('666660.890.52', 2): 0.0, ('666660.40.01', 1): 0.0, ('666660.380.0', 2): 0, ('666661.281.35', 2): 0, ('666661.990.67', 2): -10.0, ('666661.870.38', 2): 0.0, ('666661.911.05', 2): -100, ('666661.581.17', 0): 1, ('666660.640.4', 1): 0.0, ('666661.10.65', 0): 1.07, ('666660.580.38', 1): 0.0, ('666660.960.98', 2): 0, ('666661.260.56', 1): 0, ('666661.311.0', 2): 0, ('666660.99-1.2', 0): 1, ('666661.860.41', 1): 0, ('666661.49-0.02', 2): 0, ('666661.180.85', 0): 1, ('666661.64-0.35', 0): 1, ('666661.43-0.09', 0): 1.0, ('666661.191.09', 1): 0, ('666661.50.66', 1): 0, ('666661.07-1.29', 2): 0, ('666161.730.11', 1): 0, ('666661.150.3', 2): 0, ('666661.360.62', 2): 0, ('666660.990.27', 0): 1.6090191369805886, ('666661.21-0.23', 0): 1, ('661661.690.3', 1): 0, ('666661.010.85', 1): 0.133, ('666660.850.29', 0): 1.486508432751929, ('666661.570.68', 0): 1, ('666660.39-0.0', 0): 1.1379000000000001, ('666661.541.12', 2): 0, ('666661.560.18', 1): 0, ('666662.050.39', 2): 0, ('666661.19-0.07', 1): 0, ('666661.420.2', 0): 1.0749, ('666661.15-1.05', 2): 0, ('666661.40.99', 1): 0, ('666661.130.8', 1): 0, ('666661.671.22', 0): 1.1267, ('666661.220.77', 2): 0.0, ('666661.670.29', 2): 0, ('666661.49-0.33', 2): 0, ('666661.85-0.38', 0): 1, ('666661.590.09', 1): 0, ('666661.80.7', 0): 1.133, ('666662.0-0.37', 0): 1.0, ('666661.590.48', 1): 0, ('666661.09-0.09', 2): 0, ('666662.12-0.87', 2): 0, ('666661.660.04', 0): 1.0, ('661660.440.09', 2): 0, ('666661.13-0.09', 0): 1, ('666661.651.3', 1): 0, ('666661.531.02', 1): 0, ('666661.460.55', 0): 1.32936502876669, ('666661.670.42', 0): 1.14231, ('666661.08-0.23', 0): 1.0, ('666661.29-0.08', 0): 1, ('666661.190.47', 1): 0, ('666661.31-0.24', 1): 0, ('666661.790.2', 1): 0.061877829999999995, ('666662.03-0.35', 1): 0, ('666661.520.11', 1): 0.0, ('666661.151.17', 0): 1, ('666661.150.52', 1): 0, ('616660.50.19', 2): 0, ('666661.271.2', 1): 0, ('666661.450.92', 1): 0.0, ('666661.840.08', 2): 0, ('666661.680.61', 1): 0.0, ('666660.730.06', 2): 0, ('666661.690.5', 1): 0, ('661661.680.29', 2): 0, ('666660.850.49', 1): 0.0, ('666661.060.33', 1): 0.3885890450210744, ('666660.830.28', 1): 0.0, ('666661.71.26', 2): 0, ('666660.450.0', 1): 0, ('666661.020.29', 0): 1.5610066115930414, ('666661.80.06', 0): 1.5453000000000001, ('666660.820.52', 1): 0, ('666661.480.73', 0): 1.07, ('666661.28-0.13', 1): 0, ('666660.9-0.9', 2): 0, ('666662.010.47', 0): 1.0, ('666661.79-0.08', 2): 0, ('666661.260.16', 0): 1.0838557769000001, ('666661.41.46', 2): 0, ('666660.90.39', 2): 0, ('666661.81.46', 2): 0, ('666661.81-0.13', 2): 0, ('666662.13-0.63', 2): 0, ('666660.590.3', 1): 0, ('666661.820.46', 1): 0, ('666661.3-0.02', 0): 1.0, ('666660.82-0.5', 1): 0, ('666662.24-0.51', 0): 1.07, ('666661.040.21', 0): 1.07, ('666661.710.79', 0): 1.07, ('666661.770.96', 1): 0, ('666661.450.28', 1): 0.07433828134599998, ('666661.571.01', 0): 1.1409821, ('666661.020.06', 2): 0, ('666661.55-0.0', 2): 0, ('666660.550.18', 0): 1.5554051790519652, ('666662.22-0.6', 2): 0, ('666662.080.38', 1): 0, ('666661.190.97', 1): 0, ('666661.04-0.22', 1): 0, ('666661.450.41', 2): 0.0, ('666661.68-0.57', 0): 1.07, ('666662.070.68', 2): 0, ('666661.370.14', 0): 1.07, ('666661.30.71', 2): 0, ('666660.880.22', 1): 0, ('666662.20.57', 1): 0, ('666661.250.2', 0): 1, ('666661.710.98', 1): 0, ('666660.891.67', 2): 0, ('666661.280.27', 0): 1.3273839723, ('666661.911.21', 1): -9.93, ('666660.920.29', 1): 0, ('666662.2-0.47', 1): 0, ('666661.340.47', 1): 0.140322, ('666661.780.47', 0): 1.075243, ('666661.140.56', 1): 0, ('666660.86-0.8', 2): 0, ('666661.261.57', 2): 0, ('666660.9-0.12', 0): 1.0, ('666661.520.93', 2): 0, ('666661.060.99', 2): 0, ('666660.351.64', 1): 0, ('666662.19-0.8', 0): 1, ('666661.311.34', 0): 1.0, ('666661.66-0.61', 1): 0, ('666661.510.17', 1): 0.1197, ('666661.23-0.15', 0): 1, ('666660.680.24', 0): 1.8872055637226806, ('666661.45-0.06', 1): 0, ('666661.21-0.03', 0): 1.0049, ('661661.140.24', 2): 0, ('666660.770.33', 0): 1.312356810367, ('666661.86-0.06', 0): 100, ('666661.57-0.54', 0): 1, ('666661.21-0.13', 1): 0, ('666661.350.6', 0): 1.016624818, ('666661.810.03', 0): 1.0, ('666661.580.26', 1): 0, ('666661.620.39', 2): 0.27033829900000006, ('666661.90.45', 0): 1.0, ('666661.510.61', 0): 1.0749, ('666661.440.68', 2): 0, ('666660.93-0.24', 0): 1, ('666661.330.45', 0): 1.17620211259, ('666661.510.84', 2): 0, ('666661.270.47', 2): 0, ('666661.57-0.22', 2): 0, ('666662.020.47', 1): 0, ('666661.611.71', 1): 0, ('666661.220.02', 0): 1.193683, ('666660.79-1.56', 1): 0, ('666661.68-0.23', 0): 1.0, ('666661.46-0.06', 0): 1.0, ('666661.291.48', 2): 0, ('666661.580.53', 0): 1, ('666661.530.24', 0): 1.24541783, ('666660.90.09', 1): 0.133, ('666660.740.13', 0): 1.8033790510922874, ('666661.180.29', 0): 1.2554324276240725, ('661660.240.03', 2): 0, ('666661.861.32', 0): 1, ('666661.150.05', 2): 0.245960309, ('666661.74-0.0', 0): 1, ('666660.54-0.02', 1): 0.349641019, ('666661.04-0.03', 0): 1, ('666661.470.12', 1): 0, ('666660.51.23', 1): 0, ('666661.150.17', 1): 0.0, ('666661.50.77', 1): 0, ('666661.921.07', 0): 1, <text:soft-page-break/>('666661.270.11', 0): 1, ('666660.491.26', 2): 0, ('666661.430.24', 0): 1, ('666660.840.26', 0): 2.0350988171786093, ('661660.340.07', 1): 0, ('666662.2-0.46', 0): 1, ('666661.440.57', 2): 0.06999999999999999, ('666661.620.65', 2): 0.063, ('666661.040.48', 2): 0.29968542963142, ('666660.50.25', 0): 1, ('666661.00.12', 1): 0, ('666661.72-0.59', 2): 0.0, ('666660.960.12', 0): 1.2296693871808, ('666661.350.55', 1): 0, ('666661.26-0.38', 0): 1, ('666661.00.84', 1): 0.0, ('666661.69-0.48', 1): 0, ('666661.510.93', 0): 1.005243, ('666661.161.28', 1): 0, ('666661.730.61', 1): 0, ('666662.050.31', 1): 0, ('666661.330.4', 1): 0.271760686197, ('666660.890.4', 1): 0.0, ('666661.42-0.43', 0): 1, ('666661.930.51', 2): 0, ('666660.640.56', 1): 0, ('666660.70.41', 2): 0, ('666661.950.25', 0): 1, ('666660.910.08', 0): 1.1386643524945699, ('666660.530.2', 0): 1.4645172021188293, ('666161.870.1', 1): 100, ('666662.270.49', 1): 0, ('666660.920.56', 0): 1, ('666661.640.36', 1): 0, ('666661.370.35', 2): 0, ('666661.47-0.53', 2): 0, ('666661.230.49', 2): 0.06999999999999999, ('666661.38-0.43', 1): 0, ('666661.070.2', 2): 0, ('666662.24-0.29', 1): 0, ('666661.970.65', 1): 0, ('666661.360.37', 2): 0, ('666661.75-0.29', 0): 1.07, ('666660.97-1.07', 1): 0, ('666661.920.61', 1): 0.0, ('666661.720.72', 0): 1.0703087, ('666661.48-0.49', 2): 0, ('666660.970.46', 0): 1.125096705533194, ('666661.311.08', 0): 1, ('666661.450.91', 1): 0, ('666661.481.01', 1): 0.0, ('666661.310.04', 2): 0, ('666660.630.12', 2): 0, ('666660.82-0.11', 1): 0, ('666661.480.69', 0): 1.07, ('666661.47-0.39', 0): 1, ('666661.020.21', 1): 0, ('666661.40.41', 2): 0.06999999999999999, ('666661.42-0.03', 0): 1.1489201, ('666661.250.06', 1): 0, ('666661.54-0.02', 2): 0, ('666661.440.38', 1): 0.063, ('666660.790.3', 0): 1.5932583153427258, ('666661.12-1.3', 0): 1, ('666661.581.5', 0): 1, ('666661.730.2', 2): 0, ('666661.70.22', 0): 1.0718501, ('666661.680.93', 0): 1, ('666660.460.15', 0): 1.757836481115476, ('666661.65-0.7', 1): 0, ('666660.590.37', 0): 1, ('666661.690.46', 0): 1.0, ('666660.750.33', 0): 1.35734691917918, ('666661.74-0.23', 2): 0, ('666660.50.2', 0): 1.4865417971272412, ('666661.6-0.73', 2): 0, ('666661.610.45', 2): 0, ('666661.620.2', 0): 1.07, ('616661.451.22', 0): 1, ('666661.780.12', 0): 1.07, ('666661.990.46', 2): 0, ('666661.43-0.1', 1): 0, ('666661.25-0.14', 1): 0, ('666660.831.22', 2): 0, ('666660.940.19', 1): 0.136969, ('666660.90.35', 1): 0.0, ('666661.170.12',</text:p>
      <text:p text:style-name="P1"><text:s/>0): 1.1441163388033722, ('666660.26-0.04', 2): 0, ('666661.40.76', 2): 0, ('666660.41-0.01', 2): 0, ('666661.85-0.27', 1): 0, ('666660.830.28', 2): 0.0, ('666661.93-0.62', 0): 1, ('666660.980.46', 0): 1.0176440523637, ('666662.10.29', 2): 0, ('666662.410.18', 0): 1, ('666661.070.56', 0): 1.3058860700000001, ('666661.70.57', 1): 0, ('666660.570.2', 2): 0, ('666661.450.7', 1): 0, ('666661.64-0.52', 2): 0, ('666661.06-0.29', 2): 0, ('666662.30.86', 2): -100, ('666662.010.57', 2): 0, ('666661.05-0.09', 2): 0, ('666661.10.8', 2): 0, ('666662.051.35', 2): -100, ('666661.360.56', 1): 0, ('666661.040.73', 1): 0.06999999999999999, ('666661.77-0.55', 2): 0, ('666660.860.44', 0): 1.13741, ('666661.151.07', 2): 0.0, ('666661.79-0.43', 1): 0, ('666661.62-0.53', 2): 0, ('666661.610.74', 0): 1.07182, ('666660.540.1', 2): 0, ('666661.09-0.13', 1): 0.0049, ('666661.34-0.05', 2): 0, ('666661.57-0.2', 2): 0, ('666662.180.62', 0): 1, ('666661.740.33', 0): 1.07, ('666661.610.38', 1): 0, ('666661.45-0.15', 2): 0, ('666660.40.14', 1): 0.35264797777717743, ('666660.640.26', 2): 0.0, ('666661.18-0.08', 1): 0, ('666661.00.63', 2): 0, ('666661.350.07', 0): 1.004686507, ('666661.420.37', 0): 1.133, ('662660.850.17', 1): 0, ('666661.240.45', 1): 0.0, ('666661.960.47', 0): 1.0, ('666661.32-0.18', 1): 0.0, ('666661.76-0.37', 0): 1, ('666662.0-0.67', 1): 0, ('666661.4-0.74', 1): 0, ('666661.44-0.36', 0): 1.0, ('666661.720.24', 1): 0, ('666661.560.65', 2): 0.06789999999999999, ('666660.670.14', 2): 0.0, ('666661.810.83', 2): 0, ('666661.970.41', 2): 0.13111, ('666661.560.97', 2): 0, ('666661.550.62', 1): 0, ('666661.110.55', 0): 1.1155683781, ('666661.231.38', 0): 1, ('266661.251.13', 1): 0, ('666661.22-0.19', 2): 0, ('666661.680.06', 1): 0.142653, ('666661.070.05', 1): 0.133, ('666661.030.53', 1): 0, ('666661.141.22', 1): 0, ('666660.970.26', 1): 0, ('666661.010.33', 0): 1.089449117026871, ('666661.460.91', 1): 0, ('666661.470.57', 0): 1.0, ('666661.741.31', 1): 0, ('666662.00.46', 0): 1.0, ('666661.53-0.06', 2): 0, ('666661.55-0.19', 0): 1.0, ('666660.592.07', 2): 0, ('666661.70.72', 0): 1.0075410999999999, ('666661.450.78', 2): 0, ('166661.971.0', 2): 0, ('666661.350.63', 1): 0.07989653, ('666661.830.01', 0): 1, ('666660.810.56', 0): 1, ('666661.071.29', 2): 0, ('666661.820.63', 0): 1.0, ('666662.280.56', 0): 1, ('666661.39-0.03', 1): 0.1379, ('666661.08-0.36', 0): 1, ('666661.841.16', 2): 0, ('666661.460.15', 2): 0, ('666662.00.33', 1): 0, ('666661.10.68', 0): 1.0, ('666661.350.28', 1): 0, ('666660.950.12', 1): 0, ('666661.390.68', 0): 1.07, ('666661.160.2', 1): 0, ('666661.170.71', 2): 0.06999999999999999, ('666661.680.12', 1): 0, ('666661.270.7', 0): 1, ('666661.66-0.07', <text:soft-page-break/>2): 0, ('666661.710.04', 1): 0, ('666660.710.88', 1): 0, ('666611.69-0.44', 2): 0, ('666661.750.21', 2): 0, ('666661.43-0.02', 0): 1, ('666661.470.44', 2): 0, ('666662.24-0.21', 0): 1.0, ('666660.310.05', 2): 1.5494204451136762, ('666661.42-0.13', 0): 1.0, ('666661.16-0.99', 1): 0, ('666661.830.31', 2): 0, ('666661.53-0.13', 2): 0, ('666661.131.5', 2): 0, ('666661.140.87', 0): 1.0630000000000002, ('666661.880.59', 1): 0, ('666661.450.02', 0): 1.0906715830713, ('666660.44-2.0', 0): 1, ('666661.71.2', 0): 1.0, ('666661.51.34', 2): 0, ('666661.780.62', 1): 0, ('666660.240.03', 0): 3.0897404583463732, ('666661.83-0.01', 2): 0, ('661660.530.11', 0): 1, ('616661.820.8', 1): 0, ('666661.421.24', 0): 1.0, ('666660.860.65', 2): 0.0, ('666661.280.74', 2): 0.13655109999999998, ('666661.040.24', 2): 0.0, ('666661.261.66', 2): 0, ('666660.440.08', 1): 0.0, ('666661.241.11', 0): 1.07, ('666660.841.28', 0): 1, ('666660.991.93', 0): 1, ('666661.450.35', 1): 0, ('666661.41-0.27', 1): 0, ('666661.311.06', 0): 1, ('666661.811.49', 2): 0, ('666660.650.59', 2): 0, ('666661.970.2', 1): 0, ('666660.950.42', 2): 0.2049680827816313, ('666661.73-0.18', 1): 0, ('661660.30.04', 2): 0.47239444936904196, ('666661.221.52', 2): 0, ('666661.730.05', 2): 0, ('666661.770.16', 0): 1.07, ('666661.860.7', 0): 1.0, ('666661.67-0.05', 1): 0, ('666661.68-0.02', 1): 0, ('666661.120.71', 1): 0, ('666661.530.46', 0): 1, ('666660.90.63', 1): 0, ('666660.990.83', 0): 1.0, ('666660.90.52', 1): 0.0, ('666661.62-0.08', 1): 0, ('661661.750.18', 2): 0, ('666661.741.29', 0): 1, ('666660.5-0.02', 0): 1.47600775621, ('666661.47-0.32', 1): 0, ('666662.040.46', 0): 1.07, ('666661.16-0.77', 1): 0, ('666661.0-0.28', 2): 0, ('666661.8-0.08', 2): 0, ('666660.680.43', 0): 1.07, ('666661.260.76', 0): 1.0, ('666661.04-0.21', 1): 0.06999999999999999, ('666661.64-0.16', 0): 1.0, ('666661.930.19', 1): 0, ('666660.321.73', 2): 0, ('666660.770.07', 0): 1.0616, ('666661.5-1.03', 2): 0, ('666661.00.4', 1): 0, ('666661.480.39', 0): 1.0, ('666661.690.34', 1): 0, ('666660.990.15', 2): 0.0, ('666661.240.03', 1): 0, ('666660.940.3', 2): 0, ('666660.990.07', 1): 0.1946, ('666662.04-0.43', 0): 1, ('666660.650.33', 0): 1.11403, ('666660.70.07', 2): 0, ('666661.65-0.63', 2): 0, ('666661.460.52', 2): 0.0, ('666661.070.13', 1): 0.0, ('666661.011.28', 1): 0, ('666661.680.61', 0): 1, ('666661.63-0.2', 0): 1.0, ('666662.050.57', 1): 0, ('666660.47-0.01', 0): 1, ('666661.790.66', 0): 1.07, ('661661.390.58', 1): 0, ('661660.510.12', 2): 0, ('666660.990.3', 0): 1.3953170325308217, ('666661.520.48', 1): 0.0, ('666661.51.61', 2): 0, ('666662.140.66', 0): 1, ('666661.420.71', 1): 0.0039689999999999994, ('666661.611.0', 0): 1, ('666660.280.04', 1): 0, ('666661.240.87', 0): 1, ('666661.00.23', 1): 0, ('666661.68-0.3', 2): 0, ('666661.640.13', 0): 1, ('666661.08-1.25', 0): 1.0, ('666661.980.75', 2): 0, ('666661.29-0.23', 2): 0.0, ('666661.381.19', 1): 0.0, ('666661.470.79', 2): 0, ('661660.460.08', 2): 0, ('666661.81.06', 0): 1, ('666660.670.2', 0): 2.151979984002614, ('666661.73-0.63', 1): 0, ('666661.630.69', 1): 0.0, ('666661.420.29', 0): 1.0399610190000002, ('666660.5-0.1', 1): 0, ('666661.70.5', 2): 0, ('666661.291.33', 2): 0, ('666661.471.26', 2): 0, ('666661.02-1.31', 2): 0, ('666661.010.55', 1): 0, ('666661.05-0.21', 1): 0, ('666661.48-0.08', 2): 0.0, ('666660.330.05', 1): 0.0, ('666660.70.14', 0): 1.1839632255971546, ('666661.90.4', 1): 0.06999999999999999, ('666661.06-0.03', 0): 1.0, ('666660.950.47', 0): 1.1382951535973, ('666660.450.13', 0): 1.6132831157164425, ('666660.290.06', 2): 0.9036739939729799, ('666662.090.44', 2): 0, ('666661.340.95', 1): 0, ('666661.791.23', 1): 0, ('666661.480.88', 1): 0, ('666661.660.71', 0): 1.0630000000000002, ('666661.081.73', 2): 0, ('666661.081.01', 0): 1, ('666661.420.96', 2): 0, ('666660.610.32', 0): 1.1416876999999999, ('666660.57-0.14', 0): 1, ('666661.260.83', 2): 0, ('666661.050.27', 0): 1.495929768207969, ('666661.050.15', 1): 0.0, ('666661.080.48', 1): 0, ('666062.33-0.2', 1): 0, ('666661.840.97', 2): 0, ('666661.070.34', 0): 1.2936924953491766, ('666661.180.51', 0): 1.20207691, ('666661.36-0.19', 2): 0, ('666661.38-0.2', 2): 0, ('666661.050.63', 1): 0, ('666661.220.72', 2): 0, ('666660.920.73', 0): 1.0, ('666661.610.4', 2): 0, ('666661.711.33', 2): 0, ('666661.040.6', 2): 0, ('666661.4-0.42', 1): 0, ('626660.750.21', 2): 0, ('666662.180.46', 1): 0.0, ('666661.920.97', 2): 0, ('666661.690.4', 1): 0, ('666661.40.8', 1): 0, ('666661.060.11', 1): 0.079640309, ('666661.370.27', 2): 0, ('666661.850.43', 2): 0, ('666661.710.68', 1): 0, ('666661.12.11', 2): 0, ('666661.660.68', 2): 0, ('666661.050.01', 1): 0, ('666661.35-0.02', 2): 0, ('666661.97-0.29', 2): 0, ('666662.150.31', 1): 0, ('666661.960.27', 2): 0, ('666661.581.14', 1): 0, ('666660.710.08', 2): 0, ('666661.410.96', 0): 1, ('666161.31-0.33', 0): 1, ('666661.960.69', 1): 0, ('666661.690.61', 0): 1.0, ('666661.180.82', 1): 0, ('666662.030.39', 2): 0, ('666661.510.18', 1): 0.12411, ('666661.370.61', 0): 1, ('666661.3-0.34', 1): 0, ('666660.990.34', 0): 1.4896455880842985, ('666661.290.75', 1): 0.229957, ('666661.850.22', 2): 0, ('666661.1-0.0', 1): 0, ('666661.710.17', 0): 1.0, ('666660.410.08', 2): 1.2497630531648487, ('666661.880.51', 0): 1.0, <text:soft-page-break/>('666661.061.78', 1): 0, ('666660.96-1.04', 2): 0, ('666661.510.54', 0): 1.1267, ('666660.77-0.01', 2): 0, ('666661.010.86', 0): 1, ('666661.21.8', 2): 0, ('666660.640.04', 2): 0.06999999999999999, ('666660.58-0.01', 1): 0, ('666661.85-0.28', 1): 0, ('666661.39-0.32', 0): 1.0, ('666661.541.0', 2): 0.0, ('666661.420.15', 0): 1.0, ('666660.71-0.0', 1): 0, ('666661.89-0.14', 2): 0, ('666661.62-0.46', 0): 1.0749, ('666661.37-0.28', 2): 0.06999999999999999, ('666661.78-0.27', 2): 0.0, ('666661.410.81', 2): 0, ('666660.870.59', 1): 0, ('616661.511.27', 1): 0, ('666660.690.21', 0): 1.7339626423443963, ('166661.480.82', 2): 0, ('666661.110.5', 0): 1.1061991, ('666661.450.1', 2): 0.0, ('666660.72-0.05', 0): 1, ('666661.651.0', 0): 1.0, ('666661.031.02', 0): 1, ('666661.110.67', 1): 0.0, ('666660.861.64', 1): 0, ('666662.080.27', 0): 1, ('666661.110.43', 0): 1.1655791899999999, ('666661.250.33', 2): 0, ('666661.540.79', 1): 0, ('666661.75-0.24', 0): 1, ('666661.670.34', 2): 0, ('666661.490.36', 2): 0, ('666661.56-0.58', 1): 0, ('666661.720.79', 0): 1.0, ('666661.570.83', 2): 0, ('666660.620.04', 1): 0, ('666660.730.03', 1): 0, ('666660.690.4', 1): 0, ('666661.40.35', 2): 0, ('666661.280.94', 2): 0, ('666661.510.48', 2): 0, ('666660.851.53', 1): 0, ('666661.460.4', 1): 0.0, ('666661.820.84', 2): 0.0, ('666661.110.79', 2): 0, ('666661.890.81', 1): 0, ('666661.041.25', 1): 0, ('666661.480.49', 2): 0, ('616662.10.42', 0): 1, ('666660.930.36', 1): 0, ('666661.81-0.08', 2): 0, ('666661.051.06', 0): 1.0, ('666660.90.34', 1): 0, ('666661.14-0.0', 2): 0, ('666660.670.25', 0): 1.540444382785269, ('666660.620.38', 2): 0, ('666661.470.37', 2): 0.06999999999999999, ('666661.010.18', 1): 0.33935848170000005, ('666661.310.46', 1): 0.07490000000000001, ('666661.43-0.21', 2): 0.0, ('666661.010.21', 0): 1.177597557240653, ('666161.28-0.07', 1): 0, ('666661.890.27', 2): 0, ('666661.010.17', 1): 0, ('666661.17-0.1', 1): 0, ('666661.740.45', 0):</text:p>
      <text:p text:style-name="P1"><text:s/>1.0, ('666661.410.42', 0): 1.1566446707, ('666660.820.36', 0): 1.0976510210969999, ('666661.990.97', 2): -100, ('666661.151.05', 1): 0, ('666661.310.31', 0): 1.4169220965112663, ('666661.090.03', 0): 1.0510300000000001, ('666660.710.89', 1): 0, ('666661.10.86', 2): 0, ('666661.30.88', 2): 0, ('666661.910.23', 0): 1, ('666661.080.72', 2): 0, ('666661.710.83', 1): 0, ('666661.55-1.11', 2): 0, ('666661.250.1', 1): 0.0, ('666661.84-0.17', 0): 1.07, ('666660.720.36', 2): 0, ('666661.170.52', 1): 0, ('666661.920.43', 0): 1.07, ('666661.570.19', 0): 1, ('666661.720.04', 2): 0, ('666661.780.48', 1): 0.133, ('666660.650.65', 2): 0, ('666661.8-0.5', 1): -100, ('666661.390.23', 0): 1.0736188943, ('666661.092.1', 2): 0, ('661661.490.43', 2): 0, ('666661.370.88', 2): 0, ('666661.090.06', 2): 0, ('666661.840.31', 0): 1.1263275160700001, ('666661.460.33', 1): 0, ('666661.820.52', 2): 0.0, ('666661.030.03', 0): 1.3113999691459999, ('666660.290.04', 1): 0, ('666661.311.33', 1): 0, ('666661.08-0.07', 2): 0, ('666661.330.15', 2): 0, ('666661.78-1.86', 0): 1, ('666660.75-0.05', 1): 0, ('666661.70.05', 0): 1, ('616661.350.96', 0): 1, ('666660.510.04', 0): 1.075243, ('666662.010.67', 0): 1, ('666660.55-0.07', 2): 0, ('666661.521.14', 0): 1, ('666661.87-0.38', 0): 1.07, ('666661.63-0.27', 2): 0, ('666661.88-0.54', 2): 0, ('666661.040.08', 1): 0, ('662661.040.43', 0): 1, ('666661.110.31', 0): 1.1911918241377015, ('666661.110.07', 1): 0.131943, ('666661.60.91', 2): 0, ('666661.030.42', 0): 1.1455016206000002, ('666660.96-0.05', 2): 0.0, ('666611.19-0.0', 0): 1, ('666661.630.87', 0): 1.0630000000000002, ('666660.950.21', 1): 0, ('666161.47-0.05', 1): 0, ('666661.390.86', 1): 0.0, ('666661.060.19', 0): 1, ('666661.46-0.25', 1): 0.0, ('666661.180.1', 0): 1.1379202448841002, ('666662.020.44', 0): 1.07, ('666661.010.56', 2): 0.0, ('666661.8-0.57', 2): 0, ('616661.870.49', 2): 0, ('666662.070.58', 2): 0, ('666661.610.25', 0): 1.176594807991, ('666660.710.18', 2): 0.4945438555925336, ('666660.25-0.01', 0): 1.1139108098529318, ('666661.530.15', 0): 1, ('666661.810.23', 0): 1.0, ('666660.980.65', 0): 1.07, ('666660.740.14', 1): 0.17370702496517626, ('666661.911.49', 2): 0, ('666661.50.74', 0): 1.0, ('666661.680.27', 0): 1.0630000000000002, ('666660.61-0.03', 1): 0.0, ('666661.220.93', 1): 0, ('666661.270.73', 0): 1.009653, ('666660.850.58', 1): 0, ('666661.81-0.71', 1): 0, ('666662.060.27', 1): 0.06999999999999999, ('666661.510.05', 2): 0, ('666661.131.08', 1): 0, ('666661.210.34', 1): 0, ('666661.30.33', 0): 1.2544918634640903, ('666661.330.57', 1): 0.0, ('666660.950.72', 1): 0, ('666661.430.54', 0): 1.366805409467, ('666661.510.94', 1): 0.13741, ('616661.520.66', 0): 1, ('666661.77-0.99', 0): 1, ('666661.390.91', 2): 0.0, ('666660.540.13', 0): 2.710477073428677, ('666661.920.98', 1): -100, ('666660.530.1', 1): 0, ('666661.360.95', 2): 0, ('666660.940.59', 0): 1.0, ('666661.321.27', 1): 0.0, ('666661.41.05', 0): 1, ('666660.690.29', 1): 0, ('666661.440.93', 2): 0, ('666661.50.63', 2): 0, ('666661.95-1.14', 2): 0, ('666661.64-0.5', 0): 1, ('666660.840.52', 1): 0, ('666661.340.77', 1): 0.1957284581, ('666661.220.57', 1): 0, ('666661.680.34', 2): 0, <text:soft-page-break/>('666660.64-0.42', 0): 1, ('666661.340.61', 2): 0, ('666661.53-0.18', 2): 0, ('666662.03-0.32', 1): -100, ('666661.990.34', 2): 0, ('666660.950.16', 2): 0, ('666661.170.89', 0): 1, ('666661.450.99', 1): 0, ('666661.99-0.37', 0): 1, ('666660.660.29', 1): 0.131904934, ('666660.610.09', 2): 0, ('666660.630.17', 1): 0, ('666661.520.1', 0): 1.133, ('666661.92-0.54', 0): 1, ('666660.470.22', 2): 0, ('666661.120.27', 1): 0.22491729845570135, ('666662.22-0.48', 1): 0, ('666661.880.72', 2): 0, ('666661.330.84', 1): 0, ('666661.080.88', 1): 0, ('666661.170.08', 2): 0, ('666661.621.15', 1): 0, ('666661.120.94', 2): 0, ('666661.3-0.05', 2): 0, ('666661.630.5', 2): 0, ('666661.190.78', 1): 0, ('666661.84-0.59', 1): 0, ('666660.990.67', 1): 0, ('666660.380.14', 0): 1, ('666660.50.1', 1): 0.535808084607662, ('666661.571.06', 2): 0.0, ('666661.720.14', 2): 0, ('666660.550.17', 2): 0, ('666661.53-0.3', 2): 0, ('666661.780.11', 1): 0, ('666660.781.18', 0): 1, ('666660.360.09', 1): 0, ('666660.920.47', 1): 0, ('666661.490.67', 0): 1.07, ('666661.231.4', 1): 0, ('666661.370.74', 2): 0, ('666662.020.28', 1): 0, ('666661.740.11', 0): 1.1423100000000002, ('666660.680.2', 0): 1.617378894515163, ('666661.10.7', 1): 0, ('666661.580.7', 1): 0, ('666661.220.38', 2): 0, ('666661.82-0.21', 1): 0.0, ('666661.661.1', 2): 0, ('666660.980.41', 1): 0, ('666661.270.81', 0): 1, ('666661.9-0.53', 0): 1, ('666661.70.54', 0): 1.0, ('666661.26-0.04', 0): 1.0, ('666661.70.96', 2): 0, ('626661.030.61', 2): 0, ('666660.850.39', 1): 0, ('666662.05-0.21', 1): 0, ('666661.530.3', 2): 0.25936127539000003, ('666661.470.28', 1): 0.12629969862999998, ('666660.981.91', 1): 0, ('666661.980.4', 1): 0, ('666661.39-0.5', 0): 1, ('666661.74-0.33', 1): 0, ('666660.730.94', 1): 0, ('666660.630.46', 1): 0, ('666661.50.29', 1): 0.0, ('666661.740.4', 2): 0, ('666661.670.55', 0): 1.0630000000000002, ('666660.490.21', 0): 1.013622, ('666661.5-0.15', 1): 0, ('666661.210.18', 0): 1.133, ('666660.730.32', 0): 1.1671485390946676, ('666661.490.56', 2): 0, ('666661.76-0.99', 1): -100, ('666661.66-0.75', 1): 0, ('666661.610.37', 0): 1.2436091, ('666662.190.34', 2): -100, ('666661.071.08', 1): 0, ('666661.620.26', 1): 0, ('666661.340.17', 1): 0.0, ('666661.85-0.29', 0): 1, ('666661.350.76', 0): 1, ('666661.960.57', 1): 0, ('666661.620.32', 0): 1.0049, ('666661.83-0.56', 0): -100, ('666660.32-0.04', 1): 0, ('666661.590.52', 0): 1.0049, ('666660.410.1', 2): 0, ('666661.89-0.31', 0): 1, ('666661.860.67', 2): 0, ('666660.951.49', 0): 1, ('666661.980.65', 0): 1.0, ('666660.570.21', 1): 0.2860297034934783, ('666661.14-0.01', 2): 0, ('666661.57-0.13', 1): 0, ('666661.121.61', 0): 1, ('666661.160.59', 1): 0.22075697700000002, ('666661.540.42', 2): 0, ('666660.580.04', 1): 0, ('666661.880.38', 1): 0, ('666660.750.44', 1): 0.0, ('666660.580.14', 0): 1.801139134352942, ('666661.460.01', 1): 0.01372, ('666660.890.89', 1): 0, ('666661.861.35', 2): 0, ('666660.50.08', 1): 0, ('666661.30.47', 0): 1.116109, ('666661.691.36', 2): 0, ('666661.320.29', 2): 0, ('666661.390.93', 0): 1.0, ('666661.550.91', 1): 0.0, ('666661.81-0.31', 2): 0, ('666661.421.48', 1): 0, ('666661.080.27', 2): 0, ('666661.280.17', 0): 1.2552029900000001, ('666661.710.54', 0): 1, ('666661.6-0.32', 1): 0, ('666662.140.45', 0): 1, ('666661.620.68', 0): 1.0, ('666661.00.05', 0): 1.0782991668969997, ('666661.910.91', 1): 0, ('666661.40.89', 2): 0, ('666661.00.15', 1): 0.0, ('666662.08-0.21', 2): 0, ('666662.2-0.8', 1): 0, ('666661.72-0.02', 2): 0, ('666661.420.55', 2): 0.13741, ('666661.331.02', 1): 0, ('666661.37-0.57', 0): 1, ('666660.470.11', 1): 1.5807738476214535, ('666661.17-0.87', 1): 0, ('666661.56-0.34', 2): 0, ('666660.490.06', 1): 0.1500930280297, ('666660.80.59', 0): 1.0, ('666660.691.58', 2): 0.0, ('666660.980.79', 0): 1, ('666661.790.46', 1): 0.0, ('666661.2-0.01', 0): 1, ('666661.380.21', 1): 0.0003670100000000001, ('666660.95-0.18', 0): 1, ('666660.361.63', 1): 0, ('666660.71-0.03', 1): 0, ('666662.170.63', 2): 0, ('616661.960.55', 2): 0, ('666660.720.41', 1): 0, ('666661.64-0.84', 2): 0, ('666661.41-0.11', 2): 0, ('666662.150.6', 2): 0, ('666661.851.17', 2): 0, ('666661.390.32', 2): 0, ('666660.950.11', 0): 1.3077932150999998, ('666661.390.67', 1): 0, ('666661.370.95', 0): 1, ('666660.62.05', 0): 1.0, ('666661.37-0.68', 0): 1.07, ('666661.570.35', 2): 0.0, ('666661.710.07', 0): 1.0, ('666661.19-0.28', 2): 0, ('666661.511.23', 2): 0, ('666661.790.37', 1): 0, ('661661.970.42', 0): 1, ('666662.24-0.26', 1): 0, ('666661.890.77', 0): 1, ('666661.830.34', 1): 0, ('666661.3-1.29', 0): 1, ('666661.54-0.74', 1): 0, ('666660.720.16', 0): 1.616892698709916, ('666660.560.2', 2): 0, ('666661.590.9', 0): 1.0, ('666660.960.06', 2): 0.0, ('666661.610.19', 0): 1.0630000000000002, ('666661.640.69', 1): 0.0, ('666662.010.86', 2): -100, ('666661.461.23', 0): 1, ('666660.660.21', 0): 2.436090988120782, ('666661.091.21', 2): 0, ('666660.870.45', 0): 1.1379000000000001, ('666661.27-0.05', 0): 1.07, ('666661.210.92', 0): 1.07, ('666661.410.99', 1): 0, ('666661.930.67', 2): 0, ('666661.80.87', 2): 0, ('666661.820.05', 2): 0, ('666661.52-0.51', 1): 0, ('666661.52-0.49', 2): 0, ('166661.61.06', 2): 0, <text:soft-page-break/>('666661.360.0', 1): 0, ('666661.581.2', 2): 0, ('666661.730.7', 0): 1, ('666661.41-0.28', 0): 1.07, ('666661.37-0.23', 2): 0, ('666661.680.77', 2): 0.0, ('666661.181.38', 2): 0, ('666660.790.53', 0): 1, ('666660.87-0.18', 1): 0, ('666661.07-0.19', 2): 0, ('666660.54-1.83', 2): 0, ('666661.430.7', 0): 1.07, ('666660.62-0.01', 1): 0.0, ('666661.530.37', 0): 1.0078371433, ('666661.67-0.02', 0): 1.0630000000000002, ('666661.650.93', 2): 0, ('666661.6-0.45', 2): 0, ('666661.651.44', 0): 1.0, ('666661.62-0.13', 1): 0, ('666661.440.25', 2): 0, ('666661.91-0.44', 2): 0, ('666660.940.69', 1): 0, ('666661.760.91', 0): 1.07, ('666661.56-0.37', 0): 1.07, ('666660.360.01', 2): 0.013587700000000001, ('666661.221.23', 1): 0, ('666660.99-1.48', 0): 1, ('666661.14-0.26', 0): 1, ('666661.090.56', 1): 0.0, ('666662.040.93', 0): 1, ('666661.46-0.41', 2): 0, ('666660.35-0.13', 2): 0, ('666661.54-0.0', 0): 1, ('666661.51-0.31', 0): 1, ('666661.43-1.26', 2): 0, ('666660.841.89', 1): 0, ('666661.610.64', 0): 1.087110947, ('666661.05-1.12', 1): 0, ('666661.690.05', 1): 0, ('666661.940.65', 2): 0, ('666661.541.04', 2): 0, ('666660.60.23', 1): 0, ('666661.960.39', 2): 0.1379, ('666660.540.12', 2): 0, ('666661.13-0.86', 1): 0, ('666661.130.26', 0): 1.4410041129447917, ('666661.970.22', 2): 0, ('666661.41-0.1', 2): 0, ('666660.620.84', 2): 0, ('666661.570.05', 2): 0, ('666660.850.31', 0): 1.3792164351596123, ('666661.470.04', 1): 0.06999999999999999, ('666661.58-0.1', 2): 0, ('666661.410.22', 0): 1.2482711, ('666662.04-0.25', 2): 0, ('666662.070.82', 0): 1, ('666660.670.28',</text:p>
      <text:p text:style-name="P1"><text:s/>0): 1.370540693394711, ('666662.240.42', 2): 0, ('666660.96-0.08', 0): 1.0, ('666661.07-0.33', 1): 0, ('666661.021.04', 2): 0, ('666661.790.65', 1): 0, ('666661.590.92', 2): 0, ('666660.82-0.05', 0): 1, ('666661.121.28', 1): 0, ('666661.9-0.4', 1): 0, ('666661.291.19', 1): 0, ('666661.50.65', 1): 0, ('666661.370.0', 2): 0, ('666661.75-0.42', 0): 1, ('666662.130.45', 1): 0, ('666661.50.21', 2): 0, ('666661.610.73', 2): 0.0, ('666661.15-1.1', 1): 0, ('661662.270.75', 0): -100, ('666661.520.36', 2): 0.0, ('666661.510.21', 0): 1, ('666661.230.27', 2): 0, ('666661.460.76', 0): 1.0630000000000002, ('666661.721.27', 1): 0, ('666661.491.53', 2): 0, ('666661.570.52', 1): 0, ('666660.840.79', 2): 0, ('666660.87-1.04', 1): 0, ('666661.440.76', 2): 0.06999999999999999, ('666662.020.84', 2): 0, ('666662.190.48', 1): 0.0, ('666661.61-0.47', 1): 0, ('666661.320.71', 1): 0, ('666661.42-1.04', 2): 0, ('666661.550.36', 0): 1.0049, ('666661.89-0.39', 1): 0, ('666661.960.48', 2): 0.0, ('666661.320.63', 2): 0.063, ('666660.360.12', 0): 1.0, ('666660.330.06', 0): 2.820118373224723, ('666660.841.6', 1): 0, ('666661.211.0', 2): 0, ('666660.48-0.0', 1): 0, ('666661.75-0.87', 1): 0, ('666662.050.65', 2): 0, ('666661.17-0.01', 0): 1.185114979, ('666661.750.15', 0): 1.07441, ('666660.840.69', 1): 0, ('666661.50.34', 2): 0.07490000000000001, ('666660.890.02', 1): 0, ('666661.51-0.06', 0): 1.0, ('666660.851.41', 1): 0, ('666660.860.38', 0): 1.208309590979, ('666661.130.38', 0): 1.20534178, ('666661.260.86', 1): 0, ('666661.070.02', 1): 0.0, ('666661.141.29', 1): 0, ('666662.240.37', 2): 0, ('666661.11-1.2', 2): 0, ('666660.320.04', 2): 0, ('666661.950.8', 0): 1, ('666661.720.52', 2): 0.133, ('666661.38-0.01', 0): 1, ('666662.050.23', 0): -100, ('666661.690.53', 1): 0.0, ('666161.78-0.05', 1): 0, ('666661.781.19', 0): 1.0, ('666661.390.41', 1): 0.13820870000000002, ('666661.65-0.31', 1): 0, ('666660.350.07', 1): 0, ('666661.611.12', 0): 1.0, ('666661.60.02', 0): 1.0, ('666661.210.5', 2): 0.3231545247, ('666662.05-0.44', 2): 0.06999999999999999, ('666660.820.15', 0): 1.0, ('666662.180.45', 0): -100, ('666661.181.13', 2): 0, ('666661.03-1.43', 0): 1.0, ('666662.070.46', 1): 0, ('666661.370.22', 1): 0.19357573907, ('666661.790.88', 0): 1, ('666662.250.54', 1): 0, ('666662.120.43', 0): 1, ('666661.231.28', 2): 0, ('666661.921.42', 2): -100, ('666661.770.48', 2): 0.06789999999999999, ('666660.750.22', 2): 0.6458239627570024, ('666661.51-0.99', 0): 1, ('666660.970.32', 1): 0, ('666661.340.29', 0): 1.3289321815664554, ('666661.410.95', 1): 0.0, ('666661.74-0.11', 2): 0.0, ('666661.321.61', 2): 0, ('666661.140.78', 0): 1, ('666661.441.34', 1): 0, ('666661.330.37', 0): 1.1267, ('666661.090.76', 0): 1.0, ('666660.9-0.04', 0): 1.1897, ('666660.760.15', 0): 1.2676431413803508, ('666661.470.08', 1): 0.0, ('666661.470.41', 0): 1.1902587470000001, ('666661.360.78', 1): 0, ('666661.691.11', 0): 1.0, ('666661.820.37', 2): 0, ('666660.82-0.65', 0): 1, ('666661.360.68', 0): 1.00931, ('666661.41-0.95', 2): 0, ('666661.670.5', 0): 1.07441, ('666660.620.97', 1): 0, ('666662.10.79', 1): 0, ('666660.790.18', 0): 1.7143415194312221, ('666660.860.27', 1): 0, ('666661.050.86', 0): 1, ('666661.4-0.84', 2): 0, ('666661.820.18', 2): 0, ('666661.15-0.96', 1): 0, ('666661.280.79', 0): 1.14940709, ('666661.10.77', 1): 0, ('666660.40.08', 0): 2.407558345877103, ('666660.840.13', 1): 0, ('666660.540.18', 0): 1.41792952063119, ('666661.1-0.94', 2): 0, ('666662.270.82', 2): 0, ('666661.860.75', 0): 1.1267, ('666661.420.16', 1): 0, ('666661.670.71', 2): 0, ('666661.29-0.13', 0): 1, ('666661.96-0.49', 0): 1.0, ('666660.660.09', 1): 0.2874943943373515, <text:soft-page-break/>('666661.270.09', 0): 1.0630000000000002, ('666661.230.47', 1): 0, ('666661.110.6', 1): 0, ('666661.950.54', 1): 0.1197, ('666661.770.13', 2): 0.0, ('666661.140.35', 1): 0.40657546026419067, ('666661.121.48', 1): 0, ('666661.46-0.05', 0): 1, ('666661.68-0.59', 1): 0, ('666661.720.84', 2): 0, ('666660.610.3', 2): 0, ('666661.371.63', 2): 0, ('666661.471.01', 0): 1.07, ('666661.20.16', 0): 1.0557487, ('666661.980.41', 2): 0, ('666661.92-1.32', 0): 1, ('666661.430.66', 2): 0, ('666661.50.15', 0): 1.133, ('666661.510.71', 2): 0.0, ('666660.840.48', 1): 0.0, ('666661.51-0.25', 2): 0, ('666661.44-0.5', 1): 0, ('666661.54-0.35', 1): 0, ('666661.020.5', 0): 1.037980979881502, ('666661.620.44', 2): 0.0, ('666660.890.22', 0): 1.4766791259936107, ('666661.281.55', 1): 0, ('666661.550.11', 1): 0, ('666660.720.08', 1): 0, ('666661.890.82', 0): 1.0049, ('666662.11-0.49', 0): 1, ('666661.451.05', 2): 0, ('666661.611.31', 2): 0, ('666661.140.8', 1): 0, ('666660.90.33', 0): 1.484491207911943, ('666661.390.0', 0): 1.07, ('666661.170.03', 2): 0, ('666661.241.47', 2): 0, ('666661.870.25', 0): 1.0, ('666661.250.55', 0): 1, ('666661.170.37', 2): 0.05323414698, ('666660.461.35', 2): 0, ('666660.910.72', 0): 1.0, ('666661.050.04', 1): 0, ('666661.60.31', 1): 0, ('666661.550.64', 2): 0, ('666661.61-0.06', 1): 0.0, ('666661.240.38', 2): 0, ('666660.830.77', 0): 1, ('666661.760.39', 2): 0, ('666660.620.14', 2): 0.0, ('666661.11-0.6', 2): 0, ('666661.151.06', 0): 1.0, ('666661.310.32', 1): 0.44097042768911, ('666661.450.47', 0): 1, ('666661.980.78', 0): 1.0, ('666662.12-0.45', 1): 0, ('666662.35-0.75', 2): -100, ('666661.310.43', 1): 0, ('666661.750.43', 2): 0.0, ('666661.670.08', 1): 0.0, ('666661.83-0.24', 0): 1, ('666660.720.21', 2): 0.7203442133460572, ('666661.60.77', 2): 0, ('666660.660.6', 0): 1.0, ('666661.030.05', 0): 1.08137897782, ('666660.681.29', 0): 1, ('666662.260.64', 1): 0, ('666661.7-1.09', 1): 0, ('666662.04-0.53', 0): 1, ('666661.760.23', 1): 0, ('666662.380.52', 0): 1.0, ('666661.230.95', 1): 0.0, ('666661.05-1.09', 0): 1, ('666661.820.57', 1): 0, ('666661.091.18', 2): 0, ('666661.670.84', 0): 1, ('666661.61.05', 0): 1.0, ('666660.290.07', 0): 1.981736242954082, ('666660.920.65', 0): 1, ('666661.640.09', 2): 0, ('666661.760.14', 0): 1, ('666660.460.05', 0): 1.0515296544000001, ('666661.41-0.48', 2): 0, ('666660.670.09', 0): 1.2632139230056363, ('666660.770.39', 2): 0.0, ('666661.91.01', 0): 1.0, ('666660.930.47', 0): 1.0755357368710001, ('666661.291.29', 0): 1.0, ('666662.08-0.87', 2): 0, ('666660.930.75', 1): 0.0, ('666660.870.35', 2): 0, ('626660.870.38', 0): 1, ('666662.06-0.22', 1): 0, ('666661.76-0.29', 0): 1.0, ('666660.930.03', 1): 0, ('666661.390.89', 0): 1.0630000000000002, ('666661.8-0.36', 0): 1, ('666661.930.29', 2): 0, ('666661.06-1.74', 2): 0, ('666661.02-0.24', 0): 1, ('666660.481.12', 2): 0, ('666661.490.47', 1): 0.14517807042977582, ('666661.310.1', 0): 1.0793116185140998, ('666661.990.65', 1): 0, ('666661.610.26', 1): 0, ('666661.530.12', 1): 0.0, ('666661.310.87', 0): 1.0, ('666660.891.06', 0): 1, ('666661.240.98', 1): 0, ('666661.481.53', 1): 0, ('666661.30.28', 1): 0, ('666661.171.34', 1): 0, ('666661.55-0.52', 2): 0, ('666661.160.85', 0): 1.0, ('666662.020.77', 2): -10.0, ('666660.73-0.07', 0): 1, ('666661.571.32', 2): 0, ('666661.490.78', 0): 1.07, ('666662.19-0.29', 2): 0, ('666661.440.51', 0): 1.1299822802873, ('666661.54-0.3', 0): 1, ('666661.40.86', 2): 0.06999999999999999, ('666661.72-0.53', 0): 1.07, ('666661.330.61', 0): 1.133, ('666661.331.53', 1): 0, ('666660.93-0.1', 0): 1, ('666661.90.93', 0): 1.0, ('666661.70.61', 0): 1.0749, ('666661.26-0.13', 0): 1, ('666660.54-0.1', 2): 0, ('666661.840.71', 2): 0.0, ('666662.160.95', 1): 0, ('666661.24-0.01', 0): 1.0749, ('666661.370.13', 2): 0.1379, ('666661.54-0.31', 2): 0, ('666661.62-0.41', 2): 0.0, ('666662.190.69', 0): -9.030000000000001, ('666660.940.56', 1): 0.0, ('666661.5-0.39', 2): 0, ('666661.48-0.85', 2): 0, ('666661.320.08', 1): 0.06999999999999999, ('666660.20.02', 1): 0.0, ('666661.64-0.3', 1): 0, ('666660.60.16', 0): 2.447304517432625, ('666661.220.44', 1): 0, ('666661.170.88', 0): 1.0, ('666661.65-1.42', 2): 0, ('666661.220.54', 0): 1.0, ('666661.680.31', 1): 0.1379, ('666661.950.33', 0): 1, ('666660.63-0.0', 2): 0, ('616661.450.85', 1): 0.0, ('666661.760.08', 1): 0.0, ('666660.340.05', 0): 2.082682978252691, ('666661.7-0.55', 2): 0, ('666661.28-0.22', 0): 1, ('666661.430.87', 1): 0, ('666661.61-0.66', 0): 1, ('666661.850.1', 2): 0, ('666660.730.14', 0): 1.169245924279934, ('666660.570.18', 0): 1.990179396467124, ('666661.01.08', 1): 0, ('666660.730.04', 1): 0, ('666661.840.12', 2): 0, ('666662.08-0.45', 0): 1.0, ('666660.40.09', 2): 0, ('666661.11.2', 0): 1, ('666660.851.62', 2): 0, ('666661.090.0', 2): 0, ('666661.820.1', 0): 1, ('666661.830.05', 2): 78.703, ('666661.231.55', 1): 0, ('666661.60.24', 0): 1.1473374, ('666660.660.35', 2): 0, ('666660.820.54', 2): 0, ('666660.910.1', 0): 1.2106506262, ('666661.00.54', 0): 1.0, ('666661.311.8', 1): 0, ('666661.730.8', 0): 1, ('666661.611.39', 1): 0, ('666661.070.92', 1): 0.0, ('666661.250.98', 0): 1.0, ('666661.120.24', 0): 1.130428173029, ('666661.81-0.11', 1): 0, ('666660.880.19', 0): 1.239860235349115, ('666661.10.23', 1): <text:soft-page-break/>0.3105678797382, ('666660.841.47', 0): 1, ('666661.080.35', 2): 0, ('666661.460.42', 1): 0, ('666661.640.36', 0): 1.075243, ('666661.050.4', 0): 1.1737831280523259, ('666660.410.05', 2): 0.12336233568086698, ('666660.65-0.18', 1): 0, ('666661.240.28', 2): 0.0, ('666661.60.39', 2): 0, ('666661.84-0.56', 0): 1, ('666660.990.64', 0): 1.0, ('666660.930.59', 2): 0, ('666661.53-0.65', 1): 0, ('666661.51.04', 0): 1, ('666661.871.26', 0): 1.0, ('666660.750.14', 1): 0.09144182628252, ('666661.981.08', 1): 0, ('666661.070.28', 0): 1.2202113730502777, ('666661.331.8', 0): 1, ('666660.820.31', 2): 0.0, ('666660.72-0.22', 1): 0, ('666661.160.05', 0): 1.1423488962000001, ('666660.390.02', 1): 0.0, ('666661.550.24', 1): 0.0, ('666662.120.38', 1): 0, ('666660.760.01', 0): 1, ('666662.15-0.22', 1): 0, ('666660.550.1', 2): 0.0, ('666661.720.15', 0): 1.211677235, ('666661.5-0.64', 2): 0, ('666661.130.0', 2): 0, ('666661.560.22', 2): 0, ('666661.94-0.25', 2): 0, ('666661.86-0.54', 1): 0, ('666662.030.65',</text:p>
      <text:p text:style-name="P1"><text:s/>0): 1, ('666661.26-0.07', 1): 0, ('666661.89-0.79', 0): 1, ('666662.010.51', 0): 1, ('666661.740.85', 2): 0, ('666661.241.01', 0): 1, ('666660.981.23', 2): 0, ('666661.410.56', 2): 0.0, ('666661.63-0.07', 2): 0, ('666660.630.77', 1): 0, ('666661.340.74', 1): 0.0, ('666661.04-0.95', 2): 0, ('666661.360.25', 1): 0, ('666661.450.13', 2): 0, ('666661.871.31', 2): 0, ('666661.910.51', 2): 0, ('666660.19-0.0', 0): 1.4503217040283451, ('666661.211.24', 1): 0, ('666660.880.35', 0): 1.5304508317665257, ('666660.521.35', 2): 0, ('666661.4-0.07', 0): 1.0630000000000002, ('666661.160.61', 1): 0, ('666660.590.06', 0): 1.0, ('666161.63-0.13', 2): 0, ('666661.540.91', 2): 0, ('666661.810.13', 2): 0, ('666661.010.29', 2): 0, ('666661.620.25', 0): 1.44195148417, ('666661.67-0.23', 0): 1.0, ('666660.850.5', 2): 0, ('666661.60.94', 0): 1, ('666661.180.47', 1): 0.07490000000000001, ('666661.88-0.27', 1): 0, ('666661.750.93', 2): 0, ('666661.52-0.62', 1): 0, ('666661.420.31', 2): 0, ('666661.330.29', 1): 0.0911925784, ('666661.970.85', 0): 1, ('666661.341.37', 2): 0, ('666661.70.46', 1): 0.06999999999999999, ('666661.860.62', 1): 0, ('666661.140.47', 0): 1.281312106951729, ('666661.391.21', 1): 0, ('666661.621.03', 2): 0, ('666660.630.1', 1): 0, ('666661.76-0.42', 2): 0, ('666661.540.72', 0): 1.0, ('666660.570.22', 0): 1.5640178935630527, ('666660.651.21', 1): 0, ('666661.8-0.22', 0): -100, ('666662.020.41', 2): 0, ('666661.53-1.05', 1): 0, ('666660.890.33', 2): 0.0, ('666661.94-0.39', 1): 0, ('666660.580.07', 0): 1.0, ('666661.411.22', 1): 0, ('666660.980.68', 2): 0, ('666661.47-0.84', 2): 0, ('666662.120.4', 1): 0, ('666660.810.35', 0): 1.189790587, ('666661.270.64', 0): 1.0, ('666661.430.84', 2): 0, ('666611.84-0.18', 0): 1, ('666661.790.41', 0): 1.4048735455016002, ('666660.780.08', 2): 0.082353082496548, ('666661.550.92', 0): 1, ('666660.750.1', 2): 0, ('666661.730.46', 2): 0, ('666660.850.15', 1): 0.0, ('666661.8-0.74', 2): 0, ('666661.950.5', 0): 1.0, ('666660.430.04', 2): 0.4650215880058, ('666661.93-0.5', 2): 0, ('666661.44-0.15', 0): 1, ('666660.830.46', 1): 0, ('666660.49-0.03', 1): 0.0755517, ('666660.28-0.01', 2): 0.7464185608838465, ('666662.08-0.4', 1): 0, ('666661.620.67', 1): 0.0, ('666661.580.17', 0): 1.0510300000000001, ('666661.00.02', 1): 0, ('666660.960.46', 2): 0, ('666660.6-0.07', 2): 0, ('666661.71.31', 0): 1.0, ('666661.59-0.5', 2): 0, ('666660.650.49', 1): 0, ('666661.431.66', 1): 0, ('666661.330.58', 1): 0, ('666661.70.69', 1): 0, ('666661.10.03', 2): 0, ('666660.370.02', 2): 0, ('666660.490.05', 0): 1.0803982085864998, ('666660.130.0', 1): 1.4685303725115433, ('666661.24-0.09', 1): 0, ('666661.120.97', 2): 0, ('666661.391.01', 0): 1, ('666661.13-0.12', 2): 0, ('666660.95-0.7', 0): 1, ('666661.630.43', 0): 1.0049, ('666660.71-0.04', 0): 1, ('666662.030.7', 2): 0, ('666661.460.13', 0): 1.24353662263, ('666660.90.14', 0): 1, ('666662.02-0.51', 1): 0, ('666662.23-0.21', 0): 1, ('666660.38-0.03', 2): 0, ('666660.60.28', 0): 1.2575953807, ('666661.370.96', 1): 0, ('666661.730.98', 0): 1.0, ('666661.510.0', 2): 0, ('666661.620.77', 0): 1.1197, ('666661.72-1.75', 1): 0, ('666661.750.15', 1): 0.0, ('666661.38-0.45', 2): 0, ('666661.530.95', 0): 1.0630000000000002, ('666661.691.17', 0): 1, ('666661.680.39', 0): 1.009331609, ('666660.440.0', 2): 0, ('666660.640.12', 1): 0, ('666661.650.33', 0): 1.0, ('666661.450.08', 2): 0, ('666661.990.31', 0): 1, ('666661.71.4', 2): 0, ('666661.10.12', 2): 0, ('666660.810.44', 1): 0.06999999999999999, ('666660.560.22', 0): 1.757646860008089, ('666661.260.05', 2): 0, ('666661.30.27', 0): 1.14202876058, ('666660.660.22', 1): 0, ('666661.83-0.07', 0): 1.83559, ('666661.590.35', 0): 1.07233401, ('666661.531.0', 0): 1, ('666661.770.74', 2): 0.0, ('666660.791.44', 0): 1, ('666661.890.38', 2): 0, ('666661.14-1.22', 2): 0, ('666661.110.13', 0): 1.3275825726051904, ('666661.31-0.36', 2): 0, ('666661.950.38', 1): 0.14798909999999998, ('666660.760.39', 1): 0, ('666661.06-0.4', 0): 1, ('666660.991.57', 2): 0, ('666660.851.34', 1): 0, ('666662.13-0.77', 0): 1, ('666661.360.7', 0): 1, ('666661.171.63', 0): 1, ('666661.160.12', 0): 1, ('661661.670.39', 0): 1, ('666661.590.71', <text:soft-page-break/>1): 0, ('666661.720.13', 2): 0, ('666661.450.56', 0): 1.0, ('666661.840.44', 1): 0, ('666660.880.11', 1): 0, ('666662.430.18', 0): 1.0, ('666661.730.42', 0): 1.07, ('666661.840.54', 0): 1.0, ('666660.46-0.02', 1): 0, ('666661.380.12', 1): 0.06999999999999999, ('666660.92-0.13', 2): 0, ('666660.980.14', 0): 1.146279, ('666661.540.08', 2): 0, ('666661.220.28', 2): 0.0, ('666661.380.05', 1): 0, ('666661.180.27', 0): 1.4383260838962197, ('666661.771.46', 2): 0, ('666661.781.0', 2): 0, ('666662.150.24', 0): 1.0, ('666661.540.4', 2): 0, ('666661.25-0.04', 1): 0.0, ('666661.56-0.09', 0): 1, ('666661.260.21', 2): 0, ('666661.68-0.48', 0): 1, ('666661.120.4', 0): 1.2247784993790811, ('666661.090.55', 0): 1.203998949443877, ('666661.50.47', 1): 0.07168293230000002, ('666661.0-0.22', 0): 1, ('666661.750.39', 1): 0.1353877, ('666661.321.01', 2): 0, ('666661.641.13', 2): 0, ('666661.511.17', 0): 1, ('666661.83-0.89', 1): 0, ('666661.461.02', 2): 0, ('666660.891.47', 0): 1, ('666660.790.05', 1): 0, ('666661.170.93', 2): 0, ('666661.9-0.54', 2): 0, ('666661.421.04', 2): 0, ('666661.89-0.71', 1): 0, ('666660.91.71', 2): 0, ('666661.8-0.17', 0): 1, ('666661.231.69', 1): 0, ('666660.830.17', 0): 1.415387015025562, ('666161.53-0.29', 1): 0, ('666661.640.83', 0): 1.0, ('666660.831.68', 2): 0, ('666662.070.81', 1): 0, ('666661.560.49', 2): 0.1379, ('666662.18-0.48', 1): -100, ('666661.890.8', 2): 0, ('666661.02-0.06', 1): 0, ('666660.771.28', 2): 0, ('666661.590.97', 1): 0, ('666661.380.52', 1): 0.141956269, ('666660.980.25', 2): 0, ('666661.220.17', 2): 0, ('666660.43-0.01', 0): 1.4115335169075796, ('666660.180.02', 2): 0, ('666661.420.65', 0): 1.263671653, ('666662.340.56', 0): 1, ('666660.730.4', 1): 0, ('666661.260.64', 1): 0, ('666661.860.51', 1): 0.0, ('666661.890.48', 0): 1.07, ('666661.630.32', 2): 0.2040717, ('666660.690.31', 0): 1.3038588952924, ('666660.730.35', 2): 0, ('666660.60.07', 2): 0, ('666660.821.54', 2): 0, ('666661.860.16', 1): 0.0, ('666661.7-0.18', 0): 1.0, ('666661.40.49', 1): 0, ('666660.87-1.09', 2): 0, ('666661.020.37', 1): 0, ('666662.20.39', 1): 0, ('666661.46-0.52', 1): 0.06999999999999999, ('666661.10.42', 1): 0, ('666661.89-0.26', 1): 0.06999999999999999, ('666661.92-0.26', 0): 1.0, ('666661.320.74', 2): 0, ('666661.5-0.86', 1): 0, ('666661.82-0.18', 0): 1.0, ('666660.570.36', 0): 1.07, ('666661.670.12', 1): 0.0, ('666661.021.3', 2): 0, ('661660.330.05', 1): 0, ('666611.55-0.1', 0): 1, ('666660.641.29', 0): 1, ('666661.681.22', 0): -9.100000000000001, ('666661.75-0.82', 2): 0, ('666661.690.72', 2): 0, ('666661.50.31', 1): 0.0, ('666660.980.08', 0): 1.0749, ('666661.440.44', 0): 1.3762004609999998, ('666661.550.86', 0): 1, ('666661.330.81', 1): 0.0, ('666661.320.22', 0): 1.133, ('666660.670.35', 0): 1.1267, ('666661.170.43', 1): 0, ('666662.05-0.49', 2): 0, ('666661.850.61', 1): 0, ('666661.170.26', 2): 0.0, ('666661.820.27', 1): 0, ('666661.250.43', 2): 0, ('666660.920.8', 0): 1, ('666661.38-0.4', 0): 1.0, ('666660.540.07', 2): 0, ('666660.590.72', 2): 0, ('666660.660.11', 0): 1.8009974175716792, ('666661.64-0.48', 0): 1, ('666660.350.04', 0): 1.4243938391542796, ('666662.2-0.85', 2): -100, ('666661.050.53', 2): 0.19411, ('666660.820.24', 0): 1.6734204189100006, ('666660.470.02', 0): 1.3349800468700002, ('666661.590.15', 0): 1, ('666661.52-0.31', 0): 1, ('666661.00.6', 1): 0, ('666660.650.41', 2): 0.0, ('666660.35-0.01', 0): 1.5232525925059193, ('666661.880.27', 0): 1.0, ('666661.380.32', 0): 1.21841262163, ('666661.80.43', 0): 1, ('666661.560.73', 0): 1.0, ('666661.650.22', 1): 0, ('666661.0-0.01', 2): 0, ('666661.660.66', 2): 0, ('666660.940.33', 1): 0, ('666661.440.13', 1): 0, ('666661.791.03', 1): -10.0, ('666661.95-0.37', 2): 0, ('666661.360.14', 0): 1.0049, ('666661.30.53', 2): 0, ('666661.030.22', 0): 1.4514909027778555, ('666661.090.88', 1): 0.0, ('666661.981.32', 0): 1, ('666660.710.02', 0): 1.133, ('666661.221.05', 2): 0, ('666660.970.31', 0): 1.571639429753208, ('666661.470.9', 1): 0, ('661660.610.12', 2): 0, ('666661.34-0.11', 0): 1.0, ('666660.62-0.11', 2): 0, ('666662.06-0.45', 0): 1, ('666660.850.61', 0): 1.0, ('666660.760.12', 1): 0, ('666661.63-0.48', 0): 1.1489642, ('666660.14-0.01', 0): 1.0563328500000002, ('666660.831.36', 1): 0, ('666661.380.68', 2): 0, ('666661.890.72', 2): 0, ('666661.270.38', 0): 1.07931, ('666661.16-0.42', 2): 0, ('666661.481.12', 0): 1, ('666661.8-0.75', 2): 0, ('666661.490.73', 0): 1.07, ('666661.331.16', 1): 0, ('666660.511.69', 2): 0, ('666661.010.4', 2): 0.0, ('666661.95-0.69', 1): 0, ('666661.47-0.77', 0): 1.0, ('666660.820.94', 0): 1, ('666661.040.07', 1): 0, ('666660.860.12', 2): 0, ('666660.630.18', 2): 0, ('666661.160.46', 2): 0.0, ('666662.130.21', 0): 1, ('666660.81-0.48', 1): 0, ('666661.27-0.02', 2): 0, ('666661.261.64', 1): 0, ('666661.66-0.38', 0): 1, ('666661.76-0.43', 0): 1, ('666661.190.33', 0): 1.24719468056269, ('666661.081.61', 1): 0, ('616661.340.68', 0): 1, ('666661.37-0.26', 0): 1.0, ('666660.550.27', 0): 1.07, ('666661.07-0.03', 0): 1, ('666661.410.87', 0): 1.0, ('666661.730.31', 0): 1, ('666661.211.05', 0): 1, ('666661.110.3', 2): 0.0, ('666660.331.71', 2): 0, ('661661.670.42', 0): 1, <text:soft-page-break/>('666661.180.41', 0): 1.2108631, ('666661.781.35', 2): 0, ('666661.82-0.35', 2): 0, ('666661.440.28', 0): 1.0003087, ('666661.780.71', 0): 1, ('666660.340.08', 0): 1.8173171613311323, ('666661.670.32', 0): 1.0630000000000002, ('666661.7-0.25', 2): 0.0, ('666661.20.15', 1): 0, ('666660.570.13', 0): 2.470455556041973, ('666661.15-0.39', 0): 1, ('666661.240.08', 0): 1.07, ('661661.460.48', 2): 0, ('666661.161.09', 2): 0, ('666661.43-0.43', 1): 0.0, ('666661.61-0.19', 1): 0, ('666661.77-0.64', 0): 1, ('666660.70.32', 2): 0, ('666661.640.23', 0): 1.190701567, ('666661.760.64',</text:p>
      <text:p text:style-name="P1"><text:s/>0): 1.0, ('666661.490.84', 2): 0, ('666661.81-0.02', 0): 1, ('666661.721.19', 0): 1, ('666661.28-0.33', 1): 0, ('666660.880.02', 0): 1.0049, ('666660.580.06', 2): 0, ('666661.321.03', 2): 0, ('666660.581.05', 2): 0, ('666660.870.15', 2): 0.0, ('666660.96-0.07', 2): 0, ('666660.790.45', 0): 1, ('666660.79-0.06', 0): 1, ('666660.82-0.02', 2): 0, ('666661.20.68', 0): 1.0, ('666661.72-0.87', 1): 0, ('666661.580.77', 2): 0, ('666660.99-0.2', 0): 1, ('666661.240.35', 1): 0, ('666662.09-0.69', 2): 0, ('666660.641.27', 2): 0, ('666661.860.59', 0): 1.07, ('666661.90.23', 2): 0, ('666661.59-0.59', 0): 1, ('666661.62-0.69', 1): 0, ('666661.310.37', 2): 0, ('666660.971.89', 0): 1, ('666661.130.49', 0): 1.000673309, ('666661.7-0.08', 0): 1.0, ('666661.980.77', 1): 0, ('666661.291.31', 0): 1, ('666661.660.41', 0): 1.07, ('666661.480.26', 1): 0.0, ('666661.080.78', 0): 1.0, ('666661.30.78', 1): 0, ('666660.88-0.31', 1): 0, ('666661.54-0.55', 0): 1, ('666661.440.73', 0): 1.1197, ('666661.84-0.19', 2): 0, ('666661.671.12', 0): 1.00526701, ('666661.030.02', 1): 0.0, ('666661.660.28', 0): 1.0630000000000002, ('666661.210.59', 0): 1.0706174, ('666661.630.0', 2): 0.0, ('666660.871.1', 2): 0, ('666661.840.25', 1): 0, ('666662.15-0.81', 1): 0, ('666661.30.02', 1): 0.0, ('666661.840.37', 2): 0, ('666661.651.11', 2): 0, ('666661.96-0.59', 2): 0, ('666660.880.51', 0): 1.0, ('666661.76-0.5', 0): 1.0, ('666661.42-0.77', 0): 1, ('666660.940.07', 0): 1.0690089322999998, ('666660.890.09', 1): 0.07441, ('666661.94-1.13', 0): 1, ('666661.40.66', 0): 1.13741, ('666661.950.19', 0): 1.0, ('666661.320.36', 0): 1.25437920333, ('666661.260.81', 1): 0, ('666661.290.43', 1): 0, ('666660.690.09', 0): 1.0225946350000001, ('666660.80.18', 1): 0, ('666662.110.94', 1): -100, ('666661.850.69', 0): 1, ('666661.060.55', 0): 1.0871941, ('666660.950.4', 1): 0.09319709000000001, ('666661.490.58', 1): 0.1379, ('666661.340.4', 0): 1.07, ('666661.170.81', 1): 0, ('666661.091.1', 1): 0, ('666661.530.34', 1): 0.0567, ('666661.551.0', 2): 0, ('666661.250.71', 0): 1, ('666661.520.43', 0): 1.0, ('666661.56-0.26', 1): 0.0, ('666661.090.37', 0): 1.305397478938601, ('666661.040.59', 2): 0, ('666661.21.06', 1): 0, ('666660.52-0.07', 1): 0, ('666661.280.03', 2): 0, ('666661.370.25', 1): 0, ('666661.660.98', 0): 1.1336517000000002, ('666662.120.46', 2): 0, ('666661.40.57', 0): 1, ('666661.921.49', 0): 1, ('666660.890.38', 2): 0.0, ('666662.07-0.82', 0): 1, ('666661.61.66', 1): 0, ('666661.610.23', 2): 0, ('666661.00.32', 2): 0, ('666661.55-0.28', 0): 1, ('666660.970.39', 1): 0.0, ('666661.340.26', 2): 0, ('666662.010.84', 1): 0, ('666660.640.81', 2): 0, ('666661.680.56', 2): 0, ('666661.49-0.85', 1): 0, ('666661.690.99', 1): 0, ('666662.110.57', 0): 1.0, ('666662.010.76', 0): -9.100000000000001, ('666662.310.34', 1): 0, ('666660.85-0.08', 1): 0, ('666661.160.86', 1): 0, ('666661.720.92', 2): 0, ('666660.910.27', 2): 0, ('666660.620.1', 0): 1.3620531083406981, ('666662.160.3', 2): 0.0, ('666661.510.31', 1): 0, ('666661.210.02', 0): 1.0, ('666661.280.1', 0): 1.0099375871, ('666662.020.57', 2): 0, ('666661.821.04', 0): 1.0, ('666661.161.21', 2): 0, ('666661.810.38', 2): 0, ('666661.7-0.5', 2): 0, ('666661.861.03', 2): 0, ('666661.97-0.19', 0): 1.0, ('666661.070.44', 2): 0, ('666661.310.91', 1): 0, ('666661.93-0.42', 0): 1, ('666660.541.08', 0): 1, ('666660.340.0', 1): 0, ('666661.180.91', 0): 1.07, ('666661.62-0.28', 0): 1, ('666661.78-0.52', 2): 0.0, ('666660.60.27', 0): 1.212931403907082, ('666661.350.01', 1): 0.0, ('666661.850.31', 1): 0.1344530509, ('666661.140.67', 1): 0, ('666660.770.52', 0): 1.07, ('666662.190.26', 0): 1, ('666661.68-0.32', 2): 0, ('666661.77-0.22', 1): 0, ('666661.68-0.52', 1): 0.0, ('666660.090.01', 2): 0, ('666661.7-0.46', 2): 0, ('666661.420.45', 0): 1.41823998616589, ('666661.0-0.09', 0): 1, ('666660.810.06', 1): 0, ('666661.55-0.58', 0): 1, ('666661.30.62', 0): 1.124999, ('666660.960.08', 1): 0, ('661660.560.0', 1): 0, ('666660.730.13', 1): 0, ('666662.030.88', 1): 0, ('666661.490.99', 1): 0, ('666661.470.87', 2): 0.0, ('666661.840.09', 2): 0, ('666161.90.27', 2): 0, ('666661.850.77', 2): 0, ('666661.46-0.19', 2): 0, ('666660.40.04', 1): 0, ('666661.581.41', 2): 0, ('666662.050.41', 0): 1.0, ('666661.80.12', 0): 1.07931, ('666660.18-0.02', 1): 0, ('666661.51-0.5', 0): 1.0, ('666660.920.57', 2): 0.0, ('666661.80.89', 1): 0, ('666662.170.3', 1): -100, ('666660.810.2', 0): 1.7692519996282174, ('666662.270.59', 2): -100, ('666660.80.43', 0): 1, ('666661.30.15', 2): 0.0, ('666661.480.1', 0): 1.07, ('666661.10.26', 2): 0, ('666661.74-0.95', 1): 0, ('666661.040.76', 0): 1, ('666661.34-<text:soft-page-break/>0.77', 1): 0, ('666660.890.11', 2): 0, ('666661.39-0.18', 1): 0, ('666660.970.7', 0): 1, ('666660.910.75', 2): 0, ('666661.21-0.28', 2): 0, ('666661.13-0.33', 2): 0, ('166661.830.99', 0): 1, ('666661.980.27', 0): 1, ('666662.220.46', 0): 1.0, ('666661.03-0.79', 2): 0, ('666661.00.99', 1): 0, ('666661.270.67', 0): 1.0, ('666661.56-0.02', 2): 0, ('666661.930.3', 0): 1, ('666661.760.42', 0): 1.0630000000000002, ('666661.550.27', 0): 1.07, ('666661.520.69', 0): 1, ('666661.20.27', 1): 0, ('666661.730.64', 2): 0, ('666661.120.22', 2): 0, ('666661.99-0.22', 0): 1.07, ('666661.310.13', 0): 1.0528007410000002, ('666661.47-0.27', 1): 0, ('666662.10.26', 1): 0, ('666661.41-0.15', 1): 0, ('666661.580.88', 1): 0, ('666661.80.2', 2): 0, ('666661.890.6', 1): 0.0, ('666661.720.06', 1): 0, ('666661.780.94', 1): 0, ('666661.10.37', 2): 0, ('666661.26-0.02', 2): 0.0, ('666660.68-0.11', 1): 0, ('666660.751.67', 0): 1, ('666661.610.83', 0): 1, ('666661.08-0.26', 2): 0, ('666661.060.98', 2): 0, ('666660.79-0.12', 2): 0.0, ('666661.540.71', 2): 0, ('666661.04-0.64', 2): 0, ('666661.130.55', 0): 1.0801112345971673, ('666661.420.68', 0): 1.0049, ('666661.360.26', 0): 1.3363613040624218, ('666661.150.57', 1): 0.18429755029, ('666661.260.89', 2): 0, ('666660.76-0.55', 2): 0, ('666661.680.64', 1): 0, ('666661.120.18', 1): 0, ('666660.590.11', 0): 2.1001003364882522, ('666661.590.55', 2): 0, ('666662.28-0.32', 1): 0, ('666662.070.72', 0): 1, ('666661.460.78', 1): 0, ('666661.36-0.13', 2): 0, ('666661.220.27', 0): 1.375764273963512, ('666661.120.89', 0): 1.0, ('666661.250.79', 1): 0.0, ('666660.840.97', 0): 1.0, ('666661.89-0.66', 2): 0, ('666660.93-0.09', 0): 1.0, ('666661.60.93', 1): 0.0, ('666660.981.04', 0): 1, ('666661.780.57', 0): 1.0, ('666661.030.33', 0): 1.0636081389999998, ('666661.990.28', 1): 0, ('666661.14-0.36', 0): 1, ('666661.70.41', 0): 1.0, ('666660.630.2', 0): 2.764117942209038, ('666660.510.1', 1): 0.49504212213378096, ('666660.97-0.19', 2): 0.0, ('666661.980.63', 2): 0, ('666661.770.7', 1): 0, ('666660.6-0.1', 0): 1.0, ('666662.1-0.46', 1): 0, ('661660.210.03', 2): 0.1630540999202323, ('666662.010.29', 2): 0, ('666661.450.25', 1): 0, ('666660.980.03', 0): 1.14182, ('666660.780.51', 0): 1, ('661660.710.14', 0): 1, ('666661.55-0.57', 0): 1.0, ('666660.26-0.01', 1): 0.0, ('666660.481.71', 2): 0, ('666661.55-0.47', 1): 0, ('666660.380.09', 0): 2.50120108418316, ('666661.050.68', 0): 1, ('666660.630.39', 2): 0, ('666660.920.5', 0): 1.2218657, ('666661.37-1.37', 0): 1, ('666661.581.04', 0): 1.133, ('666661.040.49', 2): 0.142653, ('666660.350.09', 0): 1.4975579716772494, ('666660.811.8', 0): 1, ('666661.6-0.4', 1): 0.06999999999999999, ('666661.37-0.33', 0): 1, ('666661.510.39', 0): 1, ('666661.96-0.54', 2): 0, ('666661.72-0.08', 0): 1, ('666661.420.53', 0): 1.19901, ('666661.270.57', 2): 0, ('666661.510.07', 1): 0, ('666661.57-0.36', 2): 0, ('666660.971.04', 0): 1, ('666662.090.8', 2): 0, ('666660.56-0.14', 1): 0, ('666660.71.6', 1): 0, ('666661.230.55', 0): 1.07, ('666661.24-0.04', 2): 0.0, ('666661.80.48', 0): 1.0567000000000002, ('666661.45-0.1', 1): 0, ('666661.180.09', 2): 0, ('666661.231.26', 1): 0, ('666661.590.84', 1): 0, ('666661.080.42', 1): 0, ('666662.02-0.38', 1): 0, ('666661.771.03', 0): 1, ('666661.61-0.25', 0): 1, ('666661.93-0.74', 2): 0, ('666660.980.59', 1): 0, ('666661.870.65', 2): 0, ('666661.390.38', 0): 1.1946, ('666661.640.1', 0): 1, ('666661.370.93', 2): 0, ('666661.850.39', 2): 0.0, ('666661.38-0.13', 0): 1.0, ('666661.570.33', 0): 1.1946, ('666662.290.35', 1): 0, ('661661.940.74', 1): 0, ('666661.530.92', 1): 0, ('666662.140.74', 2): 0, ('666661.070.3', 2): 0.6696130173026937, ('666661.680.36', 1): 0, ('666661.85-0.16', 0): 1, ('666661.751.31', 2): 0, ('666661.551.28', 1): 0, ('666660.580.27', 0): 1.0632898, ('666661.29-0.5', 2): 0, ('666661.2-0.1', 1): 0, ('666661.990.36', 1): 0, ('666661.10.17', 1): 0.0, ('666661.231.37', 0): 1.0, ('666660.810.43', 0): 1.00441, ('666661.510.83', 0): 1, ('666661.441.27', 2): 0, ('666661.270.48', 0): 1.3088255154314261, ('666660.91.48', 2): 0, ('666660.361.39', 0): 1, ('666661.511.09', 2): 0, ('666661.53-0.56', 0): 1, ('666660.660.27', 2): 0, ('666661.83-0.08', 1): 0.0, ('666660.860.19', 2): 0, ('666661.410.67', 0): 1.133, ('666661.590.32', 1): 0, ('666661.161.32', 1): 0, ('666660.90.72', 2): 0, ('666661.87-0.12', 0): 16.5763, ('666661.40.06', 2): 0.19427955029, ('666661.581.28', 0): 1.0, ('666661.06-0.46', 0): 1, ('666661.050.41', 0): 1.223336729809242, ('666661.190.38', 0): 1.133, ('666661.160.11', 1): 0.0, ('666661.21-0.0', 1): 0, ('666661.51.28', 1): 0, ('666661.140.38', 0): 1.2574341869107717, ('666661.120.21', 2): 0, ('666661.730.41', 1): 0, ('666661.99-0.68', 1): 0, ('666661.460.49', 1): 0.0, ('666661.380.11', 0): 1.1379000000000001, ('666661.310.77', 0): 1, ('666661.060.28', 1): 0.0, ('666661.911.35', 1): -100, ('666661.62-0.4', 0): 1.0, ('666662.090.73', 1): 0, ('666661.81-0.1', 0): 1, ('666661.61.22', 0): 1, ('666661.830.18', 1): 0, ('666661.92-0.18', 0): 1, ('666660.650.13', 1): 0, ('666661.650.99', 0): 1, ('666660.48-0.12', 2): 0, ('666661.750.73', 0): 1.1426530000000001, ('666660.8-1.54', 0): 1, ('666661.260.34', 0): 1.0749, ('666661.330.1', 1): 0, ('666662.00.52', 2): 0.06999999999999999, ('666661.930.56', 0): 1.2570911,</text:p>
      <text:p text:style-name="P1"><text:soft-page-break/><text:s/>('666660.750.2', 1): 0.5579257985771151, ('666661.780.2', 0): 1.004431609, ('666661.77-0.12', 0): 1.0, ('666661.130.5', 0): 1.07441, ('666661.00.43', 2): 0.0, ('666661.13-0.92', 0): 1, ('666661.661.3', 1): 0, ('666661.4-0.34', 1): 0, ('666661.970.24', 0): 1.0, ('666661.640.33', 1): 0, ('666661.8-0.26', 0): 1, ('666660.570.3', 2): 0, ('266661.090.85', 0): 1, ('666661.870.84', 2): 0, ('666660.97-0.06', 1): 0, ('666662.010.56', 2): 0, ('666661.22-0.98', 0): 1, ('666661.521.03', 2): 0, ('666661.85-0.91', 0): 1, ('666661.460.02', 1): 0.0, ('666661.16-0.94', 2): 0, ('666660.980.28', 1): 0.0, ('666661.360.32', 0): 1.1447792997000001, ('166661.750.74', 1): 0, ('666661.280.56', 0): 1.0, ('666660.630.31', 1): 0.01139103, ('666661.62-0.52', 2): 0, ('666661.670.69', 2): 0, ('666661.830.69', 1): 0.0, ('666661.780.04', 2): 0.07441, ('666661.860.52', 0): 1.1426187, ('666661.49-0.15', 1): 0, ('666661.570.88', 0): 1.133, ('666660.880.38', 2): 0.059559425099999994, ('666662.020.37', 0): -9.030000000000001, ('666660.53-0.02', 0): 1.0575059100000002, ('666661.4-0.08', 2): 0, ('666661.7-0.03', 0): 1, ('666662.15-0.44', 2): 0, ('666661.110.27', 0): 1.0733623359114315, ('666661.790.29', 0): 1.1614114739999999, ('666660.86-0.16', 0): 1, ('666660.760.46', 1): 0, ('666661.40.46', 0): 1.0, ('666660.70.28', 2): 0, ('666661.110.85', 0): 1, ('666661.67-0.56', 0): 1, ('666661.77-0.05', 2): 0, ('666661.020.34', 0): 1.3630267520849197, ('666661.71-0.9', 0): 1, ('666661.68-0.33', 0): 1, ('666661.420.82', 2): 0, ('666661.10.41', 0): 1.194943, ('666661.70.29', 2): 0.0, ('666661.23-0.06', 0): 1.07, ('666661.48-0.15', 0): 1.0, ('666661.46-0.0', 2): 0, ('666661.870.41', 1): 0, ('666661.670.11', 0): 1.0, ('666661.52-1.57', 0): 1, ('666660.570.27', 2): 0, ('666611.67-0.43', 1): 0, ('666660.611.08', 2): 0, ('666660.560.02', 1): 0.10772999999999999, ('666661.141.22', 2): 0, ('666661.72-0.11', 0): 1, ('666660.780.15', 0): 1.3663644067517484, ('666661.82-0.51', 0): 1, ('666661.650.16', 2): 0, ('666661.440.47', 1): 0, ('666661.270.61', 2): 0.0, ('666661.74-0.64', 0): 1.0, ('666661.99-0.79', 0): 1, ('666661.05-0.73', 1): 0, ('666661.850.66', 0): 1.07, ('666661.681.49', 0): 1, ('666660.830.49', 1): 0, ('666661.010.04', 2): 0.2999654254079, ('666661.240.06', 2): 0, ('666661.52-0.26', 0): 1.07, ('666660.821.37', 0): 1, ('666661.490.24', 0): 1.072214618, ('666661.590.16', 1): 0.0, ('666660.690.11', 2): 0, ('666661.640.56', 0): 1, ('666661.05-0.06', 0): 1.0, ('666660.970.3', 0): 1.6382051744702764, ('666661.181.15', 0): 1, ('666660.490.08', 2): 0.0, ('666661.810.93', 2): 0, ('666661.380.35', 1): 0.06999999999999999, ('666660.480.04', 2): 0.06999999999999999, ('666662.17-0.43', 2): 0, ('666661.650.27', 2): 0, ('666660.860.41', 2): 0, ('666662.10.43', 0): 1, ('666661.790.37', 0): 1.2906259999999998, ('666661.650.7', 2): 0, ('666660.280.01', 2): 0.7172489204079924, ('666661.00.39', 2): 0, ('666661.110.25', 2): 0.20366076301312, ('666662.22-0.26', 1): 0, ('666661.690.58', 2): 0, ('666660.64-0.04', 0): 1.0, ('666661.72-0.46', 2): 0, ('666661.491.05', 1): 0, ('666661.350.46', 1): 0, ('666660.650.02', 0): 1.00468783, ('666661.560.7', 0): 1.133, ('666661.451.14', 0): 1, ('666661.620.78', 2): 0, ('666662.160.64', 2): 0, ('666661.241.78', 2): 0, ('666661.380.73', 2): 0, ('666661.85-0.08', 0): 21.752000000000002, ('666660.640.23', 0): 1.472665947837838, ('666661.18-0.05', 1): 0, ('666661.980.21', 2): 0, ('666660.831.35', 0): 1, ('666661.51.24', 1): 0, ('666661.63-0.59', 2): 0, ('666661.90.48', 1): 0.123669, ('666661.53-0.12', 2): 0, ('666660.920.27', 2): 0.0, ('666661.00.77', 0): 1.0, ('666661.02-1.34', 1): 0, ('666661.16-0.18', 2): 0, ('666661.38-0.25', 1): 0, ('666661.940.49', 1): 0, ('666662.010.4', 0): 1.0567000000000002, ('666660.72-0.44', 1): 0, ('666660.670.19', 0): 1.9722842347013962, ('666661.810.84', 0): 1, ('666661.08-0.02', 0): 1.0630000000000002, ('666661.970.44', 0): 1.0, ('666661.35-0.16', 1): 0.0, ('666661.750.71', 2): 0, ('666661.650.56', 0): 1.0, ('666661.890.33', 0): 1.0, ('666661.150.69', 0): 1, ('666661.180.66', 0): 1.0, ('666662.440.57', 1): -100, ('666660.810.51', 0): 1.0630000000000002, ('666660.970.27', 1): 0.0, ('666661.560.37', 2): 0, ('666661.37-0.21', 1): 0, ('666660.250.06', 0): 1.1162030148276378, ('666661.190.04', 2): 0, ('666662.09-0.36', 2): 0, ('666660.950.04', 1): 0.008956269000000001, ('666661.880.78', 2): -100, ('666661.840.51', 2): 0.0, ('666661.680.47', 2): 0, ('666661.330.08', 0): 1.07, ('666661.380.19', 1): 0.0, ('666660.630.05', 2): 0, ('666660.811.43', 0): 1, ('666660.780.66', 2): 0.0, ('666660.811.35', 1): 0, ('666662.07-0.61', 0): 1, ('666661.950.77', 0): 1.0749, ('666661.650.91', 1): 0, ('666661.740.53', 0): 1.0, ('666661.55-0.12', 2): 0, ('666661.440.27', 1): 0.12155963668569002, ('666661.30.69', 0): 1.07, ('666661.220.68', 0): 1.0, ('666661.680.84', 0): 1.0, ('666660.710.22', 0): 2.0294574394386267, ('666661.550.58', 2): 0, ('666661.50.13', 2): 0.0, ('661660.20.03', 0): 1, ('666661.43-0.44', 0): 1, ('666661.461.0', 2): 0, ('666661.880.94', 0): 1, ('666661.821.37', 0): 1, ('666661.240.53', 0): 1.0703087, ('666661.10.63', 2): 0.0, ('666661.920.16', 0): 100, ('666660.620.86', 1): 0, <text:soft-page-break/>('666660.831.3', 0): 1, ('666661.111.67', 2): 0, ('666661.49-0.04', 0): 1, ('166661.470.81', 1): 0, ('666662.0-0.89', 2): 0, ('666661.97-1.02', 1): 0, ('666660.86-0.08', 0): 1, ('666660.10.01', 1): 1.8898172347894635, ('666661.3-0.31', 2): 0, ('666660.310.02', 0): 1.7921796685299625, ('666661.280.42', 0): 1.3977898730210998, ('661661.150.21', 1): 0, ('666661.240.26', 1): 0, ('666660.61-0.37', 0): 1, ('666661.840.5', 1): 0.0, ('666661.10.69', 0): 1, ('666661.830.61', 0): 1.0567000000000002, ('666661.76-0.66', 2): 0, ('666661.780.67', 1): 0, ('666660.850.27', 2): 0, ('666661.520.66', 0): 1.07, ('666661.591.29', 0): 1, ('666661.480.25', 0): 1.0, ('666661.790.21', 1): 0, ('666660.58-0.04', 2): 0.0, ('666661.310.18', 0): 1.28814870014, ('666661.10.39', 2): 0, ('666661.440.74', 1): 0.0, ('666661.450.38', 1): 0, ('666661.20.5', 0): 1.2437990366000002, ('666661.01.94', 2): 0, ('666661.671.28', 2): 0, ('666661.50.01', 2): 0.0, ('666661.670.19', 1): 0, ('666662.04-0.59', 2): 0, ('666662.240.26', 2): 0, ('666661.661.07', 2): 0, ('666661.780.89', 0): 1.0, ('666661.20.39', 1): 0.128586074198722, ('666661.210.82', 1): 0, ('666661.680.9', 2): 0, ('666661.610.88', 0): 1, ('666661.990.4', 0): 1, ('666661.71.02', 2): 0, ('666660.940.61', 2): 0.0, ('666661.320.35', 1): 0, ('666661.640.03', 0): 1, ('666661.320.27', 2): 0, ('666660.961.13', 2): 0, ('666661.760.12', 2): 0, ('666661.570.41', 0): 1.00931, ('666661.11-0.12', 1): 0, ('666660.46-0.12', 0): 1, ('666660.410.15', 2): 0, ('666661.660.57', 1): 0, ('666661.83-0.15', 0): 1, ('666661.49-0.1', 2): 0, ('666661.470.69', 0): 1.07, ('666660.950.7', 0): 1.0, ('666661.760.02', 0): 1.0630000000000002, ('666661.230.15', 2): 0, ('666660.930.41', 2): 0.0, ('666661.240.79', 2): 0, ('666661.811.3', 0): 1.0, ('666662.170.78', 0): 1, ('666662.120.54', 0): -9.100000000000001, ('666660.870.33', 0): 1.497169704610542, ('666661.41.22', 1): 0, ('666660.80.27', 2): 0, ('666660.020.0', 0): 2.9813376347021534, ('666661.020.64', 1): 0, ('666661.93-0.34', 0): 1, ('666660.930.33', 2): 0.13257541033448086, ('666661.930.23', 0): 1.133, ('666660.860.49', 1): 0, ('666661.73-0.39', 0): 1, ('666661.60.52', 2): 0.1900087, ('666661.690.28', 0): 1.0749, ('666661.010.12', 2): 0.26229049, ('666661.240.82', 2): 0, ('666660.32-0.0', 0): 1.7356841028980974, ('666661.55-0.6', 0): 1, ('666660.960.37', 0): 1.351836108731014, ('666661.86-0.36', 2): 0, ('666661.170.2', 1): 0.3330924682106, ('666662.32-0.68', 0): 1, ('666661.030.67', 0): 1.07, ('666661.590.23', 1): 0, ('666661.380.65', 0): 1.0749, ('666660.910.34', 2): 0.40122517032423166, ('666661.91-0.33', 2): 0, ('666661.561.43', 0): 1, ('666661.571.34', 0): 1.0630000000000002, ('666661.130.72', 0): 1.14231, ('666661.320.79', 2): 0, ('666660.630.55', 0): 1, ('666660.971.9', 1): 0, ('666661.56-0.14', 2): 0.06999999999999999, ('666661.960.44', 0): 1.07, ('666661.060.1', 1): 0.133, ('666661.59-0.38', 0): 1.0, ('666661.460.12', 1): 0, ('666661.910.37', 1): 0.27696129999999997, ('666661.06-0.06', 2): 0.06999999999999999, ('666661.69-0.16', 2): 0, ('666661.660.8', 2): 0, ('666661.58-0.12', 2): 0, ('666661.520.95', 0): 1.141379, ('666660.861.51', 0): 1, ('666660.990.73', 1): 0.0, ('666661.561.22', 0): 1.0, ('666661.22-0.16', 1): 0, ('666661.31.53', 1): 0, ('666661.070.41', 1): 0, ('661660.520.08', 2): 0, ('666661.07-0.04', 2): 0.06999999999999999, ('666661.74-0.05', 0): 1.07931, ('666661.680.79', 2): 0, ('666661.671.2', 1): 0, ('666661.83-0.14', 1): 0, ('666661.310.29', 0): 1.1573753032689829, ('666661.140.68', 0): 1.133, ('666661.491.06', 2): 0, ('666661.18-0.08', 0): 1.07, ('666660.580.1', 1): 0, ('666662.19-0.72', 2): 0.0, ('666661.110.02', 2): 0.0, ('666661.68-0.57', 2): 0, ('666661.65-0.05', 1): 0, ('666661.610.67', 1): 0.06999999999999999, ('666662.26-0.26', 0): 1, ('666661.990.44', 2): 0, ('666661.451.31', 0): 1, ('666661.30.61', 1): 0, ('666660.740.08', 0): 1.0047187, ('666660.690.54', 0): 1, ('666661.430.74', 0): 1.1377187, ('661661.770.05', 1): 0, ('666661.850.44', 0): 1.07931, ('666661.38-1.06', 1): 0, ('666661.230.03', 1): 0.1197, ('666661.940.79', 1): 0, ('666660.40.03', 0): 1.2300063257507114, ('666661.220.08', 2): 0.06999999999999999, ('666660.420.1', 1): 1.0487557804289642, ('666661.6-0.21', 0): 1, ('666661.27-0.0', 1): 0, ('666660.98-0.19', 0): 1, ('666661.51-0.6', 1): 0, ('666660.780.34', 1): 0, ('666662.060.59', 0): 1.0, ('666661.16-1.06', 2): 0, ('666662.011.35', 0): 1, ('666660.840.2', 0): 1.625956342130075, ('666661.180.87', 1): 0, ('666661.0-0.33', 2): 0, ('666660.850.99', 1): 0, ('666662.07-0.63', 2): -100, ('666660.7-0.21', 0): 1.0, ('666660.820.3', 0): 1.3173191972734752, ('666661.480.6', 1): 0.06741000000000001, ('666660.961.88', 0): 1, ('666661.080.33', 0): 1.2062372394744618, ('666660.860.09',</text:p>
      <text:p text:style-name="P1"><text:s/>0): 1.5895342575208975, ('666661.510.67', 0): 1, ('666661.230.34', 0): 1.1503422007221853, ('666661.80.21', 0): 1.1897, ('666661.20.65', 2): 0.0, ('666661.290.68', 0): 1.1267, ('666661.450.52', 1): 0, ('666661.530.41', 2): 0, ('666661.720.9', 1): 0, ('666661.940.74', 1): 0, ('666660.970.53', 0): 1.0, ('666661.090.69', 0): <text:soft-page-break/>1.0630000000000002, ('666661.30.89', 2): 0, ('666660.640.09', 0): 1.19496701, ('666661.20.24', 0): 1.0, ('666661.750.37', 0): 1.1464926502900001, ('666661.880.69', 0): 1.0, ('616661.890.36', 2): 0, ('666661.750.41', 1): 0.25760651403129997, ('666661.220.67', 0): 1, ('666661.631.06', 1): 0.0, ('666661.740.31', 0): 1.07, ('666661.10.66', 0): 1, ('666660.650.56', 1): 0, ('666660.810.14', 1): 0.47136413611000005, ('666661.450.4', 0): 1.193715980367, ('666661.00.48', 2): 0.138270245832502, ('666661.30.05', 1): 1.94481e-05, ('666661.860.32', 0): 1.09075787, ('666661.560.47', 1): 0.138288619, ('666661.460.53', 1): 0, ('666660.86-0.04', 0): 1, ('666661.190.41', 0): 1.2896089732389, ('666661.250.36', 0): 1.0708244464105703, ('666661.240.4', 2): 0, ('666660.950.54', 0): 1, ('666661.51-0.69', 0): 1, ('666661.790.4', 0): 1.2158344688752, ('666661.130.52', 1): 0.0, ('666661.520.13', 0): 1.0092980738900001, ('666661.111.24', 1): 0, ('666661.06-0.25', 0): 1.0, ('666661.490.31', 0): 1.089560312754437, ('666660.960.79', 2): 0, ('666661.190.11', 0): 1, ('666660.80.69', 2): 0.06999999999999999, ('666661.121.08', 0): 1, ('666661.880.54', 2): 0, ('666660.82-0.14', 2): 0, ('666661.680.67', 0): 1.0, ('666661.690.7', 0): 1.0049, ('666661.570.83', 0): 1.07441, ('666661.640.29', 0): 1, ('666660.690.1', 1): 0, ('666661.840.62', 0): 1, ('666662.061.1', 0): 1, ('666661.160.75', 0): 1, ('666661.740.25', 1): 0, ('666661.24-0.91', 2): 0, ('666660.46-0.24', 2): 0, ('666660.851.56', 1): 0, ('666661.641.07', 2): 0, ('666661.941.39', 2): 0, ('666661.771.25', 0): 1, ('666661.180.57', 0): 1.0084178961999999, ('666660.8-0.02', 2): 0.06999999999999999, ('666661.28-0.11', 2): 0, ('666660.84-0.14', 0): 1, ('666661.050.34', 0): 1.1445110087736, ('666662.050.5', 0): -9.030000000000001, ('666661.470.32', 0): 1.212168473366948, ('666660.780.3', 0): 1.2451915158596192, ('666661.630.8', 1): 0, ('666661.260.73', 2): 0.0, ('666661.710.65', 2): 0.0, ('666660.910.49', 0): 1.20533709, ('666661.930.73', 0): 1.07, ('666660.651.51', 2): 0, ('666660.37-0.01', 0): 1.2458105004297906, ('666661.710.77', 1): 0, ('666661.770.94', 0): 1.0, ('666660.710.19', 2): 0.0, ('666661.040.31', 0): 1.3262421950182268, ('666661.620.4', 2): 0, ('666661.670.94', 0): 1, ('666661.70.17', 0): 1.08771546, ('666661.150.27', 0): 1.3527435386306663, ('666660.530.25', 0): 1, ('666661.940.5', 0): 1.0, ('666161.16-0.01', 0): 1, ('666662.110.52', 2): 0, ('666662.37-0.34', 1): 0, ('666660.750.28', 0): 1.184972720278395, ('666661.480.06', 2): 0, ('666660.430.02', 0): 1.07967701, ('666661.580.2', 2): 0.0, ('666661.911.23', 2): 0, ('666661.340.45', 2): 0, ('666661.041.12', 0): 1.07, ('666661.780.45', 1): 0, ('666661.570.08', 2): 0, ('666661.71-0.35', 1): 0, ('666661.69-0.9', 2): 0, ('666661.57-0.33', 1): 0.06999999999999999, ('666660.870.45', 2): 0, ('666660.370.08', 0): 2.5141749963504996, ('666661.821.14', 0): 1.0, ('666662.17-0.48', 2): 0, ('666661.73-0.23', 1): 0, ('666661.750.8', 0): 1.133, ('666662.08-0.34', 0): 1, ('666661.311.36', 1): 0.0, ('666661.24-0.22', 0): 1.07, ('666661.070.49', 0): 1.07931, ('666662.010.99', 0): 1, ('666661.86-0.27', 0): 1.07, ('666661.050.18', 0): 1.133, ('666662.010.62', 2): 0, ('666661.210.49', 1): 0, ('666660.66-0.01', 1): 0, ('666661.521.19', 2): 0, ('666661.62-0.27', 2): 0, ('666661.640.2', 1): 0, ('666661.320.83', 2): 0.0, ('666661.691.07', 1): 0.0, ('666661.39-0.13', 1): 0, ('666661.480.15', 0): 1.13741, ('666661.85-0.11', 1): 0.43402387, ('666661.580.24', 0): 1, ('666660.840.36', 0): 1.0180407612, ('666662.26-0.58', 1): 0, ('666661.78-0.03', 0): 1, ('666661.10.18', 0): 1.06741, ('666661.30.4', 0): 1.1972718970356073, ('666661.640.62', 0): 1.0049, ('666661.23-0.09', 2): 0, ('666660.861.02', 1): 0, ('666661.5-0.4', 1): 0, ('666661.620.14', 0): 1.2578183090000001, ('666660.25-0.04', 2): 0.06999999999999999, ('666662.071.11', 2): 0, ('666661.52-0.2', 0): 1, ('666660.631.94', 1): 0, ('666662.071.03', 1): 0, ('666662.040.65', 2): 0, ('666660.740.11', 1): 0, ('666660.90.45', 0): 1.2017668702175, ('666661.580.47', 0): 1, ('666661.250.13', 0): 1.1361915107, ('666662.150.68', 0): 1, ('666661.06-0.45', 1): 0, ('666661.0-0.14', 2): 0, ('666661.130.97', 1): 0.06999999999999999, ('666660.821.18', 0): 1, ('666661.490.05', 0): 1.07, ('666661.160.14', 2): 0, ('666661.21-0.3', 0): 1, ('666661.64-0.28', 0): 1, ('666661.140.37', 1): 0, ('666661.850.82', 2): 0.0, ('666661.730.44', 2): 0.0, ('666661.022.04', 1): 0, ('666661.810.76', 2): 0, ('666661.080.22', 1): 0, ('666661.661.08', 2): 0, ('666662.040.26', 2): 0, ('666660.410.07', 1): 0.785226552692963, ('666661.680.2', 0): 1.124999, ('666660.930.29', 1): 0, ('666661.940.62', 2): 0, ('666661.35-0.42', 2): 0, ('666660.8-0.37', 1): 0, ('666661.41.58', 0): 1, ('666661.461.84', 1): -100, ('666661.760.71', 2): 0, ('666662.040.34', 1): 0.0, ('666660.790.29', 2): 0, ('666661.690.32', 0): 1.07931, ('666660.80.07', 0): 1.136838959417069, ('666661.69-0.74', 1): 0, ('666661.810.48', 2): 0.06999999999999999, ('666661.30.18', 0): 1.281934411122, ('666661.310.3', 0): 1.3103971623459, ('666661.510.91', 1): 0, ('666661.560.12', 1): 0, ('666661.330.2', 0): 1.07931, ('666660.87-0.04', 0): 1.0749, ('666660.760.38', 2): 0.0, ('666660.360.07', 1): 1.4880365877520136, <text:soft-page-break/>('666660.750.1', 0): 1.6158008169305842, ('666661.73-0.49', 2): 0, ('666660.540.24', 1): 0, ('666661.780.33', 0): 1, ('666662.140.86', 1): 0, ('666661.130.2', 1): 0.17073, ('666661.090.25', 0): 1.3097189142983259, ('666661.85-0.32', 0): 1, ('666661.360.88', 1): 0.0, ('666661.80.9', 0): 1.07, ('666661.090.13', 1): 0.0, ('666661.910.45', 0): 1.07, ('666662.00.21', 2): 90.0, ('666661.390.62', 2): 0, ('666661.9-0.39', 0): 1.0, ('666661.590.42', 1): 0.0, ('666661.530.2', 2): 0.0, ('666661.59-0.01', 0): 1.133, ('666661.530.32', 2): 0, ('666662.1-0.37', 2): 0, ('666660.750.04', 1): 0, ('666660.36-0.01', 0): 1.51600334128471, ('666661.970.67', 0): 1, ('666661.280.49', 0): 1.139268361456, ('666661.360.23', 2): 0.0, ('666661.51-0.33', 1): 0, ('666661.440.1', 1): 0, ('666661.670.27', 0): 1.07, ('666661.920.63', 2): 0, ('666661.251.45', 0): 1, ('666660.620.09', 0): 1.2079160801267403, ('666661.64-0.54', 0): 1, ('666660.690.37', 2): 0, ('666661.211.47', 2): 0, ('666661.37-0.09', 0): 1.0, ('666661.570.95', 2): 0, ('666662.370.6', 1): 0, ('666661.82-0.54', 2): 0.063, ('666661.870.9', 1): 0, ('666661.060.03', 0): 1.11674593, ('666660.760.41', 0): 1, ('666661.66-0.84', 0): 1, ('666661.020.27', 0): 1.3382266848065119, ('666661.430.47', 1): 0.0, ('666661.480.28', 1): 0, ('666661.480.79', 0): 1.07, ('666662.150.42', 2): 0.0, ('666661.990.23', 1): 0.0, ('666660.510.25', 1): 0, ('666660.721.22', 0): 1, ('666661.410.23', 0): 1.1393599781, ('666661.95-0.2', 2): 0, ('666661.621.18', 1): 0, ('666661.3-0.08', 0): 1.1383704, ('666660.850.45', 1): 0.06999999999999999, ('666661.770.0', 1): 0.0, ('666660.560.01', 0): 1.133, ('666662.19-0.45', 0): 1, ('666661.380.43', 1): 0, ('666661.450.22', 1): 0.19493270999999998, ('666660.550.12', 0): 2.2886906922981116, ('666661.120.61', 0): 1.07, ('666660.391.53', 2): 0, ('666661.320.0', 0): 1.0, ('666661.25-0.16', 2): 0, ('666661.031.3', 0): 1, ('661660.190.03', 2): 0, ('666661.1-0.34', 2): 0, ('666660.480.13', 1): 0.0, ('666661.111.16', 1): 0, ('666660.880.48', 2): 0, ('661661.130.44', 1): 0, ('666661.430.86', 1): 0.06999999999999999, ('666661.141.19', 0): 1, ('666660.44-0.01', 0): 1.0630000000000002, ('666660.880.28', 1): 0.7466923585459889, ('666661.391.46', 2): 0, ('666661.170.28', 0): 1.154814243961398, ('666661.740.32', 1): 0.0, ('666661.290.97', 2): 0.06999999999999999, ('666660.430.16', 2): 0.0, ('666661.240.76', 2): 0, ('666661.371.4', 2): 0, ('666660.6-0.05', 1): 0, ('666660.98-0.01', 2): 0.06999999999999999, ('666661.430.16', 1): 0, ('666661.750.06', 1): 0.0, ('666661.270.33', 0): 1.1492880684609998, ('666661.44-0.05', 1): 0, ('666660.7-0.05', 2): 0, ('666661.44-0.64', 1): 0, ('666660.480.01', 1): 0.0, ('666661.80.45', 2): 0, ('666661.681.15', 0): 1.0, ('666660.911.31', 2): 0, ('666661.82-0.81', 0): 1, ('666661.631.15', 0): 1.0567000000000002, ('666661.740.79', 2): 0, ('666661.79-0.41', 0): 1, ('666661.030.6', 0): 1.0, ('666661.610.76', 1): 0, ('666660.831.59', 1): 0, ('666662.02-0.6', 1): 0, ('666661.210.41', 0): 1.1944770100000002, ('666660.66-0.09', 0): 1, ('666661.7-0.89', 1): 0, ('666661.360.09', 2): 0, ('666661.6-0.41', 1): 0, ('666661.99-0.49', 2): 0, ('666661.38-0.16', 2): 0, ('666661.570.34', 2): 0.06999999999999999, ('666661.710.42', 0): 1.07, ('666660.40.12', 0): 1.4546499923980556, ('616661.490.64', 2): 0, ('666661.18-0.06', 0): 1.0049, ('666661.531.25', 1): 0, ('666661.071.67', 0): 1, ('666661.85-0.19', 2): 0, ('666661.670.14', 0): 1.0567000000000002, ('666661.630.59', 2): 0, ('666661.420.39', 1): 0.19411, ('666660.891.81', 1): 0, ('666660.72-0.12', 1): 0, ('666660.960.07', 2): 0, ('666661.240.47', 0): 1.133, ('666661.420.77', 0): 1, ('666661.010.2', 0): 1.0796187, ('666661.960.45', 1): 0.06741, ('666661.38-0.26', 0): 1, ('666662.30.19', 2): 0, ('666661.590.62', 0): 1.079674609, ('666660.841.3', 2): 0.06999999999999999, ('666660.450.19', 2): 0.0, ('666661.480.39', 1): 0.0, ('666661.68-0.29', 0): 1, ('666660.960.5', 0): 1.2202291000000003, ('666661.180.71', 0): 1.133, ('666661.861.1', 0): -100, ('666661.96-0.6', 0): 1, ('666661.650.51', 1): 0, ('666661.250.61', 0): 1.130669, ('666661.460.04', 1): 0.0, ('666661.741.28', 2): -100, ('666660.90.03', 1): 0, ('666660.740.19', 0): 1.4709931360906014, ('666660.60.74', 2): 0, ('666661.140.59', 0): 1, ('666661.070.07', 2): 0, ('666661.73-0.04', 1): 0, ('666661.030.51', 0): 1.1848225876244998, ('666660.550.21',</text:p>
      <text:p text:style-name="P1"><text:s/>2): 0, ('666661.50.79', 1): 0, ('666661.29-0.86', 0): 1.0, ('666661.61-0.36', 1): 0.0, ('666661.28-0.88', 2): 0, ('666661.310.24', 0): 1.0752598, ('666661.460.22', 0): 1.075361139, ('666661.060.23', 1): 0, ('666661.240.99', 0): 1, ('666661.180.37', 2): 0.0779821, ('666661.79-0.69', 0): 1, ('666661.830.13', 1): 0, ('666662.121.06', 1): 0, ('666661.98-0.3', 0): 1, ('666661.55-0.17', 1): 0, ('666661.131.05', 0): 1.0, ('666660.710.35', 0): 1.143777886259, ('666661.260.23', 1): 0, ('666661.55-0.07', 0): 1, ('666661.8-0.09', 0): 1.07995509039, ('666660.40.0', 0): 1.1379000000000001, ('666661.20.3', 0): 1.2220155751224577, ('666662.070.32', 2): 0, ('666661.180.04', 2): 0, ('666661.811.15', 1): 0.0, ('666661.940.64', 2): 0, ('666661.83-0.17', 0): 1, ('666661.73-<text:soft-page-break/>0.84', 2): 0, ('666661.820.15', 0): 1.0, ('666660.910.52', 1): 0.0, ('666661.52-1.09', 1): 0, ('666661.851.18', 0): 1, ('666661.271.11', 0): 1, ('666661.970.23', 2): 0.0, ('666661.640.38', 1): 0, ('666661.160.0', 2): 0.07520870000000002, ('666660.86-0.07', 2): 0, ('666661.870.81', 0): 1.17773, ('666661.381.32', 0): 1, ('666662.20.64', 2): -100, ('666661.94-0.45', 0): 1.07, ('666661.561.01', 0): 1.0, ('616661.850.37', 0): 1, ('666660.96-1.02', 0): 1, ('666661.751.34', 2): 0, ('666661.561.4', 0): 1, ('666661.780.64', 0): 1.0049, ('666660.850.22', 1): 0.5205487607707858, ('666660.78-0.58', 0): 1, ('666660.61.03', 1): 0.0, ('666661.4-0.81', 1): 0, ('666661.49-0.5', 2): 0, ('666660.60.05', 1): 0, ('666661.850.17', 2): 0.0, ('666661.930.62', 0): 1, ('666662.02-0.22', 1): 0, ('666661.72-0.16', 0): 1.0039690000000001, ('666660.960.25', 0): 1.5115953435247549, ('666662.130.31', 2): 0, ('666662.30.49', 2): 0, ('666660.90.26', 0): 1.3355850452016729, ('666662.080.49', 2): 0, ('666661.540.53', 1): 0, ('666161.55-0.22', 0): 1, ('666661.150.24', 1): 0, ('666661.630.76', 2): 0.0, ('666661.1-0.42', 2): 0, ('666660.680.37', 1): 0, ('616660.550.18', 0): 1, ('666661.860.5', 1): 0, ('666661.20.51', 2): 0, ('666661.381.61', 0): 1, ('666660.67-0.15', 1): 0, ('666661.620.17', 1): 0, ('666660.990.81', 1): 0, ('666661.790.9', 0): 1.0630000000000002, ('666661.60.43', 2): 0.0, ('666661.440.88', 1): 0, ('666660.360.04', 0): 1.2425748706012405, ('666660.50.01', 0): 1.06745599, ('666660.970.15', 2): 0, ('666661.230.68', 0): 1, ('666661.060.53', 2): 0.1350984481, ('666660.770.05', 1): 0, ('666661.64-0.06', 0): 1.0, ('666661.49-0.4', 1): 0, ('666661.340.2', 2): 0.123669, ('666660.610.11', 0): 2.09824602613211, ('666661.110.73', 0): 1.0, ('666660.540.05', 1): 0, ('666661.010.64', 0): 1, ('666660.990.05', 2): 0, ('661660.750.15', 0): 1, ('666661.52-0.23', 2): 0, ('666661.070.67', 1): 0, ('666660.970.75', 1): 0, ('666660.650.31', 1): 0, ('666661.410.27', 2): 0.0, ('666661.640.53', 2): 0, ('666661.41.21', 0): 1, ('666660.80.22', 1): 0, ('666660.670.23', 2): 0.0, ('666661.03-0.22', 2): 0, ('666660.620.32', 0): 1, ('666662.070.23', 0): 1, ('666660.86-0.1', 1): 0, ('666661.080.16', 2): 0.2328618474, ('666661.660.92', 2): 0.06999999999999999, ('666661.74-0.85', 2): 0, ('666660.910.42', 0): 1.075265170834, ('666661.231.29', 2): 0, ('666661.580.39', 0): 1.1709018183185174, ('666661.420.73', 2): 0, ('666661.331.24', 1): 0, ('666660.360.13', 0): 1, ('666661.00.34', 0): 1.3171140199705909, ('666661.460.85', 0): 1, ('666661.03-0.16', 2): 0, ('666660.980.0', 0): 1, ('666660.650.05', 2): 0, ('666660.730.23', 0): 1.9191520540411438, ('666662.12-0.48', 2): 0, ('666661.380.76', 0): 1, ('666660.65-0.04', 1): 0.0, ('666661.970.76', 2): 0, ('666661.670.05', 2): 0, ('666660.990.52', 2): 0.25004, ('666661.820.36', 2): 0.235627, ('666661.930.47', 1): 0, ('666661.280.28', 1): 0.07067570999999999, ('666660.920.22', 0): 1.6970914327565936, ('666660.630.56', 1): 0, ('666660.420.15', 2): 0.008634721004837502, ('666661.64-0.17', 0): 1, ('666661.060.2', 0): 1.2536111920300002, ('666661.390.25', 2): 0.29702185725198, ('666661.370.82', 0): 1.2348569999999999, ('666660.450.11', 1): 0.0, ('666661.160.54', 0): 1.0829687245800002, ('666661.120.42', 2): 0.0, ('666661.170.5', 2): 0, ('666661.160.44', 1): 0, ('666661.920.9', 1): -10.0, ('666661.830.51', 2): 0, ('666661.890.36', 2): 0, ('666661.810.36', 0): 1.0775641999999999, ('666661.320.21', 0): 1.0, ('666661.281.41', 1): 0, ('666661.740.06', 1): 0, ('666660.510.02', 2): 0, ('666661.720.55', 0): 1.14672, ('666661.521.12', 2): 0, ('666661.690.13', 0): 1.0049, ('666661.330.07', 2): 0, ('666661.14-0.11', 0): 1, ('666661.790.59', 0): 1.07, ('666662.19-0.57', 1): 0, ('666662.140.37', 0): 1, ('666661.71-1.74', 2): 0, ('666661.41-0.05', 1): 0, ('666662.2-0.5', 0): 1, ('666661.030.44', 2): 0, ('666660.790.35', 0): 1.2291951480049, ('666662.11-0.38', 2): 0, ('666661.1-0.16', 2): 0, ('666661.20.95', 0): 1, ('666661.78-0.08', 0): 1.0749, ('666660.050.0', 0): 2.3056728747226973, ('666661.470.81', 0): 1, ('666661.020.04', 0): 1.10645919120928, ('666661.020.74', 2): 0, ('666661.440.62', 1): 0, ('666661.790.83', 2): 0, ('666661.33-0.19', 0): 1.07, ('666660.830.59', 0): 1, ('666660.260.0', 2): 0, ('666661.880.91', 2): 0, ('666661.620.45', 2): 0, ('666661.090.9', 1): 0, ('666661.6-0.22', 1): 0, ('666661.16-1.15', 2): 0, ('666661.240.54', 2): 0, ('666661.581.16', 0): 1.0, ('666661.51-0.3', 2): 0, ('666661.410.5', 0): 1.202979, ('666661.6-0.56', 2): 0, ('666661.461.08', 2): 0, ('666661.59-0.32', 2): 0, ('666660.670.01', 0): 1.08159389, ('666661.3-0.26', 1): 0, ('666661.460.82', 1): 0.0, ('666660.870.64', 2): 0, ('666661.510.16', 0): 1, ('666661.43-0.08', 0): 1.07, ('666660.60.9', 2): 0, ('666661.290.77', 0): 1, ('666661.690.16', 1): 0, ('666661.220.19', 2): 0, ('666660.990.26', 0): 1.1628208305882368, ('666661.671.42', 0): 1, ('666660.890.61', 1): 0, ('666661.240.21', 1): 0, ('666660.790.13', 2): 0, ('666662.05-1.29', 2): 0, ('666660.941.76', 0): 1, ('666661.90.21', 1): 0, ('666661.471.19', 2): 0.0, ('666661.570.69', 0): 1, ('666662.050.95', 2): 0, ('666661.030.91', 0): 1, ('666660.440.02', 1): 0, ('666660.720.3', 0): 1.4712179098648652, ('666661.85-0.26', <text:soft-page-break/>0): 1, ('666661.420.5', 0): 1.3061421822900001, ('666661.67-0.48', 1): 0, ('666661.420.13', 1): 0.0, ('666661.780.23', 1): 0, ('666660.940.53', 2): 0, ('666661.390.02', 0): 1, ('666661.021.9', 2): 0, ('666661.370.08', 2): 0, ('666661.350.8', 2): 0, ('666661.31-0.11', 0): 1, ('666661.660.05', 0): 1.0, ('666661.150.37', 0): 1.3545932662300002, ('666660.31-0.05', 2): 0, ('666660.820.27', 0): 2.204898236683474, ('661660.530.08', 0): 1, ('666661.770.53', 0): 1.0, ('666661.40.12', 2): 0, ('666661.930.95', 1): 0, ('666661.250.35', 1): 0, ('666660.970.05', 1): 0, ('666661.471.04', 2): 0, ('666661.151.14', 0): 1, ('666661.570.73', 1): 0, ('666661.930.32', 0): 1.1379000000000001, ('666660.74-0.05', 2): 0, ('666661.850.4', 1): 0.08250676, ('666661.550.56', 2): 0, ('666661.190.12', 1): 0.0, ('666661.32-0.08', 1): 0, ('666660.831.75', 2): 0, ('666661.070.88', 0): 1, ('666602.11-0.45', 1): 0, ('666661.840.61', 1): 0, ('666661.970.3', 1): 0, ('666660.57-0.04', 0): 1.0, ('666661.960.32', 0): 1.071379, ('666661.80.05', 0): 1.07, ('666661.480.72', 0): 1.0, ('666661.440.33', 0): 1.20522608352799, ('666660.870.34', 2): 0.0, ('666661.132.14', 0): -100, ('666660.670.51', 2): 0, ('666661.260.15', 0): 1.073969, ('666661.050.37', 1): 0.18115929245910445, ('666661.530.19', 2): 0, ('666660.78-0.23', 0): 1, ('666661.090.46', 1): 0, ('666661.55-0.68', 1): 0, ('666660.821.41', 2): 0, ('666661.470.31', 1): 0, ('666661.3-0.03', 0): 1.07, ('666661.340.0', 2): 0, ('616661.770.68', 0): 1, ('666661.35-0.22', 0): 1.0, ('666661.010.23', 1): 0.17241645897000002, ('666661.040.26', 0): 1.7460331962231035, ('666660.920.11', 0): 1.3617921308897, ('666661.010.19', 0): 1.07391811, ('666661.711.11', 2): 0.0, ('666661.750.65', 1): 0, ('666661.00.29', 1): 0.5474141335316286, ('666661.55-0.3', 2): 0, ('666661.640.19', 0): 1.0, ('666661.350.49', 2): 0.0567, ('666661.370.17', 0): 1.0, ('666660.931.52', 0): 1, ('666661.65-0.15', 2): 0.06999999999999999, ('666661.250.3', 0): 1.1683113284642572, ('666661.650.47', 0): 1.07, ('666661.560.27', 1): 0.0, ('666661.220.36', 0): 1.57538074668042, ('666661.84-0.05', 0): 1, ('666661.750.44', 2): 0, ('666660.270.01', 0): 1.2636073890004875, ('666660.830.98', 1): 0, ('666661.180.77', 1): 0, ('666661.5-0.57', 2): 0, ('666661.610.84', 2): 0, ('666661.681.18', 0): 1, ('666661.231.28', 1): 0, ('666661.070.46', 1): 0.0, ('666661.52-0.87', 1): 0, ('666661.480.95', 1): 0, ('666661.04-1.0', 1): 0, ('666660.680.23', 0): 1.925089175460645, ('666660.730.38', 2): 0, ('666661.71-0.11', 0): 1.0, ('666661.21-0.02', 0): 1.07, ('666660.94-0.13', 0): 1, ('666661.072.06', 0): 1, ('666661.610.31', 2): 0, ('666661.110.33', 1): 0.0, ('661661.870.37', 2): 0, ('666661.810.02', 0): 6.6196, ('666660.840.35', 1): 0, ('666661.411.03', 2): 0, ('666661.690.51', 0): 1.0749, ('666661.290.29', 1): 0.0, ('666661.960.24', 0): 1, ('666660.950.23', 2): 0, ('666661.330.42', 0): 1.075246310979, ('666661.390.84', 2): 0, ('666662.01-1.23', 1): 0, ('666661.75-0.0', 2): 0, ('666660.890.55', 1): 0, ('666661.75-0.11', 0): 1.07, ('666661.770.04', 2): 0.06999999999999999, ('666661.550.3', 1): 0.0, ('661661.360.15', 1): 0, ('666661.530.17', 1): 0.0, ('661660.320.04', 2): 0, ('666660.660.06', 1): 0, ('666661.580.54', 0): 1, ('666660.970.32', 0): 1.5503794846992776, ('666660.740.12', 0): 2.151930246272295, ('666660.90.42', 1): 0, ('666661.44-1.13', 2): 0, ('666661.91.2', 2): 0, ('666661.51-0.52', 0): 1, ('666661.270.16', 0): 1.07, ('666661.361.41', 2): 0, ('666661.470.05', 0): 1.0, ('666660.61-0.01', 0): 1.0, ('666661.710.19', 0): 1, ('666661.281.74', 0): 1, ('666661.721.04', 0): 1.07, ('666660.280.0', 1): 0.0038069621425481986, ('666661.240.29', 2): 0, ('666660.50.24', 0): 1, ('666661.40.83', 0): 1.179109, ('666660.571.08', 2): 0, ('666662.030.42', 0): 1.133, ('666662.060.25', 2): 0, ('666661.421.3', 1): 0, ('666661.570.61', 1): 0.138288619, ('666660.650.23', 2): 0, ('666661.330.64', 2): 0, ('666660.970.56', 2):</text:p>
      <text:p text:style-name="P1"><text:s/>0.1897, ('666661.330.55', 2): 0, ('666661.350.68', 0): 1.1897, ('666661.310.0', 1): 0, ('666661.430.52', 1): 0, ('666661.20.29', 2): 0.0, ('666661.140.09', 2): 0, ('666661.491.35', 1): 0, ('666661.730.76', 2): 0, ('666661.441.59', 1): 0, ('666661.79-0.25', 2): 0, ('666661.18-0.67', 0): 1, ('666661.950.26', 0): 1.07, ('666662.17-0.79', 0): 1, ('666661.54-0.34', 0): 1.07, ('666662.190.62', 2): 0, ('666661.360.93', 1): 0, ('666661.00.45', 0): 1.3035887614200001, ('666661.95-0.54', 2): 0, ('666662.130.94', 1): 0, ('666661.320.05', 1): 0.0012382299999999999, ('666662.330.57', 0): 1.0, ('666661.75-1.8', 1): 0, ('666661.661.06', 0): 1, ('666662.120.27', 0): 1, ('666661.16-0.92', 0): 1, ('666660.950.53', 2): 0, ('666661.760.05', 1): 0.0, ('666661.360.34', 2): 0.078180280997, ('666660.131.39', 2): 0, ('666660.130.02', 0): 1.1351861632965763, ('666662.060.46', 2): 0, ('666661.61-0.63', 2): 0, ('666661.190.1', 0): 1.1402892126300002, ('666662.180.69', 0): 1, ('666661.260.08', 1): 0, ('666660.970.45', 0): 1.2411163130453, ('666660.96-0.12', 2): 0, ('666661.840.17', 0): 1.06741, ('666660.53-0.08', 2): 0, ('666661.57-0.09', 0): 1.0, ('666660.630.15', 2): 0.0, <text:soft-page-break/>('666661.60.4', 0): 1.410591354699986, ('666661.480.66', 0): 1, ('666661.66-0.87', 1): 0, ('666661.130.19', 0): 1.1241100000000002, ('666660.920.04', 1): 0, ('666660.69-0.1', 1): 0, ('666661.581.4', 0): 1, ('666661.420.84', 0): 1, ('666662.080.42', 2): -100, ('666661.291.75', 0): -100, ('666661.241.48', 1): 0, ('666661.621.02', 2): 0, ('666612.17-0.73', 1): 0, ('666661.860.06', 0): 100, ('666661.690.45', 0): 1, ('666661.3-0.15', 2): 0, ('666660.890.32', 2): 0.7194220396686062, ('666661.51.01', 2): 0, ('666661.410.48', 0): 1.348868638903339, ('666661.571.08', 1): 0, ('666661.620.1', 0): 1.0, ('666660.550.11', 1): 0.0, ('666661.611.01', 1): 0, ('666661.780.13', 0): 1.0, ('666661.71-0.75', 0): 1, ('666661.711.33', 1): -100, ('666661.41-0.34', 1): 0, ('666661.4-0.17', 0): 1, ('666660.590.35', 1): 0, ('666661.43-0.19', 2): 0, ('666661.321.04', 1): 0, ('666661.170.11', 0): 1, ('666661.340.59', 0): 1.0, ('666660.430.05', 2): 0, ('666661.660.59', 0): 1.0, ('666660.240.01', 1): 0, ('666661.810.41', 0): 1.3298833223, ('666661.920.49', 0): 1.0567000000000002, ('666661.821.42', 0): 1, ('666661.230.0', 2): 0, ('666661.070.57', 0): 1.2657755807000002, ('666662.05-0.23', 0): -100, ('666662.090.83', 0): 1, ('666661.59-0.4', 2): 0.0, ('666660.810.4', 2): 0, ('666661.57-0.34', 1): 0.0, ('666661.891.2', 0): -100, ('666661.571.18', 2): 0, ('666661.640.92', 2): 0, ('666661.02.04', 0): 1, ('666661.360.49', 0): 1.06826701, ('666661.480.47', 1): 0.0, ('666661.61.08', 1): 0.0, ('662660.960.27', 0): 1, ('666660.860.47', 0): 1.0, ('666661.141.47', 2): 0, ('666661.80.13', 1): 0, ('666660.960.74', 2): 0, ('666661.610.75', 0): 1.08454124, ('666661.86-0.22', 2): 0, ('666661.210.46', 1): 0, ('666661.210.16', 1): 0, ('666661.410.18', 1): 0, ('666660.56-0.1', 0): 1, ('666661.710.45', 1): 0.0, ('666661.810.16', 0): 1.0, ('666661.85-0.02', 2): 100, ('666660.640.25', 2): 0.2611118246859161, ('666662.140.76', 1): -100, ('666661.531.26', 0): 1, ('666661.120.52', 0): 1.07, ('616661.430.46', 2): 0, ('666661.420.36', 0): 1.1990100000000001, ('666661.290.21', 0): 1.1379000000000001, ('666661.640.49', 2): 0, ('666661.30.1', 2): 0.07931464948848, ('666661.06-0.08', 1): 0, ('666661.44-0.31', 0): 1.07, ('666662.31-0.28', 1): 0, ('666661.960.96', 2): 0, ('666661.970.42', 2): 0, ('666661.250.62', 1): 0.0, ('666661.110.54', 0): 1.0049448987, ('666661.47-0.81', 0): 1, ('666661.250.16', 2): 0, ('666660.551.66', 1): 0, ('666660.420.05', 0): 1.0595393519, ('666661.81.35', 1): 0, ('666661.150.02', 1): 0, ('666661.74-0.9', 1): 0, ('666661.260.6', 2): 0.0804195, ('666661.831.05', 2): 0, ('666661.90.37', 0): 1.024564582, ('666660.30.04', 2): 0, ('666661.080.29', 1): 0, ('666661.190.29', 1): 0, ('666661.870.17', 2): 0, ('666660.660.63', 2): 0, ('666660.28-0.06', 0): 1, ('666661.741.04', 0): 1.0, ('666661.00.07', 1): 0.0, ('666661.60.65', 2): 0, ('666661.460.64', 0): 1.07, ('666661.04-0.6', 2): 0, ('666661.85-0.0', 0): 100, ('666661.17-0.85', 0): 1, ('666660.850.52', 1): 0, ('666661.30.39', 0): 1.2964232784425498, ('666661.10.06', 0): 1.0, ('666660.561.07', 2): 0, ('666660.710.28', 2): 0, ('666661.261.15', 2): 0, ('666662.0-0.76', 2): 0, ('666661.320.93', 1): 0, ('666660.910.11', 0): 1.4342936051750312, ('666661.380.23', 2): 0, ('666661.53-0.43', 1): 0, ('666661.78-1.01', 0): 1, ('666660.750.4', 2): 0.0, ('666661.850.37', 1): 0.0, ('666660.540.23', 1): 0, ('666662.030.8', 0): 1, ('666661.770.42', 0): 1.14329441, ('666661.87-0.4', 2): 0, ('666661.090.22', 2): 0, ('666661.33-0.2', 0): 1.0, ('666661.97-0.54', 2): 0, ('666661.820.16', 1): 0.0, ('666662.260.46', 2): -100, ('666661.72-0.24', 1): 0, ('666661.27-0.32', 0): 1.0, ('666661.851.21', 0): 1, ('666661.43-0.34', 0): 1, ('666661.390.44', 2): 0.26734093220099997, ('666661.870.86', 1): 0.0, ('666661.790.35', 2): 0, ('666661.750.26', 2): 0, ('666661.191.05', 1): 0, ('666660.720.08', 2): 0, ('666661.93-0.25', 2): 0, ('666661.950.64', 2): 0, ('666661.280.44', 2): 0, ('666661.220.16', 2): 0.193669, ('666660.920.46', 2): 0, ('666661.94-0.46', 1): 0, ('666661.971.08', 0): 1, ('666661.92-0.47', 2): 0, ('666662.230.42', 0): 1, ('666661.670.3', 2): 0, ('666661.521.26', 0): 1, ('666660.77-0.08', 1): 0, ('666661.010.89', 1): 0, ('666661.461.25', 1): 0.0, ('666661.37-0.04', 2): 0.0, ('666661.4-0.82', 0): 1, ('666661.69-0.23', 2): 0, ('666661.091.39', 2): 0, ('666661.761.01', 2): 0, ('666661.930.61', 1): 0.0, ('666661.60.29', 1): 0.07441, ('666661.72-0.15', 1): 0, ('666662.06-0.77', 0): 1, ('666661.360.2', 2): 0.07960727810000001, ('666661.730.5', 1): 0, ('666661.72-0.61', 2): 0, ('666661.670.77', 0): 1.013181, ('666661.410.37', 1): 0.0, ('666662.07-0.32', 2): 0, ('666660.641.22', 2): 0, ('666661.141.4', 2): 0, ('666661.561.16', 0): 1, ('666661.17-1.11', 2): 0, ('666661.730.02', 2): 0, ('666661.770.19', 0): 1.0, ('666661.771.38', 2): 0, ('666661.22-0.03', 2): 0, ('666662.010.23', 2): 0, ('666661.380.44', 1): 0.20627171901669267, ('666661.51.09', 1): 0, ('666661.39-0.21', 0): 1.0, ('666661.540.3', 0): 1.12376637217, ('666661.25-0.09', 1): 0.0, ('666661.650.87', 2): 0, ('666661.251.53', 0): 1, ('666661.630.97', 2): 0.0, ('666661.451.65', 2): -100, ('666661.23-0.93', 0): 1, ('666661.45-0.33', 1): 0, ('666660.680.42', 0): 1, ('666661.260.71', 0): 1.0, ('666661.230.47', 0): 1, <text:soft-page-break/>('666661.370.42', 1): 0.13998409396723988, ('666661.690.07', 2): 0, ('666660.72-0.11', 2): 0, ('666661.64-0.05', 1): 0.0, ('666661.480.38', 0): 1, ('666660.890.28', 2): 0, ('666661.321.1', 1): 0, ('666661.290.86', 1): 0, ('666661.771.0', 0): 1, ('666661.850.08', 0): 8.0, ('666661.910.19', 0): 1.0, ('666661.490.89', 1): 0, ('666661.430.19', 1): 0.19901000000000002, ('666661.61-0.54', 2): 0, ('666660.530.15', 2): 1.6148444833819986, ('666661.750.01', 1): 0.0, ('666661.01-0.09', 1): 0, ('666660.631.33', 1): 0, ('666660.480.12', 0): 2.424691366232918, ('666660.47-0.02', 0): 1.2266471983538, ('666661.790.67', 0): 1, ('666660.620.31', 1): 0.000885969, ('666660.480.06', 1): 0, ('666661.9-0.2', 0): 1.07, ('666661.380.98', 0): 1.0, ('666660.990.4', 0): 1.1748880045983, ('666661.381.77', 1): 0, ('666660.910.78', 2): 0.0, ('666661.660.67', 2): 0, ('666661.290.33', 0): 1.3720046312485301, ('666661.611.7', 0): 1, ('666661.580.66', 0): 1.14698019, ('666661.30.52', 2): 0, ('666660.960.39', 2): 0.33682472480727, ('666661.90.82', 2): -9.937, ('666661.640.12', 0): 1.1267, ('666661.22-0.1', 1): 0, ('666161.820.06', 2): 0, ('666661.370.18', 0): 1.2241421000000001, ('666661.570.54', 0): 1.0, ('666661.380.71', 1): 0.0, ('666660.87-1.06', 0): 1, ('666661.970.73', 1): 0, ('666661.970.88', 1): 0, ('666661.61-0.45', 2): 0.06999999999999999, ('666661.320.73', 0): 1, ('666660.630.53', 2): 0, ('666661.84-0.08', 0): 3.1105700000000005, ('666660.970.67', 0): 1, ('666660.70.15', 0): 1.6062541728152464, ('666661.590.65', 2): 0.063, ('666660.610.3', 1): 0.0, ('666661.010.92', 2): 0, ('666661.281.36', 0): 1.0, ('666660.450.12', 0): 2.1558094020991696, ('666660.870.5', 0): 1.07, ('666661.160.21', 1): 0, ('666661.00.81', 2): 0, ('666660.860.13', 2): 0, ('666661.87-0.82', 2): 0, ('666660.791.03', 2): 0, ('666661.180.74', 2): 0, ('666661.51-0.08', 1): 0, ('666661.281.42', 0): 1, ('666660.920.63', 2): 0.0, ('666661.050.26', 0): 1.757544723596244, ('666661.170.46', 1): 0.138243, ('666661.01-0.21', 1): 0, ('666661.661.13', 0): 1.0, ('666661.61-0.31', 1): 0, ('666661.680.82', 1): 0, ('666661.16-0.05', 1): 0, ('666661.65-0.37', 0): 1, ('666661.68-0.89', 1): 0, ('666661.09-0.32', 1): 0, ('666661.88-0.29', 2): 0, ('666661.84-0.62', 2): 0, ('666662.070.4', 2): 0, ('666661.020.03', 1): 0, ('666661.730.22', 1): 0, ('666660.84-0.08', 1): 0, ('666661.010.42', 0): 1.075243, ('666661.950.99', 2): 0, ('666661.940.94', 1): 0, ('666660.780.22', 2): 0.7382308560548523, ('666661.940.84', 0): 1, ('666661.291.44', 2): 0, ('666661.850.46', 2): 0, ('666661.470.4', 1): 0.017177921082, ('666660.67-0.29', 1): 0, ('666660.34-0.01', 0): 1.5095144997836067, ('666662.110.35', 1): 0, ('666661.15-0.04', 0): 1, ('666661.430.38', 1): 0, ('666661.3-0.25', 0): 1, ('666661.470.43', 1): 0, ('666660.990.35', 0): 1.3895970218089557, ('666661.940.43', 2): 0, ('666661.710.16', 0): 1.0, ('616661.560.5', 2): 0, ('666661.930.81', 2): 0, ('666661.610.17', 0): 1.07, ('666661.33-0.41', 0): 1, ('666661.510.57', 0): 1.3359927163361378, ('666660.790.16', 1): 0, ('666661.210.64', 1): 0, ('666662.030.49', 0): 1.0, ('666660.790.27', 1): 0, ('666661.780.69', 2): -100, ('666661.64-0.69', 1): 0, ('666660.680.04', 0): 1.133, ('666661.57-0.46', 1): 0, ('666662.051.06', 1): 0, ('666661.241.22', 0): 1, ('666660.640.07', 2): 0, ('666660.09-0.0', 1): 0.3963362435779589, ('666661.210.98', 0): 1, ('666661.880.63', 2): 0, ('616662.080.6', 1): 0, ('666660.840.11', 0): 1.2569405410173, ('666661.420.6', 1): 0.07490000000000001, ('666661.860.77',</text:p>
      <text:p text:style-name="P1"><text:s/>1): 0, ('666661.441.84', 0): 1, ('666661.62-0.47', 0): 1.13852083, ('666660.90.23', 2): 0.11283829799028744, ('666661.5-0.33', 0): 1, ('666660.830.3', 2): 0.3684182908199429, ('666660.690.26', 0): 1.5570542267762664, ('666661.270.07', 1): 0, ('666660.590.23', 0): 1.1664745265584369, ('666660.611.02', 2): 0, ('666661.850.34', 2): 0, ('666661.110.4', 0): 1.3247423725498282, ('666661.80.58', 2): 0.133, ('666661.31-0.16', 1): 0, ('661661.960.37', 0): 1, ('666661.531.06', 2): 0, ('666662.020.66', 2): 0, ('666661.340.68', 1): 0, ('666661.16-0.28', 2): 0, ('666660.970.02', 0): 1.07, ('666662.03-0.69', 2): 0, ('666661.030.18', 2): 0.0, ('666661.49-0.88', 2): 0, ('666661.980.42', 2): 0.05103, ('666660.770.19', 1): 0, ('666661.850.7', 0): 1, ('666661.57-0.04', 0): 1.35026828256, ('666660.660.88', 1): 0, ('666661.520.52', 0): 1.0, ('666660.610.16', 2): 0.0, ('666660.70.35', 0): 1, ('666661.80.02', 1): 0.6267799999999999, ('666662.11-0.47', 1): 0, ('666660.8-0.15', 0): 1, ('666660.81.71', 2): 0, ('666661.490.81', 0): 1.0, ('666661.81-0.07', 2): 0, ('666661.01-0.01', 0): 1.1941100000000002, ('666660.22-0.0', 1): 0.0, ('666660.830.28', 0): 2.0633545162038356, ('666660.870.12', 0): 1.2022307646619854, ('666661.87-0.51', 0): 1, ('666661.470.34', 2): 0, ('666661.62-1.29', 0): 1, ('666662.050.94', 1): 0, ('666660.910.47', 2): 0, ('666661.050.02', 0): 1.1385517, ('666661.80.97', 2): 0, ('666661.231.66', 2): 0, ('666661.750.54', 1): 0, ('666660.920.12', 1): 0, ('666661.00.33', 2): 0, ('666661.080.62', 2): 0.07992740000000001, ('666661.57-0.3', 1): 0, ('666661.130.44', 2): 0.063419215306559, ('666661.50.49', <text:soft-page-break/>2): 0, ('666662.070.64', 1): 0, ('662661.00.29', 2): 0, ('666661.031.81', 2): 0, ('666661.030.07', 1): 0.0, ('666661.920.42', 0): 1.200874401, ('666661.090.97', 1): 0.0, ('666660.170.03', 0): 1.1802578195005402, ('666661.570.18', 0): 1.2121250832400001, ('666661.720.03', 2): 0, ('666661.910.31', 2): 0.0, ('666660.53-0.11', 1): 0, ('666661.64-1.35', 2): 0, ('666661.51-0.1', 2): 0.0, ('666661.470.23', 0): 1.07, ('666662.220.38', 0): 1, ('666661.820.55', 2): 0.0, ('666661.09-0.03', 0): 1, ('666661.091.16', 1): 0, ('666661.480.81', 0): 1, ('666661.810.39', 2): 0, ('666661.130.36', 0): 1.0790025669999999, ('666661.60.71', 1): 0, ('666661.23-0.19', 1): 0, ('666661.480.92', 0): 1.0, ('666602.16-0.51', 2): 0, ('666661.45-0.51', 2): 0, ('666661.70.06', 0): 1.0630000000000002, ('666660.510.07', 0): 1.3053960190731513, ('666661.011.39', 0): 1, ('666661.87-0.39', 0): 1.0, ('666661.14-0.14', 2): 0, ('666661.540.97', 0): 1.07, ('666661.180.29', 2): 0, ('666160.19-0.02', 1): 0, ('666661.120.59', 0): 1.0, ('666661.41-0.02', 1): 0, ('666661.130.09', 1): 0, ('666660.781.36', 0): 1, ('666660.7-0.11', 0): 1, ('666661.630.86', 0): 1.1379000000000001, ('666661.330.41', 1): 0, ('666661.520.28', 0): 1.133, ('666660.820.61', 1): 0.0, ('666661.470.86', 2): 0, ('666661.060.18', 0): 1.07, ('666661.370.28', 1): 0.13327783, ('666661.390.91', 0): 1, ('666661.770.35', 2): 0.0, ('666661.46-0.18', 2): 0.063, ('666661.930.39', 2): 0.0, ('666661.560.69', 2): 0.01372, ('666660.830.56', 2): 0, ('666661.120.33', 2): 0.0, ('666661.990.63', 0): 1.0, ('666661.610.24', 0): 1.1991898300000001, ('666661.530.14', 0): 1.0049, ('666661.810.22', 0): 1, ('666661.52-0.4', 2): 0, ('666661.731.16', 1): 0.0, ('666660.81.47', 2): 0, ('666161.2-0.12', 0): 1, ('666661.140.72', 0): 1, ('666661.690.68', 1): 0, ('666661.790.47', 2): 0, ('666661.50.92', 1): 0, ('666661.270.15', 1): 0, ('666661.51-0.47', 2): 0, ('666661.250.23', 0): 1.0253812699, ('666661.360.66', 0): 1.0, ('666660.860.24', 0): 1.3188512373685364, ('666661.451.22', 1): 0, ('666661.30.11', 0): 1.261424807, ('666661.41.52', 2): 0, ('666662.190.5', 2): 0, ('666662.030.41', 1): 0, ('666662.06-0.37', 2): 0, ('666661.750.82', 1): 0, ('661660.540.08', 0): 1, ('666660.990.12', 1): 0, ('666661.30.32', 0): 1.0093503375203, ('666661.310.5', 2): 0, ('666661.161.24', 0): 1, ('666662.120.85', 0): 1, ('666661.81-1.06', 0): -100, ('666662.13-0.28', 1): 0, ('666660.540.12', 0): 2.5272802204593954, ('666661.85-0.23', 2): 0, ('666661.231.44', 0): 1.0, ('662660.930.18', 2): 0, ('666662.080.57', 2): 0, ('666661.110.28', 2): 0, ('666661.940.26', 2): 0.06999999999999999, ('666661.76-0.07', 1): 0.07490000000000001, ('666661.38-0.36', 0): 1, ('666661.80.3', 2): 0, ('666661.450.61', 0): 1.0630000000000002, ('666661.96-0.43', 0): 1, ('666660.660.7', 2): 0, ('666661.62-0.76', 1): 0, ('666661.72-0.31', 1): 0, ('666661.710.08', 1): 0, ('666661.680.33', 2): 0, ('666661.33-0.29', 0): 1, ('666661.770.54', 2): 0, ('666661.881.02', 0): 1, ('666661.20.18', 0): 1.1379000000000001, ('666661.481.49', 0): 1, ('666661.550.53', 0): 1.0, ('666661.840.04', 0): 1.0, ('666661.66-0.02', 0): 1.0679, ('666661.840.14', 1): 0, ('666662.08-0.47', 1): 0, ('666660.840.42', 1): 0, ('666661.98-0.62', 0): 1, ('666661.61-0.14', 0): 1.133, ('666661.831.21', 1): 0, ('666661.870.32', 2): 0, ('666661.560.03', 1): 0.0008952300000000001, ('666661.351.51', 2): 0, ('666660.670.62', 2): 0, ('666660.39-0.09', 2): 0.0, ('166661.770.85', 1): 0, ('666660.440.03', 2): 0, ('666661.520.2', 0): 1.0630000000000002, ('666660.4-0.0', 0): 1.133, ('666661.06-0.2', 2): 0, ('666661.480.77', 2): 0, ('666661.360.9', 2): 0, ('666660.80.25', 1): 0.6325558883055624, ('661661.050.27', 2): 0, ('666661.880.75', 2): 0, ('666661.10.21', 0): 1.1889147316232402, ('666660.460.19', 1): 0, ('666661.01-0.15', 2): 0, ('661661.650.39', 1): 0, ('666660.670.26', 0): 1.2398566148338428, ('666661.691.0', 1): 0, ('666661.36-0.32', 0): 1, ('666661.641.43', 2): 0, ('666661.09-0.08', 0): 1, ('666661.520.59', 2): 0, ('666661.71-0.44', 0): 1, ('666661.84-0.46', 0): 1.0, ('666660.780.09', 1): 0, ('666660.550.14', 2): 0, ('666661.930.8', 2): 0, ('666661.78-0.94', 0): 1, ('666661.540.64', 2): 0, ('666660.880.42', 0): 1.25982985, ('666661.470.76', 0): 1.0, ('666661.43-0.14', 1): 0, ('666661.370.73', 2): 0, ('666661.610.05', 2): 0, ('666661.740.16', 0): 1, ('666662.120.75', 0): 1, ('666661.710.21', 2): 0, ('666661.591.11', 0): 1, ('666661.511.11', 2): 0, ('666661.690.38', 1): 0, ('666661.10.57', 1): 0, ('666662.270.5', 2): 0, ('666661.580.85', 1): 0, ('666661.57-0.2', 0): 1.07, ('666661.820.99', 0): 1, ('666661.780.43', 2): 0.06696900000000001, ('666661.860.19', 0): 1.1241100000000002, ('666660.49-0.02', 2): 0.250106855236, ('666661.360.52', 0): 1.0747187, ('666662.080.82', 2): 0, ('666660.43-0.07', 2): 0, ('666661.661.45', 1): -100, ('666660.960.67', 2): 0, ('666661.141.42', 1): 0, ('666661.671.31', 2): 0, ('666660.44-0.1', 2): 0, ('666661.620.34', 0): 1, ('666661.40.12', 0): 1.14688954, ('666661.23-0.11', 2): 0.0, ('666661.28-0.06', 0): 1, ('666661.780.01', 1): 0.0, ('666661.630.38', 0): 1.010594401026457, ('666660.490.22', 0): 1.079653, ('666662.28-0.2', 1): 0, ('666660.730.33', 0): 1.27160254937298, ('666660.56-0.31', 1): 0, ('666661.20.76', 0): 1, ('666661.53-0.39', 1): 0, ('666660.120.02', <text:soft-page-break/>2): 0, ('666661.610.34', 0): 1.0, ('666661.810.15', 1): 0.0, ('666661.67-0.21', 1): 0.06999999999999999, ('666661.980.28', 1): 0, ('666661.350.79', 0): 1.0, ('666661.420.25', 0): 1.2660069911799998, ('666661.530.62', 0): 1.0703087, ('666660.790.68', 1): 0, ('666660.4-0.04', 1): 0, ('666660.61.15', 2): 0, ('666662.43-1.03', 1): 0, ('666661.76-0.23', 0): 1.0, ('666661.050.39', 1): 0.0, ('666660.450.08', 0): 1.646495192344594, ('666660.970.68', 0): 1.0, ('666661.320.47', 2): 0, ('666661.270.22', 0): 1.216621908349, ('666661.09-0.09', 1): 0, ('666661.550.4', 1): 0.1987989563, ('666661.80.36', 2): 0, ('666661.250.67', 2): 0.06999999999999999, ('666660.810.37', 1): 0.0, ('666660.420.06', 1): 0, ('666661.130.91', 2): 0, ('666661.150.01', 0): 1.0, ('666661.690.94', 0): 1, ('666661.691.39', 2): 0, ('666661.79-0.89', 1): 0, ('666661.210.88', 0): 1, ('666661.850.52', 1): 0, ('666661.280.02', 1): 0, ('666661.850.54', 1): 0, ('666661.080.24', 2): 0.0, ('666661.44-0.17', 1): 0, ('666661.681.23', 2): 0, ('666660.830.44', 2): 0, ('666662.050.28', 1): -100, ('666661.00.04', 0): 1.13666576, ('666661.460.95', 0): 1, ('666661.54-0.62', 0): 1.07, ('666661.72-0.05', 2): 0.0, ('666661.510.02', 1): 0.133, ('666661.260.91', 1): 0, ('666661.10.05', 1): 0, ('662660.810.17', 2): 0, ('666661.690.2', 1): 0.18403, ('666661.380.38', 2): 0, ('666661.560.14', 2): 0, ('666661.12-0.02', 1): 0.0, ('666661.20.41', 0): 1.070330309, ('666661.511.1', 2): 0.0, ('666660.07-0.0', 2): 0, ('666660.810.52', 1): 0, ('666661.820.67', 1): 0.0, ('666660.630.99', 0): 1, ('666661.630.41', 1): 0.270842115922, ('666661.770.41', 1): 0, ('666660.89-0.21', 2): 0, ('666661.41-0.12', 2): 0.063, ('666662.00.37', 0): 1.07, ('666660.90.12', 1): 0, ('666661.090.94', 2): 0, ('666660.99-1.14', 0): 1, ('666661.350.24', 0): 1.2407299999999999, ('666660.38-0.05', 1): 0, ('666661.861.25', 0): 1.07, ('666662.04-0.52', 0): 1, ('666661.370.94', 0): 1, ('666660.591.04', 0): 1.0, ('666661.620.75', 1): 0, ('666661.941.25', 1): 0, ('666661.010.17', 0): 1.152295224998, ('666661.760.02', 1): 0, ('666661.29-0.0', 0): 1, ('666661.061.74', 1): 0, ('666661.160.68', 0): 1.1426986190000001, ('661661.180.47', 1): 0, ('666661.5-0.28', 1): 0, ('666662.34-1.02', 2): 0, ('666661.83-0.05', 1): 0, ('666661.091.22', 2): 0, ('666661.590.37', 1): 0, ('666661.531.2', 1): 0.0, ('666661.35-0.13', 2): 0, ('666660.380.12', 2): 0, ('666661.87-0.19', 2): 0, ('666661.920.21', 0): 1, ('666660.930.15', 0): 1, ('666661.930.64', 2): 0, ('666661.110.11', 1): 0, ('666661.72-0.18', 2): 0.06999999999999999, ('666661.040.93', 1): 0.0, ('666661.470.36', 0): 1.0630000000000002, ('666660.89-0.05', 2): 0.06999999999999999, ('666661.581.1', 2): 0, ('666661.730.6', 0): 1.133, ('666660.88-0.86', 0): 1, ('666660.880.17', 0): 1.0206984869, ('666661.430.42', 2): 0, ('666662.330.49', 0): 1, ('666662.041.22', 1): 0, ('666661.680.42', 1): 0, ('666661.02-0.17', 0): 1, ('666661.211.03', 2): 0, ('666661.891.43', 1): 0, ('666660.70.95', 1): 0, ('666661.450.42', 2): 0, ('666661.250.73',</text:p>
      <text:p text:style-name="P1"><text:s/>1): 0.0, ('666661.261.23', 2): 0, ('661661.470.26', 0): 1, ('666661.620.07', 0): 1.0, ('666661.22-0.06', 1): 0, ('666660.71-1.67', 1): 0, ('666661.110.41', 0): 1.2689564206, ('666661.331.6', 0): 1, ('661660.480.11', 1): 0, ('666661.030.13', 2): 0.14231, ('666661.020.88', 2): 0, ('666661.41-0.33', 1): 0, ('666661.660.14', 2): 0, ('666661.920.54', 1): 0.0, ('666660.360.02', 2): 0, ('666660.99-1.49', 0): -100, ('666661.14-0.25', 0): 1, ('666661.020.99', 2): 0, ('666661.571.49', 2): 0, ('666661.170.16', 2): 0.0, ('666660.96-1.4', 0): 1, ('666661.370.41', 0): 1.0, ('666662.26-0.63', 0): 1, ('666662.14-0.21', 1): 0, ('666661.130.27', 0): 1.1486628462945894, ('666661.240.07', 2): 0, ('666661.270.88', 1): 0, ('666661.141.01', 2): 0, ('666661.890.43', 0): 1.133, ('666661.570.06', 2): 0.06999999999999999, ('666660.00.0', 0): 3.1442447032389307, ('666661.58-0.2', 2): 0.06999999999999999, ('666661.410.21', 0): 1.1210300000000002, ('666660.880.04', 2): 0.0, ('666662.030.38', 1): 0, ('666660.830.27', 0): 2.0286477638369687, ('666662.240.41', 2): 0, ('666660.96-0.09', 0): 1, ('666661.15-0.71', 0): 1, ('626661.120.68', 2): 0, ('666660.82-0.04', 0): 1.0, ('616661.280.42', 0): 1, ('666661.330.22', 2): 0, ('666661.290.92', 2): 0, ('666661.751.05', 2): 0, ('666661.580.79', 0): 1.0, ('666661.50.22', 2): 0.13355566, ('666661.580.33', 2): 0, ('666661.52-0.12', 0): 1, ('666661.97-1.1', 1): 0, ('666661.260.66', 2): 0, ('666661.64-1.66', 1): 0, ('666660.42-0.01', 1): 0, ('666660.710.32', 2): 0, ('666661.490.9', 2): 0, ('666661.510.22', 0): 1, ('166661.561.29', 2): 0, ('666661.210.11', 1): 0.1927908962, ('666662.210.56', 2): 0, ('666660.490.2', 2): 0.0, ('661661.860.14', 1): 0, ('666660.821.52', 1): 0, ('666662.15-0.49', 0): -100, ('666661.460.75', 0): 1, ('666660.92-0.04', 2): 0.0, ('666661.12-0.47', 1): 0, ('666661.670.03', 0): 1.1355150999999999, ('666662.020.83', 2): 0, ('666661.730.53', 2): 0, ('666662.1-0.6', 1): 0, ('666661.640.44', 0): 1.0749, ('666660.50.13', 1): 0, ('666661.390.11', 1): 0, ('666661.570.15', 0): 1.07, ('666661.060.8', 2): 0, ('666660.360.11', 0): 2.010472708374841, ('666660.330.09', 0): 1.8640164166122615, ('666661.84-0.9', 2): -<text:soft-page-break/>100, ('666661.20.34', 2): 0.15207016153000003, ('666660.860.83', 2): 0, ('666661.611.23', 0): 1, ('666660.620.23', 0): 1.387694885280695, ('666662.070.32', 0): 1, ('666661.50.33', 2): 0, ('666661.51-0.07', 0): 1.0, ('666661.440.42', 1): 0, ('666661.751.34', 0): 1, ('666661.810.2', 1): 0, ('666660.290.08', 1): 0, ('666661.170.37', 1): 0.0, ('666661.05-0.76', 1): 0, ('666661.330.83', 0): 1.07, ('666660.670.37', 1): 0.12411, ('666661.170.41', 0): 1.2732319156, ('666660.510.08', 0): 1.2865201888989999, ('666661.820.25', 0): 1.0, ('666661.351.02', 2): 0, ('666661.820.96', 2): 0, ('666661.010.09', 0): 1.193669, ('666661.611.11', 0): 1.0, ('666660.391.77', 0): 1, ('666661.450.74', 0): 1.0567000000000002, ('666661.14-0.16', 0): 1, ('666661.040.53', 0): 1.137515609, ('666661.180.12', 0): 1.0060631160457645, ('666661.060.15', 0): 1.0, ('666661.53-0.29', 1): 0, ('666661.03-1.36', 1): 0, ('666661.33-0.17', 2): 0, ('666662.20.78', 0): 1, ('666661.650.2', 0): 1, ('666660.710.14', 2): 0.49359490027751285, ('666661.960.23', 1): 0, ('666661.84-0.37', 0): 1.0, ('666661.86-0.33', 1): 0, ('666661.340.28', 0): 1.26532065, ('666661.84-0.27', 1): 0, ('666661.550.42', 0): 1.0, ('666661.50.7', 0): 1.0, ('666661.330.36', 0): 1.3776575059684282, ('666662.160.63', 0): 1, ('666660.94-0.08', 2): 0, ('666660.760.14', 0): 1.3135125423637577, ('666661.641.31', 2): -100, ('666661.93-0.28', 0): 1.0, ('666661.131.1', 0): 1, ('666660.63-0.01', 2): 0, ('666661.160.66', 0): 1, ('666661.86-0.12', 1): 5.5803069, ('666660.850.54', 1): 0, ('666662.011.09', 1): 0, ('666660.560.28', 0): 1.0, ('666660.33-0.11', 2): 0, ('666661.050.89', 0): 1.0, ('666660.78-0.31', 1): 0, ('666660.671.27', 0): 1, ('666661.280.78', 0): 1.075246577, ('666661.33-0.08', 0): 1.0, ('666661.110.19', 0): 1.19503953, ('666661.271.06', 1): 0, ('666661.22-0.13', 2): 0, ('666661.180.4', 2): 0.19914061930000002, ('666660.71-0.4', 0): 1, ('666662.11-0.71', 2): 0, ('666661.180.48', 2): 0.255888825514, ('666660.550.29', 1): 0.0, ('666661.54-1.07', 1): 0, ('666661.410.85', 1): 0, ('666660.641.86', 0): 1, ('666661.020.42', 1): 0, ('666662.110.27', 0): 1, ('666661.270.08', 0): 1.2004163, ('666661.561.13', 2): 0, ('666661.350.2', 0): 1.0, ('666660.770.41', 0): 1.004740309, ('666661.20.53', 1): 0.0735721, ('666661.250.09', 2): 0.0567, ('666661.720.83', 2): 0, ('666661.740.56', 2): 0.0, ('666660.330.0', 0): 1, ('666662.060.4', 1): 0, ('666661.830.5', 1): 0, ('666661.20.17', 0): 1.0, ('666661.032.05', 0): 1, ('666661.260.39', 1): 0.0, ('666661.921.12', 0): 1, ('666661.020.19', 2): 0.1267, ('626660.80.35', 1): 0.08967702726499999, ('666660.53-0.0', 0): 1.0, ('666661.50.14', 0): 1.0752087, ('666661.370.49', 1): 0.1473374, ('666660.770.03', 2): 0.00441, ('666662.140.5', 0): 1, ('666660.610.05', 2): 0, ('666660.890.23', 0): 1.5673734336614287, ('666660.860.55', 1): 0, ('666660.990.11', 0): 1.325760421, ('666660.770.37', 1): 0.27645429000000005, ('666662.11-0.48', 0): 1, ('666661.310.87', 1): 0, ('666660.831.6', 2): 0, ('666661.8-0.19', 0): 1, ('666661.231.67', 1): 0, ('666661.590.22', 2): 0, ('666661.59-0.22', 2): 0, ('666661.390.7', 0): 1.07, ('666660.670.21', 1): 0, ('666660.96-0.01', 1): 0, ('666661.170.04', 2): 0, ('666661.250.56', 0): 1.0, ('666661.761.1', 2): 0, ('666662.040.55', 0): 1.1379000000000001, ('666661.040.28', 2): 0.5792263111916001, ('666661.00.83', 2): 0, ('666660.920.17', 2): 0.08777699954099999, ('666661.350.31', 2): 0.0, ('666661.070.23', 1): 0.2497576624409359, ('666661.151.01', 0): 1, ('666661.450.46', 0): 1.1843924481, ('666660.520.01', 2): 0.0, ('666661.640.17', 2): 0, ('666661.99-0.28', 2): 0.0, ('666661.30.76', 0): 1.0, ('666661.370.78', 2): 0, ('666661.95-0.21', 2): 0, ('666661.81-1.2', 1): 0, ('666661.020.39', 1): 0, ('666661.630.53', 2): 0.0, ('666661.7-0.68', 0): 1, ('666661.030.04', 0): 1.07, ('666661.670.28', 2): 0, ('666661.40.4', 1): 0, ('666661.331.73', 1): 0, ('666660.420.17', 1): 0, ('666660.810.19', 2): 0, ('666661.26-0.08', 0): 1.0630000000000002, ('666661.8-0.9', 2): 0.0, ('666660.38-0.1', 2): 0, ('666661.09-0.08', 2): 0, ('666661.06-0.07', 2): 0, ('666661.690.87', 2): 0, ('666660.99-0.14', 0): 1, ('666660.84-1.42', 2): 0, ('666661.88-0.96', 2): 0, ('666661.091.09', 1): 0, ('666661.421.09', 0): 1.0, ('666661.650.19', 1): 0.06999999999999999, ('666661.670.87', 0): 1, ('666661.790.49', 0): 1.1379000000000001, ('666661.791.13', 0): 1.0630000000000002, ('661661.330.03', 0): 1, ('666661.281.47', 2): 0, ('666661.420.92', 0): 1.0, ('666661.640.06', 2): 0, ('666661.99-0.56', 2): 0, ('661660.170.02', 2): 0, ('666661.21-0.08', 2): 0, ('666660.611.28', 1): 0, ('666661.36-0.15', 0): 1.0, ('666661.95-0.18', 0): 1, ('666661.040.5', 1): 0.22519819784000003, ('666660.66-1.72', 1): 0, ('666661.780.59', 2): 0, ('666661.530.69', 0): 1.07, ('666662.030.29', 0): 1.07, ('666661.330.22', 0): 1.07, ('666660.930.36', 0): 1.3059283475367762, ('666661.46-0.21', 2): 0, ('666661.930.26', 2): 0.0, ('666661.65-0.27', 2): 0, ('666661.76-0.59', 2): 0, ('666660.940.39', 1): 0.0173649973, ('666662.07-0.84', 1): 0, ('666661.61.64', 2): 0, ('666661.650.78', 0): 1, ('666661.340.38', 0): 1.20127949775969, ('666661.470.3', 1): 0, ('666661.24-0.12', 1): 0.063, ('662660.780.19', 0): 1, ('666661.35-0.0', 2): 0.0, ('666661.75-1.14', 1): 0, ('666662.021.12', 0): 1, <text:soft-page-break/>('666660.921.53', 1): 0, ('666662.170.42', 2): 0, ('666661.540.81', 1): 0, ('666661.291.39', 2): 0, ('666661.721.02', 2): 0, ('666661.451.25', 0): 1, ('666661.880.7', 1): 0, ('666661.40.85', 2): 0.0, ('666660.790.11', 1): 0.0, ('666661.00.19', 1): 0, ('666661.51.1', 2): 0, ('616661.620.75', 1): 0, ('666661.280.7', 1): 0.12424489, ('666660.890.56', 0): 1.124943, ('666661.280.68', 0): 1, ('666661.330.53', 0): 1.07, ('666661.57-0.49', 1): 0, ('666661.26-0.12', 0): 1, ('666661.410.72', 0): 1.1408350251000001, ('666661.071.14', 2): 0, ('666661.430.31', 1): 0.157535084, ('666662.050.36', 1): 0, ('666661.420.03', 1): 0.013592031061, ('666661.69-0.66', 0): 1, ('666660.4-0.11', 2): 0, ('666662.190.78', 1): 0, ('666661.240.65', 1): 0, ('666661.75-0.62', 0): 1.0, ('666662.190.68', 0): 1, ('666661.320.11', 0): 1.0567000000000002, ('666660.840.26', 2): 0, ('666661.90.65', 1): 0.1197, ('666660.960.08', 2): 0, ('666661.42-0.28', 1): 0, ('666661.730.93', 1): 0, ('666660.730.54', 2): 0, ('666661.37-0.64', 0): 1, ('666660.60.15', 0): 1.7387594430498412, ('666661.430.23', 2): 0.00027783, ('666660.440.16', 1): 0.2455854107235304, ('666661.540.36', 0): 1.07, ('666661.650.04', 2): 0.0, ('666661.280.4', 0): 1.3310609149851709, ('666661.051.0', 0): 1, ('666660.73-0.02', 1): 0.0, ('666661.990.43', 0): 1.133, ('666660.580.21', 2): 0.0, ('666660.340.02', 0): 1.1363006327161387, ('666661.630.16', 0): 1.07, ('666661.61-0.65', 0): 1, ('666660.730.15', 0): 1.3323671730869513, ('666661.640.65', 1): 0, ('666661.510.85', 2): 0, ('666661.850.49', 2): 0.0, ('666661.5-0.1', 2): 0.0, ('666661.840.11', 2): 6.3, ('666661.40.39', 0): 1.009653, ('666662.110.72', 2): 0, ('666661.61-0.13', 1): 0, ('666661.37-0.58', 1): 0, ('666660.980.62', 0): 1.07, ('666660.990.19', 1): 0, ('662660.710.25', 2): 0, ('666661.40.08', 0): 1.07, ('666661.16-1.01', 0): 1, ('666661.581.22', 2): 0, ('666661.820.09', 2): 0, ('666661.77-0.21', 1): 0.0, ('666660.910.2', 0): 1.2580135501146568, ('666661.910.71', 1): 0, ('666661.110.06', 1): 0.0, ('666661.70.61', 1): 0, ('666661.50.94', 2): 0, ('666661.140.32', 2): 0, ('666661.14-0.4', 0): 1, ('666661.021.83', 1): -100, ('666660.961.85', 2): 0, ('666661.080.84', 0): 1, ('666660.860.02', 2): 0, ('666661.74-0.02', 0): 1, ('666661.050.5', 0): 1, ('666661.080.94', 1): 0.0, ('666660.410.02', 2): 0.1385911681, ('666661.041.42', 1): 0, ('666661.830.92', 2): 0, ('666661.51.07', 0): 1, ('666661.221.38', 1): 0, ('666661.350.39', 1): 0, ('666660.820.32',</text:p>
      <text:p text:style-name="P1"><text:s/>2): 0.0, ('666660.40.04', 2): 0, ('666661.930.5', 1): 0, ('666660.81.78', 0): 1, ('666661.25-0.1', 1): 0, ('666660.940.12', 1): 0.0, ('666661.470.16', 0): 1.008869, ('666661.310.15', 1): 0, ('666660.550.2', 2): 0.48677487257911084, ('666661.65-0.17', 1): 0, ('666662.20.54', 2): 0, ('666661.261.6', 2): 0, ('666661.040.17', 1): 0.19783435718900003, ('666660.810.01', 1): 0.0, ('666661.10.3', 0): 1.5294219627493852, ('666660.720.26', 1): 0, ('666661.580.3', 2): 0, ('666661.560.21', 2): 0.0, ('666661.911.22', 2): 0, ('166661.541.1', 2): 0, ('666661.960.35', 2): 0, ('666662.030.66', 0): 1.0, ('666661.95-0.46', 1): 0.06999999999999999, ('666661.780.96', 2): 0, ('666661.660.22', 0): 1.13196701, ('666661.441.11', 1): 0, ('666661.530.7', 1): 0, ('666661.640.88', 1): 0.07490000000000001, ('666661.96-1.37', 2): 0, ('666660.660.41', 0): 1, ('666661.640.98', 0): 1.06741, ('666661.360.72', 1): 0.0, ('666661.63-0.25', 0): 1.0, ('666661.240.1', 0): 1.00718389, ('666661.130.57', 1): 0, ('666661.50.67', 1): 0, ('666661.330.11', 0): 1, ('666661.670.63', 0): 1.0, ('666661.670.59', 1): 0, ('666660.880.32', 0): 1.4739944492372614, ('666662.020.39', 2): 0.0, ('666660.55-0.03', 0): 1.133, ('666661.20.79', 1): 0, ('666660.590.01', 0): 1, ('666661.320.82', 2): 0, ('666661.540.92', 2): 0, ('666661.810.56', 2): 0, ('666661.340.13', 2): 0, ('666661.60.95', 0): 1, ('666661.71-0.3', 2): 0, ('666661.160.36', 2): 0.0, ('666661.530.61', 1): 0.13820870000000002, ('666661.630.83', 2): 0, ('666661.660.35', 2): 0.0616, ('666661.121.14', 1): 0, ('666661.140.46', 0): 1.41748095829223, ('666661.320.54', 2): 0, ('666660.271.81', 0): 1.0, ('666661.80.73', 1): 0, ('666661.57-0.25', 1): 0, ('666660.82-0.2', 2): 0, ('666661.261.35', 2): 0, ('666660.580.18', 1): 1.246796992719481, ('666660.971.47', 2): 0, ('666660.810.34', 0): 1.071423107, ('666661.44-1.11', 1): 0, ('666660.54-0.01', 2): 0, ('666661.470.11', 2): 0, ('666660.860.4', 0): 1.3170286406, ('666660.880.25', 2): 0, ('666661.790.73', 0): 1.133, ('666660.780.42', 0): 1.06741, ('666661.391.43', 1): 0, ('666661.950.4', 0): 1.0049, ('666661.480.01', 0): 1.2000023333, ('666661.55-0.49', 0): 1, ('666661.710.97', 2): 0, ('666660.480.24', 2): 0, ('666661.540.89', 0): 1.07, ('666661.040.07', 2): 0.00027782999999999996, ('666661.79-0.74', 2): 0, ('666660.860.21', 2): 0, ('666661.340.04', 0): 1.0, ('666661.010.02', 0): 1.0630000000000002, ('666661.460.96', 1): 0.0, ('666661.34-0.42', 1): 0, ('666661.290.56', 0): 1.0, ('666661.430.21', 0): 1.076622, ('666661.270.59', 1): 0, ('666661.510.01', 0): 1.0749, ('666661.29-0.01', 0): 1.0630000000000002, ('666660.970.5', 2): 0, ('666661.30.37', 2): 0, ('666660.490.02', 0): 1.4620665266, ('666661.9-0.42', 0): 1, ('666661.950.97', 1): 0, ('666661.630.42', 0): 1.07089866, ('666661.350.12', 1): 0, <text:soft-page-break/>('666660.381.77', 1): 0, ('666662.040.69', 2): 0, ('666661.04-0.17', 1): 0, ('666661.320.19', 1): 0, ('666661.371.54', 0): 1, ('666661.450.66', 2): 0, ('666660.61-0.03', 0): 1.245973, ('666660.60.29', 0): 1.0749, ('666661.58-0.65', 1): 0, ('666661.951.22', 1): 0, ('666661.510.3', 2): 0, ('666661.620.76', 0): 1.07, ('666661.121.73', 0): 1, ('166661.891.19', 2): 0, ('666660.90.41', 0): 1.2990981, ('666661.511.27', 1): 0, ('166661.70.62', 1): 0, ('666661.77-0.28', 1): 0, ('666661.691.16', 0): 1, ('666661.070.5', 1): 0, ('666661.680.38', 0): 1.14469973, ('666661.950.62', 0): 1.0630000000000002, ('666661.53-0.14', 0): 1.0630000000000002, ('666661.78-0.11', 0): 1.07, ('666661.380.2', 2): 0.0, ('666661.170.85', 2): 0, ('666661.320.17', 0): 1.07, ('666661.30.24', 0): 1.143726933, ('666661.560.64', 2): 0, ('666661.83-0.06', 0): 1.0, ('666661.410.61', 1): 0, ('666661.351.27', 2): 0, ('666660.39-0.02', 0): 1.0, ('666661.920.26', 1): 0, ('666661.80.83', 1): 0, ('666661.820.71', 0): 1.0630000000000002, ('666660.660.32', 1): 0, ('666661.150.79', 1): 0, ('666660.840.09', 2): 0, ('666661.360.4', 0): 1.1407616, ('666661.050.47', 1): 0, ('666661.42-1.35', 1): 0, ('666660.951.77', 0): 1, ('616661.390.29', 1): 0, ('666661.51-0.55', 1): 0, ('666661.730.43', 0): 1.24680306, ('666661.530.79', 0): 1.07, ('666661.640.55', 0): 1, ('666661.620.87', 2): 0.133, ('666661.310.75', 1): 0, ('666660.980.13', 0): 1.2367190897399998, ('666661.380.28', 2): 0, ('666661.731.03', 2): 0, ('666660.95-0.25', 1): 0, ('666661.32-0.55', 1): 0, ('666661.561.35', 1): 0, ('666661.771.36', 0): -100, ('666660.50.32', 2): 0, ('666661.62-0.17', 0): 1.0, ('666660.990.88', 2): 0, ('666660.80.02', 2): 0, ('666661.750.12', 2): 0, ('666661.260.26', 2): 0, ('666661.62-0.07', 1): 0.0, ('666661.660.19', 1): 0, ('666660.390.09', 2): 0, ('666661.50.52', 0): 1, ('666661.51-0.41', 0): 1, ('666661.221.27', 0): 1, ('666661.37-0.62', 0): 1, ('666661.14-0.22', 1): 0, ('666661.120.5', 0): 1.1376207, ('666661.0-0.21', 0): 1, ('666662.00.54', 1): 0, ('666661.47-0.29', 1): 0, ('666660.760.35', 0): 1.025245388, ('666661.40.71', 1): 0.0, ('666661.590.05', 2): 0.0, ('666661.430.72', 1): 0.08327899999999999, ('666660.75-0.1', 2): 0, ('666661.780.39', 2): 0.12411, ('666661.890.54', 0): 1.1946, ('666661.790.39', 1): 0, ('666661.051.09', 1): 0, ('666661.521.05', 1): 0.0, ('666660.68-0.0', 1): 0, ('666661.360.55', 2): 0, ('666660.440.14', 1): 0, ('666660.310.04', 2): 0, ('666660.60.34', 2): 0, ('666660.53-1.85', 1): 0, ('666661.870.29', 0): 1.19411, ('666660.43-0.02', 0): 1.244671413, ('666661.39-0.1', 2): 0, ('666661.420.66', 0): 1, ('666662.040.58', 0): 1, ('666662.02-0.34', 0): 1, ('666661.062.01', 2): 0, ('666661.510.25', 1): 0, ('666662.210.53', 1): 0, ('666661.59-0.42', 0): 1, ('666661.15-0.4', 1): 0, ('666661.91.2', 0): 1, ('666661.20.71', 2): 0, ('666661.29-0.24', 0): 1.0, ('666661.460.72', 1): 0.06999999999999999, ('666661.7-0.17', 0): 1.0, ('666661.930.91', 2): 0, ('666662.230.53', 2): 0, ('666661.611.38', 1): -100, ('666662.02-0.27', 2): 0, ('666661.890.13', 1): 100, ('666661.990.52', 2): 0, ('666661.77-0.2', 2): 0, ('666661.371.05', 0): 1.0, ('666660.750.62', 1): 0, ('666661.990.26', 1): 0, ('666661.92-0.21', 0): 1, ('666661.740.54', 0): 1.0630000000000002, ('666661.48-0.17', 1): 0.0, ('666660.650.58', 2): 0, ('666661.870.43', 2): 0, ('666661.48-0.07', 0): 1, ('666660.621.1', 0): 1, ('666661.341.02', 0): 1, ('666661.681.21', 0): 1, ('666661.570.1', 1): 0, ('666661.14-0.05', 0): 1.0, ('666661.031.58', 0): 1, ('666660.450.18', 2): 0, ('666660.940.08', 1): 0.0128821, ('666660.890.06', 0): 1.1393194418, ('666661.40.69', 1): 0.0, ('666660.920.69', 0): 1.0, ('666661.170.38', 0): 1.1498468315916857, ('666661.070.06', 2): 0.050337, ('666661.691.32', 0): 1, ('666661.65-0.44', 0): 1.0, ('666660.451.73', 1): 0, ('666661.81-0.21', 1): 0, ('666660.870.28', 0): 1.7385216496783271, ('666660.80.13', 0): 1.2946209631780576, ('666661.570.47', 2): 0.0, ('666661.410.05', 0): 1.068243, ('666662.050.27', 1): 0, ('666661.881.26', 1): 0, ('666661.38-0.5', 0): 1, ('666661.050.64', 1): 0, ('666660.660.12', 0): 1.53076043943325, ('666660.560.34', 2): 0, ('666661.550.52', 1): 0, ('666660.350.03', 0): 1.1731843563426199, ('666661.70.98', 2): 0, ('666660.820.23', 0): 1.5982841794398206, ('666660.470.03', 0): 1.0, ('666661.420.59', 0): 1.1423100000000002, ('666660.150.02', 2): 0, ('666661.210.38', 2): 0.087570673869, ('666661.430.07', 2): 0, ('666660.7-0.02', 0): 1.07, ('666660.370.05', 1): 0, ('666661.380.33', 0): 1.2506052405499999, ('666661.180.15', 1): 0.0, ('666661.80.42', 0): 1, ('666661.560.74', 0): 1, ('666661.73-0.33', 2): 0, ('666661.060.62', 2): 0.1379, ('666661.030.25', 0): 1.1465911922809344, ('666660.710.01', 0): 1, ('666660.970.36', 0): 1.1898609300806797, ('666661.861.22', 2): 0, ('666662.070.54', 2): 0, ('666661.170.76', 1): 0, ('666660.5-1.89', 1): 0, ('666661.940.56', 0): 1.0, ('661661.660.47', 0): 1, ('666661.120.34', 0): 1.2692642700592192, ('666661.770.06', 2): 0, ('666661.720.65', 2): 0.06999999999999999, ('666661.740.64', 1): 0, ('666660.690.29', 0): 1.3764143835524296, ('666660.880.66', 1): 0, ('666660.820.95', 0): 1, ('666661.46-1.49', 0): 1, ('666661.310.09', 0): 1.0, ('666661.280.63', 0): 1.14655683, ('666661.410.69', 0): 1.0, ('666660.81-<text:soft-page-break/>0.13', 0): 1.0, ('666661.160.41', 2): 0, ('666661.10.73', 0): 1.07, ('666661.481.02', 2): 0, ('666661.83-0.74', 0): 1, ('666661.31-0.31', 1): 0, ('666662.040.37', 2): 0, ('666661.150.71', 0): 1.0, ('666661.190.32', 0): 1.5603510451111475, ('666661.41-0.24', 2): 0.0, ('666661.260.41', 0): 1.5294399726715746, ('666660.550.26', 0): 1.07, ('666661.07-0.02', 0): 1.07, ('666660.970.21', 2): 0, ('666661.5-0.35', 2): 0.06999999999999999, ('666661.410.86', 0): 1.0, ('666660.840.29', 2): 0, ('666660.541.35', 0): 1, ('666661.29-0.17', 1): 0, ('666661.210.57', 0): 1.09796131298009, ('666661.020.41', 0): 1.2735410884713219, ('666660.780.33', 1): 0, ('666660.590.25', 2): 0, ('666660.760.28', 1): 0, ('666661.180.32', 0): 1.5386390439766968, ('666661.620.02', 2): 0.0, ('666661.821.0', 1): 0, ('666661.22-0.01', 1): 0.1197, ('666661.610.5', 2): 0, ('666662.10.68', 2): -100, ('666660.33-0.05', 1): 0, ('666661.440.29', 0): 1.1743091021, ('666661.55-0.02', 2): 0, ('666661.760.95', 2): 0, ('666661.680.86', 1): 0, ('666661.920.53', 1): 0.06365169999999999, ('666661.90.53', 2): 0.0, ('666661.190.92', 2): 0, ('666661.51-0.35', 2): 0, ('666661.43-0.78', 2): 0, ('666661.140.15', 0): 1.4050967917553032, ('666661.36-0.27', 2): 0.0, ('666661.050.71', 1): 0, ('666661.710.4', 2): 0, ('666661.83-0.12', 2): 0, ('666661.261.16', 1): 0, ('666661.541.08', 0): 1, ('666661.221.81', 2): 0, ('666661.52-1.04', 1): 0, ('666660.791.34', 1): 0, ('666660.3-0.06', 0): 1.0, ('666661.91.0', 2): 0, ('666660.671.59', 2): 0, ('666661.65-0.64', 1): 0, ('666661.25-0.47', 0): 1, ('666660.251.83', 1): 0, ('666661.5-0.04', 0): 1.07, ('666662.04-0.21', 0): 1.0, ('666661.560.11', 2): 0, ('666661.69-0.58', 2): 0, ('666660.87-0.94', 0): 1, ('666660.750.09', 0): 1.2472596000262333, ('666660.790.44', 0): 1.24969, ('666660.850.04', 2): 0, ('661661.570.33', 2): 0, ('666660.980.22',</text:p>
      <text:p text:style-name="P1"><text:s/>1): 0.5163673499772241, ('666662.33-0.34', 1): 0, ('666661.250.59', 1): 0.08346530436999999, ('666661.290.66', 2): 0, ('666661.520.24', 0): 1.1545698, ('666661.60.35', 2): 0.1200087, ('666661.31-0.08', 0): 1.133, ('666661.420.72', 2): 0.0, ('666661.840.7', 2): 0.0, ('666661.080.64', 0): 1.0630000000000002, ('666662.05-0.33', 1): 0, ('666661.32-0.56', 2): 0, ('661661.320.18', 2): 0, ('666661.090.08', 2): 0, ('666661.790.15', 1): 0, ('666660.60.08', 1): 0.0, ('666661.660.42', 0): 1.1197, ('666661.850.12', 0): 8.0, ('666660.440.07', 2): 0, ('666661.041.36', 2): 0, ('666660.960.19', 1): 0.005243000000000001, ('666661.760.31', 0): 1.2888140136, ('666661.670.04', 2): 0.0006174, ('666660.990.53', 2): 0, ('666661.79-0.5', 0): 1.0, ('661661.570.01', 2): 0, ('666661.671.15', 0): 1.0799274, ('616661.140.45', 0): 1, ('666661.94-0.29', 2): 0.0, ('666661.40.3', 0): 1.4076634104228, ('666661.640.43', 2): 0, ('666661.390.16', 1): 0.0, ('666661.78-0.34', 1): 0, ('666662.06-0.6', 0): 1, ('666660.680.32', 1): 0, ('666660.99-0.17', 1): 0, ('666661.570.9', 0): 1.1897, ('666661.51-0.18', 1): 0, ('666662.140.32', 2): 0, ('666661.820.43', 2): 0.0, ('661660.280.02', 0): 1, ('666660.80.4', 2): 0.0, ('666661.520.15', 2): 0, ('666661.40.61', 0): 1.0, ('666661.74-0.58', 1): 0, ('666661.04-0.39', 2): 0, ('666661.11.22', 0): 1, ('666660.290.03', 1): 0, ('666661.320.37', 0): 1.13741, ('666660.630.49', 0): 1.0, ('666661.490.37', 2): 0.0, ('666662.080.29', 0): 1.07, ('666661.99-0.53', 1): 0, ('666661.690.1', 2): 0.0, ('666661.411.1', 2): 0, ('666661.120.11', 2): 0, ('666660.921.84', 2): 0, ('666661.060.54', 0): 1.2019941, ('666661.640.77', 0): 1.117999, ('666661.510.49', 2): 0.36437634079000003, ('666660.220.02', 1): 0.0, ('666661.740.43', 0): 1.0873922, ('666661.560.87', 1): 0, ('666661.340.5', 0): 1.1635291, ('666660.74-0.48', 1): 0, ('666660.991.64', 0): 1, ('666661.250.76', 0): 1.1316000000000002, ('666661.84-0.76', 0): 1, ('666660.990.44', 0): 1.0309827839096581, ('666661.970.63', 0): 1, ('666660.821.39', 0): 1, ('666660.870.31', 1): 0, ('666661.030.38', 1): 0, ('666661.210.1', 0): 1.2097118678830001, ('666660.6-0.18', 1): 0, ('666661.070.14', 2): 0.0, ('666661.191.0', 1): 0, ('666661.330.25', 1): 0, ('666661.81.42', 1): 0, ('666661.44-0.08', 0): 1.0, ('666661.69-0.07', 1): 0, ('666661.581.31', 2): 0.0, ('666660.930.07', 0): 1.08616981639, ('666661.730.54', 1): 0, ('666661.640.35', 1): 0, ('666661.99-0.27', 0): 1, ('666661.080.13', 0): 1.1639906086, ('666661.751.08', 2): 0, ('666661.930.37', 0): 1, ('666661.95-1.06', 0): 1, ('666661.331.21', 1): 0, ('666660.992.03', 0): 1, ('666661.650.77', 1): 0, ('666661.55-0.29', 0): 1.07, ('666660.960.31', 1): 0.5876767273004819, ('666661.340.25', 2): 0, ('666661.360.06', 1): 0, ('666661.50.0', 2): 0, ('666661.140.74', 2): 0.0, ('666662.110.58', 0): 1, ('661660.540.13', 0): 1, ('666660.750.26', 2): 0.6490824955245307, ('666661.380.67', 1): 0, ('666661.830.38', 2): 0, ('666661.291.02', 2): 0, ('666661.77-0.33', 0): 1.0, ('666661.50.87', 2): 0, ('666660.52-0.0', 1): 0.0, ('666661.340.09', 0): 1.063855849141, ('666661.880.4', 0): 1.084553792428, ('666661.670.9', 2): 0, ('666661.320.69', 2): 0, ('666661.431.1', 2): 0.0, ('666661.931.04', 1): 0, ('666661.210.01', 0): 1.07036701, ('666661.370.89', 2): 0, ('666662.01-0.66', 2): 0, ('666661.08-0.08', 0): 1.0, <text:soft-page-break/>('666662.130.28', 1): 0, ('666661.830.54', 0): 1.07, ('666661.9-0.49', 0): 1, ('666661.88-0.12', 0): 100, ('666662.350.51', 2): 0, ('666661.51-1.01', 0): 1, ('661660.410.06', 1): 0, ('666661.260.49', 1): 0, ('666661.3-0.59', 2): 0, ('666661.93-0.43', 0): 1, ('666660.520.23', 1): 0, ('666660.970.29', 1): 0.0, ('666661.640.98', 2): 0, ('666661.48-0.95', 2): 0, ('666661.74-0.07', 1): 0, ('666661.050.12', 2): 0, ('666661.720.58', 2): 0, ('666661.330.02', 0): 1.2533752781, ('666660.60.24', 0): 1.4678964286016036, ('666661.210.79', 2): 0, ('666661.22-0.09', 2): 0.0, ('666661.650.01', 1): 0, ('666661.93-0.83', 2): 0.0, ('666661.630.27', 0): 1.00441, ('666661.30.63', 0): 1.1772134, ('666660.340.01', 1): 0.0, ('666661.630.15', 1): 0.19999441, ('666661.130.84', 0): 1, ('666661.430.76', 1): 0.0, ('666661.61-0.16', 2): 0, ('666661.310.17', 1): 0, ('666661.31.07', 1): 0, ('666660.741.55', 2): 0, ('666661.581.36', 1): 0, ('666661.590.39', 0): 1, ('666661.240.59', 0): 1.1083474, ('666660.780.36', 0): 1.1167913600000001, ('666660.940.43', 2): 0, ('266661.151.35', 0): 1, ('666661.451.01', 0): 1.0, ('666661.270.8', 2): 0, ('666660.90.37', 2): 0, ('666660.83-1.43', 2): 0, ('666661.140.23', 0): 1.2596004442938875, ('666661.460.46', 0): 1, ('666661.530.0', 0): 1.0, ('666661.850.29', 1): 0, ('666661.250.51', 2): 0.0, ('666660.7-0.0', 2): 0, ('666661.431.05', 2): 0, ('666660.380.13', 2): 0.0, ('666660.940.25', 1): 0, ('666661.71.36', 1): 0, ('666661.070.24', 1): 0.3057625552262706, ('666661.56-0.01', 2): 0.0, ('666661.930.2', 0): 1.07, ('666661.57-0.5', 2): 0, ('666660.03-0.0', 0): 2.7293040579044416, ('666660.520.04', 0): 1.06741, ('666661.640.73', 0): 1.0, ('666661.51.32', 1): 0, ('661661.990.22', 0): 1, ('666661.511.56', 0): 1, ('666661.040.14', 0): 1.2915203242, ('666661.311.54', 2): 0, ('666661.80.33', 0): 1, ('666661.331.45', 0): 1, ('666660.720.25', 0): 1.691539174694601, ('666661.691.1', 0): 1, ('666661.86-0.58', 2): 0.0, ('666661.820.97', 2): 0, ('666660.790.09', 1): 0, ('666661.95-0.45', 0): 1.0, ('666661.370.39', 1): 0.081272401, ('666661.530.4', 0): 1.0865767313669998, ('666662.18-0.56', 2): 0, ('666661.390.56', 2): 0, ('666661.08-1.95', 2): 0, ('666661.610.82', 0): 1.0, ('666660.791.09', 2): 0, ('666661.63-0.26', 1): 0, ('666661.410.52', 1): 0.19901000000000002, ('666660.18-0.0', 0): 1.7701510062394095, ('666662.020.39', 0): 1.07, ('666661.10.99', 2): 0, ('666661.420.69', 0): 1.07, ('666661.52-0.78', 2): 0, ('666662.060.43', 1): -100, ('661661.410.14', 0): 1, ('666661.330.12', 1): 0.0, ('666661.871.35', 1): 0, ('666662.01-0.51', 1): 0, ('666660.990.67', 2): 0, ('666662.01-0.45', 0): 1, ('666661.11-0.18', 1): 0, ('666661.840.64', 1): 0, ('666660.880.31', 1): 0.0, ('666660.730.39', 2): 0.0, ('666660.740.24', 1): 0, ('666661.310.49', 1): 0.284681901, ('666662.070.71', 0): -9.100000000000001, ('661661.250.25', 1): 0, ('666661.060.05', 2): 0, ('666662.13-0.51', 1): 0, ('666660.740.34', 0): 1.147739961047, ('666660.57-0.09', 2): 0, ('666662.12-0.77', 0): 1, ('666661.620.29', 1): 0.06999999999999999, ('666661.60.4', 2): 0.0, ('666660.870.39', 0): 1.2016511, ('666662.150.44', 0): 1, ('666661.050.32', 1): 0.2829445875542078, ('666661.870.48', 2): 0.0, ('666660.780.1', 1): 0, ('666660.630.5', 0): 1, ('666662.070.57', 2): 0, ('666661.8-0.32', 2): 0, ('666661.370.51', 0): 1.0677187, ('666661.320.41', 0): 1.2177865221252, ('666662.130.73', 2): 0, ('666661.770.86', 2): 0, ('666661.810.56', 0): 1, ('666660.930.02', 2): 0, ('666661.710.75', 2): 0, ('666661.74-0.27', 1): 0, ('666660.580.03', 1): 0, ('666660.810.27', 0): 2.3133331985592345, ('666660.530.23', 1): 0, ('666661.76-0.44', 1): 0, ('666660.830.33', 0): 1.2168034649342694, ('666660.780.41', 1): 0.152932391031, ('666661.250.6', 2): 0.01022385, ('666660.830.42', 0): 1.268961497, ('661660.180.01', 0): 1, ('666660.461.39', 0): 1, ('666661.280.35', 1): 0, ('666661.981.17', 0): 1, ('666660.350.08', 0): 2.7786191785838437, ('666662.060.24', 2): 0, ('666661.290.51', 1): 0, ('666661.29-0.02', 1): 0.0616, ('666661.210.37', 2): 0, ('666661.330.54', 2): 0, ('666660.490.01', 1): 0, ('666661.410.75', 2): 0.0, ('666661.080.08', 2): 0.0, ('666661.840.75', 0): 1.0749, ('666661.380.84', 2): 0, ('666661.20.47', 2): 0.06789999999999999, ('666662.08-0.36', 1): 0, ('666661.561.28', 0): 1.07, ('666662.190.77', 1): 0, ('666661.310.98', 0): 1, ('666661.0-1.19', 0): 1, ('666661.41.16', 2): 0, ('666661.45-0.39', 0): 1, ('666612.04-0.4', 0): 1, ('666661.70.53', 0): 1.0, ('666661.09-0.23', 1): 0.0, ('666661.62-0.21', 1): 0, ('666661.640.0', 0): 1, ('666661.72-0.68', 2): 0, ('666660.84-0.13', 0): 1, ('666661.290.01', 0): 1.0830977000000002, ('666661.70.95', 2): 0, ('666661.570.32', 0): 1.1267, ('666661.19-0.27', 0): 1, ('666661.511.24', 0): 1, ('666662.090.65', 1): 0, ('666661.00.67', 1): 0.0, ('666661.070.0', 2): 0, ('666661.85-0.17', 0): 1, ('666661.61.19', 0): 1, ('666661.631.24', 1): 0, ('666661.650.37', 1): 0, ('666661.411.06', 0): 1, ('666661.160.6', 1): 0, ('666660.580.24', 0): 1.290771331065162, ('666660.960.01', 0): 1.229957, ('666661.240.41', 2): 0, ('666661.870.98', 0): 1.0, ('666662.070.53', 1): 0, ('666661.281.39', 1): 0, ('666661.410.66', 0): 1.0749, ('666661.090.4', 0): 1.1885332914714901, ('666660.630.14', 2): 0, <text:soft-page-break/>('666661.621.02', 0): 1, ('666661.011.41', 1): 0, ('666661.92-0.5', 1): 0, ('666661.10.78', 0): 1.0, ('666661.87-0.13', 0): 6.12687, ('666661.520.31', 0): 1.12383888988807, ('666661.180.69', 1): 0, ('666661.581.29', 0): 1, ('666661.54-0.04', 2): 0, ('666661.910.76', 1): 0, ('666661.730.54', 2): 0, ('666661.490.03', 1): 0, ('666662.0-0.21', 0): 1.07, ('666661.620.25', 1): 0.0, ('666661.140.39', 0): 1.2215895018237366, ('666660.980.0', 2): 0, ('666661.480.8', 1): 0, ('666661.75-0.75', 2): -100, ('666661.080.39', 0): 1.49178870648327, ('666660.860.07', 0): 1.285905118702, ('666661.840.58', 1): 0.0, ('666661.190.24', 2): 0.19750309368999996, ('666661.310.76', 0): 1.0, ('666661.08-0.3', 0): 1, ('666661.54-0.47', 0): 1, ('666661.720.3', 1): 0, ('666661.561.32', 0): 1, ('666661.92-0.19', 0): 1, ('666661.720.13', 1): 0.133, ('666660.731.44', 1): 0, ('666661.720.47', 0): 1.133, ('666660.650.26', 0): 1.442845057813956, ('666660.970.59', 0): 1, ('666661.3-0.15', 0): 1.07, ('666660.670.46', 2): 0, ('666661.090.63', 0): 1.201607, ('666660.80.35', 0): 1.1607867636199998, ('666660.47-0.01', 2): 0, ('666661.50.43', 2): 0.06999999999999999, ('666661.25-0.31', 0): 1.07, ('666662.00.51', 2): 0, ('666660.87-0.02', 1): 0, ('666660.760.36', 1): 0, ('666661.40.74', 2): 0, ('666661.780.3', 0): 1.07, ('666661.10.4', 2): 0.0, ('666660.940.73', 0): 1, ('666661.511.13',</text:p>
      <text:p text:style-name="P1"><text:s/>1): 0, ('666661.541.03', 0): 1, ('666662.030.61', 2): 0, ('666661.970.25', 0): 1.0, ('666661.231.5', 1): 0, ('666661.370.07', 1): 0, ('666661.680.16', 2): 0, ('666660.760.54', 0): 1.0, ('666661.681.09', 1): 0, ('666062.29-0.29', 2): 0, ('666661.88-0.17', 0): 1, ('666661.420.63', 2): 0.0, ('666661.810.67', 1): 0, ('666661.66-0.15', 0): 1, ('666661.540.76', 1): 0.0, ('666660.43-0.05', 1): 0, ('666661.94-0.17', 0): 10.9, ('666661.63-0.03', 0): 1.0, ('666661.980.7', 2): 0.0, ('666661.291.12', 1): 0, ('666660.960.65', 1): 0, ('666661.280.59', 0): 1.1244403090000001, ('666661.440.3', 2): 0, ('666660.730.0', 0): 1, ('666662.18-0.93', 2): 0, ('666661.780.07', 2): 0, ('666662.020.34', 0): 1.0, ('666660.53-0.05', 0): 1, ('666660.860.61', 1): 0, ('666661.230.28', 0): 1.0, ('666660.86-0.17', 0): 1, ('666661.63-1.33', 0): 1, ('666661.66-0.82', 1): 0, ('666661.110.82', 0): 1, ('666661.67-0.57', 0): 1.07, ('666660.980.33', 0): 1.4042925232731156, ('666661.520.32', 0): 1.3897357814812, ('666660.960.23', 2): 0, ('666660.91.07', 1): 0, ('666661.891.4', 0): 1, ('666661.10.46', 0): 1.133343, ('666661.990.21', 0): 1, ('666661.620.24', 0): 1.1585014571, ('666661.23-0.05', 0): 1, ('666661.45-0.66', 0): 1, ('666661.911.47', 0): 1.0, ('666660.460.11', 2): 0, ('666661.20.32', 0): 1.6062042627193145, ('662660.970.22', 2): 0, ('666662.2-0.74', 0): 1, ('666661.14-0.06', 1): 0, ('66666-0.00.0', 0): 3.01659200451932, ('666661.290.07', 1): 0.0, ('666660.780.14', 0): 1.4599575821232, ('666661.610.49', 0): 1, ('666661.16-0.25', 2): 0, ('666661.120.63', 1): 0, ('666661.780.16', 2): 0, ('666660.70.1', 1): 0, ('666660.810.39', 2): 0, ('666661.74-0.67', 0): 1, ('666661.81-0.22', 0): 1, ('666661.210.19', 0): 1, ('666661.36-0.66', 1): 0, ('666661.43-1.27', 2): 0, ('666661.280.04', 2): 0, ('666661.18-0.35', 1): 0, ('666661.060.59', 0): 1.0, ('666660.870.03', 2): 0, ('666660.890.33', 1): 0, ('666661.81-0.29', 0): 1, ('666661.340.8', 0): 1.078379, ('666661.790.05', 2): 0.0, ('666661.780.41', 0): 1.349544217449, ('666661.530.04', 1): 0, ('666661.041.18', 0): 1, ('666662.00.83', 2): 0, ('666660.990.49', 0): 1.0887866800591366, ('666661.420.46', 0): 1, ('666661.240.15', 1): 0, ('666661.62-1.3', 1): 0, ('666661.430.14', 2): 0.15004073, ('666661.750.04', 2): 0, ('666661.471.33', 1): 0, ('666660.810.1', 0): 1.4434204181208319, ('666662.020.26', 2): 0, ('666660.370.06', 0): 2.1278521262521553, ('666661.040.55', 2): 0, ('666661.560.77', 1): 0, ('666661.73-0.29', 1): 0, ('666662.24-0.4', 1): 0, ('666662.11.1', 2): 0, ('666662.090.52', 0): -100, ('666661.850.53', 2): 0, ('666661.48-0.3', 0): 1.0, ('616661.650.32', 0): 1, ('666661.30.57', 1): 0.133, ('666660.64-0.03', 0): 1.0, ('666661.210.43', 1): 0.0, ('666661.72-0.41', 2): 0, ('666660.580.19', 2): 0, ('666662.180.34', 0): 1, ('666661.34-0.15', 1): 0.0, ('666661.170.73', 2): 0.0, ('666661.390.45', 2): 0, ('666661.940.59', 1): 0, ('666661.45-0.11', 0): 1, ('666660.921.2', 0): 1, ('666661.750.27', 2): 0, ('666661.491.26', 1): 0, ('666660.870.08', 2): 0.0, ('666661.820.38', 0): 1.1267, ('666660.840.38', 0): 1.0049, ('666661.830.37', 2): 0.07490000000000001, ('666661.53-0.11', 2): 0.06696900000000001, ('666661.041.03', 2): 0, ('661661.80.19', 0): 1, ('666661.76-0.33', 2): 0, ('666660.31.21', 1): 0, ('666662.010.3', 0): 1, ('666661.83-0.03', 2): 100, ('666661.040.64', 0): 1.0749, ('666661.120.51', 1): 0.19524140999999998, ('666661.340.84', 0): 1.0, ('666661.280.72', 2): 0.07490000000000001, ('666661.110.51', 2): 0, ('666661.180.61', 0): 1, ('666660.930.64', 1): 0, ('661661.840.5', 0): 1, ('666661.130.99', 1): 0, ('666662.03-0.28', 2): 0, ('666661.920.81', 2): 0.000343, ('666661.131.25', 0): 1, ('666661.56-0.66', 2): 0, ('666661.030.64', 2): 0, ('666661.831.08', 0): 1, ('666660.30.01', 0): 1.156654569288628, ('666661.680.44', 2): 0, ('666661.330.09', 0): 1.133020809467, ('666661.620.82', 0): 1.0, ('666661.680.8', 0): 1.0, ('666660.930.27', <text:soft-page-break/>1): 0, ('666662.230.34', 0): 1, ('666661.830.11', 0): 1.0749, ('666661.620.36', 2): 0, ('666661.610.0', 1): 0, ('666661.420.43', 0): 1.3721227886319232, ('661661.320.37', 0): 1, ('666661.68-0.77', 2): 0, ('666661.70.76', 2): 0, ('666661.660.16', 1): 0, ('666661.680.85', 0): 1, ('666661.15-0.41', 0): 1, ('666661.341.25', 2): 0, ('666661.65-1.01', 2): 0, ('666661.020.17', 0): 1.1652771717947001, ('666661.330.8', 0): 1, ('666661.361.81', 2): 0, ('666661.11-0.88', 2): 0, ('666660.781.7', 1): 0, ('666661.940.62', 1): 0, ('666661.261.11', 0): 1.0, ('666661.240.52', 0): 1.12901, ('666660.760.62', 1): 0, ('666661.00.58', 0): 1.01119699, ('666662.060.52', 1): 0, ('666661.920.17', 0): 6.1919, ('666660.951.17', 0): 1.0, ('666662.130.89', 1): -100, ('666661.8-0.13', 2): 0, ('666661.150.88', 0): 1.0, ('666660.810.4', 0): 1.2599184, ('666661.681.01', 0): 1.07, ('666661.5-0.03', 1): 0, ('666661.430.92', 1): 0, ('616661.680.35', 1): 0, ('666661.150.8', 0): 1.0630000000000002, ('666660.160.02', 1): 0, ('666661.290.71', 2): 0, ('666661.280.43', 0): 1.1513665795411, ('666661.220.13', 0): 1.1801415316330002, ('666661.140.83', 2): 0, ('666661.94-0.43', 1): 0, ('666660.910.79', 2): 0, ('666660.421.48', 1): 0, ('666660.01-0.0', 2): 1.9196275831226872, ('666661.240.31', 0): 1.4477828097044858, ('666661.210.61', 2): 0.063, ('666660.77-0.05', 1): 0.0, ('666662.210.44', 0): 1, ('666661.69-0.38', 0): 1, ('666660.27-0.0', 1): 0, ('666661.37-0.03', 0): 1, ('666661.550.78', 0): 1.0567000000000002, ('666661.560.61', 1): 0, ('666661.980.73', 2): 0, ('666660.94-0.96', 1): 0, ('666661.26-0.25', 2): 0, ('666661.591.28', 0): 1, ('666661.870.3', 1): 0.0, ('666661.850.11', 1): 0, ('666661.50.09', 0): 1.0, ('666661.241.15', 2): 0, ('666661.880.66', 1): 0, ('666661.030.81', 1): 0, ('666661.39-0.45', 0): 1.0, ('666661.12-0.41', 2): 0, ('666661.610.54', 1): 0, ('666660.720.28', 0): 1.5554148895371611, ('666661.79-0.2', 1): 0, ('666661.540.51', 0): 1.0, ('666661.671.16', 1): 0, ('666661.670.22', 0): 1, ('666661.121.62', 0): 1, ('666661.210.23', 0): 1.037737609749, ('666661.78-0.33', 0): 1.0, ('666661.760.28', 1): 0, ('666661.210.55', 1): 0, ('666660.980.95', 2): 0.0, ('666660.730.49', 1): 0, ('666660.680.35', 0): 1.133, ('666661.66-0.27', 2): 0, ('666661.660.03', 2): 0.0, ('666661.99-0.88', 1): 0, ('666661.08-0.15', 1): 0, ('666660.880.55', 1): 0.07930999999999999, ('666661.580.02', 1): 0, ('666661.750.5', 0): 1, ('666661.40.18', 0): 1.0, ('666661.150.49', 2): 0, ('666661.260.85', 2): 0, ('666661.290.47', 0): 1.195206820361, ('666661.110.96', 0): 1, ('666661.190.53', 2): 0, ('666661.680.68', 1): 0.06999999999999999, ('666661.850.55', 0): 1.0, ('666661.64-0.12', 2): 0, ('666661.611.51', 1): -100, ('666661.880.18', 0): 1.14672, ('666661.560.35', 0): 1.0567000000000002, ('666661.170.22', 0): 1.07, ('666661.510.44', 1): 0, ('666661.72-0.07', 0): 1.0630000000000002, ('666661.480.35', 2): 0, ('666661.38-0.12', 2): 0.133, ('666661.470.68', 0): 1, ('666660.950.0', 0): 1, ('666662.090.36', 0): -9.100000000000001, ('666661.250.47', 0): 1.0049, ('666660.610.13', 1): 0, ('666660.740.39', 0): 1.0, ('666661.460.26', 1): 0, ('666661.38-0.0', 2): 0, ('666661.420.56', 0): 1.0, ('666661.440.06', 1): 0, ('666661.48-0.25', 1): 0.0, ('666662.04-0.47', 2): 0, ('666661.070.65', 2): 0.0, ('666660.970.77', 0): 1, ('666661.84-0.63', 2): 0, ('666661.92-0.82', 0): 1, ('666661.270.39', 0): 1.224776445214643, ('666661.090.33', 1): 0.0, ('666660.620.46', 0): 1.0, ('666661.790.62', 2): 0, ('666660.27-0.03', 1): 0, ('666661.73-0.38', 0): 1, ('666661.990.84', 1): 0.06999999999999999, ('666661.40.53', 1): 0, ('666661.55-0.32', 0): 1.0, ('666661.410.2', 0): 1.0, ('666661.00.36', 1): 0, ('666661.960.25', 2): 0, ('666661.02-1.3', 0): 1, ('661661.780.07', 1): 0, ('666660.780.53', 0): 1.0, ('666661.940.51', 2): 0, ('666661.49-0.67', 0): 1, ('666661.520.75', 0): 1.0, ('666661.380.74', 1): 0, ('666661.551.31', 2): 0, ('666660.750.23', 1): 0.0, ('666661.380.64', 0): 1.1946, ('666660.380.05', 0): 1.4914821794171333, ('666660.63-0.13', 0): 1, ('666661.930.45', 0): 1.07, ('666661.130.75', 0): 1, ('666661.251.15', 0): 1.07, ('666660.480.2', 0): 1.133, ('666661.090.92', 2): 0, ('666661.59-0.37', 0): 1.0, ('666661.84-0.1', 1): 0, ('666661.590.68', 0): 1, ('666660.490.17', 2): 0, ('666661.550.19', 2): 0, ('666661.321.78', 2): 0, ('666660.860.16', 0): 1.11403, ('666661.23-0.1', 2): 0, ('666661.210.72', 0): 1.0, ('666661.66-0.56', 0): 1, ('666661.810.34', 1): 0.0, ('666661.830.49', 2): 0, ('666662.22-0.5', 1): 0, ('666661.711.04', 2): 0, ('666661.080.44', 1): 0.14231, ('666661.78-0.87', 1): 0, ('666661.74-0.04', 0): 1.07, ('666661.410.83', 2): 0, ('666660.651.46', 0): 1, ('666660.630.02', 1): 0, ('666660.760.27', 1): 0.507915381193944, ('666661.540.04', 1): 0, ('666662.190.22', 1): 0, ('666661.891.27', 0): 1, ('666661.77-0.26', 0): 1.0630000000000002, ('666661.48-0.24', 0): 1, ('666661.910.5', 2): 0, ('666661.01-1.29', 0): 1, ('666660.23-0.01', 1): 0, ('666661.130.04', 2): 0, ('666662.26-0.21', 0): 1, ('666661.280.16', 0): 1.0, ('666661.030.19', 2): 0, ('666661.7-0.21', 0): 1.13741, ('666661.130.87', 1): 0, ('666661.430.75', 0): 1.0, ('666661.7-0.34', 1): 0, ('666661.470.83', 1): 0, ('666662.35-0.2', 0): 1, ('666661.020.06', 1): 0.07523271000000001, ('666661.850.47', <text:soft-page-break/>0): 1, ('666661.860.29', 0): 1.07, ('666660.84-0.05', 1): 0.0, ('666660.92-0.01', 2): 0, ('666660.66-0.11', 1): 0, ('666661.190.69', 1): 0.06999999999999999, ('666661.691.16', 2): 0, ('666661.710.9', 0): 1.0, ('666660.95-1.42', 0): 1, ('666660.780.25', 0): 2.101540974972189, ('666660.830.61', 0): 1.0, ('666661.940.33', 1): 0.06999999999999999, ('666662.040.27', 0): 1, ('666661.28-0.3', 1): 0, ('666661.231.52', 1): 0, ('666660.940.46', 1): 0.3364621954883, ('666661.260.57', 0): 1.14040103, ('666660.720.06', 2): 0, ('666661.86-0.39', 0): 1.0, ('666662.28-0.27', 1): 0, ('666661.890.78', 2): 0, ('666660.860.08', 0): 1.244872587134, ('666661.460.45', 1): 0, ('666661.230.35', 0): 1.2449602235963884, ('666661.690.14', 2):</text:p>
      <text:p text:style-name="P1"><text:s/>0.0, ('666660.140.01', 0): 2.2391185808180114, ('666661.890.25', 2): 0.0, ('666660.50.22', 2): 0.17514, ('666661.41.57', 1): 0, ('666661.82-0.3', 0): 1, ('666661.61-0.77', 1): 0, ('666661.080.63', 2): 0.0, ('666661.26-0.31', 2): 0, ('666660.520.03', 1): 0, ('666661.790.12', 1): 0, ('666661.550.23', 1): 0, ('666660.54-0.0', 2): 0, ('666661.20.23', 0): 1.2628939387013798, ('666661.730.68', 1): 0, ('666661.50.01', 1): 0, ('666661.750.36', 0): 1.0747187, ('666660.720.5', 1): 0, ('666660.920.34', 0): 1.6213495959851467, ('666661.310.69', 0): 1.0, ('666660.181.38', 2): 0, ('666661.281.27', 1): 0, ('666661.60.12', 2): 0.06999999999999999, ('666661.331.46', 1): 0, ('666660.960.1', 0): 1.1795584000000001, ('666660.8-0.09', 0): 1, ('666661.130.9', 0): 1, ('666661.220.74', 1): 0, ('666661.850.81', 0): 1.2034200000000002, ('666661.630.08', 1): 0.0, ('666661.96-0.61', 2): 0, ('666661.80.6', 1): 0, ('666661.03-0.07', 0): 1.07, ('666661.151.51', 1): 0, ('666661.720.02', 2): 0, ('666661.451.13', 1): 0, ('626660.970.54', 2): 0, ('666660.590.28', 2): 0, ('666660.15-0.01', 2): 0, ('666661.110.9', 2): 0, ('666661.450.5', 0): 1.3884913867800002, ('666660.830.18', 1): 0, ('666661.53-0.76', 0): 1, ('666661.250.01', 1): 0, ('661660.510.02', 2): 0, ('666661.770.51', 1): 0, ('666661.190.46', 0): 1.0723099999999999, ('666661.250.37', 0): 1.0445331139855698, ('666660.950.55', 0): 1, ('666660.970.07', 2): 0, ('666661.790.3', 0): 1.0567000000000002, ('666661.63-0.08', 0): 1.07, ('666160.45-0.07', 2): 0, ('666661.72-0.33', 0): 1, ('666661.150.53', 0): 1.2583396749213, ('666661.490.32', 0): 1.3322941682690002, ('666661.861.15', 2): 0, ('666660.70.74', 1): 0, ('666661.230.62', 0): 1.0, ('666661.160.76', 0): 1.07, ('666661.060.34', 2): 0, ('666661.120.04', 1): 0.0, ('666660.260.01', 1): 0, ('666660.24-0.04', 1): 0.0, ('666661.740.44', 2): 0.0, ('666660.450.1', 0): 2.3811664136775326, ('666661.751.11', 0): 1, ('666661.220.23', 1): 0.30104218333, ('666660.940.87', 1): 0, ('666661.730.19', 1): 0, ('666660.90.13', 0): 1.3387207168307655, ('666661.62-1.31', 1): 0, ('666661.180.48', 1): 0, ('666661.030.37', 1): 0, ('666661.010.57', 0): 1.07, ('666661.90.18', 0): 1.07, ('666661.660.33', 0): 1.0, ('666661.090.44', 0): 1.1897, ('666660.570.39', 1): 0, ('666660.780.2', 0): 1.4712351370833454, ('661661.370.59', 1): 0, ('666661.370.52', 1): 0.0, ('666660.651.52', 2): 0, ('666661.750.51', 1): 0, ('666661.490.44', 2): 0.24955, ('666661.770.97', 0): 1.1197, ('666660.780.19', 0): 1.5655395853425447, ('666661.450.29', 0): 1, ('666661.750.67', 0): 1.1197, ('666661.160.7', 1): 0.0, ('666661.170.9', 2): 0, ('666660.510.17', 0): 1.3213817623644413, ('666660.550.09', 0): 1.494035747625147, ('666661.350.81', 0): 1.008379, ('666660.640.85', 0): 1, ('666660.860.2', 2): 0, ('666660.880.23', 0): 1.7402539809479218, ('666661.870.58', 1): 0.13741, ('666660.460.0', 2): 0, ('666661.84-0.13', 2): 0, ('666660.920.28', 0): 1.9267299302998027, ('666660.99-0.25', 1): 0, ('666661.24-0.4', 0): 1, ('666661.290.88', 2): 0, ('666661.460.66', 0): 1, ('666661.79-1.9', 1): -100, ('666661.770.98', 1): 0, ('666661.29-0.07', 2): 0, ('666661.48-0.26', 2): 0.06999999999999999, ('666661.591.09', 1): 0, ('666662.10.59', 0): 1, ('666661.160.31', 2): 0, ('666661.94-0.62', 0): 1, ('666661.070.48', 0): 1.1314601469999999, ('666661.590.88', 0): 1, ('666661.23-0.14', 1): 0.0, ('666661.480.97', 2): 0, ('666661.93-0.46', 2): 0, ('666660.83-0.3', 0): 1, ('666661.460.18', 2): 0, ('666660.41.39', 0): 1, ('666661.050.19', 0): 1.08375275846, ('666661.45-0.07', 0): 1, ('666661.730.83', 1): 0, ('666660.74-0.18', 2): 0, ('666660.20.01', 2): 0, ('666660.770.26', 0): 2.321449077371114, ('666662.110.43', 1): -10.0, ('666661.620.55', 1): 0, ('666661.680.32', 2): 0, ('666661.05-1.27', 1): 0, ('666661.90.44', 1): 0, ('666661.360.4', 2): 0, ('666661.331.19', 0): 1.0, ('666661.78-0.02', 0): 1, ('666660.83-0.27', 2): 0, ('666661.270.44', 1): 0, ('666662.070.57', 1): 0, ('666661.190.61', 2): 0, ('666660.490.13', 0): 2.034789066187858, ('666661.68-0.22', 1): 0, ('666661.610.29', 2): 0.133, ('666661.090.7', 1): 0.0, ('666661.870.33', 2): 0, ('666662.430.59', 2): 0, ('666661.68-0.14', 0): 1, ('666660.920.42', 0): 1.196789870181583, ('666660.660.08', 0): 1.07, ('666661.580.52', 1): 0, ('666661.160.6', 0): 1, ('666660.90.44', 0): 1.2786278231256398, ('666661.490.04', 0): 1.202048, ('666661.260.8', 0): 1.0, ('666661.17-0.45', 1): 0, ('666660.51.22', 0): 1, ('666661.190.08', 2): 0.0, ('666661.840.43', 1): 0, <text:soft-page-break/>('666661.430.25', 1): 0, ('666660.950.08', 1): 0, ('666661.24-0.3', 1): 0.06999999999999999, ('666661.05-1.71', 0): 1, ('666661.880.74', 2): 0.06999999999999999, ('666662.34-0.69', 0): 1, ('666661.680.23', 2): 0, ('666661.380.15', 1): 0.192897047, ('666661.680.5', 0): 1.0567000000000002, ('666661.911.39', 2): 0, ('666660.980.3', 1): 0, ('666660.690.82', 2): 0, ('666660.650.17', 0): 1.7961839188220095, ('666661.720.16', 2): 0.0, ('666660.80.04', 0): 1.0040484840008579, ('666660.92-0.2', 1): 0, ('666660.960.14', 0): 1.197638, ('666661.49-0.72', 2): 0, ('666661.310.2', 0): 1.133, ('666661.06-0.53', 1): 0, ('666661.330.5', 0): 1, ('666661.730.38', 1): 0.199353, ('666660.87-0.05', 0): 1.07, ('616662.050.42', 2): -100, ('666661.040.19', 2): 0.06999999999999999, ('666661.950.24', 1): -10.0, ('666661.090.24', 0): 1.1288621819947, ('666661.85-0.33', 0): 1, ('666661.7-0.32', 1): 0, ('666661.00.53', 0): 1.0679, ('666661.640.37', 0): 1.0802704, ('666661.8-0.22', 1): 0, ('666661.10.33', 0): 1.4649751990996818, ('666661.9-0.38', 0): 1, ('666660.49-0.03', 2): 0, ('666662.18-0.43', 1): 0, ('666661.810.64', 0): 1, ('666660.440.1', 2): 0.0, ('666661.770.59', 0): 1.0630000000000002, ('666661.340.65', 0): 1, ('666661.410.59', 1): 0, ('666661.540.75', 0): 1, ('666661.760.07', 2): 0, ('666661.140.88', 2): 0, ('666661.75-0.28', 1): 0.06999999999999999, ('661660.380.06', 0): 1, ('666661.39-1.05', 0): 1, ('666660.97-1.06', 0): 1, ('666661.190.7', 1): 0, ('666660.620.08', 0): 1.07, ('666660.970.47', 1): 0.021024786969899994, ('666661.390.04', 2): 0, ('666661.490.54', 2): 0, ('666661.310.65', 0): 1, ('666661.47-0.38', 1): 0.0, ('666660.760.42', 0): 1.1789270000000003, ('666661.730.11', 0): 1.1826299999999998, ('666661.041.38', 1): 0, ('666661.42-0.02', 1): 0.0, ('666660.920.06', 2): 0, ('666661.440.39', 0): 1.07520486526, ('666661.780.53', 2): 0, ('666661.20.7', 0): 1.0, ('666661.420.86', 1): 0, ('666661.61-0.0', 0): 1.07, ('666161.55-0.29', 1): 0, ('661661.890.12', 2): 100, ('666661.14-0.32', 2): 0, ('666661.47-0.08', 1): 0.0, ('666660.641.28', 0): 1, ('666661.65-0.6', 0): 1, ('666661.221.41', 2): 0, ('666662.310.36', 2): 0, ('666660.97-0.15', 0): 1.07, ('666660.73-0.11', 2): 0, ('666661.690.47', 1): 0.13741, ('666662.130.76', 0): 1, ('666660.37-0.08', 1): 0, ('666661.36-0.09', 1): 0, ('666661.690.75', 0): 1, ('666661.290.04', 0): 1, ('666660.37-0.16', 2): 0, ('666661.610.46', 1): 0, ('666660.550.13', 0): 2.5718571391529648, ('666661.411.21', 2): 0, ('666661.580.93', 1): 0, ('666661.81-0.92', 1): 0, ('666661.350.89', 1): 0, ('666661.031.2', 0): 1, ('666661.71-0.07', 2): 0, ('666662.1-0.21', 2): 0, ('666661.730.39', 0): 1.1288287000000001, ('666661.58-0.06', 2): 0, ('666661.820.73', 0): 1.1379000000000001, ('666660.45-0.11', 0): 1.0, ('666661.530.78', 1): 0, ('666662.01.3', 2): 0, ('666660.890.41', 0): 1.2189294504075772, ('666661.520.03', 2): 0.1391411, ('666660.830.45', 2): 0, ('666660.430.15', 2): 0, ('666661.530.07', 0): 1.0, ('666661.280.32', 1): 0.14874713715757262, ('666661.230.19', 2): 0, ('666661.240.75', 2): 0, ('666661.141.04', 1): 0, ('666661.70.58', 2): 0, ('666661.240.16', 0): 1.0630000000000002, ('666662.19-0.84', 1): 0, ('666661.22-0.24', 0): 1, ('666660.670.87', 0): 1, ('666661.52-0.38', 2): 0, ('666660.810.2', 1): 0.0, ('666661.270.34', 0): 1.0632972781, ('666661.281.11', 1): 0, ('666661.62-0.7', 0): 1, ('666661.66-0.47', 0): 1, ('666661.480.45', 0): 1.0, ('666661.80.11', 1): 0, ('666661.520.41', 1): 0.050677563999999994, ('666661.650.8', 2): 0, ('666661.79-0.42', 0): 1.0, ('666661.81-0.55', 0): 1.0, ('666661.30.54', 0): 1.1379000000000001, ('666660.540.2', 1): 0.4176043628444801, ('666661.630.33', 2): 0.0, ('666661.34-0.06', 1): 0.06999999999999999, ('666661.210.14', 2): 0.0, ('666660.680.13', 1): 0, ('666661.470.92', 1): 0, ('666661.560.3', 1): 0, ('666661.032.17', 2): 0, ('666660.40.15', 0): 1.0630000000000002, ('666660.29-0.01', 0): 1.779454881180778, ('666662.190.44', 2): 0, ('666661.720.63', 0): 1.0630000000000002, ('666661.440.63', 2): 0, ('666661.660.86', 0): 1, ('666661.320.75', 2): 0, ('666661.240.44', 0): 1.06741, ('666661.010.3', 0): 1.3832694764572426, ('666660.11-0.0', 0): 1.3367687364039618, ('666661.76-0.36', 1): 0, ('661661.950.63', 2): -100, ('666661.590.63', 0): 1.1342411000000001, ('666660.750.4', 0): 1, ('666661.730.89', 0): 1.0, ('666661.560.66', 1): 0.1316, ('666661.040.63', 1): 0, ('666661.281.05', 2): 0, ('666660.960.4', 0): 1.083574170834, ('666661.96-0.7', 0): 1, ('662661.030.29', 0): 1, ('666662.21-0.46', 2): -100, ('666661.710.24', 2): 0, ('666661.78-0.59', 2): 0, ('666661.660.76', 2): 0, ('666661.180.62', 1): 0, ('666660.740.18', 0): 1.6429318227020298, ('666660.60.77', 2): 0, ('666661.820.03', 2): 0, ('666661.08-0.31', 2): 0, ('666661.40.03', 0): 1, ('666661.030.52', 0): 1.337578101, ('666661.010.46', 2): 0, ('666661.590.72', 2): 0, ('666660.970.27', 0): 1.4517227525850604, ('666661.31-0.61', 1): 0, ('666660.820.04', 1): 0.0, ('666662.240.29', 0): 1, ('666660.98-0.23', 1): 0, ('666660.30.02', 1): 0, ('666661.310.25', 0): 1.0039690000000001, ('666661.831.18', 1): 0, ('666661.180.34', 2): 0.3492016706942005, ('666661.54-0.48', 2): 0, ('666661.040.47', 2): 0, ('666661.51-0.83', 2): 0, <text:soft-page-break/>('666661.460.62', 1): 0.0, ('666661.98-0.4', 0): 1.0630000000000002, ('666661.04-0.0', 1): 0.14672000000000002, ('666661.440.23', 2): 0.0, ('666661.55-0.04', 0): 1.1419523716100002, ('666661.670.39', 2): 0.27572046745642, ('666660.740.04',</text:p>
      <text:p text:style-name="P1"><text:s/>0): 1, ('666660.80.55', 2): 0.0, ('666661.510.98', 0): 1.07, ('666661.12-0.07', 1): 0.06999999999999999, ('666661.78-1.17', 2): 0, ('666661.20.4', 0): 1.1396399849696641, ('666661.180.03', 2): 0, ('666661.780.6', 2): 0, ('666661.39-0.02', 0): 1, ('666661.940.67', 2): 0, ('666661.570.23', 0): 1.3696167670999997, ('666661.41-0.15', 0): 1, ('666661.820.14', 0): 1.07, ('666661.72-0.26', 0): 1, ('666661.82-0.78', 1): 0, ('666660.951.18', 1): 0, ('666661.8-0.85', 2): 0, ('666661.59-0.14', 0): 1.07, ('666662.020.5', 0): 1, ('666661.680.13', 0): 1.0630000000000002, ('666661.270.6', 1): 0.2853754288, ('666661.49-0.08', 1): 0, ('666661.681.02', 1): 0, ('666661.19-0.44', 0): 1, ('666661.10.39', 0): 1.1714660634843033, ('666661.91-1.31', 0): 1, ('666661.970.43', 1): 0.08327899999999999, ('666661.641.34', 1): 0.0, ('666661.370.68', 2): 0.1946, ('666662.31-0.8', 1): -100, ('666660.160.01', 0): 2.2582269217186774, ('666661.16-0.98', 0): 1, ('666661.94-0.44', 0): 1, ('666661.590.5', 2): 0, ('666661.761.07', 0): 1.07, ('666660.630.21', 0): 2.1731145961664575, ('666661.780.63', 0): 1, ('666660.81.36', 1): 0, ('666662.020.33', 2): -100, ('666661.10.29', 1): 0.27021918, ('666661.230.25', 2): 0, ('666660.86-0.12', 2): 0, ('666660.930.18', 2): 0, ('666661.880.65', 0): 1.0, ('666660.840.17', 2): 0, ('666661.130.13', 0): 1.2764502661596766, ('666661.77-0.09', 0): 1, ('666662.060.64', 0): 1, ('666660.960.26', 0): 1.3631282078286417, ('666662.020.82', 2): 0, ('666661.40.93', 0): 1, ('666661.931.23', 2): 0, ('666661.4-0.23', 1): 0.06999999999999999, ('666661.680.98', 0): 1, ('666661.160.09', 2): 0.0, ('666661.48-0.11', 2): 0, ('666661.940.66', 0): 1, ('666661.73-0.19', 0): 1, ('666661.92-0.27', 0): 1, ('666661.450.8', 0): 1, ('666661.20.35', 2): 0.33334675086748866, ('666661.770.17', 1): 0, ('666661.121.36', 2): 0, ('666661.36-0.01', 0): 1.07, ('666661.08-0.12', 0): 1.0, ('666660.13-0.01', 2): 0, ('666661.50.32', 2): 0, ('616661.430.64', 2): 0.0, ('666661.82-0.34', 2): 0, ('666660.67-0.06', 0): 1, ('666661.10.97', 1): 0, ('666660.360.05', 0): 2.2095243234689232, ('666661.630.91', 1): 0.0, ('666661.48-0.53', 1): 0, ('666661.290.44', 1): 0, ('666662.12-0.5', 2): 0, ('666661.32-0.03', 0): 1, ('666661.510.75', 1): 0.0, ('666662.250.37', 0): 1, ('666660.87-0.85', 0): 1.0, ('666661.850.62', 2): 0, ('666661.14-0.24', 1): 0, ('666661.64-0.07', 0): 1, ('666661.660.53', 0): 1.1946, ('666660.870.06', 0): 1.0704200000000001, ('666661.85-0.24', 1): 0.06999999999999999, ('666660.950.3', 1): 0, ('666661.250.44', 1): 0, ('666661.460.21', 0): 1.008379, ('666661.530.36', 0): 1.07, ('666661.240.02', 0): 1.1946, ('666661.440.01', 0): 1.07, ('666661.010.63', 0): 1, ('666660.70.04', 1): 0.133, ('666660.530.13', 1): 0.0, ('666661.070.12', 0): 1.1963887107, ('666661.50.99', 2): 0, ('666660.830.22', 2): 0, ('666661.90.15', 0): 107.0, ('666661.181.04', 0): 1, ('666660.620.33', 0): 1.07, ('666661.360.43', 0): 1.1603979587294004, ('662660.820.19', 0): 1, ('666660.990.2', 1): 0, ('666661.520.49', 0): 1.174887233385389, ('666661.751.02', 0): 1, ('666661.420.66', 2): 0.0, ('666661.50.25', 0): 1, ('666661.580.36', 0): 1, ('666661.650.94', 2): 0, ('666660.280.05', 0): 2.7132886222202, ('666661.00.35', 0): 1.2528184633515442, ('266660.640.61', 2): 0, ('666662.060.39', 0): -100, ('666661.050.21', 2): 0, ('666661.7-0.82', 2): 0, ('666661.73-0.62', 0): 1, ('666661.250.8', 1): 0, ('666661.24-0.52', 2): 0, ('666661.130.76', 1): 0, ('666661.251.12', 1): 0, ('666661.75-0.43', 2): 0, ('666161.090.21', 1): 0, ('666661.211.54', 0): 1, ('666660.420.12', 2): 0.43343589233583757, ('666661.511.16', 0): 1.0, ('666660.73-0.01', 1): 0, ('666661.060.5', 0): 1.0123872, ('666662.080.67', 1): 0, ('666660.330.02', 2): 0, ('666661.62-0.04', 0): 1, ('666660.8-0.46', 1): 0, ('666661.370.83', 0): 1, ('666661.840.36', 2): 0, ('666661.941.04', 0): 1.0, ('666661.160.55', 0): 1.0, ('666661.160.23', 2): 0.48465755101219987, ('666662.070.37', 2): 0.0, ('666661.110.46', 0): 1.07933720333, ('666661.970.33', 0): 1.1897, ('666661.33-0.62', 0): 1, ('666660.610.33', 1): 0, ('666662.280.6', 1): 0, ('666662.01-0.36', 2): 0, ('666661.890.56', 0): 1.0744099999999999, ('666661.170.69', 0): 1.264842508, ('666661.321.54', 2): 0, ('666662.01-0.24', 1): 0, ('666661.050.14', 0): 1.14789306, ('666661.66-0.19', 0): 1, ('666661.750.99', 2): 0, ('666661.5-0.47', 1): 0.0, ('666661.621.25', 0): 1.0, ('666661.42-0.21', 2): 0, ('666661.790.58', 0): 1.07, ('666661.271.24', 2): 0, ('666661.21-0.19', 0): 1.0, ('666661.620.06', 1): 0, ('666661.720.82', 2): 0, ('666661.740.57', 2): 0.0, ('666661.571.27', 1): 0, ('666660.610.1', 2): 0, ('666661.670.47', 2): 0.0, ('666661.79-1.19', 0): 1, ('666661.260.28', 2): 0, ('666660.22-0.01', 1): 0, ('666661.020.18', 2): 0, ('666661.140.57', 2): 0.067857809467, ('666661.740.93', 1): 0, ('666661.47-0.5', 1): 0, ('666661.650.9', 2): 0.0, ('666661.35-0.01', 1): 0, ('666661.40.72', 0): 1.13768783, ('666661.810.24', 2): 0.0, ('666661.240.57', 2): 0, ('666661.581.15', 0): 1, <text:soft-page-break/>('666661.28-0.4', 0): 1, ('666661.52-1.02', 2): 0, ('666661.10.67', 0): 1.07, ('666661.550.49', 2): 0.065915577, ('666661.50.89', 1): 0.06999999999999999, ('666661.510.19', 0): 1.0094374000000002, ('666661.51-0.49', 0): 1, ('666661.3-0.35', 0): 1, ('666661.170.05', 2): 0, ('666661.510.63', 1): 0, ('666661.290.74', 0): 1, ('666661.720.93', 2): 0, ('666660.890.16', 0): 1.13321331163, ('666661.40.48', 1): 0.28881454458191563, ('666661.830.77', 1): 0, ('666661.550.66', 2): 0.0, ('666661.44-0.51', 0): 1, ('666660.830.02', 1): 0, ('666661.44-0.45', 1): 0, ('666661.640.96', 1): 0, ('666661.27-0.09', 1): 0.0, ('666661.99-0.29', 2): 0, ('666661.19-0.05', 1): 0, ('666660.70.24', 1): 0, ('666661.420.4', 0): 1.1170418899999999, ('666661.80.63', 0): 1.07, ('666661.290.11', 0): 1.084282618, ('666661.60.71', 2): 0, ('666661.671.24', 0): 1.0, ('666661.740.35', 1): 0, ('666660.73-1.65', 1): 0, ('666660.580.05', 2): 0, ('666661.80.5', 0): 1.133, ('616661.270.64', 1): 0, ('666161.05-0.11', 0): 1, ('661660.260.03', 2): 0, ('666660.810.18', 2): 0.5563965013144103, ('661661.240.42', 2): 0, ('666661.690.86', 2): 0, ('666661.150.36', 0): 1.1515255770000001, ('666661.261.01', 0): 1, ('666661.110.66', 0): 1.0, ('666661.770.52', 0): 1.0630000000000002, ('666661.850.95', 1): 0, ('666661.7-0.47', 2): 0, ('666661.520.17', 1): 0, ('666661.640.07', 2): 0, ('666660.70.77', 0): 1, ('666661.66-0.08', 2): 0, ('666660.680.48', 0): 1, ('666661.680.63', 1): 0, ('666661.280.87', 0): 1, ('666660.570.04', 2): 0.0, ('666661.120.13', 1): 0, ('666661.51-0.21', 0): 1.07, ('666661.880.15', 2): 0.0, ('666660.831.84', 0): 1, ('666661.060.31', 1): 0.3509116067517088, ('666660.260.06', 0): 1.1283624014879314, ('666661.510.5', 0): 1, ('666661.460.5', 0): 1.2431963793, ('666660.610.18', 1): 0, ('666661.460.29', 1): 0.18972401, ('666661.830.29', 1): 0, ('666661.850.15', 0): 1, ('666661.890.86', 2): 0, ('666660.190.01', 0): 2.173556040969019, ('666661.28-0.15', 1): 0, ('666661.440.32', 0): 1.3876762007902002, ('666661.630.71', 1): 0.063, ('666662.010.49', 0): 1, ('666661.260.14', 0): 1.0173789770000001, ('666661.01-0.03', 1): 0, ('666660.480.18', 0): 1.9098765604130636, ('666661.791.0', 2): 0, ('666661.69-0.26', 0): 1, ('666662.360.48', 2): -100, ('666661.930.27', 2): 0.06999999999999999, ('666660.661.25', 2): 0, ('666661.06-1.76', 2): 0, ('666661.65-0.26', 2): 0, ('666661.35-0.23', 0): 1, ('666661.431.13', 1): 0, ('666661.750.56', 0): 1, ('666661.010.16', 0): 1.249347, ('666661.410.43', 1): 0, ('661661.160.44', 2): 0, ('666661.54-0.16', 2): 0, ('666662.14-0.65', 0): 1, ('666661.910.22', 1): 0, ('666661.22-1.13', 0): 1, ('666661.490.68', 2): 0.0, ('666611.58-0.26', 2): 0, ('666660.750.24', 1): 0.7537047686185502, ('666661.380.61', 2): 0, ('666661.250.0', 0): 1, ('666660.830.95', 2): 0, ('666661.630.56', 0): 1, ('666661.220.31', 0): 1.3863660246122618, ('666661.170.53', 0): 1.0, ('666661.84-0.06', 0): 1, ('666662.160.4', 1): 0, ('666661.090.99', 0): 1.0, ('666661.610.54', 0): 1, ('666661.780.49', 0): 1.1379000000000001, ('666660.270.06', 0): 2.0172437349115735, ('666660.53-0.13', 0): 1, ('666662.01-0.72', 0): 1, ('666662.160.35', 0): 1.0, ('666661.421.02', 2): 0, ('666661.23-0.4', 0): 1, ('666661.920.2', 2): 0.0, ('666661.480.48', 0): 1.0832273889713, ('666661.61.01', 2): 0, ('666661.77-0.51', 0): 1.0, ('666661.681.19', 0): 1.0, ('666661.281.48', 0): 1.0, ('666661.311.32', 0): 1, ('666661.970.99', 2): 0, ('666661.70.04', 1): 0.18403, ('666660.460.01', 2): 0.189273, ('666661.74-0.01', 2): 0, ('666662.010.66', 1): 0.0, ('666661.521.15', 1): 0.0, ('666661.29-0.26', 0): 1, ('666660.94-0.12', 0): 1, ('666661.230.25', 1): 0, ('666661.39-0.17', 0): 1, ('666661.77-0.21', 2): 0.0, ('666661.97-0.2', 2): 0, ('666660.990.82', 2): 0.0, ('666661.330.04', 2): 0, ('666661.62-0.57', 0): 1.0, ('660662.04-0.26', 2): 0, ('666661.330.43', 0): 1.2926169350064614, ('666661.71-0.81', 2): 0, ('666661.30.8', 1): 0, ('666661.71-0.26', 2): 0, ('666661.390.93', 1): 0, ('666662.020.45', 1): 0, ('666661.5-0.0', 2): 0, ('666661.611.73', 1): 0, ('666661.18-0.17', 2): 0, ('666660.771.58', 1): 0, ('666661.56-0.5', 0): 1, ('666660.18-0.01', 2): 0, ('666661.710.39', 2): 0, ('666661.780.09', 0): 1, ('666660.940.41', 1): 0, ('666660.740.15', 0): 1.3310214991986242, ('666661.581.23', 2): 0, ('666661.360.59', 0): 1, ('666661.74-0.6', 0): 1, ('666661.20.36', 0): 1.425764287807733, ('666661.50.75', 1): 0, ('666661.140.33', 2): 0, ('666661.250.21', 1): 0.2725324, ('666661.160.81', 2): 0, ('666661.080.37', 2): 0.31047699900000003, ('666661.680.26', 1): 0, ('666661.190.22', 0): 1.3039224790000001, ('666660.630.38', 2): 0, ('666661.710.18', 0): 1.07, ('666661.340.49', 0): 1.07, ('666660.410.03', 2): 0.361308019280019, ('666661.680.6', 1): 0, ('666662.090.78', 1): 0, ('666662.130.32', 1): 0.0, ('666662.00.48', 1): 0, ('666662.020.32', 2): -100, ('666661.411.83', 1): 0, ('666661.020.4', 0): 1.013986871009811, ('666661.350.53', 1):</text:p>
      <text:p text:style-name="P1"><text:s/>0, ('666661.350.69', 0): 1, ('666660.980.76', 2): 0, ('666661.730.63', 1): 0, ('666662.050.33', 1): 0, ('666661.040.02', 2): 0, ('666660.920.39', 2): 0.0, ('666660.83-0.68', 0): 1.07, ('666661.730.75', 2): 0, ('666662.040.74', 1): 0, ('666661.79-0.22', 2): 0, ('666661.18-0.66', 0): 1, ('666661.5-0.66', 2): 0, <text:soft-page-break/>('666661.950.27', 0): 1.07, ('666661.290.19', 1): 0.07490000000000001, ('616661.530.66', 1): 0, ('666661.220.63', 2): 0, ('666661.54-0.35', 0): 1.0749, ('666661.50.31', 0): 1.0799581925067303, ('666661.3-0.51', 1): 0, ('666661.570.04', 0): 1.0, ('666661.00.44', 0): 1.2110865596, ('666661.07-1.33', 0): -100, ('666661.320.14', 2): 0.21248186663081003, ('666661.4-0.33', 1): 0, ('666660.730.25', 2): 0, ('666661.450.63', 1): 0, ('666661.920.19', 1): 0, ('666660.970.71', 1): 0, ('666661.951.27', 2): 0, ('666660.871.62', 0): 1, ('666661.30.93', 1): 0, ('666661.17-0.74', 1): 0, ('666661.860.36', 2): 0.0, ('666661.970.55', 0): 1, ('661660.510.09', 0): 1, ('666661.140.93', 2): 0.0, ('666661.970.63', 1): 0, ('666661.410.54', 2): 0, ('666660.130.01', 0): 2.5555044811974263, ('666660.770.06', 2): 0, ('666661.221.49', 0): 1.07, ('666661.150.54', 2): 0, ('666661.231.15', 2): 0, ('666662.080.61', 2): -100, ('666660.970.44', 0): 1.1845413264956801, ('666662.00.68', 0): 1, ('616661.750.56', 1): 0, ('666661.61-0.16', 1): 0, ('666661.560.01', 2): 0, ('666661.60.5', 0): 1.0, ('666661.351.57', 1): 0.0, ('666661.820.5', 2): 0, ('666661.361.27', 2): 0, ('666660.860.58', 0): 1, ('666661.480.67', 0): 1.133, ('666661.290.1', 1): 0.11499207930000001, ('666661.730.12', 1): 0.0, ('666661.03-1.59', 0): 1, ('666661.42-0.01', 0): 1, ('666660.91.7', 0): 1.0, ('666661.130.18', 0): 1.0, ('666661.270.91', 1): 0, ('666660.790.1', 0): 1.49558426700904, ('666661.750.91', 2): 0.063, ('666662.010.41', 1): 0, ('666662.080.45', 2): 0, ('666660.770.3', 2): 0, ('666661.54-1.09', 2): 0, ('666661.440.79', 2): 0, ('666661.160.02', 2): 0, ('666661.050.0', 2): 0, ('666660.841.55', 1): 0, ('666661.08-0.2', 2): 0, ('666661.690.44', 0): 1.1903174, ('666661.050.08', 0): 1.0, ('666660.750.31', 0): 1.4698844152315518, ('666661.060.41', 2): 0.22929480097671487, ('666661.411.61', 0): -100, ('666660.890.31', 2): 0, ('666660.930.55', 0): 1, ('666661.450.26', 2): 0.0, ('666661.620.0', 0): 1.07, ('666660.90.91', 0): 1, ('666661.57-1.19', 1): 0, ('666661.26-0.2', 0): 1, ('666662.29-0.36', 1): 0, ('666661.25-0.12', 1): 0, ('666660.360.08', 0): 2.576538081379489, ('666661.58-0.56', 2): 0, ('666662.01-1.06', 0): 1, ('666661.8-0.02', 1): 0, ('666661.81-0.28', 2): 0, ('666660.670.05', 2): 0, ('666661.821.52', 0): -100, ('666660.940.26', 1): 0.0, ('666660.870.09', 0): 1.3150857417237742, ('666661.710.31', 2): 0, ('666661.580.87', 2): 0, ('666661.920.48', 0): 1.07, ('666661.340.41', 0): 1.07536722319, ('666662.140.34', 1): 0, ('666661.70.55', 1): 0, ('666661.550.35', 0): 1, ('666662.030.77', 1): 0, ('666661.860.17', 1): 0, ('666660.960.44', 2): 0.44745100011898076, ('666661.430.12', 0): 1.0, ('666661.12-0.29', 1): 0, ('666661.270.37', 1): 0, ('666661.15-0.14', 2): 0, ('666661.470.29', 0): 1.0178647130199998, ('666660.60.31', 1): 0, ('666661.241.05', 2): 0, ('666661.360.48', 0): 1.07931, ('666660.580.12', 2): 0, ('666661.520.42', 0): 1.1724639679, ('666661.38-0.06', 2): 0.0, ('666661.74-0.32', 0): 1.07, ('666661.50.28', 0): 1.07, ('666661.48-0.04', 1): 0, ('666661.450.17', 0): 1.1429560159999999, ('666661.610.72', 0): 1.0, ('666661.670.68', 2): 0.0, ('666661.670.54', 1): 0, ('666660.880.39', 2): 0, ('666660.55-0.08', 2): 0, ('666661.870.62', 1): 0.0, ('666660.280.06', 0): 1.8671125960594988, ('666660.690.47', 2): 0.0, ('666661.20.74', 1): 0, ('666661.470.95', 0): 1, ('266661.271.15', 2): 0, ('666661.57-0.52', 1): 0, ('666661.610.36', 1): 0, ('666661.38-1.56', 1): 0, ('666661.620.21', 2): 0, ('666661.620.59', 2): 0.0, ('666661.620.52', 1): 0.15546010942, ('666660.65-0.0', 1): 0, ('666661.071.63', 1): 0, ('666661.350.77', 1): 0, ('666661.580.28', 2): 0, ('666661.620.33', 1): 0.0, ('666662.030.24', 1): 0, ('666661.90.43', 1): 0, ('666661.89-0.22', 2): 0, ('666661.76-1.0', 1): 0, ('666661.660.81', 1): 0, ('666661.2-0.17', 1): 0, ('666661.76-0.25', 1): 0, ('666661.32-0.16', 1): 0.0, ('666662.0-0.65', 1): 0, ('666660.370.11', 2): 0, ('666661.170.36', 0): 1.28700320156543, ('666661.4-0.76', 1): 0, ('666661.720.71', 1): 0, ('666661.57-0.28', 1): 0, ('666661.950.82', 0): 1, ('666610.44-0.22', 2): 0, ('666661.990.99', 0): -100, ('666661.160.58', 0): 1.0, ('666660.770.65', 1): 0, ('666661.830.84', 1): 0.0, ('666661.51-0.01', 2): 0, ('666661.880.39', 0): 1.133, ('666660.90.07', 0): 1.13406522136938, ('666660.90.49', 2): 0, ('666661.8-0.09', 2): 0, ('666660.890.88', 0): 1, ('666660.420.04', 0): 1.0622485313100003, ('666661.260.5', 2): 0, ('666661.330.85', 2): 0, ('666661.740.08', 1): 0.0, ('666661.150.11', 0): 1, ('666662.010.79', 2): 0, ('666660.780.49', 2): 0, ('666661.850.56', 2): 0.07490000000000001, ('666661.12-0.9', 1): 0, ('666661.470.51', 0): 1.0049, ('666661.40.22', 0): 1.1990100000000001, ('666661.741.37', 1): 0, ('666661.710.55', 1): 0, ('666661.741.05', 0): 1, ('666661.040.42', 1): 0, ('666661.70.31', 0): 1.0, ('666662.140.67', 2): 0, ('666661.711.39', 1): 0.0, ('666661.460.65', 0): 1.0, ('666661.98-0.7', 1): 0, ('666661.331.03', 0): 1.0, ('666661.85-0.1', 0): 1, ('666661.17-0.86', 0): 1, ('666661.260.27', 2): 0.0, ('666661.05-1.34', 0): 1.0, ('666661.30.38', 0): 1.145572077, ('666661.10.07', 0): 1.0, ('666661.350.61', 1): 0, ('666660.490.09', 2): 0, ('666660.95-0.07', 2): 0, <text:soft-page-break/>('666661.440.12', 1): 0, ('666661.20.7', 1): 0, ('666660.91-0.06', 1): 0, ('666661.13-0.16', 0): 1, ('666661.820.65', 0): 1.0, ('666661.81-0.07', 0): 1.29313826927, ('666660.630.97', 1): 0, ('666661.471.37', 1): 0, ('666661.770.43', 0): 1.0749, ('666661.550.02', 0): 1, ('666661.530.78', 2): 0, ('666660.470.16', 2): 1.0409731095706607, ('666662.00.35', 1): 0, ('666661.97-0.53', 2): 0, ('666661.610.41', 0): 1.1959161681841, ('666662.260.49', 2): 0, ('666661.871.07', 2): -10.0, ('666661.350.26', 1): 0, ('666661.390.66', 0): 1.1382430000000001, ('666660.280.07', 1): 0.22725224955792028, ('666661.01-0.2', 2): 0, ('666661.680.14', 1): 0.07492401, ('666662.12-0.29', 1): 0, ('666661.710.06', 1): 0.06999999999999999, ('666662.310.56', 0): 1, ('666661.890.76', 1): 0, ('666661.220.15', 2): 0, ('666660.720.17', 1): 0.6075081096248568, ('666661.890.62', 0): 1, ('662660.930.3', 0): 1, ('666661.580.91', 0): 1.0, ('666661.550.59', 0): 1.3836366049583437, ('666661.260.01', 0): 1.1897, ('666660.85-0.76', 1): 0, ('666661.010.08', 1): 0, ('666660.60.01', 2): 0, ('666661.591.22', 2): 0, ('666662.29-0.68', 1): 0, ('666660.760.45', 2): 0, ('666660.960.93', 1): 0, ('666662.070.45', 1): 0.0, ('666661.550.98', 0): 1.0, ('666661.350.44', 0): 1.3263168760481001, ('666661.450.52', 2): 0, ('666661.390.79', 2): 0, ('666661.430.44', 1): 0, ('666660.460.13', 1): 1.3247717779733945, ('666661.65-0.1', 2): 0, ('666661.230.73', 2): 0, ('666661.02-0.15', 1): 0, ('666661.0-0.01', 1): 0, ('666661.060.73', 2): 0, ('666661.751.14', 2): 0, ('666661.73-0.08', 2): 0, ('666661.06-0.82', 0): 1.0, ('666661.36-0.02', 1): 0, ('666661.781.27', 2): 0, ('666661.290.09', 2): 0, ('666661.91.34', 2): 0, ('666661.781.31', 1): 0, ('666660.990.85', 0): 1, ('666660.970.09', 1): 0, ('666662.150.54', 1): 0, ('666660.940.68', 0): 1.0, ('666661.56-0.36', 1): 0, ('666661.630.94', 2): 0.0, ('666660.74-0.09', 2): 0, ('666660.770.16', 0): 1.6610282699450054, ('666661.14-0.27', 1): 0, ('666661.16-0.75', 1): 0, ('666661.170.18', 1): 0, ('666661.55-1.59', 0): 1, ('666161.83-0.29', 2): 0, ('666661.170.24', 2): 0, ('666660.890.44', 2): 0, ('666661.290.93', 0): 1, ('666660.870.01', 1): 0, ('666661.690.32', 1): 0, ('666661.771.1', 0): 1, ('666660.540.09', 2): 0, ('666660.791.31', 2): 0, ('666661.240.01', 1): 0, ('666660.65-0.07', 2): 0, ('666661.910.18', 0): 1.4919663, ('666661.240.13', 2): 0, ('666660.530.16', 2): 0, ('666660.831.64', 0): 1, ('666160.710.06', 0): 1, ('666661.521.08', 1): 0, ('666661.141.14', 1): 0, ('666661.90.16', 1): 90.0, ('666660.480.13', 0): 2.2492111138435513, ('666662.050.55', 1): 0, ('666660.47-0.03', 0): 1.0, ('666661.080.06', 2): 0.1267, ('666661.870.22', 2): 0, ('666661.380.99', 0): 1.0, ('666661.21-0.45', 2): 0, ('666660.990.5', 0): 1.2221425246922517, ('666661.660.64', 2): 0, ('666662.010.37', 0): -100, ('666661.580.35', 1): 0, ('666660.280.06', 1): 0, ('666660.930.09', 1): 0.07490000000000001, ('666661.460.81', 1): 0, ('666661.61.6', 0): 1, ('666662.00.22', 2): 0, ('666661.050.67', 0): 1, ('666661.410.11', 0): 1.136969, ('666661.460.77', 1): 0, ('666661.120.83', 2): 0, ('666661.570.53', 0): 1, ('666661.391.61', 1): 0, ('666661.050.24', 0): 1.199556713540629, ('666661.670.01', 1): 0, ('666660.88-0.01', 1): 0, ('666662.180.72', 2): 0, ('666660.950.37', 1): 0, ('666661.75-0.46', 1): 0.06999999999999999, ('666661.640.46', 1): 0.0, ('666661.89-0.38', 0): 1.0630000000000002, ('666661.84-0.09', 0): 1.0, ('666661.390.13', 2): 0, ('666660.450.02', 0): 1.21068243182, ('666661.570.17', 1): 0, ('666661.17-0.17', 0): 1, ('666660.360.13', 1): 0, ('666660.330.07', 1): 1.7946215438465474, ('666661.910.38', 1): 0.06999999999999999, ('666661.06-0.01', 0): 1.07, ('666661.44-0.38', 1): 0, ('666661.69-0.11', 0): 1.0, ('666660.450.15', 0): 1.715457939607788, ('666660.870.4', 0): 1.2231500411726668, ('666661.740.06', 0): 1.066969, ('666660.981.83', 1): 0, ('666661.860.88', 0): 1.07, ('666661.78-0.3', 2): 0.0, ('666660.610.24', 1): 0, ('666661.130.39', 1): 0, ('666661.170.35', 2): 0, ('666661.070.03', 0): 1.0945478240000002, ('666661.131.29', 2): 0, ('666660.59-0.03', 0): 1, ('666661.441.06', 0): 1, ('666662.01-0.23', 0): 1, ('666661.66-0.58', 1): 0, ('666661.010.35', 1): 0.5358420476063398, ('666660.840.28', 2): 0, ('666661.720.51', 1): 0.0, ('666661.87-0.32', 1): 0, ('666661.44-1.25', 0): 1, ('666661.470.59', 1): 0, ('666661.690.52', 0): 1.07, ('666661.220.82', 0): 1, ('616661.210.36',</text:p>
      <text:p text:style-name="P1"><text:s/>1): 0, ('666661.050.61', 1): 0, ('666661.88-0.48', 1): 0, ('666661.240.78', 2): 0, ('666660.92-0.05', 1): 0.0, ('666661.050.57', 0): 1, ('666661.85-0.69', 1): 0, ('666661.44-0.28', 0): 1.0, ('666661.60.03', 1): 0, ('666661.650.71', 0): 1, ('666661.571.28', 0): 1.07, ('666660.840.31', 1): 0, ('666661.690.53', 0): 1.133, ('666661.70.74', 1): 0, ('666661.56-0.22', 2): 0, ('666661.55-0.03', 2): 0, ('666661.211.36', 2): 0, ('666660.750.41', 0): 1.1450442, ('666661.21.69', 0): 1, ('666661.49-0.21', 1): 0, ('666661.450.57', 0): 1, ('666662.01-0.8', 1): 0, ('616661.940.49', 1): 0, ('666661.971.0', 2): 0, ('666660.540.28', 2): 0, ('666661.39-0.05', 2): 0.0, ('666661.86-0.32', 0): 1, ('666661.19-0.3', 2): 0, ('666660.63-0.41', 0): 1, ('666661.97-0.58', 1): 0, <text:soft-page-break/>('666661.581.12', 1): 0, ('666662.040.8', 0): 1.133, ('666661.221.09', 0): 1.07, ('666660.640.1', 0): 1.4939785133169168, ('666662.260.41', 1): 0, ('666661.70.86', 1): 0, ('666661.360.03', 2): 0, ('666660.59-0.03', 1): 0, ('666661.15-0.05', 0): 1, ('666662.09-0.28', 1): 0, ('666661.050.25', 1): 0.38621253395034555, ('666661.06-1.02', 0): 1, ('666660.990.36', 0): 1.5629216778345048, ('666661.710.15', 0): 1.2047668924000001, ('666661.70.38', 1): 0, ('666661.490.77', 2): 0, ('666661.930.82', 2): 0.00441, ('666661.761.02', 2): 0, ('666661.240.25', 2): 0, ('666660.690.81', 1): 0, ('666661.670.4', 1): 0.1475642082908, ('666661.580.99', 1): 0, ('666661.2-0.08', 1): 0, ('666661.33-0.46', 0): 1, ('666660.680.07', 0): 1.0, ('666661.340.67', 0): 1, ('666660.830.05', 0): 1.15266049950571, ('666661.421.22', 1): 0, ('666661.210.99', 0): 1.0, ('666661.140.05', 2): 0.063, ('666660.440.06', 2): 0, ('666660.840.12', 0): 1.3516824468047253, ('666660.70.21', 2): 0, ('666660.990.97', 0): 1, ('666661.41-0.21', 0): 1.0, ('666661.36-0.42', 2): 0, ('666661.631.01', 1): 0, ('666661.01.43', 0): 1, ('666661.29-0.12', 1): 0.0, ('666660.690.27', 0): 1.2449243900743248, ('666660.590.22', 0): 1.3552586778155462, ('666661.110.7', 0): 1.0, ('661661.240.31', 0): 1, ('666661.660.01', 1): 0.07853776000000001, ('666660.31-0.01', 1): 0.0, ('666661.53-0.21', 2): 0, ('666661.68-0.08', 0): 1, ('666662.020.61', 2): 0, ('666660.491.24', 1): 0, ('666661.18-0.01', 2): 0, ('666661.7-0.42', 1): 0, ('666660.970.01', 0): 1.1385989997000001, ('666660.131.35', 2): 0, ('666661.530.19', 0): 1.0, ('666661.80.61', 0): 1.0753008570999998, ('666661.80.68', 1): 0, ('666661.980.42', 1): 0, ('666661.92-1.33', 1): 0, ('666661.90.54', 0): 1.2034200000000002, ('666660.82-0.13', 0): 1, ('666661.341.16', 2): 0, ('666661.510.72', 1): 0.0, ('666661.321.8', 0): 1, ('666661.081.12', 0): 1, ('666661.460.6', 1): 0, ('666660.860.57', 0): 1.0, ('666660.610.15', 2): 0, ('666661.550.16', 2): 0, ('666660.990.01', 0): 1.3339521812200001, ('666660.96-1.41', 2): 0, ('666660.750.55', 0): 1, ('666660.470.1', 2): 0.0, ('666661.070.15', 2): 0, ('666661.051.04', 0): 1, ('666660.90.32', 1): 0, ('666661.390.1', 1): 0, ('666660.670.27', 0): 1.3634928439763974, ('666660.870.11', 0): 1.3552829721000001, ('666661.380.91', 1): 0, ('666660.640.41', 2): 0, ('666661.380.83', 2): 0, ('666661.591.42', 0): 1, ('666661.580.73', 0): 1.07, ('666661.010.15', 1): 0, ('666661.87-1.26', 1): 0, ('666661.070.21', 2): 0.0, ('666661.510.28', 0): 1.071136016, ('666661.310.33', 0): 1.1977661498813, ('666660.640.83', 2): 0, ('666662.120.31', 1): 0, ('666661.191.38', 0): 1, ('666661.381.13', 0): 1, ('666660.590.39', 1): 0.06999999999999999, ('666661.310.42', 0): 1.2189776123078822, ('666661.340.55', 0): 1.07, ('666660.910.33', 1): 0, ('666662.30.43', 2): 0, ('666662.02-0.69', 0): 1, ('666660.910.25', 2): 0.27016439655709923, ('666661.40.6', 2): 0, ('666661.920.45', 0): 1, ('666660.50.19', 1): 0.4678881339869265, ('666661.28-0.01', 2): 0, ('666661.56-0.13', 1): 0, ('666660.170.02', 0): 2.163756987840022, ('666661.76-0.39', 2): 0, ('666661.390.21', 0): 1.1460976999999999, ('666661.180.65', 0): 1, ('666662.160.41', 0): 1, ('666661.67-0.88', 0): 1, ('666661.230.94', 0): 1.0, ('666661.58-0.15', 1): 0, ('666661.581.53', 2): 0, ('666660.620.29', 0): 1.245662321093, ('666661.470.22', 0): 1.07730793, ('666662.01-0.67', 2): 0, ('666661.440.48', 1): 0, ('666660.80.1', 0): 1.6769413735400787, ('666662.08-0.75', 2): 0, ('666662.10.53', 2): 0, ('666661.60.49', 2): 0.0, ('666661.61.32', 0): 1, ('666660.920.64', 1): 0, ('666661.711.06', 1): 0, ('666661.150.72', 1): 0, ('666661.480.91', 0): 1, ('666661.78-0.89', 2): 0, ('666661.45-0.01', 2): 0.0, ('666661.720.59', 2): 0, ('666661.521.16', 0): 1, ('666661.641.06', 2): -9.93, ('666660.291.39', 0): 1, ('666661.650.61', 1): 0, ('666661.01-0.37', 0): 1, ('666660.970.32', 2): 0, ('666662.02-0.93', 1): 0, ('666661.39-0.14', 1): 0, ('666661.110.05', 1): 0.0, ('666661.610.64', 2): 0, ('666661.87-0.61', 2): 0, ('666660.641.49', 1): 0, ('666661.630.89', 0): 1.1379000000000001, ('666660.950.27', 1): 0, ('666661.49-0.29', 0): 1, ('666661.730.51', 1): 0.06999999999999999, ('666661.87-0.35', 1): 0.063, ('666661.080.18', 2): 0, ('666661.180.7', 0): 1.2770409600000001, ('666662.08-0.22', 2): 0, ('666660.890.51', 0): 1.0, ('666661.540.48', 1): 0, ('666661.610.27', 0): 1.07, ('666660.081.37', 1): 0, ('666661.810.21', 0): 1.07, ('666661.340.22', 0): 1, ('666661.84-0.29', 1): 0, ('666661.140.78', 1): 0, ('666660.980.63', 0): 1, ('666660.740.16', 1): 0, ('662660.840.2', 0): 1, ('666661.140.73', 0): 1.0630000000000002, ('666662.110.53', 2): 0, ('666661.470.17', 0): 1.25445, ('666661.790.48', 2): 0, ('666661.51-0.56', 1): 0, ('616661.310.63', 1): 0, ('666662.31-0.67', 1): 0, ('666661.36-0.26', 1): 0, ('666661.76-1.82', 1): 0, ('666661.220.91', 1): 0, ('666661.540.83', 2): 0, ('666662.170.34', 2): -100, ('666661.240.96', 1): 0, ('666661.54-0.2', 1): 0.0, ('666661.86-0.18', 1): 0.0, ('666661.680.48', 2): 0, ('666661.81-0.77', 1): 0, ('666661.231.09', 1): 0, ('666661.72-0.52', 1): 0, ('666661.64-0.72', 1): 0, ('666661.330.51', 1): 0, ('666660.980.73', 1): 0, ('616662.040.32', 2): 0, ('666661.231.45', 0): 1, <text:soft-page-break/>('666661.430.91', 2): 0, ('666661.75-0.76', 2): 0, ('666661.82-0.02', 0): 1, ('666661.311.55', 2): 0, ('666662.080.54', 2): 0, ('666660.720.52', 2): 0, ('666661.370.64', 0): 1.2121292642973, ('666661.491.08', 0): 1, ('666660.520.26', 1): 0.0, ('666661.96-0.34', 1): 0, ('666661.41-1.44', 2): 0, ('666661.80.0', 2): 0, ('666662.02-0.58', 1): 0, ('666662.180.52', 0): 1, ('666661.320.09', 0): 1.1897597791376, ('666661.10.35', 2): 0, ('666661.220.43', 2): 0.0, ('666660.380.13', 0): 1.3262353433505283, ('666661.781.16', 0): 1, ('666661.560.44', 2): 0, ('666660.440.14', 2): 0, ('666661.651.32', 2): -100, ('666661.110.61', 2): 0, ('666661.251.1', 0): 1, ('666661.66-0.49', 0): 1, ('666661.950.68', 2): 0.0, ('666661.31-0.21', 1): 0, ('666660.73-0.04', 0): 1, ('666661.760.09', 0): 1.0, ('666661.150.43', 2): 0.06999999999999999, ('666661.881.01', 0): 1.0630000000000002, ('666660.340.04', 1): 0, ('266660.640.52', 2): 0, ('666661.20.19', 0): 1.0630000000000002, ('666660.580.31', 2): 0, ('666661.751.52', 2): 0, ('666661.550.52', 0): 1.0, ('666661.66-0.03', 0): 1, ('666660.690.2', 2): 0.5491068683987548, ('666661.740.26', 2): 0, ('666661.060.36', 1): 0, ('666661.14-0.69', 2): 0, ('666661.021.45', 1): 0, ('666661.830.06', 1): 89.1146, ('666662.040.64', 2): 0.0, ('666661.520.3', 0): 1.0787071481, ('666661.92-0.56', 0): 1, ('666661.80.09', 2): 0.06999999999999999, ('666661.54-0.09', 1): 0, ('666660.920.08', 0): 1.0174449807203, ('666661.440.37', 2): 0, ('666662.10.88', 1): 0, ('666661.680.96', 1): 0.0, ('666661.390.9', 0): 1.0, ('666661.120.25', 1): 0.0, ('666660.880.18', 1): 0.4299890931666661, ('666661.730.45', 2): 0, ('666661.10.22', 0): 1.1481651132596509, ('666661.560.51', 2): 0, ('666661.01-0.16', 2): 0, ('666661.810.77', 2): 0.0, ('666661.621.17', 1): 0, ('666661.820.43', 1): 0, ('666661.060.78', 2): 0, ('666661.39-0.04', 0): 1, ('666660.560.08', 2): 0, ('666660.840.5', 1): 0, ('666662.120.69', 2): 0, ('666660.990.65', 1): 0, ('666661.380.48', 1): 0, ('666661.51.05', 1): 0.0, ('666661.020.43', 0): 1.1594032059179, ('666661.580.83', 2): 0.06999999999999999, ('666661.291.5', 0): 1, ('666661.611.05', 2): 0, ('666661.56-0.06', 0): 1.0, ('666661.510.51', 0): 1, ('666660.390.03', 0): 1.4794634933540032, ('666661.640.78', 2): 0, ('666661.4-0.13', 1): 0, ('666660.880.41', 0): 1.33866665, ('666661.120.3', 2): 0, ('666661.470.77', 0): 1, ('666661.310.17', 2): 0.0, ('666661.870.56', 2): 0, ('666661.740.17', 0): 1.07, ('666660.61.4', 1): 0, ('666660.940.25', 0): 1.1680143650633408, ('666662.18-0.22', 2): 0, ('666661.94-0.26', 1): 0, ('666661.86-0.55', 0): 1, ('661661.910.15', 2): 100, ('666661.340.42', 1): 0.25049576066199997, ('666660.980.43', 1): 0, ('666661.270.83', 0): 1.0, ('666660.941.52', 1): 0, ('666660.850.27', 1): 0, ('666661.70.52', 0): 1.0, ('666661.26-0.06', 0): 1, ('666662.13-0.51', 0): 1, ('666661.370.02', 2): 0, ('666662.160.49', 1): 0.0, ('666661.07-0.21', 1): 0, ('666662.070.88', 1): 0, ('666662.090.6', 2): 0, ('666661.390.53', 0): 1, ('666661.360.53', 0): 1.2026345299999999, ('666660.770.34', 0): 1.2111453830330334, ('666661.76-0.1', 1): 0.07490000000000001, ('666661.080.09', 2): 0.07490000000000001, ('661661.060.2', 0): 1, ('666660.631.01', 0): 1, ('666660.730.92', 1): 0, ('666661.110.94', 1): 0, ('666662.010.38', 0): 1, ('666661.23-0.12', 2): 0, ('666661.0-1.2', 0): 1, ('666660.88-0.61', 1): 0, ('666661.630.39', 0): 1.19828396042, ('666660.490.23', 0): 1, ('666661.070.33', 1): 0.0, ('666660.880.34', 1): 0, ('666661.870.67', 2): 0.0, ('666660.21.29', 0): 1, ('666662.15-0.52', 0): 1, ('666661.531.22', 1): 0, ('666661.350.78', 0): 1.1659873663, ('666661.88-0.26', 0): 1, ('666661.420.26', 0): 1.023100168, ('666661.530.63', 0): 1.07441, ('666661.36-0.66', 0): 1, ('666661.030.48', 1): 0, ('666660.521.1', 1): 0, ('666660.43-2.01', 1): -100, ('666661.330.28', 0): 1.198912, ('666661.250.89', 2): 0, ('666661.860.84', 2): 0.0, ('666660.570.31', 2): 0, ('666661.960.42', 1): 0.003969,</text:p>
      <text:p text:style-name="P1"><text:s/>('666660.450.09', 0): 1.7838862261387198, ('666661.80.75', 0): 1.0, ('666661.270.21', 0): 1.17514, ('666661.681.04', 1): 0, ('666662.070.39', 1): 0, ('666661.630.21', 1): 0.0, ('666661.180.78', 2): 0, ('666662.17-0.22', 2): 0, ('666660.750.42', 1): 0, ('666660.711.21', 2): 0, ('666660.90.04', 1): 0, ('666660.70.4', 2): 0.0, ('666661.570.27', 1): 0.063, ('666661.550.81', 2): 0, ('666661.690.95', 0): 1, ('666660.54-0.07', 1): 0.0, ('666661.790.71', 1): 0, ('666661.43-0.05', 1): 0.0, ('666660.36-0.0', 0): 1.4260295061927153, ('666661.080.53', 0): 1.1178307186, ('666661.190.25', 2): 0, ('666661.710.52', 0): 1, ('626661.080.58', 2): 0, ('666660.780.53', 1): 0, ('661660.580.16', 1): 0, ('666661.620.66', 0): 1.14795137, ('666661.00.03', 0): 1.1411683864913003, ('666661.460.94', 0): 1, ('666661.70.32', 1): 0.063, ('666662.060.29', 0): 1.07, ('666661.290.54', 1): 0, ('666661.17-0.81', 1): 0, ('666661.210.32', 0): 1.5353967844309788, ('666660.67-0.0', 1): 0, ('666660.7-0.04', 2): 0.0, ('666661.330.59', 0): 1.202489, ('666661.70.68', 0): 1, ('666661.230.32', 0): 1.3042064156983204, ('666661.230.51', 2): 0.07930999999999999, ('666661.65-0.46', 2): 0, ('666661.24-0.08', <text:soft-page-break/>0): 1, ('666661.80.44', 2): 0, ('666660.910.15', 1): 0, ('666661.950.95', 2): 0, ('666660.910.07', 2): 0, ('666661.940.98', 1): -100, ('666660.410.09', 0): 2.327403962377471, ('666661.350.25', 0): 1.0749, ('666661.861.24', 0): 1, ('666661.640.5', 2): 0.1946, ('666661.17-0.34', 0): 1, ('666661.58-0.33', 0): 1.0, ('666662.110.39', 1): 0, ('666661.38-0.17', 2): 0, ('666661.651.26', 2): 0, ('661661.660.32', 2): 0, ('666661.070.7', 0): 1, ('666661.140.96', 0): 1, ('666660.640.15', 2): 0, ('666661.61.12', 2): 0, ('666660.510.45', 2): 0, ('666660.720.14', 0): 1.3110960566879002, ('666660.291.77', 2): 0, ('666661.29-0.1', 0): 1, ('666661.480.24', 2): 0, ('666661.89-0.53', 1): 0, ('666661.630.18', 0): 1.07, ('666661.170.83', 1): 0, ('666661.870.93', 2): 0, ('666661.720.77', 2): 0.18893000000000001, ('666660.970.41', 2): 0.15584682820867998, ('666611.80.03', 0): 1, ('666661.30.26', 1): 0.0, ('666661.2-1.07', 2): 0, ('666660.61.04', 1): 0, ('666660.660.23', 0): 2.0414994612034905, ('666661.310.01', 0): 1.0, ('666660.630.11', 0): 1.615986082078407, ('666661.86-0.11', 2): 0, ('666660.910.67', 2): 0.06999999999999999, ('166661.530.89', 1): 0, ('666660.930.16', 0): 1.07, ('666661.950.39', 0): 1, ('666661.251.25', 2): 0, ('666661.461.14', 1): 0, ('666661.130.15', 2): 0, ('666661.77-0.03', 2): 0.0, ('666661.06-0.42', 2): 0, ('666662.020.91', 2): 0, ('666661.190.34', 2): 0, ('666661.33-0.36', 2): 0, ('666661.31.3', 2): 0.0, ('666661.70.27', 2): 0, ('666661.840.55', 1): 0.0, ('666660.46-0.03', 0): 1, ('666661.02-0.16', 0): 1.07, ('666661.780.69', 0): 1, ('666661.430.5', 0): 1.36933442819, ('666661.62-0.0', 2): 0, ('666660.750.34', 2): 0.0, ('666661.060.44', 0): 1.2591149584023003, ('666661.420.17', 1): 0, ('666661.120.76', 2): 0.0, ('666660.69-0.14', 2): 0, ('666661.530.43', 1): 0, ('666661.16-0.24', 2): 0, ('666661.550.13', 0): 1.06741, ('666661.780.17', 2): 0.063, ('666661.25-0.05', 0): 1.0, ('666661.650.83', 1): 0, ('666660.42-0.0', 0): 1.0, ('666661.030.14', 2): 0, ('666661.62-0.05', 0): 1.0, ('666661.760.93', 0): 1.07, ('666661.56-0.35', 0): 1, ('666661.221.25', 1): 0, ('666661.71-0.05', 1): 0, ('666662.310.19', 2): 0, ('666660.68-0.04', 2): 0, ('666661.90.59', 0): 1.0, ('666661.170.15', 2): 0, ('666661.370.46', 0): 1.0268608889408637, ('666661.77-0.16', 2): 0, ('666661.90.56', 1): 0, ('666661.690.31', 0): 1.0630000000000002, ('666660.341.67', 2): 0, ('666661.230.4', 0): 1.4346680057804, ('666661.830.27', 0): 1, ('666661.890.42', 0): 1.247320318, ('666660.940.24', 1): 0.3466576889171376, ('666661.33-0.25', 0): 1.0, ('666661.430.15', 2): 0, ('666661.750.05', 2): 0, ('666660.80.29', 1): 0.5033638842446834, ('666661.141.11', 2): 0, ('666660.830.24', 0): 1.5802559306201849, ('666661.02-0.01', 2): 0, ('666661.55-0.67', 0): 1, ('666661.69-0.28', 1): 0.0, ('666661.660.42', 2): 0, ('666660.860.13', 0): 1.1148333604065221, ('666661.280.52', 2): 0, ('666661.290.37', 1): 0, ('666661.790.23', 2): 0.06999999999999999, ('666660.280.03', 2): 0, ('666661.860.56', 2): 0, ('666661.140.06', 0): 1.06552, ('666661.140.6', 0): 1.0630000000000002, ('666661.460.74', 0): 1.07, ('666660.861.77', 2): 0, ('666661.670.02', 0): 1.0747187, ('666661.68-0.37', 2): 0, ('666661.890.15', 0): 8.0, ('666661.081.49', 0): 1, ('666661.31.46', 1): -100, ('666661.411.83', 0): 1, ('666660.950.32', 2): 0, ('666661.990.24', 2): 0.0, ('666661.320.77', 1): 0, ('666661.75-0.49', 0): 1, ('666661.640.45', 0): 1.133, ('666661.82-0.19', 1): 0, ('666661.670.15', 2): 0.190043, ('666660.450.01', 1): 0, ('661660.330.04', 0): 1.0749, ('666660.70.19', 1): 0, ('666662.031.13', 0): 1, ('666661.90.3', 2): 0, ('666661.66-0.22', 1): 0, ('666661.520.51', 1): 0.0, ('666661.220.69', 0): 1.07, ('666660.620.22', 0): 1.4628395112580175, ('666662.070.31', 0): -100, ('666660.90.3', 2): 0.0, ('666661.650.12', 0): 1.0, ('666660.580.12', 1): 1.2734276888321305, ('666661.83-0.96', 2): 0, ('666661.050.22', 1): 0, ('666661.320.23', 1): 0, ('666661.170.42', 0): 1.41712307217, ('666661.790.79', 0): 1.1246, ('666660.96-0.32', 1): 0, ('666662.20.86', 0): 1, ('666661.661.01', 2): 0.06999999999999999, ('666661.351.01', 2): 0, ('666661.271.22', 0): 1, ('666661.340.3', 2): 0.4274571680361478, ('666662.140.43', 1): 0, ('666661.050.66', 0): 1.0630000000000002, ('666661.65-0.33', 1): 0, ('666660.350.05', 1): 0, ('666660.820.25', 1): 0.5955209065817973, ('666661.5-0.58', 2): 0, ('666660.690.15', 0): 1.7504672201474825, ('666660.470.17', 0): 2.1347704057425725, ('666661.450.75', 0): 1.1246, ('666661.49-0.22', 0): 1, ('666661.040.52', 0): 1.00858117547, ('666661.03-1.41', 0): 1, ('666661.20.48', 1): 0, ('666661.060.14', 0): 1.1952517, ('666661.650.23', 0): 1.3658932470612999, ('666661.380.27', 0): 1.0049, ('666661.310.61', 0): 1.201166441, ('666661.530.87', 2): 0, ('666661.611.52', 2): -100, ('666661.740.72', 1): 0, ('666661.490.82', 1): 0, ('666661.51-0.25', 1): 0, ('666661.43-0.16', 2): 0, ('666661.530.18', 0): 1.141869, ('666661.030.23', 1): 0, ('666661.560.93', 2): 0.0567, ('666661.650.63', 0): 1.1197, ('626660.630.34', 1): 0, ('666661.470.8', 0): 1.1116990000000002, ('666662.131.11', 2): 0, ('666661.550.43', 0): 1.07, ('666661.151.22', 1): 0, ('666661.330.35', 0): 1.1615069826048, ('666660.9-0.06', 0): 1.07, ('666660.760.13', 0): 1.278463126291389, <text:soft-page-break/>('666661.750.22', 0): 1.19901, ('666661.641.32', 2): 0, ('666661.93-0.29', 0): 1.0, ('666661.890.71', 1): 0, ('666660.82-0.67', 0): 1, ('666661.830.32', 0): 1.1913536807000003, ('666661.740.66', 0): 1.2613238669999998, ('666661.140.82', 2): 0, ('666661.490.72', 1): 0.0, ('666661.52-0.32', 2): 0, ('666661.610.13', 1): 0, ('666661.791.41', 1): 0, ('666661.47-0.76', 1): 0, ('666660.560.29', 0): 1.0, ('666660.850.21', 2): 0.0, ('666660.680.08', 1): 0, ('666660.671.26', 0): 1, ('666661.221.6', 1): 0, ('666661.340.89', 2): 0, ('666661.290.41', 2): 0.29147066024748547, ('666661.33-0.09', 0): 1.0124411, ('666660.840.15', 1): 0, ('666661.96-1.08', 0): 1, ('666661.91-0.73', 1): 0, ('666661.82-0.09', 0): 1.0, ('666660.960.94', 1): 0, ('616661.610.63', 2): 0, ('666661.60.72', 0): 1.133, ('666660.791.71', 1): 0, ('666661.41-0.22', 1): 0, ('666661.450.59', 0): 1.1379000000000001, ('666660.870.54', 0): 1.07931, ('666660.790.55', 1): 0, ('666660.641.87', 0): 1, ('666661.730.06', 0): 1.0, ('666661.350.1', 0): 1, ('666660.91.21', 1): 0, ('666661.950.32', 0): 1.1385517, ('666661.781.22', 0): 1, ('666661.68-0.07', 1): 0, ('666661.6-0.11', 1): 0, ('666661.62-0.19', 0): 1, ('666660.330.1', 0): 1.1457439431293488, ('666660.73-0.09', 0): 1, ('666661.471.03', 0): 1.0, ('666661.45-0.27', 2): 0, ('666661.870.6', 0): 1.1897, ('666661.511.66', 1): 0, ('666661.40.15', 1): 0.0, ('666660.570.12', 1): 0, ('666661.541.23', 2): 0.0, ('666161.64-0.07', 1): 0, ('666661.741.16', 0): 1, ('666661.690.03', 0): 1.202979, ('666661.44-0.3', 1): 0.063343, ('666661.61-0.18', 0): 1, ('666662.080.6', 2): 0.0, ('666662.140.4', 0): 1, ('666660.610.06', 2): 0.0, ('666661.49-0.7', 2): 0, ('666660.890.24', 0): 1.396635819958876, ('666661.081.15', 1): 0, ('666661.460.3', 2): 0, ('666660.990.16', 0): 1.154944601, ('666661.841.03', 1): 0, ('666660.770.01', 0): 1.07, ('666661.230.13', 2): 0.08719410000000001, ('666660.990.02', 1): 0, ('666661.760.65', 1): 0, ('666662.04-0.46', 2): 0, ('666661.051.03', 1): 0, ('666660.80.21', 2): 0.5579904643385963, ('666661.390.6', 0): 1.0, ('666662.050.52', 1): 0, ('666661.790.63', 2): 0, ('666661.150.5', 2): 0.01731366, ('666661.870.27', 0): 1, ('666661.20.69', 1): 0, ('666662.040.52', 0): 1.0, ('666661.60.33', 1): 0.0, ('666661.050.72', 2): 0, ('666661.830.65', 2): 0, ('666661.00.26', 1): 0.3641637035998759, ('666660.781.15', 0): 1, ('666662.111.05', 0): 1, ('666661.61.3', 2): 0, ('666660.971.88', 1): 0, ('666661.991.09', 2): 0, ('666661.130.48', 1): 0.20988613826883548, ('666661.790.17', 2): 0, ('666661.951.05', 1): 0, ('666661.560.92', 0): 1.0, ('666661.080.79', 1): 0, ('666661.031.43', 2): 0, ('666661.30.79', 0): 1.0, ('666660.990.55', 1): 0, ('666661.560.28', 1): 0.004827186, ('666661.220.79', 2): 0.06999999999999999, ('666661.671.13', 1): 0, ('666661.110.45', 1): 0.133, ('666161.13-0.05', 1): 0, ('666661.32-0.05', 0): 1.07, ('666661.920.46', 1): 0, ('666661.090.93', 2): 0, ('666661.06-0.16', 1): 0, ('666660.99-0.01', 1): 0, ('666661.321.12', 2): 0, ('666661.740.03', 2): 0.0, ('666661.08-1.93', 0): 1, ('666660.940.06', 1): 0.1887487, ('666660.890.08', 0): 1.3498500417944, ('666662.290.49', 0): -9.100000000000001, ('666661.35-0.34', 0): 1, ('666661.47-0.11', 1): 0, ('666660.610.23', 1): 0.4821849330904348, ('666661.690.26', 0): 1, ('666660.290.01', 0): 1.5257611913999578, ('666661.130.32', 1): 0.0, ('666661.020.95', 2): 0, ('666661.270.79', 1): 0, ('666660.690.08', 1): 0, ('666661.760.16', 0): 1.1267, ('666660.80.19', 0): 1.7693899268330577,</text:p>
      <text:p text:style-name="P1"><text:s/>('666660.771.62', 0): 1, ('666661.390.18', 1): 0, ('666662.070.96', 1): -100, ('666661.261.46', 2): 0, ('666660.220.04', 0): 1.2666742085292302, ('666661.53-0.35', 1): 0, ('666661.91.03', 0): 1, ('666660.991.62', 1): 0, ('666661.110.34', 1): 0, ('666660.930.45', 0): 1.015993648657, ('666660.660.18', 0): 1.59781286662049, ('666661.54-0.29', 2): 0, ('666660.870.85', 0): 1.0630000000000002, ('666661.84-0.66', 0): 1, ('666660.93-0.14', 1): 0, ('666661.130.05', 2): 0.0, ('666660.820.13', 1): 0.29993058583550236, ('666661.330.23', 0): 1.110428024, ('666660.950.24', 0): 1.4170563861325502, ('666661.090.36', 1): 0, ('666660.940.62', 2): 0, ('666660.930.01', 1): 0, ('666660.52-0.06', 0): 1, ('666660.27-0.06', 1): 0, ('666661.230.77', 0): 1.0, ('666661.21.35', 1): 0, ('666661.8-0.38', 0): 1, ('666661.660.69', 2): 0, ('666661.40.56', 1): 0, ('666660.890.52', 1): 0, ('666661.990.67', 1): 0.0, ('666661.94-0.33', 0): 1, ('666662.03-0.52', 0): 1, ('666661.340.39', 0): 1.07, ('666661.810.26', 1): 0.0, ('666661.55-0.2', 2): 0, ('666661.560.34', 1): 0, ('666660.970.38', 0): 1.3426955564924221, ('666661.481.55', 1): 0, ('666661.920.71', 1): 0, ('666661.020.94', 0): 1, ('666661.53-0.29', 2): 0, ('666662.170.45', 2): 0, ('666661.940.47', 0): 1, ('666661.690.15', 2): 0.14267852263, ('666661.460.33', 0): 1.176640703846672, ('666661.77-0.35', 1): 0, ('666660.860.28', 1): 0.7062087207224554, ('666660.931.13', 0): 1, ('666661.00.08', 0): 1.0, ('661660.520.11', 2): 0, ('666661.34-0.49', 0): 1, ('666661.51.2', 2): 0, ('666661.210.03', 1): 0.14786310000000003, ('666661.59-0.22', 1): 0, ('666661.520.91', 2): 0, <text:soft-page-break/>('666660.96-0.22', 2): 0, ('666661.70.67', 0): 1.07, ('666661.10.09', 1): 0, ('666661.26-0.11', 0): 1.133, ('666661.410.73', 0): 1.0, ('666661.191.53', 1): 0, ('666661.66-0.53', 2): 0, ('666660.70.49', 0): 1, ('666661.60.13', 2): 0, ('666661.541.3', 0): 1.0567000000000002, ('666661.75-0.63', 0): 1.0, ('666660.520.21', 0): 1.4885614821510398, ('666660.340.1', 0): 1.549483508344673, ('661661.320.23', 2): 0, ('666661.05-0.12', 1): 0, ('666661.78-0.51', 1): 0, ('666660.20.04', 1): 0.14627592066633405, ('666660.71-0.42', 2): 0, ('666661.251.84', 0): 1, ('666660.60.14', 0): 1.515348493197496, ('666661.46-0.03', 1): 0, ('666661.220.52', 0): 1, ('666661.650.03', 2): 0.137431609, ('666661.04-1.02', 1): 0, ('666661.780.78', 0): 1.07931, ('616661.560.73', 2): 0, ('666662.230.97', 0): -100, ('666660.730.12', 0): 2.2716362682897344, ('666662.030.52', 0): 1, ('666661.750.61', 1): 0, ('666661.90.79', 1): 0, ('666662.2-0.42', 0): 1, ('666661.840.27', 0): 1.0, ('666660.950.64', 2): 0, ('666661.14-1.18', 1): 0, ('666661.940.36', 1): 0, ('666661.520.37', 2): 0.070548600031, ('666661.28-0.13', 2): 0, ('666661.11.7', 0): 1, ('666661.110.79', 1): 0.133, ('666661.0-0.18', 1): 0, ('666661.470.34', 0): 1.07, ('666661.90.97', 1): 0, ('666660.80.42', 1): 0, ('666661.521.68', 2): 0, ('666661.10.25', 1): 0, ('666661.140.21', 1): 0, ('666661.34-0.76', 0): 1.0, ('666660.660.19', 2): 0, ('666661.621.12', 2): 0, ('666661.050.6', 0): 1.20084848, ('666661.20.61', 0): 1.0, ('666661.431.03', 1): 0.0, ('666661.84-0.54', 0): 1.0, ('666660.50.08', 0): 1.157072388662, ('666661.491.15', 0): 1, ('666661.110.47', 0): 1.2039930461574981, ('666661.151.08', 1): 0, ('666660.520.06', 1): 0, ('666661.861.05', 0): 1, ('666661.56-0.38', 0): 1, ('666661.640.75', 1): 0, ('666661.20.28', 2): 0, ('666661.140.08', 2): 0, ('666661.080.71', 0): 1, ('666662.1-0.28', 1): 0, ('666660.680.7', 1): 0, ('666661.641.19', 1): 0, ('666661.10.2', 0): 1.07399301, ('666661.84-0.67', 2): 0, ('666660.90.29', 2): 0, ('666661.220.71', 1): 0, ('666660.720.35', 0): 1.07, ('626660.760.32', 0): 1, ('666661.360.84', 2): 0.0, ('666660.820.45', 0): 1.07, ('666660.221.87', 1): 0, ('666661.660.23', 0): 1.2682868124279, ('666661.18-0.5', 1): 0, ('266661.140.83', 0): 1, ('666662.18-0.46', 2): 0, ('666660.880.58', 0): 1, ('666661.820.51', 0): 1.0, ('666661.240.0', 0): 1.07, ('666660.70.13', 1): 0, ('666660.631.02', 1): 0, ('666661.360.27', 1): 0.0, ('666661.74-0.34', 2): 0.06999999999999999, ('666661.92-0.72', 0): 1, ('666661.190.15', 2): 0.0, ('666661.670.62', 0): 1.0049, ('661661.20.44', 2): 0, ('666662.181.11', 2): 0, ('666661.570.87', 2): 0.0, ('666661.840.66', 2): 0, ('666660.880.33', 0): 1.6295448991167394, ('666660.55-0.02', 0): 1.2055482807, ('666661.4-0.01', 0): 1.0, ('666661.630.67', 1): 0, ('666661.460.79', 0): 1.248101, ('666662.15-0.51', 1): 0, ('666660.930.73', 2): 0.0, ('666661.780.56', 1): 0, ('666660.32-0.01', 0): 1.5706072583887867, ('666661.010.52', 2): 0, ('666661.720.36', 2): 0.013279, ('666660.20.0', 0): 1, ('666662.10.38', 2): 0, ('666661.230.95', 0): 1, ('666661.390.83', 1): 0, ('666660.630.3', 1): 0, ('666661.010.15', 0): 1, ('666161.420.15', 2): 0, ('666661.630.55', 0): 1.0, ('666662.020.52', 2): 0.0, ('666661.261.32', 2): 0, ('666661.84-0.15', 1): 0, ('666661.540.17', 1): 0, ('666660.580.01', 0): 1.066969, ('666661.110.46', 1): 0, ('666661.310.81', 1): 0.0, ('666661.70.13', 2): 0, ('666660.90.09', 2): 0.0, ('666660.810.33', 0): 1.133, ('666661.761.45', 1): 0, ('666661.150.05', 1): 0, ('666661.370.56', 0): 1.0630000000000002, ('666661.131.27', 1): 0, ('666660.54-0.02', 2): 0, ('666661.790.43', 0): 1.1363187000000001, ('666661.150.17', 2): 0, ('666660.850.17', 1): 0, ('666660.780.43', 0): 1.36589659897, ('666661.850.84', 2): 0.0, ('666661.480.02', 0): 1.0630000000000002, ('666661.94-1.03', 1): 0, ('666661.930.48', 1): 0, ('666662.14-0.42', 1): 0, ('666661.340.98', 2): 0.0, ('666661.790.03', 0): 1.078379, ('666661.781.14', 0): 1, ('666661.340.07', 0): 1.1333645061, ('666661.00.12', 2): 0.120330518, ('666661.760.77', 2): 0, ('666660.971.12', 1): 0, ('666661.350.55', 2): 0, ('666660.870.41', 0): 1.2156920500000001, ('666661.210.31', 1): 0, ('666661.431.64', 1): -100, ('666661.920.37', 0): 1.07, ('666660.490.03', 0): 1.07931, ('666661.811.08', 2): -100, ('666661.620.06', 0): 1.0, ('666661.230.54', 1): 0, ('666660.980.74', 1): 0, ('666660.70.12', 0): 2.2372068707405925, ('666661.491.36', 2): 0, ('666661.750.4', 2): 0.06999999999999999, ('666660.910.18', 2): 0, ('666662.37-0.32', 1): 0, ('666661.89-0.19', 1): 0.06999999999999999, ('666661.86-0.23', 2): 0, ('666660.90.16', 0): 1, ('666661.180.98', 0): 1, ('666661.910.89', 0): 1.0567000000000002, ('666661.390.39', 1): 0, ('666660.680.16', 2): 0, ('666661.811.41', 0): 1, ('666661.390.43', 0): 1.3358415156979364, ('666661.620.71', 0): 1, ('666661.38-0.12', 1): 0, ('666661.30.95', 2): 0, ('666661.980.87', 0): 1, ('666661.790.32', 0): 1, ('666660.640.24', 2): 0, ('666661.691.15', 0): 1.206507, ('666661.680.37', 0): 1.07, ('666661.65-0.09', 2): 0, ('666660.930.01', 0): 1.0, ('666661.60.55', 0): 1.07, ('666662.350.48', 1): 0, ('666661.440.66', 1): 0.063, ('666660.580.26', 1): 0.28082516285138, ('666660.610.46', 0): 1, ('666661.990.37', 0): 1.133, ('666661.78-0.12', 0): 1.0, <text:soft-page-break/>('666661.78-0.07', 2): 0, ('666160.7-0.07', 2): 0, ('666661.30.0', 2): 0, ('666661.920.61', 2): 0, ('666660.560.24', 0): 1.5103501013156613, ('666660.781.69', 0): 1, ('666662.16-0.43', 0): 1, ('666661.321.15', 0): 1, ('666661.390.05', 2): 0, ('666662.070.51', 2): 0.0, ('666661.590.33', 0): 1.0, ('666661.870.36', 0): 1.2431681, ('666661.970.43', 2): 0, ('666661.68-0.19', 2): 0, ('666660.650.56', 0): 1, ('666661.91-0.21', 0): 1, ('666661.210.97', 1): 0, ('666660.930.11', 1): 0.0, ('666661.950.36', 1): 0.133, ('666661.251.28', 1): 0, ('666661.230.86', 1): 0, ('666660.920.07', 2): 0.0, ('666661.490.01', 2): 0, ('666661.730.2', 1): 0, ('666661.32-1.31', 0): 1, ('666661.070.94', 0): 1, ('666661.030.62', 0): 1.0, ('666660.71.36', 1): 0, ('666661.450.54', 0): 1.1651863006105683, ('666662.09-0.7', 0): 1.0, ('666661.140.29', 0): 1.3327416813000001, ('666661.460.48', 0): 1.07992668656, ('666661.230.79', 0): 1.0, ('666660.81-0.07', 1): 0, ('666660.660.62', 2): 0, ('666661.030.35', 2): 0.25652743736215766, ('666660.980.12', 0): 1.345917861506, ('666661.36-0.36', 2): 0, ('666661.470.53', 1): 0, ('666661.060.43', 1): 0.0, ('666661.380.07', 1): 0.14296436, ('666661.650.98', 1): 0.06999999999999999, ('666661.760.37', 0): 1.0049, ('666661.720.41', 1): 0, ('666660.880.6', 1): 0, ('666661.090.65', 1): 0, ('666661.25-0.14', 2): 0, ('666660.80.37', 1): 0.11896395597058838, ('666661.260.35', 1): 0, ('666660.940.19', 2): 0, ('666660.760.34', 0): 1.2707177618596237, ('666661.731.2', 2): 0, ('666661.930.57', 1): 0.0, ('666660.41-0.01', 1): 0, ('666660.940.71', 1): 0, ('666661.77-0.13', 1): 0.0, ('666660.75-0.2', 2): 0, ('666661.290.99', 2): 0, ('666661.750.62', 2): 0.1379, ('666661.910.41', 2): 0, ('666661.311.31', 0): 1, ('666662.390.57', 1): 0, ('666660.850.34', 1): 0.2962939048679487, ('666660.640.92', 0): 1, ('666661.290.59', 2): 0, ('666661.59-0.05', 2): 0.13741, ('666661.640.81', 0): 1, ('666661.07-0.26', 1): 0, ('666662.070.87', 1): 0, ('666661.64-0.27', 2): 0, ('666661.360.56', 2): 0, ('666661.080.2', 1): 0, ('666660.47-0.09', 2): 0.0, ('666661.66-0.17', 1): 0, ('666661.240.8', 1): 0, ('666661.870.28', 0): 1.07, ('666660.960.63', 0): 1, ('666661.260.62', 1): 0, ('666660.08-0.0', 1): 0.09473253227696675, ('666661.740.1', 0): 1.0749, ('666660.490.26', 2): 0, ('666661.210.15', 2): 0, ('666661.37-0.05', 2): 0, ('666661.59-0.43', 0): 1, ('666660.950.97', 2): 0, ('666662.110.3', 1): -100, ('666661.091.48', 0): 1, ('666661.790.28', 1): 0, ('666661.610.38', 2): 0, ('666661.40.47', 1): 0.0, ('666661.68-0.46', 2): 0, ('666660.360.0', 0): 1.037090128649, ('666661.420.21', 2): 0.0, ('666660.98-1.26', 1): 0, ('666661.31-0.8', 2): 0, ('666661.93-0.55', 2): 0, ('666661.70.48', 0): 1.079653, ('666661.32-0.18', 2): 0.0, ('666660.710.43', 2): 0, ('666660.370.13', 1): 0.063, ('666661.270.26', 2): 0, ('666661.031.57', 0): 1, ('666661.57-0.16', 1): 0.0, ('666661.05-1.06', 0): 1.0, ('666660.580.09', 1): 0, ('666661.97-0.88', 1): 0, ('666661.66-0.78', 1): 0, ('666660.890.07', 0): 1.192132101, ('666661.96-0.67', 2): 0, ('666661.77-0.42',</text:p>
      <text:p text:style-name="P1"><text:s/>1): 0, ('666661.51-0.03', 1): 0, ('666661.440.46', 0): 1.1267, ('626660.950.57', 0): 1, ('666661.33-0.01', 1): 0, ('666661.270.62', 1): 0.1515728081, ('666660.830.39', 0): 1.4099392880887118, ('662661.010.14', 2): 0, ('666660.80.12', 0): 1.1509444518536511, ('666661.410.04', 0): 1.003822147, ('666661.42-1.33', 1): 0, ('666660.630.32', 2): 0.0, ('666660.830.48', 0): 1.06527871, ('666661.980.55', 1): 0.0, ('666661.011.06', 2): 0, ('666661.240.72', 0): 1.133, ('666661.910.94', 1): 0.0, ('666661.420.48', 1): 0, ('666660.90.85', 2): 0, ('666662.080.77', 2): 0, ('666662.060.72', 0): 1, ('666660.690.12', 1): 0, ('666661.29-0.08', 1): 0, ('666661.880.25', 0): 1.07, ('666661.38-0.72', 1): 0, ('666661.98-0.48', 0): 1, ('666661.380.34', 0): 1.2236471644701001, ('666661.310.58', 0): 1.00526701, ('666661.80.41', 0): 1.4904487757819997, ('666661.380.24', 1): 0.0, ('666660.95-0.15', 2): 0, ('666661.02-0.29', 0): 1, ('666661.80.14', 2): 0.06999999999999999, ('666661.940.93', 1): 0, ('666661.360.16', 0): 1.000343, ('666661.97-0.21', 0): 1.07, ('666662.150.3', 0): 1, ('666660.970.37', 0): 1.369100051966791, ('666661.390.31', 0): 1.3310094757732, ('666661.19-1.05', 0): 1, ('666661.940.57', 0): 1.1029357000000002, ('666661.63-0.46', 0): 1, ('666661.750.21', 1): 0.06999999999999999, ('666660.82-0.56', 0): 1, ('666661.470.44', 1): 0, ('666661.370.69', 2): 0.0, ('666660.640.18', 0): 2.2354386823779375, ('666661.70.3', 2): 0, ('666661.830.31', 1): 0, ('666660.920.49', 1): 0, ('666660.041.39', 2): 0, ('666661.95-0.73', 0): 1, ('666661.331.14', 1): 0, ('666661.00.76', 1): 0, ('666661.41-0.01', 0): 1, ('666661.880.6', 0): 1.0, ('666661.06-1.3', 0): 1, ('666662.010.5', 1): 0, ('666661.511.06', 2): 0, ('666662.31-0.74', 2): 0, ('666661.410.68', 0): 1.133, ('666661.221.5', 0): 1.0, ('666661.99-0.21', 0): 1.07, ('666661.71-0.59', 0): 1.0, ('666661.35-0.17', 0): 1, ('666661.96-0.2', 2): 0, ('666661.10.72', 0): 1.07, ('666661.890.32', 1): 0.0, ('666661.83-0.75', 0): 1, ('666661.820.06', 0): 7.41669, ('666661.271.02', 0): 1, ('666661.490.09', 1): 0, ('666661.190.31', 0): 1.215376770483753, ('666661.260.42', 0): 1.14159792997, <text:soft-page-break/>('666660.550.25', 0): 1.0842146970000002, ('666661.190.07', 1): 0.0, ('666661.160.08', 2): 0, ('666660.950.05', 0): 1.07, ('666660.830.4', 0): 1.1267, ('666661.122.13', 1): 0, ('666661.520.81', 0): 1, ('666660.530.03', 1): 0.06999999999999999, ('666661.230.71', 1): 0, ('666661.250.81', 0): 1.0, ('666661.380.18', 0): 1.012838, ('666661.730.05', 1): 0, ('666660.13-0.0', 0): 1.3344853045884069, ('666660.04-0.0', 0): 1.2845635585400181, ('666661.480.51', 1): 0.07490000000000001, ('666661.67-0.05', 2): 0.06999999999999999, ('666660.92-0.31', 0): 1, ('616661.430.65', 2): 0, ('666660.920.48', 0): 1.07441, ('666661.440.26', 0): 1.142653, ('666661.44-0.84', 1): 0, ('666661.780.73', 0): 1.1379000000000001, ('666660.710.31', 2): 0, ('666662.22-0.21', 2): 0, ('666660.710.23', 1): 0, ('666661.090.53', 1): 0, ('666660.68-0.01', 0): 1, ('666661.880.43', 1): 0, ('666660.87-0.08', 1): 0, ('666660.641.58', 1): 0, ('666661.780.9', 0): 1.07, ('666661.590.02', 1): 0, ('666661.060.84', 2): 0, ('666661.43-0.45', 1): 0, ('666661.690.34', 2): 0, ('666661.41-0.18', 2): 0, ('666661.72-0.23', 2): 0, ('666661.760.66', 0): 1.06741, ('666661.410.25', 2): 0.0, ('666661.140.5', 0): 1, ('616661.110.46', 1): 0, ('666661.50.98', 2): 0, ('666660.87-0.93', 0): 1, ('666660.86-0.09', 1): 0, ('666661.55-0.62', 2): 0, ('666660.310.03', 1): 0, ('666661.590.91', 0): 1, ('666662.13-0.41', 2): 0, ('666662.040.51', 1): 0, ('666661.830.72', 2): 0, ('666661.60.36', 2): 0, ('666661.31-0.09', 0): 1.132048, ('666660.99-0.0', 0): 1.0630000000000002, ('666661.240.33', 1): 0, ('666661.840.73', 1): 0, ('666661.780.68', 2): 0.0, ('666661.541.15', 1): 0.0, ('666661.03-0.14', 2): 0, ('666661.980.75', 1): 0, ('666661.520.67', 1): 0, ('666661.660.43', 0): 1.1429617, ('666660.990.77', 0): 1, ('666661.480.24', 1): 0.0, ('666662.280.39', 0): 1, ('666661.470.79', 1): 0.0, ('666661.38-0.68', 1): 0, ('666660.181.32', 0): 1, ('666661.670.07', 2): 0.06999999999999999, ('666661.890.18', 2): 0, ('666660.4-0.08', 2): 0, ('666661.79-0.4', 0): 1, ('666661.931.07', 0): -100, ('666661.671.14', 0): 1.07, ('666661.78-0.21', 2): 0.0, ('666661.760.44', 2): 0, ('666661.141.73', 0): 1, ('666661.670.18', 0): 1, ('666661.021.12', 0): 1, ('666660.99-0.06', 0): 1, ('666661.20.38', 0): 1.190716895058097, ('666661.67-0.82', 2): 0, ('666662.050.66', 0): 1, ('666661.120.44', 2): 0.0, ('666662.070.36', 2): 0, ('666661.50.37', 0): 1.07, ('666661.990.5', 1): 0, ('666660.851.44', 1): 0, ('666661.250.31', 2): 0, ('666661.21-0.16', 1): 0.0, ('666660.760.23', 1): 0, ('666661.60.47', 0): 1, ('666661.420.96', 1): 0, ('666661.070.33', 0): 1.278875686175867, ('666661.150.59', 2): 0, ('666661.640.02', 1): 0, ('666661.490.38', 2): 0, ('666661.290.41', 1): 0, ('666661.320.24', 1): 0.075243, ('666662.080.28', 0): 1.0, ('666661.760.11', 1): 0.0, ('666660.320.01', 0): 1.188008621859733, ('666661.881.33', 1): 0, ('666661.740.42', 0): 1.013279, ('666661.340.6', 0): 1.2442556207, ('666661.36-0.19', 1): 0, ('666661.460.24', 2): 0, ('666661.440.04', 2): 0, ('666661.010.68', 2): 0, ('666661.440.98', 1): 0, ('666660.45-0.06', 2): 0, ('666660.70.09', 1): 0.18954100200000001, ('666660.871.08', 2): 0, ('666661.36-0.68', 1): 0, ('666661.920.32', 0): 1.0749, ('666661.010.59', 2): 0, ('666661.27-0.24', 2): 0, ('666660.930.06', 0): 1.08384034253, ('666660.27-0.05', 0): 1.0, ('666161.67-0.14', 2): 0, ('666661.721.01', 1): 0, ('661661.050.12', 0): 1, ('666661.080.12', 0): 1.1488535089999998, ('666661.930.22', 1): 0, ('666660.950.76', 0): 1, ('666661.530.82', 0): 1.0, ('666660.910.46', 2): 0.0, ('666661.740.75', 1): 0, ('666662.08-0.28', 0): 1.0, ('666661.440.19', 0): 1.0, ('666661.490.42', 0): 1.07, ('666661.410.0', 1): 0, ('666661.97-0.29', 1): 0, ('666661.750.61', 2): 0.07441000000000002, ('666662.24-0.61', 0): 1, ('666660.710.08', 1): 0, ('666661.70.18', 2): 0, ('666661.170.3', 0): 1.546073874329966, ('666661.470.7', 2): 0, ('666660.510.11', 2): 0, ('666660.650.09', 0): 1.0779054423, ('666661.60.97', 2): 0.0, ('666661.31.39', 2): 0, ('661660.440.11', 0): 1.2434848787076858, ('666661.6-0.03', 0): 1, ('666661.590.22', 0): 1.07, ('666661.250.28', 2): 0.0, ('666661.820.32', 0): 1.0749, ('666661.590.39', 2): 0.0, ('666660.63-0.11', 1): 0, ('666661.270.03', 2): 0, ('666661.490.75', 1): 0, ('666661.77-0.32', 0): 1.0, ('666661.340.08', 0): 1.00144042507, ('666661.460.33', 2): 0, ('666661.59-0.39', 1): 0, ('666660.790.15', 2): 0, ('666662.05-0.82', 0): 1, ('666660.790.24', 2): 0, ('666661.280.3', 0): 1.1898557663734453, ('666661.11.41', 0): 1, ('666660.850.81', 0): 1.0, ('666660.45-0.02', 1): 0, ('666661.821.06', 0): 1, ('666660.290.0', 2): 0.06635871205757123, ('666661.01.0', 2): 0, ('666661.830.55', 0): 1, ('666660.760.22', 0): 1.6508601707056694, ('666661.420.07', 2): 0, ('666661.721.4', 2): 0, ('666661.22-0.17', 0): 1, ('666661.31.52', 0): 1.0, ('616661.080.54', 0): 1, ('666660.850.62', 2): 0, ('666661.351.2', 2): 0, ('666661.180.93', 0): 1, ('666660.870.59', 2): 0, ('666661.90.61', 2): 0, ('666661.571.3', 2): 0.0, ('666661.330.03', 0): 1, ('666660.60.25', 0): 1.4280532551261285, ('666661.14-0.15', 2): 0.0, ('666661.230.42', 1): 0.063, ('666660.760.21', 0): 1.5982118943987929, ('666660.170.0', 0): 2.0798692956458806, ('666660.811.48', 0): 1, ('666660.440.12', 0): <text:soft-page-break/>2.3358371793831982, ('666661.540.37', 1): 0.07837899999999999, ('666660.23-0.03', 0): 1.0, ('666661.990.47', 1): 0, ('666660.810.04', 1): 0, ('666661.20.91', 2): 0, ('666661.9-0.28', 2): 0, ('666661.920.58', 2): 0, ('666661.20.13', 2): 0.31912234401707734, ('666661.65-0.52', 2): 0, ('666660.690.55', 1): 0, ('666660.570.15', 1): 0, ('666661.430.65', 0): 1.2037287, ('666661.770.34', 2): 0.133, ('666660.730.03', 2): 0.133, ('666661.78-0.46', 0): 1, ('666661.40.35', 1): 0.0, ('666660.40.02', 1): 0.00974486863, ('666661.680.07', 2): 0.06999999999999999, ('666660.420.0', 0): 1.133, ('666661.560.08', 1): 0.0, ('666660.89-0.31', 1): 0, ('666661.240.58', 0): 1.31455163406457, ('666661.940.35', 0): 1.0, ('666661.51-0.7', 0): 1, ('666661.640.25', 1): 0, ('666660.81.46', 2): 0.0, ('666661.581.26', 1): 0, ('666661.74-0.18', 2): 0, ('616661.560.32', 0): 1, ('666662.020.8', 1): 0, ('666661.111.68', 2): 0, ('666661.860.42', 1): 0.08990492700000001, ('666661.81-0.08', 1): 0, ('666661.151.0', 2): 0, ('666661.080.61', 2): 0, ('666660.80.41', 0): 1.130669, ('666660.231.27', 1): 0, ('666661.140.22', 0): 1.29476288037, ('666661.460.47', 0): 1.024787126966, ('666661.361.53', 0): 1, ('666661.050.9', 1): 0, ('666661.711.41', 0): 1, ('666660.90.31', 0): 1.7738481779147084, ('666661.31-0.01', 1): 0.133, ('666661.550.61', 0): 1, ('666660.750.11', 0): 1.4917318322438382, ('666661.82-0.1', 1): 0.1197, ('666661.61-0.75', 0): 1, ('666661.350.35', 0): 1.1722168000000002, ('666661.550.72', 0): 1.133, ('666661.61-0.02', 2): 0, ('666660.940.16', 2): 0, ('666661.20.25', 1): 0.072983309, ('666661.181.75', 0): 1, ('666661.50.03', 0): 1.000343, ('666661.080.72', 1): 0, ('666661.310.11', 0): 1.17458189, ('666661.880.68', 1): 0, ('666660.191.31', 0): 1, ('666661.261.2', 1): 0, ('666661.040.13', 0): 1.0, ('666661.220.66', 1): 0, ('666660.720.22', 0): 1.668433357199529, ('666661.311.43', 1): 0.0, ('666660.720.36', 1): 0.0, ('661661.180.52', 1): 0, ('666661.360.81', 1): 0.3044846, ('666660.810.15', 0): 1.0607999769999998, ('666660.68-0.13', 1): 0, ('666661.30.04', 0): 1.07, ('666660.67-0.19', 2): 0, ('666661.820.52', 1): 0.0, ('666660.60.38', 2): 0, ('666661.130.53', 0): 1.07, ('666661.520.12', 1): 0.0, ('666660.76-0.27', 1): 0, ('666662.040.45', 1): 0.0, ('666661.290.49', 0): 1.19780993289834, ('666661.21.46', 2): 0, ('666661.570.48', 0): 1.2407299999999999, ('666661.160.74', 1): 0, ('666660.770.09', 2): 0, ('666661.91.4', 0): 1, ('666661.470.66', 0): 1.06741, ('666661.831.32', 2): 0, ('666661.220.25', 0): 1, ('666661.180.56', 1):</text:p>
      <text:p text:style-name="P1"><text:s/>0.071620226951, ('666661.480.76', 2): 0, ('666661.60.91', 1): 0, ('666661.780.55', 0): 1.0, ('666662.010.44', 2): 0, ('666661.411.47', 2): 0, ('666660.950.21', 2): 0.5095114377937164, ('666661.14-0.38', 0): 1, ('666661.70.43', 0): 1.0, ('666661.390.86', 2): 0, ('666661.120.92', 2): 0.0, ('666661.3-0.07', 2): 0, ('666661.43-0.27', 1): 0, ('662660.680.15', 2): 0.1206440033886373, ('666661.35-0.26', 2): 0.0, ('666661.14-0.09', 0): 1.07, ('666662.110.61', 0): 1.0, ('666661.750.53', 2): 0, ('666661.690.21', 0): 1.0567000000000002, ('666661.840.85', 2): 0.0, ('666661.42-0.44', 0): 1.0, ('666661.571.04', 2): 0, ('661660.270.03', 2): 0, ('666660.980.05', 0): 1.133283385487, ('666660.80.43', 1): 0, ('666661.940.4', 1): 0, ('666661.251.82', 1): 0, ('666660.830.32', 0): 1.335306240839906, ('666660.83-0.09', 1): 0, ('666660.880.21', 1): 0, ('666661.55-0.51', 0): 1.0, ('666661.080.36', 0): 1.3215676154101923, ('666661.11-0.55', 2): 0, ('666661.55-0.45', 1): 0.0, ('666661.64-0.24', 0): 1.07, ('666662.14-0.41', 0): 1, ('666661.170.58', 2): 0, ('666660.920.7', 0): 1.0, ('666661.960.71', 1): 0, ('666661.230.39', 0): 1.071424562349, ('666661.47-0.79', 2): 0, ('666661.780.42', 2): 0, ('666661.510.37', 0): 1.0, ('666660.971.55', 0): 1, ('661661.660.04', 0): 1, ('666661.330.66', 2): 0.0, ('666661.750.81', 2): 0, ('666660.570.19', 0): 1.771094280211392, ('666660.370.09', 1): 0, ('666661.880.28', 0): 1.07, ('666661.920.5', 0): 1.07, ('666661.480.43', 2): 0, ('666661.73-0.22', 0): 1.07, ('666661.371.62', 1): 0, ('666661.631.12', 2): 0, ('666660.88-0.12', 0): 1.0, ('666661.350.16', 2): 0, ('666661.81-0.53', 2): 0.0049, ('661661.270.47', 1): 0, ('666661.86-0.26', 1): 0, ('666661.61-0.23', 0): 1.0749, ('666661.320.15', 2): 0.063, ('666661.45-0.09', 1): 0.0, ('666661.330.96', 0): 1, ('666661.05-0.15', 1): 0, ('666661.160.87', 2): 0, ('666661.640.3', 0): 1.00441, ('666661.58-0.39', 2): 0.0, ('666661.790.55', 1): 0, ('666661.48-0.28', 1): 0, ('666660.40.06', 2): 0.16866933807444778, ('666662.190.28', 1): 0, ('666660.840.52', 2): 0.0049, ('666661.57-0.41', 1): 0, ('666661.691.12', 1): 0, ('666661.650.08', 0): 1.0, ('666662.00.28', 1): 0.07490000000000001, ('666661.440.65', 0): 1.197638, ('666660.580.25', 0): 1.1574493687961622, ('666661.56-0.46', 2): 0, ('666661.320.09', 1): 0, ('666661.78-0.15', 1): 0, ('666661.61-0.61', 2): 0, ('666661.10.19', 1): 0, ('666661.231.14', 2): 0, ('666661.53-0.54', 0): 1, ('666661.18-0.12', 0): 1.07, ('666660.79-1.55', 1): 0, ('666661.410.65', 0): 1.2208768429, ('666661.90.97', 0): 1, ('666660.630.17', 2): 0, ('666660.72-0.23', 2): 0, ('666661.880.89', 1): 0, ('666661.250.66', 2): 0, ('666661.231.58', 1): 0, ('666661.530.21', 2): 0, ('666660.660.36', 0): 1.009653, <text:soft-page-break/>('666660.851.39', 0): 1, ('666661.13-0.26', 2): 0, ('666661.17-0.43', 0): 1.0, ('666661.160.17', 1): 0, ('666661.070.97', 1): 0, ('666661.590.74', 0): 1.088559877, ('616661.290.53', 2): 0, ('666661.140.36', 0): 1, ('666661.270.12', 2): 0, ('666660.840.25', 2): 0.3476876737027338, ('666660.740.96', 0): 1, ('666660.84-0.1', 1): 0, ('666661.080.38', 0): 1.0755927571, ('666661.080.25', 2): 0, ('666661.310.71', 0): 1.0, ('666661.050.1', 2): 0, ('666661.680.3', 1): 0, ('666660.09-0.01', 0): 1, ('666661.640.64', 0): 1.2959669999999999, ('666161.830.03', 2): 0, ('666661.231.01', 2): 0, ('666661.720.46', 0): 1.0049, ('666661.061.66', 1): 0, ('666660.960.11', 2): 0, ('666661.25-0.03', 2): 0, ('666661.090.62', 0): 1, ('666661.840.06', 0): 95.041, ('666661.550.29', 1): 0, ('666660.98-0.12', 0): 1, ('666660.890.3', 1): 0, ('666661.420.9', 1): 0, ('666661.10.7', 2): 0, ('666660.940.72', 0): 1, ('666661.54-0.38', 2): 0, ('666661.63-0.77', 1): 0, ('666661.740.38', 0): 1.0786877, ('666660.791.28', 0): 1, ('666661.10.54', 2): 0, ('666661.661.1', 1): 0.0, ('666661.360.89', 0): 1.0, ('666661.80.8', 1): 0, ('666661.890.8', 0): 1.0630000000000002, ('666660.510.35', 0): 1, ('666661.890.7', 1): 0, ('666660.850.1', 0): 1.1096479637546826, ('666661.680.19', 2): 0.06999999999999999, ('666661.730.64', 1): 0, ('666661.88-0.16', 0): 1.07441, ('666660.73-0.23', 0): 1, ('666662.16-0.67', 0): -100, ('666661.05-0.87', 0): 1, ('666662.350.34', 2): -100, ('666661.66-0.14', 0): 1, ('666661.190.48', 0): 1.1846001234, ('666661.740.25', 2): 0, ('666661.280.48', 1): 0, ('666661.891.58', 0): 1, ('666661.280.58', 0): 1, ('666661.830.79', 2): 0.0, ('666661.19-0.02', 0): 1.2012101, ('666660.730.1', 0): 1.5160258790109302, ('666661.271.9', 0): 1, ('666661.260.61', 0): 1.0, ('666661.49-0.17', 1): 0, ('661660.670.15', 2): 0, ('666661.37-0.08', 1): 0, ('666661.7-0.05', 0): 1.1789270000000003, ('661661.050.03', 0): 1, ('666661.060.02', 1): 0, ('666662.1-0.86', 0): 1, ('666661.730.17', 1): 0, ('666661.40.44', 0): 1.4155127841184107, ('666661.820.1', 1): 0, ('666660.980.32', 0): 1.4803033137074995, ('666661.72-0.19', 2): 0.0, ('666662.420.31', 0): 1.0, ('666661.750.96', 0): 1.07, ('666661.10.47', 0): 1.23954483, ('666660.740.43', 1): 0.0, ('666661.931.29', 0): 1, ('666661.53-0.6', 0): 1, ('666661.23-0.04', 0): 1.0, ('666660.570.33', 1): 0, ('666661.860.67', 1): 0, ('666661.76-0.41', 0): 1.0, ('666661.57-0.67', 1): 0, ('666661.20.33', 0): 1.1679113427003505, ('666661.3-0.11', 0): 1.07, ('666660.84-0.57', 0): 1, ('666660.890.36', 0): 1.3388701047520422, ('666660.780.17', 0): 1.3963574431771222, ('666661.450.23', 0): 1, ('666661.610.48', 0): 1.1858563, ('666660.180.0', 0): 1.818763500608994, ('666660.820.38', 2): 0, ('666661.810.9', 1): 0, ('666661.74-0.54', 1): 0, ('666661.450.97', 0): 1.0, ('666661.530.76', 2): 0, ('666660.360.03', 2): 0, ('666661.550.83', 1): 0.133, ('666661.040.88', 0): 1.07, ('666660.880.29', 0): 1.4061782351042105, ('666662.020.22', 2): 0, ('666661.891.06', 1): 0, ('666661.46-0.37', 0): 1.0, ('666661.850.57', 2): 0, ('616661.150.44', 2): 0, ('666662.050.78', 2): 0, ('666661.060.58', 0): 1, ('666662.080.87', 0): 1, ('666660.451.41', 0): 1, ('666661.340.9', 0): 1.0630000000000002, ('666661.790.06', 2): 0.133, ('666661.80.2', 1): 0.063, ('662660.850.2', 1): 0.09576224318723783, ('666660.990.48', 0): 1.0183294989481464, ('666661.420.47', 0): 1.0, ('666661.6-0.2', 0): 1, ('666661.490.22', 0): 1.0654931479999998, ('666660.470.07', 1): 0, ('666661.57-1.61', 1): 0, ('666661.070.18', 2): 0, ('666661.640.58', 0): 1, ('666660.470.11', 2): 0, ('666661.921.24', 1): 0, ('666661.44-0.04', 0): 1.1897, ('666660.7-0.06', 1): 0, ('666661.38-0.71', 0): 1.0, ('666661.380.37', 1): 0, ('666661.180.19', 2): 0.06999999999999999, ('666661.251.78', 1): 0, ('666661.750.33', 1): 0.0, ('666661.681.14', 1): 0.06999999999999999, ('666661.750.1', 0): 1.1897, ('661660.620.21', 0): 1, ('666661.440.16', 0): 1.13916224, ('666660.71-0.03', 2): 0, ('666661.610.71', 2): 0.0, ('666660.720.91', 2): 0, ('666661.360.19', 1): 0, ('666662.02-0.32', 0): 1, ('666661.34-0.08', 0): 1, ('662660.780.16', 1): 0, ('666662.03-0.72', 1): 0, ('666661.210.76', 0): 1.0, ('666661.560.1', 0): 1.0749, ('666661.5-0.66', 1): 0, ('666661.46-0.82', 1): 0, ('666660.640.21', 0): 2.4941528480654016, ('666662.050.81', 0): 1.0, ('666661.750.24', 2): 0, ('666661.05-0.55', 2): 0, ('666661.470.49', 2): 0.2569588, ('666660.640.17', 1): 0, ('666660.840.39', 0): 1.36276534952, ('666661.450.89', 1): 0, ('666661.660.84', 1): 0, ('666660.560.2', 1): 0, ('666661.320.65', 2): 0, ('666661.38-0.27', 1): 0, ('666661.10.11', 0): 1.07002401, ('666662.080.51', 2): 0.0, ('666661.460.42', 2): 0.1379, ('666662.15-0.37', 0): 1, ('666661.44-0.35', 2): 0.06999999999999999, ('666661.56-0.04', 1): 0, ('666660.490.19', 0): 1.5357364371890976, ('666661.040.65', 0): 1.07, ('666661.91-0.32', 1): 0, ('666661.08-0.04', 0): 1.00441, ('666661.340.87', 0): 1, ('666661.280.71', 2): 0.0, ('666661.880.81', 2): 0, ('666660.791.41', 2): 0, ('666661.33-0.03', 2): 0, ('666661.820.75', 2): 0, ('666660.990.09', 0): 1.075243, ('666661.271.01', 1): 0, ('666661.360.0', 2): 0, ('666661.190.36', 1): 0, ('666661.260.2', 0): 1.0672777, ('666660.350.1', 1): <text:soft-page-break/>1.038542623212003, ('666661.831.09', 0): 1, ('666660.820.02', 0): 1.0, ('666661.29-0.87', 1): 0, ('666661.470.54', 2): 0.1500269785322, ('666661.42-0.27', 0): 1.0749, ('666661.07-0.19', 1): 0, ('666661.19-0.11', 1): 0, ('666661.060.22', 0): 1.2872816895874226, ('666661.020.57', 2): 0.06999999999999999, ('666661.62-0.2', 1): 0, ('666660.811.45', 0): 1, ('666661.480.56', 0): 1.2094278292351, ('666661.830.12', 0): 1.1197, ('666661.950.75', 0): 1.0, ('661661.940.37', 2): 0, ('666661.98-0.2', 1): 0.06999999999999999, ('666662.150.23', 2): 0, ('666661.04-0.2', 0): 1.0, ('666661.440.25', 1): 0, ('666661.260.22', 0): 1.21225421, ('666660.740.06', 1): 0, ('666660.710.24', 0): 1.6426694285265444, ('666661.410.55', 0): 1.2446990000000002, ('666660.880.92', 2): 0, ('666661.120.9', 2): 0, ('666661.640.34', 2): 0, ('666661.46-0.41', 1): 0, ('666661.020.16', 0): 1.1946, ('666661.441.55', 0): 1, ('666660.810.45', 0): 1.133, ('666661.710.28', 2): 0, ('666661.77-0.14', 1): 0, ('666661.83-0.16', 1): 0, ('666662.140.59', 2): 0, ('666661.940.38', 0): 1.00526701, ('666661.461.01', 0): 1.0630000000000002, ('666661.640.39', 0): 1.2315054, ('666660.951.16', 0): 1.0, ('666660.880.18', 2): 0, ('666661.680.11', 1): 0, ('666661.750.44', 1): 0, ('666661.780.85', 0): 1, ('666660.60.2', 0): 2.254186476741981, ('666660.790.48', 1): 0, ('666661.02-0.03', 1): 0.06999999999999999, ('666661.380.57', 1): 0, ('666661.361.11', 1): 0, ('666661.220.12', 0): 1.1394502015655699, ('666660.640.48', 1): 0, ('666661.220.62', 2): 0, ('666661.80.99', 1): 0.0, ('666660.96-1.03', 1): 0, ('666661.220.24', 2): 0, ('666661.580.94', 2): 0, ('666660.390.11', 2): 0.0, ('666661.830.63', 0): 1.0, ('666661.860.54', 1): 0, ('666661.780.65', 1): 0.06999999999999999, ('666662.210.45', 0): 1, ('666660.89-0.08', 2): 0, ('666662.05-0.37', 0): -100, ('666660.520.08', 0): 1.4408925322502106, ('666661.670.61', 2): 0, ('666661.520.64', 0): 1.0630000000000002, ('666661.030.98', 2): 0, ('666661.47-0.32', 2): 0, ('666661.241.12',</text:p>
      <text:p text:style-name="P1"><text:s/>2): 0, ('666661.450.99', 2): 0, ('666661.020.32', 1): 0.4540236275524616, ('666661.290.17', 2): 0, ('666661.420.88', 1): 0, ('666661.540.52', 0): 1, ('666661.630.03', 0): 1.0, ('666661.680.64', 0): 1, ('666661.210.22', 0): 1.327933259801, ('666661.870.47', 0): 1, ('666661.390.12', 2): 0, ('666661.73-0.17', 1): 0, ('666661.09-0.01', 0): 1, ('666661.73-0.07', 0): 1.07, ('666661.66-0.24', 2): 0, ('666661.770.15', 2): 0.0, ('666661.340.44', 2): 0.26815465222, ('666662.050.65', 1): 0.06999999999999999, ('666662.00.69', 2): 0, ('666661.03-0.01', 2): 0, ('666662.090.49', 2): -100, ('666661.50.34', 1): 0, ('666661.990.6', 0): 1.07, ('666661.40.19', 0): 1, ('666661.120.18', 0): 1.00492401, ('666661.940.17', 1): 100, ('666661.10.95', 2): 0, ('666660.88-0.21', 0): 1, ('666660.5-0.01', 2): 0, ('666661.78-0.64', 1): 0, ('666661.260.86', 2): 0, ('666661.640.01', 0): 1, ('666661.290.46', 0): 1.0883666699999999, ('666661.32-0.01', 1): 0, ('666660.680.46', 2): 0, ('666661.321.08', 2): 0, ('666661.280.81', 2): 0.0, ('666660.80.17', 2): 0, ('666661.570.43', 0): 1.0, ('666661.510.77', 2): 0, ('666661.230.69', 1): 0, ('666661.63-0.05', 1): 0.14182000000000003, ('666660.770.02', 2): 0, ('666660.870.04', 1): 0, ('666661.560.83', 0): 1.07, ('666662.090.31', 0): 1, ('666661.250.46', 0): 1.0186185300000001, ('666660.740.38', 0): 1, ('666661.540.63', 0): 1.1270087000000002, ('666660.540.04', 0): 1, ('666661.081.58', 0): 1, ('666660.9-0.1', 0): 1, ('666661.210.5', 1): 0, ('666660.761.68', 2): 0, ('666661.69-0.03', 0): 1.0, ('666660.620.45', 0): 1, ('666660.52-0.08', 2): 0, ('666661.310.55', 2): 0.0, ('666661.18-0.45', 2): 0, ('666661.370.22', 2): 0.0, ('666661.930.21', 0): 1, ('666661.50.87', 0): 1, ('666661.65-0.28', 0): 1.0, ('666660.910.43', 1): 0.031830027669531, ('666661.790.99', 2): 0.0, ('666661.030.9', 0): 1.0, ('666661.55-0.31', 0): 1.0, ('666661.040.29', 2): 0.6983768162462339, ('666661.331.25', 0): 1.0, ('666661.410.3', 0): 1.3948053102, ('666661.250.4', 2): 0, ('666660.960.35', 0): 1.3632081541202545, ('666660.710.05', 2): 0, ('666661.170.0', 1): 0, ('666662.0-0.57', 2): 0, ('666660.970.11', 0): 1.0142394, ('666661.470.98', 1): 0, ('666661.49-0.66', 0): 1, ('666661.710.49', 0): 1.0, ('666660.76-0.02', 2): 0, ('616661.810.3', 1): 0, ('666660.65-0.03', 2): 0.0, ('666661.280.25', 2): 0, ('666661.63-0.15', 1): 0, ('666662.09-0.92', 1): -100, ('666661.930.46', 0): 1.07, ('666661.010.9', 0): 1, ('666661.060.3', 1): 0, ('666661.52-0.91', 1): 0, ('666661.941.02', 1): 0, ('666660.860.17', 0): 1.3036289039590798, ('666660.45-0.01', 0): 1.07, ('666661.160.45', 0): 1.0799617, ('666661.27-0.89', 1): 0, ('666661.970.31', 1): 0.0, ('666661.561.24', 0): 1, ('666662.170.52', 0): -9.030000000000001, ('666661.711.03', 2): 0, ('666660.710.76', 2): 0, ('666661.260.45', 2): 0.2655093, ('666662.01-0.26', 2): 0, ('666660.830.1', 2): 0.0, ('666660.991.3', 0): 1, ('666661.230.47', 2): 0.0, ('666661.050.31', 0): 1.253848237482371, ('666661.71-0.44', 2): 0, ('666660.010.0', 1): 0, ('666661.720.84', 1): 0, ('666661.610.9', 0): 1, ('666661.610.69', 1): 0.0, ('666661.42-0.34', 0): 1, ('666662.07-0.57', 2): 0, ('666660.790.34', 1): 0, ('666661.72-0.1', 2): 0, ('666660.95-0.01', 0): 1, ('666661.370.8', 1): <text:soft-page-break/>0.17752700000000002, ('666661.76-0.69', 2): 0, ('666662.030.58', 2): 0, ('666661.50.86', 1): 0, ('666661.770.31', 1): 0, ('666661.060.68', 2): 0.063, ('666661.721.28', 2): 0.0, ('666660.40.01', 0): 1.2165598848, ('666661.47-0.3', 0): 1.0, ('666661.710.8', 0): 1.0, ('666660.780.26', 0): 2.4008408260726055, ('666661.821.31', 1): 0, ('666661.530.47', 0): 1, ('666661.581.17', 1): 0, ('666661.51-0.0', 1): 0, ('666661.760.63', 2): 0, ('666661.451.05', 1): 0, ('666661.37-0.12', 0): 1.1018569999999999, ('666661.860.41', 0): 1, ('666661.49-0.02', 1): 0, ('666661.81-0.05', 2): 0, ('666661.140.8', 2): 0, ('666660.870.67', 1): 0.0, ('666661.270.19', 2): 0, ('666660.820.5', 0): 1.0, ('666661.480.4', 1): 0.1460799314919, ('666661.170.03', 1): 0.133, ('666661.64-0.21', 0): 1, ('666661.290.76', 1): 0, ('666661.230.36', 0): 1.4926130157903597, ('666661.930.85', 0): 1, ('666660.140.02', 0): 2.627969919610256, ('666661.891.33', 2): 0, ('666661.80.91', 2): 0, ('666661.760.1', 2): 0, ('666661.491.13', 2): 0, ('666661.86-0.15', 2): 0, ('666661.240.38', 1): 0.10451787052493351, ('666660.640.31', 2): 0.0709821, ('666662.030.45', 2): 0.06999999999999999, ('666661.76-0.57', 1): 0, ('666660.731.48', 1): 0, ('666661.35-0.28', 1): 0, ('666661.020.2', 2): 0, ('666660.680.59', 1): 0, ('666661.130.46', 2): 0.0, ('616662.140.46', 2): -100, ('666661.20.22', 0): 1.259814098649, ('666661.790.27', 2): 0, ('666661.6-0.36', 2): 0, ('666661.031.41', 1): 0.0, ('666661.021.51', 2): 0, ('666660.70.26', 0): 1.452920718386842, ('626661.010.56', 0): 1, ('666661.39-0.31', 2): 0, ('666661.750.43', 1): 0.286657, ('666661.220.65', 0): 1, ('666660.720.21', 1): 0.0, ('666661.40.99', 0): 1, ('666660.8-0.06', 0): 1, ('666661.940.27', 1): 0, ('666661.181.26', 1): 0, ('666662.07-0.48', 0): 1.0, ('666660.720.33', 2): 0.24913149099999998, ('666661.85-0.38', 1): 0, ('666661.40.7', 2): 0, ('666661.11-1.12', 2): 0, ('666660.820.43', 2): 0.0, ('666661.090.19', 0): 1.1197, ('666661.720.01', 2): 0.06999999999999999, ('666660.690.22', 2): 0, ('666661.62-0.72', 2): 0, ('666660.810.16', 1): 0, ('666660.86-1.37', 2): 0, ('666661.61-0.3', 2): 0, ('666661.450.6', 0): 1.07, ('666661.30.07', 1): 0, ('666661.530.39', 2): 0, ('666661.5-0.79', 2): 0, ('666661.460.55', 1): 0, ('666661.820.57', 2): 0, ('666661.40.11', 1): 0.0, ('666661.250.34', 0): 1.1173365585203, ('666660.680.3', 2): 0.42189806463, ('666661.520.11', 0): 1.0, ('666661.60.48', 2): 0.0, ('666661.830.2', 2): 0, ('666661.38-1.4', 0): 1, ('666661.150.52', 0): 1.0096186999999999, ('666661.490.33', 0): 1.198100609, ('666661.850.3', 2): 0.0, ('666662.23-0.75', 0): 1, ('666661.190.13', 0): 1.2007267839639046, ('666661.32-0.09', 0): 1.078379, ('666661.51-1.07', 1): 0, ('666661.9-0.19', 0): 1.0, ('666661.070.89', 1): 0, ('666661.690.5', 0): 1, ('666661.121.17', 2): 0, ('666661.230.61', 0): 1.133, ('666661.610.33', 1): 0, ('666661.120.15', 0): 1.1930300043731163, ('666661.740.23', 1): 0.1316, ('666661.64-0.09', 0): 1.0630000000000002, ('666661.060.33', 2): 0.0, ('666660.740.28', 0): 1.5023702616165204, ('666661.60.3', 2): 0, ('666660.670.66', 1): 0, ('666662.290.85', 0): 1, ('666661.591.11', 2): 0, ('666660.981.11', 0): 1, ('666661.480.73', 1): 0, ('626660.940.26', 1): 0, ('666660.93-0.04', 1): 0, ('666661.771.11', 1): 0, ('662660.930.24', 1): 0, ('666662.090.6', 1): 0, ('666661.920.35', 2): 0, ('666661.660.32', 0): 1.1897, ('666661.090.47', 0): 1.0716891, ('666660.590.3', 0): 1.0, ('666660.651.23', 0): 1, ('666661.930.29', 1): 0, ('666661.43-0.24', 0): 1, ('666660.631.31', 1): 0, ('666661.78-1.87', 1): 0, ('666661.930.75', 0): 1.0, ('666662.26-0.83', 2): 0, ('661661.540.78', 0): 1, ('666660.650.8', 2): 0, ('666661.710.79', 1): 0, ('666661.830.93', 2): 0.0, ('666661.120.54', 2): 0.0049, ('666660.780.18', 0): 1.4923296490198408, ('666661.410.41', 2): 0.0, ('666661.571.01', 1): 0, ('666660.550.18', 1): 0, ('666660.650.78', 1): 0, ('666660.510.14', 0): 2.206353244450297, ('666660.550.08', 0): 1.2461219523490001, ('666661.620.36', 1): 0, ('666661.350.82', 0): 1, ('666661.24-0.31', 1): 0, ('666660.85-0.05', 1): 0, ('666661.250.2', 1): 0, ('661661.820.08', 0): 1, ('666661.11-0.28', 1): 0.0, ('666660.72-0.03', 2): 0, ('666661.220.37', 1): 0, ('666662.170.35', 2): 0, ('666660.920.29', 0): 1.4537295719120331, ('666661.45-0.39', 2): 0, ('666661.040.47', 0): 1.0, ('666661.581.09', 1): 0, ('666661.780.47', 1): 0, ('666661.8-0.2', 1): 0, ('666662.14-1.09', 0): 1, ('661660.520.13', 1): 0, ('666661.111.01', 0): 1, ('666661.280.4', 2): 0, ('666661.510.08', 2): 0, ('666662.020.54', 0): 1.14231, ('666661.15-0.12', 0): 1, ('666661.091.06', 2): 0, ('666661.821.03', 2): 0, ('666660.631.01', 1): 0, ('666660.770.31', 2): 0, ('666661.12-0.51', 0): 1, ('666660.980.57', 0): 1.07, ('666661.110.91', 2): 0, ('666661.070.47', 0): 1, ('666660.670.18', 2): 0, ('666661.590.89', 0): 1.0, ('666661.56-0.69', 0): 1, ('666661.350.92', 2): 0, ('666661.16-0.9', 2): 0, ('666660.641.37', 2): 0, ('666661.910.83', 2): -100, ('666660.66-0.03', 1): 0, ('666660.20.02', 2): 1.3949491637840838, ('666661.390.49', 2): 0.20918191742938003, ('661661.50.38', 1): 0, ('666661.790.52', 0): 1, ('666661.21-0.13', 0): 1, ('666661.810.11', 2): 0, ('666661.39-<text:soft-page-break/>0.11', 1): 0, ('666661.710.95', 0): 1, ('666661.68-0.85', 0): 1, ('666661.110.08', 1): 0, ('666661.381.57', 2): 0, ('666661.85-0.13', 1): 0, ('666661.610.61', 0): 1, ('666660.870.93', 2): 0, ('666661.30.67', 2): 0.0747187, ('666661.00.78', 0): 1.0749, ('666661.241.3', 2): 0.0, ('666662.01-0.5', 0): 1.0, ('666661.770.39', 0): 1, ('666661.770.5', 2): 0, ('666661.230.05', 0): 1.14637553, ('661660.60.19', 0): 1, ('666661.770.07', 1): 0, ('666661.220.02', 1): 0, ('666660.490.12', 0): 2.396962810892901, ('666661.180.47', 2): 0, ('666661.52-0.0', 0): 1.0, ('666660.952.01', 1): 0, ('666660.780.32', 2): 0.315743057, ('666661.420.27', 0): 1, ('666660.740.13', 1): 0, ('666660.90.43', 0): 1.2772518319651878, ('666612.05-0.59', 1): 0, ('666660.420.02', 2): 0, ('666662.250.91', 0): 1, ('666661.570.22', 2): 0.0, ('666661.490.07', 0): 1.0, ('666161.85-0.32', 0): 1, ('666661.35-0.03', 0): 1, ('666661.51-0.53', 1): 0.0, ('666661.230.72', 0): 1.07, ('666661.50.77', 2): 0, ('666661.651.04', 0): 1.07, ('666661.141.36', 2): 0, ('666661.90.38', 2): -9.93, ('666661.880.77', 2): 0, ('666661.140.27', 2): 0.4258403221738343, ('666662.18-0.4', 2): -100, ('666661.680.24', 2): 0.0049128723, ('666661.7-0.5', 1): 0, ('666661.310.72', 1): 0, ('666661.27-1.22', 2): 0, ('666661.680.4', 0): 1.1953194116734, ('666661.450.76', 2): 0, ('666661.061.26', 2): 0, ('666660.850.17', 0): 1.273721472784501, ('666661.35-1.36', 1): 0, ('666661.30.36', 2): 0, ('666661.61-0.07', 0): 1.133, ('666660.890.4', 0): 1.1973633592000001, ('666661.360.92',</text:p>
      <text:p text:style-name="P1"><text:s/>0): 1.07, ('666662.230.7', 0): 1, ('666661.4-0.31', 0): 1, ('666661.090.11', 1): 0, ('666661.96-0.47', 2): 0, ('666660.38-0.01', 2): 0, ('666661.10.32', 0): 1.484072312343071, ('666661.730.58', 0): 1.083279, ('666660.850.2', 1): 0.679311656026822, ('666661.660.3', 1): 0, ('666660.471.31', 2): 0, ('666661.860.38', 1): 0, ('666661.13-0.01', 0): 1.0128821000000001, ('666661.560.41', 0): 1.1384680423, ('666661.970.57', 1): 0, ('666660.36-0.03', 0): 1, ('616662.160.65', 2): 0, ('666661.360.37', 1): 0.0482575362269, ('666661.150.46', 0): 1.35108339506443, ('666661.29-0.34', 0): 1.0, ('666661.97-0.74', 2): 0, ('666660.91.69', 1): 0, ('666662.440.31', 0): -100, ('666661.070.81', 0): 1.0, ('666661.49-0.12', 2): 0, ('666662.210.48', 0): 1, ('666661.471.41', 2): 0, ('666661.160.34', 0): 1.374970393709641, ('666661.060.01', 0): 1.07441, ('666661.290.3', 0): 1.16288921940389, ('666662.210.82', 0): 1, ('666660.760.43', 0): 1.07, ('666661.66-0.86', 0): 1, ('666661.020.21', 0): 1.26874781048348, ('666661.180.59', 1): 0, ('666662.00.98', 1): 0, ('666661.69-0.57', 0): 1.133, ('666660.840.08', 2): 0, ('666660.971.21', 1): 0, ('666661.35-0.61', 1): 0, ('666660.740.3', 2): 0, ('666661.70.46', 2): 0, ('666661.01-0.11', 0): 1.0, ('666661.860.62', 2): 0, ('666661.320.53', 1): 0, ('666661.770.2', 1): 0.0567, ('666660.560.07', 0): 1.0, ('666661.320.45', 2): 0.14200809973, ('666661.012.04', 0): 1, ('666661.290.03', 0): 1.133, ('666660.50.2', 1): 0, ('666662.26-1.0', 2): 0, ('666661.410.49', 1): 0, ('666661.130.61', 0): 1.0, ('666661.66-0.1', 0): 1, ('666660.710.84', 2): 0, ('666661.251.54', 2): 0, ('666661.98-0.89', 0): 1, ('666661.910.28', 1): 0, ('666661.080.47', 0): 1, ('666660.870.23', 2): 0.45876738144600493, ('666661.58-0.01', 2): 0, ('666661.870.51', 0): 1, ('666660.26-0.04', 1): 0.0, ('666661.340.58', 1): 0, ('666661.641.11', 2): 0, ('666661.650.48', 0): 1.0, ('666661.591.15', 2): 0, ('666661.72-0.09', 0): 1.0, ('666661.761.18', 2): 0, ('666660.830.46', 2): 0, ('666661.530.08', 0): 1, ('666660.980.46', 1): 0, ('666661.9-0.56', 2): 0, ('666661.1-0.21', 1): 0, ('666661.570.02', 1): 0, ('666661.240.19', 0): 1.009163, ('666662.22-0.81', 2): 0, ('666661.72-0.07', 2): 0, ('666661.660.6', 0): 1.0, ('666661.270.35', 0): 1.07, ('666661.430.08', 0): 1, ('666660.130.0', 2): 0.0, ('666662.05-0.53', 1): 0, ('666661.060.91', 2): 0, ('666661.480.46', 0): 1, ('662660.710.13', 2): 0, ('666661.750.6', 1): 0, ('666661.39-0.0', 2): 0, ('666662.24-0.8', 0): 1, ('666661.73-0.34', 0): 1.0, ('666661.04-0.93', 1): 0, ('666661.79-0.33', 2): 0, ('666661.030.4', 0): 1.074501802746626, ('666661.630.34', 2): 0, ('666662.010.68', 1): 0, ('666661.210.47', 0): 1.0679, ('666661.640.4', 2): 0, ('666661.131.54', 0): 1.07, ('666661.960.54', 1): 0, ('666661.750.15', 2): 0.0, ('666661.73-0.73', 2): 0, ('666660.640.76', 1): 0, ('666661.071.65', 0): 1, ('666661.350.75', 2): 0.06999999999999999, ('666661.960.58', 1): 0.11403, ('666661.720.62', 0): 1.07, ('666661.420.37', 1): 0, ('666660.630.58', 0): 1, ('666661.240.45', 0): 1.133, ('666661.050.29', 0): 1.5394309963572257, ('666661.450.86', 0): 1.0049, ('666661.10.12', 1): 0, ('666662.31-0.84', 2): 0, ('666661.660.83', 0): 1, ('666661.770.74', 1): 0, ('666661.96-0.4', 0): 1.0, ('666661.32-0.0', 0): 1.0630000000000002, ('666661.250.63', 0): 1.07, ('666661.110.55', 1): 0.0, ('666660.90.01', 1): 0, ('666661.31-0.36', 1): 0, ('666661.7-0.33', 0): 1, ('266661.531.4', 2): 0, ('666661.250.15', 1): 0, ('666661.17-0.08', 0): 1, ('666661.79-0.24', 2): 0, ('666661.030.53', 0): 1.07655683, ('666661.010.49', 2): 0.0, ('626660.870.51', 2): 0, ('666661.65-1.4', 2): 0, ('666661.190.52', 1): 0, ('666660.970.26', 0): 1.4012805237981096, ('666661.950.5', 1): 0, ('666661.99-1.42', 2): 0, ('666661.61-0.38', 1): 0.063, <text:soft-page-break/>('666660.77-0.52', 1): 0, ('666661.020.48', 2): 0, ('666661.710.57', 2): 0.06999999999999999, ('666661.19-0.12', 0): 1.0, ('666660.930.23', 0): 1.580219356975736, ('666660.71-0.06', 1): 0, ('626660.990.4', 1): 0, ('666661.460.99', 2): 0.0, ('666661.44-0.22', 2): 0.0, ('666661.131.03', 0): 1.0, ('666661.16-0.06', 0): 1, ('666660.61-0.06', 2): 0, ('666661.030.15', 2): 0, ('666661.260.33', 2): 0.22359851223757737, ('666660.930.82', 0): 1, ('626660.850.38', 0): 1, ('666662.12-0.36', 2): 0, ('666661.520.98', 1): 0, ('666661.860.25', 0): 1.07, ('666661.53-0.42', 0): 1.0, ('666660.630.95', 2): 0, ('666661.811.17', 1): 0, ('666660.540.22', 0): 1.5885816399981048, ('666661.780.35', 1): 0, ('666661.81.03', 2): 0, ('666660.520.2', 0): 1.3221187363621478, ('666661.40.25', 0): 1.1510099493826, ('666661.41-0.16', 0): 1, ('666661.72-0.25', 0): 1.0, ('666660.950.12', 2): 0.41709761694993003, ('666661.41-0.4', 2): 0, ('666661.59-0.17', 0): 1, ('666661.870.87', 0): 1.0, ('666661.710.04', 2): 0.07492401, ('666660.68-0.3', 2): 0, ('666661.42-0.13', 1): 0.0, ('666661.66-0.19', 2): 0, ('666661.361.16', 0): 1, ('666660.980.25', 1): 0, ('666661.280.47', 1): 0, ('666661.13-0.65', 1): 0, ('666661.081.25', 2): 0, ('666661.440.7', 0): 1.07, ('666660.630.22', 0): 1.519905463960488, ('666661.360.62', 0): 1.0, ('666662.00.62', 0): -100, ('666662.05-0.38', 1): -100, ('666660.61.01', 1): 0, ('666662.00.4', 2): 0, ('666660.440.08', 0): 1.7476522742419875, ('666661.24-1.17', 2): 0, ('666661.130.12', 0): 1.07, ('666662.060.67', 0): -100, ('666661.67-0.46', 0): 1, ('666660.960.27', 0): 1.7379703191406404, ('666661.051.34', 1): 0, ('666662.250.77', 1): 0, ('666662.07-0.47', 0): 1, ('666661.190.53', 0): 1.0703087, ('666661.990.25', 2): 0.0, ('666661.630.04', 1): 0, ('666661.670.76', 1): 0, ('666660.510.23', 0): 1.1241100000000002, ('666661.5-0.34', 2): 0.0, ('666660.821.73', 0): 1, ('666661.970.2', 0): 1.0, ('666660.221.39', 1): 0, ('666661.01-0.19', 1): 0, ('666661.73-0.18', 0): 1.07441, ('666660.58-0.1', 2): 0, ('666661.41.81', 2): 0, ('666660.951.21', 1): 0, ('666660.590.24', 2): 0.62162806388671, ('666660.761.03', 0): 1, ('666661.450.9', 0): 1.0630000000000002, ('661661.230.24', 1): 0, ('666661.620.03', 2): 0, ('666661.770.62', 0): 1.0, ('666661.530.46', 1): 0.0, ('666660.780.05', 0): 1, ('666661.320.1', 2): 0.063, ('666661.40.27', 0): 1.07092953, ('666660.360.06', 0): 2.160228703535656, ('666661.681.41', 2): 0, ('666661.861.19', 2): 0, ('666661.32-0.02', 0): 1.0049, ('666661.90.52', 2): 0.0, ('666661.1-0.06', 0): 1.0, ('666660.35-0.09', 2): 0, ('666661.850.61', 2): 0.0, ('666661.560.31', 1): 0, ('666661.60.89', 0): 1, ('666660.850.44', 0): 1.0, ('666661.660.52', 0): 1.3161991, ('666660.870.07', 0): 1.2700458591600001, ('666660.67-0.05', 1): 0, ('666661.460.12', 0): 1.07, ('666661.290.87', 0): 1, ('666661.110.71', 0): 1.0055517, ('666661.830.08', 2): 0, ('666660.540.07', 1): 0, ('661661.210.29', 0): 1, ('666661.240.03', 0): 1, ('666661.440.02', 0): 1.0752855697300001, ('666661.010.62', 0): 1.0, ('666661.9-0.97', 2): 0, ('666662.04-0.43', 1): 0, ('666660.8-0.12', 2): 0, ('666661.070.69', 1): 0, ('666660.650.33', 1): 0, ('666660.930.2', 0): 1.07, ('666661.070.13', 0): 1.25501029589, ('666661.90.14', 0): 1, ('666661.63-0.2', 1): 0, ('666661.960.4', 2): 0.063, ('666661.360.42', 0): 1.070475517, ('666660.480.07', 0): 1.0, ('666661.980.9', 2): 0, ('666661.79-0.53', 0): 1, ('666661.43-0.29', 0): 1.0, ('666661.751.01', 0): 1.0, ('666660.940.33', 2): 0.24346776009669646, ('666661.290.32', 1): 0, ('666661.50.26', 0): 1.0630000000000002, ('666661.580.37', 0): 1.07931, ('666660.280.04', 0): 2.7922340723076355, ('666660.710.16', 2): 0, ('666661.86-0.29', 2): 0, ('666661.490.5', 0): 1.0, ('666661.61.45', 2): 0, ('666661.72-0.45', 0): 1.0, ('666660.730.21', 0): 1.6237411661389005, ('666661.291.52', 2): 0, ('666661.811.34', 1): 0, ('666661.370.19', 1): 0.0, ('666661.241.75', 0): 1, ('666661.161.32', 2): 0, ('666660.65-0.06', 1): 0, ('666661.73-0.63', 0): 1, ('666661.380.68', 1): 0.0, ('666661.42-0.53', 2): 0, ('666660.50.03', 2): 0.0, ('666660.950.35', 0): 1.5134745972295367, ('666661.320.72', 1): 0, ('666661.42-1.03', 0): 1, ('666660.330.05', 2): 0, ('666660.730.79', 1): 0, ('662660.90.24', 0): 1, ('666661.191.27', 0): 1, ('666661.75-0.84', 1): 0, ('666660.450.13', 1): 0.0, ('666662.20.45', 0): 1, ('666661.970.49', 2): 0, ('666661.110.56', 2): 0, ('666661.880.37', 0): 1.1826909613899999, ('666661.480.88', 2): 0.0, ('666661.660.71', 1): 0, ('666660.610.26', 2): 0, ('666661.561.27', 1): 0, ('666661.70.79', 0): 1, ('666661.010.41', 1): 0, ('666662.09-0.35', 0): 1.0, ('666661.080.48', 2): 0, ('666661.720.57', 0): 1.1267, ('666661.00.62', 2): 0, ('666661.621.24', 0): 1, ('666660.94-0.19', 1): 0, ('666661.110.22', 1): 0, ('666660.630.06', 0): 1.0, ('666661.60.01', 2): 0, ('666660.60.23', 2): 0.3975238927031066, ('666661.55-0.11', 0): 1.1173991, ('666661.68-0.73', 0): 1, ('666662.180.46', 2): 0, ('666661.7-0.25', 1): 0, ('666161.810.08', 0): 1, ('666661.060.11', 2): 0.0, ('666661.020.02', 0): 1.0616, ('661661.450.27', 2): 0, ('666662.150.31', 0): 1, ('666662.16-0.21', 1): 0, ('666661.911.06', 2): 0, ('666660.910.58', 0): 1, ('666660.79-0.0', 2): 0, ('666660.67-<text:soft-page-break/>0.28', 0): 1, ('666661.74-0.16', 0): 1, ('666660.34-0.07', 2): 0, ('666661.2-0.07', 1): 0, ('666661.090.73', 2): 0, ('666661.41.5', 1): 0, ('666660.760.18', 2): 0, ('666661.430.29', 1): 0, ('666661.170.06', 2): 0, ('666661.150.4', 2): 0.005268690699999999, ('666660.37-0.0', 0): 1.315405862401, ('666660.12-0.01', 2): 0, ('666661.230.31', 1): 0, ('666661.510.0', 1): 0, ('666660.990.24', 0): 1.15080413481, ('666661.610.16', 1): 0.0, ('666661.53-1.58', 2): 0, ('666661.240.23', 1): 0, ('666661.311.99', 1): 0, ('666661.840.0', 1): 0, ('666661.050.85', 2): 0, ('666660.850.24', 0): 1.5330468972011282, ('666660.680.05', 1): 0, ('666660.90.51', 2): 0, ('666661.520.61', 2): 0, ('666661.241.23', 1): 0, ('666661.75-0.55', 0): 1, ('666611.6-0.29', 1): 0, ('666660.58-0.01', 0): 1.0630000000000002, ('666660.720.1', 0): 1.4655407823708415, ('666661.621.29', 2): 0, ('666660.110.0', 0): 2.5760339502828087, ('666661.281.23', 0): 1.133, ('666661.39-0.41',</text:p>
      <text:p text:style-name="P1"><text:s/>2): 0, ('666661.290.12', 0): 1.0749, ('666661.62-0.46', 1): 0, ('666660.670.46', 0): 1, ('666661.631.03', 0): 1, ('666661.540.55', 2): 0, ('666660.790.58', 1): 0, ('666660.28-0.04', 2): 0, ('666661.150.78', 0): 1, ('666661.690.85', 2): 0, ('666661.31-0.17', 0): 1.1267, ('666661.660.07', 0): 1.0049, ('666661.150.35', 0): 1.219675306148536, ('616661.530.8', 0): 1, ('666661.881.18', 2): 0, ('666661.120.79', 1): 0, ('666661.67-0.11', 0): 1, ('666660.970.03', 1): 0, ('666661.371.14', 1): 0, ('666660.940.62', 0): 1, ('666661.850.6', 1): 0, ('616660.470.21', 0): 1, ('666661.560.39', 2): 0, ('666661.280.94', 1): 0, ('666660.250.0', 2): 0, ('666660.610.01', 0): 1, ('666661.640.31', 2): 0.0, ('666660.260.05', 0): 2.5075129625882284, ('666660.511.2', 0): 1, ('666661.460.4', 0): 1.00060403329, ('662661.080.48', 1): 0, ('666661.040.61', 2): 0.06999999999999999, ('666660.57-0.06', 0): 1, ('666661.230.16', 0): 1.07441, ('666661.070.61', 0): 1.0, ('666660.80.24', 0): 1.479909198533995, ('666661.390.3', 2): 0, ('666660.870.13', 1): 0, ('666661.30.13', 2): 0.23959131872689998, ('666660.480.19', 0): 1.3105691614057113, ('666660.520.51', 0): 1, ('666662.240.59', 1): 0, ('666660.320.0', 0): 1, ('666660.7-0.1', 2): 0, ('666661.930.24', 2): 0, ('616661.210.54', 1): 0, ('666661.52-0.08', 2): 0, ('666660.910.44', 1): 0, ('666661.010.21', 1): 0, ('666661.930.76', 1): 0.06741, ('666661.750.55', 0): 1.0049, ('666661.420.79', 1): 0.0, ('666660.890.38', 1): 0, ('666661.050.75', 0): 1.0, ('666660.80.89', 0): 1, ('666661.040.34', 1): 0, ('666662.031.0', 0): 1, ('666660.820.36', 1): 0.0, ('666660.510.13', 1): 0, ('666661.090.03', 1): 0, ('666660.7-1.68', 2): 0, ('666661.680.56', 1): 0, ('666661.370.11', 0): 1.0749, ('666661.231.11', 0): 1.0, ('666661.710.83', 0): 1, ('666661.11-0.53', 0): 1, ('666660.85-0.08', 2): 0, ('666660.910.31', 0): 1.5637770729564222, ('666661.650.45', 0): 1.0, ('666661.930.41', 2): 0.0765877, ('666661.560.25', 1): 0, ('666662.18-0.28', 0): 1, ('666661.280.22', 0): 1.2677457898500002, ('666661.460.31', 1): 0.06741000000000001, ('666661.84-0.07', 0): 19.381999999999998, ('666661.56-0.11', 0): 1, ('666661.090.96', 0): 1, ('666661.38-0.28', 2): 0, ('666661.040.81', 2): 0, ('666661.461.55', 1): 0, ('666660.270.07', 0): 1.0, ('666661.93-0.39', 0): 1, ('666661.58-0.17', 0): 1, ('666662.020.57', 1): 0, ('666661.541.38', 0): 1, ('666660.45-0.04', 2): 0, ('666660.63-0.03', 1): 0, ('666661.39-0.73', 0): 1.0, ('666661.591.05', 0): 1.07, ('666661.071.12', 2): 0.0, ('666662.220.21', 0): 1, ('666661.480.49', 0): 1.20741301, ('666661.66-0.52', 2): 0.0, ('666661.4-0.35', 1): 0, ('666660.290.04', 2): 0.0, ('666661.52-0.79', 2): 0, ('666661.070.44', 1): 0.0, ('666661.23-0.18', 0): 1, ('666660.75-0.05', 2): 0, ('666660.680.21', 0): 2.223467084315163, ('666660.790.01', 2): 0.06999999999999999, ('666660.66-0.04', 0): 1, ('666661.21-0.04', 0): 1.133, ('666661.760.01', 0): 1, ('666660.651.42', 2): 0, ('666661.36-0.11', 2): 0.0, ('666661.73-0.78', 2): 0, ('666661.77-0.22', 2): 0, ('666661.071.68', 0): 1, ('666661.120.58', 1): 0, ('666660.61-0.05', 1): 0, ('666661.41-0.03', 0): 1.07, ('666661.130.08', 0): 1.07, ('666660.881.64', 2): 0, ('666661.160.3', 1): 0.0, ('666660.890.1', 0): 1.0368701373917304, ('616660.710.23', 0): 1, ('666660.820.06', 2): 0, ('666661.57-0.21', 2): 0, ('666661.230.06', 1): 0.0, ('666661.70.92', 2): 0.0567, ('666661.75-0.17', 0): 1.07, ('666662.070.58', 1): 0, ('666661.18-0.14', 2): 0, ('666661.990.62', 1): 0, ('666661.610.25', 1): 0, ('666660.780.29', 2): 0.0, ('666661.56-0.2', 0): 1, ('666660.631.91', 0): 1, ('666661.731.11', 2): -100, ('666661.760.15', 0): 1, ('666661.580.42', 1): 0, ('666662.040.63', 1): 0, ('666661.17-0.03', 0): 1.199374609, ('666661.690.69', 0): 1, ('666661.89-1.05', 1): 0, ('666661.170.83', 0): 1.0, ('666661.470.03', 0): 1.07, ('661661.120.48', 0): 1, ('666661.230.39', 2): 0, ('666661.690.18', 0): 1, ('666661.80.24', 2): 0, ('666661.221.64', 0): 1, ('666662.29-0.56', 1): 0, ('666661.721.06', 0): 1.0, ('666661.440.54', 2): 0, ('666661.21-0.28', 1): 0, ('666661.240.94', 0): 1, ('666661.760.4', 0): 1.075673005900674, ('666661.81-0.65', 1): 0.0, ('666662.040.39', 0): 1, ('666660.611.1', 0): 1, ('666661.570.67', 1): 0, ('666661.270.55', 2): 0.06999999999999999, ('666661.310.6', 1): 0, ('666661.26-<text:soft-page-break/>0.29', 1): 0, ('666661.24-0.02', 2): 0.0, ('666660.91.39', 2): 0, ('666662.13-0.29', 0): 1, ('666660.83-0.69', 0): 1.07, ('666662.00.67', 1): 0, ('666660.530.1', 0): 1.146331263870702, ('666661.54-0.36', 0): 1.07, ('666661.311.45', 2): 0, ('666660.90.28', 2): 0, ('666660.520.24', 2): 0, ('666661.85-0.37', 1): 0, ('666661.410.89', 2): 0, ('666661.820.18', 0): 1.07, ('666661.00.57', 1): 0, ('666661.780.94', 2): 0, ('666661.76-0.16', 1): 0.0, ('666661.59-0.18', 0): 1, ('666661.510.7', 1): 0.0, ('666661.64-0.5', 1): 0, ('666661.860.35', 2): 0, ('666661.70.24', 2): 0.0, ('666661.970.54', 0): 1.0630000000000002, ('666661.220.57', 2): 0, ('666661.070.1', 2): 0, ('666661.67-0.19', 1): 0, ('666661.04-1.07', 1): 0, ('666661.630.12', 2): 0.0, ('666661.150.57', 2): 0.0, ('666661.81.17', 2): 0, ('666661.380.6', 1): 0, ('666661.190.3', 0): 1.3087980898727254, ('666660.730.19', 2): 0.6014133247048009, ('666661.271.7', 2): 0, ('666661.190.14', 2): 0.037653600442963404, ('666661.720.71', 0): 1.0, ('666660.570.03', 1): 0.0, ('666660.840.43', 0): 1.1267, ('666661.98-0.63', 1): 0.0, ('661661.480.23', 0): 1, ('666661.740.28', 1): 0, ('666660.610.09', 1): 0, ('666660.471.72', 1): 0, ('666660.670.61', 1): 0, ('666661.40.04', 2): 0.0, ('666660.820.59', 0): 1, ('166661.220.81', 0): 1, ('666660.980.38', 2): 0.0, ('666661.35-0.64', 2): 0, ('666661.650.81', 0): 1.0, ('666661.70.21', 0): 1, ('666661.680.94', 0): 1.0, ('666661.050.31', 2): 0.0, ('666661.120.27', 2): 0, ('666661.720.37', 2): 0, ('666660.460.18', 0): 1.2362609807489064, ('666662.150.51', 1): 0, ('666661.891.41', 1): 0, ('666661.430.75', 2): 0, ('666661.630.5', 1): 0, ('666661.690.43', 0): 1.07, ('666661.010.29', 0): 1.2971634512045453, ('666661.021.36', 1): 0, ('666661.161.18', 2): 0, ('666660.610.43', 1): 0, ('666661.611.28', 2): 0.0, ('666661.411.62', 0): 1, ('666661.710.72', 1): 0, ('666660.930.56', 0): 1, ('666661.610.42', 2): 0.0, ('666661.620.7', 0): 1.0, ('666661.611.03', 1): 0, ('666661.01-0.76', 2): 0, ('666661.70.12', 2): 0, ('666661.26-0.1', 0): 1.0, ('666661.310.39', 0): 1.1274112151669, ('666661.62-0.03', 2): 0, ('666660.360.09', 0): 1.4792628718982492, ('666661.4-0.15', 0): 1.0, ('666661.490.67', 1): 0, ('666661.310.48', 0): 1.1518635461, ('666661.590.98', 1): 0, ('666661.60.82', 0): 1.0630000000000002, ('666661.580.7', 0): 1, ('666661.76-0.65', 1): 0, ('666661.220.38', 1): 0, ('666661.250.48', 1): 0, ('666661.960.31', 0): 1.0, ('666661.660.26', 2): 0.0049, ('666660.570.1', 2): 0, ('666661.071.84', 2): 0, ('666661.26-0.04', 1): 0, ('666661.140.51', 0): 1, ('666661.44-0.63', 0): 1, ('666661.890.47', 2): 0.0, ('666661.430.13', 0): 1.005566449, ('666661.57-0.36', 1): 0, ('666660.87-1.23', 1): 0, ('666660.9-0.19', 1): 0, ('666661.76-0.7', 0): 1, ('616661.120.48', 1): 0, ('666660.760.63', 0): 1, ('666661.270.74', 0): 1, ('666661.670.67', 2): 0, ('666660.540.6', 2): 0, ('666662.07-0.26', 0): -100, ('666661.18-0.07', 1): 0.0, ('666661.5-0.15', 2): 0, ('666660.730.32', 1): 0, ('666660.680.17', 2): 0, ('666660.590.05', 2): 0.0, ('666661.810.14', 0): 1, ('666660.91.55', 1): 0, ('666660.94-0.05', 2): 0, ('666661.620.26', 2): 0, ('666661.340.17', 0): 1.1900303090000002, ('666661.810.04', 1): 0, ('666661.60.99', 2): 0, ('666661.160.32', 0): 1.6164020829202177, ('666661.960.57', 0): 1.0, ('666661.420.24', 1): 0.016328329780000005, ('666661.730.14', 1): 0.0, ('666661.350.02', 0): 1.1251432, ('666661.91-0.43', 2): 0, ('666661.48-0.74', 0): 1.07, ('666661.041.04', 0): 1, ('666661.530.79', 2): 0, ('666661.78-0.06', 2): 0.0, ('666660.570.21', 2): 0, ('666661.9-0.77', 0): 1, ('666661.950.83', 0): 1, ('666661.270.23', 1): 0, ('666661.551.19', 0): 1.07, ('666661.540.42', 1): 0.1897, ('666660.860.19', 1): 0, ('666660.630.89', 1): 0, ('666660.580.04', 2): 0.0, ('666610.42-0.2', 2): 0, ('666662.071.12', 0): 1, ('666660.960.0', 1): 0.06999999999999999, ('666661.880.38', 0): 1, ('666661.250.64', 1): 0, ('666661.110.56', 0): 1.2671466457069902, ('666660.90.06', 0): 1.1110262170941, ('666661.47-0.83', 0): 1, ('666660.420.07', 0): 1.4561117535354042, ('666661.570.29', 0): 1.2281626900000002, ('666662.21-0.21', 1): 0, ('666660.54-0.05', 0): 1.0, ('666661.550.91', 2): 0, ('661660.480.09', 2): 0, ('666661.490.17', 1): 0.0, ('666662.160.53', 0): 1, ('666661.141.33', 0): 1, ('666661.280.05', 2): 0.0, ('666661.190.51', 0): 1.065093, ('666660.98-0.27', 2): 0, ('666661.14-0.23', 0): 1, ('666660.411.49', 1): 0, ('666661.21.29', 1): 0, ('666661.080.55', 1): 0.20342, ('666660.761.01', 2): 0, ('666662.340.6', 2): 0, ('666661.6-0.32', 2): 0, ('666661.010.06', 2): 0, ('661660.640.14', 2): 0, ('666661.920.66', 1): 0, ('666660.950.58', 0): 1, ('666661.751.25', 1): 0, ('666661.00.15', 0): 1, ('666661.231.03', 1): 0, ('666661.90.74', 2): 0, ('666660.670.41', 1): 0, ('666661.10.04', 0): 1.1946, ('666660.980.79', 1): 0.0, ('666661.12-0.03', 0): 1, ('666661.650.29', 2): 0, ('666660.910.17', 0): 1, ('666660.95-0.18', 1): 0, ('666660.960.63', 1): 0, ('666661.820.66', 0): 1.07, ('666661.811.18', 0): -100, ('616661.891.38', 2): 0, ('666661.841.11', 2): 0, ('666661.41-0.11', 1): 0, ('666661.110.27', 2): 0.0, ('666661.581.19', 0): 1, ('661661.210.18', 2): 0, ('666661.320.03', 0): 1.079653, ('666661.851.23', 0): 1, ('666661.370.95', 1): 0, ('666661.590.47', 1): 0, ('666660.471.34', 0): 1, <text:soft-page-break/>('666662.090.62', 2): 0, ('666661.530.98', 2): 0.0, ('666661.430.99', 1): 0, ('666661.140.94', 1): 0, ('666661.020.24', 0): 1.2447653361041826, ('666660.980.28', 2): 0, ('666661.94-0.48', 1): 0, ('666661.7-0.58', 1): 0, ('666661.580.92', 0): 1.0, ('666661.481.42', 0): 1, ('666661.90.98', 2): -100, ('666661.550.58', 0): 1.17776371133654,</text:p>
      <text:p text:style-name="P1"><text:s/>('666660.750.01', 1): 0, ('666660.240.04', 0): 2.6069920706846847, ('666661.80.15', 0): 1.0, ('666661.091.21', 1): 0, ('666661.77-0.77', 0): 1, ('666660.60.02', 2): 0.0, ('666660.860.62', 2): 0, ('666662.220.87', 0): -100, ('666661.591.21', 2): 0, ('666661.27-0.05', 1): 0.0, ('666661.91-0.24', 2): 0, ('666660.930.14', 1): 0, ('666661.110.16', 2): 0, ('666661.80.65', 0): 1.0, ('666661.581.2', 1): 0.0, ('666661.1-0.35', 0): 1, ('666661.70.29', 1): 0, ('666660.880.16', 1): 0.21158833434899998, ('666661.451.61', 2): 0, ('666661.150.29', 0): 1.3396510034318283, ('666661.10.28', 0): 1.2132081478878882, ('666660.710.42', 2): 0, ('666661.230.74', 2): 0, ('666661.680.45', 2): 0.06999999999999999, ('616661.930.79', 1): 0, ('666660.62-0.01', 2): 0, ('666661.10.41', 1): 0, ('666661.060.46', 1): 0, ('666661.641.23', 2): 0, ('666661.530.37', 1): 0, ('666661.18-1.01', 1): 0, ('666661.010.78', 2): 0, ('666661.620.12', 0): 1.07441, ('666661.46-0.79', 1): 0, ('666661.780.19', 1): 0.0, ('666661.440.85', 0): 1, ('666661.41-0.32', 0): 1, ('666660.641.16', 2): 0, ('666660.360.01', 1): 0, ('666661.1-0.37', 0): 1.0, ('666660.770.17', 0): 1.7286243751113164, ('666661.5-0.46', 0): 1.0, ('666661.71-0.03', 0): 1, ('666661.090.56', 2): 0.07490000000000001, ('666661.1-0.05', 1): 0.0, ('666661.721.16', 2): 0, ('666660.590.08', 2): 0.0, ('666661.050.95', 1): 0, ('666661.610.49', 2): 0, ('666662.3-0.22', 1): 0, ('666661.981.18', 0): 1, ('666661.82-0.29', 1): 0.0, ('666661.290.84', 1): 0.0, ('666661.340.48', 1): 0, ('666661.130.26', 1): 0, ('666661.830.25', 1): 0, ('666661.070.51', 1): 0.11774699999999999, ('666660.940.0', 2): 0, ('666661.870.41', 0): 1.14536172, ('666161.69-0.15', 2): 0, ('666661.761.24', 0): 1, ('666661.98-0.34', 0): 1, ('666661.790.28', 0): 1, ('666661.260.18', 0): 1.07, ('666660.831.67', 0): 1, ('666661.30.18', 2): 0, ('666660.480.14', 0): 1.7955120595453364, ('666661.790.65', 0): 1, ('666661.63-0.29', 1): 0.0, ('666660.480.04', 1): 0, ('666661.82-0.62', 1): 0, ('666660.94-0.1', 0): 1.07, ('666661.580.78', 1): 0, ('666661.290.31', 0): 1.3688603311540075, ('666661.50.21', 1): 0, ('666661.39-1.52', 2): 0, ('666661.610.73', 1): 0.06999999999999999, ('666661.760.87', 2): 0, ('666661.580.68', 0): 1.0, ('666660.341.8', 2): 0, ('666662.060.69', 2): 0, ('666661.31.79', 0): 1.0, ('666661.721.27', 0): 1, ('616661.50.55', 2): 0, ('666661.380.73', 1): 0, ('666661.52-0.19', 1): 0, ('666660.570.65', 0): 1, ('666661.46-0.51', 1): 0, ('666660.621.08', 1): 0, ('666661.92-0.25', 2): 0, ('666660.920.27', 1): 0.6209863176140004, ('666661.471.25', 2): 0, ('666660.50.12', 0): 2.5859719654209647, ('666661.960.48', 1): 0, ('666661.17-0.16', 0): 1.0, ('666661.490.15', 1): 0, ('666660.48-0.0', 2): 0, ('666661.371.04', 1): 0, ('666161.710.22', 1): 0, ('666660.450.14', 0): 1.8337960255949768, ('666660.870.3', 0): 1.7271165193500775, ('666661.120.49', 1): 0, ('666661.160.43', 2): 0, ('666660.890.02', 2): 0, ('666662.03-1.07', 2): 0, ('666660.860.38', 1): 0.0, ('661661.530.43', 0): 1, ('666662.25-0.22', 2): 0, ('666660.890.81', 1): 0, ('666660.610.37', 0): 1.0, ('666662.280.2', 0): 1, ('666661.150.08', 0): 1.0, ('666660.59-0.02', 0): 1.2599184, ('666661.141.29', 0): 1, ('666661.550.99', 1): 0.07396900000000001, ('666660.970.23', 2): 0.06999999999999999, ('666661.240.14', 2): 0, ('666660.641.39', 1): 0, ('666660.510.09', 1): 0.4882325286396905, ('666661.621.33', 0): 1, ('666660.980.9', 2): 0, ('666661.840.94', 2): 0, ('666661.44-1.24', 0): 1, ('666661.820.24', 1): 0, ('666661.220.83', 0): 1, ('666661.431.25', 2): 0, ('666660.630.05', 1): 0.0, ('666660.930.24', 2): 0, ('666661.830.87', 2): 0.06999999999999999, ('666661.54-0.23', 0): 1, ('666661.910.99', 1): 0, ('666660.350.07', 2): 0, ('666661.44-0.29', 0): 1, ('666661.130.03', 0): 1.13741, ('666660.960.59', 2): 0.0, ('666660.690.17', 1): 0, ('666161.68-0.04', 0): 1, ('666661.650.21', 1): 0.13741, ('666661.2-0.09', 0): 1.0630000000000002, ('666661.180.07', 0): 1.008379, ('666661.33-0.14', 1): 0.06999999999999999, ('666661.060.66', 0): 1, ('666661.34-0.27', 0): 1, ('666661.35-0.05', 2): 0.0, ('666660.360.1', 0): 1.2056085464861142, ('666661.960.24', 2): 0, ('666661.030.21', 2): 0, ('666661.041.63', 2): 0, ('666661.221.08', 0): 1.0, ('666660.640.2', 0): 2.7120623213578248, ('616661.410.52', 0): 1, ('666661.690.62', 0): 1.07, ('666661.470.08', 0): 1, ('666660.10.01', 2): 0, ('666660.990.37', 0): 1.508845022113478, ('666661.071.37', 2): 0, ('666661.710.14', 0): 1.0039690000000001, ('666661.131.0', 1): 0.07490000000000001, ('666662.08-1.11', 0): 1, ('666662.19-0.21', 0): 1, ('666661.240.26', 2): 0.06696900000000001, ('666661.830.73', 2): 0, ('666661.431.5', 1): -100, ('666661.86-0.13', 0): 1, ('666661.33-0.47', 0): 1, ('666660.850.55', 0): 1.0, <text:soft-page-break/>('666660.790.18', 1): 0, ('666661.90.26', 2): 0.0, ('666660.680.06', 0): 1, ('666661.26-0.36', 0): 1, ('666660.830.06', 0): 1.0789828598447, ('666661.10.77', 2): 0.0049, ('666660.49-0.1', 0): 1, ('666661.022.0', 2): 0, ('666660.840.13', 0): 1.3755847173322446, ('666661.290.15', 1): 0, ('666661.420.16', 0): 1.0, ('666661.01.94', 1): 0, ('666661.780.26', 0): 1, ('666661.0-0.04', 2): 0.0, ('666661.07-0.06', 2): 0, ('666661.41.08', 1): 0, ('666660.690.24', 0): 1.4190743640444115, ('666660.590.21', 0): 1.502422656176974, ('666661.110.6', 0): 1.1369690000000001, ('666660.93-0.21', 1): 0, ('666662.13-0.37', 2): 0, ('666661.770.65', 2): 0, ('666661.460.73', 0): 1.0630000000000002, ('661660.530.05', 1): 0, ('666661.530.49', 1): 0.0, ('666661.320.4', 0): 1.037325210608, ('666660.90.55', 0): 1.0, ('666660.86-0.13', 2): 0, ('666660.940.61', 1): 0, ('666661.830.4', 0): 1.07, ('666661.570.76', 0): 1.0, ('666661.490.39', 2): 0, ('666661.56-1.6', 1): 0, ('666661.021.4', 2): 0, ('666660.90.68', 0): 1, ('666661.52-0.28', 2): 0, ('666661.97-1.11', 2): 0, ('666661.370.48', 0): 1.2554541640217, ('666661.510.47', 2): 0.0632730609, ('666661.491.0', 1): 0, ('666661.480.32', 1): 0.42002185970486, ('666661.60.9', 0): 1, ('666661.430.04', 1): 0, ('666660.860.54', 0): 1, ('666660.70.37', 0): 1.07, ('666661.850.02', 1): 100, ('666661.070.59', 2): 0.0, ('666661.87-0.2', 1): 0, ('661661.930.62', 0): 1, ('666660.47-0.12', 0): 1, ('666660.87-0.98', 2): 0, ('666661.76-0.8', 0): 1, ('666661.660.38', 2): 0, ('666661.630.31', 0): 1.0, ('666661.080.83', 2): 0, ('666660.620.37', 2): 0, ('666662.13-0.46', 0): 1.07, ('666661.980.34', 0): 1.0, ('666661.050.04', 0): 1.20659322873, ('666661.60.31', 0): 1.1379000000000001, ('666661.110.88', 0): 1, ('661661.270.33', 1): 0, ('666661.00.24', 0): 1.1213629966553902, ('666661.510.29', 0): 1.0825685, ('666661.450.47', 1): 0, ('666660.781.05', 0): 1, ('666661.191.39', 0): 1.0, ('666662.12-0.45', 0): 1, ('666661.370.12', 1): 0.0, ('666661.30.77', 1): 0, ('666661.630.66', 0): 1.2155475, ('666662.02-0.68', 0): 1, ('666661.460.36', 0): 1.1946, ('666661.920.44', 0): 1.0, ('666662.060.83', 0): 1, ('666660.170.01', 0): 2.4165045015143507, ('666660.99-0.03', 2): 0.0, ('666661.840.26', 1): 0.0, ('666661.840.32', 0): 1.2035671813000002, ('666661.160.27', 0): 1.3732191931521611, ('666660.620.28', 0): 1.315322496223, ('666661.470.25', 0): 1.133, ('661661.720.34', 2): 0, ('666661.591.06', 1): 0, ('666661.091.18', 1): 0, ('666661.240.6', 2): 0, ('666661.420.93', 1): 0, ('666662.21-0.5', 2): 0, ('666661.760.14', 1): 0.0, ('166661.530.74', 0): 1, ('666661.70.08', 0): 1.0630000000000002, ('666660.460.05', 1): 0, ('666660.560.13', 0): 2.589941488161389, ('666661.16-0.03', 0): 1, ('666661.12-1.19', 2): 0, ('666661.18-0.07', 2): 0, ('666661.110.36', 0): 1.2511476625782016, ('666660.580.1', 2): 0.4802446425881531, ('661661.540.16', 2): 0, ('666611.96-0.74', 0): 1, ('666661.530.68', 1): 0, ('666661.610.67', 2): 0, ('666661.030.47', 0): 1.02016709873934, ('666661.2-0.11', 1): 0, ('666661.74-0.75', 1): 0, ('666661.49-0.28', 0): 1.0, ('666660.930.03', 2): 0.20995437015700003, ('666661.270.28', 1): 0.0006068726437598999, ('666661.37-0.7', 1): 0, ('666661.340.49', 2): 0, ('666661.551.14', 0): 1, ('661660.60.13', 2): 0, ('666661.990.65', 0): 1, ('666661.610.26', 0): 1, ('666661.940.82', 1): 0.063, ('666661.56-0.1', 1): 0, ('666660.660.01', 2): 0, ('666660.75-0.08', 1): 0, ('666661.28-0.0', 2): 0, ('666661.470.2', 0): 1.0075410999999999, ('666661.271.77', 1): 0, ('666661.321.69', 2): 0, ('666662.1-0.49', 0): 1, ('666660.83-0.05', 1): 0, ('666661.470.18', 0): 1, ('666661.41.2', 1): 0, ('666660.860.3', 2): 0.0, ('666661.781.05', 2): 0, ('666661.430.22', 1): 0, ('666662.01.08', 2): 0, ('666660.561.65', 2): 0, ('666660.620.2', 2): 0, ('666661.760.3', 1): 0, ('666661.81-0.66', 0): 1.0, ('666661.00.18', 0): 1.05187582274, ('666661.650.13', 0): 1, ('666661.57-0.48', 0): 1, ('666661.290.31', 2): 0, ('666661.021.53', 1): 0, ('666661.420.02', 0): 1.0052864581, ('666661.231.42', 0): 1, ('666661.420.0', 2): 0, ('666661.60.15', 1): 0, ('666661.541.5', 1): 0, ('666660.690.12', 2): 0, ('666661.93-0.47', 2): 0.0, ('666661.76-0.01', 1): 0, ('666661.38-0.34', 0): 1.07, ('666661.90.64', 0): 1.0630000000000002, ('666661.270.01', 0): 1.0, ('666661.80.52', 1): 0, ('666660.640.72', 0): 1, ('666662.16-1.11', 1): 0, ('666661.460.53', 2): 0, ('666661.68-0.51', 1): 0, ('666660.63-0.0', 1): 0, ('666661.96-0.85', 1): 0, ('666661.051.1', 1): 0, ('666661.850.1', 1): 0, ('666660.730.14', 1): 0, ('666661.550.55', 0): 1.0, ('666661.231.19', 1): 0, ('666661.01.08', 2): 0, ('666661.66-0.04', 0): 1, ('666660.970.48', 1): 0, ('666661.61-0.12', 0): 1.0630000000000002, ('666661.830.83', 0): 1, ('666660.260.02', 2): 0, ('666661.180.16', 2): 0, ('666661.540.22', 0): 1.133, ('666660.990.18', 0): 1.3833882431464402, ('666662.2-0.53', 1): 0, ('666661.520.4', 0): 1.1982193375141, ('666660.790.5', 1): 0, ('666661.120.34', 2): 0, ('666660.710.51', 1): 0, ('666661.560.56', 2): 0, ('666661.810.78', 2): 0, ('666661.080.95', 0): 1, ('662661.10.26', 0): 1, ('666661.20.63', 1): 0, ('666660.991.84', 1): 0, ('666661.710.65', 1): 0, ('666661.60.39', 1): 0.2024396362142,</text:p>
      <text:p text:style-name="P1"><text:soft-page-break/><text:s/>('666661.281.03', 0): 1, ('666661.040.23', 2): 0.2886900247047043, ('666662.24-0.38', 2): 0, ('666660.750.14', 2): 0, ('666661.760.31', 2): 0, ('666661.620.4', 1): 0.2011498105008, ('666661.611.06', 2): 0, ('666660.820.31', 1): 0, ('666660.971.86', 1): 0, ('666660.390.02', 0): 1.0, ('666661.640.77', 2): 0, ('666661.25-0.0', 0): 1.1379000000000001, ('666660.940.13', 0): 1.0742258299999998, ('666661.470.74', 0): 1, ('666660.590.32', 2): 0, ('666660.550.1', 1): 0.20297005161248827, ('666661.65-0.16', 0): 1, ('666661.76-0.33', 0): 1, ('666661.740.14', 0): 1, ('666661.040.18', 2): 0, ('666661.35-0.73', 0): 1, ('666660.940.22', 0): 1.2176612379328011, ('666661.650.42', 2): 0.0, ('661660.220.02', 0): 1, ('666660.890.48', 2): 0, ('666661.560.22', 1): 0, ('666661.671.19', 1): 0, ('666661.810.44', 1): 0, ('666660.281.83', 1): 0, ('666661.95-0.41', 2): 0, ('666661.90.78', 1): 0, ('666661.70.51', 0): 1.133, ('616661.270.82', 1): 0, ('666661.26-0.07', 0): 1.07, ('666661.190.23', 0): 1.260082055027774, ('666662.08-0.5', 1): 0, ('666661.12-0.25', 0): 1.0, ('666661.390.52', 0): 1.1979467000000001, ('666662.03-0.46', 0): 1, ('666662.130.51', 2): 0, ('666661.18-1.08', 1): 0, ('666661.04-0.69', 0): 1, ('666660.87-0.15', 2): 0, ('666661.79-0.49', 2): 0, ('666661.450.13', 1): 0.24820587036700004, ('666661.740.7', 2): 0.0, ('666660.680.26', 2): 0, ('666661.670.58', 0): 1.0, ('666661.990.99', 2): 0, ('666660.590.12', 2): 0, ('666661.4-0.07', 1): 0.0, ('666660.24-0.03', 2): 0, ('666661.310.59', 0): 1.14196553, ('666660.94-0.16', 2): 0, ('666662.1-0.57', 2): 0, ('666661.540.91', 1): 0, ('666661.610.32', 0): 1, ('666661.010.44', 0): 1.083279, ('666662.20.41', 0): 1, ('666660.421.47', 0): 1, ('666661.160.35', 1): 0, ('666661.520.71', 2): 0, ('666661.620.37', 0): 1.07, ('666662.070.42', 0): 1.0, ('666661.290.24', 1): 0, ('666661.32-0.12', 0): 1.0, ('666661.140.47', 1): 0, ('666661.390.81', 0): 1.0, ('666662.080.68', 0): 1, ('666661.52-0.25', 2): 0.0, ('666661.980.66', 0): 1.0567000000000002, ('666661.75-0.3', 0): 1.0, ('666661.11-0.07', 2): 0, ('666661.80.72', 0): 1.1379000000000001, ('661660.50.12', 0): 1.170030847153288, ('666661.14-0.02', 2): 0, ('666661.560.6', 0): 1.1375963663144, ('666662.09-0.52', 1): 0, ('666661.60.07', 0): 1.0, ('666661.68-0.21', 2): 0, ('666661.94-0.39', 0): 1, ('666661.721.36', 1): 0, ('661660.270.04', 0): 1.0986946244793092, ('666662.03-1.08', 2): 0, ('666661.580.51', 2): 0, ('666660.580.19', 0): 1.7879929555662462, ('666661.311.29', 0): 1, ('666660.810.35', 1): 0, ('666661.150.07', 0): 1.0749, ('666661.17-0.06', 2): 0, ('666661.030.59', 2): 0, ('666661.141.24', 0): 1, ('666660.850.15', 2): 0.0, ('666661.141.34', 1): 0, ('666662.05-0.41', 0): 1.0, ('666661.850.82', 1): 0, ('666660.980.6', 2): 0, ('666661.4-0.48', 2): 0, ('666661.55-0.48', 1): 0, ('666661.110.51', 0): 1.07, ('666661.40.26', 1): 0.063549486, ('666661.710.51', 0): 1.0, ('666661.19-0.18', 2): 0, ('666661.340.05', 1): 0.025627, ('666661.010.03', 1): 0, ('666661.460.97', 0): 1.0, ('666661.751.26', 0): 1, ('666661.760.71', 1): 0, ('666662.060.28', 0): 1.13741, ('666660.960.52', 2): 0, ('666661.020.8', 2): 0.133, ('666661.90.71', 1): 0, ('666660.670.44', 2): 0, ('666661.30.34', 1): 0.07810728975699999, ('666661.330.58', 0): 1, ('666661.10.03', 1): 0.0, ('666661.980.97', 2): 0, ('666660.95-0.03', 1): 0, ('666661.20.43', 0): 1.2772393941023001, ('666661.45-0.2', 1): 0, ('666661.391.01', 1): 0, ('666661.13-0.12', 1): 0, ('666661.63-0.12', 0): 1, ('661660.310.05', 0): 1.0819424352917266, ('666661.350.13', 0): 1.07, ('666661.54-0.39', 2): 0, ('666661.62-0.49', 2): 0, ('666661.610.95', 1): 0, ('666661.460.13', 1): 0, ('666662.00.39', 0): -9.100000000000001, ('666661.76-0.09', 0): 1.0, ('666661.460.05', 0): 1.07, ('666662.130.91', 1): -100, ('666661.350.22', 0): 1.01022925029, ('666661.160.8', 0): 1, ('666661.62-0.78', 2): 0, ('66666-0.0-0.0', 0): 1.4161711601830533, ('661661.720.42', 1): 0, ('666661.680.18', 2): 0, ('666661.570.36', 2): 0.0, ('666661.15-0.09', 0): 1.0, ('666661.710.02', 0): 1, ('666662.06-1.3', 1): -100, ('666661.680.39', 1): 0, ('666661.251.8', 1): 0, ('666660.331.81', 2): 0, ('666660.640.12', 2): 0.0, ('666661.750.74', 0): 1.07, ('666661.34-0.12', 0): 1, ('666660.610.44', 1): 0, ('666661.450.08', 1): 0, ('666661.440.1', 2): 0.0, ('666661.190.4', 2): 0, ('666662.030.85', 2): 0, ('666660.86-1.13', 0): 1, ('666660.94-1.45', 2): 0, ('666660.660.22', 0): 2.0908251307821035, ('666661.310.02', 0): 1.0749, ('626661.120.72', 1): 0, ('666661.920.27', 0): 1, ('666660.930.17', 0): 1.06741, ('666660.920.01', 1): 0, ('666661.160.12', 1): 0, ('666662.270.54', 1): 0, ('666661.4-0.24', 1): 0, ('666660.510.25', 2): 0, ('666660.880.11', 0): 1.2496963700000001, ('666660.530.01', 2): 0, ('666660.460.17', 2): 0.7829715297431665, ('666660.81-0.09', 0): 1, ('666661.380.12', 2): 0, ('666661.351.67', 1): 0.0, ('666661.820.48', 2): 0, ('666661.060.77', 1): 0, ('616662.030.5', 1): 0, ('666662.250.35', 0): -9.100000000000001, ('666661.180.35', 2): 0.3608934709688051, ('666661.060.45', 0): 1.133, ('666661.241.2', 0): 1.0, ('666660.90.69', 0): 1.0, ('666661.720.43', 2): 0.0, ('666661.25-0.04', 0): 1, ('666660.42-0.1', 0): 1, <text:soft-page-break/>('666661.50.53', 1): 0, ('666661.170.97', 1): 0, ('666661.251.56', 1): 0.0, ('666661.910.38', 2): 0, ('666660.880.48', 1): 0.0, ('166661.730.79', 2): 0, ('666661.060.21', 2): 0.0, ('666660.760.09', 0): 1.0403849699747583, ('666662.00.55', 0): -9.100000000000001, ('666662.04-0.95', 1): -100, ('666661.641.13', 1): 0, ('666661.370.47', 0): 1.018395818119248, ('616661.20.63', 1): 0, ('666661.77-0.11', 2): 0, ('666661.481.32', 2): 0, ('666661.710.35', 0): 1.0749, ('666661.130.25', 0): 1.1402290469999998, ('666660.510.38', 2): 0, ('666661.970.21', 2): 0, ('666661.010.09', 2): 0.0, ('666660.650.68', 0): 1, ('666661.531.51', 0): 1, ('666660.77-0.27', 2): 0, ('666660.49-0.08', 1): 0, ('666660.85-0.28', 0): 1, ('666660.830.17', 1): 0, ('666661.07-0.28', 0): 1, ('666662.070.81', 0): 1, ('666661.521.04', 0): 1.0, ('666660.60.41', 0): 1.0, ('666660.830.25', 0): 1.1580013547754995, ('666661.640.91', 0): 1.0, ('666661.080.4', 0): 1.341849078922624, ('666661.02-0.06', 2): 0, ('666661.490.66', 0): 1, ('666661.380.52', 2): 0, ('666660.480.01', 2): 0, ('666662.27-0.83', 0): 1, ('666661.39-0.2', 1): 0, ('666661.280.55', 2): 0, ('666661.91-0.56', 2): 0, ('666661.141.44', 0): 1, ('666660.730.4', 2): 0, ('666662.11-0.57', 1): 0, ('666661.910.59', 2): -100, ('666661.72-0.77', 1): 0, ('666661.860.51', 2): 0, ('666661.59-0.51', 2): 0, ('666661.510.24', 0): 1.14672, ('666660.690.31', 1): 0, ('666660.730.35', 1): 0, ('666660.870.73', 1): 0, ('666660.950.04', 2): 0, ('666661.14-1.2', 1): 0, ('666660.3-0.0', 2): 0, ('666661.540.99', 2): 0.0, ('666661.810.59', 2): 0.0, ('666661.770.24', 1): 0, ('666661.071.03', 0): 1, ('666661.020.37', 2): 0.0, ('666661.56-0.01', 1): 0, ('666661.10.42', 2): 0, ('666661.420.39', 2): 0, ('666660.570.36', 1): 0, ('666661.670.12', 2): 0, ('666661.150.68', 0): 1.07, ('666661.320.64', 2): 0, ('666661.06-0.19', 0): 1, ('666660.99-0.08', 2): 0.0, ('666661.5-0.23', 1): 0.0, ('666662.020.49', 2): 0, ('666661.1-0.86', 1): 0, ('666661.51-0.05', 0): 1.07, ('666660.351.79', 0): 1, ('666660.610.28', 0): 1.426799196886706, ('166661.50.65', 2): 0, ('666660.241.39', 1): 0, ('666661.170.39', 1): 0.3353178831781205, ('666661.691.33', 1): 0, ('666662.05-1.09', 0): 1, ('666661.280.08', 0): 1, ('666661.81-0.34', 1): 0, ('666660.68-1.7', 0): 1, ('666661.87-0.36', 0): 1, ('666661.810.96', 2): 0, ('666661.280.18', 1): 0, ('666661.870.14', 0): 8.0, ('666661.16-0.08', 0): 1, ('666661.790.09', 0): 1.0, ('666661.6-0.68', 1): 0, ('666661.050.53', 1): 0, ('666661.490.27', 2): 0, ('666660.690.14', 0): 1.3054125220300916, ('666660.820.18', 0): 1.9877536868075945, ('666661.68-0.75', 2): 0, ('666661.49-0.25', 0): 1, ('666661.040.51', 0): 1.1363205224528, ('666660.930.08', 2): 0.11904550226100001, ('666660.80.52', 1): 0, ('666661.180.14', 0): 1.136223049412388, ('666661.80.43', 1): 0, ('666661.060.17', 0): 1.1485058673000001, ('666661.380.26', 0): 1.079814314939737, ('666660.95-0.13', 1): 0, ('666662.220.61', 0): 1, ('666661.440.13', 2): 0.08540329000000002, ('666661.20.1', 1): 0, ('666661.08-0.34', 2): 0, ('666661.360.14', 1): 0, ('666661.221.13', 0): 1, ('666661.340.32', 1): 0.152744501, ('661661.60.02', 2): 0, ('666661.650.62', 0): 1.0, ('666661.680.95', 0): 1, ('666661.84-0.25', 1): 0.0, ('666661.720.26', 2): 0, ('666661.50.9', 0): 1, ('666661.330.34', 0): 1.06741, ('666660.760.12', 0): 1.6696462012410365, ('666661.750.23', 0): 1.0, ('666660.82-0.54', 1): 0, ('666661.590.28', 2): 0, ('666661.470.46', 0): 1.0093440893, ('666661.370.67', 1): 0.0, ('666661.820.34', 2): 0, ('666661.811.13', 0): 1, ('666661.740.65', 0): 1.0, ('666661.140.81', 2): 0.0, ('666661.890.66', 2): 0, ('666660.74-0.1', 1): 0, ('666661.990.39', 0): 1, ('666661.910.63', 2): 0, ('666260.87-0.09', 2): 0, ('666661.650.2', 2): 0.0, ('666661.840.52', 2): 0, ('666662.33-1.02', 0): 1, ('666661.5-0.22', 0): 1, ('666660.850.56', 1): 0, ('666661.210.63', 2): 0.0, ('666662.16-0.49', 0): 1, ('666661.3-0.21', 0): 1, ('666661.280.62', 1): 0, ('666662.39-0.35', 1): -10.0, ('661661.70.15', 0): 1, ('666660.630.18', 1): 0, ('666661.280.76', 0): 1, ('666661.880.84', 0): 1, ('666661.27-0.02', 1): 0, ('666661.830.53', 2): 0, ('666661.241.13', 2): 0, ('666661.271.04', 1): 0, ('666661.37-0.26', 1): 0, ('666661.07-0.03', 1): 0, ('666661.871.18', 2): 0.0, ('666661.29-0.16', 0): 1, ('666662.160.55', 2): 0, ('666661.330.05', 2): 0, ('666662.110.21', 0): 1, ('666661.890.71', 0): 1.0049, ('666661.730.07', 0): 1, ('666660.770.43', 0): 1.0841658951, ('666661.20.51', 1): 0, ('666662.120.66', 0): 1, ('666661.351.38', 1): 0.0, ('666661.320.3', 1): 0, ('666661.440.28', 1): 0, ('666661.72-0.4', 1): 0, ('666660.641.13', 0): 1, ('666660.710.21', 2): 0, ('666661.980.46', 2): 0, ('666661.42-0.3', 0): 1, ('626660.790.35', 0): 1, ('666661.51-0.36', 1):</text:p>
      <text:p text:style-name="P1"><text:s/>0, ('666661.260.74', 2): 0.06999999999999999, ('666661.64-0.14', 2): 0, ('666661.08-1.88', 0): 1, ('666661.77-0.19', 1): 0, ('666662.140.7', 0): 1, ('666661.620.47', 2): 0.0, ('666660.890.25', 0): 1.319370485145977, ('666662.00.6', 1): -100, ('666661.240.56', 2): 0.0, ('666661.720.33', 0): 1.2209540570999997, ('666660.990.17', 0): 1.150909941, ('666661.52-1.03', 2): 0, ('666661.850.07', 2): 100, ('666662.070.6', 0): 1, <text:soft-page-break/>('666660.940.5', 0): 1.133, ('666661.11-0.36', 0): 1, ('666660.830.5', 0): 1.07, ('666661.49-0.07', 2): 0, ('666661.950.28', 0): 1.0, ('666661.090.77', 2): 0, ('666660.80.22', 2): 0, ('666661.390.5', 0): 1.1267, ('666661.611.46', 1): 0, ('666660.670.23', 1): 1.0349295513475427, ('666660.790.45', 1): 0, ('666660.850.07', 1): 0, ('666660.61.38', 0): 1, ('666661.32-0.24', 0): 1, ('666661.250.58', 0): 1.2193538295949, ('666662.040.53', 0): 1.0, ('666661.580.77', 1): 0.138243, ('666660.99-0.2', 1): 0, ('666660.390.14', 0): 1.0864239198579784, ('666661.93-0.66', 2): 0, ('666661.860.59', 1): 0.0, ('666661.35-0.05', 0): 1.0752864581, ('666660.690.39', 0): 1.0, ('666661.62-0.69', 0): 1, ('666661.151.03', 0): 1, ('666661.510.53', 0): 1.07, ('666661.131.23', 1): 0, ('666662.120.35', 0): 1, ('666661.480.26', 2): 0, ('666661.50.05', 2): 0, ('666661.430.25', 0): 1.2548364581000002, ('666661.970.76', 1): -10.0, ('666661.40.2', 1): 0.07537039999999999, ('666660.50.15', 2): 1.0117915556220602, ('666661.390.17', 0): 1, ('666660.310.01', 2): 0.499059447319947, ('666662.02-1.24', 1): 0, ('666661.390.25', 1): 0, ('666661.73-0.02', 2): 0, ('666662.380.57', 0): 1, ('666662.050.68', 1): 0, ('666661.120.42', 1): 0, ('666661.51-0.19', 0): 1, ('666662.060.51', 0): 1, ('666662.090.42', 0): -9.100000000000001, ('666661.591.03', 2): 0, ('666661.950.19', 1): 0, ('666661.67-0.06', 2): 0, ('666660.290.02', 0): 1.5784125817229724, ('666661.260.81', 0): 1, ('666661.170.31', 0): 1.563189026976598, ('666660.431.45', 0): 1, ('666660.75-0.03', 0): 1.1428864570000001, ('666661.760.17', 0): 1.0, ('666660.80.18', 0): 1.465450533275395, ('666661.840.99', 0): 1, ('666661.850.69', 1): 0, ('666660.560.14', 1): 0.0, ('666660.60.85', 0): 1, ('666660.630.19', 0): 2.7781648133521633, ('666661.091.1', 2): 0, ('666660.930.44', 0): 1.009653, ('666660.660.19', 0): 2.1917349507091815, ('666661.84-0.77', 1): 0, ('666660.990.45', 1): 0, ('662660.930.29', 2): 0, ('666660.870.36', 2): 0, ('666661.41-0.05', 2): 0.07441000000000002, ('666661.210.0', 1): 0, ('666661.130.06', 2): 0.133, ('666660.48-0.08', 2): 0, ('666661.330.24', 0): 1.07, ('666661.27-0.22', 1): 0, ('666660.870.53', 0): 1.07, ('666661.730.55', 0): 1.1197, ('666661.111.71', 1): 0, ('666661.310.52', 0): 1.244826368031, ('666661.71-0.21', 0): 1.0, ('666660.930.34', 0): 1.4523428095878024, ('666661.02-0.27', 0): 1, ('666661.75-0.19', 2): 0.1379, ('666661.95-1.07', 1): 0, ('666661.94-0.34', 0): 1, ('666661.650.76', 0): 1.0749, ('666661.960.29', 0): 1, ('666661.710.3', 1): 0.2993236666, ('666661.220.5', 1): 0.08244109999999999, ('666660.970.39', 0): 1.2340446949501165, ('666661.340.26', 1): 0, ('666660.810.73', 2): 0, ('666661.321.64', 1): 0, ('666661.160.86', 0): 1, ('666660.990.32', 2): 0.0, ('666661.940.46', 0): 1.0, ('666661.710.11', 2): 0.07930999999999999, ('666661.67-0.41', 2): 0, ('666662.1-0.35', 0): 1, ('666661.881.61', 2): 0, ('666660.52-0.1', 0): 1, ('666661.54-0.6', 0): 1, ('666661.851.06', 1): 0, ('666660.790.13', 1): 0, ('666661.34-0.48', 0): 1, ('666660.790.22', 1): 0, ('666661.280.1', 1): 0.0, ('666661.69-0.6', 1): 0.0, ('666660.680.03', 2): 0, ('666661.520.96', 2): 0, ('666661.70.64', 0): 1.11403, ('666660.950.78', 0): 1.0, ('666661.920.3', 2): 0, ('666662.050.38', 1): 0, ('616661.330.5', 1): 0, ('666661.420.01', 1): 0, ('666661.830.45', 0): 1.1316000000000002, ('666661.42-0.48', 2): 0, ('666660.70.48', 0): 1, ('666661.860.72', 1): 0.0, ('666661.670.47', 1): 0, ('666661.260.48', 0): 1.0878245289779997, ('666661.93-0.42', 1): 0, ('666660.520.22', 0): 1.3347797600887417, ('666660.340.0', 0): 1.2575370000000001, ('666661.96-0.38', 0): 1, ('666661.76-0.02', 0): 1, ('666661.850.42', 2): 0, ('666661.671.1', 1): 0.06999999999999999, ('666662.210.74', 0): 1, ('666661.62-0.28', 1): 0, ('666661.41.03', 1): 0, ('266660.910.61', 1): 0, ('666661.07-0.14', 0): 1, ('666661.80.55', 0): 1.0, ('666660.60.13', 0): 2.0279679611886676, ('666661.530.38', 2): 0.0, ('666661.891.23', 2): 0, ('666661.651.2', 2): 0, ('666661.220.51', 0): 1.22891687, ('666661.37-0.19', 1): 0, ('666661.720.89', 1): 0, ('666662.020.65', 0): 1, ('666661.930.95', 2): 0, ('666660.970.05', 2): 0.079983309, ('666661.990.41', 0): 1.0, ('666661.77-0.45', 0): 1, ('666661.56-0.48', 0): 1, ('666661.630.14', 0): 1.140309309, ('666661.570.73', 2): 0, ('666661.430.71', 2): 0, ('666660.730.13', 0): 1.8505033321463318, ('666661.920.68', 1): 0, ('666660.86-1.18', 0): 1, ('666661.450.93', 2): 0.0, ('666660.610.0', 2): 0, ('666661.430.63', 1): 0.0, ('666661.40.37', 0): 1.3636241, ('666660.840.45', 2): 0.0, ('666661.35-0.03', 2): 0, ('661661.120.27', 1): 0, ('666661.830.02', 2): 97.3, ('666661.240.32', 1): 0.43347772453658345, ('666661.16-1.03', 0): 1, ('666660.910.4', 0): 1.07, ('666661.79-0.15', 0): 1, ('666661.51-0.17', 1): 0, ('661661.910.41', 2): 0, ('666660.870.62', 1): 0, ('666660.820.0', 2): 0, ('666661.080.36', 2): 0, ('666661.510.64', 2): 0.06999999999999999, ('666661.53-0.89', 1): 0, ('666661.820.47', 2): 0, ('666661.83-0.45', 2): 0, ('666661.930.88', 2): 0, ('666661.430.9', 0): 1.0, ('666660.640.34', 0): 1.0630000000000002, ('666661.54-0.11', 1): 0.0, ('666660.650.21', 2): 0.0, ('666661.57-0.6', 1): 0, ('666661.130.41', 0): 1.3558492210000002, ('666661.56-0.39', 0): 1, ('666661.520.69', 1): 0.0, <text:soft-page-break/>('666660.520.15', 0): 2.2996556844878193, ('666660.760.04', 0): 1.133, ('666661.470.73', 1): 0, ('666661.38-0.66', 1): 0, ('666661.19-0.02', 2): 0, ('666660.920.38', 2): 0.30588011381927177, ('666661.750.46', 1): 0.1449511, ('666661.80.32', 1): 0, ('666660.720.24', 1): 0.966004675285008, ('666660.460.2', 2): 0.0, ('666660.681.58', 0): 1, ('666660.720.34', 0): 1.1470003129000002, ('666661.10.52', 0): 1.07, ('666661.580.88', 0): 1, ('666661.130.28', 0): 1.4732178480221532, ('666661.230.8', 0): 1.0, ('666661.720.06', 0): 1.07, ('666660.810.13', 1): 0.0, ('666661.441.13', 1): 0, ('666661.12-0.14', 0): 1.0, ('666661.140.14', 1): 0.1470287, ('666661.421.11', 0): 1, ('666661.651.19', 2): 0.0, ('666661.63-0.27', 0): 1, ('666661.240.3', 0): 1.2317658523629744, ('666660.950.51', 2): 0, ('666661.790.7', 2): 0, ('666661.130.55', 1): 0, ('666661.230.21', 2): 0.0, ('666660.230.02', 1): 0, ('666661.72-0.37', 2): 0, ('666661.330.13', 0): 1, ('666661.871.32', 2): 0, ('666660.12-0.0', 2): 0.3158749409849721, ('666661.680.64', 2): 0, ('666660.55-0.01', 0): 1.1897, ('666661.140.4', 0): 1.21935196905419, ('666661.740.48', 0): 1.14672, ('666661.641.02', 0): 1, ('666661.460.78', 0): 1.144858931, ('666661.180.54', 2): 0, ('666660.141.38', 2): 0, ('666661.250.79', 0): 1.07, ('666661.530.59', 0): 1.1898463756692998, ('666661.040.3', 0): 1.63696809480766, ('666661.72-0.3', 2): 0, ('666662.030.23', 1): 0, ('666662.150.45', 1): 0, ('666660.7-0.16', 2): 0, ('666660.880.88', 2): 0, ('666661.04-0.59', 2): 0, ('666661.121.16', 1): 0.0, ('666661.140.44', 0): 1.2195165, ('666660.78-0.19', 2): 0, ('666661.77-1.03', 1): 0, ('666661.530.88', 0): 1.0049, ('666662.020.46', 2): 0, ('666661.351.12', 1): 0, ('666661.551.13', 2): 0, ('666660.651.56', 0): 1, ('666661.860.3', 0): 1, ('666661.550.3', 2): 0.06999999999999999, ('666661.09-0.16', 0): 1, ('666662.150.8', 2): 0, ('661660.320.04', 1): 0, ('666661.291.49', 1): 0, ('666660.810.26', 1): 1.1997985141616612, ('666660.70.8', 1): 0, ('666660.810.32', 0): 1.2139801157818726, ('666661.690.91', 1): 0.00441, ('666660.860.6', 0): 1, ('666661.160.92', 0): 1, ('666661.50.76', 2): 0.0, ('666661.790.75', 0): 1, ('666660.26-0.01', 2): 0.3785806047709432, ('666661.190.57', 2): 0.18083148937, ('666661.850.51', 0): 1.1197, ('666661.480.03', 0): 1.07, ('666660.430.07', 2): 0.6224339363313874, ('666661.1-0.03', 2): 0.06999999999999999, ('666661.540.87', 0): 1.0, ('666661.82-0.48', 0): 1, ('666660.780.57', 0): 1, ('666660.51-0.03', 0): 1.1575, ('666661.580.12', 0): 1.0, ('666661.81-0.63', 2): 0, ('666661.420.41', 2): 0, ('666660.49-0.26', 2): 0, ('666661.760.74', 2): 0, ('666660.61-0.02', 0): 1.0679, ('666661.420.53', 1): 0, ('666661.331.08', 2): 0, ('666660.690.19', 0): 1.5684801229393859, ('666661.550.09', 2): 0, ('666662.14-0.5', 0): 1, ('666660.870.42', 0): 1.339292503072087, ('666662.01-0.69', 2): 0, ('666661.870.5', 1): 0.133, ('666661.20.44', 1): 0, ('666662.070.48', 1): 0, ('666661.73-0.56', 1): 0, ('666661.391.06', 0): 1, ('666661.480.24', 0): 1.3138605407000001, ('666661.490.84', 1): 0, ('666661.310.99', 1): 0.0, ('666660.670.59', 0): 1, ('666662.121.1', 0): 1, ('666661.44-0.3', 2): 0, ('666660.90.17', 0): 1.0, ('666660.58-0.03', 2): 0, ('666661.48-0.35', 2): 0, ('666661.451.2', 2): 0, ('666661.350.21', 1): 0, ('666661.96-0.46', 2): 0, ('666660.14-0.0', 0): 1.1513377904630022, ('666661.230.48', 1): 0, ('666661.181.53', 0): 1, ('666660.861.2', 1): 0, ('666661.651.22', 1): 0, ('666661.511.25', 1): 0.0, ('666662.090.64', 0): 1, ('666661.480.18', 2): 0.000343, ('666661.691.14', 0): 1.0, ('666661.070.3', 1): 0, ('666661.680.36', 0): 1.07002401, ('666660.710.4', 2): 0.0, ('666661.650.36', 0): 1, ('666660.720.18', 1): 0, ('666661.881.05', 2): 0, ('666661.370.5', 0): 1, ('666661.85-1.0', 1): 0, ('666662.040.24', 1): 0.0, ('666660.781.68', 0): 1, ('666661.37-0.42', 1): 0, ('666661.99-0.31', 2): 0, ('666660.670.11', 2): 0, ('666661.83-0.08', 0): 1.216839, ('666661.870.37', 0): 1.078379, ('666661.560.06', 1): 0, ('666660.370.1', 0): 1.227996577026712, ('666661.10.79', 1): 0, ('666661.91-0.22', 0): 1.0, ('666661.920.24', 1): 0, ('666661.80.81', 1): 0, ('666661.581.28', 1): 0, ('666660.920.04', 2): 0.1629330625111, ('666661.8-0.7', 2): 0, ('666662.04-0.74',</text:p>
      <text:p text:style-name="P1"><text:s/>1): 0, ('666662.080.42', 1): 0, ('666661.250.93', 1): 0, ('666661.18-0.44', 2): 0, ('666661.32-0.06', 1): 0, ('666661.450.55', 0): 1.2037988211700001, ('666661.730.41', 0): 1.1333670100000002, ('666661.480.9', 0): 1.07, ('666661.571.37', 2): 0.0, ('666660.30.06', 2): 0, ('666661.810.73', 0): 1, ('666660.890.19', 2): 0.0, ('666661.310.77', 1): 0, ('666660.671.55', 1): 0, ('666660.980.11', 0): 1.2624574351, ('666661.720.2', 0): 1.2034200000000002, ('666661.830.18', 2): 0, ('666662.160.24', 1): 0, ('666661.71-0.49', 2): 0.0, ('666661.760.34', 0): 1.0049, ('666661.62-0.15', 0): 1.0, ('666660.970.58', 1): 0.0, ('666661.450.48', 2): 0, ('666661.50.54', 0): 1.0749, ('666661.56-0.31', 1): 0, ('666661.221.29', 0): 1, ('666661.520.25', 1): 0, ('666661.5-0.48', 2): 0, ('666661.40.17', 1): 0.0, ('666661.330.1', 2): 0, ('666662.00.52', 1): 0, ('666661.370.76', 0): 1.0, ('666661.230.23', 0): 1.079882106262, ('666661.76-0.73', 0): 1, ('666660.890.1', 2): 0, ('666661.950.48', 0): 1.1382087, ('666661.511.12', 0): 1, ('666662.21-0.58', 2): 0, ('666661.261.18', 2): 0, <text:soft-page-break/>('666661.661.3', 0): 1.0, ('666661.090.14', 1): 0.0, ('666661.821.29', 1): 0, ('666661.640.33', 2): 0.07490000000000001, ('666661.70.56', 2): 0.07441000000000002, ('666660.570.3', 1): 0, ('666661.860.14', 2): 0, ('626660.790.45', 1): 0, ('666660.830.14', 0): 1.07967701, ('666661.28-0.38', 2): 0, ('666662.010.56', 1): 0.0, ('666660.750.07', 1): 0, ('666660.60.4', 2): 0, ('666661.640.92', 1): 0, ('666661.820.58', 1): 0, ('666661.220.14', 2): 0, ('666661.61.08', 2): 0, ('666661.360.32', 1): 0, ('666661.291.13', 0): 1, ('666660.960.64', 0): 1.0, ('666661.470.68', 2): 0.0, ('666661.62-0.52', 1): 0, ('666660.70.78', 2): 0, ('666661.130.06', 1): 0, ('666661.740.2', 0): 1.0630000000000002, ('666661.270.77', 0): 1.0, ('666661.630.35', 2): 0, ('666660.690.32', 0): 1.0858983756050071, ('666661.210.16', 2): 0, ('666660.590.19', 0): 2.42981751403328, ('666661.850.18', 1): 0.07490000000000001, ('666661.791.39', 2): 0.0, ('666661.67-0.24', 1): 0, ('666661.350.74', 2): 0.0, ('666660.971.24', 1): 0, ('666661.420.22', 2): 0, ('666161.050.02', 2): 0, ('666661.75-0.51', 0): 1, ('666661.61-0.4', 2): 0, ('666661.550.38', 1): 0.0, ('666661.70.49', 0): 1.07, ('666660.570.35', 0): 1, ('666660.97-0.11', 2): 0.0, ('666661.84-0.99', 2): 0, ('666661.270.25', 2): 0, ('666661.14-0.07', 0): 1, ('666661.770.89', 2): 0, ('666662.010.21', 2): 0, ('666660.890.04', 0): 1.1380274, ('666661.120.64', 2): 0.0, ('666661.31-0.1', 1): 0, ('666660.940.01', 1): 0, ('666661.691.24', 1): 0, ('662660.910.3', 2): 0, ('666661.630.95', 2): 0, ('666662.01-0.38', 1): 0.0, ('666161.46-0.09', 2): 0, ('666661.430.81', 1): 0, ('666661.010.48', 2): 0, ('666661.81-0.23', 1): 0.0, ('666660.83-0.07', 1): 0, ('666661.81-0.33', 0): 1, ('666661.190.89', 1): 0, ('666661.630.79', 0): 1.0, ('666660.250.0', 1): 0.0, ('666661.710.56', 2): 0, ('666660.430.11', 0): 2.3514583196142884, ('666661.530.03', 2): 0, ('666660.930.49', 0): 1.1267, ('666660.660.14', 0): 1.4391155741534163, ('666661.240.71', 0): 1.133, ('666661.54-0.25', 2): 0, ('666660.811.0', 0): 1, ('616661.430.51', 1): 0, ('666661.240.12', 2): 0.269886736651, ('666660.820.21', 0): 1.5313861060113088, ('666661.811.02', 0): 1.0630000000000002, ('666661.90.76', 1): 0.0, ('666661.44-0.02', 1): 0, ('666661.880.22', 0): 1.0, ('666661.040.56', 1): 0.0, ('666661.7-0.2', 0): 1, ('666661.180.17', 1): 0.193669, ('666661.560.76', 0): 1, ('666661.73-0.28', 0): 1.133, ('666662.24-0.3', 2): 0, ('666662.090.53', 1): 0, ('666661.660.65', 2): 0.13741, ('666661.790.93', 0): 1.0, ('666661.630.44', 1): 0, ('666661.50.16', 0): 1.0, ('666661.650.7', 1): 0.07490000000000001, ('666661.95-0.34', 2): 0.0, ('666661.97-0.26', 0): 1.0, ('666660.970.34', 0): 1.196983125501246, ('666660.950.13', 2): 0.3421194729841, ('666660.970.17', 2): 0, ('666661.640.9', 0): 1.0630000000000002, ('666661.151.26', 2): 0.0, ('666661.460.25', 0): 1.18893, ('666661.620.78', 1): 0, ('666661.50.69', 1): 0.063, ('666661.120.82', 2): 0, ('666660.9-0.02', 1): 0, ('666661.48-0.22', 1): 0, ('666660.40.11', 2): 0.44675247875911495, ('666661.18-0.05', 2): 0.0, ('662660.980.51', 2): 0, ('666660.82-0.57', 0): 1, ('666662.050.9', 0): 1, ('666661.93-0.25', 1): 0, ('666660.640.19', 0): 2.612169701280344, ('666661.820.39', 1): 0, ('666661.61.16', 0): 1.07, ('666661.440.05', 0): 1, ('616661.850.72', 0): 1, ('666661.38-0.25', 2): 0.06999999999999999, ('666662.051.12', 2): 0, ('666660.670.19', 1): 0.0, ('666661.280.65', 0): 1, ('660662.060.28', 1): -100, ('666661.71-0.58', 0): 1.0, ('666660.39-0.04', 1): 0, ('666661.520.38', 0): 1.07060955559, ('666661.661.24', 2): 0, ('666661.110.14', 1): 0, ('666660.930.65', 0): 1.0, ('666661.251.21', 0): 1, ('666661.820.07', 0): 1.07, ('666661.250.18', 1): 0.07441000000000002, ('666662.150.67', 1): 0, ('666661.150.77', 0): 1, ('666661.050.07', 1): 0.0032148899999999998, ('666661.160.19', 1): 0, ('666661.260.43', 0): 1.133, ('666660.550.24', 0): 1.3509269660453964, ('666660.631.67', 2): 0, ('666661.120.29', 2): 0, ('666661.680.71', 0): 1, ('666660.420.15', 1): 0, ('666660.820.74', 0): 1.0, ('666661.680.47', 1): 0, ('666661.020.47', 0): 1.1813484731786001, ('666661.310.21', 2): 0, ('666661.680.9', 1): 0.06999999999999999, ('666662.120.65', 1): 0, ('666661.47-0.17', 2): 0, ('666661.22-0.03', 1): 0.133, ('666661.650.91', 0): 1, ('666661.72-0.7', 0): 1.0, ('666661.660.17', 0): 1, ('666660.641.14', 1): 0, ('666661.140.17', 0): 1.0, ('666661.940.63', 0): 1.0, ('666661.530.73', 1): 0, ('666661.321.1', 2): 0, ('666661.14-1.14', 1): 0, ('666660.940.2', 1): 0, ('666661.41-0.3', 0): 1.0630000000000002, ('666661.33-0.21', 2): 0, ('666661.020.97', 1): 0, ('666661.65-0.62', 1): 0, ('666661.171.09', 2): 0, ('666661.140.2', 0): 1.1920701643643998, ('666660.87-0.92', 0): 1, ('666661.05-0.89', 0): 1, ('666662.050.56', 2): 0, ('666661.150.9', 1): 0.0, ('666661.361.13', 2): 0, ('666661.160.24', 1): 0, ('666661.561.02', 2): 0, ('666661.520.22', 0): 1.0779379999999998, ('666662.02-0.66', 0): 1, ('666661.830.61', 1): 0, ('666661.030.03', 1): 0.0, ('666660.42-0.04', 1): 0, ('666661.780.67', 2): 0, ('666661.37-0.02', 1): 0, ('666661.49-0.1', 1): 0, ('666661.540.43', 1): 0.0049, ('666660.490.1', 0): 1.8262370007739852, ('666661.30.81', 0): 1.133, ('666661.660.44', 0): 1.194943, ('666661.230.21', 0): 1.19263608, ('666661.620.99', <text:soft-page-break/>1): 0, ('666661.75-0.41', 0): 1.07, ('666611.59-0.28', 0): 1, ('666660.441.43', 2): 0, ('666661.03-1.5', 2): -100, ('666661.71.05', 0): 1, ('666662.07-0.42', 2): 0, ('666660.720.39', 0): 1.0749, ('666661.630.01', 1): 0, ('666662.060.81', 0): 1, ('666661.46-0.8', 2): 0, ('666661.390.14', 1): 0.13712776000000002, ('666661.670.19', 0): 1.074753, ('666661.760.29', 0): 1.0, ('666661.021.13', 0): 1, ('666661.210.54', 0): 1.010190714191, ('666661.09-0.03', 1): 0.0, ('666661.18-0.72', 1): 0, ('666660.111.39', 0): 1, ('666661.120.47', 2): 0, ('666661.651.16', 2): 0, ('666662.070.35', 2): 0, ('666661.50.36', 0): 1.0, ('666660.940.02', 0): 1.3694449713569998, ('666661.51-0.08', 2): 0, ('666661.960.61', 1): 0.06999999999999999, ('666661.670.82', 1): 0, ('666661.480.89', 2): 0.0, ('666661.40.63', 0): 1.07, ('666661.60.46', 0): 1.00931, ('666661.270.69', 2): 0, ('666661.320.35', 0): 1.21718122509258, ('666661.60.45', 1): 0, ('666661.170.32', 1): 0, ('666661.020.91', 1): 0, ('666660.950.29', 2): 0.8835580259788192, ('666660.670.32', 1): 0, ('666661.170.46', 2): 0.0, ('666660.320.02', 0): 1.6790728659433352, ('666661.880.19', 1): 0.06999999999999999, ('666661.060.56', 0): 1.14672, ('662660.940.29', 2): 0, ('666661.61-0.96', 0): 1, ('666661.660.57', 2): 0.06999999999999999, ('666660.670.03', 1): 0, ('666661.16-0.05', 2): 0, ('666661.38-0.3', 1): 0, ('666660.540.02', 1): 0.01372, ('666661.251.05', 1): 0, ('666661.250.74', 0): 1, ('661660.690.15', 0): 1, ('666661.88-0.29', 1): 0, ('666660.970.76', 1): 0.063, ('666661.210.7', 0): 1, ('666661.71-0.12', 2): 0.0, ('666661.330.27', 1): 0, ('666661.450.71', 2): 0, ('666661.181.08', 2): 0, ('666661.730.56', 1): 0, ('666661.191.17', 2): 0, ('666661.080.11', 0): 1.14655683, ('666661.730.22', 2): 0, ('666661.160.25', 0): 1, ('666660.940.34', 0): 1.1027878212497444, ('666661.40.52', 0): 1.0704200000000001, ('666660.951.83', 2): 0, ('666661.331.27', 1): 0, ('666660.710.11', 0): 1.4622254351076251, ('666661.93-1.02', 0): 1, ('666661.5-0.77', 2): 0, ('666661.220.2', 0): 1.13792401, ('666661.470.4', 2): 0.0, ('666660.79-0.1', 2): 0, ('666661.360.04', 1): 0, ('666661.920.75', 2): 0, ('666661.17-1.0', 1): 0, ('666661.06-0.78', 1): 0, ('666661.430.38', 2): 0.13111, ('666661.6-0.02', 0): 1, ('666661.16-0.33', 2): 0, ('666661.380.65', 1): 0, ('666660.380.04', 1): 0, ('666661.930.44', 1): 0, ('666660.950.38', 2): 0, ('666662.170.33', 0): -100, ('666661.77-0.31', 0): 1, ('666660.63-0.02', 0): 1.1761991, ('666661.880.2', 0): 1.0, ('666661.880.14', 2): 0, ('666661.910.37', 2): 0, ('666660.790.27', 2): 0.0, ('666661.280.2', 0): 1.068278, ('666661.64-1.37', 2): 0, ('666661.690.29', 0): 1.07073683946, ('666660.920.15', 2): 0.06999999999999999, ('666661.420.04', 2): 0.0, ('666661.41-0.75', 2): 0, ('666661.31.53', 0): 1, ('666660.89-0.1', 0): 1, ('666661.240.62', 2): 0.0, ('666661.07-0.04', 1): 0, ('666661.74-0.05', 1): 0.0, ('666662.3-0.72', 2): 0, ('666662.23-0.4', 2): 0, ('666661.671.2', 0): 1, ('666660.911.2', 1): 0, ('666661.270.07', 2): 0, ('666661.07-0.13', 1): 0, ('666661.21-0.15', 2): 0, ('666661.350.5', 2): 0, ('666660.440.13', 0): 1.7435718474241164, ('666661.180.28', 2): 0.0, ('666662.020.66', 1): 0.06999999999999999, ('666661.990.78', 0): -9.030000000000001, ('666660.790.36', 2): 0.0, ('666661.68-0.78', 2): 0, ('666661.30.61', 0): 1.1377072781, ('666661.20.96', 2): 0, ('666661.670.35', 1): 0.1267, ('666660.740.08', 1): 0, ('666661.130.86', 0): 1.0749, ('666661.430.74', 1): 0, ('666661.990.36', 2): -10.0, ('666662.030.56', 1): 0, ('666661.470.84', 2): 0.0, ('666661.430.64', 0): 1.0, ('666661.860.28',</text:p>
      <text:p text:style-name="P1"><text:s/>1): 0.06999999999999999, ('666660.84-0.71', 1): 0, ('666661.190.68', 0): 1.07, ('666661.680.04', 2): 0.09082009999999999, ('666660.780.24', 1): 0.7679949870913966, ('666661.73-0.89', 1): 0, ('666661.631.37', 0): 1, ('666660.780.34', 0): 1.32316421990461, ('666661.231.53', 0): 1, ('666660.910.7', 1): 0, ('666661.79-0.12', 1): 0.0, ('666662.11-0.47', 2): 0, ('666661.120.32', 0): 1.6627595464780356, ('666661.530.81', 0): 1.0, ('666661.390.2', 2): 0.07396900000000001, ('666661.14-0.1', 1): 0, ('666661.551.09', 2): 0, ('666661.080.81', 1): 0, ('666661.080.33', 1): 0, ('666661.150.1', 0): 1, ('666661.460.44', 0): 1.133, ('666661.71.07', 2): 0, ('666661.230.34', 1): 0, ('666660.2-0.0', 2): 0.8349857447769691, ('666662.220.43', 0): 1, ('666661.88-0.2', 0): 1.0, ('666660.650.18', 2): 0.0, ('666660.640.37', 1): 0, ('666660.750.12', 0): 1.9735512715258612, ('666661.64-0.63', 2): 0, ('666661.471.14', 0): 1, ('666661.41.42', 1): 0, ('666660.971.68', 2): -100, ('666662.07-0.83', 0): 1.0, ('666660.520.02', 0): 1.000043218, ('666661.090.69', 1): 0, ('666661.790.13', 0): 1.078379, ('666661.10.87', 1): 0, ('666660.940.15', 2): 0, ('666661.620.91', 0): 1.0, ('666660.760.07', 1): 0, ('666660.920.35', 1): 0, ('666661.85-0.25', 2): 0, ('666661.59-0.53', 2): 0, ('666660.850.18', 0): 1.568018945636551, ('666661.040.12', 0): 1.0, ('666661.80.31', 0): 1.2427039307, ('666661.331.47', 0): 1, ('666660.720.23', 0): 2.0940187982272374, ('666661.60.75', 0): 1.07, ('666661.631.06', 2): 0, ('666661.540.58', 0): 1.162339877, ('666661.94-1.0', 1): 0, ('666662.30.56', 2): 0, ('666661.240.2', 2): 0.0, ('666661.80.1', 2): 0, ('666662.0-0.35', 2): 0, ('666660.15-0.02', <text:soft-page-break/>1): 0, ('666661.780.81', 0): -9.100000000000001, ('666660.830.19', 0): 1.3182682173922988, ('666661.571.13', 1): 0, ('666661.91-0.19', 1): 0.0, ('666662.39-1.04', 2): 0, ('666661.250.36', 1): 0, ('666660.950.54', 1): 0.0, ('666661.130.52', 0): 1.1469219820669998, ('666660.230.01', 0): 2.1589617731377357, ('666660.92-0.66', 0): 1, ('666660.290.05', 2): 0, ('666662.060.41', 1): -9.937, ('666660.570.07', 1): 0, ('666661.290.48', 0): 1.3018004386859, ('666660.441.14', 2): 0, ('666661.190.11', 1): 0, ('666660.541.13', 2): 0, ('666660.75-0.04', 2): 0, ('666661.910.57', 1): 0.0, ('666661.99-0.55', 0): 1.0, ('666662.020.52', 0): 1.0, ('666661.570.49', 0): 1.07931, ('666661.230.63', 1): 0, ('666660.82-0.26', 2): 0, ('666661.880.11', 0): 100, ('666660.740.26', 1): 0.6525445579630808, ('666661.120.05', 0): 1.00931, ('666661.470.61', 0): 1.0, ('666660.740.32', 0): 1.6583637929448618, ('666661.220.22', 0): 1.29528369129, ('662661.00.32', 1): 0, ('666661.83-0.35', 0): 1.0630000000000002, ('666661.040.0', 1): 0, ('666661.180.49', 0): 1.467222656838112, ('666661.440.36', 2): 0, ('666661.030.36', 0): 1.177535309, ('666661.81.44', 0): 1, ('666661.010.56', 1): 0, ('666661.90.19', 1): 0.06999999999999999, ('666661.090.45', 1): 0, ('666661.860.68', 0): 1.07, ('666660.570.28', 1): 0, ('666661.75-0.5', 2): 0, ('666661.370.53', 0): 1.1345637999999998, ('666661.65-0.22', 0): 1.07, ('666661.930.73', 1): 0, ('666660.651.51', 1): 0, ('666661.85-0.77', 1): 0, ('666661.130.05', 1): 0, ('666661.74-0.29', 1): 0.0, ('666661.410.9', 0): 1.0, ('666660.710.19', 1): 0.0, ('666661.540.67', 2): 0, ('666661.750.66', 1): 0.0, ('666660.980.06', 0): 1.0260212816763319, ('666661.171.02', 0): 1, ('666660.510.16', 1): 0.33159366350723146, ('666660.530.25', 1): 0, ('666661.790.47', 1): 0.06999999999999999, ('661660.540.15', 1): 0, ('666661.160.83', 2): 0, ('666660.430.02', 1): 0, ('666661.250.86', 1): 0, ('666660.860.84', 0): 1.07, ('666661.540.84', 1): 0, ('666660.920.6', 0): 1.07, ('666661.490.29', 1): 0.0630234255, ('666662.06-0.37', 1): 0, ('666660.971.16', 2): 0, ('666660.470.18', 1): 0, ('666661.840.77', 0): 1.0, ('666661.65-0.45', 0): 1, ('666660.91.38', 2): 0, ('666661.69-0.19', 2): 0, ('666661.380.28', 1): 0, ('666661.830.42', 2): 0.114051609, ('666662.09-0.47', 1): 0, ('666660.980.51', 1): 0.15204126629999998, ('666661.350.15', 2): 0.0, ('666661.75-0.67', 2): 0, ('666661.220.94', 1): 0.0, ('666660.520.25', 2): 0, ('666661.96-0.37', 2): 0, ('666661.050.18', 1): 0.0, ('666661.76-0.07', 2): 0.0, ('666661.410.88', 2): 0, ('666661.910.85', 1): 0, ('666661.62-0.27', 1): 0, ('666661.640.2', 0): 1.0, ('666661.951.25', 2): 0, ('666661.370.24', 1): 0, ('666661.18-0.55', 2): 0, ('666661.651.21', 0): 1, ('666660.770.27', 1): 0.9267231935524081, ('666661.85-0.05', 1): 100.0, ('666661.650.07', 0): 1.07, ('666661.45-1.17', 1): 0, ('666660.63-0.04', 0): 1, ('666660.840.36', 1): 0, ('666660.580.22', 0): 1.4692269730908416, ('666661.630.13', 2): 0, ('666661.370.6', 1): 0, ('666661.510.86', 0): 1, ('666661.270.45', 0): 1.2493858962, ('666660.96-0.17', 2): 0, ('666662.31-0.78', 2): 0, ('666661.410.64', 0): 1.2608845819999999, ('666661.560.03', 2): 0.0, ('666661.68-0.15', 1): 0, ('666661.92-0.3', 1): 0, ('666660.90.71', 2): 0, ('666661.520.33', 0): 1.222722539495491, ('666661.950.32', 2): 0, ('666661.7-0.39', 2): 0.0, ('666660.660.37', 0): 1, ('666661.580.47', 1): 0, ('666662.13-0.71', 1): 0.0, ('666661.360.9', 1): 0, ('666661.050.42', 0): 1.133, ('666661.74-0.2', 2): 0, ('666662.04-0.73', 0): 1, ('166661.771.46', 0): 1, ('666661.140.37', 0): 1.5219765059554236, ('666661.120.26', 2): 0, ('666661.840.42', 0): 1.00027783, ('666660.950.09', 0): 1.1897, ('666661.341.55', 1): 0, ('666661.920.18', 2): 0, ('616660.590.27', 1): 0, ('666660.81-0.03', 2): 0, ('666661.050.2', 2): 0, ('666662.250.21', 1): 0, ('666661.730.09', 1): 0, ('666660.930.29', 2): 0.0, ('666661.54-0.41', 0): 1, ('666661.82-0.8', 0): 1, ('666661.421.0', 1): 0.0, ('666661.070.76', 0): 1, ('666660.650.24', 0): 1.4660959564939935, ('666660.011.41', 0): 1, ('666660.880.2', 0): 1.5578308211847762, ('666660.80.33', 0): 1, ('666661.61-0.05', 1): 0, ('666661.27-0.56', 2): 0, ('666661.43-0.14', 2): 0, ('666661.320.98', 2): 0.0, ('666660.760.38', 1): 0, ('666661.930.53', 0): 1.0, ('666661.750.49', 1): 0, ('666660.910.06', 2): 0.1267, ('666661.710.21', 1): 0, ('666661.950.47', 1): 0, ('666661.740.39', 0): 1.0723099999999999, ('666661.690.38', 2): 0.0, ('666660.791.29', 0): 1, ('666661.10.57', 2): 0, ('666661.890.59', 1): 0, ('666661.090.13', 0): 1.321838932660829, ('666661.28-0.08', 2): 0, ('666660.941.51', 2): 0, ('666661.8-0.23', 0): 1, ('666661.660.27', 2): 0.249109, ('666661.9-0.39', 1): 0, ('666661.590.42', 2): 0, ('666661.370.05', 1): 0, ('666661.530.2', 1): 0.0, ('666661.07-0.22', 2): 0, ('666662.15-0.66', 0): 1, ('666661.810.65', 1): 0, ('666661.190.49', 0): 1.30495040226, ('666661.16-0.97', 2): 0, ('666661.540.74', 1): 0.0, ('666661.420.63', 1): 0.0, ('666661.561.09', 2): 0, ('666660.730.2', 0): 1.3261571643649916, ('666661.670.66', 2): 0.1946, ('666660.610.99', 1): 0, ('666661.69-0.32', 1): 0, ('666660.53-0.07', 0): 1, ('666661.091.24', 2): 0, ('666661.7-0.06', 0): 1.07, ('666661.481.23', 2): 0, ('666662.110.89', 2): 0, <text:soft-page-break/>('666660.590.04', 2): 0, ('666661.870.9', 0): 1.0, ('666661.7-0.12', 1): 0, ('666661.810.53', 0): 1, ('666661.42-0.05', 2): 0, ('666661.620.27', 2): 0, ('666661.28-0.19', 2): 0, ('666661.130.14', 2): 0, ('666661.24-0.46', 0): 1, ('666661.71-0.6', 0): 1.0, ('666661.630.25', 2): 0, ('666661.990.59', 1): 0.0, ('666661.10.44', 0): 1.0514530791924486, ('666661.23-0.03', 0): 1, ('666661.720.32', 0): 1.07, ('666661.140.49', 2): 0, ('666660.78-0.12', 0): 1.0, ('666661.320.51', 0): 1.008379, ('616661.210.59', 0): 1, ('666661.27-0.21', 1): 0, ('666661.681.24', 1): 0, ('666661.010.84', 2): 0, ('666660.37-0.09', 0): 1, ('666661.25-0.28', 1): 0, ('666660.890.35', 0): 1.3975371706472652, ('666660.780.16', 0): 1.4765941632393997, ('666661.621.85', 2): 0, ('666661.82-0.52', 0): 1.0, ('666661.290.58', 1): 0, ('666660.810.21', 1): 0, ('666662.420.57', 0): 1, ('666661.320.38', 0): 1.1468356400000002, ('666662.05-0.51', 0): 1, ('666661.320.28', 1): 0.268437981, ('666660.44-0.01', 1): 0, ('666661.610.03', 1): 0, ('666662.020.25', 2): 0, ('666661.46-0.36', 0): 1.07, ('666661.850.54', 2): 0, ('666661.170.28', 1): 0, ('666661.870.12', 2): 7.489999999999999, ('666660.430.16', 1): 0.08947575367102333, ('666661.690.15', 1): 0.0, ('666660.291.22', 1): 0, ('666660.980.44', 2): 0, ('666661.420.44', 0): 1.2493407214072012, ('666661.240.17', 1): 0, ('666660.75-1.63', 1): 0, ('666661.490.21', 0): 1.07, ('666661.020.09', 0): 1.2141363, ('666660.490.07', 2): 0, ('666661.080.02', 1): 0, ('666661.480.44', 1): 0, ('666661.550.22', 0): 1.07, ('666661.521.2', 2): 0, ('666661.750.0', 0): 1.0, ('662660.960.24', 2): 0, ('666661.0-0.07', 1): 0, ('666661.310.68', 2): 0.0, ('666660.980.59', 0): 1, ('666661.440.15', 0): 1, ('666661.580.31', 2): 0, ('666661.590.83', 0): 1, ('666660.280.02', 2): 0, ('666661.81-0.54', 1): 0, ('666660.540.3', 0): 1.0, ('666661.04-0.12', 1): 0, ('661661.840.61', 0): 1, ('666661.051.15', 2): 0, ('666660.680.12', 0): 1.979303947436527, ('666661.34-0.17', 1): 0, ('666661.210.77', 0): 1.0, ('666661.49-0.69', 1): 0, ('666661.570.34', 1): 0, ('666661.56-0.64', 0): 1.0, ('666661.51.15', 0): 1.0, ('666660.92-0.02', 2): 0, ('666661.980.22', 2): 0.0, ('666661.00.61', 0): 1.0630000000000002, ('666660.810.04', 0): 1, ('666660.87-0.12', 1): 0, ('666660.950.33', 2): 0.0, ('666660.63-0.09', 0): 1, ('666660.960.07', 1): 0.12901, ('666661.010.2', 1): 0.0, ('666660.230.0', 2): 0, ('666661.27-0.13', 2): 0.0049, ('666661.060.65', 1): 0, ('666661.590.62', 1): 0, ('666661.90.2', 2): 0.0, ('666661.560.67', 0): 1, ('666660.490.18', 0): 1.5558325593851488, ('666661.810.81', 0): 1.133, ('266661.080.96', 0): 1, ('666660.980.81', 1): 0, ('666661.011.47', 2): 0, ('666661.650.51', 0): 1.2194626, ('666661.87-0.19', 1): 0, ('666661.250.61', 1): 0, ('666661.890.78', 0): 1, ('666661.260.1', 0): 1.07, ('666660.30.03', 0): 2.050765468282552, ('666661.230.75', 2): 0.075243, ('666661.220.97', 2): 0, ('666661.321.45', 2): 0, ('666661.310.24', 1): 0, ('666661.060.71', 2): 0, ('666661.060.23', 0): 1.0315469443110143, ('666660.930.21',</text:p>
      <text:p text:style-name="P1"><text:s/>1): 0.29951839984855505, ('666661.180.37', 1): 0, ('666660.68-0.09', 2): 0, ('666661.561.38', 1): -100, ('666661.22-0.06', 2): 0.0, ('666661.950.74', 0): 1.0, ('666661.760.79', 2): 0, ('666661.53-0.04', 0): 1.06741, ('661661.380.4', 2): 0, ('661660.480.11', 2): 0, ('666661.030.13', 1): 0, ('666662.19-0.28', 0): 1, ('666661.090.57', 2): 0, ('666661.020.11', 0): 1.2034200000000002, ('666661.33-0.11', 2): 0.0, ('666661.590.06', 0): 1.07, ('666661.811.15', 2): 0.0, ('666661.940.64', 1): 0.07441000000000002, ('666661.261.13', 0): 1.0, ('666661.541.05', 1): 0, ('666661.150.83', 2): 0, ('666661.940.39', 0): 1, ('666661.841.04', 1): 0, ('666662.060.54', 1): 0, ('666661.82-0.79', 0): 1, ('666660.221.28', 0): 1, ('666660.34-0.09', 0): 1, ('666662.020.4', 1): 0, ('666661.870.81', 1): 0, ('666661.49-0.09', 0): 1.0049, ('666661.85-0.82', 0): -100, ('666660.880.04', 1): 0, ('666660.911.1', 0): 1, ('666660.86-0.05', 0): 1.07, ('666660.36-0.09', 0): 1, ('666661.670.41', 0): 1.008869, ('666660.310.07', 0): 1.2299216598855984, ('666661.27-0.2', 2): 0, ('666660.980.27', 0): 1.661355115384923, ('666661.280.41', 0): 1.1698099880889998, ('666661.360.39', 1): 0, ('666661.91-0.54', 1): 0, ('666662.130.44', 2): 0, ('666661.86-0.8', 2): 0, ('666661.830.62', 0): 1.2069936126299998, ('666661.940.83', 2): 0, ('666662.05-0.36', 0): 1.0, ('666660.670.06', 1): 0, ('666660.520.09', 0): 1.4639481244646824, ('666660.490.2', 1): 0, ('666661.790.18', 0): 1.0, ('666660.60.05', 0): 1, ('666661.870.1', 1): 100, ('666661.13-0.03', 2): 0, ('666661.480.28', 0): 1.01230845112, ('666660.58-0.07', 2): 0, ('666661.930.62', 1): 0, ('666661.880.64', 1): 0, ('666661.170.01', 2): 0.06999999999999999, ('666661.72-0.16', 1): 0, ('666661.480.99', 1): 0, ('666661.751.2', 1): 0, ('666661.40.92', 1): 0, ('666661.79-0.0', 1): 0, ('666661.460.44', 2): 0, ('666661.88-1.04', 0): 1, ('666661.670.74', 2): 0, ('666661.410.34', 1): 0.054581357299, ('666661.210.25', 0): 1.0709604, ('666661.150.24', 2): 0.0, ('666661.870.46', 0): 1.0, ('666661.720.08', 1): 0.0, ('666661.210.57', 1): 0, ('666660.611.05', 1): 0, ('666661.190.75', 1): 0, ('666661.37-<text:soft-page-break/>1.6', 2): 0, ('666661.860.5', 2): 0, ('666661.30.08', 0): 1, ('666260.89-0.12', 0): 1, ('666662.010.24', 0): 1, ('666661.530.44', 2): 0, ('666661.540.34', 0): 1, ('666660.890.03', 2): 0.0, ('666661.120.69', 0): 1.133, ('666661.960.66', 0): 1, ('666660.810.29', 2): 0, ('666661.790.9', 1): 0, ('666661.48-0.54', 2): 0, ('666661.37-0.2', 1): 0, ('666661.290.45', 0): 1.133, ('666661.260.51', 0): 1, ('666661.320.12', 1): 0.0049, ('666661.570.44', 0): 1, ('666660.320.05', 1): 0, ('666661.731.12', 2): 0, ('666660.410.16', 2): 0, ('666661.64-0.06', 1): 0, ('666660.610.07', 2): 0, ('666661.560.82', 0): 1, ('666660.950.2', 0): 1.1551989998798282, ('666661.2-0.15', 2): 0, ('666661.250.45', 0): 1.074702894, ('666661.540.62', 0): 1.0039690000000001, ('666661.011.02', 0): 1, ('666662.080.73', 0): 1, ('666660.551.34', 0): 1, ('666660.930.4', 1): 0, ('626660.870.33', 2): 0, ('666661.58-0.4', 1): 0, ('666661.471.35', 0): 1, ('666661.430.02', 0): 1.07, ('616661.70.92', 1): 0, ('666661.93-0.31', 0): 1.0, ('666660.480.09', 1): 0.8089203545498617, ('666661.080.16', 1): 0, ('666661.660.92', 1): 0, ('666661.47-0.09', 1): 0, ('666660.19-0.01', 0): 1, ('666661.740.71', 2): 0.0, ('666662.10.44', 1): 0, ('666661.80.18', 0): 1.0, ('666661.50.24', 1): 0.25083037, ('666661.921.43', 1): 0, ('666661.86-0.47', 1): 0, ('666661.00.34', 1): 0, ('666662.370.18', 2): 0, ('666660.960.34', 0): 1.3054164159395798, ('666661.68-0.1', 0): 1, ('666660.970.33', 2): 0, ('666660.970.12', 0): 1.3107707838319003, ('666661.360.01', 2): 0, ('666661.99-0.41', 2): 0, ('666661.811.36', 0): 1.0, ('666662.35-0.86', 1): 0, ('666660.371.39', 1): 0, ('666660.640.28', 1): 0.34586766801167, ('666660.82-0.52', 2): 0, ('666661.16-0.11', 1): 0, ('666661.64-0.26', 0): 1.0, ('666660.910.21', 1): 0, ('666661.130.77', 0): 1, ('666661.170.54', 2): 0.3141253269, ('666661.251.13', 0): 1, ('666660.480.0', 0): 1, ('666662.030.55', 0): -8.9621, ('626660.90.34', 0): 1, ('666660.70.16', 2): 0.7253882113705749, ('666662.011.09', 2): 0, ('666661.06-0.05', 2): 0, ('666661.050.9', 2): 0, ('666661.69-0.15', 2): 0, ('666660.450.11', 2): 0, ('666661.58-0.11', 2): 0, ('666660.860.14', 0): 1.2852079325596901, ('666661.740.02', 2): 0, ('666661.160.44', 0): 1.1946, ('666661.10.76', 2): 0, ('666661.66-0.54', 0): 1, ('666661.251.6', 0): 1, ('666661.561.25', 0): 1.0, ('666661.3-0.84', 1): 0, ('666660.59-0.07', 2): 0, ('666661.260.46', 2): 0.203322, ('666660.550.29', 2): 0.0, ('666661.05-0.19', 1): 0.0, ('666661.59-0.94', 0): 1, ('666661.890.2', 2): 0, ('666661.790.59', 1): 0, ('666661.11.69', 2): 0, ('666660.651.44', 0): 1, ('666662.09-0.85', 0): 1, ('666661.65-0.34', 2): 0, ('666660.811.72', 0): 1, ('666662.020.63', 2): 0, ('666661.87-0.65', 1): 0, ('666662.25-0.82', 0): 1.0, ('666660.950.43', 0): 1.0786561034469209, ('666660.810.08', 0): 1.2802767510204758, ('666660.580.29', 0): 1.0630000000000002, ('666661.72-0.2', 2): 0, ('666661.191.67', 1): 0, ('666661.19-0.01', 1): 0, ('666660.570.11', 2): 0, ('666661.020.04', 1): 0, ('666661.740.92', 0): 1.07, ('666661.67-0.76', 0): 1, ('666660.781.1', 2): 0, ('666660.691.32', 2): 0, ('666661.36-0.22', 0): 1.07, ('666661.39-0.09', 0): 1, ('666661.47-0.4', 0): 1, ('666662.170.22', 0): -100, ('666661.710.7', 0): 1.0, ('666660.780.27', 0): 2.165782125144896, ('666661.940.87', 2): 0.06999999999999999, ('666661.820.8', 2): 0, ('666661.240.54', 1): 0, ('666661.940.31', 1): 0, ('666661.111.39', 1): 0, ('666661.10.66', 1): 0, ('666661.271.19', 0): 1, ('666661.37-0.15', 0): 1.07, ('666661.870.89', 0): 1, ('666660.60.96', 2): 0, ('666661.430.94', 0): 1.07, ('666661.431.87', 0): -100, ('666661.51-0.48', 1): 0.06999999999999999, ('666661.150.2', 1): 0, ('666661.510.62', 0): 1.1897, ('666661.020.1', 2): 0.0, ('666661.230.37', 0): 1.3095551387909183, ('666660.780.37', 1): 0.133, ('666660.890.17', 1): 0, ('666661.80.22', 0): 1.0749, ('666661.221.62', 2): 0, ('666662.21-1.17', 1): -100, ('666661.240.21', 0): 1.05226291, ('666660.70.66', 2): 0, ('666661.840.2', 0): 1.0, ('666661.64-0.78', 2): 0, ('666660.640.32', 2): 0.19852, ('666660.620.15', 1): 0.0, ('666661.98-0.27', 0): 1, ('666660.80.38', 0): 1.1038045645406656, ('666661.540.36', 2): 0, ('666661.20.21', 0): 1.20794466, ('666661.560.19', 2): 0.1908145355396, ('666660.831.74', 0): 1, ('666661.140.01', 0): 1.0, ('666660.440.02', 0): 1.20424124, ('666661.460.52', 1): 0, ('666661.19-0.04', 0): 1.1836561951000002, ('666660.920.32', 0): 1.5175837205663851, ('666661.030.87', 0): 1.07, ('666661.54-0.57', 2): 0, ('666661.640.27', 2): 0.06789999999999999, ('666660.73-0.46', 0): 1, ('266661.31.2', 2): 0, ('666661.220.76', 1): 0.06999999999999999, ('666662.07-0.49', 0): 1, ('666661.15-1.16', 2): 0, ('666661.670.28', 1): 0, ('666661.45-0.68', 2): 0, ('666661.80.4', 1): 0, ('666661.181.35', 0): 1, ('666661.28-0.07', 2): 0, ('666661.49-0.46', 2): 0, ('666661.80.1', 0): 1, ('666661.451.15', 1): 0, ('666661.590.49', 2): 0, ('661661.830.59', 0): 1, ('666661.20.59', 2): 0, ('666661.150.37', 1): 0, ('666661.250.07', 1): 0, ('666660.940.05', 2): 0, ('666660.90.58', 2): 0.20650700000000002, ('666660.79-0.14', 1): 0, ('666660.991.92', 0): 1, ('666662.03-0.66', 0): 1, ('666662.03-0.34', 2): 0, ('666260.860.06', 2): 0, ('666661.11.25', 2): 0, ('666661.48-0.42', 0): 1.0049, ('666661.9-0.18', 0): <text:soft-page-break/>1.0, ('666661.120.12', 0): 1.1929552072146667, ('666661.590.53', 1): 0, ('666660.740.29', 0): 1.4799253626615043, ('666660.260.07', 1): 0, ('666661.470.62', 1): 0, ('666661.820.86', 0): 1.0, ('666660.610.19', 0): 2.826245843918999, ('666661.180.52', 0): 1.07, ('666661.250.73', 2): 0, ('666661.28-0.12', 2): 0.0, ('666661.440.33', 1): 0, ('666661.780.59', 1): 0, ('666661.030.35', 1): 0, ('666662.010.48', 1): 0, ('666661.61-0.59', 1): 0, ('666662.31-0.35', 0): 1, ('666661.010.55', 0): 1.0, ('666661.55-0.68', 2): 0, ('666662.061.16', 2): 0, ('666661.050.01', 2): 0, ('666661.750.57', 1): 0, ('666661.16-1.02', 1): 0, ('666661.040.32', 0): 1.3199995243006355, ('666661.00.29', 2): 0, ('666661.02-1.5', 1): 0, ('666661.050.7', 0): 1, ('666661.70.14', 0): 1.1336174, ('666660.510.15', 0): 2.4317239082762225, ('666661.350.49', 1): 0, ('666661.680.54', 0): 1.0, ('666661.191.34', 2): 0, ('666661.460.53', 0): 1, ('666661.250.02', 0): 1, ('666661.571.44', 2): 0, ('666660.921.72', 2): 0, ('666660.750.25', 0): 2.2315117603738766, ('666661.630.63', 2): 0, ('666661.20.08', 1): 0, ('666660.380.03', 1): 0.0, ('666661.560.27', 2): 0, ('666661.540.81', 2): 0.0, ('666660.910.29', 0): 1.6869057795438613, ('666662.170.36', 2): -100, ('666661.920.41', 2): 0, ('666661.090.98', 1): 0, ('666661.230.62', 2): 0, ('666660.98-1.1', 2): 0, ('616661.620.89', 0): 1, ('666661.8-0.96', 0): -100, ('666661.19-0.63', 1): 0, ('666662.020.55', 0): 1.0, ('666661.970.38', 0): -8.9621, ('666661.39-0.65', 0): 1, ('661661.830.5', 2): 0, ('662660.990.14', 1): 0, ('666661.36-0.72', 2): 0, ('666662.22-0.3', 2): 0, ('666661.30.73', 2): 0, ('666660.680.23', 1): 0.0, ('666661.45-0.05', 0): 1.0, ('666661.05-0.11', 2): 0, ('666661.730.81', 1): 0, ('666660.680.19', 0): 1.7746056420533693, ('660662.40.32', 0): 1, ('666660.770.34', 1): 0, ('666661.38-0.19', 1): 0, ('666661.220.45', 2): 0.3718665177957875, ('666661.110.33', 2): 0, ('666660.770.24', 0): 1.8309975450461318, ('666661.480.12', 0): 1.3255270437999997, ('666660.440.16', 2): 0.0, ('666661.960.51', 2): 0, ('666660.840.35', 0): 1, ('666661.631.21', 0): 1, ('666661.650.38', 2): 0, ('666661.350.08', 2): 0.011003774670000003, ('666661.660.88', 1): 0, ('666661.290.29', 2): 0, ('666661.941.3', 1): 0, ('666661.630.85', 2): 0, ('666661.070.25', 0): 1.07880800333, ('666661.9-0.24', 0): 1, ('666661.65-0.56', 0): 1.0, ('666662.01-0.4', 0): 1, ('666661.470.89', 0): 1.07, ('666661.510.85', 1): 0, ('666661.770.38', 0): 1.1981176386, ('666661.030.0', 0): 1.124943, ('666661.850.75', 0): 1.07441, ('666660.890.55',</text:p>
      <text:p text:style-name="P1"><text:s/>2): 0, ('666661.271.0', 1): 0, ('666660.830.51', 0): 1.0755858971, ('666660.771.59', 0): -100, ('666661.68-0.24', 1): 0, ('666661.75-0.05', 0): 1.1897, ('266661.491.26', 2): 0, ('666661.35-0.18', 1): 0.0, ('666661.52-0.1', 0): 1.0052087, ('666661.580.54', 1): 0, ('666660.780.31', 2): 0.10552753551209801, ('666661.231.54', 2): 0, ('666660.90.08', 2): 0.0, ('666661.820.79', 2): 0.06999999999999999, ('666660.90.42', 0): 1.1444314518483594, ('666661.580.44', 0): 1.0, ('666661.54-0.65', 2): 0, ('666661.66-0.04', 2): 0, ('666661.430.35', 2): 0, ('666661.150.16', 2): 0.06696900000000001, ('666661.250.03', 1): 0, ('666661.051.63', 1): 0, ('666661.430.27', 1): 0.0, ('666661.12-0.0', 1): 0, ('666661.560.57', 2): 0.07490000000000001, ('666660.860.02', 1): 0, ('666661.460.43', 2): 0.10899910000000002, ('666661.860.09', 1): 100.0, ('666661.710.19', 1): 0.0, ('666661.680.7', 0): 1, ('666661.721.04', 1): 0, ('666660.280.0', 2): 0, ('666661.240.29', 1): 0.0, ('666661.510.79', 0): 1.07, ('666661.760.6', 1): 0.063, ('666661.720.4', 2): 0, ('666660.650.15', 0): 1.2843335312217585, ('666660.750.15', 2): 0.5296600367730442, ('666661.930.5', 2): 0, ('666661.550.76', 2): 0, ('666661.550.25', 2): 0.0, ('666661.620.96', 2): 0.0, ('666661.730.62', 0): 1.0, ('666661.040.01', 1): 0.06999999999999999, ('666661.310.15', 2): 0, ('666661.671.08', 2): 0, ('666661.54-0.34', 1): 0, ('666661.830.93', 1): 0, ('666661.360.93', 0): 1, ('666661.95-0.54', 1): 0, ('666661.00.55', 0): 1.0, ('666661.390.61', 2): 0.0, ('666661.370.34', 1): 0.23085163393977298, ('666661.10.31', 0): 1.3794701109766927, ('666660.730.52', 1): 0, ('666660.2-0.02', 0): 1.24165953, ('666662.35-0.34', 1): 0, ('666661.340.63', 0): 1.157626, ('666661.090.44', 2): 0, ('666661.06-0.24', 0): 1, ('666660.950.53', 1): 0, ('666661.540.73', 0): 1, ('666661.63-0.06', 1): 0.06999999999999999, ('666661.150.47', 0): 1.525736959943602, ('666662.060.46', 1): 0.0, ('666660.820.33', 1): 0.133, ('666661.170.87', 2): 0, ('666660.970.45', 1): 0.0, ('666662.210.49', 0): 1, ('666661.151.08', 0): 1, ('666662.031.03', 2): 0, ('666660.160.0', 2): 0, ('666661.351.29', 2): 0, ('666661.060.06', 0): 1.0075411, ('666661.480.66', 1): 0, ('666661.13-1.17', 0): 1, ('666660.821.82', 1): 0, ('666661.730.13', 0): 1.1379000000000001, ('666661.081.56', 2): 0, ('666661.130.19', 1): 0, ('666660.980.36', 1): 0.6589157081245236, ('666660.981.06', 2): 0, ('666660.871.46', 2): 0, ('666661.420.84', 1): 0, ('666661.62-0.33', 2): 0, ('666660.66-0.26', 0): 1, ('666661.470.39', 1): 0, ('666661.621.02', 1): 0, ('666661.180.49', 2): 0, ('666661.630.3', 0): 1, ('666660.560.04', <text:soft-page-break/>0): 1.0, ('666661.690.45', 1): 0.0, ('666661.050.09', 1): 0.0, ('666661.731.05', 2): 0, ('666660.890.32', 1): 0, ('666660.930.54', 1): 0, ('666661.290.02', 0): 1.19760811, ('666661.50.38', 1): 0, ('666661.610.44', 1): 0.063, ('666661.820.94', 1): 0, ('666660.980.01', 2): 0, ('666661.011.97', 2): 0, ('666661.43-0.2', 0): 1, ('666661.25-0.15', 2): 0, ('666660.44-0.02', 0): 1.0500948785391178, ('666661.721.18', 0): 1, ('666661.870.52', 0): 1.1465338, ('666661.8-0.75', 1): 0, ('666661.710.89', 0): 1.0, ('666661.641.16', 2): 0, ('666660.430.05', 1): 0, ('666660.940.29', 2): 0.4526874814639065, ('666661.88-0.35', 0): 1, ('666660.920.3', 2): 0, ('666660.240.0', 1): 0.0, ('666661.041.15', 1): 0.0, ('666661.141.06', 1): 0, ('666661.240.18', 0): 1.0, ('666660.970.78', 0): 1.0, ('666661.41.32', 2): 0, ('666660.670.85', 0): 1, ('666661.59-0.4', 1): 0, ('666661.660.5', 0): 1.07, ('666661.270.36', 0): 1.0051972781, ('666660.76-0.11', 1): 0, ('666660.970.5', 1): 0.073512500131, ('666661.281.17', 1): 0, ('666661.360.57', 2): 0, ('666661.360.49', 1): 0.0, ('666661.480.47', 0): 1, ('166661.751.29', 2): -100, ('666661.790.95', 2): 0.0, ('666661.030.5', 0): 1.2096685064104833, ('666661.450.16', 1): 0.07034299999999999, ('666660.91-0.23', 0): 1, ('666661.34-0.04', 1): 0.13812242129000002, ('666661.451.0', 1): 0.0, ('666661.20.73', 2): 0.0, ('666661.320.59', 1): 0, ('666662.21-0.51', 0): 1, ('666661.18-0.58', 0): 1, ('666661.090.07', 0): 1.00441, ('166661.741.28', 1): 0, ('666662.15-0.56', 2): 0, ('666661.980.27', 1): 0, ('666660.530.24', 2): 0, ('666660.640.13', 2): 0, ('666662.39-0.86', 0): 1, ('666661.450.85', 0): 1.0, ('666661.240.42', 0): 1.1267, ('666661.42-0.31', 1): 0, ('666660.251.39', 2): 0, ('666661.65-0.22', 2): 0, ('666661.11-0.02', 0): 1.0, ('666661.37-0.44', 2): 0, ('666662.210.7', 2): 0, ('666660.61.0', 1): 0, ('666661.560.64', 1): 0, ('666661.990.68', 1): 0, ('666661.160.49', 0): 1.089741567714568, ('666661.32-0.1', 0): 1.07720699, ('666661.87-0.14', 2): 0, ('666661.250.62', 0): 1.008869, ('661661.940.28', 0): 1, ('666661.150.67', 1): 0.24073, ('666661.7-0.32', 0): 1, ('666661.91-0.79', 2): 0, ('666660.851.35', 2): 0, ('666661.2-0.31', 1): 0, ('666661.17-0.09', 0): 1, ('666660.61-0.38', 2): 0, ('666661.260.6', 1): 0, ('666661.04-0.04', 0): 1, ('666661.831.05', 1): 0, ('666662.160.55', 1): 0, ('666661.141.31', 1): 0, ('666660.980.3', 0): 1.5427409577692661, ('666661.90.37', 1): 0.0, ('666660.30.04', 1): 0, ('666661.080.29', 0): 1.5430960132179903, ('666661.40.23', 1): 0.25650475963, ('666660.930.22', 0): 1.4251018317562612, ('666661.741.04', 1): 0, ('666660.920.93', 2): 0, ('666661.380.04', 2): 0, ('666661.711.38', 0): 1, ('666661.53-0.07', 1): 0, ('666661.460.64', 1): 0, ('666661.720.42', 2): 0, ('661660.660.17', 0): 1, ('666661.131.02', 0): 1.0630000000000002, ('666660.710.38', 0): 1.07931, ('666660.670.43', 0): 1, ('666661.30.39', 1): 0, ('666661.10.06', 1): 0, ('666661.660.31', 0): 1, ('666660.930.81', 0): 1, ('666661.28-0.47', 0): 1, ('666661.76-0.65', 2): 0.0, ('661661.880.37', 0): 1, ('666661.12-0.05', 1): 0, ('666661.040.09', 2): 0, ('616661.720.52', 1): 0, ('666660.810.51', 1): 0, ('666660.29-0.01', 1): 0, ('666661.820.64', 1): 0, ('666660.910.03', 0): 1.1989114929970002, ('666660.540.23', 0): 1.714921269949243, ('666661.75-0.92', 1): 0, ('666660.780.0', 0): 1, ('666661.491.04', 1): 0.0, ('666661.41-0.17', 0): 1, ('666661.271.12', 0): 1, ('666661.580.3', 0): 1, ('666661.160.3', 2): 0.4515507293377664, ('666661.680.15', 0): 1.0744099999999999, ('666660.69-0.07', 2): 0, ('666660.68-0.0', 2): 0, ('666661.191.05', 2): 0.0, ('666661.191.43', 2): 0, ('666660.310.04', 1): 0, ('666661.380.53', 2): 0, ('666661.371.82', 2): 0, ('666661.890.63', 1): 0.063, ('666661.381.06', 2): 0, ('661660.380.08', 1): 0, ('666661.561.04', 0): 1.0, ('666661.440.6', 0): 1.07, ('666660.630.23', 0): 1.3842378226416052, ('666660.85-0.77', 0): 1, ('666660.81.38', 1): 0, ('666662.00.63', 0): 1, ('666611.270.04', 2): 0, ('666661.59-0.71', 0): 1, ('666661.73-0.93', 1): 0, ('666662.00.3', 2): 0, ('666660.650.85', 2): 0, ('666661.27-0.07', 2): 0, ('666661.77-0.07', 0): 1.1941100000000002, ('666661.67-0.45', 0): 1, ('666661.450.36', 0): 1.183078, ('666661.990.52', 1): 0, ('666661.730.5', 2): 0, ('666661.10.43', 2): 0.0420953707964034, ('666662.07-0.44', 0): 1.07, ('666660.510.22', 0): 1, ('666661.410.37', 0): 1.157626, ('666660.880.14', 2): 0, ('666661.210.26', 1): 0.22791586230000002, ('666660.880.82', 2): 0, ('666661.430.45', 0): 1.1859705426551002, ('666661.630.71', 2): 0, ('666661.210.52', 2): 0, ('666661.65-0.16', 2): 0, ('666661.190.72', 0): 1.0, ('666662.04-0.36', 0): 1, ('666661.140.55', 0): 1.133, ('666661.530.35', 2): 0, ('666660.650.7', 0): 1.0, ('666661.770.63', 0): 1.07, ('666661.690.73', 1): 0, ('616660.950.12', 0): 1, ('666660.5-0.12', 1): 0, ('666661.580.05', 2): 0.0, ('666661.51.09', 2): 0, ('666660.780.02', 0): 1.06741, ('666661.620.9', 0): 1.0, ('666661.250.38', 0): 1.0265948171902077, ('666660.90.53', 2): 0, ('666660.5-0.05', 1): 0, ('666661.65-0.72', 2): 0, ('666661.630.97', 1): 0, ('666661.48-0.51', 1): 0, ('666661.090.43', 1): 0.13336869070000001, ('666662.17-0.28', 1): 0, ('666661.45-0.33', 0): 1.0, ('666661.690.9', 0): 1.0, ('666661.930.18', 2): 0, <text:soft-page-break/>('666661.97-1.17', 0): 1, ('666661.370.42', 2): 0.0, ('666661.170.27', 1): 0, ('666661.60.88', 0): 1.079653, ('666661.510.41', 0): 1.1151968806800001, ('666661.00.5', 2): 0.24497498647616672, ('666661.250.4', 0): 1.4546989668344181, ('666661.390.85', 2): 0.0, ('666661.690.35', 2): 0, ('666661.810.49', 0): 1.07, ('666662.14-0.26', 1): 0, ('666661.460.23', 0): 1.2902291000000001, ('666661.061.02', 1): 0, ('666661.440.03', 0): 1.2407299999999999, ('666661.010.61', 0): 1, ('666660.990.06', 2): 0.19009431259, ('666661.64-0.55', 2): 0, ('666660.70.06', 1): 0, ('666660.930.3', 0): 1.2578919607680752, ('666661.090.05', 2): 0, ('666661.58-0.7', 0): 1, ('666660.530.15', 1): 0, ('666661.750.01', 0): 1.0, ('666661.471.36', 1): 0, ('666660.150.02', 1): 0, ('666660.87-1.29', 1): 0, ('666660.76-0.19', 0): 1, ('666661.90.17', 0): 8.0, ('666660.47-0.02', 1): 0, ('666660.480.06', 0): 1.133, ('666660.990.4', 1): 0.0, ('666661.380.88', 0): 1.0749, ('666661.50.27', 0): 1, ('666661.580.34', 0): 1, ('666661.791.02', 2): 0, ('666661.410.7', 1): 0, ('666661.55-0.21', 2): 0, ('666661.750.68', 0): 1.07, ('666660.510.18', 0): 1.9132080876039796, ('666661.620.38', 1): 0, ('666660.970.15', 1): 0, ('666661.49-0.58', 0): 1, ('666660.640.88', 0): 1, ('666661.560.5', 2): 0.21915389999999998, ('666660.92-0.09', 0): 1, ('666661.670.06', 2): 0.0, ('666661.540.19', 2): 0, ('666661.110.49', 2): 0, ('666661.50.65', 0): 1, ('666661.970.88', 2): 0, ('666660.920.25', 0): 1.3383735320666992, ('666661.291.32', 1): 0, ('666661.331.17', 2): 0, ('666661.920.38', 0): 1.07, ('666661.96-0.22', 0): 1.0, ('666661.320.61', 0): 1.05404189, ('666661.060.7', 0): 1.0, ('666662.080.65', 1): 0, ('666661.59-0.32', 1): 0, ('666661.84-0.4', 0): 1, ('666661.590.65', 1): 0, ('662660.90.27', 0): 1, ('666661.210.09', 2): 0.14990360987, ('666660.620.26', 2): 0, ('666661.880.36', 0): 1.07, ('666661.780.35', 2): 0.06999999999999999, ('666660.41.76', 0): 1, ('666661.810.31', 0): 1.0303972479999999, ('666662.350.59', 0): 1, ('666661.341.34', 2): 0, ('666661.170.67', 0): 1.07441, ('666660.76-1.61',</text:p>
      <text:p text:style-name="P1"><text:s/>0): 1, ('666660.56-0.04', 1): 0, ('666661.841.24', 2): 0, ('666661.351.5', 0): 1, ('666661.010.34', 0): 1.2774879410842, ('626661.010.42', 2): 0, ('666661.61-0.31', 0): 1, ('666660.770.29', 0): 1.4609630789999342, ('666661.12-1.28', 1): 0, ('666660.690.38', 1): 0, ('666661.81-0.87', 1): 0, ('666661.610.5', 1): 0.133343, ('666661.5-0.54', 0): 1, ('666660.830.43', 1): 0, ('666660.22-0.03', 1): 0.223657, ('666661.810.45', 2): 0.0, ('666661.020.03', 0): 1.3488987836894002, ('666661.850.42', 1): 0, ('666661.971.3', 1): 0, ('666661.310.65', 2): 0.0, ('666661.740.91', 1): 0.06999999999999999, ('666661.230.09', 0): 1.133, ('666661.060.64', 1): 0, ('661661.040.25', 0): 1, ('666660.71-0.09', 2): 0.0, ('666660.771.52', 0): 1, ('666661.75-0.08', 0): 1, ('666661.581.13', 0): 1.0049, ('666660.640.0', 1): 0, ('666661.10.61', 0): 1.07, ('666661.50.2', 2): 0, ('666660.34-0.04', 2): 0, ('666661.211.71', 1): 0, ('666662.08-0.26', 0): 1, ('666661.270.0', 0): 1.0, ('666661.49-0.06', 2): 0, ('666661.15-0.04', 1): 0, ('666661.681.04', 2): 0.0, ('666661.341.0', 0): 1, ('666660.760.17', 2): 0, ('666662.28-0.22', 0): 1, ('666661.06-1.03', 1): 0, ('666661.290.72', 0): 1.1267, ('666661.131.2', 2): 0, ('666660.990.23', 0): 1.1427416988900698, ('666661.22-0.38', 2): 0, ('666661.21-0.37', 1): 0, ('666660.850.53', 1): 0, ('666661.830.67', 2): 0.0, ('666661.93-0.67', 2): 0, ('666660.830.04', 1): 0.133, ('666661.790.15', 2): 0, ('666661.781.01', 1): 0, ('666661.210.98', 1): 0, ('666660.58-0.02', 0): 1.31395098, ('666661.880.63', 1): 0, ('666661.290.13', 0): 1.2553560143760618, ('666661.860.77', 2): 0, ('666661.220.69', 1): 0, ('666661.610.51', 1): 0, ('666661.940.23', 0): 1.07, ('666661.78-0.26', 1): 0, ('666661.49-0.37', 2): 0, ('666661.5-0.33', 1): 0, ('666661.451.16', 0): 1.0, ('666661.09-0.05', 2): 0, ('666661.73-0.03', 2): 0.0, ('666661.31-0.16', 0): 1.0, ('666661.150.34', 0): 1.5161173602772768, ('666660.31-0.06', 2): 0, ('666661.531.06', 1): 0.0, ('666661.250.04', 0): 1.1897, ('666661.340.68', 0): 1.07931, ('666662.150.29', 2): 0, ('666661.320.6', 1): 0, ('666661.51-0.67', 1): 0, ('666661.520.15', 1): 0.0, ('666660.940.63', 0): 1.07, ('666661.10.91', 0): 1, ('666661.830.6', 1): 0, ('666661.920.59', 2): 0.06999999999999999, ('666660.770.19', 0): 1.659246780632121, ('666661.71-0.09', 0): 1, ('666660.82-0.12', 1): 0, ('666661.280.85', 0): 1, ('666661.64-0.11', 0): 1.0, ('666661.120.11', 1): 0.07821583, ('666661.120.03', 2): 0, ('666660.260.04', 0): 3.016012426060429, ('666661.960.53', 0): 1.07, ('666660.990.12', 2): 0.0, ('266660.830.76', 1): 0, ('666660.751.09', 2): 0, ('666661.230.17', 0): 1.0669635400000002, ('666661.030.38', 2): 0.4492001057084099, ('666661.490.81', 1): 0.0, ('666660.670.52', 2): 0, ('666661.260.12', 0): 1.07, ('666661.73-0.2', 2): 0, ('266661.112.12', 0): 1, ('666661.69-0.07', 2): 0, ('666661.250.53', 2): 0, ('666661.47-0.02', 1): 0.0, ('666662.040.56', 2): -10.0, ('666661.431.11', 1): 0, ('666661.040.25', 0): 1.1604841095860223, ('666660.920.12', 0): 1.4327769485264332, ('666661.010.14', 0): 1.085332247, ('666661.17-0.0', 2): 0, ('666660.830.75', 2): 0.0, <text:soft-page-break/>('666661.45-0.91', 1): 0, ('666660.960.31', 2): 0, ('666661.450.45', 2): 0, ('666660.390.04', 2): 0, ('666161.16-0.07', 1): 0, ('666661.560.96', 2): 0, ('666661.22-0.46', 0): 1, ('666661.850.87', 2): 0.0, ('666661.340.54', 1): 0, ('666660.750.26', 1): 0, ('666660.910.32', 0): 1.544144810831582, ('666661.650.44', 0): 1.1423100000000002, ('666661.630.54', 0): 1.07, ('666661.280.23', 0): 1.0, ('666660.910.26', 1): 0.1738788763265407, ('666661.920.94', 0): 1, ('666661.361.2', 2): 0, ('666660.50.18', 0): 1.399908463597548, ('666661.361.39', 2): 0, ('666661.71-0.33', 0): 1, ('666661.370.89', 1): 0, ('666661.520.97', 2): 0, ('666661.241.34', 2): 0, ('666660.870.43', 1): 0, ('666660.70.7', 2): 0, ('666661.591.04', 0): 1.0, ('666661.660.78', 0): 1.0, ('666660.830.47', 2): 0, ('666661.420.91', 2): 0, ('666661.66-0.65', 1): 0, ('666661.23-0.19', 0): 1, ('666661.810.01', 0): 1.07, ('666662.24-0.79', 1): 0, ('666661.21-0.07', 0): 1.07, ('666661.210.79', 1): 0, ('666660.560.11', 1): 0, ('666661.320.85', 1): 0, ('666661.6-0.34', 0): 1, ('666661.520.71', 0): 1, ('626660.950.4', 2): 0, ('666661.110.04', 0): 1.1423100000000002, ('666661.650.01', 2): 0, ('666661.580.22', 1): 0, ('666661.41-0.02', 0): 1, ('666661.571.21', 0): 1.0, ('666661.030.41', 1): 0.09497714269756999, ('666661.74-0.46', 0): 1, ('666661.1-0.13', 1): 0.133, ('666661.250.82', 0): 1.0, ('666661.9-0.27', 1): 0, ('666661.691.41', 1): 0, ('666661.330.41', 0): 1.0, ('666660.52-0.02', 2): 0, ('666661.540.46', 1): 0, ('666661.470.86', 1): 0, ('666662.160.84', 1): 0, ('666661.020.79', 1): 0, ('666661.551.16', 1): 0, ('666661.540.49', 0): 1.06885810252643, ('666660.261.84', 1): -100, ('666661.911.01', 1): 0.06999999999999999, ('666661.580.57', 0): 1.07, ('666661.91-0.62', 2): 0, ('666661.340.23', 1): 0.25148599, ('666660.940.43', 1): 0, ('666660.980.62', 1): 0, ('666660.740.17', 0): 1.5254070234261006, ('666661.260.52', 2): 0.0, ('666660.721.41', 0): 1, ('666661.74-0.4', 0): 1.07, ('666661.470.06', 2): 0, ('666662.05-0.47', 2): 0, ('666660.820.1', 2): 0.6493285727790171, ('666661.360.72', 2): 0, ('666662.05-0.3', 0): 1, ('666662.05-0.73', 1): 0, ('666660.761.08', 1): 0, ('666662.020.79', 0): 1.0, ('666661.690.19', 0): 1.07, ('666661.761.09', 2): 0, ('666660.960.57', 1): 0, ('666661.620.61', 2): 0, ('666660.50.21', 0): 1.01372, ('666661.270.57', 1): 0.06999999999999999, ('666662.030.41', 0): 1.0, ('666661.231.08', 0): 1.0749, ('666662.060.26', 2): 0, ('666660.810.6', 2): 0, ('666661.020.6', 0): 1.06392953, ('666661.270.52', 2): 0.06741000000000001, ('666661.350.51', 1): 0.0096786907, ('666660.80.09', 1): 0.3368766944106209, ('666661.210.35', 2): 0.0, ('666662.110.45', 1): -100, ('666660.671.2', 2): 0, ('666660.950.73', 2): 0.0, ('666660.54-0.3', 0): 1, ('666661.510.97', 0): 1, ('666661.51.32', 2): 0, ('666661.20.26', 2): 0, ('666660.650.43', 0): 1, ('666662.050.35', 1): 0, ('666661.19-0.03', 2): 0, ('666660.89-0.1', 1): 0, ('666661.480.16', 0): 1.0, ('666660.94-0.68', 0): 1, ('666661.60.17', 0): 1.0744099999999999, ('666661.890.97', 1): 0, ('666661.780.39', 1): 0, ('666661.780.28', 0): 1.0630000000000002, ('666661.360.82', 2): 0.0, ('666661.80.3', 1): 0, ('666661.051.99', 2): 0, ('666662.07-0.99', 1): 0, ('666661.160.34', 2): 0, ('666661.10.36', 1): 0.24919554227316632, ('666661.61-0.24', 0): 1, ('666660.60.18', 2): 0, ('666661.95-1.15', 1): 0, ('666661.710.08', 2): 0, ('666661.340.78', 0): 1.0630000000000002, ('666662.220.54', 1): 0, ('666660.43-0.11', 2): 0, ('666661.770.54', 1): 0, ('666661.190.43', 2): 0, ('666661.96-0.87', 2): 0, ('666661.930.92', 0): -100, ('666661.790.6', 2): 0, ('666660.860.42', 2): 0, ('666661.93-1.34', 1): 0, ('666661.540.47', 0): 1, ('666661.190.2', 0): 1.193669, ('666661.470.11', 0): 1.0, ('666661.640.62', 1): 0, ('666661.260.68', 2): 0.0, ('666661.66-0.02', 1): 0, ('666661.32-0.45', 1): 0, ('661660.470.09', 2): 0, ('666660.94-0.25', 2): 0, ('666661.840.64', 2): 0.06999999999999999, ('666661.840.14', 0): 1.0, ('666660.840.42', 0): 1.1897, ('666662.010.36', 2): 0.0, ('666661.060.37', 0): 1.1285151, ('666661.310.08', 2): 0, ('666660.630.16', 2): 0, ('666661.5-1.55', 2): 0, ('666661.480.65', 0): 1, ('666661.290.7', 1): 0, ('666661.830.07', 0): 1.13741, ('666661.520.2', 1): 0.0, ('666661.180.55', 2): 0, ('666661.760.69', 2): 0, ('666661.850.85', 0): -100, ('666661.990.29', 2): 0, ('666661.970.67', 2): 0, ('666662.22-0.47', 0): -100, ('666661.090.43', 2): 0, ('666661.01-0.15', 1): 0, ('666661.040.39', 1): 0, ('666661.820.42', 0): 1.0168086806999999, ('666661.271.46', 0): 1, ('666661.580.51', 0): 1.00931, ('666661.690.42', 0): 1.12901, ('666661.010.28', 0): 1.4751287817911654, ('666660.930.57', 0): 1, ('666661.380.49', 0): 1.0, ('666661.51.02', 2): 0, ('666661.42-0.34', 1): 0, ('666660.780.09', 0): 1.2202878904482177, ('666661.620.6', 0): 1, ('666660.87-0.16', 1): 0, ('666661.44-0.14', 2): 0, ('666661.25-0.02', 2): 0, ('666661.70.11', 2): 0.0, ('666661.26-0.0', 0): 1.07441, ('666661.310.38', 0): 1.1246021, ('666660.550.04', 2): 0.0, ('666661.85-0.07', 1): 91.87, ('666660.810.41', 1): 0, ('666661.710.82', 0): 1.0, ('666661.4-0.12', 0): 1.0, ('666661.210.31', 0): 1.5463055983546234, ('666661.53-0.31', 1): 0, ('666661.50.41', <text:soft-page-break/>2): 0.31709514307170006, ('666661.8-0.04', 1): 0, ('666660.210.05', 0): 1, ('666661.740.16', 1): 0, ('666660.841.76', 1): 0, ('666661.850.39', 0): 1.1283877000000002, ('666661.60.85', 0): 1, ('666661.580.4', 0): 1.2292686072892962, ('666661.87-0.49', 0): 1, ('666661.810.42', 0): 1.1796479902, ('666661.340.43', 0): 1.4139804928348143, ('666661.280.35', 2): 0, ('666661.820.99', 1): 0, ('666661.230.3', 2): 0, ('666661.971.32', 0): 1, ('666660.850.38', 2): 0.09116041367999998, ('666660.81-1.51', 2): 0, ('666660.860.21', 0): 1.8103442442685946, ('666661.660.2', 1): 0.0049, ('666661.840.38', 0): 1.306453872347, ('666661.091.02', 0): 1, ('666661.060.95', 1): 0, ('666661.980.5', 2): 0, ('666660.64-0.11', 2): 0, ('666661.420.99', 1): 0, ('666662.010.39', 1): 0.0, ('666661.450.15', 0): 1.07, ('666661.270.75', 0): 1.0, ('666660.680.28', 1): 0, ('666661.34-0.01', 2): 0.0, ('616661.650.9', 1): 0, ('666662.0-0.27', 2): -100, ('666660.680.14', 2): 0.6278962235022532, ('666661.470.97', 0): 1, ('666661.790.56', 2): 0, ('666661.2-0.04', 0): 1.066969, ('666661.1-0.21', 2): 0, ('666660.94-0.06', 2): 0, ('666661.38-1.54', 1): 0, ('666661.340.14', 0): 1.0079379999999998, ('666661.980.28', 0): 1, ('666661.00.67', 2): 0, ('666661.160.33', 0): 1.2284043313013002, ('666661.960.54', 0): 1, ('666661.620.35', 1): 0, ('666661.030.49', 0): 1.11880637398, ('666661.90.41', 1): 0, ('666661.350.03', 0): 1, ('666661.790.57', 2): 0, ('666661.290.22', 0): 1.2695329399, ('666661.48-0.77', 0): 1.0630000000000002, ('666660.980.6', 0): 1.0, ('666661.860.87', 1): 0, ('666661.960.43', 0): 1.005243, ('666660.450.08', 1): 0, ('666661.250.25',</text:p>
      <text:p text:style-name="P1"><text:s/>1): 0.07490000000000001, ('666660.80.92', 2): 0, ('666661.681.0', 0): 1, ('666662.020.43', 0): 1.07, ('666661.511.08', 1): 0, ('666662.1-0.43', 2): 0, ('666661.481.5', 1): 0, ('666661.96-0.63', 1): 0.0, ('666661.080.22', 0): 1.15028599908154, ('666661.391.34', 2): 0, ('666662.081.19', 1): 0, ('666661.110.59', 0): 1.07, ('666661.180.68', 0): 1.0567000000000002, ('666661.771.08', 0): 1.133, ('666661.24-0.19', 0): 1, ('666660.611.12', 1): 0, ('666661.570.26', 0): 1.0, ('666661.490.03', 2): 0, ('666661.750.88', 0): 1, ('666662.160.52', 0): 1, ('666661.080.44', 2): 0, ('666661.90.34', 0): 1.0749, ('666661.381.42', 0): 1, ('666661.44-0.17', 2): 0, ('666661.40.24', 0): 1.08027448366, ('666660.480.23', 0): 1, ('666661.710.53', 1): 0.0, ('666661.19-0.16', 1): 0, ('666661.680.0', 2): 0, ('666661.460.95', 1): 0, ('666661.70.33', 0): 1.277352894, ('666661.00.16', 0): 1.25049577, ('666661.760.73', 0): 1, ('666661.460.67', 0): 1.0, ('666660.960.16', 1): 0, ('666661.350.59', 0): 1.0630000000000002, ('666661.90.73', 2): -100, ('666661.811.04', 0): 1.0, ('666661.12-0.02', 0): 1.07, ('666660.910.14', 0): 1.02009, ('666660.890.0', 2): 0, ('666661.160.17', 2): 0, ('666661.950.21', 1): 0, ('666660.910.04', 1): 0, ('666660.71-0.02', 2): 0, ('666661.770.41', 0): 1.075243, ('666660.720.42', 0): 1.0, ('666661.00.42', 1): 0, ('666661.460.11', 2): 0, ('666661.760.05', 2): 0, ('666661.581.18', 0): 1, ('666661.44-0.13', 1): 0.0049, ('666661.78-0.49', 1): 0, ('666661.04-1.22', 1): 0, ('666661.910.47', 2): 0, ('666662.00.23', 0): -100, ('666661.390.64', 0): 1.2801739757530002, ('666661.320.02', 0): 1.20837252163, ('666661.59-0.03', 2): 0.0, ('666661.30.99', 0): 1.0, ('666661.070.6', 1): 0, ('666661.840.41', 1): 0, ('666661.16-0.95', 1): 0, ('666660.720.15', 1): 0.0, ('666661.850.38', 0): 1.0630000000000002, ('666660.631.88', 1): 0, ('666661.20.54', 0): 1.007938, ('666661.990.33', 2): 0.0, ('666662.260.35', 2): -100, ('666661.580.93', 0): 1, ('666661.920.65', 0): -9.030000000000001, ('666661.521.21', 0): 1, ('666661.260.03', 0): 1.1197, ('666660.970.42', 1): 0, ('666661.30.21', 2): 0, ('666660.77-0.19', 2): 0, ('666661.211.45', 0): 1, ('666661.83-0.05', 2): 0, ('666661.590.37', 2): 0, ('666661.73-0.94', 0): 1, ('666661.531.2', 2): 0, ('666661.150.62', 1): 0, ('666661.020.25', 2): 0, ('666661.110.11', 2): 0, ('666661.820.74', 2): 0.0, ('666661.68-0.44', 2): 0, ('666660.920.03', 0): 1.13702210039, ('666662.13-0.79', 2): 0, ('666660.960.23', 1): 0, ('666660.90.47', 1): 0, ('666661.4-0.26', 0): 1.0, ('666661.970.6', 1): 0, ('616661.080.39', 0): 1, ('666660.460.11', 1): 0, ('666660.710.41', 2): 0, ('666661.02-0.17', 1): 0, ('661660.30.08', 2): 0, ('661660.680.17', 1): 0, ('666661.110.23', 2): 0, ('666661.020.56', 2): 0, ('666660.560.03', 2): 0, ('666660.750.37', 1): 0.0, ('666661.36-0.04', 1): 0.00958783, ('666661.241.0', 1): 0, ('666660.5-0.11', 0): 1, ('666660.981.65', 2): 0, ('666661.620.11', 0): 1.0, ('666661.6-0.44', 1): 0.063, ('666661.6-0.18', 1): 0, ('666661.650.84', 2): 0.0, ('666661.440.86', 0): 1.07, ('666660.5-0.06', 0): 1, ('666661.25-0.18', 0): 1, ('666661.56-0.34', 1): 0, ('666660.94-0.33', 0): 1, ('666662.00.57', 1): 0, ('666661.65-0.18', 0): 1, ('666661.58-0.05', 0): 1.07, ('666661.260.72', 0): 1.133, ('666661.40.72', 1): 0, ('666660.911.82', 2): 0, ('666661.05-1.11', 0): 1, ('666661.710.29', 2): 0, ('666661.8-0.43', 2): 0, ('666661.290.95', 0): 1, ('666660.870.03', 1): 0, ('666661.330.2', 1): 0.0, ('666661.760.06', 1): 0, ('666661.890.51', 2): 0.0, ('666660.560.31', 2): 0, ('666662.060.91', 1): 0, ('666661.94-0.3', 2): 0.0, <text:soft-page-break/>('666661.41.37', 0): 1, ('666661.11-0.38', 2): 0, ('666661.640.85', 2): 0, ('666660.831.66', 0): 1, ('666660.80.28', 0): 1.8229840929674448, ('666661.270.31', 2): 0.0, ('666660.480.15', 0): 1.701605280440383, ('666661.63-0.6', 0): 1, ('666661.181.01', 1): 0, ('666661.55-0.66', 1): 0, ('666661.77-0.51', 1): 0.0, ('666661.670.98', 0): 1, ('666661.270.79', 0): 1.0, ('666661.07-0.2', 1): 0, ('666661.80.16', 2): 0.0, ('666661.780.09', 1): 0, ('666661.670.52', 0): 1.3003770000000001, ('666661.490.9', 1): 0, ('666660.89-0.09', 2): 0, ('666661.350.13', 2): 0, ('666661.330.76', 0): 1.0039690000000001, ('666661.74-1.13', 0): 1, ('666661.421.84', 1): 0, ('666661.41.49', 1): 0, ('661660.390.08', 1): 0, ('666661.721.24', 0): 1, ('666661.570.51', 0): 1.07, ('666661.18-0.04', 2): 0, ('666662.01.34', 0): -9.100000000000001, ('626660.860.44', 0): 1, ('666661.350.71', 0): 1.0, ('666660.88-0.03', 1): 0.0, ('666661.70.1', 2): 0, ('666661.391.2', 2): 0, ('666661.89-0.36', 0): 1.0, ('666661.82-0.16', 2): 0, ('666660.241.85', 0): 1, ('666661.570.15', 1): 0, ('666661.05-0.25', 1): 0, ('666661.060.8', 1): 0, ('666662.080.62', 0): -100, ('666660.70.18', 0): 1.556195911873762, ('666661.10.02', 2): 0, ('666660.450.17', 0): 1.1485421406582115, ('666660.080.01', 0): 2.0294660985797335, ('666660.620.23', 1): 0, ('666661.311.13', 1): 0, ('666661.970.36', 1): 0, ('666661.791.27', 1): 0, ('666660.580.13', 0): 2.3473467783664232, ('666661.660.75', 0): 1.0, ('666660.290.08', 2): 0, ('666661.070.01', 0): 1.2540090000000002, ('666660.56-0.03', 0): 1.0, ('666661.010.45', 0): 1.0049, ('666660.75-0.09', 2): 0, ('666662.01-0.21', 0): 1.07, ('666661.190.58', 1): 0.190317057, ('666661.54-0.17', 0): 1, ('666661.840.93', 2): 0, ('666660.60.83', 2): 0, ('666661.690.54', 0): 1, ('666661.010.09', 1): 0, ('666661.54-0.22', 0): 1, ('666661.050.55', 0): 1.2338124803, ('666661.60.05', 1): 0, ('666662.10.65', 2): 0, ('666661.260.99', 1): 0, ('666661.70.76', 1): 0.0, ('666660.710.37', 2): 0, ('666661.040.53', 1): 0, ('666661.20.49', 0): 1.1144670060100001, ('666661.060.15', 1): 0, ('666660.931.78', 0): 1, ('666661.860.21', 2): 0, ('666660.95-0.11', 0): 1.0, ('666661.740.94', 2): 0.06999999999999999, ('666661.67-0.78', 2): 0, ('666662.220.63', 1): 0, ('666660.630.91', 0): 1, ('666661.650.2', 1): 0, ('666661.710.1', 2): 0, ('666661.960.23', 2): 0, ('666661.84-0.37', 1): 0, ('666661.86-0.33', 2): 0, ('666661.221.07', 0): 1, ('666660.640.3', 0): 1.0, ('666661.140.28', 0): 1.4214863357846121, ('666662.060.52', 2): 0, ('666661.54-0.38', 1): 0.0, ('666661.920.78', 1): -100, ('666660.930.11', 0): 1.3562335399070002, ('666661.940.53', 2): 0.07837899999999999, ('666661.40.07', 0): 1.116109, ('666661.15-0.03', 0): 1.07931, ('666661.690.65', 0): 1.07, ('666661.170.85', 0): 1, ('666662.3-0.57', 1): 0, ('666661.360.79', 2): 0.089694276, ('666660.371.59', 2): 0, ('666660.990.38', 0): 1.5017514160534835, ('666661.551.25', 1): 0, ('666661.290.71', 1): 0, ('666661.740.67', 1): 0.133, ('666661.890.68', 1): 0, ('666661.290.63', 2): 0, ('666661.970.51', 0): 1.07, ('666661.670.6', 1): 0, ('666661.260.06', 0): 1.0, ('666661.21-0.32', 2): 0.0, ('666660.880.65', 1): 0, ('666660.560.28', 1): 0, ('666660.680.09', 0): 1, ('666660.830.07', 0): 1.1173275347293001, ('666660.680.73', 1): 0, ('666660.910.68', 2): 0.06999999999999999, ('666660.440.0', 1): 0, ('666660.98-1.34', 0): 1, ('666660.840.14', 0): 1.2757633164304623, ('666661.271.06', 2): 0, ('666661.82-0.08', 1): 0, ('666661.03-1.4', 2): 0, ('666660.631.47', 1): 0, ('666660.840.04', 1): 0, ('666661.450.39', 2): 0, ('666660.720.58', 1): 0, ('666661.730.2', 0): 1.1946, ('666660.90.24', 2): 0, ('666661.78-0.23', 2): 0, ('666662.30.37', 1): 0, ('666661.450.58', 1): 0, ('666661.410.58', 2): 0.1946, ('666660.690.25', 0): 1.594674299045571, ('666661.730.33', 2): 0, ('666661.230.46', 2): 0, ('666661.110.1', 0): 1, ('666661.950.57', 0): -9.091131, ('666661.68-0.06', 0): 1.1241100000000002, ('666662.07-0.56', 2): 0, ('666661.320.5', 0): 1.0049, ('666161.97-0.2', 2): 0, ('666661.51-0.62', 2): 0.0, ('666661.520.18', 2): 0, ('666661.471.02', 1): 0, ('666661.830.5', 0): 1.0630000000000002, ('666661.251.58', 1): 0, ('666661.42-0.1', 1): 0.0, ('666661.90.56', 0): 1.07, ('666661.720.12', 0): 1.07, ('666661.741.17', 1): 0, ('666661.611.51', 2): 0, ('666661.57-0.07', 0): 1, ('666662.080.5', 1): -100, ('266661.040.86', 2): 0, ('666662.140.5', 1): 0, ('666660.610.05', 1): 0, ('666661.361.28', 2): 0, ('666660.860.55', 0): 1, ('666661.460.26', 2): 0, ('666661.440.06', 2): 0.06999999999999999, ('666661.010.66', 2): 0, ('666660.990.03', 0): 1.07958783, ('666661.681.08', 0): 1, ('666661.80.16', 0): 1.07, ('666661.81-0.04', 2): 0.0, ('666661.410.29', 0): 1.146411594, ('666660.520.47', 0): 1, ('666660.581.07', 0): 1, ('666661.390.7', 1): 0, ('666660.670.21', 0): 2.3049408101160487, ('666660.870.17', 0): 1.1354304082649, ('666662.180.29', 2): 0, ('666660.790.47', 2): 0, ('666662.050.53', 0): 1, ('666661.380.97', 1): 0.0, ('666661.250.56', 1): 0, ('666661.090.27', 1): 0.2134016430334273, ('266661.220.99', 1): 0, ('666661.47-0.07', 2): 0, ('666661.980.35', 0): 1, ('666661.580.71', 0): 1.0, ('666661.54-0.03', 1): 0, ('666661.010.13', 1): 0.0, <text:soft-page-break/>('666661.77-0.01', 1): 0, ('666661.810.66', 0): 1.07, ('666661.00.27', 0): 1.2163013361794854, ('666660.781.14', 1): 0, ('666661.580.72', 0): 1.004753, ('666661.310.35', 0): 1.15625866090982, ('666662.04-0.4', 1): 0, ('666661.861.02', 2): 0, ('666661.30.84', 2): 0, ('666661.31.37', 2): 0, ('666661.95-0.21', 1): 0, ('666661.970.74', 0): 1, ('666660.750.23', 2): 0.9295279867536712, ('666661.440.71', 2): 0, ('666660.990.54', 0): 1.0, ('666660.941.17', 2): 0, ('666661.630.53', 1): 0, ('666660.50.07', 0): 1.2797054050056897, ('666661.460.35', 0): 1.07, ('666660.641.1', 1): 0, ('666661.920.93', 1): 0, ('666660.820.42', 2): 0, ('666661.56-0.15', 1): 0.0, ('666661.7-1.08', 2): 0, ('666661.27-0.19', 2): 0, ('666660.330.01', 0): 1.1662418996374404, ('666661.90.8', 2): 0, ('666662.010.58', 2): 0, ('666661.651.13', 0): 1, ('666661.470.24', 0): 1.0799274, ('666661.38-0.02', 1): 0.0, ('666661.580.08', 2): 0, ('666661.421.09', 1): 0, ('666661.820.56', 2): 0.0, ('666661.23-0.1', 1): 0, ('666660.80.3', 0): 1.2896632339430687, ('666660.610.22', 0): 1.3676075550548468, ('666660.760.37', 0): 1.0, ('666660.960.66', 2): 0.06999999999999999, ('666661.130.33',</text:p>
      <text:p text:style-name="P1"><text:s/>0): 1.4967903775564122, ('666661.711.04', 1): 0, ('666661.330.19', 2): 0.202504603, ('666661.321.57', 0): 1.07, ('666661.52-0.89', 0): 1, ('666660.75-0.01', 1): 0, ('666161.59-0.12', 1): 0, ('666660.560.12', 0): 2.2390641556397015, ('666661.740.46', 2): 0.06882952999999999, ('666661.110.35', 0): 1.1953143661, ('666661.070.72', 2): 0, ('666661.920.27', 2): 0, ('666661.110.03', 1): 0.1379, ('666661.5-0.17', 1): 0, ('666661.210.2', 2): 0, ('666661.030.46', 0): 1.1272260987027802, ('666662.030.38', 2): 0, ('666660.820.12', 0): 1.3288946349155775, ('666660.950.25', 1): 0.7033678962362157, ('666661.20.97', 2): 0, ('666661.730.53', 1): 0.00441, ('666662.160.87', 0): 1, ('666661.3-0.09', 2): 0, ('666661.180.5', 0): 1.3505393703000002, ('661660.350.05', 0): 1, ('666661.970.53', 2): 0, ('666660.940.39', 2): 0, ('666660.890.53', 0): 1, ('666661.350.28', 0): 1, ('666661.990.66', 0): 1.0, ('666661.610.21', 0): 1.07, ('666661.110.68', 1): 0, ('666661.340.38', 1): 0, ('666661.810.27', 0): 1.0, ('666660.411.75', 0): 1, ('666661.650.68', 0): 1, ('666661.470.3', 0): 1.1275498, ('666661.45-0.28', 1): 0.0, ('666661.510.14', 2): 0, ('666661.641.39', 2): 0, ('666661.360.63', 0): 1, ('666660.110.01', 0): 2.7593685273229194, ('666660.891.69', 0): 1, ('666661.00.09', 1): 0.06999999999999999, ('666660.790.11', 0): 1.4475185031568514, ('666662.15-0.28', 1): 0, ('666661.00.19', 0): 1.25041436, ('666661.43-0.18', 0): 1.0, ('666660.850.85', 2): 0, ('666661.280.68', 1): 0, ('666660.93-0.2', 1): 0, ('666661.70.66', 1): 0.0841288, ('666661.821.02', 2): 0, ('666661.430.58', 0): 1.07, ('666661.711.29', 2): 0, ('666661.150.79', 2): 0.0, ('666660.850.7', 1): 0, ('666662.040.71', 0): -9.030000000000001, ('666662.17-0.73', 1): -100, ('666661.240.65', 0): 1, ('666661.940.24', 2): 0, ('666661.16-0.26', 1): 0.0, ('666661.76-0.12', 0): 1.1423100000000002, ('666660.20.03', 2): 1.186997824269986, ('666660.590.28', 1): 0.13741, ('666661.98-0.58', 1): 0, ('666660.60.15', 1): 0, ('666661.540.36', 1): 0, ('666661.00.14', 0): 1.1336517000000002, ('666661.730.17', 0): 1.07, ('666661.75-0.32', 0): 1, ('666661.7-0.44', 0): 1, ('666661.550.54', 0): 1, ('666661.450.95', 1): 0, ('666661.840.07', 0): 8.117999, ('666660.82-0.15', 1): 0.0, ('666661.66-0.05', 0): 1.0630000000000002, ('666661.581.35', 1): 0, ('666661.61-0.13', 0): 1.0, ('666661.680.03', 0): 1.140322, ('666661.060.34', 1): 0.0, ('666661.05-0.81', 1): 0, ('666661.161.34', 2): 0, ('666661.520.59', 1): 0.0, ('666660.990.19', 0): 1.1996159781000002, ('666661.830.04', 1): 0, ('666661.520.5', 0): 1.0, ('666660.910.2', 1): 0.0, ('666660.430.0', 0): 1.07, ('666662.010.46', 2): 0, ('666661.79-0.07', 0): 1.1897, ('666660.90.38', 0): 1.2221159469103706, ('666660.80.45', 2): 0, ('666661.30.17', 0): 1.258419, ('666661.880.76', 2): 0.0, ('666661.10.24', 0): 1.1509321069829999, ('666661.371.44', 2): 0, ('662661.010.31', 1): 0, ('666661.621.11', 1): 0, ('666661.24-0.35', 2): 0, ('661660.580.01', 0): 1, ('666662.26-0.84', 1): 0, ('666661.750.51', 2): 0, ('666661.890.23', 1): 0, ('666660.950.42', 1): 0, ('666661.571.02', 2): 0, ('666661.350.39', 2): 0, ('666661.490.63', 0): 1.0, ('666661.11-0.1', 2): 0, ('666660.390.01', 0): 1.2028193090000001, ('666661.25-0.1', 0): 1, ('666660.940.12', 0): 1.0801868819195009, ('666661.58-0.06', 0): 1, ('666662.37-0.35', 2): 0, ('666662.13-0.48', 1): 0, ('666661.740.15', 0): 1.1789270000000003, ('666661.040.17', 2): 0, ('666661.641.18', 0): 1, ('666660.940.23', 0): 1.5813644658318362, ('666661.60.86', 1): 0.06999999999999999, ('666661.380.83', 0): 1.0, ('666661.94-0.24', 1): 0.0, ('666661.86-0.57', 0): 1, ('666661.290.88', 1): 0, ('666661.270.85', 0): 1.07, ('666661.850.19', 0): 1.133, ('666661.780.44', 2): 0, ('666660.810.11', 2): 0, ('666661.8-0.1', 2): 0, ('666661.441.11', 0): 1, ('666661.530.7', 2): 0.0, ('666660.49-0.01', 2): 0.0, ('666661.540.4', 1): 0, ('666661.390.51', 0): 1.0, ('666662.220.33', 1): 0, ('666661.060.96', 0): 1.0, ('666661.61.02', 0): 1.0, ('666661.311.37', 2): 0, ('666661.110.96', 1): 0, ('666662.06-0.55', 0): 1, <text:soft-page-break/>('666661.91.44', 1): 0, ('666660.680.25', 2): 0, ('666661.5-0.11', 1): 0.0, ('666661.77-0.02', 2): 0, ('666661.20.79', 0): 1, ('666660.961.09', 0): 1, ('666662.240.88', 2): 0, ('666660.740.37', 2): 0, ('666661.220.29', 2): 0.4119996508152057, ('666661.620.55', 2): 0, ('666661.88-0.24', 0): 1.0, ('666661.780.51', 2): 0.0, ('666661.520.72', 2): 0.0, ('666662.091.04', 2): 0, ('166661.860.99', 0): 1, ('666661.390.82', 0): 1.0049, ('666661.681.3', 1): 0, ('666661.75-0.2', 0): 1, ('666661.11-0.04', 2): 0, ('666661.390.96', 1): 0, ('666661.80.73', 0): 1.0, ('666661.320.44', 2): 0, ('666660.651.54', 1): 0, ('666661.611.76', 1): 0, ('666661.540.46', 2): 0.0, ('666661.690.25', 2): 0, ('661661.820.55', 1): 0, ('666662.07-0.72', 0): 1, ('666660.810.24', 2): 0, ('666661.93-1.12', 2): 0, ('666660.980.69', 1): 0, ('666661.310.2', 2): 0, ('666661.150.04', 0): 1.0, ('666661.690.97', 0): 1, ('666660.54-0.01', 1): 0.06741000000000001, ('666661.050.28', 0): 1.607274705597833, ('666661.430.37', 1): 0, ('666661.790.42', 1): 0, ('666660.510.27', 2): 0, ('666660.860.44', 2): 0, ('666660.641.78', 1): 0, ('666661.781.02', 1): 0, ('666661.170.14', 0): 1.2717335172130182, ('666661.022.05', 2): 0, ('661661.120.44', 2): 0, ('666661.080.23', 2): 0, ('666661.280.13', 0): 1.14349085118669, ('666660.480.24', 1): 0, ('666661.540.89', 1): 0, ('666661.790.02', 1): 0, ('666660.930.28', 2): 0, ('666660.06-0.0', 0): 1.4125920705915542, ('666661.620.64', 0): 1.24384612, ('666661.00.01', 0): 1.3400468365, ('666661.050.58', 0): 1.07, ('666661.090.93', 1): 0.0, ('666661.420.51', 2): 0, ('666660.971.13', 0): 1, ('666661.31-0.43', 0): 1, ('666661.24-0.06', 0): 1.133, ('666661.20.42', 0): 1.4227628716429999, ('666661.73-0.54', 0): 1.0, ('666661.2-0.05', 0): 1, ('666661.79-0.27', 0): 1.0, ('666661.79-0.32', 2): 0, ('666661.89-0.18', 0): 1, ('666661.93-0.48', 1): 0, ('666662.00.38', 0): 1, ('666661.320.19', 0): 1.0332335738, ('666661.450.66', 1): 0.0, ('666661.350.23', 0): 1.0749, ('666661.370.91', 0): 1.0, ('666661.390.42', 1): 0, ('666661.590.43', 2): 0.0, ('666661.07-0.37', 0): 1, ('666661.710.03', 0): 1.0, ('666660.791.2', 1): 0, ('666661.790.33', 1): 0, ('666662.090.66', 1): 0, ('666662.04-0.35', 2): 0, ('666661.070.5', 0): 1.0, ('666660.720.06', 1): 0, ('666660.440.1', 1): 0, ('666661.440.61', 2): 0, ('666661.140.88', 1): 0.0, ('666661.29-0.3', 0): 1, ('666660.960.02', 2): 0, ('666661.95-0.62', 1): 0, ('666661.190.7', 2): 0, ('666660.86-1.12', 0): 1, ('666661.911.11', 1): 0, ('666661.271.14', 0): 1.0, ('666661.30.24', 1): 0.0, ('666661.830.26', 2): 0, ('666660.660.25', 0): 1.561426059696884, ('666661.070.54', 0): 1.014063, ('666661.9-0.8', 0): 1, ('666661.310.03', 0): 1.1426530000000001, ('666660.630.13', 0): 1.649557019773482, ('666661.560.04', 0): 1.057505707, ('666661.480.68', 2): 0, ('666662.08-0.57', 0): 1.0, ('666661.94-0.84', 0): 1, ('666661.950.37', 0): 1.07441, ('666660.660.32', 2): 0, ('666661.63-0.39', 0): 1, ('666661.730.3', 0): 1.1038517200000002, ('666660.621.62', 0): 1, ('666661.071.86', 1): -100, ('666661.69-0.84', 0): 1, ('666661.120.23', 0): 1.3225675133043169, ('666661.27-0.45', 1): 0, ('666661.520.86', 2): 0, ('666661.230.78', 1): 0, ('666660.46-0.01', 0): 1.0, ('666661.020.49', 2): 0, ('666660.81-0.06', 0): 1.07, ('666661.310.75', 2): 0, ('666661.36-0.35', 1): 0.0, ('666661.430.3', 0): 1.2446563000000002, ('666662.090.28', 0): 1, ('666661.060.42', 0): 1.2556700204045401, ('666660.990.63', 0): 1, ('666661.650.97', 2): 0, ('666661.760.36', 1): 0.13094683000000001, ('666661.80.11', 2): 0, ('666661.440.21', 2): 0.24514, ('666661.540.5', 1): 0.0567, ('666661.25-0.07', 0): 1.07, ('666660.880.9', 2): 0.0, ('666661.62-0.07', 0): 1.07, ('666661.440.81', 1): 0, ('661661.60.64', 0): 1, ('666661.56-0.33', 0): 1, ('666661.070.19', 0): 1.0, ('666661.71-0.07', 1): 0.0, ('666661.50.44', 0): 1.07, ('666662.00.54', 0): 1, ('666660.760.35', 1): 0.0, ('666661.40.71', 0): 1.137431609, ('666661.370.44', 0): 1.0175259769509999, ('666661.39-1.49', 0): 1, ('666661.710.34', 0): 1.0630000000000002, ('666661.10.58', 0): 1.0744099999999999, ('666661.82-0.25', 2): 0, ('666661.580.82', 0): 1.0, ('666661.130.22', 0): 1.4368388681377, ('666660.980.45', 2): 0, ('666661.230.6', 0): 1.2034440100000001, ('666662.00.86', 2): 0, ('666661.070.55', 2): 0, ('666660.620.88', 2): 0, ('666661.860.12', 1): 0, ('666661.881.6', 1): 0, ('666660.850.35', 0): 1.075243, ('666660.650.38', 1): 0, ('666662.090.81', 2): 0, ('666661.07-0.27', 0): 1, ('666660.60.42', 0): 1.0, ('666662.18-0.49', 2): 0, ('666662.240.46', 2): 0, ('666661.080.3', 0): 1.5791133881221144, ('666661.82-0.66', 0): 1, ('666660.990.58', 0): 1.07058653, ('666661.86-0.5', 1): 0, ('666660.960.76', 0): 1, ('666161.83-0.12', 0): 1, ('666661.260.65', 2): 0, ('666661.16-0.0', 2): 0, ('266661.10.72', 2): 0, ('666661.670.51', 1): 0, ('666661.5-0.19', 0): 1, ('666661.59-0.42', 1): 0, ('666661.20.71', 1): 0.133, ('666661.620.22', 0): 1.1992207000000001, ('666660.92-0.03', 2): 0, ('666661.67-0.54', 2): 0, ('666661.970.79', 0): 1, ('666661.96-0.19', 2): 0, ('666660.971.26', 2): 0, ('666661.520.46', 0): 1.0, ('666661.48-0.78', 2): 0, ('666661.320.75', 1): 0, ('666660.450.07', 1): 0, ('666660.621.1', 1): 0, ('666661.58-0.55', 1): 0, ('666660.570.25', 0): 1.1367713313204, ('666661.58-0.21', 2): 0, ('666661.44-0.37', 2): 0, ('666661.090.49', 2): <text:soft-page-break/>0, ('666662.1-0.48', 0): 1, ('666660.580.08', 0): 1, ('666660.940.08', 2): 0, ('666661.331.32', 1): 0, ('666660.890.06', 1): 0, ('666662.010.33', 1): 0, ('666661.850.65', 0): 1.00441, ('666660.860.34', 0): 1.4772457208979117, ('666661.660.76', 1): 0.0, ('666660.610.29', 0): 1.3004205390039, ('666661.40.69', 2): 0, ('666660.570.14', 2): 0.0, ('666661.070.06', 1): 0, ('666660.62-0.2', 1): 0, ('666660.61-1.76', 0): 1, ('666661.87-0.27', 1): 0, ('666660.320.08', 2): 0.9332111668754866, ('666661.38-0.05', 0): 1.07, ('666661.870.15', 0): 1.07,</text:p>
      <text:p text:style-name="P1"><text:s/>('666661.741.32', 1): 0, ('666661.280.38', 2): 0, ('666660.660.12', 1): 0.0, ('666662.140.26', 0): 1, ('666661.040.47', 1): 0.0, ('666660.350.03', 1): 0, ('666660.920.74', 1): 0.0, ('666661.85-0.64', 0): 1, ('666661.44-0.25', 1): 0, ('666661.60.06', 0): 1.07441, ('666661.460.62', 2): 0, ('666660.98-0.04', 1): 0, ('666661.52-0.36', 1): 0, ('666660.470.15', 0): 1.536911537156946, ('666661.70.73', 2): 0, ('666662.180.41', 0): 1.0, ('666661.49-0.24', 0): 1, ('666661.810.95', 0): 1, ('666661.180.15', 0): 1.0094275459101338, ('666661.060.16', 0): 1.071869, ('666661.551.43', 0): 1, ('666661.510.24', 2): 0.0, ('666660.910.13', 2): 0, ('666661.380.25', 0): 1, ('666660.940.32', 2): 0, ('666661.820.62', 2): 0.25562649, ('666661.770.44', 2): 0, ('666661.650.1', 0): 1.0, ('666660.930.48', 1): 0, ('666660.710.17', 2): 0.44404080976161414, ('666661.691.34', 0): -100, ('666661.861.22', 1): 0, ('666661.50.8', 0): 1.0, ('666660.830.38', 0): 1.3716243530299999, ('666660.870.26', 0): 1.9767412837864704, ('666660.471.38', 2): 0, ('666660.760.11', 0): 1.3744823928608545, ('666661.63-0.47', 1): 0, ('666661.551.36', 1): 0, ('666661.470.45', 0): 1.07, ('666660.51.7', 2): 0, ('666660.82-0.61', 0): 1, ('666661.740.64', 0): 1.0567000000000002, ('666661.580.04', 2): 0, ('666661.890.65', 2): 0, ('666661.92-0.41', 0): 1, ('666661.990.38', 0): 1.07, ('666661.53-1.13', 0): -100, ('666661.41-0.91', 2): 0, ('666661.5-0.23', 0): 1, ('666662.260.5', 2): 0, ('666661.46-0.31', 1): 0.00441, ('666661.321.77', 1): 0, ('666661.51-0.03', 0): 1.133, ('666661.221.4', 1): 0, ('666661.770.73', 2): 0, ('666661.80.17', 0): 1, ('662660.780.27', 2): 0, ('666661.91-0.28', 0): 1.0, ('666661.33-0.07', 0): 1, ('666660.960.82', 0): 1, ('666661.461.12', 0): 1, ('666661.06-0.48', 1): 0, ('666660.960.96', 1): 0, ('666660.640.19', 2): 0, ('666661.05-0.05', 0): 1.0, ('666661.680.73', 1): 0, ('666660.630.31', 2): 0, ('666660.870.52', 0): 1, ('666661.840.53', 0): 1.0, ('666660.641.85', 0): 1, ('626661.010.62', 2): 0, ('661660.680.18', 1): 0, ('666661.42-0.23', 2): 0, ('666660.640.44', 1): 0, ('666661.730.04', 0): 1.0605499299999999, ('666661.860.4', 2): 0.133, ('666662.120.67', 0): 1.0, ('666661.61.28', 1): -100, ('666661.67-0.06', 1): 0, ('666661.46-0.09', 0): 1.0, ('666661.031.09', 1): 0, ('666661.68-0.05', 1): 0, ('666661.620.16', 2): 0.0567, ('666661.740.55', 2): 0, ('666661.440.89', 2): 0, ('666661.660.11', 1): 0, ('666661.680.86', 2): 0, ('666661.15-0.42', 2): 0, ('666661.090.52', 0): 1.0, ('666661.42-0.2', 0): 1.0, ('666661.50.11', 0): 1.1382430000000001, ('666661.510.75', 2): 0, ('666661.780.8', 1): 0, ('666660.770.04', 2): 0.0, ('666661.541.08', 1): 0.0, ('666660.890.26', 0): 1.7393472413316462, ('666661.081.17', 1): 0, ('666661.91-0.81', 1): 0, ('666660.990.14', 0): 1.1379000000000001, ('666661.841.01', 1): 0, ('666660.631.12', 0): 1.0, ('666660.791.34', 0): 1, ('666660.940.4', 0): 1.1874151997251798, ('666161.740.36', 0): 1, ('666661.41.38', 2): 0, ('666661.150.85', 2): 0, ('666661.611.35', 2): 0, ('666661.140.4', 1): 0, ('666661.390.4', 0): 1.0, ('666661.960.3', 1): 0, ('666661.55-0.61', 1): 0, ('666661.170.07', 2): 0, ('666660.980.22', 2): 0, ('666660.02-0.0', 1): 0, ('661660.510.13', 0): 1, ('666661.52-0.01', 0): 1.1379000000000001, ('666661.71.11', 0): 1, ('666661.30.15', 1): 0.0, ('666661.52-0.15', 1): 0, ('666661.240.34', 2): 0.2602222, ('666660.42-0.06', 0): 1, ('666661.740.8', 0): 1, ('666661.850.58', 0): 1, ('666662.111.17', 1): 0, ('666660.690.38', 0): 1.0, ('666661.650.14', 1): 0.0, ('666662.0-0.55', 2): 0, ('666660.60.08', 2): 0, ('666661.230.23', 1): 0.0, ('666662.280.38', 1): 0, ('666661.470.78', 0): 1.07931, ('666661.650.4', 2): 0, ('666661.051.33', 2): 0, ('666661.7-0.67', 0): 1, ('666661.030.01', 0): 1.07, ('666661.75-0.43', 1): 0, ('666660.50.16', 2): 0, ('666661.49-0.43', 1): 0, ('666660.70.17', 2): 0, ('666661.230.91', 1): 0, ('666660.31-0.0', 2): 0, ('666661.621.0', 2): 0, ('666661.241.32', 0): 1, ('666661.51-0.18', 0): 1.0, ('666662.090.43', 0): 1, ('666661.960.63', 2): 0, ('666661.480.87', 1): 0, ('666660.80.4', 1): 0, ('666661.810.5', 0): 1.0, ('666661.081.02', 2): 0, ('666660.920.61', 0): 1, ('666661.78-0.72', 0): 1.0, ('666660.581.28', 1): 0, ('616662.00.55', 2): 0, ('666660.55-0.11', 1): 0.0, ('666661.070.37', 2): 0.0, ('666660.55-0.0', 2): 0, ('626660.920.38', 0): 1, ('666660.95-0.08', 1): 0, ('666662.090.35', 2): 0.0, ('666661.490.59', 2): 0.0, ('666661.36-0.18', 0): 1, ('666660.930.43', 0): 1.1303649746, ('666661.65-0.35', 2): 0, ('666661.330.86', 1): 0.0, ('666661.720.61', 0): 1, ('666661.83-0.33', 2): 0, ('666661.440.99', 0): 1.07, ('666661.71-0.66', 0): 1, ('666660.870.31', 2): 0.5686607146428008, <text:soft-page-break/>('666660.970.18', 1): 0.0, ('666660.592.08', 1): -100, ('666661.331.65', 1): 0, ('666661.640.8', 1): 0, ('666662.061.13', 1): 0, ('666661.020.65', 0): 1.0, ('666660.930.35', 0): 1.2112396327745776, ('666661.370.26', 0): 1.3117014713518464, ('666660.591.33', 1): 0, ('666661.310.67', 1): 0, ('666661.65-0.24', 2): 0, ('666661.33-0.77', 1): 0, ('666661.930.37', 1): 0, ('666661.490.43', 1): 0, ('666661.00.75', 1): 0.0, ('666661.61.67', 2): 0, ('666661.610.22', 1): 0.2547587, ('666661.650.77', 0): 1.0749, ('666661.48-1.53', 2): 0, ('666661.810.24', 1): 0, ('666661.291.42', 0): 1, ('666662.040.5', 2): 0, ('666660.710.09', 0): 1.30408147, ('661661.590.14', 0): 1, ('666661.720.21', 1): 0, ('666661.550.49', 1): 0.0, ('666660.650.08', 1): 0.0, ('666660.62-0.16', 2): 0, ('666660.85-0.16', 2): 0, ('616661.410.56', 2): 0, ('666661.3-0.27', 2): 0, ('666662.030.34', 2): 0, ('666661.110.53', 0): 1.0, ('666661.940.45', 0): 1.0, ('666661.44-0.19', 1): 0, ('666661.720.93', 1): 0, ('666660.860.82', 2): 0, ('666661.490.74', 0): 1.0, ('666661.610.15', 2): 0, ('666660.52-0.0', 0): 1, ('666662.111.24', 1): 0, ('666661.010.95', 1): 0, ('666661.59-0.24', 1): 0, ('666661.710.58', 0): 1.07, ('666660.830.02', 2): 0, ('666661.70.65', 0): 1.07, ('666661.08-0.08', 1): 0, ('666661.361.71', 2): 0, ('666660.612.03', 0): 1, ('661660.120.01', 1): 0, ('666661.830.44', 0): 1.22480297, ('666661.89-0.13', 0): 1, ('666661.260.49', 0): 1.13826701, ('666661.780.22', 2): 0, ('616661.080.45', 0): 1, ('666661.96-0.39', 0): 1, ('666661.74-0.07', 2): 0, ('666661.950.65', 2): 0.14450568999999996, ('666661.180.16', 0): 1.0, ('666661.850.32', 0): 1.1342691, ('666661.950.58', 2): 0.0, ('666661.80.56', 0): 1.0, ('666660.60.12', 0): 1.9590983130361623, ('666660.811.49', 1): 0, ('666661.880.43', 2): 0, ('666661.610.36', 2): 0, ('666662.19-0.52', 2): 0.0, ('666661.46-0.01', 1): 0, ('666661.540.35', 0): 1.0, ('666661.22-0.09', 1): 0, ('666661.950.79', 1): 0, ('661660.610.15', 2): 0, ('666662.020.64', 0): 1, ('666661.510.35', 0): 1, ('666661.910.95', 1): 0, ('666661.810.86', 1): 0, ('666661.670.41', 1): 0, ('666661.34-0.14', 0): 1.0, ('666660.610.48', 1): 0, ('666661.471.05', 1): 0, ('666661.90.72', 1): 0, ('666661.430.76', 2): 0.06999999999999999, ('666661.850.5', 2): 0, ('666662.030.54', 0): 1.1423100000000002, ('666660.570.14', 0): 2.303385082123592, ('666660.95-0.15', 1): 0, ('666660.570.04', 1): 0, ('666661.40.34', 0): 1.005179551076, ('666661.190.66', 1): 0, ('666661.18-0.15', 2): 0, ('666661.57-0.02', 2): 0, ('666660.830.62', 2): 0, ('666662.050.42', 1): 0.0, ('666661.940.34', 1): 0, ('666661.830.01', 2): 0, ('666661.581.21', 2): 0, ('666661.811.17', 2): 0, ('666661.81-0.09', 0): 1.07231, ('666660.880.09', 0): 1.1966608925913802, ('666660.90.37', 1): 0, ('666661.140.31', 2): 0.27724207605554807, ('666661.30.14', 1): 0, ('666661.080.87', 0): 1, ('666660.79-0.01', 0): 1.0, ('666661.460.46', 1): 0.0, ('666660.82-0.09', 2): 0, ('666661.20.67', 0): 1, ('666661.78-1.0', 0): 1, ('666660.890.64', 2): 0, ('666661.010.22', 2): 0.44957403490039394, ('666661.29-0.09', 1): 0.0840287, ('666661.80.95', 0): 1, ('666662.220.41', 1): 0, ('666660.640.35', 0): 1.133, ('666661.00.28', 2): 0, ('666660.820.35', 2): 0, ('666661.550.73', 1): 0, ('666661.991.03', 1): -100, ('666661.130.42', 0): 1.14695471, ('666660.520.14', 0): 2.3538348242288114, ('666661.460.15', 0): 1.0, ('666661.620.93', 1): 0.0, ('666661.341.64', 2): 0, ('666661.50.02', 1): 0, ('666661.040.04', 2): 0.204519820379, ('666661.490.68', 1): 0, ('666661.730.73', 2): 0.07441, ('666661.220.61', 2): 0.06999999999999999, ('666660.72-0.05', 2): 0, ('666660.69-0.02', 0): 1.07, ('666661.220.73', 1): 0.0, ('666661.610.96', 0): 1.0, ('666661.95-0.59', 2): 0, ('666661.03-0.02', 2): 0, ('666661.130.29', 0): 1.4316702654681774, ('666661.720.05', 0): 1.1333087, ('666661.660.21', 0): 1.213010847, ('666660.650.64', 0): 1.0, ('666661.010.03', 0): 1.2719231484389002, ('666661.780.87', 1): 0, ('666660.49-0.04', 1): 0, ('666660.660.46', 0): 1, ('666661.571.11', 0): 1.0749, ('666661.940.37', 2): 0.07433601, ('666661.421.02', 1): 0, ('666661.820.53', 0): 1.0, ('666661.63-0.26', 0): 1.0, ('666661.750.77', 1): 0.0, ('666661.240.2', 0): 1, ('666660.950.56', 2): 0, ('666661.130.34', 2): 0, ('666660.970.25', 0): 1.5645024109039167, ('666660.690.02', 0): 1.0749, ('666661.180.03', 0): 1.07, ('666660.880.31', 0): 1.708213144428387, ('666660.92-0.06', 0): 1.0, ('666661.880.13', 1): 97.0, ('666661.970.45', 0): -9.030000000000001, ('666660.740.24', 2): 1.070191090378468, ('666660.590.02', 0): 1.0, ('666661.88-0.55', 0): 1, ('666661.641.05', 0): 1.0, ('666161.650.15', 1): 0, ('666662.041.09', 2): 0, ('666661.110.32', 2): 0.6137565765423155, ('666661.530.58', 0): 1.351912270896779, ('666661.040.2', 0): 1.1999720807, ('666661.88-0.23', 1): 0, ('666661.780.54', 1): 0, ('666660.870.39', 1): 0.0, ('666661.350.09', 2): 0, ('666661.290.28', 2): 0.08222464471784288, ('666660.950.22', 1): 0.1381646341736262, ('666661.090.38', 0): 1.1479235000103, ('666662.050.7', 2): 0, ('666661.660.36', 2): 0, ('666661.520.39', 1): 0, ('666661.390.85', <text:soft-page-break/>1): 0, ('666661.770.94', 2): 0, ('666661.970.56', 2): 0, ('666661.770.6', 2): 0, ('666660.82-0.1', 2): 0, ('666662.020.45', 2): 0, ('666661.371.42', 2): 0,</text:p>
      <text:p text:style-name="P1"><text:s/>('666661.81.02', 0): 1, ('666661.540.19', 1): 0.008963777413080002, ('666161.840.12', 1): 0, ('666661.450.24', 2): 0.136340309, ('666660.261.82', 2): 0, ('666661.720.29', 0): 1.07, ('666660.810.31', 0): 1.3194305212917958, ('666661.35-0.5', 1): 0, ('666661.680.59', 2): 0, ('666661.391.58', 2): 0, ('666660.830.33', 1): 0.0, ('666661.50.75', 2): 0, ('666660.850.11', 1): 0.343515143181, ('666661.790.74', 0): 1, ('666661.781.01', 0): 1, ('666661.81-0.38', 1): 0, ('666661.480.04', 0): 1, ('666661.680.26', 2): 0.0567, ('666660.630.38', 1): 0, ('666661.360.64', 2): 0, ('666661.221.04', 0): 1.0, ('666661.6-0.35', 0): 1.0, ('666660.51-0.02', 0): 1.27905241, ('666661.170.62', 2): 0, ('666661.580.13', 0): 1.1946, ('666660.6-0.03', 2): 0, ('666661.03-1.46', 2): 0, ('666661.411.51', 1): 0, ('666661.290.51', 0): 1.1551586713670001, ('666661.59-0.1', 2): 0.0, ('666660.690.18', 0): 1.3725814560635101, ('666661.510.04', 0): 1.19496701, ('666660.870.43', 0): 1.0102192399976593, ('666661.14-0.93', 2): 0, ('666660.490.01', 0): 1.194946577, ('666661.920.4', 1): 0, ('666661.24-0.05', 1): 0, ('666662.050.33', 2): 0, ('666661.03-1.38', 1): 0, ('666662.09-0.45', 0): 1, ('666660.980.53', 2): 0, ('666661.860.79', 2): 0, ('666661.590.85', 2): 0.0, ('666660.90.18', 0): 1.2148091288, ('666661.47-0.14', 0): 1.07, ('666661.62-0.21', 0): 1, ('666661.340.85', 1): 0, ('666662.460.18', 1): 0, ('666661.560.8', 2): 0.1379, ('666661.510.4', 2): 0.12757087699999997, ('666661.50.62', 0): 1.0835877, ('666662.090.65', 0): -9.100000000000001, ('666661.530.91', 0): 1, ('666661.680.35', 0): 1.07, ('666661.650.09', 1): 0.0, ('666660.720.01', 0): 1, ('666661.440.64', 1): 0, ('666660.580.24', 1): 0, ('666661.84-0.3', 2): 0, ('666661.690.66', 0): 1.0003087, ('666661.990.35', 0): 1.0, ('666661.370.4', 0): 1.0543060000000002, ('666661.10.16', 2): 0.0, ('616661.330.79', 1): 0, ('666660.560.26', 0): 1.0, ('666661.260.09', 2): 0.0, ('666661.60.29', 2): 0.0, ('666661.53-0.55', 1): 0.06999999999999999, ('666660.490.16', 2): 0, ('666661.090.4', 1): 0, ('666661.161.31', 0): 1.0, ('666661.880.88', 0): 1, ('666660.930.13', 1): 0, ('666661.950.34', 1): 0, ('666661.54-0.04', 1): 0, ('666661.07-1.0', 0): 1, ('666661.160.16', 0): 1.0749, ('666661.590.75', 1): 0, ('666660.920.53', 1): 0, ('666661.230.81', 1): 0, ('666661.480.8', 0): 1.0, ('666661.880.73', 0): 1, ('666661.941.14', 2): 0, ('666660.841.43', 1): 0, ('666661.810.74', 0): 1.0, ('666661.54-0.01', 1): 0.0, ('666660.81-0.05', 1): 0, ('666661.380.16', 1): 0.133, ('666661.080.91', 2): 0, ('662660.70.22', 0): 1, ('666661.720.3', 0): 1.086345567, ('666661.2-0.29', 0): 1, ('666661.760.35', 0): 1.0, ('666661.62-0.14', 0): 1, ('666661.540.8', 2): 0, ('666660.880.4', 1): 0, ('666660.80.35', 1): 0.0, ('666661.550.28', 0): 1.06741, ('666661.260.37', 1): 0, ('666660.920.48', 1): 0, ('666661.92-1.0', 0): 1, ('666661.620.04', 0): 1, ('626661.160.89', 0): 1, ('666661.370.75', 0): 1.0, ('666661.140.18', 1): 0, ('666661.930.55', 1): 0.06999999999999999, ('666660.680.1', 2): 0.0, ('666660.96-0.1', 0): 1, ('666661.10.4', 1): 0.4515182676038089, ('666660.940.73', 1): 0, ('666661.860.22', 0): 1.07, ('666661.090.27', 2): 0.0, ('666661.461.06', 2): 0.0, ('666661.130.21', 1): 0.24141842642819997, ('666661.8-0.25', 1): 0, ('666661.70.55', 2): 0, ('666661.370.07', 0): 1.0630000000000002, ('666611.72-0.47', 1): 0, ('666661.66-0.38', 2): 0, ('666662.130.55', 0): 1.0, ('666661.63-0.03', 1): 0.0, ('666661.980.7', 1): 0, ('666660.631.04', 2): 0, ('666661.360.21', 0): 1.0659063252610002, ('666660.21-0.0', 2): 0.619990726145264, ('666661.290.38', 2): 0.36474812477137997, ('666661.86-0.6', 0): 1, ('666661.670.68', 1): 0, ('666661.531.13', 2): 0, ('666661.780.75', 1): 0, ('666661.49-0.16', 0): 1.0, ('666661.630.36', 2): 0.1897, ('661660.470.0', 0): 1, ('666660.880.39', 1): 0, ('666660.590.16', 0): 2.532060038809651, ('666660.53-0.05', 1): 0, ('666661.570.97', 0): 1.0, ('666661.681.32', 1): 0.0, ('666661.7-0.04', 1): 0, ('666660.60.03', 2): 0, ('666661.7-0.14', 0): 1.0, ('666661.40.45', 1): 0, ('666661.89-0.61', 2): 0, ('666660.980.33', 1): 0, ('666661.470.38', 1): 0.0, ('666661.620.33', 2): 0, ('666661.750.97', 1): 0, ('666661.31.41', 2): 0, ('666661.10.46', 1): 0, ('666661.89-0.22', 1): 0, ('666661.76-0.25', 2): 0.0, ('666660.570.32', 0): 1.0, ('666660.97-0.73', 0): 1, ('666661.65-0.3', 2): 0, ('666661.48-0.02', 0): 1.0, ('666660.370.11', 1): 0, ('666661.20.32', 1): 0.0, ('666661.370.59', 0): 1.0749, ('666661.681.26', 0): 1, ('666661.14-0.06', 0): 1.07, ('666661.031.55', 0): 1, ('666661.57-0.14', 1): 0, ('666661.540.11', 2): 0.0, ('666661.690.76', 2): 0, ('666660.921.28', 1): 0, ('666661.290.07', 2): 0, ('666661.610.49', 1): 0.0, ('666660.890.05', 0): 1.26909496369, ('666661.05-1.32', 1): 0, ('666661.120.63', 2): 0, ('666660.580.15', 2): 0, ('666660.950.89', 0): 1, ('666660.70.1', 0): 1.5334643818073481, ('666661.550.82', 0): 1.07, ('666661.30.46', 2): 0.050337, ('666661.330.85', 1): 0, ('666661.78-0.79', 0): 1, ('666660.870.27', 0): <text:soft-page-break/>1.8623337831940656, ('666661.320.78', 0): 1.0706517, ('662660.850.31', 1): 0, ('662660.730.2', 2): 0, ('666660.821.21', 0): 1, ('666661.080.56', 2): 0, ('666662.14-0.48', 0): 1, ('666661.820.23', 1): 0, ('666660.950.8', 2): 0, ('666660.820.01', 2): 0, ('666661.980.57', 1): 0.0, ('666661.00.06', 2): 0.202538, ('666661.040.42', 2): 0.301705852, ('666662.10.3', 2): -10.0, ('666661.420.46', 1): 0, ('666661.490.23', 1): 0.07137900000000001, ('666661.280.75', 1): 0.063, ('666660.98-0.07', 0): 1, ('666660.48-0.04', 2): 0, ('666661.640.59', 1): 0, ('666661.57-0.39', 2): 0, ('666661.921.23', 2): 0, ('666661.430.04', 2): 0.247206701, ('666661.7-0.1', 0): 1.07, ('266661.080.83', 1): 0, ('666661.380.36', 0): 1.266525413, ('666661.150.73', 1): 0, ('666662.070.41', 0): 1.07, ('666660.930.38', 0): 1.005908161721, ('666661.79-0.37', 0): 1, ('666661.790.92', 0): 1, ('666660.440.09', 2): 1.158995102081884, ('666661.360.18', 0): 1, ('666660.89-0.88', 0): 1, ('666661.97-0.27', 0): 1.0, ('666661.221.17', 1): 0, ('666661.030.26', 0): 1.1450152550787123, ('666661.34-0.09', 1): 0, ('666661.631.41', 1): 0, ('666660.970.35', 0): 1.143485607903036, ('666660.99-1.16', 2): 0, ('666662.010.88', 2): 0, ('666660.970.18', 2): 0, ('666661.640.8', 0): 1, ('666661.941.22', 1): 0, ('666661.560.0', 1): 0, ('666661.57-0.58', 2): 0, ('666661.63-0.44', 0): 1, ('666661.750.27', 1): 0, ('666660.640.16', 0): 1.860085038005959, ('666661.54-0.73', 1): 0, ('661661.850.55', 2): 0, ('666660.560.3', 0): 1, ('666661.880.9', 1): -10.0, ('666661.081.27', 2): 0, ('666661.48-0.76', 1): 0, ('666661.841.06', 1): 0, ('666661.510.88', 0): 1.08649389, ('666661.2-1.04', 0): 1, ('666661.280.66', 0): 1.0, ('666662.00.2', 2): 0, ('666661.72-0.21', 1): 0, ('666661.35-0.15', 0): 1.07, ('666661.210.91', 2): 0, ('666661.520.39', 0): 1, ('666661.661.27', 2): 0, ('666661.011.56', 1): 0, ('666661.360.3', 1): 0, ('666661.260.3', 1): 0.43112995957518524, ('666660.350.0', 0): 1.1852547158, ('666661.030.57', 2): 0, ('666661.030.64', 1): 0, ('666660.550.23', 0): 1.527661671921746, ('666662.0-0.29', 0): 1, ('666661.94-0.42', 0): 1, ('666661.190.05', 1): 0.12103, ('666661.831.08', 1): 0, ('666661.840.48', 0): 1, ('666660.880.15', 2): 0, ('666660.30.01', 1): 0, ('666661.520.83', 0): 1.07, ('666661.230.73', 1): 0, ('666661.730.35', 0): 1.14182, ('666661.42-0.26', 1): 0.0, ('666661.361.09', 0): 1, ('666662.17-0.31', 1): 0, ('666661.730.03', 1): 0.06999999999999999, ('666661.180.31', 0): 1.5600557853185049, ('666661.480.57', 1): 0, ('666661.89-0.41', 1): 0, ('666661.6-0.16', 2): 0.0, ('666661.731.24', 0): -100, ('666660.970.09', 2): 0.07490000000000001, ('666661.25-0.08', 2): 0, ('666661.131.07', 2): 0, ('666661.780.75', 0): 1, ('661661.570.13', 2): 0, ('666661.090.51', 1): 0.133, ('666660.641.61', 2): 0, ('666661.0-0.26', 1): 0, ('666661.23-1.16', 0): 1, ('661661.970.79', 1): 0, ('666661.51-0.32', 2): 0, ('666661.5-0.68', 0): 1, ('666661.940.76', 1): 0, ('666661.36-0.24', 2): 0, ('666661.39-0.07', 2): 0, ('666661.940.62', 0): 1, ('666660.791.23', 0): 1, ('666662.030.69', 2): 0, ('666661.760.59', 0): 1, ('666661.53-0.94', 2): 0, ('666661.41-0.0', 0): 1, ('666661.33-0.22', 2): 0, ('666660.850.32', 2): 0, ('666662.020.6', 2): 0, ('666661.28-0.37', 1): 0, ('666661.640.87', 1): 0.0, ('666661.140.3', 0): 1.3856188589443146, ('666161.580.12', 1): 0, ('666660.790.49', 0): 1, ('666661.02-0.02', 0): 1.0567000000000002, ('666660.850.03', 2): 0, ('666660.310.01', 1): 0, ('666661.510.68', 2): 0, ('666661.121.27', 1): 0, ('666661.020.53', 1): 0.14776107154347, ('666661.761.04', 2): 0, ('666661.280.51', 0): 1.1322448400000003, ('666661.520.21', 0): 1.0, ('666660.62-0.05', 1): 0, ('666661.071.2', 0): 1, ('666660.810.13', 2): 0, ('666661.860.55', 0): 1.0, ('666661.510.68', 1): 0.0, ('666660.27-0.0', 0): 1.2899517096387956, ('666661.90.83', 1): 0, ('666661.59-0.49', 1): 0, ('666661.30.82', 0): 1.07, ('666661.850.11', 0): 100, ('666660.78-1.58', 0): 1, ('666661.121.51', 1): 0, ('666661.01-1.44', 1): 0, ('666660.840.78', 0): 1, ('666661.510.07', 0): 1, ('666660.991.25', 1): 0, ('666660.611.43', 1): 0, ('666661.75-0.58', 1): 0, ('666660.98-1.28', 2): 0, ('666660.720.38', 0): 1.1897, ('666661.210.23', 1): 0, ('666660.451.4', 1): 0, ('666661.670.16', 0): 1, ('616661.260.49', 1): 0, ('666660.710.49', 1): 0, ('666661.73-0.06', 1): 0.063, ('666661.570.6', 0): 1.2140923136800001, ('666661.620.16', 1): 0, ('666662.010.26', 1): -100, ('666661.50.35', 0): 1.0, ('666661.19-0.35', 1): 0, ('666660.940.03', 0): 1, ('666661.331.35', 1): 0, ('666661.6-0.13', 0): 1.07, ('666661.130.59', 1): 0.06999999999999999, ('666661.40.62', 0): 1.133, ('666661.791.19', 1): 0, ('666661.60.41', 0): 1.078869, ('666661.161.61', 2): 0, ('666660.870.53', 2): 0, ('666661.731.27', 2): 0, ('666661.430.88', 0): 1, ('666661.320.26', 1): 0, ('666661.760.13', 1): 0, ('666661.570.42', 1): 0.0, ('666660.320.03', 0): 1.450281809504976, ('666661.060.51', 0): 1.0, ('666661.170.22',</text:p>
      <text:p text:style-name="P1"><text:s/>1): 0, ('666661.5-0.02', 0): 1.07, ('666660.560.18', 2): 0.0, ('666660.60.81', 1): 0, ('666660.430.18', 1): 0, ('666661.250.47', 1): 0, ('666661.830.88', 1): 0, ('666661.240.78', 1): 0, ('666661.250.75', 0): 1, ('666660.990.41', 0): 1.099297235391844, ('666661.771.18', 1): 0, ('666660.93-0.11', 0): 1, ('666661.611.41', <text:soft-page-break/>0): 1, ('666661.070.17', 2): 0, ('666661.640.51', 0): 1.08023953, ('666661.331.62', 0): 1, ('666660.930.04', 0): 1.1897, ('666661.310.56', 1): 0, ('666661.060.13', 2): 0, ('666661.65-0.29', 1): 0.0, ('666661.530.84', 0): 1, ('666660.940.37', 0): 1.165127829973322, ('666661.740.77', 1): 0, ('666661.40.53', 0): 1.0755517, ('666661.350.0', 2): 0, ('666661.030.8', 1): 0, ('666661.940.95', 2): 0, ('666661.540.26', 0): 1.0630000000000002, ('666661.791.07', 0): 1, ('666661.771.62', 0): 1, ('666660.710.12', 0): 2.3197083252366415, ('666661.55-0.24', 0): 1, ('666661.220.1', 0): 1.2108760313100002, ('666660.650.71', 1): 0, ('666661.170.1', 0): 1.13825600793543, ('666661.70.86', 2): 0.0, ('661661.33-0.08', 2): 0, ('666661.720.22', 0): 1.00889301, ('666661.49-0.53', 2): 0, ('666661.920.76', 2): 0, ('666661.680.52', 2): 0, ('666660.76-0.01', 1): 0, ('666660.771.02', 2): 0, ('666661.551.31', 1): 0, ('666661.590.24', 0): 1.0, ('666661.460.34', 0): 1.0, ('666661.16-0.17', 0): 1.0, ('666661.940.42', 1): 0.0, ('666661.70.9', 1): 0.0, ('666661.720.96', 2): 0, ('666661.131.3', 2): 0, ('666660.910.23', 2): 0.22766099537930726, ('666661.490.77', 1): 0, ('666660.63-0.03', 0): 1.133, ('666661.51-0.35', 0): 1.0, ('666661.5-0.26', 2): 0.0049, ('666661.590.68', 1): 0.0, ('666660.641.59', 1): 0, ('666662.3-0.66', 0): 1, ('666661.541.21', 1): 0, ('666662.01-0.65', 2): 0, ('666661.770.78', 0): 1, ('666661.660.45', 1): 0.0, ('666661.810.34', 2): 0, ('666660.540.19', 2): 0.0, ('666661.860.76', 2): -10.0, ('666660.990.81', 0): 1.0, ('666661.050.11', 2): 0, ('666661.680.78', 1): 0.0, ('666662.240.71', 2): 0, ('666661.330.01', 0): 1.0, ('666660.630.02', 2): 0.06999999999999999, ('666661.540.04', 0): 1.1424390807, ('666661.880.46', 1): 0.0, ('666160.41-0.06', 0): 1, ('666661.77-0.26', 1): 0, ('666661.46-0.04', 2): 0, ('666661.740.58', 0): 1.2407299999999999, ('666660.23-0.01', 0): 1.5580621729886182, ('666660.33-0.02', 0): 1.0, ('666661.690.37', 0): 1.07, ('666661.990.45', 1): 0.06999999999999999, ('666661.630.24', 0): 1.300148877, ('666661.030.19', 1): 0, ('666660.351.19', 1): 0, ('666661.370.9', 0): 1.07, ('666660.480.11', 2): 1.7399221469957962, ('666661.67-0.62', 2): 0, ('666660.570.17', 1): 0, ('666660.690.61', 0): 1, ('666661.430.67', 0): 1.005243, ('666661.850.47', 1): 0, ('666661.850.73', 2): 0, ('666661.590.08', 0): 1, ('666660.380.1', 0): 1.5468881590325534, ('661662.130.65', 1): 0, ('666660.890.21', 2): 0, ('666661.631.36', 0): 1, ('666660.990.13', 2): 0, ('666661.72-0.29', 1): 0, ('666661.82-0.73', 0): 1, ('666661.581.24', 1): -9.93, ('666661.860.93', 1): -100, ('666661.311.3', 0): 1, ('661660.590.19', 2): 0, ('666661.49-0.03', 0): 1.07, ('666661.120.33', 0): 1.434396598428218, ('666661.651.03', 2): 0, ('666661.390.1', 2): 0, ('666660.820.4', 1): 0, ('666661.480.5', 0): 1.07, ('666661.07-1.28', 0): 1, ('666660.6-0.05', 0): 1, ('666661.150.0', 0): 1.0630000000000002, ('666660.571.06', 2): 0, ('666660.890.15', 2): 0, ('666661.18-0.27', 0): 1, ('666661.72-0.83', 0): 1, ('666660.65-0.11', 2): 0.0, ('666662.040.57', 2): 0, ('666661.09-0.41', 2): 0, ('666661.78-0.23', 1): 0, ('666661.31-0.03', 1): 0.133, ('666661.550.63', 0): 1.007938, ('666661.240.39', 0): 1.2570942009355581, ('666661.871.29', 1): 0, ('666660.750.13', 0): 1.6470904216502704, ('666661.760.38', 0): 1.2569162178800002, ('666660.850.28', 2): 0, ('666661.331.82', 1): -100, ('666661.450.44', 2): 0, ('666660.520.03', 0): 1.00441, ('666661.130.45', 1): 0.0, ('666661.790.12', 0): 1, ('666661.550.23', 0): 1.03644402734, ('666661.361.65', 1): 0, ('666661.50.01', 0): 1.0, ('666660.70.27', 1): 0.2270996571449324, ('666661.040.11', 0): 1.133, ('666661.80.36', 0): 1.0096187, ('666661.220.64', 1): 0, ('666661.671.02', 0): 1.00441, ('666661.60.76', 0): 1.2057969900000003, ('666661.540.59', 0): 1.3883698090343184, ('666661.030.06', 2): 0, ('666661.49-0.32', 0): 1.0, ('666661.140.04', 2): 0.13341999999999998, ('666661.4-0.38', 2): 0, ('666661.090.18', 1): 0, ('666661.28-0.01', 1): 0.06552, ('666661.45-0.82', 0): 1.0, ('666662.04-0.52', 2): 0, ('666661.720.02', 1): 0, ('666660.810.17', 0): 1.6806168197876252, ('666661.460.38', 2): 0, ('666660.730.41', 1): 0.0, ('666660.15-0.0', 0): 1.0412236568498763, ('666661.530.9', 0): 1, ('666660.830.18', 0): 1.8663156046136944, ('666661.31-0.13', 2): 0.0, ('666661.30.06', 0): 1.056701361367, ('666660.48-1.93', 2): 0, ('666661.480.37', 0): 1.07, ('666661.531.03', 1): 0, ('666661.110.63', 2): 0, ('666661.98-1.18', 2): 0, ('666661.610.87', 0): 1.1267, ('666661.770.51', 2): 0, ('666661.850.96', 1): 0.06999999999999999, ('666661.271.58', 1): 0, ('666661.130.51', 0): 1.1339057300000002, ('666660.76-0.25', 1): 0, ('666661.06-0.26', 1): 0, ('666661.640.08', 0): 1.0, ('666660.960.78', 1): 0.0, ('666661.751.54', 2): 0, ('666661.980.48', 2): 0, ('666661.190.77', 1): 0, ('666661.381.02', 1): 0, ('666661.49-0.19', 0): 1.0, ('666661.120.14', 1): 0.010671341041074001, ('666661.64-0.08', 1): 0, ('666661.120.04', 0): 1.190043, ('666661.740.44', 1): 0, ('666662.070.76', 0): 1, ('666661.641.06', 1): 0, ('666660.450.1', 1): 0, ('666660.740.31', 0): 1.29448104637, ('666661.83-0.36', 0): 1.07, ('666661.0-0.2', 0): 1, ('666661.030.37', 0): 1.395532546450085, ('666661.870.79', <text:soft-page-break/>2): 0, ('666661.860.69', 0): 1, ('666660.52-0.03', 2): 0, ('666661.081.59', 2): 0, ('666660.590.2', 1): 1.0486155408107727, ('666661.12-0.88', 0): 1, ('666661.080.18', 1): 0, ('666661.8-0.35', 2): 0, ('666661.930.28', 0): 1.0, ('666661.59-0.63', 2): 0, ('666661.370.52', 0): 1, ('666661.65-0.21', 0): 1.0, ('666661.351.16', 0): 1, ('666661.670.23', 1): 0, ('616661.240.71', 2): 0, ('666661.490.44', 1): 0, ('666661.61.62', 0): 1, ('616661.510.79', 2): 0, ('666660.780.19', 1): 0, ('666660.980.07', 0): 1.0049, ('666661.110.48', 0): 1.0609777000000002, ('666662.110.53', 1): 0, ('666661.370.15', 2): 0, ('666660.830.34', 0): 1.0, ('666660.850.12', 0): 1.4088630473461017, ('666661.87-0.29', 0): 1.0, ('666661.250.5', 2): 0, ('666662.22-0.76', 0): 1, ('666661.710.99', 1): 0, ('666660.920.28', 1): 0, ('666661.440.52', 2): 0.12393655029, ('666661.280.93', 0): 1.0, ('661660.520.12', 0): 1.314461096019442, ('666660.850.41', 0): 1.3559415278725178, ('666662.250.9', 1): 0, ('666661.210.06', 1): 0, ('666661.350.97', 0): 1, ('666661.19-0.61', 0): 1, ('661661.470.4', 1): 0, ('666661.270.53', 2): 0, ('666660.610.06', 1): 0.0, ('666661.57-0.92', 1): 0, ('616662.050.58', 2): 0, ('666661.830.41', 2): 0.045926999999999996, ('666661.590.88', 1): 0, ('666661.23-0.14', 2): 0, ('666661.351.8', 1): 0, ('666660.520.26', 2): 0, ('666661.110.29', 1): 0, ('666661.48-0.39', 1): 0, ('666661.210.48', 2): 0, ('666660.99-0.11', 1): 0, ('666660.980.98', 0): 1, ('666660.20.01', 1): 0, ('666661.460.27', 0): 1.0717414481, ('666661.790.53', 1): 0, ('666661.052.07', 2): 0, ('666661.80.51', 2): 0, ('666661.18-0.52', 2): 0, ('666661.1-0.24', 1): 0, ('666661.220.55', 2): 0.20102346817, ('666661.650.06', 0): 1, ('666661.580.27', 1): 0.07636317969, ('666662.26-0.29', 0): 1, ('666660.580.23', 0): 1.36754577914285, ('666661.81.29', 1): 0, ('666661.160.21', 2): 0, ('666661.510.87', 0): 1.0828821, ('666661.270.44', 0): 1.075243, ('666660.880.54', 0): 1.2550674000000002, ('666661.75-0.13', 2): 0, ('666661.581.33', 2): -100, ('666660.830.53', 1): 0.0, ('666660.79-0.35', 0): 1, ('666660.39-0.08', 1): 0, ('666661.31-0.0', 2): 0.24073, ('666661.520.34', 0): 1.0088199999999998, ('666660.660.34', 0): 1.13111, ('666661.860.48', 0): 1, ('666661.89-0.85', 2): -100, ('666660.680.67', 1): 0, ('666662.0-0.24', 0): 1, ('666661.140.34', 0): 1.4663147991280157, ('666662.23-0.51', 1): 0, ('666661.120.25', 2): 0.35246841298977266, ('666661.840.43', 0): 1, ('666660.420.13', 1): 0, ('666660.740.98', 0): 1, ('666661.560.51', 1): 0, ('666661.140.24', 1): 0, ('666661.190.27', 2): 0, ('666661.310.73', 0): 1.0775411, ('666660.410.04', 0): 1.3774023064419998, ('666661.79-0.66', 2): 0, ('666660.970.64', 2): 0.0, ('666661.720.44', 0): 1.0, ('666660.650.25', 0): 1.0996148129586882, ('666660.880.3', 0): 1.2616212537112355, ('666661.640.78', 1): 0.0, ('666661.791.09', 2): 0, ('666661.480.44', 2): 0.0877352, ('666661.42-0.42', 2): 0, ('666661.950.24', 2): 0.0, ('666660.680.33', 2): 0, ('666660.940.74', 0): 1, ('666662.080.52', 1): -100, ('666661.00.47', 2): 0.205763407722502, ('666662.260.93', 1): 0, ('666661.360.87', 0): 1, ('666660.510.37', 0): 1, ('666661.640.37', 1): 0, ('666661.370.36', 0): 1.40368989759, ('666661.660.24', 2): 0.0, ('666661.10.33', 1): 0.0, ('666662.12-0.22', 2): 0, ('666662.010.52', 2): 0, ('666661.850.05', 2): 100.0, ('666662.35-0.36', 2): 0, ('666660.36-0.02', 1): 0, ('666661.13-1.24', 2): 0, ('666661.66-0.12', 0): 1, ('666661.410.59', 0): 1, ('666661.360.36', 0): 1.308810454764, ('666661.120.44', 1): 0.24825227680193365, ('666661.360.22', 1): 0.0055402781000000005, ('666661.440.0', 2): 0, ('666661.84-0.18', 0): 1.133, ('666660.730.3', 0): 1.3447287917209667, ('666662.28-0.64', 1): 0.0, ('666660.541.14', 1): 0, ('666661.49-0.11', 1): 0, ('666660.880.34', 2): 0, ('666661.7-0.07', 0): 1.0, ('666661.160.62', 1): 0.0, ('666662.220.77', 1): 0, ('666660.650.83', 0): 1, ('666661.290.2', 1): 0, ('666661.47-0.38', 2): 0.0, ('666662.0-0.8', 2): 0, ('666661.40.42', 0): 1.07, ('666661.530.85', 2): 0, ('666661.110.81', 0): 1.0, ('666661.550.32', 0): 1.4345955729318, ('666660.980.34', 0): 1.3353913313255652, ('666661.660.63', 1): 0, ('666661.270.92', 1): 0.0, ('666662.00.99', 0): 1, ('666660.69-0.34', 0): 1, ('666661.750.94', 0): 1.0, ('666661.33-0.34', 2): 0, ('666661.230.74', 1): 0, ('666661.10.45', 0): 1.0049, ('166662.081.14', 1): 0, ('666661.70.45', 1): 0.063,</text:p>
      <text:p text:style-name="P1"><text:s/>('666661.320.52', 0): 1.252492401, ('666660.570.23', 2): 0, ('666660.850.47', 0): 1, ('666660.560.06', 1): 0.0, ('666661.690.47', 2): 0, ('666660.750.32', 2): 0, ('666660.720.88', 1): 0, ('666661.36-0.09', 2): 0, ('666660.890.34', 0): 1.400366714933027, ('666660.780.11', 0): 1.5789531417187028, ('666661.450.21', 0): 1.13741, ('666661.620.3', 2): 0, ('666661.77-0.47', 0): 1, ('666661.280.37', 2): 0, ('666661.780.15', 2): 0.06999999999999999, ('666660.860.32', 2): 0, ('666660.99-0.07', 2): 0, ('666660.550.01', 0): 1, ('666661.43-0.0', 1): 0, ('666661.350.89', 0): 1.0, ('666661.691.28', 0): 1, ('666661.270.65', 2): 0.06999999999999999, ('666661.550.93', 2): 0, ('666660.26-0.05', 0): 1.07, ('666661.080.45', 2): 0.0, ('666661.46-0.35', 0): 1.07, <text:soft-page-break/>('666661.73-0.61', 1): 0, ('666662.170.48', 1): 0, ('666661.650.49', 1): 0, ('666661.44-0.16', 2): 0.0, ('666662.14-0.47', 1): 0.0, ('666661.320.34', 1): 0.25029851259, ('666661.141.04', 2): 0, ('666661.910.93', 2): 0, ('666661.170.33', 0): 1.0334558789532662, ('666660.960.41', 0): 1.07, ('666661.72-0.04', 1): 0, ('666661.93-0.37', 0): 1, ('666661.660.7', 1): 0, ('666661.270.34', 1): 0, ('666660.76-0.13', 2): 0, ('666661.430.09', 1): 0.06999999999999999, ('666661.42-0.02', 0): 1.1413790000000001, ('666661.03-0.29', 0): 1, ('666660.370.03', 0): 1.1556562363447, ('666660.490.04', 2): 0.0, ('666161.50.47', 1): 0, ('666661.380.39', 1): 0.23630131, ('666662.17-0.47', 2): 0, ('666661.681.12', 1): 0, ('666661.750.7', 0): 1.0, ('666661.520.41', 2): 0.0, ('666661.6-0.23', 0): 1.07, ('666661.231.22', 0): 1, ('666661.440.14', 0): 1.0562730000000002, ('606662.160.34', 0): 1, ('666661.5-0.03', 2): 0, ('666661.110.21', 2): 0.31495283401960006, ('666661.72-0.42', 2): 0, ('666660.680.13', 0): 1.4734970491356993, ('666661.360.08', 1): 0.00441, ('666661.210.74', 0): 1.0630000000000002, ('666661.620.74', 2): 0, ('666661.38-0.17', 1): 0, ('666661.750.16', 1): 0, ('666660.40.15', 1): 0, ('666660.640.27', 0): 1.0903566003732983, ('666661.18-0.09', 1): 0, ('661661.90.15', 0): 1, ('666660.640.15', 1): 0, ('666661.420.38', 2): 0, ('666661.081.38', 2): 0, ('666661.591.02', 1): 0, ('661661.930.36', 0): 1, ('666662.0-0.66', 1): 0, ('666661.10.13', 0): 1.3316107348540587, ('666660.810.47', 1): 0.223657, ('666662.020.48', 2): -100, ('666662.070.54', 0): 1, ('666660.670.15', 0): 1.246478907247815, ('666661.83-0.04', 2): 0, ('666660.80.4', 0): 1.07, ('666661.920.33', 0): 1.133, ('666660.90.1', 2): 0.35895136623796103, ('666661.340.81', 0): 1, ('666661.35-0.12', 1): 0, ('666661.41-1.01', 1): 0, ('666661.150.65', 0): 1.0630000000000002, ('666661.820.03', 1): 0, ('661660.490.12', 0): 1, ('666661.711.17', 0): 1.07, ('666661.190.34', 1): 0.0, ('666661.030.52', 1): 0, ('666661.070.99', 2): 0, ('666661.16-0.06', 1): 0, ('666661.50.78', 2): 0, ('666660.30.02', 0): 1.4936541040785285, ('666661.520.84', 1): 0, ('666661.381.49', 2): 0, ('666661.230.76', 2): 0, ('666661.40.21', 2): 0, ('666661.620.85', 0): 1, ('666660.660.61', 0): 1.0, ('666612.15-0.66', 2): 0, ('666661.65-0.54', 2): 0, ('666661.060.24', 0): 1.0047187, ('666661.291.45', 2): 0.0, ('666661.62-0.0', 1): 0.0, ('666661.540.09', 0): 1.1197, ('666661.641.21', 2): 0, ('666661.480.54', 0): 1.224809843244, ('666661.830.14', 0): 1.0, ('666661.540.66', 2): 0.0, ('666661.521.55', 0): 1, ('666661.440.23', 1): 0, ('666661.85-0.2', 2): 0, ('661661.420.44', 2): 0, ('666661.350.62', 1): 0.005243000000000001, ('666661.670.39', 1): 0.0, ('666660.740.04', 1): 0.0, ('666660.710.26', 0): 1.4410784588777317, ('666661.15-0.44', 0): 1, ('666661.12-0.07', 2): 0, ('666661.50.05', 0): 1.0049, ('666662.230.49', 1): 0, ('666660.91-0.01', 1): 0, ('666661.940.75', 0): 1, ('666661.590.07', 0): 1.073969, ('666660.910.01', 1): 0, ('666661.780.34', 0): 1.0, ('666661.751.13', 2): 0, ('666661.841.15', 0): 1, ('666660.910.22', 0): 1.6716457219489074, ('666661.77-0.63', 1): 0, ('666661.461.03', 0): 1, ('666661.910.42', 0): 1.2640680909496, ('666660.790.06', 1): 0, ('666661.59-0.06', 0): 1.0630000000000002, ('666660.60.0', 0): 1, ('666660.310.06', 0): 2.112940769003139, ('666661.590.94', 1): 0, ('666660.980.24', 0): 1.1807940245059894, ('666661.280.46', 0): 1.190950235, ('666661.840.9', 1): -100, ('666661.760.85', 2): 0.0, ('666661.521.24', 2): 0, ('666661.210.62', 2): 0, ('666660.850.23', 2): 0.30712732301006035, ('666662.020.33', 1): 0, ('666661.37-0.06', 0): 1.06388389, ('666661.541.18', 0): 1, ('666662.07-0.81', 0): 1, ('666662.051.08', 2): 0, ('666661.93-0.18', 0): 1, ('666661.480.29', 0): 1.0, ('666661.060.08', 0): 1.07, ('666661.111.44', 2): 0, ('661660.450.11', 0): 1.5534525136669333, ('666662.02-0.21', 0): 1.07, ('666661.00.31', 2): 0.567062269726822, ('666661.890.99', 2): 0, ('666661.450.34', 1): 0, ('666662.03-0.21', 2): 0, ('666661.60.79', 0): 1, ('666661.371.03', 2): 0, ('666661.940.29', 2): 0.0, ('666662.1-0.7', 2): 0, ('666661.4-0.23', 2): 0.0, ('666661.460.86', 2): 0, ('666660.641.8', 2): 0, ('666661.471.23', 2): 0, ('666662.07-0.34', 0): 1, ('666661.870.45', 0): 1, ('666661.670.15', 1): 0.0, ('666661.48-0.05', 2): 0, ('666661.940.37', 1): 0, ('666660.760.07', 2): 0.0, ('666661.73-0.05', 0): 1, ('666661.36-0.01', 1): 0, ('666662.010.25', 0): -100, ('666660.780.04', 1): 0.0, ('666661.130.68', 0): 1.07, ('666660.851.43', 2): 0, ('666661.120.68', 0): 1, ('666661.960.65', 0): 1.16995888, ('666661.940.42', 2): 0.1750077, ('666660.761.53', 2): 0, ('666661.32-0.37', 2): 0, ('666661.320.31', 1): 0, ('666661.290.44', 0): 1.37569603180529, ('666661.121.04', 1): 0, ('666661.11-0.24', 0): 1, ('666660.961.17', 2): 0, ('666660.44-0.08', 0): 1.0, ('666661.541.21', 2): 0.0, ('666662.110.93', 0): 1, ('666661.170.21', 0): 1.13400664326, ('666661.8-0.44', 0): 1.0, ('666661.88-0.95', 1): 0, ('666661.480.36', 2): 0.013279, ('666660.531.67', 1): 0, ('666661.250.44', 0): 1.0, ('666660.540.06', 0): 1, ('666661.230.11', 2): 0.20196920029999998, ('666660.350.05', 2): 1.4044279276738278, ('666662.04-0.44', 2): 0, ('666661.52-0.22', <text:soft-page-break/>1): 0.0, ('666660.9-0.3', 0): 1, ('666660.820.25', 2): 0, ('666660.470.01', 2): 0, ('666660.871.03', 1): 0, ('666661.921.5', 0): 1, ('666661.02-0.21', 0): 1, ('666661.211.33', 2): 0, ('666661.740.75', 0): 1.1498511, ('666662.070.44', 2): 0, ('666661.520.49', 1): 0, ('666661.80.19', 0): 1, ('666661.55-0.37', 0): 1.0630000000000002, ('666661.580.36', 1): 0, ('666661.591.33', 2): -100, ('666661.960.22', 2): 0.0, ('666661.030.23', 2): 0.0, ('666661.170.6', 1): 0.0, ('666661.870.69', 0): 1, ('666660.970.13', 0): 1.07, ('666661.350.42', 0): 1.0763493917898244, ('666661.49-0.56', 1): 0, ('616661.370.62', 1): 0, ('666661.12-0.37', 1): 0, ('666661.120.86', 0): 1, ('666660.94-0.09', 1): 0.06999999999999999, ('666660.220.03', 2): 1.9691732714027304, ('666661.53-0.21', 0): 1.0, ('666661.95-0.24', 2): 0, ('666662.11-1.12', 2): 0, ('666661.18-0.01', 0): 1.18837812, ('666661.87-0.59', 2): 0, ('666661.590.27', 1): 0, ('666661.380.69', 0): 1.0630000000000002, ('666661.70.6', 0): 1.07, ('666661.960.27', 0): 1, ('666660.630.51', 0): 1.0, ('666660.480.1', 0): 2.3693043652667902, ('666661.27-0.14', 1): 0, ('666661.590.23', 0): 1.112222369, ('666660.970.65', 2): 0, ('666661.59-0.34', 0): 1.0, ('666661.90.5', 1): 0.1197, ('666661.740.05', 2): 0, ('666661.160.47', 0): 1.4492805103316708, ('666661.591.02', 2): 0, ('666661.771.05', 1): 0, ('666662.10.54', 1): 0, ('666661.271.07', 2): 0, ('666661.22-0.12', 1): 0, ('666660.56-0.06', 2): 0, ('666662.240.21', 0): 1, ('666661.410.84', 2): 0, ('666660.580.43', 0): 1, ('666661.871.2', 0): 1, ('666661.351.07', 1): 0, ('666661.711.32', 0): -100, ('666661.740.57', 1): 0.06999999999999999, ('666661.41-0.04', 2): 0.0, ('666661.040.83', 0): 1.0, ('666661.130.07', 2): 0, ('666660.810.09', 0): 1.231250780219894, ('666660.710.32', 0): 1.0795347644, ('666660.970.87', 2): 0, ('666661.25-0.95', 0): 1, ('666661.670.31', 2): 0, ('666661.7-0.24', 0): 1, ('666661.260.38', 2): 0.07144437299999999, ('666662.120.47', 0): 1.0, ('666660.570.12', 2): 0.0, ('666660.91-0.09', 0): 1, ('666660.84-0.75', 2): 0, ('666661.381.82', 0): 1, ('666662.05-0.67', 2): 0, ('666661.31.09', 0): 1, ('666661.75-0.18', 2): 0, ('666661.710.6', 0): 1, ('666661.6-0.57', 1): 0, ('666661.271.18', 0): 1, ('666661.970.28', 2): -9.93, ('666661.910.78', 1): 0.0, ('666661.260.54', 0): 1.0630000000000002, ('666661.870.88', 0): 1.0, ('666661.54-0.01', 2): 0, ('666661.15-0.06', 2): 0, ('666660.790.46', 2): 0, ('666661.170.05', 1): 0, ('666660.990.33', 2): 0.3831036157624201, ('666660.79-0.07', 2): 0, ('666662.03-1.26', 1): 0, ('666661.711.44', 1): 0, ('666661.290.64', 0): 1.07, ('666661.240.22', 0): 1.013952309, ('666661.830.77', 0): 1, ('666660.850.51', 2): 0, ('666661.80.44', 0): 1.17013743418, ('666662.260.39', 0): 1, ('666661.90.22', 0): 1, ('666660.680.02', 2): 0, ('666661.471.18', 1): 0, ('666660.680.57', 1): 0, ('666660.381.18', 0): 1, ('666661.10.83', 2): 0.0, ('666660.991.31', 2): 0, ('666661.480.21', 1): 0.17773, ('666661.19-0.05', 0): 1.0, ('666660.920.31', 0): 1.5091484476603365, ('666660.70.24', 0): 1.7065905014094498, ('666661.030.86', 0): 1, ('666661.54-0.54', 2): 0, ('666661.420.12', 2): 0.254793, ('666661.671.01', 1): 0, ('666660.410.12', 1): 0.6547235603173394, ('666660.8-0.04', 0): 1.07, ('666660.90.21', 0): 1.5561436033454052, ('666661.631.02', 1): 0, ('666661.740.35', 0): 1.1316000000000002, ('666661.671.13', 2): 0, ('666661.970.19', 1): 0.0, ('666661.760.47', 0): 1.07, ('666661.28-0.04', 2): 0.0, ('666661.73-0.11', 0): 1.07, ('666660.99-0.01', 2): 0.07965300000000002, ('666660.730.42', 0): 1, ('666661.450.0', 0): 1, ('662660.850.27', 0): 1, ('666661.20.56', 2): 0.1267, ('666661.42-1.29', 2): 0, ('666661.51-0.71', 1): 0, ('666661.990.8', 1): 0, ('666661.40.13', 1): 0.06999999999999999, ('666661.250.32', 0): 1.204881718760623, ('666660.970.04', 2): 0, ('666661.790.0', 0): 1, ('666661.020.87', 0): 1.0, ('666661.481.28', 1): 0, ('666661.640.07', 1): 0.06999999999999999, ('666661.490.35', 0): 1.133,</text:p>
      <text:p text:style-name="P1"><text:s/>('666662.23-0.77', 0): 1, ('666661.48-0.43', 0): 1.0, ('666661.690.3', 0): 1.134669311028, ('666661.77-1.84', 2): 0, ('666661.120.13', 0): 1.339471334542664, ('666661.740.21', 1): 0.17290482999999998, ('666661.280.95', 0): 1, ('666660.851.52', 1): 0, ('666660.610.18', 0): 2.7809919919565127, ('666661.040.92', 0): 1, ('666661.830.29', 2): 0, ('666661.910.17', 1): 0.0, ('666661.83-0.31', 1): 0, ('666660.93-0.06', 1): 0, ('666661.010.26', 1): 0.36960016832467546, ('666660.93-0.14', 2): 0, ('666661.210.3', 2): 0, ('666661.01-0.03', 2): 0, ('666661.050.38', 0): 1.441396363285165, ('666660.480.18', 1): 0, ('666661.291.08', 1): 0, ('666660.930.01', 2): 0, ('666661.621.09', 0): 1, ('666660.320.1', 1): 0, ('666661.380.92', 1): 0, ('666661.21.35', 2): 0, ('666661.43-0.22', 0): 1, ('666661.660.99', 2): 0, ('666661.65-0.26', 1): 0, ('666661.710.69', 2): 0.0, ('666660.910.45', 0): 1.4878333570997466, ('666660.940.38', 2): 0, ('666661.531.39', 2): 0.0, ('666661.40.56', 2): 0, ('666661.431.13', 2): 0, ('666660.890.39', 0): 1, ('666661.040.35', 0): 1.2034743883795878, ('666611.87-0.28', 2): 0, ('666661.171.06', 1): 0, ('666660.510.12', 0): 2.4862013724593366, ('666661.65-0.51', 0): 1.0, <text:soft-page-break/>('666660.640.86', 0): 1, ('666661.680.57', 0): 1.0749, ('666661.381.16', 2): 0, ('666662.110.56', 2): 0, ('666660.210.03', 2): 0, ('666661.310.47', 2): 0, ('666662.010.77', 2): 0, ('666661.6-0.06', 2): 0, ('666661.340.56', 2): 0, ('666661.351.36', 0): 1, ('666661.720.93', 0): 1.0, ('666660.910.28', 0): 1.8070236277213942, ('666661.361.4', 1): 0, ('666661.84-0.06', 1): 0, ('666661.271.34', 1): 0, ('666660.980.48', 2): 0.24710634543019458, ('666661.030.56', 0): 1.0665721, ('666660.98-1.3', 0): 1, ('666661.490.19', 0): 1.1267, ('666662.18-0.79', 2): 0, ('666661.111.03', 0): 1, ('666661.910.33', 0): 1.1379000000000001, ('666660.270.06', 1): 0, ('666661.020.07', 0): 1, ('666660.941.81', 0): 1, ('666661.190.96', 1): 0, ('666661.230.99', 2): 0, ('666662.020.56', 0): 1, ('666661.480.48', 1): 0, ('666661.61-1.64', 2): 0, ('666661.21-0.21', 2): 0, ('666661.631.19', 1): 0, ('666660.980.55', 0): 1.06755553, ('666661.841.21', 0): -100, ('666661.070.45', 0): 1.2218989689700002, ('666661.270.73', 2): 0, ('666661.92-0.32', 0): 1, ('666661.61-1.27', 2): 0, ('666660.941.85', 2): 0, ('666661.45-0.04', 0): 1.0, ('666661.21-0.05', 1): 0, ('666661.651.14', 1): 0, ('666662.190.35', 1): 0, ('666661.3-0.0', 0): 1, ('666660.630.09', 0): 1.2034200000000002, ('666661.140.64', 1): 0.19901847699999997, ('666662.17-0.55', 0): 1, ('666661.39-0.17', 1): 0, ('666661.480.11', 0): 1.0, ('666661.68-0.83', 0): 1.0, ('666661.96-0.77', 2): 0.0, ('666661.58-0.01', 0): 1, ('666661.610.63', 0): 1.2531221, ('666660.790.32', 0): 1.018032144697, ('666661.9-0.25', 0): 1.0, ('666662.01-0.3', 0): -100, ('666660.690.64', 2): 0, ('666661.46-0.24', 1): 0, ('666661.730.28', 2): 0, ('666661.850.76', 0): 1.133, ('666661.46-0.16', 0): 1.0, ('666662.070.59', 0): 1.0, ('666661.52-0.6', 0): 1, ('616661.360.43', 0): 1, ('666661.520.37', 1): 0, ('666660.940.41', 0): 1.0648053049689787, ('666660.760.26', 0): 1.8854371243442796, ('666660.740.15', 1): 0, ('666661.581.23', 1): 0, ('666661.17-0.02', 1): 0, ('666661.28-0.2', 0): 1, ('666660.51.21', 0): 1, ('666660.711.14', 1): 0, ('666661.510.11', 0): 1.13741, ('666661.850.86', 2): 0, ('666661.480.2', 2): 0.0, ('661660.460.12', 2): 0, ('666660.850.98', 2): 0, ('666660.410.03', 1): 0, ('666661.680.6', 0): 1.0, ('666662.220.47', 2): 0, ('666661.46-0.07', 2): 0, ('666662.040.38', 1): 0.0, ('666661.350.53', 2): 0, ('666660.670.48', 1): 0, ('666661.550.75', 2): 0, ('666661.550.26', 2): 0.0, ('666661.430.53', 2): 0, ('666661.730.63', 0): 1.07, ('666661.140.08', 1): 0.12103, ('666661.330.6', 0): 1.078869, ('666661.140.76', 2): 0.06999999999999999, ('666660.890.6', 0): 1, ('666661.750.45', 2): 0, ('666661.540.28', 1): 0.06999999999999999, ('666660.530.0', 1): 0, ('666660.720.27', 2): 0, ('666661.950.43', 2): 0, ('666661.090.29', 0): 1.2701029645364819, ('666661.820.19', 1): 0, ('666661.920.19', 0): 1, ('666661.780.97', 1): -100, ('666661.530.6', 2): 0.06559301000000001, ('666661.860.36', 1): 0, ('666661.13-0.03', 0): 1.07, ('666661.560.43', 0): 1.0630000000000002, ('666661.810.61', 0): 1.1476555261999999, ('666661.630.25', 0): 1.0630000000000002, ('666661.67-0.18', 0): 1, ('666661.08-0.29', 0): 1.0, ('666661.340.62', 0): 1.0, ('666660.750.61', 2): 0, ('666661.760.04', 2): 0.00441, ('666661.150.44', 0): 1.3067652, ('666611.47-0.15', 2): 0, ('666660.130.01', 1): 0, ('666661.150.54', 1): 0, ('666660.621.27', 0): 1, ('666661.46-0.17', 2): 0.0, ('666660.891.95', 1): 0, ('666661.531.19', 0): 1.0, ('666661.21.43', 0): 1, ('666661.570.87', 1): 0, ('666661.51-0.29', 0): 1, ('666661.740.29', 0): 1.0, ('666661.570.99', 2): 0.133, ('666662.220.72', 2): 0, ('666661.831.31', 0): -100, ('666660.740.36', 2): 0.226562631841, ('666661.020.23', 0): 1.0190160817000002, ('666661.39-0.47', 0): 1, ('666661.140.69', 2): 0.0, ('666660.820.58', 1): 0, ('666661.480.75', 0): 1.0, ('666660.920.05', 2): 0, ('666160.42-0.06', 0): 1, ('666660.41.17', 2): 0, ('666661.12-1.1', 1): 0, ('666662.010.41', 0): 1, ('666661.281.4', 2): 0, ('666662.190.96', 1): 0, ('666661.50.81', 0): 1.0, ('666660.690.79', 1): 0, ('666661.621.14', 1): 0, ('266661.130.63', 1): 0, ('666661.3-0.04', 0): 1, ('666661.630.4', 0): 1.14767354, ('666661.770.4', 1): 0, ('666660.560.05', 0): 1.0567000000000002, ('666662.06-0.47', 0): 1, ('666660.50.0', 1): 0, ('666660.780.12', 1): 0, ('666661.42-0.36', 0): 1, ('666661.571.07', 0): 1, ('666660.550.16', 0): 2.1423033971173338, ('666661.611.02', 0): 1, ('666660.810.25', 2): 0, ('666661.41-0.35', 2): 0.0, ('666660.781.09', 1): 0, ('666660.360.08', 1): 0, ('666661.4-0.14', 1): 0, ('666660.880.44', 2): 0, ('666660.660.31', 0): 1.194960265591, ('666661.81-0.28', 1): 0, ('666661.220.21', 0): 1.142398837, ('666661.65-0.12', 2): 0, ('666661.870.53', 0): 1.202538, ('666660.85-0.03', 2): 0.06999999999999999, ('666660.910.38', 0): 1.4008499185768928, ('666660.380.08', 2): 1.641191621947494, ('666661.580.6', 1): 0.294459487, ('666661.710.96', 1): 0, ('666661.220.39', 0): 1, ('666661.250.49', 0): 1.07, ('666661.340.41', 1): 0, ('666661.120.33', 1): 0, ('666660.970.79', 0): 1, ('666661.71-0.39', 0): 1, ('666661.430.12', 1): 0, ('666660.960.54', 2): 0, ('666661.62-0.29', 2): 0, ('666661.660.4', 0): 1.005244361367, ('666661.57-0.37', 0): 1.0, ('666661.270.37', 0): 1.144627917, <text:soft-page-break/>('666660.9-0.18', 0): 1, ('666660.7-0.09', 2): 0, ('666661.76-0.6', 1): 0, ('666661.681.11', 0): 1.07, ('662660.960.28', 1): 0, ('666660.88-0.17', 2): 0, ('666661.50.28', 1): 0, ('666660.55-1.82', 1): 0, ('666661.04-0.16', 2): 0, ('666661.09-0.15', 0): 1, ('666661.210.45', 0): 1.19079073163738, ('666661.210.17', 2): 0.0, ('666662.230.86', 2): 0, ('666661.131.56', 0): 1, ('666661.072.09', 0): 1, ('666661.940.32', 0): 1.1946, ('666661.18-0.59', 0): 1, ('666661.710.46', 0): 1.0, ('666661.45-0.17', 1): 0.0049, ('666660.40.16', 0): 1, ('666661.340.16', 1): 0, ('666661.531.21', 1): 0, ('666661.85-0.15', 2): 0, ('666661.580.28', 1): 0.13556900000000002, ('666661.420.23', 2): 0, ('666662.030.24', 2): 0, ('666661.83-0.59', 2): 0, ('666661.90.43', 0): 1.07, ('666661.660.81', 0): 1, ('666660.960.03', 2): 0.07830501, ('666661.62-0.44', 0): 1, ('666661.960.41', 1): 0.0, ('666661.10.14', 1): 0, ('666661.30.0', 1): 0.07231000000000001, ('666661.691.51', 2): 0, ('666661.11-0.03', 0): 1.0, ('666662.00.9', 0): 1, ('666661.80.76', 2): 0.13741, ('666661.940.26', 1): 0, ('666661.5-0.8', 2): 0, ('666661.551.18', 1): 0, ('666660.860.18', 0): 1.3980730592252246, ('666660.630.88', 0): 1.0, ('666661.91-0.35', 2): 0, ('666661.160.48', 0): 1.4055104680207111, ('666661.340.82', 1): 0, ('666661.741.43', 2): 0, ('666661.960.85', 2): 0, ('666660.851.36', 2): 0, ('661660.490.11', 1): 0.14428185994568785, ('666661.570.28', 1): 0.1473388, ('666661.050.61', 0): 1.183337, ('666661.810.96', 1): 0, ('666661.840.46', 2): 0.063, ('666660.980.2', 0): 1.1448831502083112, ('666661.080.26', 0): 1.3072274455559352, ('666660.761.02', 1): 0, ('666660.660.62', 1): 0.0, ('666660.480.21', 1): 0, ('666660.28-0.05', 1): 0, ('666660.61-0.11', 2): 0, ('666661.730.69', 0): 1, ('666661.830.17', 1): 0.06999999999999999, ('666660.90.59', 1): 0, ('666661.231.02', 0): 1, ('666661.720.41', 2): 0.190727628, ('666660.821.69', 0): -100, ('666660.710.39', 0): 1, ('661660.260.02', 1): 0, ('666661.090.65', 2): 0, ('666661.350.61', 0): 1.0049, ('666661.69-0.42', 1): 0, ('666660.80.56', 2): 0, ('666660.871.12', 2): 0, ('666661.560.16', 0): 1.0573517000000001, ('666660.910.16', 1): 0, ('666660.91-0.06', 0): 1.07, ('666660.910.02', 0): 1.1343215790280001, ('666662.080.59', 1): 0.0, ('666661.130.6', 2): 0, ('666661.620.49', 1): 0, ('666662.00.35', 2): -100, ('666661.820.11', 0): 1, ('666661.851.14', 0): 1, ('666661.910.41', 1): 0, ('666661.970.27', 2): 0.0, ('666661.350.26', 2): 0, ('666661.160.4', 2): 0.07655683, ('666660.850.4', 2): 0, ('666661.590.46', 0): 1.07, ('666661.870.85', 0): 1, ('666661.20.12', 0): 1.012838, ('666661.58-0.35', 2): 0, ('666661.66-0.46', 1): 0, ('666660.74-0.02', 0): 1.0, ('666661.31.25', 1): 0, ('666661.640.25', 0): 1.1382430000000001, ('666661.280.45', 1): 0.0, ('666661.01-1.15', 2): 0, ('626660.870.4', 2): 0, ('666661.7-0.59', 0): 1, ('666662.040.46', 2): -100, ('666661.440.5', 0): 1.289159205097, ('666660.630.24', 0): 1.0838474992824731, ('666662.19-0.73', 1): 0, ('666661.531.11', 1): 0, ('666661.860.53', 2): 0.06999999999999999, ('666661.940.27', 0): 1.0, ('666660.620.19', 1): 0, ('666660.17-0.0', 0): 1.4522312667458344, ('666660.240.05', 1): 0.1926488566552908, ('666661.37-0.05', 1): 0.2061542, ('666660.61.13', 0): 1, ('666660.60.01', 1): 0.05103, ('666660.970.93', 1): 0, ('666661.591.22', 1): 0.0, ('666660.650.86', 2): 0, ('166661.731.03', 0): 1, ('666661.290.9', 1): 0, ('666660.760.45', 1): 0, ('666661.930.66', 0): 1.0, ('666661.520.8', 1): 0.1267, ('666661.60.28', 2):</text:p>
      <text:p text:style-name="P1"><text:s/>0, ('666661.42-0.09', 0): 1.1267, ('666660.70.29', 0): 1.271715583246774, ('666661.110.84', 2): 0, ('666660.960.21', 0): 1.455828224608803, ('666661.450.37', 0): 1.07, ('666661.581.3', 0): 1.0, ('666660.811.15', 1): 0, ('666662.07-0.45', 0): 1, ('666661.70.28', 0): 1.1379000000000001, ('666661.670.24', 1): 0, ('666660.510.21', 0): 1.2847144901496392, ('666661.48-0.16', 2): 0, ('666661.430.44', 0): 1.3586346051329998, ('666661.870.42', 1): 0.25788, ('666660.641.23', 1): 0, ('666661.65-0.1', 1): 0.0, ('666661.02-0.15', 2): 0, ('666660.97-1.38', 0): 1, ('666660.611.09', 0): 1, ('666661.77-0.88', 2): 0, ('666661.190.71', 0): 1.276920161, ('666661.67-0.03', 2): 0.1946, ('666661.120.73', 0): 1, ('666661.620.13', 1): 0, ('666660.780.03', 0): 1.0, ('666661.620.8', 0): 1, ('666661.140.03', 0): 1.133, ('666661.830.15', 1): 0, ('666661.40.68', 2): 0, ('666662.150.54', 2): 0.0, ('666661.440.84', 1): 0, ('666661.56-0.36', 2): 0, ('666662.0-0.41', 1): 0, ('666660.770.16', 1): 0, ('666661.1-0.04', 0): 1, ('666661.9-0.14', 0): 10.9, ('666662.020.21', 0): 1, ('666661.170.18', 0): 1.0138998300000002, ('666660.320.09', 2): 0.49286989283909494, ('666661.050.94', 0): 1, ('666661.560.33', 1): 0, ('666661.690.32', 2): 0, ('666661.321.0', 2): 0.0, ('666661.82-0.28', 0): 1.0, ('666661.290.85', 0): 1.0, ('666661.960.38', 0): -8.8860009, ('666660.540.09', 1): 0, ('666661.240.01', 0): 1.1473716999999999, ('666661.830.22', 2): 0, ('666661.890.41', 2): 0, ('666661.140.58', 0): 1.2298252600000001, ('666661.490.25', 2): 0.0, ('666661.260.19', 1): 0.19552953, ('666661.640.57', 2): 0, ('666661.350.34', 0): 1, ('666660.830.21', 2): 0, ('666661.080.8', 2): 0, ('666660.370.04', 2): <text:soft-page-break/>0.2201659959089282, ('666661.55-0.64', 2): 0, ('666661.821.18', 2): 0, ('666660.480.05', 0): 1.29205706575787, ('666661.751.07', 0): 1, ('666661.79-0.45', 1): 0, ('666661.580.35', 0): 1.0749, ('666661.39-1.51', 1): 0, ('666661.331.28', 1): 0.0, ('666661.580.69', 1): 0, ('666661.00.38', 0): 1.4034159428017228, ('666661.550.71', 0): 1.0749, ('666662.060.34', 0): 1, ('666660.650.01', 2): 0, ('666661.460.77', 2): 0, ('666661.110.64', 0): 1, ('666661.181.64', 1): 0, ('666661.18-0.02', 1): 0.08020523, ('666661.890.16', 2): 13.3, ('666661.170.99', 0): 1, ('666661.720.64', 1): 0, ('666661.550.37', 2): 0, ('666661.89-0.38', 1): 0, ('666661.910.65', 2): 0, ('666661.960.49', 0): 1.066969, ('666660.450.02', 1): 0, ('666661.570.17', 2): 0, ('666661.060.6', 0): 1.074753, ('661660.290.04', 2): 0, ('666661.58-0.26', 0): 1, ('666661.44-0.38', 0): 1, ('666660.760.3', 0): 1.2054938835949998, ('666661.120.46', 2): 0.07468783, ('666660.620.21', 2): 0, ('666661.770.72', 2): 0, ('666662.140.37', 2): -100, ('666661.97-0.33', 1): 0, ('666661.890.32', 2): 0.06999999999999999, ('666661.810.32', 0): 1.1416877, ('666661.270.68', 2): 0, ('666661.070.03', 1): 0, ('666661.92-0.39', 0): 1.0, ('666661.010.43', 1): 0.06999999999999999, ('666662.31-0.59', 0): -100, ('666661.150.19', 0): 1.249314572934, ('666660.250.05', 2): 0, ('666661.73-0.0', 0): 1, ('666660.730.41', 0): 1, ('666660.840.28', 1): 0.0, ('666661.720.51', 0): 1, ('666661.61-0.32', 0): 1, ('666661.070.32', 1): 0, ('666661.470.59', 0): 1, ('666661.661.04', 0): 1, ('666661.32-0.78', 2): 0, ('666661.690.52', 1): 0, ('666661.831.15', 2): 0, ('666660.770.28', 0): 1.5595492659494905, ('666661.820.2', 2): 0.063, ('666661.480.51', 2): 0, ('666661.70.39', 0): 1, ('666661.6-0.16', 1): 0.0, ('666660.920.71', 1): 0.0, ('666661.611.13', 2): 0.0, ('666661.06-0.27', 1): 0, ('666661.520.57', 0): 1.06741, ('666661.55-0.03', 1): 0, ('666661.54-0.17', 1): 0, ('666660.740.03', 1): 0, ('666660.710.23', 2): 0.936414781437156, ('666660.810.58', 0): 1, ('666661.310.62', 2): 0, ('666661.230.08', 0): 1.0, ('666660.890.59', 2): 0, ('661661.360.2', 0): 1, ('666660.771.55', 0): 1, ('666661.880.95', 2): 0, ('666661.75-0.09', 0): 1.07, ('666661.581.12', 0): 1.0630000000000002, ('666661.610.98', 2): 0, ('666661.650.66', 2): 0, ('666660.910.56', 0): 1, ('666661.410.94', 1): 0.06999999999999999, ('666661.220.75', 0): 1.0, ('666661.48-0.41', 1): 0, ('666661.50.5', 2): 0, ('666661.330.38', 2): 0, ('666662.110.32', 0): 1.0, ('666661.270.1', 0): 1.0630000000000002, ('666661.611.34', 2): 0, ('666661.690.63', 1): 0, ('666661.681.07', 2): 0, ('666661.651.09', 0): 1.0, ('666661.381.03', 1): 0, ('666661.64-0.38', 0): 1, ('666661.290.73', 0): 1.1336517000000002, ('666660.980.23', 2): 0, ('666661.690.12', 1): 0, ('666660.990.22', 0): 1.350180774994937, ('666661.450.04', 0): 1, ('616661.190.42', 1): 0, ('666661.391.18', 2): 0, ('666661.08-0.22', 1): 0.0, ('666661.210.28', 0): 1.0997333360745976, ('666660.620.96', 1): 0, ('666660.790.17', 2): 0.77619967635069, ('666661.210.67', 0): 1, ('666660.850.26', 0): 1.956421714014366, ('666660.98-0.0', 1): 0, ('666661.160.71', 0): 1.0, ('666661.030.95', 0): 1, ('666660.440.06', 1): 0, ('666661.241.17', 0): 1.0, ('666661.310.19', 2): 0, ('666660.840.12', 1): 0.0, ('666661.290.14', 0): 1.1505478519279, ('666660.840.06', 0): 1.2150130458917001, ('666660.370.1', 2): 0, ('666661.01.95', 0): 1, ('666661.780.27', 1): 0, ('666661.4-0.28', 0): 1.0, ('666661.73-0.1', 1): 0, ('666662.030.92', 0): 1, ('666661.29-0.12', 2): 0, ('666661.90.63', 2): 0.0, ('666661.571.1', 2): 0, ('666661.73-0.12', 1): 0.0, ('666662.110.25', 2): 0, ('666661.270.06', 2): 0, ('666661.110.7', 1): 0.0, ('666661.31-0.15', 0): 1, ('666661.150.33', 0): 1.5132144091266233, ('666661.51-0.76', 0): 1.0, ('666661.530.48', 0): 1.2382562566792101, ('666660.90.65', 1): 0, ('666661.82-0.31', 1): 0, ('666661.06-0.26', 0): 1.0, ('666661.960.62', 2): 0, ('666661.06-0.32', 0): 1, ('666661.741.23', 0): 1.0, ('616660.640.25', 2): 0, ('666661.20.11', 2): 0.203627145134, ('666662.0-0.49', 2): 0, ('666662.040.47', 0): -9.100000000000001, ('666661.090.59', 2): 0, ('666660.680.45', 0): 1, ('666661.730.18', 0): 1.1826299999999998, ('666661.280.82', 0): 1, ('666661.741.15', 2): 0, ('661662.10.51', 2): 0, ('666661.680.05', 2): 0.008869, ('666661.00.2', 1): 0.133343, ('666661.480.33', 0): 1.3789792362999997, ('666660.950.6', 2): 0.0, ('666661.460.6', 0): 1.13741, ('666161.55-0.2', 2): 0, ('666661.820.47', 0): 1.07441, ('666660.70.36', 1): 0.0, ('666661.230.14', 0): 1.0630000000000002, ('666661.010.68', 1): 0.0, ('666661.811.0', 2): 0, ('666661.070.63', 0): 1.0630000000000002, ('666660.650.35', 0): 1, ('666660.390.06', 0): 1.5653652595147538, ('666661.921.29', 2): 0, ('666660.80.26', 0): 1.997164801587106, ('666661.010.59', 1): 0, ('666661.241.44', 0): 1, ('666661.18-0.48', 0): 1, ('666661.670.92', 0): 1.0, ('666661.690.49', 1): 0, ('666661.010.27', 1): 0.5067424339328662, ('666661.210.29', 1): 0.1941709752305377, ('666661.050.77', 0): 1, ('666661.591.36', 0): 1, ('666661.580.61', 0): 1.282210852, ('666661.711.15', 2): 0, ('666661.760.28', 0): 1, ('666661.460.89', 1): 0, ('666660.67-1.71', 2): <text:soft-page-break/>0, ('666661.54-0.15', 2): 0, ('616661.710.52', 2): 0, ('666661.510.28', 1): 0, ('666660.510.11', 1): 0, ('666661.330.78', 0): 1, ('666661.640.15', 0): 1.1897, ('666661.99-0.45', 0): 1, ('666661.670.09', 1): 0.0049, ('666660.910.33', 0): 1.396377205228448, ('666660.72-0.08', 1): 0, ('666660.660.1', 2): 0, ('666661.220.32', 0): 1.4021430362184935, ('666660.681.28', 2): 0, ('666661.920.45', 1): 0, ('666661.84-0.01', 0): 34.829, ('666661.320.68', 1): 0, ('666661.58-0.58', 0): 1.0, ('666661.59-0.39', 2): 0.0, ('666661.7-0.75', 2): 0, ('666660.270.05', 0): 2.5332706400505582, ('666660.950.44', 0): 1.062149130825263, ('666661.660.9', 0): 1.0630000000000002, ('666662.020.51', 1): 0, ('666660.720.78', 1): 0, ('666661.72-0.32', 1): 0, ('666661.23-0.3', 0): 1, ('666661.091.19', 0): 1.0, ('666661.670.85', 2): 0, ('666661.480.82', 1): 0, ('666661.561.21', 2): 0, ('666661.671.38', 0): 1, ('666661.070.42', 1): 0.15533773980410004, ('666661.711.06', 0): 1.07, ('666661.970.96', 2): 0.0, ('666660.460.02', 2): 0.0, ('666661.74-0.06', 2): 0, ('666661.050.13', 1): 0, ('666660.55-0.14', 1): 0, ('666661.720.59', 1): 0, ('666660.78-0.03', 0): 1.133, ('666661.86-0.66', 1): 0, ('666661.881.39', 2): 0, ('666661.31.96', 2): 0, ('666660.560.64', 0): 1, ('666661.39-0.14', 0): 1, ('666661.65-0.02', 1): 0.0, ('666661.030.09', 0): 1.24528, ('666661.610.64', 1): 0, ('666661.590.19', 2): 0, ('666660.950.27', 2): 0, ('666660.460.03', 2): 0, ('666661.29-0.33', 2): 0, ('666661.770.34', 1): 0, ('666661.88-0.83', 2): 0, ('666661.75-0.15', 0): 1.0, ('666661.560.68', 1): 0, ('666661.540.48', 0): 1.1669931868430001, ('666661.610.27', 1): 0, ('666661.75-0.01', 1): 0, ('666661.68-0.12', 1): 0, ('666660.660.02', 1): 0.08480255, ('666661.271.78', 2): 0, ('666660.420.09', 1): 0, ('666661.441.0', 1): 0, ('666662.020.8', 2): 0, ('666662.011.34', 2): 0, ('666661.270.9', 1): 0, ('666661.180.88', 1): 0, ('616661.310.63', 2): 0, ('666660.82-0.58', 2): 0, ('666660.820.2', 2): 0, ('666661.160.82', 2): 0, ('666661.221.72', 1): 0, ('666661.64-0.26', 2): 0, ('666661.360.61', 1): 0.17687383, ('666661.451.23', 2): 0, ('666661.240.96', 0): 1, ('666661.050.35', 0): 1.20676871135837, ('666661.760.2', 0): 1.0039690000000001, ('666661.741.14', 2): 0, ('666661.40.87', 0): 1.0, ('666660.64-0.23', 2): 0, ('666161.880.12', 0): 100, ('666661.231.09', 0): 1, ('666661.750.83', 2): 0.0, ('666661.330.51', 2): 0.13741, ('666660.950.74', 2): 0, ('666661.430.56', 1): 0.0, ('666661.911.48', 0): 1, ('666661.20.25', 2): 0, ('666661.880.68', 2): 0, ('666660.540.11', 1): 0.27569575989485545, ('666661.47-0.25', 2): 0, ('666661.290.5', 2): 0, ('666661.60.14', 0): 1.070343, ('666661.721.42', 2): 0, ('666661.15-1.12', 0): 1, ('666661.320.17', 2): 0, ('666661.83-0.45', 1): 0, ('666660.311.2', 0): 1, ('666661.78-0.56', 1): 0, ('666661.62-0.71', 0): 1, ('666661.660.09', 1): 0, ('666661.84-0.11', 0): 1.0, ('666661.560.44', 1): 0.133, ('666662.020.69', 2): 0, ('666661.110.42', 0): 1.25958740255, ('666661.31-0.21', 0): 1, ('666661.410.53', 2): 0, ('666661.150.43', 1): 0.0, ('666661.471.08', 1): 0, ('666662.26-0.5',</text:p>
      <text:p text:style-name="P1"><text:s/>0): -100, ('666662.060.42', 2): -10.0, ('666661.690.6', 2): 0, ('666661.61-0.67', 2): 0, ('666661.56-0.52', 1): 0, ('666660.86-1.14', 2): 0, ('666662.180.65', 0): 1, ('666661.910.54', 2): 0, ('666660.620.02', 1): 0, ('666660.730.05', 1): 0, ('666660.970.49', 0): 1.0706090733600002, ('666661.99-0.35', 1): 0, ('666660.690.2', 1): 0.0, ('666660.570.01', 1): 0, ('666661.840.65', 2): 0, ('661661.330.36', 1): 0, ('666661.060.36', 0): 1.34843494013881, ('666661.60.0', 0): 1.0, ('666660.650.89', 2): 0, ('666661.920.28', 2): 0, ('666661.791.37', 1): 0, ('666661.480.76', 1): 0, ('666661.11.4', 2): 0, ('666660.790.4', 0): 1, ('626660.920.46', 1): 0, ('666662.080.46', 2): 0.06999999999999999, ('666660.84-0.17', 2): 0, ('666660.870.19', 0): 1.5552629048162017, ('666661.430.49', 0): 1.3664508124899997, ('666660.780.0', 2): 0, ('666661.621.17', 0): 1, ('666661.630.7', 1): 0.0, ('666661.710.64', 0): 1.133, ('666661.60.38', 0): 1.07441, ('666661.870.59', 0): 1.0, ('666661.380.48', 0): 1.138815571523587, ('666661.51.05', 2): 0, ('666661.410.44', 0): 1.27762036733991, ('666661.571.04', 1): 0, ('666661.620.5', 0): 1.0, ('666661.611.05', 1): 0, ('666660.390.03', 1): 0, ('666661.680.58', 2): 0, ('666661.910.25', 0): 1, ('666661.25-1.19', 1): 0, ('666661.490.65', 1): 0, ('666661.610.04', 1): 0, ('666661.040.97', 2): 0, ('666660.430.01', 2): 0.235768547, ('666661.580.5', 0): 1.30757363, ('666661.10.56', 2): 0, ('666661.170.58', 1): 0, ('666661.960.33', 0): 1.0749, ('666660.980.43', 0): 1.1813021, ('666661.780.42', 1): 0.0, ('666661.70.94', 1): 0.0, ('666661.140.53', 0): 1.0749, ('666661.15-0.25', 1): 0, ('666660.87-1.25', 1): 0, ('666660.60.48', 2): 0, ('666661.091.03', 0): 1, ('666661.65-1.67', 1): 0, ('666661.080.09', 1): 0, ('166661.270.63', 0): 1, ('666661.311.39', 1): 0.0, ('666661.74-0.31', 0): 1.0, ('666661.450.12', 0): 1.1267, ('666661.91.42', 0): 1, ('666661.321.59', 0): 1.0, ('666661.23-0.24', 2): 0, ('666661.45-0.09', 2): 0, ('666662.260.77', 0): -100, ('666661.810.12', 0): 1.1873829999999999, ('666661.340.15', 0): 1.0, ('666662.140.72', 1): 0, ('666661.810.06', 1): 0.0, ('666661.120.56', 0): <text:soft-page-break/>1.246848792295987, ('666661.420.26', 1): 0.0, ('666661.83-0.54', 1): 0, ('666661.030.48', 0): 1.017864422304666, ('666661.420.32', 0): 1.3028997041710222, ('666661.290.25', 0): 1.0049, ('666661.95-0.86', 0): 1, ('666661.730.59', 1): 0, ('666661.61.61', 0): 1, ('666661.980.67', 1): 0, ('666661.310.44', 2): 0, ('666661.950.81', 0): -100, ('666662.020.42', 0): -9.030000000000001, ('666661.010.51', 2): 0, ('666661.611.74', 0): 1, ('666661.540.14', 1): 0.133, ('666661.621.84', 2): 0, ('666660.960.2', 1): 0.07490000000000001, ('666662.42-0.86', 2): 0, ('666660.750.42', 0): 1, ('666661.110.58', 0): 1, ('666661.530.21', 1): 0, ('666660.90.04', 0): 1.2845116519, ('666660.420.01', 0): 1.0269238780999999, ('666661.150.06', 1): 0.1316, ('666660.83-0.03', 2): 0, ('666661.50.72', 0): 1, ('666661.790.71', 2): 0, ('666661.850.83', 0): 1, ('666661.190.85', 2): 0, ('666661.11-0.92', 1): 0, ('666661.22-0.94', 0): 1, ('666661.680.21', 0): 1.0779821, ('666661.661.09', 0): 1.0, ('666660.860.23', 0): 1.3236730221877258, ('666662.12-1.13', 2): -100, ('666662.00.43', 0): 1.0, ('666661.00.17', 0): 1.1384587563982, ('666661.460.68', 0): 1.1897, ('666660.561.11', 1): 0, ('666661.660.86', 2): 0, ('666661.24-0.08', 1): 0, ('666661.8-0.33', 1): 0, ('666661.12-0.01', 0): 1.0817777800000001, ('666661.330.3', 2): 0.0, ('666661.551.49', 2): 0, ('666660.29-0.05', 2): 0, ('666660.890.3', 2): 0, ('666662.09-0.48', 2): 0.0, ('666661.820.68', 0): 1, ('666662.190.72', 2): 0, ('626661.040.5', 2): 0, ('661660.310.04', 1): 0, ('666661.940.98', 2): 0, ('666662.030.4', 0): 1, ('666661.780.32', 2): 0, ('666661.75-0.96', 2): 0, ('666661.81.08', 1): 0, ('666661.41-0.13', 1): 0, ('666661.041.6', 1): 0, ('666661.090.81', 2): 0, ('666661.1-1.18', 0): 1, ('666661.80.8', 2): 0.1379, ('666661.00.51', 2): 0, ('666660.38-0.02', 0): 1.07, ('666661.390.65', 0): 1.0752840571, ('666662.280.65', 2): -100, ('666661.83-0.31', 2): 0, ('666661.01-0.1', 2): 0, ('666661.30.98', 0): 1.0, ('666662.310.55', 0): 1.0, ('666661.340.71', 1): 0, ('666661.540.38', 1): 0.170763271, ('666661.110.69', 2): 0, ('666660.771.6', 2): 0, ('666661.66-0.41', 0): 1.0630000000000002, ('666661.650.32', 2): 0, ('666661.061.1', 0): 1, ('666661.540.77', 2): 0.117999, ('666660.920.42', 2): 0.0, ('666661.061.18', 2): 0, ('666661.380.0', 0): 1.0, ('666660.630.27', 1): 0, ('666661.920.64', 0): -9.096031000000002, ('666661.45-0.46', 1): 0, ('666661.210.68', 0): 1.07, ('666661.260.04', 0): 1.0, ('666661.79-0.96', 2): 0, ('666660.850.13', 0): 1.172295061668912, ('666661.69-0.31', 2): 0, ('666661.30.26', 2): 0.273074501, ('616661.860.34', 2): 0, ('666660.240.06', 0): 1.0, ('666660.61.29', 2): 0, ('666660.630.11', 1): 0, ('666661.880.83', 2): 0, ('666661.33-0.01', 2): 0, ('666661.930.65', 1): 0.1764789222, ('666661.52-0.53', 0): 1, ('666662.040.89', 1): 0, ('666661.581.0', 1): 0.07441000000000002, ('666661.030.61', 2): 0.019492199999999998, ('666661.171.14', 1): 0, ('666661.450.51', 2): 0, ('666661.560.59', 2): 0, ('666661.62-1.65', 1): 0, ('666661.150.38', 0): 1.2216518028741616, ('666661.771.34', 2): 0.0, ('666661.290.06', 2): 0, ('666661.191.19', 1): 0, ('666661.530.43', 0): 1, ('666661.39-0.25', 0): 1, ('666661.540.7', 0): 1, ('666661.43-0.6', 2): 0, ('666660.530.22', 2): 0.5589261362319231, ('666661.251.57', 0): 1, ('666661.221.25', 2): 0, ('666660.770.15', 0): 1.388786100464021, ('666660.880.49', 0): 1.0, ('666661.71-0.05', 0): 1.0, ('666661.110.09', 1): 0.013490631, ('666661.65-0.19', 0): 1.0, ('666661.58-0.04', 0): 1.2989725718, ('666661.391.57', 0): 1, ('666660.41-0.02', 1): 0, ('666661.04-1.64', 1): 0, ('666661.290.96', 0): 1.07, ('666661.321.5', 1): 0, ('666662.14-0.22', 0): 1, ('666661.290.82', 1): 0.0, ('666661.530.05', 2): 0, ('666660.791.32', 2): 0, ('666661.230.4', 1): 0, ('666661.371.3', 0): 1.0, ('666661.570.07', 1): 0, ('666660.850.37', 1): 0.06999999999999999, ('666661.98-0.36', 0): 1.0, ('666660.530.19', 2): 0, ('666661.750.05', 1): 0.05103, ('666661.57-0.38', 2): 0.0, ('666660.830.24', 1): 0, ('666661.63-0.7', 0): 1, ('666660.480.02', 1): 0, ('661660.250.05', 0): 1, ('666660.180.01', 0): 2.0920271966489223, ('666661.511.32', 2): 0, ('666661.670.99', 0): 1.021658, ('666661.751.04', 1): 0, ('666661.290.37', 0): 1.248707004, ('666660.390.13', 2): 0, ('666661.550.2', 1): 0, ('666661.30.56', 2): 0.133, ('666661.670.53', 0): 1.133, ('666660.730.34', 0): 1.0512514936842998, ('666660.970.19', 2): 0.14231000000000002, ('661661.690.28', 2): 0, ('666661.410.14', 0): 1.0035721000000002, ('666661.510.36', 0): 1.0, ('666661.710.41', 2): 0, ('666660.640.73', 1): 0, ('666661.290.53', 1): 0, ('666661.36-0.12', 2): 0, ('666662.320.6', 2): 0, ('666661.89-0.37', 0): 1, ('666661.420.57', 2): 0, ('666661.96-0.26', 1): 0.0, ('666660.450.01', 0): 1.2137068279311, ('666661.38-0.27', 2): 0, ('666660.70.19', 0): 1.4754651822286848, ('666661.84-0.8', 1): 0, ('666661.270.29', 0): 1.133, ('666661.750.82', 2): 0, ('666660.450.16', 0): 1.8852659431468153, ('666662.070.31', 1): 0, ('666660.90.3', 1): 0, ('666661.05-1.37', 1): 0, ('666661.460.07', 1): 0, ('666161.350.07', 1): 0, ('606662.340.5', 0): 1, <text:soft-page-break/>('666661.170.63', 1): 0, ('666661.30.41', 0): 1.0933733242026384, ('666661.050.22', 0): 1.4268556493951892, ('666662.240.35', 1): 0, ('666661.110.29', 2): 0, ('666661.871.63', 2): -100, ('666661.61-0.35', 1): 0, ('666661.070.31', 0): 1.1616856538257119, ('666661.280.19', 0): 1.0, ('666660.630.35', 0): 1, ('666661.310.27', 2): 0, ('666661.021.61', 0): 1, ('666660.791.7', 0): 1, ('666661.6-0.38', 1): 0.0049, ('666660.51-0.01', 0): 1.0, ('666661.54-0.21', 0): 1, ('666661.040.45', 0): 1.07, ('666661.26-1.2', 1): 0, ('666661.960.71', 0): -100, ('666660.920.76', 0): 1, ('666661.44-0.27', 0): 1.0630000000000002, ('666660.48-0.01', 0): 1.0, ('666661.870.4', 0): 1, ('666661.230.59', 2): 0.155568812, ('666661.20.48', 0): 1.0, ('666661.551.41', 1): 0, ('666661.650.23', 1): 0.0, ('666661.20.2', 2): 0, ('666661.380.27', 1): 0, ('666661.341.03', 2): 0, ('666662.250.56', 0): 1, ('666660.070.0', 2): 1.3268216304366818, ('666660.771.56', 1): 0, ('666661.97-0.22', 2): 0, ('666661.00.49', 2): 0.078854937, ('666662.260.56', 2): 0, ('666661.221.06', 0): 1, ('666661.110.12', 1): 0.142406308912, ('666661.84-0.24', 0): 1.0, ('666660.950.17', 0): 1.133, ('666661.330.35', 1): 0, ('666661.940.54', 2): 0, ('666661.84-0.39', 0): 1, ('666661.690.64', 0): 1.234367, ('666662.00.76', 0): 1.07, ('666660.760.13', 1): 0, ('666661.470.47', 1): 0.16388411571000003, ('666660.990.39', 0): 1.3937443708023762, ('666661.361.11', 2): 0, ('666660.1-0.0', 2): 0.1250635448139855, ('666661.92-0.43', 1): 0.06999999999999999, ('666661.590.3', 0): 1.07, ('666661.761.05', 2): 0, ('666661.41-0.97', 1): 0, ('666662.28-1.0', 1): 0, ('666662.16-0.48', 1): 0, ('666660.850.21', 1): 0, ('666660.680.08', 0): 1.0, ('666660.81-0.11', 2): 0, ('666661.57-0.42', 1): 0, ('666662.00.7', 0): 1, ('666660.640.03', 2): 0, ('666661.18-0.68', 0): 1, ('666661.290.17', 1): 0, ('666661.420.18', 0): 1, ('666661.640.24', 0): 1.1377187, ('666661.40.91', 2): 0, ('666661.260.47', 2): 0, ('166661.90.93', 1): 0, ('666660.550.28', 2): 0, ('666661.650.06', 1): 0, ('666660.590.27', 0): 1.2958329257286436, ('166661.570.77', 1): 0, ('666660.611.06', 2): 0, ('666662.021.09', 0): 1, ('666661.110.0', 0): 1, ('666661.730.06', 1): 0.0, ('666661.62-0.8', 2): 0, ('661661.670.45', 2): 0, ('666661.530.31', 0): 1, ('666662.220.58', 1): 0, ('666661.250.08', 1): 0.0, ('666660.90.66', 0): 1, ('666661.82-0.36', 0): 1, ('666661.320.2', 0): 1.07, ('666660.90.57', 0): 1.0729274, ('666661.78-0.53', 2): 0, ('666660.940.67', 1): 0, ('666662.060.5', 2): 0, ('666661.660.13', 2): 0, ('666661.540.45', 0): 1.0567000000000002, ('666660.880.94', 1): 0, ('666661.45-0.37', 2): 0, ('666661.50.17', 1): 0.00931, ('666661.280.81', 1): 0.0, ('666661.840.18', 0): 1.1241100000000002,</text:p>
      <text:p text:style-name="P1"><text:s/>('666661.51-0.27', 1): 0.063, ('666661.590.58', 1): 0, ('666661.660.55', 2): 0.0, ('666661.00.1', 0): 1.341664456, ('666661.49-0.7', 1): 0.06999999999999999, ('666661.281.53', 0): 1, ('666661.042.06', 0): 1, ('666660.70.31', 0): 1.0567000000000002, ('666661.69-0.62', 1): 0, ('666661.850.04', 1): 100, ('666661.760.65', 2): 0, ('666661.11-0.37', 1): 0, ('666661.79-0.23', 1): 0, ('666660.930.7', 2): 0.0, ('666661.410.28', 0): 1, ('666661.5-0.06', 2): 0.133, ('666660.670.22', 0): 1.9069384114629446, ('666660.870.16', 0): 1.0, ('666660.120.0', 2): 0, ('666660.850.06', 0): 1.298097441127955, ('666661.790.63', 1): 0, ('666660.82-0.03', 0): 1.07, ('666661.32-0.25', 1): 0.06999999999999999, ('666660.910.43', 2): 0, ('666661.050.06', 0): 1.06111, ('666661.591.47', 0): 1.0, ('666661.040.29', 1): 0, ('666660.640.33', 2): 0, ('666661.42-0.38', 1): 0, ('666660.921.12', 0): 1, ('666661.54-0.18', 1): 0, ('666661.490.2', 2): 0.0, ('666661.61.46', 0): 1, ('666661.310.34', 0): 1.1192746187570002, ('666661.03-0.11', 0): 1.0, ('666661.640.16', 1): 0, ('666660.781.07', 0): 1, ('666661.951.05', 2): -100, ('666660.520.12', 2): 0, ('666661.471.0', 0): 1, ('666661.380.75', 2): 0.0, ('666660.65-0.03', 1): 0.0, ('666661.970.77', 0): 1.0630000000000002, ('666661.630.64', 0): 1.2224711999999998, ('666660.990.55', 0): 1.1350790000000002, ('666661.79-0.7', 2): 0, ('666660.50.06', 0): 1.0743830468478999, ('666660.910.22', 2): 0, ('666661.40.5', 2): 0, ('666660.420.14', 0): 1.4928399305049074, ('666661.060.3', 2): 0, ('666661.490.13', 2): 0, ('666661.210.58', 2): 0.25112841788999996, ('666662.06-0.4', 2): 0, ('666661.77-0.85', 2): 0, ('666662.160.44', 0): 1, ('666661.840.34', 0): 1.0, ('666661.941.02', 2): 0, ('666661.160.57', 2): 0.13387504101999997, ('666661.120.43', 0): 1.16183034175, ('666661.651.12', 0): 1, ('666661.96-0.58', 0): 1, ('666661.470.27', 0): 1.2880153260943912, ('666661.98-1.15', 1): 0, ('666660.890.08', 1): 0.0, ('666661.921.39', 1): 0, ('666660.80.2', 0): 1.6651094155987123, ('666661.791.14', 1): 0.0, ('666660.551.12', 0): 1, ('666661.721.1', 2): 0, ('666661.130.32', 0): 1.7686900682041036, ('666661.450.19', 0): 1.1897, ('666661.30.49', 1): 0.0, ('666661.321.56', 0): 1, ('666661.330.88', 0): 1, ('666661.760.16', 1): 0, ('616661.570.89', 2): 0, ('666660.460.07', 1): 0.2392374309301512, ('666660.87-1.33', 1): 0, ('666661.070.39', 1): 0, ('666660.560.15', <text:soft-page-break/>0): 2.6531659088829027, ('666661.16-0.01', 0): 1.1562769257, ('666661.810.19', 0): 1, ('666660.660.18', 1): 0, ('666661.340.18', 0): 1.133, ('666661.040.4', 2): 0.2648925048658567, ('666661.84-0.66', 1): 0, ('666662.05-0.43', 2): -100, ('666661.74-0.42', 1): 0, ('666661.920.37', 2): 0, ('666661.56-0.27', 1): 0, ('666660.980.4', 0): 1.2928055556550377, ('666661.20.94', 2): 0, ('666661.52-0.3', 0): 1, ('666661.310.53', 1): 0, ('666661.020.07', 2): 0.0, ('666661.730.26', 0): 1, ('666660.84-0.04', 2): 0, ('661660.350.06', 0): 1, ('666661.961.02', 1): -100, ('666661.550.8', 0): 1.0630000000000002, ('666661.23-0.47', 0): 1, ('666661.810.26', 0): 1, ('666661.70.81', 0): 1, ('666661.410.93', 1): 0.07490000000000001, ('666661.920.71', 0): 1, ('666662.25-0.58', 1): 0, ('666661.41.0', 1): 0, ('666661.510.17', 2): 0, ('666660.83-0.71', 2): 0, ('666661.720.91', 0): 1, ('666661.991.4', 1): 0, ('666661.710.12', 1): 0, ('666661.880.54', 1): 0, ('666660.63-0.06', 2): 0.0, ('666661.061.3', 0): 1, ('666661.41.56', 2): 0, ('666662.030.45', 1): 0, ('666660.790.23', 0): 1.5953165989969447, ('666660.850.29', 2): 0.0, ('666660.970.47', 2): 0, ('666661.020.2', 1): 0.1944187, ('666662.210.22', 0): -100, ('666661.10.09', 0): 1.000364609, ('666661.661.28', 1): 0, ('666661.021.51', 1): 0, ('666661.85-0.27', 2): 0, ('666661.82-0.01', 0): 2.3867000000000003, ('666661.60.13', 1): 0, ('666661.860.73', 0): 1.0, ('666661.54-0.33', 1): 0, ('666661.240.66', 0): 1.07, ('666661.62-0.43', 1): 0, ('666660.940.54', 0): 1, ('666661.78-0.45', 1): 0, ('666661.320.04', 1): 0, ('666661.02-1.11', 1): 0, ('666661.90.66', 0): 1, ('666660.38-0.09', 0): 1, ('666661.76-0.13', 0): 1, ('666661.270.03', 0): 1.0868511, ('666661.230.41', 1): 0.2531711, ('666661.251.84', 1): 0, ('666661.31-0.12', 2): 0, ('666661.13-0.09', 2): 0, ('666660.440.17', 2): 0.047341628639166876, ('666661.66-0.43', 1): 0, ('666661.68-0.53', 1): 0.0, ('666661.75-0.35', 0): 1.0, ('666661.470.07', 1): 0, ('666661.30.65', 2): 0.0, ('666661.75-0.21', 1): 0.06999999999999999, ('666661.52-0.2', 1): 0, ('666660.641.18', 0): 1, ('666661.370.2', 2): 0, ('666660.74-0.04', 0): 1.1369690000000001, ('666661.850.3', 1): 0.0, ('666660.70.75', 2): 0.0, ('666661.640.66', 0): 1.2446990000000002, ('616661.270.5', 1): 0, ('666661.840.08', 0): 100, ('666661.66-0.06', 0): 1.07, ('666661.83-0.0', 2): 0, ('666660.570.06', 0): 1, ('666661.190.64', 2): 0, ('666661.880.98', 2): 0.0, ('666661.93-0.4', 2): 0, ('666661.60.3', 1): 0.0, ('666661.820.3', 1): 0, ('666660.670.66', 2): 0, ('666661.940.36', 2): 0, ('666661.820.78', 2): 0, ('666661.11.15', 1): 0, ('666661.890.84', 0): 1.0, ('666661.480.73', 2): 0, ('666660.840.51', 0): 1.071818677, ('666660.740.11', 2): 0, ('666611.93-0.51', 0): 1, ('666661.79-0.08', 0): 1.0630000000000002, ('666661.260.16', 2): 0.0, ('666660.90.39', 0): 1, ('666660.80.42', 2): 0.07034299999999999, ('666661.10.25', 0): 1.1494497407605535, ('666661.220.58', 0): 1.0635000940000001, ('666661.691.4', 1): -100, ('666661.430.8', 1): 0, ('666660.910.74', 0): 1.0, ('666661.061.24', 2): 0, ('666661.010.18', 2): 0, ('666661.871.24', 1): 0, ('666660.550.18', 2): 0.0, ('666660.89-0.06', 0): 1.133, ('666661.650.88', 2): 0, ('666661.56-0.03', 0): 1.3296638248960002, ('666660.520.06', 2): 0.075830311697, ('666661.780.23', 2): 0, ('666660.940.11', 0): 1.16576709296, ('666661.470.72', 0): 1.133, ('666661.370.14', 2): 0, ('666660.210.01', 1): 0, ('666661.310.45', 1): 0.09254586495700001, ('666662.10.27', 1): 0.0, ('666661.35-0.75', 0): 1, ('666661.83-0.22', 0): 1, ('666660.72-0.03', 1): 0.0, ('666661.220.71', 2): 0, ('666661.220.37', 2): 0.3251924869482564, ('666661.10.53', 1): 0.06999999999999999, ('666661.580.89', 1): 0, ('666660.820.45', 1): 0, ('666661.270.84', 0): 1.07, ('666661.720.07', 1): 0, ('666660.59-0.16', 1): 0, ('666661.780.47', 2): 0.0, ('666661.8-0.2', 2): 0, ('666661.231.73', 1): 0, ('666661.71-0.37', 2): 0, ('666661.15-0.81', 2): 0, ('666660.880.58', 1): 0, ('666161.520.12', 0): 1, ('666661.230.83', 0): 1, ('666660.660.74', 0): 1, ('666661.04-0.67', 0): 1, ('666660.2-0.02', 2): 0, ('666661.260.88', 0): 1, ('666661.480.96', 1): 0, ('666661.650.58', 2): 0, ('666662.080.23', 1): 0, ('666661.79-1.02', 1): 0, ('666660.66-0.03', 2): 0.0, ('666661.4-0.01', 1): 0.0, ('666661.120.09', 2): 0.06138908999999999, ('666661.470.65', 2): 0, ('666661.072.07', 2): 0, ('666661.36-0.12', 0): 1.0775411, ('666661.39-0.11', 2): 0, ('666660.34-0.0', 0): 1.5797942201813506, ('666661.110.08', 2): 0.133, ('666661.60.92', 1): 0.0, ('666660.930.73', 1): 0, ('666661.120.55', 1): 0.133577269, ('666661.67-0.31', 0): 1.0, ('666662.270.35', 2): 0, ('666661.83-0.53', 0): 1, ('666660.7-0.15', 1): 0, ('666661.290.26', 1): 0, ('666660.740.5', 2): 0.0, ('666662.230.5', 0): 1, ('666661.140.45', 1): 0, ('666661.75-0.1', 0): 1.0, ('666661.66-0.29', 2): 0, ('666661.681.28', 2): 0, ('666661.75-0.12', 2): 0, ('661660.320.05', 0): 1.1535455966079133, ('666661.291.48', 0): 1, ('666662.170.8', 0): -100, ('666661.530.24', 2): 0, ('666661.761.33', 1): 0, ('666661.360.8', 0): 1.08575357, ('666661.050.43', 1): 0, ('666661.130.95', 2): 0, ('666660.870.21', 2): 0.0, ('666661.51-0.53', 2): 0, ('666662.15-0.9', 1): 0, ('666661.430.24', 2): 0, ('666661.190.54', 1): 0.06999999999999999, ('666661.12-0.3', 2): 0, ('666661.480.02', 1): 0, ('666661.022.06', <text:soft-page-break/>2): 0, ('666661.55-0.46', 1): 0, ('666661.280.12', 0): 1.13768783, ('666661.720.99', 1): 0, ('666660.920.2', 2): 0.2640148696963279, ('666662.21-0.74', 1): 0, ('666661.050.59', 0): 1, ('666661.760.77', 1): 0.0, ('666661.310.06', 0): 1, ('666661.270.56', 0): 1.008629047, ('666660.630.14', 0): 1.650083719292307, ('666661.26-0.38', 2): 0, ('666660.31.83', 1): 0, ('666661.10.01', 1): 0, ('666661.49-0.73', 1): 0, ('666661.76-1.01', 1): 0, ('666661.430.51', 1): 0, ('666661.510.93', 2): 0, ('666661.20.45', 0): 1.07, ('666661.73-0.27', 2): 0, ('666661.391.07', 1): 0, ('666660.540.16', 1): 0, ('666660.70.41', 0): 1.0, ('666660.48-0.11', 2): 0.0, ('666661.790.94', 2): 0, ('666661.640.96', 2): 0, ('666660.910.08', 2): 0.0, ('666661.350.11', 0): 1, ('666660.90.16', 1): 0, ('666661.390.39', 2): 0, ('666660.38-0.01', 1): 0.5781675919386267, ('666661.320.06', 1): 0, ('666662.330.56', 2): 0, ('666661.06-1.31', 0): 1, ('666662.040.67', 1): 0, ('666661.510.2', 1): 0, ('666661.98-0.51', 0): 1, ('666660.840.57', 0): 1, ('666661.121.46', 0): 1, ('666661.651.37', 1): 0, ('666661.070.2', 0): 1.0928518521, ('666661.120.73', 1): 0.0, ('666662.07-0.59', 0): 1, ('666660.720.19', 0): 1.4296813966165993, ('666662.2-1.15', 0): 1, ('666660.580.26', 2): 0, ('666661.00.47', 1): 0, ('666661.2-0.0', 1): 0, ('666661.990.37', 1): 0, ('666662.19-1.14', 1): 0, ('666661.510.82', 2): 0, ('666661.441.24', 0): 1, ('666661.260.07', 1): 0, ('666661.37-0.45', 2): 0, ('666660.660.24', 0): 1.8613170595514652, ('666661.83-0.09', 1): 0, ('666660.630.12', 0): 2.06349703338343, ('666661.560.07', 0): 1.07, ('666661.481.09', 0): 1.0630000000000002, ('666661.87-0.15', 2): 0, ('666662.040.61', 1): 0, ('666661.241.19', 1): 0.063, ('666661.60.22', 0): 1.013622, ('666661.42-0.03', 2): 0, ('666661.54-0.02', 0): 1.240628233251, ('666660.920.07', 1): 0.3042199739159, ('666661.340.64', 1): 0.133, ('666660.69-0.2', 1): 0, ('666661.050.46', 2): 0.0, ('666661.420.87', 2): 0.0, ('666660.770.1', 0): 1.7502773414344974, ('666661.250.92', 0): 1, ('666661.69-0.87', 0): 1, ('666661.120.22', 0): 1.2977253315651034, ('666660.880.13', 0): 1.449804048753375, ('666661.390.77', 1): 0, ('666660.740.95', 2): 0, ('666661.140.29', 1): 0, ('666661.93-1.0',</text:p>
      <text:p text:style-name="P1"><text:s/>0): 1, ('666661.731.02', 1): 0, ('666662.090.29', 0): 1.07, ('666661.060.43', 0): 1.228067, ('666661.36-0.08', 2): 0.06999999999999999, ('666661.541.43', 1): 0, ('666660.770.91', 2): 0, ('666661.331.2', 0): 1, ('666661.25-0.06', 0): 1.0, ('666662.150.52', 0): 1, ('666661.50.55', 1): 0, ('666661.260.35', 2): 0.193843204261, ('666661.111.14', 2): 0, ('666661.76-0.64', 2): 0, ('666661.21.11', 0): 1, ('666661.490.62', 1): 0, ('666661.511.58', 1): 0, ('666661.05-1.69', 0): 1, ('666661.47-0.28', 2): 0, ('666661.760.32', 0): 1, ('666660.41-0.01', 0): 1.5613842239835969, ('666661.370.45', 0): 1.217803341847, ('666660.940.71', 2): 0, ('666661.290.99', 1): 0, ('666661.761.18', 1): 0, ('666661.661.2', 1): 0, ('666661.130.23', 0): 1.268937500375738, ('666660.980.46', 2): 0.0, ('666661.230.7', 0): 1.07, ('666660.790.03', 2): 0.12701488208895562, ('666661.141.05', 2): 0, ('666661.8-0.27', 2): 0, ('666660.570.2', 0): 1.2422704692299793, ('666661.531.53', 0): 1, ('666661.570.02', 2): 0.06999999999999999, ('666661.64-0.52', 0): 1.0630000000000002, ('666660.97-0.07', 1): 0, ('666660.830.15', 1): 0, ('666662.010.57', 0): -9.030000000000001, ('666661.03-0.2', 2): 0, ('666661.240.8', 0): 1, ('666661.94-0.19', 2): 0, ('666661.131.01', 2): 0, ('666660.960.75', 0): 1, ('666662.11-0.55', 1): -100, ('666661.260.62', 2): 0.0, ('666661.58-0.49', 2): 0.0, ('666661.50.56', 0): 1.0424421795992354, ('666661.510.26', 0): 1.0630000000000002, ('666660.690.33', 1): 0.0049, ('666661.4-0.09', 0): 1.0752087, ('616662.280.73', 2): -100, ('666661.460.71', 0): 1.0, ('666661.770.26', 1): 0, ('666661.620.23', 0): 1.1984851222900001, ('666661.67-0.25', 0): 1.0, ('666661.980.24', 2): 0, ('666661.00.52', 1): 0.0, ('666661.970.64', 0): 1.0, ('666661.420.21', 1): 0.0, ('666661.23-0.07', 2): 0.133, ('666661.550.39', 0): 1.092375507, ('666661.70.48', 1): 0, ('666661.911.45', 2): 0, ('666660.570.34', 1): 0, ('666662.340.55', 2): 0, ('666660.570.24', 0): 1.3435249979589634, ('666661.9-0.72', 2): 0, ('666161.42-0.0', 1): 0, ('666661.270.26', 1): 0, ('666661.57-0.16', 0): 1, ('666661.5-0.03', 0): 1.07, ('666660.580.09', 0): 1.0165075032421518, ('666662.071.17', 2): 0, ('666661.281.04', 1): 0, ('666661.371.18', 1): 0, ('666661.650.15', 0): 1.07, ('666660.90.01', 2): 0, ('666661.810.09', 2): 0, ('666660.760.39', 0): 1.3106484226300001, ('666661.450.55', 2): 0.0, ('666661.65-0.73', 2): 0, ('666661.330.87', 0): 1.1379000000000001, ('666660.830.39', 1): 0, ('666661.40.75', 1): 0, ('666661.190.88', 0): 1, ('666661.930.16', 1): 100, ('666661.38-0.04', 0): 1, ('666661.870.16', 0): 1.0, ('666661.820.21', 0): 1.0, ('666661.741.07', 2): 0, ('666661.60.09', 0): 1.07, ('666661.72-0.01', 1): 0, ('666661.590.17', 1): 0.186454737, ('666660.690.12', 0): 2.043629909412846, ('666660.470.14', 0): 1.8383947784770363, ('666660.870.49', 0): 1.07, ('666661.950.46', 0): 1, ('666660.7-0.01', 1): 0, ('666661.49-0.27', 0): 1, ('666661.040.57', 0): 1.07, ('666660.95-0.09', 0): 1.0, <text:soft-page-break/>('666661.12-0.06', 2): 0, ('666660.931.74', 1): 0, ('666661.650.24', 0): 1.130669, ('666661.250.05', 0): 1, ('666661.180.02', 1): 0.0, ('666661.71.17', 2): 0, ('666661.33-0.13', 2): 0.06999999999999999, ('666661.060.63', 1): 0, ('666661.630.45', 0): 1, ('666661.650.6', 0): 1.0630000000000002, ('666661.491.07', 2): 0.0, ('666662.02-0.37', 2): 0, ('666661.110.24', 0): 1.25419729328, ('666660.531.16', 1): 0, ('666662.02-0.57', 1): 0, ('666662.00.27', 2): 0.0, ('666660.610.98', 0): 1, ('666662.130.4', 1): 0.0, ('666661.330.32', 0): 1.226874942931, ('666661.890.58', 0): 1, ('666661.032.12', 1): 0, ('666661.50.68', 0): 1.0, ('266661.080.58', 1): 0, ('666661.470.44', 0): 1.00576436, ('666661.370.69', 1): 0, ('666661.140.99', 1): 0.0, ('666661.5-0.49', 1): 0, ('666661.27-0.0', 2): 0.0, ('666661.830.31', 0): 1, ('666660.560.1', 1): 0, ('666662.230.41', 2): 0, ('666661.481.45', 2): 0, ('666660.990.61', 1): 0, ('666661.21.13', 0): 1, ('666662.1-0.22', 1): 0, ('666661.83-0.01', 0): 1, ('666661.280.64', 1): 0, ('666661.810.85', 2): 0, ('666662.00.4', 1): 0.07441000000000002, ('666661.71-0.59', 1): 0, ('666661.121.3', 0): 1, ('666661.91-0.29', 0): 1.1897, ('666661.820.06', 1): 0, ('666660.550.33', 2): 0, ('666662.040.82', 1): 0, ('666661.490.09', 2): 0, ('666661.190.31', 1): 0, ('666661.160.18', 0): 1.116600309, ('666661.940.28', 2): 0.06999999999999999, ('666661.4-0.22', 2): 0, ('666661.670.76', 2): 0.013533799999999999, ('666661.770.02', 0): 1.0, ('666661.5-0.34', 1): 0, ('666661.730.48', 0): 1.194943, ('666661.880.79', 0): -9.100000000000001, ('666660.870.51', 0): 1.0, ('666660.530.03', 2): 0, ('666661.230.71', 0): 1, ('666661.680.46', 0): 1, ('666661.020.46', 1): 0, ('666661.020.52', 0): 1.1891216756799998, ('666661.39-0.29', 0): 1.07, ('666660.760.29', 2): 0, ('616661.970.45', 0): 1, ('666661.06-0.84', 2): 0, ('666660.04-0.0', 1): 0, ('666662.120.64', 0): 1.0, ('666611.89-0.6', 2): 0, ('666661.620.03', 1): 0.0, ('666661.89-0.43', 2): 0, ('666661.22-0.02', 0): 1.0, ('666661.180.21', 0): 1.1632668305800002, ('666661.620.15', 2): 0.20214109999999996, ('666661.72-0.6', 1): 0, ('666661.49-0.81', 1): 0, ('666660.641.15', 0): 1, ('666661.4-0.92', 2): -100, ('666661.5-0.43', 2): 0, ('666661.090.53', 0): 1.0, ('666661.020.15', 2): 0, ('666661.90.52', 1): 0, ('666660.87-0.08', 2): 0, ('666661.140.16', 1): 0, ('666661.590.02', 2): 0, ('666661.381.21', 0): 1.0, ('666661.060.38', 1): 0, ('666660.890.27', 0): 1.7883255148322676, ('666661.92-0.68', 0): 1, ('666660.990.15', 0): 1.0, ('666660.951.15', 2): 0, ('666660.8-0.12', 1): 0, ('666661.770.08', 2): 0, ('666661.710.63', 0): 1, ('666661.490.86', 1): 0, ('666661.50.98', 1): 0, ('666661.69-0.59', 1): 0, ('666661.561.47', 2): 0, ('626661.050.39', 2): 0, ('666661.910.29', 1): 0.0, ('661661.210.27', 2): 0, ('666661.32-0.22', 0): 1.0, ('666661.9-0.3', 2): 0, ('661660.510.12', 0): 1.3460948693056183, ('666661.891.57', 1): 0, ('666662.040.51', 0): 1, ('616661.690.21', 1): 0, ('666661.580.67', 2): 0, ('666662.080.33', 1): 0, ('666660.680.52', 2): 0, ('666661.04-0.29', 1): 0.0, ('666661.790.14', 2): 0.06741000000000001, ('666661.520.67', 2): 0, ('666661.73-1.12', 0): 1, ('666661.50.39', 2): 0.0, ('666661.470.79', 0): 1.1897, ('666660.65-0.06', 2): 0, ('666661.95-0.25', 2): 0, ('666661.89-0.4', 0): 1, ('666661.12-0.43', 0): 1.0, ('666661.440.75', 1): 0, ('666660.71-0.22', 1): 0, ('666662.020.87', 1): 0, ('666661.410.49', 0): 1.1275189300000001, ('661661.380.27', 0): 1, ('666661.7-0.64', 0): 1, ('666661.540.57', 2): 0, ('666661.94-0.28', 1): 0, ('666661.61-0.42', 0): 1.0, ('666661.40.0', 1): 0.0, ('666661.391.6', 0): 1, ('666661.56-0.19', 2): 0, ('666661.390.15', 0): 1.1316000000000002, ('666662.04-0.58', 0): 1, ('666662.080.66', 2): 0.0, ('666661.09-0.04', 2): 0.063, ('666661.50.82', 0): 1, ('666661.211.3', 1): 0, ('666661.83-0.29', 0): 1, ('666661.69-0.13', 2): 0, ('666662.240.55', 1): 0, ('666661.160.22', 1): 0.0, ('666662.070.36', 1): 0, ('666661.990.5', 2): 0, ('666661.71.03', 0): 1.0630000000000002, ('666661.042.2', 0): 1, ('666661.580.9', 1): 0, ('666661.791.17', 0): 1, ('666661.5-0.93', 2): 0, ('666661.78-0.63', 1): 0, ('666661.640.02', 2): 0.0744294481, ('666660.56-0.07', 2): 0, ('666661.52-0.48', 1): 0, ('666661.78-0.73', 0): 1, ('666660.670.33', 0): 1.07, ('666661.971.16', 0): 1, ('666660.460.08', 0): 1.6352790193142275, ('666662.390.18', 1): 0, ('666661.67-0.51', 0): 1, ('666661.060.57', 1): 0.0, ('666661.070.34', 2): 0.0, ('666660.220.01', 0): 2.22123209664559, ('666661.120.02', 2): 0, ('666660.560.16', 1): 0.0, ('666660.60.87', 0): 1.0, ('666661.820.29', 1): 0, ('666661.36-0.19', 0): 1.07, ('666660.74-0.49', 2): 0, ('666661.38-0.2', 0): 1.07, ('666661.251.04', 0): 1, ('666661.560.54', 0): 1, ('666660.990.47', 1): 0.18753492841299998, ('666661.440.98', 0): 1, ('666661.88-0.28', 0): 1.0, ('666660.70.09', 2): 0, ('666661.210.6', 1): 0.13741, ('666660.870.98', 1): 0, ('666661.330.26', 0): 1.0724126299610002, ('666661.211.34', 0): 1, ('666660.620.48', 2): 0, ('666660.52-0.05', 0): 1, ('666661.730.57', 0): 1.07931, ('666660.930.32', 0): 1.4137806626190308, ('666661.370.27', 0): 1.0846749013669998, ('666661.020.72', 1): 0, ('666661.180.9', 1): 0, ('666661.320.48', 2): 0.1897, <text:soft-page-break/>('666660.940.35', 1): 0.325321215249091, ('616661.580.89', 2): 0, ('666661.410.0', 2): 0, ('666661.940.85', 2): 0, ('666661.220.3', 1): 0.15265187455363557, ('666662.131.06', 2): -100, ('666661.340.24', 1): 0, ('666661.140.75', 1): 0, ('666661.441.31', 0): 1, ('661660.440.11', 1): 0, ('666661.3-0.24', 2): 0, ('666661.750.29', 1): 0.0, ('666661.6-0.03', 1): 0, ('666661.590.22', 1): 0, ('666661.370.61', 2): 0, ('666661.160.88', 0): 1, ('666662.170.46', 2): 0, ('666660.63-0.11', 2): 0, ('666661.830.39', 1): 0.07490000000000001, ('666661.251.17', 2): 0, ('666661.98-0.32', 0): 1, ('666661.880.3', 1): 0, ('666661.851.04', 1): 0, ('666661.931.03', 0): 1, ('666660.790.15', 1): 0, ('666662.160.22', 2): 0, ('666661.69-0.0', 1): 0, ('666660.45-0.02', 2): 0.24684930815783002, ('666661.26-0.16', 0): 1, ('666662.230.26', 2): 0, ('666662.130.27', 0): -100, ('666662.35-0.29', 1): 0, ('666662.130.61', 2): -100, ('666662.110.67', 2): 0, ('666661.541.0', 0): 1, ('666661.89-0.14', 0): 10.043000000000001, ('666661.62-0.46', 2): 0, ('666662.091.21', 1): 0, ('666661.07-0.05', 0): 1, ('666661.520.89', 0): 1, ('666661.571.3', 1): 0.0, ('666661.270.04', 1): 0, ('661661.650.58', 2): 0, ('666661.07-0.12', 0): 1, ('666661.490.83', 2): 0, ('666660.60.11', 0): 2.135261852656841, ('666661.750.18', 2): 0.0, ('666661.20.57', 2): 0, ('666660.440.12', 1): 0, ('666661.180.42', 0): 1.2064143900000002, ('666661.720.87', 1): 0, ('666661.961.4', 1): 0, ('666660.690.35', 1): 0, ('666661.670.34', 0): 1, ('666661.20.13', 1): 0.0, ('666660.74-0.03', 1): 0.1485233911, ('666660.730.11', 0): 1.6169904177986512, ('666662.030.57', 0): -100, ('666661.24-0.35', 0): 1, ('666660.570.15', 0): 2.570564706349859, ('666660.82-0.11', 2): 0, ('666661.850.45', 2): 0, ('666661.270.42',</text:p>
      <text:p text:style-name="P1"><text:s/>2): 0, ('666661.40.35', 0): 1, ('666660.40.02', 2): 0, ('666661.47-0.0', 2): 0, ('666661.940.68', 0): 1, ('666661.73-0.88', 0): 1, ('666660.780.35', 1): 0.0, ('666662.2-0.56', 0): -100, ('666662.41-0.86', 1): 0, ('666661.860.91', 2): 0, ('666660.661.6', 1): 0, ('666660.880.08', 0): 1.31776144336552, ('666661.6-0.75', 0): 1, ('666662.04-0.28', 0): 1, ('666660.850.34', 2): 0.0, ('666660.790.43', 0): 1.133, ('666661.480.7', 1): 0, ('666660.83-0.16', 0): 1, ('666661.820.82', 0): 1.0630000000000002, ('666661.34-0.75', 0): 1.0, ('666661.850.28', 2): 0, ('666662.250.28', 1): -100, ('666661.711.41', 1): 0, ('666661.050.03', 2): 0.30211820520000005, ('666661.80.96', 0): 1, ('666661.720.8', 1): 0, ('666661.420.79', 2): 0.0, ('666661.491.16', 0): 1, ('666661.21-0.38', 2): 0, ('666661.88-0.3', 1): 0, ('666661.350.35', 1): 0.0, ('666661.070.27', 0): 1.2407624676621078, ('666661.98-0.23', 2): 0, ('666661.26-0.9', 2): 0, ('666661.450.42', 1): 0.0, ('666661.130.43', 0): 1.3230762500000002, ('666660.711.57', 0): 1, ('666660.940.16', 1): 0, ('666660.760.06', 0): 1.0, ('666661.080.72', 0): 1, ('666661.310.11', 1): 0, ('666661.30.72', 1): 0, ('666662.10.24', 0): 1, ('666661.630.61', 2): 0, ('666660.720.22', 1): 0, ('666661.60.74', 1): 0.194943, ('666661.66-0.3', 1): 0, ('666662.21-0.52', 1): 0, ('666660.69-0.03', 0): 1, ('666661.030.08', 1): 0.207389, ('666661.920.43', 2): 0, ('666660.820.46', 0): 1.004431609, ('666661.760.26', 0): 1.0, ('666662.13-0.57', 1): 0, ('666661.840.23', 1): 0.0, ('666661.770.1', 1): 0.06999999999999999, ('666661.21-1.02', 0): 1, ('666660.591.21', 2): 0, ('666661.571.12', 0): 1, ('666661.91-0.16', 2): 0, ('666660.660.73', 1): 0, ('666661.271.56', 0): 1, ('666661.04-1.36', 2): 0, ('666661.240.5', 0): 1.0, ('166661.230.69', 2): 0, ('666661.51-0.68', 2): 0, ('666661.520.12', 2): 0, ('666661.111.25', 1): 0, ('666661.130.37', 2): 0.0, ('666661.150.51', 2): 0, ('666661.62-0.58', 0): 1, ('666661.330.15', 0): 1.0, ('666661.57-1.18', 2): 0, ('666661.190.16', 2): 0, ('666660.690.03', 0): 1.0749, ('666660.70.85', 0): 1, ('666661.58-0.42', 2): 0, ('666660.55-0.09', 1): 0, ('666662.01-0.46', 1): 0, ('666661.570.48', 1): 0.0, ('666660.99-1.22', 2): 0, ('666662.3-0.84', 0): 1, ('666661.160.74', 2): 0, ('666661.4-0.02', 0): 1, ('666661.15-0.8', 0): 1, ('666661.320.86', 2): 0, ('666661.36-0.11', 1): 0, ('666660.740.33', 1): 0.189273, ('666661.91.04', 1): 0, ('666661.681.13', 1): 0.1377187, ('666661.170.49', 2): 0, ('666662.10.33', 2): 0, ('666661.030.42', 2): 0, ('666661.62-0.37', 1): 0, ('666661.6-0.74', 1): 0, ('666661.050.33', 2): 0, ('666662.150.71', 0): 1, ('666661.090.39', 0): 1.288794236359557, ('666661.660.31', 2): 0, ('666661.090.42', 2): 0.19378465853776305, ('666661.140.42', 0): 1.2070027190000001, ('666661.71-0.27', 1): 0, ('666660.951.53', 2): 0, ('666661.40.59', 0): 1, ('666661.95-1.01', 0): 1, ('666662.1-0.44', 0): 1, ('666660.47-0.1', 1): 0, ('666661.990.62', 2): 0, ('666661.840.85', 1): -100, ('666661.860.66', 1): 0.0, ('666660.960.53', 2): 0.0, ('666661.311.24', 1): 0, ('666661.720.28', 0): 1.1946, ('666661.73-0.72', 0): 1, ('666660.85-0.11', 1): 0, ('666662.11-0.29', 1): 0, ('666661.690.93', 1): 0, ('666661.322.01', 2): -100, ('666661.470.15', 2): 0.189273, ('666660.880.21', 2): 0, ('666660.780.46', 0): 1.0, ('666661.360.75', 1): 0.06999999999999999, ('666661.480.05', 0): 1.133, ('666661.360.67', 2): 0, <text:soft-page-break/>('666661.520.09', 1): 0, ('666661.540.85', 0): 1, ('661661.090.13', 0): 1.084481273878008, ('666660.860.25', 2): 0.49786757722806, ('666660.991.07', 0): 1, ('666661.280.34', 2): 0, ('666661.980.58', 0): 1.0, ('666661.581.06', 1): 0.0, ('666661.47-0.79', 1): 0, ('666662.00.49', 2): 0.0, ('666661.290.52', 0): 1.0, ('666661.350.91', 1): 0, ('666661.69-0.8', 0): 1, ('666660.870.44', 0): 1.0059102666640658, ('666661.15-0.11', 2): 0, ('666661.30.33', 2): 0, ('666660.370.09', 2): 1.5589210881769793, ('666661.711.25', 0): 1.0, ('666661.380.29', 0): 1.3561937216754703, ('666662.09-0.46', 0): 1.0, ('666662.1-0.75', 2): 0, ('666661.280.33', 0): 1.155522703, ('666660.95-0.0', 0): 1.07, ('666161.55-0.12', 2): 0, ('666660.90.19', 0): 1.334102686166772, ('666661.61-0.23', 1): 0, ('666661.320.15', 1): 0, ('666661.030.88', 0): 1, ('666660.680.15', 2): 0.6997170913480677, ('666661.62-0.26', 0): 1.0, ('616661.820.49', 1): 0, ('666661.341.04', 2): 0, ('666661.540.11', 1): 0, ('666661.730.97', 0): 1, ('666661.510.7', 2): 0, ('666661.50.63', 0): 1, ('666661.220.41', 0): 1.086888977, ('666661.980.84', 0): 1, ('666662.01-0.28', 2): 0, ('666661.00.66', 2): 0, ('666661.680.34', 0): 1.2092387338300001, ('666660.720.02', 0): 1.0, ('666661.60.58', 0): 1.07, ('666660.840.31', 2): 0.6937249814718455, ('666661.650.34', 0): 1, ('666660.860.45', 1): 0, ('666660.790.39', 2): 0, ('666661.620.27', 0): 1.07, ('666661.411.15', 0): 1, ('666661.990.34', 0): 1, ('666660.580.37', 0): 1.0, ('666661.10.19', 2): 0, ('666661.640.61', 2): 0, ('666661.490.97', 1): 0, ('666660.560.27', 0): 1.07, ('666661.66-0.01', 2): 0.0, ('666661.30.28', 0): 1.0786877, ('666661.230.04', 0): 1.0, ('666661.650.17', 0): 1, ('666661.310.07', 1): 0, ('666660.980.88', 1): 0, ('666661.92-0.2', 0): 1.0, ('666660.450.05', 0): 1.0803715241, ('666661.150.63', 2): 0, ('666661.40.04', 1): 0.133, ('666660.660.36', 1): 0, ('666661.07-1.3', 0): 1, ('666660.821.19', 2): 0, ('666661.490.02', 2): 0, ('666662.04-0.72', 1): 0, ('666661.080.55', 2): 0.0, ('666662.0-0.26', 1): 0, ('666661.730.47', 0): 1.0, ('166661.90.94', 1): 0, ('666660.410.06', 1): 0, ('666660.640.76', 0): 1, ('666661.731.07', 2): 0.0, ('666661.35-0.41', 0): 1, ('666661.2-0.28', 0): 1, ('666662.23-0.49', 1): 0, ('666661.781.38', 1): 0, ('666661.53-0.3', 0): 1, ('666660.80.06', 2): 0.0, ('666660.8-1.52', 1): 0, ('666661.550.29', 0): 1.0514054478000001, ('666661.570.28', 2): 0, ('666661.27-0.55', 1): 0, ('666661.43-0.17', 1): 0.06999999999999999, ('666661.321.06', 2): 0, ('666661.420.9', 2): 0.0, ('666660.680.2', 2): 0.0, ('666661.80.38', 0): 1.1708699999999999, ('666660.96-0.0', 0): 1, ('666661.591.56', 2): 0, ('666662.06-0.68', 2): 0, ('666661.050.68', 1): 0.0, ('666661.130.3', 1): 0, ('666661.10.54', 1): 0, ('666661.86-0.53', 2): 0, ('666661.580.86', 1): 0.06999999999999999, ('666661.090.12', 1): 0, ('666661.330.85', 0): 1.0, ('666661.00.05', 2): 0, ('666660.570.1', 1): 0, ('666661.370.04', 0): 1.133, ('666660.640.91', 0): 1.07, ('666660.830.12', 0): 1.346624114509873, ('666661.12-0.28', 2): 0, ('666661.360.51', 2): 0.13003690769999998, ('666662.130.52', 0): 1, ('666660.310.08', 2): 0, ('666661.241.04', 1): 0, ('666660.43-0.06', 0): 1.0, ('666661.420.62', 0): 1, ('666661.35-0.18', 0): 1.07, ('666661.86-0.1', 0): 1.0630000000000002, ('666660.960.72', 1): 0, ('666662.42-0.37', 2): 0, ('666660.690.34', 0): 1.022028320979, ('666660.590.17', 0): 2.792445633590203, ('666661.90.88', 0): 1.07441, ('666661.20.75', 2): 0, ('666661.320.46', 2): 0, ('666661.591.27', 2): 0, ('666661.490.56', 0): 1.212557034347, ('666661.810.52', 1): 0, ('666660.580.16', 0): 2.5553221727543782, ('666661.68-0.45', 2): 0, ('666661.60.99', 1): 0, ('666660.981.02', 0): 1, ('666661.990.56', 2): 0, ('666660.740.43', 0): 1, ('666661.080.56', 1): 0, ('666661.371.73', 1): 0, ('666660.521.18', 2): 0, ('666661.860.67', 0): 1.0, ('666660.650.46', 2): 0, ('666661.48-0.03', 0): 1.07, ('666661.5-0.91', 0): 1, ('616661.71.28', 0): 1, ('666661.80.77', 2): 0.0, ('666661.370.58', 0): 1.07, ('666661.14-0.01', 0): 1, ('666661.371.45', 1): 0, ('666661.25-0.29', 0): 1, ('666661.540.12', 2): 0, ('666660.780.17', 1): 0, ('666661.130.62', 2): 0, ('666661.810.9', 0): -9.030000000000001, ('666660.70.2', 0): 1.2975455990073206, ('666661.66-0.4', 2): 0.0, ('661660.430.04', 1): 0, ('666660.810.38', 1): 0.3573430577291833, ('661660.190.02', 0): 1.5690306935910665, ('666660.93-0.67', 2): 0, ('666661.05-0.71', 0): 1, ('666660.83-0.01', 1): 0, ('666660.44-0.06', 2): 0, ('661661.410.31', 2): 0, ('666662.010.78', 1): 0, ('666661.87-0.23', 0): 1.07, ('666661.280.05', 1): 0, ('666661.190.87', 1): 0, ('666661.20.04', 0): 1.133, ('666661.280.17', 2): 0.0, ('666661.870.11', 1): 10.0, ('666660.770.88', 0): 1, ('666662.14-0.49', 0): 1, ('666661.010.06', 1): 0, ('666660.660.16', 0): 1.6877965178518646, ('666661.240.77', 0): 1, ('666661.37-0.39', 0): 1, ('666660.470.07', 0): 1.262038773458084, ('666660.960.51', 0): 1.06741, ('666661.471.32', 2): 0.0, ('666661.331.69', 1): 0, ('666661.90.74', 1): 0, ('666660.35-0.04', 0): 1.0, ('666660.370.01', 1): 0.34932006263000004, ('666661.7-0.0', 0): 1, ('666661.230.53', 0): 1.07, ('666661.380.37', 0): 1.222310711, ('666661.180.19', 1): 0, ('666661.80.46', 0): 1.133, ('666661.52-0.29', 2): 0, ('666661.560.78', 0): 1, ('666660.930.39', 0): 1.301464092032054, <text:soft-page-break/>('666661.2-0.01', 2): 0, ('666661.71.12', 1): -10.0, ('666660.911.32', 0): 1, ('666661.740.78', 0): 1.0052087, ('666661.030.1', 2): 0.0, ('666661.360.19', 0): 1.073768338, ('666661.110.27', 1): 0, ('666662.00.34', 2): 0, ('666660.99-1.15', 2): 0, ('666661.390.32', 0): 1.2381040781000001, ('666661.160.5', 2): 0.19119176999999998, ('666661.34-0.16', 0): 1, ('666661.170.72', 1): 0.0, ('666661.98-0.54', 2): 0, ('666661.570.35', 0): 1, ('666661.220.49', 1): 0, ('666661.320.67', 1): 0, ('666660.640.21', 1): 0, ('666661.63-0.43', 0): 1.0, ('666661.491.27', 2): 0, ('666661.85-0.18', 0): 1.0, ('166661.460.77', 0): 1, ('666660.640.17', 0): 2.091313166073421, ('666661.460.02', 0): 1.15353786, ('666662.180.77', 2): 0, ('666661.080.57', 0): 1.2154309632999998, ('666660.560.2', 0): 1.5757760232712523, ('666660.960.06', 0): 1.1766339224811002, ('666661.910.68', 1): -100, ('666660.810.49', 0): 1.0, ('666661.870.91', 0): 1, ('666661.510.89', 0): 1.0, ('666660.781.66', 1): 0, ('666662.210.3', 0): 1, ('666662.22-0.37', 2): 0, ('666661.250.15', 2): 0.13165538029, ('666660.490.19', 1): 0, ('666660.910.61', 0): 1.0, ('666661.030.29', 0): 1.3222519730661455, ('666660.791.41', 1): 0, ('666661.33-0.03', 1): 0, ('666661.110.16',</text:p>
      <text:p text:style-name="P1"><text:s/>1): 0.23896843461131345, ('666660.930.67', 0): 1, ('666661.251.27', 0): 1, ('666661.820.05', 0): 13.2269, ('666661.85-0.19', 1): 0, ('666661.030.75', 0): 1, ('666661.190.36', 0): 1.176332033551913, ('666661.04-0.08', 2): 0, ('666660.550.22', 0): 1.6393054190515286, ('666661.840.49', 0): 1.07, ('666660.880.16', 2): 0.0, ('666660.950.06', 0): 1.2570526322, ('666661.980.56', 1): 0, ('666661.520.82', 0): 1, ('666661.680.45', 1): 0, ('666661.020.45', 0): 1.24514, ('661660.680.14', 2): 0, ('666661.060.72', 1): 0, ('666661.060.22', 1): 0, ('616661.720.79', 2): 0, ('626660.620.43', 1): 0, ('666661.62-0.2', 0): 1, ('666661.180.36', 0): 1.0744511629841, ('666661.35-0.49', 1): 0, ('666661.530.37', 2): 0, ('666660.8-0.38', 2): 0, ('666661.180.22', 1): 0.0, ('666662.10.64', 2): 0.06999999999999999, ('666661.46-0.79', 2): 0, ('666661.521.53', 1): 0, ('666661.440.25', 0): 1.129078747, ('666661.070.15', 1): 0, ('661660.480.12', 1): 0, ('666662.150.55', 2): 0, ('666661.55-0.06', 2): 0.06999999999999999, ('666661.660.15', 0): 1.01372, ('666661.920.57', 1): 0, ('666661.550.45', 1): 0.0049, ('666660.91-0.03', 2): 0, ('666661.140.11', 0): 1.0, ('666661.780.4', 0): 1.15972577265134, ('666661.670.23', 0): 1.272803138846, ('666661.35-0.07', 2): 0, ('666661.940.65', 0): 1.1399161456, ('666661.83-0.16', 2): 0, ('666661.261.12', 1): 0, ('666661.710.38', 2): 0.12901, ('666661.940.38', 1): 0, ('666661.640.28', 0): 1, ('666661.461.01', 1): 0, ('666662.060.53', 2): 0, ('666661.970.22', 0): 1, ('666661.680.11', 2): 0, ('666661.410.22', 2): 0, ('666661.140.0', 0): 1.133, ('666660.36-0.08', 1): 0, ('666660.980.26', 1): 0, ('666661.360.38', 0): 1.00083349, ('666661.360.28', 1): 0.0, ('666661.830.71', 2): 0, ('666661.580.78', 2): 0.0, ('666661.420.76', 2): 0, ('666661.231.39', 1): 0.0, ('666660.390.11', 1): 0.45379042483411924, ('666660.77-0.04', 2): 0, ('666660.42-0.02', 1): 0, ('666661.711.0', 1): 0, ('666661.080.68', 0): 1.07, ('666661.98-0.28', 2): 0, ('666660.520.08', 1): 0.0, ('666661.790.19', 1): 0, ('666660.60.04', 1): 0, ('666661.30.83', 0): 1, ('666661.660.46', 0): 1.0, ('666660.520.18', 0): 1.8889164123998612, ('666661.230.27', 0): 1.0785686751735202, ('666661.460.76', 2): 0.0, ('666661.770.21', 1): 0, ('666661.89-0.3', 1): 0, ('666661.72-0.11', 2): 0, ('666660.911.73', 1): 0, ('666662.46-0.87', 1): -100, ('666662.03-0.27', 1): 0, ('666661.79-0.1', 0): 1.0, ('666661.7-0.63', 1): 0, ('666661.410.33', 2): 0.095397701, ('666661.471.25', 1): 0, ('666661.390.12', 1): 0, ('666661.45-0.89', 1): 0, ('666661.570.16', 2): 0, ('666661.210.56', 0): 1.091149527, ('666660.740.54', 1): 0, ('666660.680.36', 1): 0.0, ('666660.99-0.13', 1): 0, ('666661.770.67', 2): 0, ('666661.560.72', 1): 0, ('666660.780.06', 2): 0, ('666661.520.19', 2): 0.14391811000000002, ('666661.640.32', 0): 1.128079, ('666661.320.33', 0): 1.00399049766269, ('666661.170.34', 1): 0.0, ('666661.020.93', 1): 0, ('666661.131.28', 1): 0, ('666661.32-0.01', 2): 0.0, ('666660.961.11', 1): 0, ('666660.320.04', 0): 2.4431822789753155, ('666660.311.76', 0): 1, ('666660.960.5', 1): 0, ('666661.510.45', 2): 0, ('666661.870.19', 2): 0, ('666660.870.04', 2): 0, ('666662.050.23', 2): 0, ('666661.560.83', 1): 0, ('666662.090.31', 1): 0, ('666661.340.1', 0): 1.0, ('666660.350.11', 0): 1.4231351409556525, ('666661.38-0.1', 1): 0, ('666661.440.07', 2): 0, ('666620.67-0.46', 2): 0, ('666662.030.31', 0): -100, ('666661.550.07', 0): 1, ('666661.191.4', 1): 0, ('666661.430.03', 1): 0.250441227827, ('666661.032.1', 1): 0, ('666661.080.17', 0): 1.2492730100000002, ('666661.660.93', 0): 1, ('666661.82-0.88', 1): 0, ('666660.940.36', 0): 1.2445381202354586, ('666662.10.71', 2): 0, ('666662.10.45', 0): 1, ('666661.930.33', 0): 1.07931, ('666660.710.13', 0): 1.6948795124861271, ('666661.55-0.25', 0): 1.0, ('666661.84-0.34', 2): 0, ('666661.86-0.34', 1): 0, ('666661.220.0', 0): 1, ('666661.960.18', 2): 100.0, ('666661.140.78', 2): 0.0, ('666661.090.76', 2): 0, ('666660.640.29', 0): 1.3075373023303, ('666661.590.25', 0): <text:soft-page-break/>1.133, ('666661.460.03', 0): 1.240037, ('666161.49-0.28', 0): 1, ('666661.820.37', 0): 1.1430089997000001, ('266661.040.68', 1): 0, ('666661.131.0', 2): 0, ('661662.050.72', 2): 0, ('666661.84-0.0', 2): 0, ('666661.370.85', 2): 0.06999999999999999, ('666661.59-0.28', 0): 1, ('666661.961.25', 0): 1, ('666661.280.67', 0): 1.07441, ('666662.130.24', 1): 0.0, ('666661.920.8', 1): 0.0, ('666661.66-0.55', 1): 0, ('666662.10.56', 2): 0, ('666661.561.24', 1): 0, ('666660.89-0.3', 0): 1, ('666661.380.24', 2): 0.0096187, ('666661.720.54', 2): 0, ('666661.05-0.18', 0): 1.0, ('666660.870.56', 2): 0.06999999999999999, ('666660.30.08', 0): 1.07, ('666662.110.24', 2): -100, ('666660.760.24', 0): 1.8841172536068354, ('666661.540.03', 0): 1.229957, ('666661.711.55', 2): 0, ('666662.11-0.64', 2): 0, ('666660.010.0', 0): 3.070130083525298, ('666661.27-0.05', 2): 0, ('666661.380.08', 1): 0, ('666661.990.76', 0): 1, ('666661.740.59', 0): 1, ('666661.610.69', 2): 0, ('666660.33-0.01', 0): 1.5626852133005174, ('666661.731.21', 2): 0.06999999999999999, ('666661.630.23', 0): 1.1505281713670001, ('666660.580.28', 1): 0, ('666662.060.7', 1): 0, ('666661.770.45', 0): 1.07, ('666661.65-0.51', 2): 0.0, ('666661.430.66', 0): 1, ('666661.620.84', 0): 1.07, ('666662.05-0.69', 1): -100, ('666661.590.09', 0): 1.07, ('666660.380.0', 0): 1, ('666661.39-0.08', 1): 0, ('666661.530.75', 0): 1, ('666662.150.32', 2): -100, ('666660.890.22', 2): 0, ('666661.77-0.69', 1): 0, ('666661.240.55', 0): 1.0630000000000002, ('666661.581.17', 2): 0, ('666661.51-0.0', 0): 1.0749, ('666661.111.38', 0): 1, ('666661.11-0.31', 2): 0, ('666661.49-0.02', 0): 1, ('666661.080.83', 1): 0, ('666661.150.3', 0): 1.2592335108066373, ('666661.230.36', 1): 0, ('666661.071.31', 1): 0, ('666661.250.55', 2): 0, ('666660.990.27', 2): 0.0, ('666660.140.02', 1): 0, ('666661.42-0.12', 1): 0, ('666662.040.54', 2): 0, ('666661.550.64', 0): 1.0, ('666660.16-0.0', 2): 0.48624116976494886, ('666661.760.39', 0): 1.07, ('666661.350.36', 0): 1.2714477128713, ('666662.33-0.74', 0): 1, ('666660.781.17', 2): 0, ('666662.00.27', 0): 1, ('666661.57-0.1', 2): 0, ('666662.04-0.7', 2): 0, ('666660.680.74', 2): 0, ('666661.790.11', 0): 1, ('666660.80.39', 1): 0, ('666660.92-0.93', 1): 0, ('666661.790.27', 1): 0, ('666661.770.29', 2): 0.0758143351, ('666660.841.25', 2): 0, ('666661.30.77', 2): 0, ('666660.920.33', 1): 0.39031488258439245, ('666661.420.2', 2): 0, ('666661.80.37', 0): 1.07503083, ('666661.550.46', 2): 0.0049, ('666661.671.03', 0): 1, ('666661.60.77', 0): 1.141379, ('666661.03-0.34', 2): 0, ('666661.45-0.81', 0): 1.0, ('626661.110.86', 0): 1, ('666660.810.16', 0): 1.21011474897, ('666661.530.8', 0): 1, ('666660.61.63', 2): 0, ('666661.08-1.91', 2): 0, ('666661.55-0.91', 2): 0, ('666661.97-0.45', 0): 1, ('666661.40.11', 0): 1.1952174, ('666660.880.5', 1): 0.06999999999999999, ('666660.67-0.08', 1): 0, ('666661.240.6', 1): 0.12082699999999999, ('666661.440.49', 2): 0, ('666661.791.12', 2): 0.0, ('666661.59-0.07', 2): 0, ('666660.5-0.09', 2): 0, ('666661.420.93', 2): 0, ('661661.410.18', 0): 1, ('666661.640.09', 0): 1.0, ('666661.330.16', 1): 0, ('666661.730.34', 0): 1.0055517, ('666661.21.45', 2): 0.0, ('666661.880.17', 0): 1, ('666661.160.69', 0): 1.0839717571, ('666661.470.63', 0): 1, ('666662.121.25', 1): -100, ('666661.910.15', 2): 90.0, ('666662.170.72', 0): 1.0, ('666661.771.11', 0): 1, ('666660.870.35', 0): 1.08056833189573, ('666661.030.34', 0): 1.3483772518583967, ('666662.150.48', 0): 1.0, ('666661.920.35', 1): 0, ('666661.330.21', 2): 0.0, ('666661.050.36', 1): 0, ('666660.950.26', 2): 0, ('616661.140.55', 2): 0, ('666661.241.41', 2): 0, ('666661.020.61', 2): 0, ('666661.43-0.56', 2): 0, ('666661.73-1.77', 1): 0, ('666661.370.55', 0): 1.079212, ('666662.40.58', 0): 1, ('666661.55-0.39', 0): 1.0, ('666661.690.22', 0): 1.2025331000000001, ('666661.730.4', 1): 0.06999999999999999, ('666661.61.63', 0): 1, ('666662.060.55', 0): -9.100000000000001, ('666662.00.6', 2): 0, ('666661.220.8', 1): 0.06999999999999999, ('666660.530.27', 1): 0, ('666661.350.48', 0): 1.07, ('666661.35-0.1', 0): 1.0, ('666660.85-0.12', 0): 1, ('666660.720.11', 1): 0.5979566076978119, ('666660.860.3', 1): 0, ('666660.780.45', 1): 0, ('666660.82-0.59', 2): 0, ('666661.11-0.56', 2): 0, ('666661.380.63', 0): 1, ('666660.85-0.05', 0): 1.07, ('666660.380.02', 0): 1.2591925101728898, ('666661.88-0.32', 2): 0, ('666661.540.82', 1): 0, ('666661.671.48', 0): 1, ('666661.450.52', 0): 1.0, ('666661.84-0.04', 2): 107.0, ('666662.360.55', 1): 0, ('666661.510.34', 0): 1.1897, ('666662.190.3', 1): 0, ('666661.330.61', 2): 0, ('666660.870.47', 1): 0, ('666662.090.3', 2): 0, ('616661.20.52', 1): 0, ('666662.21.12', 2): -100, ('666660.771.49', 1): 0, ('666661.410.71', 2): 0, ('666661.840.71', 0): 1, ('666661.970.39', 1): 0.0, ('666661.091.12', 2): 0, ('666661.59-1.62', 0): 1, ('666660.9-0.89', 0): 1, ('666660.36-0.08', 0): 1.0, ('661661.610.14', 1): 0, ('666662.170.68', 0): 1.0, ('666661.92-0.34', 1): 0, ('666661.310.94', 0): 1, ('666661.41.12', 2): 0, ('666661.910.83', 1): 0, ('666660.840.19', 0): 1.6341559132364287, ('666660.680.18', 1): 0.4990057264610198, ('666661.62-0.25', 1): 0, ('666661.030.12', 0): 1.1865467807, ('666660.770.33', 2): 0, <text:soft-page-break/>('666661.38-0.18', 0): 1.0, ('666661.140.62', 0): 1, ('666660.770.25', 1): 1.266131492505648, ('666661.480.13', 1): 0.0, ('666660.440.15', 1): 1.1518664105455163, ('666661.620.54', 2): 0.06999999999999999, ('666661.05-1.24', 0): 1, ('666661.45-1.15', 1): 0, ('666661.520.73', 2): 0, ('666661.34-0.32', 2): 0, ('666661.610.61', 1): 0, ('666661.411.02', 0): 1, ('666660.810.03', 0): 1.0, ('666661.30.67', 1): 0, ('666660.740.06', 2): 0, ('666661.850.82', 0): 1.07, ('666660.660.98', 1): 0, ('666661.78-0.01', 1): 0, ('666660.730.14', 2): 0, ('666661.270.47', 0): 1.2034200000000002, ('666661.770.39', 1): 0, ('666661.40.38', 2): 0, ('666660.40.09', 0): 2.1021860675090807, ('666661.53-0.51',</text:p>
      <text:p text:style-name="P1"><text:s/>0): 1, ('666660.61.01', 0): 1, ('666661.75-0.04', 1): 0, ('666661.72-0.27', 1): 0.0, ('666660.830.66', 0): 1, ('666660.660.07', 1): 0.08337496316800001, ('666660.631.92', 2): 0, ('666661.580.53', 2): 0, ('666661.520.35', 0): 1.07, ('666661.620.05', 1): 0.0, ('666661.060.82', 1): 0, ('666660.90.43', 1): 0, ('666661.820.08', 0): 1.07, ('666660.910.1', 2): 0, ('661660.240.03', 0): 2.683273940417313, ('666661.91.1', 0): 1, ('666661.860.49', 0): 1.128079, ('666661.04-0.03', 2): 0, ('666661.270.11', 2): 0.0, ('666661.341.57', 1): 0, ('661660.50.07', 1): 0, ('666660.860.03', 0): 1.07, ('616661.770.53', 2): 0, ('666661.031.29', 0): 1, ('666661.740.95', 2): 0, ('666660.890.68', 0): 1, ('666661.54-0.43', 0): 1, ('666661.51-0.88', 0): 1, ('666661.720.17', 1): 0.0, ('666661.53-0.0', 1): 0, ('666661.070.28', 2): 0, ('666661.471.12', 1): 0, ('666660.960.12', 2): 0, ('666660.650.22', 0): 1.9801725875619172, ('666660.970.55', 0): 1.0049, ('666660.80.31', 0): 1.4760887349810479, ('666661.61-0.07', 1): 0, ('666660.760.01', 2): 0, ('666661.750.31', 0): 1.157780754663, ('666661.47-0.22', 0): 1.0, ('666661.730.77', 0): 1.1379000000000001, ('666661.040.18', 1): 0.1379, ('666661.10.0', 2): 0, ('666661.230.72', 1): 0, ('666661.71.37', 1): 0, ('666661.950.45', 1): 0.0, ('666661.130.0', 0): 1.0, ('666660.69-0.06', 2): 0, ('666661.090.11', 0): 1.21987189, ('666660.731.11', 0): 1, ('666661.370.35', 0): 1.0630000000000002, ('666661.47-0.53', 0): 1.0, ('666662.130.85', 2): 0, ('666661.64-0.58', 2): 0.0, ('666661.690.33', 2): 0, ('666661.860.38', 0): 1.07, ('666661.88-0.13', 0): 66.7848, ('666661.970.57', 2): 0.0, ('666661.040.84', 1): 0.0, ('666660.831.41', 0): 1, ('666661.83-0.66', 0): 1, ('666660.950.52', 0): 1.0, ('666661.150.46', 1): 0, ('666661.291.16', 1): 0, ('666661.190.6', 2): 0.17073, ('661661.830.08', 1): 0, ('666661.780.03', 2): 0, ('666660.19-0.0', 2): 0, ('666661.570.85', 0): 1.0, ('666660.53-0.09', 0): 1, ('666661.120.8', 0): 1.0, ('666662.15-0.43', 2): 0, ('666661.831.37', 1): 0, ('666661.810.51', 0): 1.0, ('666661.36-0.03', 2): 0, ('666661.180.59', 0): 1.0718501, ('666660.980.37', 0): 1.2653577657409394, ('666661.71-0.4', 0): 1, ('666662.3-0.8', 1): -100, ('666661.781.26', 1): 0, ('666661.750.93', 0): 1.07, ('666662.10.85', 2): -100, ('666661.46-0.7', 2): 0, ('666660.460.15', 2): 0.0, ('666661.470.38', 0): 1, ('666660.780.5', 0): 1, ('666660.78-0.14', 0): 1, ('666661.341.05', 1): 0.0, ('666661.76-0.42', 0): 1.0, ('666661.630.2', 1): 0.0, ('666661.3-0.16', 0): 1.07441, ('666661.14-0.02', 1): 0.14906429999999998, ('666660.890.33', 0): 1.4758995954810044, ('666661.710.71', 1): 0.1267, ('666660.50.2', 2): 0, ('666661.610.45', 0): 1.0, ('661661.890.15', 0): 1, ('666661.77-0.44', 0): 1.0, ('666661.85-0.58', 1): 0, ('666661.430.46', 1): 0.07886900000000001, ('666661.66-0.1', 1): 0, ('666661.691.29', 0): 1, ('666661.031.1', 1): 0, ('666661.910.28', 2): 0.06999999999999999, ('666660.67-0.04', 2): 0, ('666661.430.84', 0): 1.0, ('666660.590.34', 1): 0, ('666660.870.23', 1): 0.0, ('666662.330.35', 1): 0, ('666661.610.01', 1): 0, ('666661.080.46', 2): 0, ('666661.46-0.34', 0): 1.0, ('666661.60.81', 2): 0, ('666661.44-0.15', 2): 0, ('666661.520.02', 1): 0.0, ('666661.790.01', 2): 0, ('666661.041.14', 0): 1.0, ('666661.530.72', 2): 0, ('666662.00.87', 2): 0, ('666661.420.42', 0): 1.129465063, ('666661.240.19', 1): 0.0, ('666660.98-0.03', 1): 0.06999999999999999, ('666661.290.55', 2): 0, ('666660.960.52', 1): 0.0, ('666661.57-0.35', 1): 0, ('666661.90.71', 2): 0.063, ('666661.44-0.07', 0): 1.0, ('666660.970.4', 0): 1.2706651257375765, ('666661.281.16', 0): 1, ('666661.03-0.28', 0): 1, ('666660.370.02', 0): 1.3697309421853139, ('666661.640.94', 2): 0, ('666661.480.46', 1): 0, ('666661.73-0.25', 1): 0, ('666661.750.6', 0): 1.0049, ('666661.0-0.09', 1): 0, ('666662.09-0.49', 2): 0, ('666661.231.23', 0): 1, ('666661.950.94', 1): 0, ('666660.71-0.04', 2): 0, ('666660.540.1', 0): 1.1325638113799719, ('666661.16-0.1', 2): 0.0, ('666661.460.13', 2): 0, ('666661.34-0.05', 0): 1.0630000000000002, ('666661.640.4', 1): 0.0, ('666661.710.44', 1): 0.0, ('666661.48-0.27', 0): 1.0, ('666661.85-0.03', 0): 97.39, ('616661.50.94', 1): 0, ('666660.640.26', 0): 1.434907184625636, ('666661.00.63', 0): 1.0630000000000002, ('666661.491.22', 1): 0, ('666661.680.39', 2): 0, ('666661.63-0.18', 0): 1, ('666660.720.05', 2): 0, ('666661.1-0.07', 2): 0, ('666661.53-0.15', 2): 0.0, ('666660.920.43', 2): 0, ('666661.061.76', 2): 0.0, ('666661.990.31', 2): 0, ('666661.320.66', 2): 0, <text:soft-page-break/>('666661.10.12', 0): 1, ('666661.30.2', 0): 1.13441799287, ('666660.560.22', 2): 0, ('666661.50.13', 1): 0, ('666662.210.4', 1): -100, ('666661.30.27', 2): 0.0, ('666662.31-0.29', 1): -100, ('666660.670.14', 0): 1.2394280525484214, ('666661.650.53', 0): 1.07931, ('666661.890.38', 0): 1.0, ('666661.460.02', 2): 0, ('666661.820.72', 2): 0.0, ('666661.850.17', 1): 0, ('666661.7-0.48', 2): 0, ('616661.980.83', 2): 0, ('666661.831.04', 0): -100, ('666660.820.07', 0): 1.2425664455501, ('666661.27-0.46', 2): 0, ('616661.780.41', 2): 0, ('666661.99-0.65', 0): 1, ('666660.30.05', 0): 2.243408939488302, ('266661.030.53', 0): 1, ('666661.080.28', 1): 0, ('666661.190.28', 1): 0.20736032122815326, ('666661.620.86', 0): 1, ('666661.060.25', 0): 1.2531621208551624, ('666661.731.33', 1): 0, ('666661.540.08', 0): 1.1379000000000001, ('666661.180.35', 1): 0, ('666661.830.15', 0): 1.0, ('666661.60.66', 0): 1.159957, ('666661.180.27', 2): 0.0, ('666661.53-0.06', 0): 1.0, ('666661.460.63', 2): 0, ('666661.690.35', 0): 1, ('666661.630.28', 0): 1, ('666660.670.42', 1): 0, ('666661.030.15', 1): 0.05103, ('666660.58-0.33', 1): 0, ('666660.60.3', 2): 0, ('666161.16-0.22', 2): 0, ('666660.710.29', 0): 1.2197006335789624, ('666662.010.35', 1): 0, ('666662.060.65', 1): 0, ('666662.16-0.78', 0): 1, ('666661.820.63', 2): 0, ('666661.780.7', 1): 0.06741000000000001, ('666661.590.04', 0): 1.0, ('666661.770.45', 2): 0, ('666661.940.66', 1): -100, ('666661.090.23', 0): 1.01656519039, ('666661.890.57', 2): 0, ('666661.820.17', 1): 0, ('666661.910.43', 0): 1.07, ('666661.43-0.33', 2): 0, ('266661.050.97', 1): 0, ('666662.13-0.89', 1): 0, ('666661.640.83', 2): 0, ('666660.661.53', 2): 0, ('666660.86-0.03', 0): 1.0, ('666660.980.25', 0): 1.3134965967619596, ('666661.280.47', 0): 1.154742836934, ('666661.220.17', 0): 1.129353, ('666661.890.64', 2): 0.07441000000000002, ('661660.380.09', 0): 1, ('666662.19-0.71', 0): 1, ('666661.64-0.55', 0): 1.0, ('666660.741.24', 0): 1, ('666662.00.62', 1): 0, ('66666-0.011.42', 2): -100, ('666661.510.74', 0): 1, ('666661.230.24', 1): 0, ('666661.060.09', 0): 1.17563, ('666662.38-0.31', 1): -100, ('666661.241.11', 2): 0, ('666660.861.26', 1): 0, ('666661.850.16', 0): 1.1423100000000002, ('666661.77-0.06', 1): 0, ('666660.45-0.23', 0): 1, ('666661.72-0.14', 1): 0.0, ('666662.130.33', 1): 0, ('666661.40.94', 1): 0, ('666660.811.17', 0): 1, ('666661.990.25', 1): 0, ('666661.670.26', 0): 1.0, ('666661.410.36', 1): 0, ('666661.391.0', 2): 0, ('666661.210.27', 0): 1.387475775794789, ('666661.870.44', 0): 1.0744099999999999, ('666661.01-0.19', 0): 1, ('666660.690.77', 1): 0, ('666661.210.51', 1): 0, ('666660.92-0.15', 2): 0, ('666661.190.73', 1): 0.0, ('666661.770.16', 2): 0, ('666661.681.22', 2): -10.0, ('666661.380.45', 1): 0, ('666661.580.06', 1): 0, ('666661.990.3', 0): 1, ('666661.130.69', 0): 1.0, ('666661.120.67', 0): 1.0, ('666661.540.2', 2): 0.0038550948358860005, ('666660.5-0.02', 2): 0, ('666161.82-0.12', 2): 0, ('666661.980.44', 2): 0, ('666661.05-0.74', 2): 0, ('666661.8-0.08', 0): 1.215349218021, ('666661.81-0.26', 1): 0, ('666661.610.09', 0): 1.07, ('666661.64-0.16', 2): 0, ('666660.320.07', 1): 0.8682462223843026, ('666661.050.96', 1): 0, ('666661.560.31', 0): 1.2943751173999998, ('666661.170.26', 0): 1.2195779311463384, ('666660.850.44', 1): 0, ('666660.890.46', 0): 1.1778357000000002, ('666661.480.39', 2): 0.0, ('666662.090.32', 0): 1.0, ('666661.250.43', 0): 1.0749, ('661661.790.64', 1): 0, ('666661.040.99', 1): 0.0, ('666660.540.07', 0): 1.232209904284991, ('666661.061.03', 0): 1, ('666660.660.11', 2): 0, ('666661.440.02', 1): 0, ('666660.811.5', 2): 0, ('666661.240.11', 0): 1.1905923803000003, ('666661.070.69', 2): 0, ('666660.970.73', 0): 1, ('666661.430.18', 1): 0.0, ('666661.921.4', 0): 1, ('666660.530.14', 0): 2.7295108387283493, ('666662.030.36', 1): -10.0, ('666660.831.62', 2): 0, ('666661.890.89', 2): 0.0, ('666661.790.66', 2): 0, ('666660.930.08', 1): 0.0, ('666661.93-0.33', 0): 1.0, ('666661.380.32', 2): 0, ('666661.43-0.29', 1): 0, ('666661.0-0.01', 0): 1.07441, ('666661.660.66', 0): 1.00931, ('666661.380.89', 1): 0, ('666661.290.32', 2): 0.13580437366451292, ('666661.50.26', 1): 0, ('666661.921.41', 1): -100, ('666661.410.6', 0): 1, ('666661.340.32', 2): 0, ('666661.870.68', 0): 1.0, ('666660.970.14', 0): 1.1844787, ('666661.350.43', 0): 1.3584313878688867, ('666660.650.07', 1): 0, ('666661.30.82', 1): 0.0, ('666660.320.06', 2): 1.644880696792698, ('666661.940.55', 2): 0, ('666661.09-1.2', 2): 0, ('666660.670.2', 2): 0.0, ('666661.38-1.58', 0): 1, ('666661.820.34', 1): 0, ('666661.481.12', 2): 0, ('666660.920.24', 1): 0, ('666661.320.72', 2): 0.0, ('666660.50.17', 2): 0.0, ('666661.910.63', 1): 0, ('666661.09-1.24', 1): 0, ('666661.490.16', 1): 0, ('666661.590.64', 0): 1.070343, ('666661.510.43', 0): 1, ('666661.511.04', 0): 1.0, ('666661.160.52', 1): 0, ('666661.621.1', 2): 0, ('666660.860.12', 0): 1.4318624151562513, ('666660.90.6', 1): 0, ('666661.970.49', 1): -100, ('666661.180.77', 0): 1.06552, ('666661.381.55', 2): 0, ('666660.82-1.45', 1): 0, ('666611.98-0.63', 0): 1, ('666661.32-0.8', 0): 1, ('666661.30.84', 0): 1.07, ('666662.350.58', 1): 0, ('666660.550.31', 1): 0, <text:soft-page-break/>('666661.371.58', 2): 0, ('666661.050.27', 2): 0, ('666662.01-0.25', 2): 0, ('666660.250.03', 1): 0, ('666661.261.43', 2): 0, ('666661.310.22', 0): 1.30155888, ('666661.110.72', 0): 1.083279, ('666660.630.06',</text:p>
      <text:p text:style-name="P1"><text:s/>1): 0, ('666661.191.79', 2): 0, ('666661.610.4', 0): 1.14049238443646, ('666661.571.26', 2): 0, ('666661.670.46', 1): 0, ('666661.780.71', 2): 0, ('661661.350.36', 1): 0, ('666661.7-0.25', 0): 1.0, ('666660.741.65', 1): 0, ('666661.190.93', 0): 1.0, ('666660.91-0.08', 0): 1.07, ('666661.31.08', 0): 1, ('666661.35-0.02', 0): 1.0, ('666661.530.76', 1): 0, ('666660.780.21', 0): 1.137158516607052, ('666661.240.56', 1): 0, ('666660.910.58', 1): 0, ('666661.52-1.03', 1): 0, ('666661.860.97', 0): 1.0, ('666661.6-0.43', 2): 0, ('666661.870.54', 2): 0, ('666662.020.2', 0): 80.0, ('666661.611.32', 1): 0, ('666661.690.61', 2): 0, ('666661.80.93', 0): 1.0, ('666660.87-0.95', 2): 0, ('666661.430.29', 2): 0.293681199, ('666660.790.45', 2): 0, ('666662.05-0.4', 2): 0, ('666660.990.34', 2): 0, ('666661.230.31', 0): 1.4858414960179727, ('666660.10.0', 1): 1.5894687003458157, ('666661.520.25', 2): 0, ('666661.240.23', 0): 1.20596628206, ('666661.830.74', 0): 1.133343, ('666661.840.0', 0): 1, ('666661.881.37', 2): 0, ('666661.010.86', 2): 0, ('666661.64-0.68', 1): 0, ('666660.680.05', 2): 0, ('666660.650.29', 0): 1.4109179091632524, ('666661.98-0.25', 0): 1, ('666660.98-0.2', 0): 1.0, ('666661.790.16', 1): 0, ('666661.30.86', 2): 0, ('666661.660.41', 2): 0.0, ('666661.27-0.08', 2): 0, ('666661.50.05', 1): 0, ('666660.720.1', 1): 0, ('666660.70.23', 0): 1.4669903732668343, ('666661.420.7', 1): 0, ('666661.540.23', 0): 1.0741586300000001, ('666660.8-0.05', 0): 1.0, ('666661.540.55', 1): 0.0, ('666661.760.46', 0): 1.2407299999999999, ('666661.181.37', 0): 1.0630000000000002, ('666660.790.58', 2): 0, ('666660.690.21', 2): 0, ('666660.990.51', 0): 1.133, ('666661.450.1', 0): 1.0, ('666662.04-0.39', 0): 1.0, ('666661.98-1.22', 2): 0, ('666661.531.07', 0): 1.0, ('666660.880.51', 2): 0, ('666661.24-0.1', 1): 0, ('666661.120.79', 0): 1, ('666661.840.65', 1): 0.06999999999999999, ('666660.480.08', 0): 1.315708690319207, ('666661.250.33', 0): 1.1418267468538856, ('666660.970.03', 2): 0.189273, ('666662.03-0.68', 0): 1, ('666661.520.14', 0): 1.07, ('666661.121.06', 2): 0, ('666660.940.62', 1): 0, ('666661.151.12', 1): 0, ('666662.040.43', 0): 1, ('666660.770.18', 1): 0.7056066143695645, ('666661.71-0.08', 1): 0, ('666661.320.46', 1): 0.06976683, ('666661.541.26', 1): 0, ('666661.560.39', 1): 0.20315883, ('666661.510.48', 0): 1.2375751912399746, ('666661.480.31', 1): 0, ('666660.260.05', 1): 0.0, ('666661.53-0.34', 2): 0.063, ('666661.410.13', 0): 1.07, ('666661.520.55', 2): 0.07490000000000001, ('666660.610.17', 0): 2.473171485009158, ('666661.540.64', 1): 0.06999999999999999, ('666662.10.39', 0): 1, ('666661.80.03', 1): 0, ('666660.970.75', 0): 1, ('666662.08-0.84', 1): 0, ('666660.870.36', 1): 0, ('666661.34-1.34', 2): 0, ('666661.71.01', 0): 1, ('666661.43-0.87', 1): 0, ('666660.98-0.09', 2): 0.06999999999999999, ('666661.050.39', 0): 1.1766644424094381, ('666660.870.13', 2): 0.4800561243869196, ('666662.11-1.04', 1): 0, ('666661.791.1', 1): -100, ('666661.820.45', 2): 0.0, ('666661.47-0.03', 0): 1.07, ('666660.910.44', 0): 1.0328026386803486, ('666661.380.81', 0): 1.1423100000000002, ('666661.930.34', 2): 0.06999999999999999, ('666661.040.24', 1): 0.06999999999999999, ('666660.890.38', 0): 1, ('666660.920.13', 1): 0.0, ('666661.591.34', 1): 0, ('666661.00.32', 0): 1.3946718967878802, ('666660.950.46', 2): 0.08673643559, ('666660.960.32', 1): 0, ('666661.220.5', 2): 0, ('666660.510.13', 0): 2.561802205748963, ('666661.171.33', 2): 0.0, ('666661.680.56', 0): 1, ('666660.730.29', 0): 1.5754594059122577, ('666661.381.11', 2): 0, ('666661.370.11', 1): 0, ('666661.380.78', 0): 1.07, ('666660.771.06', 0): 1, ('666661.6-0.05', 2): 0, ('666660.750.27', 0): 1.563229835812944, ('666660.380.01', 1): 0, ('666661.930.41', 1): 0, ('266661.040.67', 1): 0, ('666661.571.31', 1): 0, ('666661.820.81', 2): 0.00781893, ('666660.610.34', 2): 0, ('666660.99-0.35', 0): 1, ('666661.910.32', 0): 1.07, ('666662.250.5', 0): 1, ('666661.840.41', 2): 0.000885969, ('666661.840.31', 2): 0, ('666661.170.6', 2): 0.0, ('666661.840.72', 1): 0, ('666661.810.38', 0): 1.07441, ('666661.160.21', 0): 1.0749, ('666660.980.54', 0): 1, ('666661.070.44', 0): 1.005803154427, ('666161.43-0.07', 1): 0, ('666661.92-0.33', 0): 1.0, ('666661.480.93', 2): 0, ('666660.83-0.7', 0): 1.0, ('666661.760.13', 0): 1.0049, ('666660.680.21', 1): 0, ('666661.45-0.03', 0): 1.07, ('666661.210.78', 0): 1.07, ('666660.770.36', 1): 0.238136108, ('666660.760.23', 2): 0, ('666662.17-0.56', 0): 1, ('666660.770.22', 0): 1.3853745181257875, ('666662.11-0.61', 0): 1, ('666661.650.02', 1): 0, ('666661.720.89', 2): 0, ('666661.580.23', 0): 1.072289868, ('666661.01-1.25', 1): 0, ('666660.090.01', 0): 2.188265175438481, ('666660.50.17', 0): 1.9678645969328266, ('666661.431.57', 2): 0, ('666660.790.33', 0): 1.101312818684, ('666661.250.83', 1): 0.06999999999999999, ('666661.66-0.16', 2): 0, ('666661.770.36', 0): 1.135079, ('666660.84-0.01', 0): 1, ('616661.10.43', 2): 0, ('666661.850.77', 0): 1.0, ('666661.551.11', 2): 0, ('666661.36-<text:soft-page-break/>0.28', 1): 0, ('666661.060.4', 1): 0.36600756839647697, ('666661.810.31', 2): 0.0, ('666661.68-0.26', 1): 0, ('666661.090.3', 1): 0, ('666661.75-0.07', 0): 1.079653, ('666660.780.29', 1): 0, ('666660.830.65', 1): 0, ('666661.56-0.2', 1): 0, ('666662.090.92', 1): 0, ('666661.631.32', 2): 0, ('666661.460.09', 2): 0, ('661661.730.26', 1): 0, ('666660.940.42', 0): 1.0750754592, ('666661.24-0.16', 2): 0, ('666661.53-0.98', 1): 0, ('666660.651.5', 0): 1, ('666661.441.2', 2): 0, ('666661.570.21', 2): 0, ('666660.961.07', 0): 1, ('666661.651.07', 0): 1, ('666661.270.14', 1): 0.19277526863, ('666660.80.43', 2): 0, ('666661.480.1', 2): 0.0, ('666661.230.39', 1): 0.0, ('666660.890.11', 0): 1.2108937061, ('666661.690.18', 1): 0, ('166661.560.57', 2): 0, ('666661.21-0.28', 0): 1, ('666661.760.4', 1): 0.0, ('666661.40.81', 1): 0, ('666661.88-0.5', 2): 0, ('666661.020.7', 1): 0.0, ('666660.51.11', 2): 0, ('666660.80.08', 0): 1.2040963341100885, ('666660.520.07', 2): 0.2446265246780953, ('666661.310.6', 0): 1.0, ('666661.520.69', 2): 0.0, ('666661.430.54', 2): 0, ('666660.59-0.04', 1): 0.0, ('666661.32-0.46', 2): 0, ('666661.730.64', 0): 1.07441, ('666661.57-0.71', 1): 0, ('666662.050.32', 2): 0, ('666660.920.38', 1): 0, ('666661.730.74', 1): 0, ('666661.67-0.3', 0): 1, ('666660.640.55', 2): 0.0, ('666661.040.15', 2): 0.06999999999999999, ('666661.60.16', 1): 0.07952427699999999, ('666661.860.78', 2): 0, ('666661.890.96', 0): -100, ('666660.481.3', 1): 0, ('666661.780.38', 0): 1.2762706799999999, ('666660.90.28', 1): 0.0, ('666661.780.29', 1): 0.07868770000000001, ('666661.640.11', 2): 0, ('666661.090.28', 0): 1.3734929034079584, ('666661.38-0.31', 2): 0, ('666660.510.33', 1): 0, ('666661.96-0.44', 2): 0, ('661660.260.04', 2): 0, ('666661.10.37', 0): 1.3238769862392679, ('666661.261.85', 0): 1, ('666661.530.5', 2): 0, ('666661.64-0.5', 2): 0, ('666661.13-0.04', 0): 1.0, ('666661.560.42', 0): 1.0679, ('666661.17-0.99', 0): 1, ('666660.93-0.32', 1): 0, ('666661.770.55', 0): 1.07, ('666662.380.6', 2): -100, ('666661.410.55', 1): 0, ('666661.540.71', 0): 1.07, ('666661.130.55', 2): 0, ('666661.150.45', 0): 1.2591510600000002, ('666661.32-0.38', 0): 1, ('666661.130.02', 2): 0.0, ('666661.190.14', 1): 0, ('666661.910.52', 1): 0, ('666661.99-0.37', 2): 0, ('666661.070.35', 1): 0.3265022846000559, ('666660.570.03', 2): 0, ('666661.840.15', 1): 0, ('666661.98-0.63', 2): 0, ('666661.740.28', 0): 1.0, ('666661.490.11', 0): 1, ('666660.610.09', 0): 1.075243, ('666660.740.23', 1): 0, ('666661.60.6', 1): 0.06999999999999999, ('666661.060.04', 0): 1.1779715329, ('666661.480.64', 1): 0, ('666660.740.35', 2): 0.405391363041, ('666660.920.59', 2): 0, ('666660.4-0.1', 2): 0, ('666661.480.74', 0): 1.07, ('666661.771.14', 2): 0, ('666661.440.35', 0): 1.13741, ('666662.010.42', 0): 1.0749, ('666661.79-0.03', 2): 0.0, ('666660.740.4', 2): 0.13817783, ('666661.341.34', 1): 0, ('666661.870.49', 0): 1.0749, ('666661.291.01', 0): 1.13741, ('666661.06-0.02', 1): 0.0, ('666661.630.5', 0): 1.0744099999999999, ('666660.461.38', 0): 1, ('666661.011.11', 0): 1, ('666661.320.42', 2): 0.3744972464152745, ('666661.13-0.35', 2): 0, ('666661.010.29', 1): 0, ('666661.770.81', 0): 1.0630000000000002, ('666662.40.55', 2): -100, ('666661.710.72', 0): 1.07002401, ('666661.74-0.24', 1): 0, ('666662.06-0.46', 0): 1, ('666661.610.42', 1): 0, ('666660.780.08', 1): 0, ('666661.130.64', 0): 1.00441, ('666660.550.17', 0): 1.8857110377503201, ('666661.611.03', 0): 1, ('666661.540.9', 2): 0.0, ('666660.810.26', 2): 0, ('666660.880.43', 2): 0.44185799503577555, ('666661.8-0.05', 0): 1, ('666660.17-0.01', 1): 0, ('666661.010.41', 0): 1.4783845263059927, ('666661.310.48', 1): 0, ('666661.610.06', 0): 1.0510300000000001, ('666660.910.39', 0): 1.0751563584706285, ('666660.430.07', 1): 0.0, ('666661.620.74', 1): 0, ('666661.88-0.37', 0): 1, ('666661.520.07', 2): 0, ('666660.830.41', 2): 0, ('666661.220.38', 0): 1.3110082296337753, ('661660.180.02', 2): 0.5863589070338585, ('666661.250.48', 0): 1.1941100000000002, ('666661.140.65', 2): 0.06999999999999999, ('666661.270.81', 2): 0.0, ('666660.350.09', 2): 0, ('666661.460.87', 0): 1, ('666661.860.16', 2): 0.06999999999999999, ('666660.960.45', 1): 0.0, ('666661.510.39', 2): 0.0, ('666661.18-0.0', 2): 0, ('666661.550.09', 1): 0, ('666661.57-0.36', 0): 1, ('666660.9-0.19', 0): 1, ('666661.281.15', 1): 0, ('666661.460.06', 2): 0, ('666661.480.41', 0): 1.078540847, ('666661.060.65', 2): 0, ('666661.841.38', 0): 1, ('666661.671.32', 0): 1.0, ('666661.290.39', 2): 0, ('666661.450.14', 1): 0, ('666661.130.01', 1): 0.07490000000000001, ('666661.270.74', 1): 0, ('666662.07-0.26', 1): 0.0, ('666660.680.29', 0): 1.3822149839813147, ('666661.630.37', 2): 0.006022698339000001, ('666661.61-0.25', 2): 0.0, ('666661.210.44', 0): 1.330627984634094, ('666661.17-0.13', 2): 0, ('666661.730.87', 2): 0, ('666660.680.17', 1): 0, ('666660.820.17',</text:p>
      <text:p text:style-name="P1"><text:s/>0): 1.5137822862374808, ('666661.131.57', 0): 1, ('666661.072.08', 0): 1, ('666661.18-0.56', 0): 1, ('666661.710.47', 0): 1, ('666661.110.39', 1): 0.2732274240234706, ('666662.110.47', 0): -9.100000000000001, ('666661.46-0.84', 0): 1, ('666661.00.64', 1): 0, ('666661.85-0.16', 2): 0, ('666660.860.72', 0): 1, <text:soft-page-break/>('666661.620.32', 2): 0, ('661661.780.64', 0): 1, ('666660.87-1.1', 0): 1, ('666661.450.87', 0): 1.0, ('666661.660.82', 0): 1.0630000000000002, ('666661.76-0.24', 2): 0, ('666661.78-0.06', 1): 0, ('666661.57-0.29', 2): 0, ('666661.270.23', 2): 0.0, ('666661.560.62', 1): 0, ('666661.220.05', 0): 1.1324876769999999, ('666660.860.19', 0): 1.6308813236644595, ('666660.770.64', 2): 0, ('666661.550.5', 1): 0.06789999999999999, ('666660.980.86', 2): 0.0, ('666660.90.72', 0): 1, ('666661.250.64', 0): 1.0, ('666661.530.23', 0): 1.1333087, ('666661.80.81', 2): 0, ('666660.90.48', 1): 0, ('666660.420.07', 1): 0, ('666661.260.4', 1): 0, ('666661.04-0.06', 0): 1.133, ('666660.820.08', 1): 0, ('666660.980.1', 0): 1.2776547781, ('666660.30.06', 1): 1.202326492521802, ('666660.860.04', 2): 0.07490000000000001, ('666661.080.27', 0): 1.0769044405471155, ('666661.310.77', 2): 0, ('666661.54-0.44', 2): 0, ('666661.61.22', 2): 0, ('666662.07-0.69', 1): 0, ('666662.011.4', 2): -100, ('666661.760.72', 1): 0, ('666661.53-0.01', 1): 0, ('666662.040.31', 0): 1, ('666660.960.17', 0): 1.0, ('666661.69-0.79', 0): 1.0, ('666660.21.38', 1): 0, ('666661.560.17', 0): 1.073969, ('666661.511.0', 0): 1.0, ('666660.87-0.01', 1): 0, ('666661.820.66', 1): 0, ('666661.780.2', 2): 0, ('666660.910.05', 0): 1, ('666660.540.21', 0): 1.6434526912435883, ('666661.290.96', 2): 0, ('666661.130.5', 2): 0, ('666661.83-0.18', 0): 1, ('666661.491.02', 1): 0, ('666662.290.6', 1): 0, ('666661.090.14', 2): 0, ('666662.00.22', 1): 0, ('666662.0-0.38', 1): 0, ('666661.370.32', 2): 0, ('666661.43-0.36', 1): 0, ('666661.590.47', 0): 1, ('666661.40.29', 0): 1.1955684262, ('666660.710.33', 2): 0.3287115176471, ('666661.890.77', 2): 0.0, ('666660.710.2', 1): 0, ('666661.220.14', 1): 0, ('666062.19-0.48', 2): 0, ('666661.94-0.73', 2): 0, ('666661.7-0.58', 0): 1.0, ('666661.91-0.53', 2): 0, ('666661.440.4', 0): 1.0567000000000002, ('666660.630.25', 0): 1.484830615070617, ('666661.260.63', 2): 0.18403, ('666661.630.04', 2): 0, ('666661.260.02', 1): 0.071379, ('666660.85-0.75', 0): 1, ('666660.970.43', 0): 1.07, ('666662.00.61', 0): 1.0, ('666660.630.01', 0): 1, ('666661.661.31', 2): 0, ('666662.020.37', 2): 0, ('666661.581.39', 2): 0, ('666661.850.18', 2): 0, ('666660.930.14', 2): 0.0, ('666661.930.67', 0): 1, ('666661.42-0.06', 0): 1, ('666660.70.28', 0): 1.07441, ('666661.130.17', 0): 1, ('666661.77-0.05', 0): 1.07, ('666660.960.92', 2): 0, ('666661.990.54', 1): 0, ('666661.40.97', 0): 1, ('666661.220.99', 0): 1, ('666661.31.5', 0): 1.07, ('666661.4-0.27', 1): 0, ('666661.181.38', 0): 1, ('666661.430.43', 0): 1.344513799, ('666661.911.44', 2): -100, ('666660.481.28', 0): 1, ('666661.20.31', 2): 0, ('666660.750.36', 0): 1.15101712367, ('666661.060.46', 2): 0.0, ('666661.36-0.05', 0): 1.1408284493000003, ('666661.290.08', 1): 0.14231, ('666661.380.46', 0): 1.185237969, ('666661.120.64', 1): 0, ('666662.25-0.77', 2): 0, ('666660.970.08', 2): 0, ('666661.41-0.32', 1): 0, ('666661.74-0.64', 2): 0, ('666661.211.13', 2): 0, ('666661.840.79', 1): 0, ('661660.40.07', 0): 1, ('666661.45-0.31', 0): 1.0, ('666661.9-0.17', 0): 1, ('666661.260.73', 1): 0.0, ('666661.170.17', 0): 1.0, ('661660.230.02', 0): 1.800879067661753, ('666660.87-0.89', 0): 1, ('666661.290.94', 1): 0, ('666660.870.02', 0): 1.07, ('666662.26-0.72', 1): 0, ('666661.460.9', 1): 0.0, ('666661.71-0.14', 0): 1, ('666661.290.84', 0): 1, ('666660.98-1.12', 0): 1, ('666661.340.48', 0): 1.07182, ('666661.530.03', 1): 0, ('666661.270.89', 1): 0, ('666661.830.25', 2): 0.0, ('666661.33-0.23', 2): 0, ('666660.810.09', 1): 0, ('666661.98-0.34', 1): 0, ('666660.930.1', 0): 1.259352247, ('666661.750.03', 0): 1.07, ('666661.03-0.25', 2): 0, ('666661.561.42', 1): 0, ('666661.080.7', 2): 0, ('666660.370.07', 2): 1.4420021060673303, ('666661.44-0.61', 0): 1, ('666662.070.28', 0): 1.07, ('666661.360.47', 0): 1.30460057512969, ('666661.340.34', 2): 0, ('666660.990.6', 1): 0, ('666661.150.26', 0): 1.1056073953375702, ('666661.751.06', 0): 1.07, ('666661.660.65', 1): 0, ('666662.10.43', 2): 0, ('666661.030.3', 1): 0, ('666661.50.21', 0): 1, ('666661.580.32', 0): 1.00954471, ('666661.611.5', 1): 0, ('666661.141.57', 1): 0, ('666661.00.39', 0): 1.433472885057677, ('666661.490.8', 0): 1.07, ('666661.7-0.86', 2): 0, ('666661.330.77', 1): 0.14231000000000002, ('666662.180.35', 2): 0, ('666662.280.84', 0): 1, ('666660.730.26', 0): 1.20816262691227, ('666661.76-0.91', 0): 1, ('666661.241.78', 0): 1, ('666661.53-0.25', 1): 0.0, ('666660.92-0.07', 0): 1, ('666661.980.21', 0): 1, ('666661.531.28', 0): 1.1941100000000002, ('666661.820.39', 2): 0, ('666661.89-0.25', 2): 0.06999999999999999, ('666661.00.77', 2): 0, ('666661.831.2', 2): 0, ('666660.50.12', 1): 0, ('666661.010.7', 1): 0, ('666661.960.48', 0): 1, ('666661.76-0.32', 0): 1.0, ('666661.05-0.22', 2): 0, ('666661.060.9', 0): 1, ('666661.490.15', 0): 1.07, ('666661.451.17', 1): 0, ('666661.020.05', 0): 1.25343164, ('666660.760.2', 0): 1.5680359920745455, ('666661.160.51', 0): 1.00441, ('666661.120.49', 2): 0.0, ('666661.651.14', 2): 0, ('666661.740.09', 1): 0.0, ('666662.070.33', 2): 0, ('666661.770.71', 2): 0.0, ('666660.90.5', 0): 1, ('616661.230.58', 1): 0, ('666660.860.38', 2): 0, <text:soft-page-break/>('666661.150.69', 2): 0, ('666660.610.25', 2): 0.2537904792549, ('666661.771.01', 0): 1.0, ('666662.150.67', 2): 0, ('666661.920.86', 0): 1, ('666660.631.71', 0): 1, ('666660.56-0.02', 1): 0.06999999999999999, ('666661.441.05', 1): 0, ('666661.550.99', 2): 0, ('666661.150.18', 0): 1, ('666660.250.06', 2): 0, ('666660.510.09', 2): 0, ('666661.190.59', 0): 1.0, ('666660.530.02', 2): 0.00517783, ('666661.310.21', 1): 0.06999999999999999, ('666661.08-0.98', 0): 1.0, ('666661.820.24', 2): 0, ('666660.620.95', 1): 0.0, ('666661.210.99', 2): 0, ('666662.1-0.63', 2): 0, ('666661.050.54', 1): 0.0, ('666661.33-0.58', 1): 0, ('666661.55-0.12', 0): 1, ('666661.44-0.85', 2): 0, ('666660.690.17', 2): 0.5149697623611624, ('666660.820.15', 2): 0, ('666661.450.73', 2): 0.06999999999999999, ('666661.27-0.29', 2): 0, ('661660.23-0.0', 1): 0, ('666660.80.51', 1): 0, ('666660.81-1.49', 0): 1, ('666661.020.14', 2): 0.17838331000000002, ('666661.060.12', 2): 0, ('666661.020.01', 0): 1.181699, ('666661.320.95', 1): 0, ('666660.940.97', 0): 1, ('666661.180.07', 1): 0, ('666661.88-0.67', 1): 0, ('666661.060.66', 1): 0, ('661661.040.27', 0): 1, ('666660.540.29', 1): 0, ('666660.771.54', 0): 1, ('666661.710.2', 1): 0, ('666661.620.42', 2): 0, ('666662.150.34', 0): 1, ('666661.240.53', 2): 0, ('666661.581.11', 0): 1.0630000000000002, ('666660.640.2', 1): 0, ('666661.52-1.06', 2): -100, ('666662.360.51', 0): 1, ('666661.68-1.7', 0): 1, ('666661.330.37', 2): 0, ('666661.270.2', 0): 1, ('666661.15-0.02', 1): 0, ('666661.430.91', 1): 0, ('666661.690.63', 2): 0, ('666660.310.02', 2): 0, ('666661.42-0.14', 0): 1.1197, ('666661.481.14', 2): 0, ('666660.990.21', 0): 1.3649226166991286, ('666661.590.1', 1): 0.06999999999999999, ('666661.450.07', 0): 1.133, ('666661.761.03', 1): 0, ('666661.830.73', 1): 0, ('666660.880.62', 2): 0, ('666660.790.18', 2): 0, ('666661.210.66', 0): 1, ('666660.850.27', 0): 1.8461421860844633, ('666661.390.08', 0): 1, ('666660.680.53', 2): 0, ('666661.421.21', 0): 1, ('666661.030.96', 0): 1.0, ('666660.58-0.04', 0): 1, ('666660.540.18', 2): 0, ('666661.030.82', 1): 0, ('666661.52-0.59', 0): 1.0, ('666661.290.15', 0): 1.0, ('666660.840.05', 0): 1.13773620329, ('666661.311.03', 0): 1, ('666661.670.71', 0): 1.0, ('666661.5-0.31', 1): 0, ('666661.150.21', 0): 1.0, ('666660.690.24', 1): 0, ('666661.450.68', 1): 0, ('666661.270.09', 2): 0, ('666660.590.21', 1): 0, ('666660.610.3', 0): 1.0567000000000002, ('666661.350.3', 2): 0, ('666661.31-0.14', 0): 1, ('666661.660.02', 0): 1.126950047, ('666661.150.32', 0): 1.7176512375048063, ('666661.770.65', 1): 0, ('666661.46-0.05', 2): 0.0, ('666661.530.49', 0): 1.0049, ('666661.46-0.71', 1): 0, ('666661.150.48', 0): 1.3501359254316332, ('666661.881.08', 2): 0, ('666660.940.61', 0): 1, ('666661.251.59', 0): 1, ('666661.490.39', 1): 0, ('666660.820.14', 0): 1.30205063819, ('666660.680.44', 0): 1.0, ('666661.280.83', 0): 1.0, ('666661.850.35', 0): 1.0, ('666661.57-0.06', 1): 0, ('666660.410.15', 0): 1.0111059060870564, ('666661.510.47', 1): 0, ('666661.491.0', 0): 1, ('666660.610.04', 0): 1, ('666661.460.1', 0): 1, ('666661.050.85', 1): 0, ('666661.460.25', 1): 0, ('666660.540.02', 2): 0, ('666661.230.15', 0): 1.22109012163, ('666661.551.3', 1): 0, ('666661.440.05', 1): 0, ('666661.890.82', 2): 0, ('666661.070.62', 0): 1.0, ('666660.650.34', 0): 1.0, ('666660.70.08', 2): 0, ('666661.65-0.68', 2): 0, ('666660.80.27', 0): 2.3867318336356234, ('666661.390.0', 2): 0.0, ('666661.991.33', 0): 1.133, ('666661.93-0.34', 2): 0.0, ('666661.43-0.58', 0): 1, ('666661.161.06', 2): 0, ('666661.380.96', 0): 1, ('666661.670.93', 0): 1.0, ('666662.151.11', 2): 0, ('666661.47-0.04', 1): 0, ('666660.920.14', 0): 1.0, ('666661.410.1', 2): 0, ('666661.00.31', 1): 0.0, ('666662.080.36', 1): 0, ('666661.04-0.24', 1): 0, ('666661.61.1', 0): 1.0, ('666661.640.14', 0): 1.2597499380000001, ('666661.811.39', 2): 0.0, ('666661.370.12', 0): 1.0, ('666660.670.7', 0): 1, ('666660.65-0.01', 0): 1.0630000000000002, ('666660.640.79', 1): 0, ('666661.970.75', 1): 0.0, ('666661.380.65', 2): 0, ('666660.380.04', 2): 0.0038883336363851463, ('666661.630.52', 0): 1.0, ('661661.180.34', 1): 0, ('661661.10.28', 0): 1, ('666661.170.57', 0): 1.139361500754, ('666660.88-0.1', 1): 0.06999999999999999, ('666661.230.96', 2): 0, ('666660.70.13', 0): 1.7817043143716313, ('661660.290.03', 1): 0.45069512461002725, ('666662.250.6', 1): 0, ('666661.69-0.16',</text:p>
      <text:p text:style-name="P1"><text:s/>0): 1.07, ('666660.48-1.92', 2): 0, ('666661.02-0.37', 0): 1, ('666661.740.01', 0): 1.0630000000000002, ('666661.23-0.0', 0): 1.07, ('666661.591.06', 0): 1, ('666661.281.44', 0): 1, ('666661.870.38', 0): 1.07, ('666661.711.05', 0): 1.07, ('666660.961.19', 2): 0.0, ('666661.760.14', 2): 0, ('666661.74-0.05', 2): 0, ('666660.510.01', 1): 0.06999999999999999, ('666661.521.11', 1): 0, ('662660.760.13', 2): 0, ('666660.75-0.11', 2): 0, ('666612.0-0.57', 1): 0, ('666661.16-0.03', 1): 0, ('666660.770.39', 0): 1.1379000000000001, ('666661.7-0.21', 2): 0, ('666660.651.15', 0): 1, ('666660.08-0.0', 2): 0.0, ('666660.920.78', 0): 1, ('666661.71-0.62', 2): 0.0, ('666661.520.79', 0): 1.07, ('666662.030.28', 2): 0, ('666660.781.38', 1): 0, ('666661.98-0.26', 1): 0, <text:soft-page-break/>('666662.22-0.28', 2): 0, ('666661.9-0.29', 1): 0, ('666661.430.74', 2): 0, ('666661.881.19', 0): 1, ('666661.020.09', 1): 0, ('666661.020.77', 1): 0, ('666661.321.25', 2): 0, ('666661.780.21', 0): 1.0630000000000002, ('666662.250.41', 2): 0, ('666660.830.54', 1): 0, ('666661.47-0.1', 2): 0, ('666661.041.79', 1): 0, ('666661.28-0.0', 1): 0, ('666661.581.27', 2): 0, ('666661.550.03', 0): 1.07441, ('666661.51-0.59', 0): 1.07, ('661661.510.38', 1): 0, ('666661.430.22', 0): 1.2375827999999998, ('666661.51-0.45', 1): 0, ('666661.080.33', 2): 0, ('666662.020.77', 0): -100, ('666661.8-0.18', 2): 0, ('666661.310.78', 2): 0, ('666661.880.56', 0): 1.070343, ('666661.290.68', 2): 0, ('666661.721.01', 0): 1, ('666661.760.3', 0): 1.0, ('666661.54-0.3', 2): 0, ('666661.510.59', 0): 1.0, ('666662.030.47', 0): -100, ('666661.51.0', 0): 1, ('666660.790.21', 1): 0.2674344937197346, ('666660.51-0.0', 1): 0, ('666661.020.0', 0): 1.1360100000000002, ('666660.97-0.23', 2): 0, ('666661.090.69', 2): 0, ('666660.980.72', 2): 0, ('666662.050.37', 1): 0, ('666660.920.35', 2): 0.5874398376139475, ('666661.261.3', 2): 0, ('666661.60.15', 0): 1, ('666662.290.19', 0): 1, ('666661.240.64', 1): 0.0, ('666661.75-0.65', 2): 0, ('666661.740.31', 2): 0, ('666660.77-0.03', 0): 1.2946391000000002, ('666661.670.79', 1): 0, ('666661.96-0.35', 2): 0.133, ('666660.590.29', 0): 1.07, ('666661.860.32', 2): 0, ('666661.540.31', 2): 0, ('666661.250.02', 1): 0.0, ('666661.770.56', 1): 0, ('666661.75-0.33', 1): 0, ('666662.09-0.75', 2): 0, ('666660.73-0.03', 1): 0.07554484, ('666661.990.42', 2): 0, ('666661.63-0.09', 2): 0, ('666660.340.05', 2): 0.0, ('666661.630.11', 2): 0, ('666662.060.41', 2): 0, ('666661.81.14', 2): 0, ('666662.040.44', 2): 0, ('666661.640.64', 1): 0.0, ('666660.970.48', 0): 1.009355619, ('666661.940.21', 0): 1.07, ('666661.840.12', 0): 1.133, ('666662.41-1.04', 0): 1, ('666661.680.02', 1): 0.117999, ('666661.060.35', 0): 1.0419917722767422, ('666660.260.02', 1): 0, ('666661.60.1', 0): 1.07, ('666661.520.58', 0): 1.3761107931697496, ('666660.990.18', 1): 0, ('666661.290.5', 1): 0.063, ('666661.47-0.37', 0): 1.0, ('666661.460.56', 1): 0.262876579, ('666661.60.24', 2): 0, ('666661.180.29', 1): 0, ('666660.990.08', 0): 1.133, ('666661.110.88', 2): 0, ('666660.430.1', 1): 1.5222009990425571, ('666661.440.36', 1): 0.0, ('666661.53-0.33', 0): 1, ('666661.79-0.06', 1): 0.194196877, ('666661.01-0.07', 0): 1.07, ('666660.870.18', 0): 1.0721667961107073, ('666662.050.5', 2): 0, ('666661.430.48', 0): 1.2162530999999999, ('666661.50.85', 1): 0, ('666661.621.05', 2): 0, ('666660.590.1', 2): 0, ('666661.320.59', 2): 0.06094683000000001, ('666661.050.4', 2): 0, ('666661.20.63', 2): 0.0, ('666661.43-0.26', 2): 0.06999999999999999, ('666661.710.65', 0): 1.07, ('666661.490.92', 0): 1.07, ('666661.040.23', 1): 0, ('666662.37-0.2', 1): 0, ('666660.87-0.29', 0): 1, ('666661.42-0.32', 1): 0, ('666660.820.31', 0): 1.4423634858899557, ('666662.29-0.32', 1): 0, ('666661.090.04', 0): 1.0094374000000002, ('666661.76-0.11', 2): 0, ('666660.940.13', 1): 0, ('666661.910.26', 0): 1.0, ('666661.16-0.79', 0): 1, ('666661.470.74', 1): 0, ('666660.17-0.02', 0): 1, ('666661.65-0.16', 1): 0, ('666661.740.14', 1): 0, ('666661.340.52', 0): 1.18403, ('666660.750.28', 2): 0, ('666660.940.22', 1): 0, ('666661.60.87', 0): 1, ('666661.580.2', 0): 1, ('666661.560.22', 0): 1.0749, ('666661.280.25', 1): 0, ('666661.810.44', 0): 1.3527277446, ('666661.10.51', 2): 0, ('666662.21-0.28', 2): 0, ('666660.820.4', 2): 0, ('666661.660.25', 2): 0, ('666662.030.73', 1): 0, ('666661.140.54', 0): 1.0, ('666661.490.29', 2): 0, ('666661.080.85', 1): 0, ('666661.59-0.3', 2): 0, ('666661.420.19', 0): 1.008379, ('666661.421.12', 2): 0, ('666661.170.02', 1): 0.0, ('666661.640.99', 2): 0, ('666660.370.08', 2): 0, ('666661.76-0.2', 0): 1.0630000000000002, ('666660.8-0.2', 2): 0, ('666661.241.01', 2): 0, ('666660.620.14', 0): 1.7604785054107404, ('666661.550.17', 1): 0.1345383781, ('666662.17-0.48', 0): 1, ('666661.41.44', 1): 0, ('666661.841.37', 1): 0, ('666660.980.51', 2): 0, ('666661.321.58', 0): 1.07, ('666661.670.64', 2): 0.15384437234599999, ('666660.730.81', 1): 0, ('666660.680.26', 1): 0.558528517656542, ('666661.050.18', 2): 0, ('666661.062.08', 1): 0, ('666660.880.35', 2): 0.0, ('666661.870.66', 1): 0, ('666662.37-1.03', 2): 0, ('666661.57-0.56', 1): 0, ('666661.610.32', 1): 0.0, ('666661.810.13', 0): 1.1379000000000001, ('666661.460.57', 0): 1.0, ('666661.530.54', 2): 0, ('666661.620.56', 1): 0, ('666661.160.35', 0): 1.048917472290581, ('666661.960.52', 0): 1.0, ('666661.520.71', 1): 0.0, ('666661.631.26', 2): 0.0, ('666661.720.68', 1): 0, ('666660.32-0.07', 2): 0.063, ('666661.420.31', 0): 1.15140324388, ('666661.290.24', 0): 1.1950097478, ('666661.331.18', 2): 0, ('666661.681.2', 0): 1.0, ('666661.11-0.07', 1): 0, ('666661.190.45', 1): 0, ('666661.251.62', 1): 0, ('666661.480.23', 0): 1.074709439, ('666660.950.45', 0): 1, ('666660.741.53', 2): 0, ('666661.72-0.93', 0): 1, ('666661.550.6', 0): 1.20002082849112, ('666660.580.07', 2): 0, ('666662.07-0.73', 1): 0, ('666660.660.09', 2): 0, ('666661.580.51', 1): 0, ('666660.860.33', 2): 0, ('666660.74-0.25', 1): 0, <text:soft-page-break/>('666661.8-0.28', 0): 1, ('666660.720.4', 2): 0, ('666661.690.11', 0): 1, ('666661.570.24', 0): 1, ('666661.260.9', 2): 0.0, ('666661.030.59', 1): 0, ('666661.050.29', 1): 0, ('666661.430.36', 0): 1.14298571, ('666661.43-1.46', 2): 0, ('666661.150.15', 0): 1.4152919547548528, ('666661.921.01', 1): 0, ('666661.010.39', 0): 1.521895051395449, ('666661.190.52', 0): 1.06358653, ('666661.24-0.0', 1): 0, ('666662.050.75', 2): 0, ('666661.680.22', 0): 1.1421287, ('666662.05-0.75', 0): 1, ('666661.661.08', 0): 1, ('661661.710.3', 0): 1, ('666660.480.25', 0): 1, ('666661.19-0.18', 1): 0.0, ('666660.860.22', 0): 1.6101486160379432, ('666661.30.12', 0): 1.066969, ('666661.980.53', 2): 0, ('666661.580.17', 2): 0, ('666661.70.35', 0): 1.07, ('666661.760.71', 0): 1.0, ('666661.460.69', 0): 1, ('666660.790.29', 0): 1.4591970716683091, ('666661.020.8', 1): 0, ('666661.270.58', 1): 0.0, ('666661.70.78', 0): 1.0510300000000001, ('666661.49-0.75', 0): 1, ('666660.490.05', 2): 0, ('666661.391.19', 0): 1, ('666661.45-0.2', 2): 0, ('666660.29-0.06', 2): 0.133, ('666662.110.68', 1): 0, ('666661.79-0.26', 1): 0, ('666661.17-0.26', 1): 0.0, ('666660.910.06', 1): 0, ('666662.190.61', 1): 0, ('666662.1-1.03', 0): 1, ('661661.270.42', 2): 0, ('666662.00.39', 1): 0, ('666661.320.18', 1): 0, ('666661.450.67', 0): 1, ('666661.350.22', 1): 0, ('666661.27-0.37', 0): 1, ('666661.390.62', 0): 1, ('666661.9-0.39', 2): 0, ('666661.58-0.34', 1): 0.0, ('666660.871.66', 1): 0, ('666661.30.97', 0): 1.07, ('666661.090.68', 2): 0.06999999999999999, ('666660.471.33', 0): 1, ('666660.791.3', 0): 1, ('666661.651.35', 2): 0, ('666661.66-0.42', 0): 1, ('666661.340.66', 2): 0.1897, ('666661.540.74', 2): 0, ('666661.140.89', 0): 1, ('666660.610.44', 2): 0, ('666661.450.08', 0): 1.0630000000000002, ('666661.561.09', 1): 0.0, ('666661.380.1', 0): 1, ('666661.850.9', 1): 0.0, ('666661.231.11', 1): 0, ('666660.520.11', 0): 1.4869380040481044, ('666660.620.09', 2): 0, ('666661.69-0.32', 2): 0, ('666661.4-0.89', 0): -100, ('666660.660.56', 0): 1, ('666660.760.41', 2): 0, ('666662.040.63', 2): 0, ('666661.40.01', 1): 0.0, ('666662.230.56', 2): 0, ('666661.130.14', 1): 0.28164462536148405, ('666660.920.01', 0): 1, ('666661.01-0.02', 0): 1, ('666661.190.01', 2): 0, ('666661.730.42', 2): 0, ('666660.251.25', 2): 0, ('666660.460.17', 1): 0, ('666661.230.77', 2): 0, ('666660.97-0.14', 2): 0, ('666660.980.14', 2): 0.0, ('666660.62-0.02', 2): 0.14125992999999998, ('666660.750.35', 1): 0, ('666661.750.42', 1): 0, ('666661.36-0.06', 1): 0.06999999999999999, ('666661.690.74', 2): 0.06999999999999999, ('666661.290.05', 2): 0, ('666661.80.36', 1): 0, ('666661.130.63', 2): 0, ('666661.540.4', 0): 1.0173525561999999, ('666661.81-0.91', 1): 0, ('666661.62-0.06', 1): 0.0, ('666661.80.64', 0): 1.0, ('666661.71-0.06', 0): 1.07, ('666661.58-0.07', 0): 1.0, ('666660.941.15', 0): 1, ('666661.591.17', 0): 1, ('666661.80.04', 0): 1, ('666661.910.17', 0): 1.07, ('666661.530.06', 2): 0, ('661661.630.42', 0): 1, ('666661.890.45', 1): 0, ('666661.860.13', 0): 1, ('666661.33-0.26', 1): 0.0, ('666661.240.17', 2): 0.21094551800000005, ('666661.41.29', 1): 0, ('666660.480.17', 0): 1.996760460781998, ('666661.63-0.4', 0): 1, ('666661.181.03', 1): 0.0, ('666662.22-0.53', 2): -100, ('666661.080.02', 2): 0, ('666661.521.2', 1): 0, ('666661.661.43', 1): 0, ('666660.180.02', 0): 1.734973306413816, ('666661.39-0.2', 0): 1.07, ('666662.010.33', 0): 1.0, ('666661.62-0.55', 1): 0, ('666661.580.31', 1): 0.136175571, ('666660.960.77', 1): 0, ('666661.95-0.31', 2): 0, ('666660.280.02', 1): 0.6623233489034028, ('666660.711.37', 2): 0, ('666661.840.44', 0): 1.07, ('666661.210.13', 0): 1.2527564407931209, ('666660.730.35', 0): 1.1731927763300003, ('666661.330.74', 0): 1.0, ('666661.431.12', 0): 1, ('666661.410.15', 0): 1.01713873, ('666661.470.91', 1): 0.0, ('666661.420.33', 2): 0.203652309, ('666661.540.99', 1): 0, ('666661.710.42', 2): 0, ('666661.770.24', 2): 0, ('666661.46-0.83', 2): 0,</text:p>
      <text:p text:style-name="P1"><text:s/>('666660.570.66', 0): 1, ('666661.071.67', 2): 0, ('666661.830.96', 0): 1, ('666661.630.59', 0): 1, ('666660.950.33', 1): 0, ('666661.50.91', 1): 0, ('666661.27-0.13', 1): 0.0, ('666661.320.64', 1): 0.18286652999999997, ('666661.90.2', 1): 0, ('666661.040.34', 2): 0, ('666662.11-0.7', 0): 1, ('666661.05-1.04', 2): 0, ('666660.580.11', 0): 2.190215306885447, ('666661.660.77', 0): 1.1333087000000002, ('666660.610.28', 1): 0, ('666661.050.16', 0): 1.19928783, ('666660.920.68', 2): 0, ('666661.30.42', 0): 1.2682957805246864, ('666661.010.47', 0): 1.1997024472012836, ('666660.83-0.04', 1): 0, ('666660.970.24', 2): 0, ('662660.830.23', 1): 0, ('666661.661.18', 0): 1.0, ('666661.480.08', 1): 0, ('666661.410.02', 2): 0, ('666661.470.55', 1): 0, ('666661.280.18', 0): 1.1618022000000001, ('666660.630.34', 0): 1, ('666661.690.56', 0): 1.0, ('666661.830.84', 2): 0, ('666661.040.46', 0): 1.0, ('666661.44-0.24', 0): 1, ('666661.60.07', 1): 0, ('666661.110.41', 1): 0, ('666661.590.15', 2): 0.0, ('666661.130.43', 2): 0, ('666661.450.76', 1): 0.1379, ('666661.670.97', 0): 1, ('666661.180.14', 1): 0, ('666661.80.43', 2): 0, ('666661.060.17', 1): 0, ('666660.83-0.64', 2): 0, ('666661.180.04', 0): 1.0706248900000002, ('666661.060.61', 0): 1.13111, ('666660.630.93', 0): 1.07, <text:soft-page-break/>('666661.241.54', 0): 1, ('666661.83-0.17', 2): 0, ('666662.02-0.45', 1): 0, ('666661.04-0.18', 2): 0, ('666661.56-0.12', 2): 0.133, ('666660.93-0.17', 2): 0, ('666660.950.14', 0): 1.1458821, ('666661.861.23', 0): 1, ('666661.43-0.31', 1): 0.06999999999999999, ('666662.020.4', 2): 0.0, ('666661.510.8', 1): 0.0, ('666661.270.5', 1): 0, ('666661.620.96', 1): 0, ('666661.15-0.01', 0): 1.07, ('666661.690.67', 0): 1.0630000000000002, ('666662.00.71', 0): 1, ('666660.74-1.64', 2): 0, ('666661.890.72', 0): 1, ('666661.61.15', 2): 0, ('666660.720.13', 0): 1.8387430990125346, ('666661.890.66', 1): 0, ('666661.94-0.76', 0): 1, ('666662.230.47', 1): -10.0, ('666661.78-0.18', 1): 0.0, ('666660.880.67', 1): 0.0, ('666661.510.52', 0): 1.07, ('666660.81.35', 1): 0, ('666660.830.09', 0): 1.4832132524878154, ('666660.630.18', 0): 2.4337088732425958, ('666661.880.84', 1): 0, ('666661.481.03', 0): 1.0, ('666661.341.69', 2): 0, ('666661.880.64', 2): 0.087248, ('666661.041.33', 2): 0, ('666660.840.16', 0): 1.2053840567233631, ('666661.77-0.08', 2): 0, ('666661.60.18', 0): 1.2605000299999998, ('666660.960.25', 2): 0, ('666660.840.02', 1): 0, ('666661.190.33', 2): 0, ('666661.40.92', 2): 0, ('666661.29-0.16', 1): 0, ('666660.590.26', 0): 1.25004, ('666661.110.3', 0): 1.2519059507406998, ('666661.950.51', 0): 1.07, ('666662.04-0.33', 2): 0, ('666661.770.14', 1): 0, ('666660.770.43', 1): 0, ('666661.480.91', 2): 0.0, ('666661.20.51', 0): 1.07, ('666661.021.39', 1): 0, ('666661.620.01', 0): 1, ('666661.46-0.08', 1): 0, ('666661.68-0.04', 0): 1.123669, ('666660.90.61', 0): 1, ('666660.780.07', 2): 0.07490000000000001, ('666661.6-0.12', 0): 1, ('666661.071.78', 2): 0, ('666661.82-0.35', 0): 1, ('666661.320.3', 0): 1.1956544261000002, ('666661.990.49', 2): 0.0, ('666661.790.9', 2): 0.0, ('666661.72-0.4', 2): 0, ('666661.49-0.83', 2): 0, ('666661.45-0.26', 1): 0, ('666661.17-0.29', 0): 1, ('666660.68-0.03', 2): 0.0, ('666660.570.13', 2): 0, ('666661.45-0.34', 2): 0.06999999999999999, ('666661.260.74', 1): 0, ('666662.05-0.97', 0): 1, ('666661.64-0.14', 1): 0.0, ('666660.410.16', 1): 0, ('666660.870.05', 2): 0.26424887020000004, ('666661.690.36', 0): 1, ('666661.71.29', 1): 0, ('666661.081.16', 0): 1, ('666660.70.32', 0): 1.2130341655539998, ('666661.970.29', 2): 0.0, ('666660.940.5', 1): 0, ('666660.930.4', 2): 0.20598367043030003, ('666661.410.27', 0): 1, ('666661.070.11', 2): 0.1473374, ('666661.870.77', 1): 0.0, ('666660.870.15', 0): 1.0102065677, ('666660.96-0.07', 0): 1, ('666662.050.51', 0): -9.100000000000001, ('666660.850.07', 0): 1.2023601766746002, ('666660.82-0.02', 0): 1.07, ('666660.480.09', 2): 0.0, ('666661.78-0.65', 0): -100, ('666661.080.51', 0): 1.1246, ('666661.891.55', 2): 0, ('666661.380.87', 2): 0.06999999999999999, ('666661.010.54', 1): 0, ('666661.60.34', 0): 1, ('666661.52-0.14', 0): 1, ('666660.390.14', 1): 0, ('666661.00.21', 0): 1.143854421258037, ('666660.690.39', 1): 0, ('666661.61.47', 0): 1, ('666661.310.37', 0): 1.1469307, ('666661.090.09', 0): 1.0636779052, ('666660.781.06', 0): 1.0, ('666661.7-0.08', 2): 0, ('666662.120.35', 1): 0, ('666660.641.08', 2): 0, ('666661.64-1.0', 2): 0, ('666661.380.76', 2): 0, ('666661.73-0.61', 2): 0, ('666662.25-0.39', 2): 0, ('666660.88-0.05', 0): 1.0630000000000002, ('666660.50.05', 0): 1, ('666661.671.12', 2): 0, ('666660.910.21', 2): 0.6902270765143388, ('666661.911.28', 0): 1, ('666660.641.3', 1): 0, ('666661.920.91', 1): 0, ('666661.40.2', 2): 0, ('666661.48-0.18', 2): 0, ('666661.550.33', 0): 1.0630000000000002, ('666660.50.15', 1): 0, ('666661.28-0.05', 2): 0.0, ('666661.630.78', 2): 0, ('666661.49-0.44', 2): 0, ('666661.570.13', 0): 1.07, ('666661.06-0.11', 0): 1, ('666660.330.03', 0): 1.2226121733532276, ('166661.580.64', 2): 0, ('666161.11-0.37', 2): 0, ('666661.69-0.15', 1): 0, ('666661.840.37', 0): 1.0, ('666661.421.19', 2): 0, ('666661.58-0.11', 1): 0, ('666661.120.42', 0): 1.204710709, ('666661.651.11', 0): 1, ('666660.620.25', 0): 1.6749484507407593, ('666661.470.26', 0): 1, ('666660.940.07', 2): 0, ('666661.480.86', 0): 1.0, ('666660.80.5', 0): 1.07, ('666661.810.4', 1): 0.06999999999999999, ('666661.40.66', 2): 0, ('666661.60.45', 2): 0, ('666661.920.96', 0): 1, ('666661.78-0.61', 2): 0, ('666662.01-0.37', 0): 1, ('666661.170.68', 2): 0.1379, ('666661.330.89', 0): 1.07, ('666661.01-0.24', 0): 1, ('666661.050.17', 2): 0.20689899083699997, ('661661.580.4', 0): 1, ('666660.220.03', 1): 0, ('666660.560.14', 0): 2.641508312993728, ('666660.980.48', 1): 0, ('666661.251.02', 1): 0, ('666660.66-0.07', 2): 0, ('666661.340.19', 0): 1.17514, ('666660.990.45', 2): 0.16124107680940003, ('666661.611.17', 0): 1.0, ('666661.231.82', 2): 0, ('666661.610.68', 2): 0, ('666661.030.44', 0): 1.133, ('666661.71-0.15', 0): 1, ('666661.090.37', 2): 0, ('616661.780.75', 1): 0, ('666661.040.59', 0): 1.080177104, ('666660.050.0', 2): 0.0, ('666661.111.71', 0): 1, ('666661.94-0.31', 2): 0, ('666660.84-0.07', 2): 0.0, ('666661.321.28', 1): 0, ('666661.060.69', 1): 0, ('666661.610.23', 0): 1, ('666661.650.76', 1): 0, ('666661.55-0.28', 2): 0, ('666661.960.29', 1): 0, ('666661.84-0.31', 0): 1, ('666661.11.44', 2): 0, ('666661.340.26', 0): 1.0751761423000001, ('666661.130.37', 0): 1.491582564771449, ('666661.360.07', 1): 0.06503210000000001, <text:soft-page-break/>('666661.550.48', 0): 1.337269083669, ('666661.140.77', 0): 1.0, ('666661.090.71', 0): 1.07, ('626660.770.44', 0): 1, ('666661.220.95', 1): 0, ('666660.890.17', 2): 0.239166403, ('666661.77-0.34', 2): 0, ('666662.19-0.26', 1): 0, ('666661.86-0.14', 1): 0, ('666660.790.13', 0): 1.2121731500885373, ('666661.910.8', 0): 1, ('666660.72-0.04', 2): 0, ('666660.790.22', 0): 1.5041895910183434, ('666661.290.58', 2): 0, ('666661.64-0.66', 2): 0, ('666661.44-0.52', 2): 0, ('666661.16-1.04', 1): 0, ('666660.830.01', 1): 0, ('666660.96-0.23', 1): 0, ('666662.051.01', 2): 0, ('666661.26-0.23', 2): 0, ('666661.420.01', 0): 1, ('666661.82-0.06', 0): 1.07, ('666661.630.7', 0): 1.0, ('666661.15-1.04', 0): 1, ('666661.240.67', 0): 1, ('666660.931.26', 0): 1, ('666660.940.53', 0): 1, ('666661.80.4', 2): 0, ('666660.60.39', 2): 0, ('666661.41.03', 0): 1, ('666661.270.02', 0): 1.15073499, ('666662.290.56', 0): 1, ('666661.37-0.66', 1): 0, ('666661.350.8', 0): 1.07, ('666661.220.47', 2): 0.133, ('666661.20.59', 1): 0, ('666661.530.38', 1): 0, ('666661.490.64', 2): 0.0, ('666661.540.34', 1): 0, ('666661.460.54', 2): 0.1379016807, ('666661.51-0.72', 2): 0, ('666661.31-0.25', 1): 0.0, ('666661.04-0.65', 2): 0, ('666661.06-0.36', 2): 0, ('666661.680.89', 2): 0, ('666661.550.56', 0): 1, ('666660.73-0.5', 2): 0, ('666660.620.06', 2): 0, ('666660.730.01', 0): 1.07, ('666660.570.05', 0): 1.0, ('666661.741.19', 0): 1, ('666661.740.22', 2): 0, ('666661.57-0.01', 1): 0, ('666661.680.01', 0): 1.07, ('666661.060.32', 1): 0.0, ('666660.660.59', 0): 1.0, ('666661.11.04', 0): 1, ('666660.860.53', 1): 0, ('666661.520.7', 0): 1.0, ('666661.890.87', 0): 1, ('666661.440.33', 2): 0.0, ('666661.120.37', 2): 0.3411079069436166, ('666660.90.36', 0): 1.5738706447529682, ('666661.81-0.14', 0): 1.07, ('666661.10.26', 0): 1.3589187279972705, ('666661.560.55', 2): 0, ('666661.460.41', 2): 0, ('666662.280.41', 1): 0, ('666662.26-0.82', 1): 0, ('666661.060.48', 1): 0, ('666661.890.21', 1): 0.07441000000000002, ('666661.710.78', 2): 0.06999999999999999, ('666660.950.44', 1): 0, ('666660.750.17', 2): 0.8128994125404374, ('666661.070.25', 1): 0, ('666660.781.12', 0): 1, ('666661.56-0.02', 0): 1.088638988529, ('666160.79-0.12', 1): 0, ('666661.550.74', 2): 0, ('666661.93-0.17', 2): 0, ('666660.520.15', 1): 0, ('666661.470.73', 0): 1.07, ('666661.490.69', 0): 1.0679, ('666661.710.81', 2): 0, ('666661.80.32', 2): 0.0, ('666661.35-0.74', 0): 1, ('666660.751.26', 0): 1, ('666660.940.21', 0): 1.319215790580096, ('666661.94-0.54', 0): 1.0, ('666660.77-1.6', 1): 0, ('666661.430.93', 1): 0, ('666661.340.46', 1): 0.08451723, ('666662.02-0.71', 2): 0, ('666661.130.28', 1): 0, ('666661.090.98', 2): 0, ('666661.270.87', 0): 1, ('666660.660.47', 1): 0, ('666661.390.57', 0): 1.00931, ('666662.03-0.45', 0): 1.07, ('666661.63-0.27', 1): 0, ('666661.790.48', 0): 1.14182, ('666660.230.02', 2): 1.5562779565411893, ('666661.330.13', 1): 0, ('666662.06-0.25', 0): 1, ('666661.79-0.82', 2): 0, ('666660.12-0.0', 1): 0, ('666661.70.03', 1): 0, ('666661.5-0.13', 1): 0, ('666662.010.61', 1): 0.0, ('666660.730.38', 0): 1.07, ('666660.70.87', 0): 1, ('666660.590.03', 1): 0, ('666661.781.04', 0): 1, ('666661.36-0.13', 0): 1, ('666661.610.31', 0): 1.1910090000000002, ('666660.770.35', 0): 1.140745420233113, ('666661.13-0.0', 0): 1.0630000000000002, ('666661.530.59', 1): 0, ('666661.620.38',</text:p>
      <text:p text:style-name="P1"><text:s/>0): 1.07, ('666662.030.23', 0): 1, ('666661.62-0.35', 2): 0, ('666660.950.23', 0): 1.3346981096818047, ('666661.140.16', 0): 1.0708454547941, ('666661.980.63', 0): -100, ('666661.80.71', 0): 1.0, ('666661.180.3', 1): 0, ('666661.950.85', 1): 0.0, ('666661.540.18', 0): 1.17536535163, ('666661.840.83', 0): -100, ('666660.580.02', 1): 0, ('666661.310.82', 0): 1.0, ('666611.7-0.45', 0): 1, ('666661.731.13', 0): 1, ('666660.90.08', 1): 0.0, ('666661.011.99', 2): 0, ('666661.410.98', 2): 0, ('666662.36-0.71', 2): -100, ('666662.230.76', 0): 1, ('666661.790.44', 1): 0, ('666661.470.05', 2): 0, ('666661.20.02', 2): 0, ('266661.311.1', 0): 1, ('666661.93-0.2', 1): 0, ('666660.380.09', 2): 0.0, ('666661.130.79', 2): 0, ('666661.440.56', 0): 1.009868747, ('666661.750.78', 0): 1.07, ('666661.70.36', 1): 0.063, ('666661.141.75', 0): 1, ('666662.250.42', 1): 0, ('666661.330.64', 0): 1.07, ('666661.29-0.03', 1): 0, ('666661.210.36', 0): 1.17373432257181, ('666660.7-0.08', 2): 0, ('666661.330.55', 0): 1, ('666661.410.74', 0): 1.0, ('666661.230.55', 2): 0.0, ('666661.80.48', 2): 0, ('666661.20.44', 0): 1.242903015717726, ('666660.910.19', 1): 0.14566993, ('666660.720.47', 1): 0.0, ('666661.00.45', 2): 0, ('666661.34-0.39', 1): 0, ('666661.74-0.08', 2): 0, ('666661.910.86', 1): 0, ('666662.180.56', 1): 0, ('666661.350.21', 0): 1, ('666661.58-0.37', 0): 1.133, ('666661.370.93', 0): 1.0, ('666661.230.48', 0): 1.0, ('666661.510.35', 1): 0, ('666662.120.27', 2): 0, ('666660.440.18', 1): 0.0, ('666661.220.59', 0): 1.0794236288999999, ('666661.411.09', 2): 0, ('666660.630.08', 0): 1.0, ('666660.720.18', 0): 1.5884813676458744, ('666660.130.02', 2): 0, ('666661.430.79', 2): 0, ('666661.1-0.26', 0): 1, ('666661.231.12', 0): 1, ('666660.820.88', 2): 0, ('666660.731.56', 1): 0, ('666661.720.73', 2): <text:soft-page-break/>0.07520870000000002, ('666660.970.45', 2): 0, ('666662.08-0.42', 0): 1, ('666662.12-0.62', 1): 0, ('666660.660.27', 0): 1.4176756594259818, ('666662.310.49', 1): 0, ('666661.310.05', 0): 1.00002401, ('666661.560.06', 0): 1.0, ('666661.92-0.4', 1): 0.0, ('666661.481.08', 0): 1, ('666661.87-0.12', 2): 0, ('666661.920.24', 0): 1.0, ('666660.930.12', 0): 1.3374308381725848, ('666661.60.21', 0): 1.1267, ('666661.54-0.05', 0): 1, ('666661.47-0.41', 0): 1, ('666661.190.38', 2): 0, ('666661.420.84', 2): 0, ('666661.33-0.32', 2): 0, ('666661.79-0.01', 1): 0, ('666662.080.42', 0): -100, ('666660.770.2', 0): 1.6346300722275333, ('666661.70.23', 2): 0.0, ('666660.71.35', 0): 1, ('666661.69-0.86', 0): 1, ('666661.120.21', 0): 1.2704912717966903, ('666661.480.9', 1): 0, ('666660.46-0.07', 0): 1, ('666660.81-0.04', 0): 1, ('666661.080.92', 1): 0, ('666661.440.53', 0): 1, ('666661.430.1', 0): 1.0, ('666661.690.45', 2): 0, ('666662.090.26', 0): 1.0, ('666660.990.61', 0): 1, ('666662.1-1.12', 0): 1, ('666661.51.01', 0): 1, ('666661.410.48', 2): 0, ('666661.720.12', 1): 0, ('666661.620.1', 2): 0, ('666661.331.3', 0): 1, ('666661.25-0.01', 0): 1.0630000000000002, ('666660.970.58', 2): 0, ('666661.56-0.31', 0): 1.0, ('666661.910.29', 2): 0, ('666661.211.15', 0): 1, ('666661.50.42', 0): 1.0, ('666661.33-0.1', 1): 0.27696129999999997, ('666661.731.3', 1): 0, ('666661.08-1.85', 1): 0, ('666661.10.5', 0): 1.0, ('666661.710.22', 1): 0, ('666661.77-0.12', 2): 0, ('666661.71.32', 1): 0, ('666661.850.13', 0): 1.0567000000000002, ('666661.710.36', 0): 1.0, ('666661.860.14', 1): 0, ('666661.370.06', 1): 0, ('666611.72-0.46', 0): 1, ('666661.430.11', 2): 0, ('666660.94-0.14', 2): 0, ('666661.07-0.25', 0): 1, ('666661.88-0.18', 2): 0, ('666660.60.44', 0): 1, ('666661.26-0.54', 0): 1, ('666660.750.07', 2): 0, ('666661.360.57', 1): 0.0, ('666661.15-0.74', 0): 1, ('666661.080.1', 0): 1.087101147, ('666661.02-0.05', 2): 0, ('666661.820.58', 0): 1.0, ('666661.380.51', 2): 0.063, ('666661.360.49', 2): 0, ('666660.950.59', 2): 0, ('666661.80.52', 2): 0, ('666660.960.74', 0): 1, ('661661.980.36', 2): 0, ('666661.860.52', 2): 0, ('666661.670.57', 1): 0, ('666660.490.27', 1): 0, ('666661.510.27', 0): 1.2587620000000002, ('666660.690.46', 0): 1, ('666661.421.83', 2): 0, ('666662.27-0.37', 0): 1, ('666661.790.29', 2): 0.0, ('666661.73-0.72', 1): 0, ('666661.071.06', 0): 1, ('666661.980.27', 2): 0.0, ('666661.020.34', 2): 0.0, ('666661.350.74', 1): 0.0, ('666660.990.59', 0): 1.0, ('666661.530.67', 1): 0.133, ('666661.750.98', 2): 0, ('666660.4-0.01', 0): 1.42618301861715, ('666661.10.41', 2): 0, ('666661.89-0.23', 0): 1.0, ('666661.420.36', 2): 0.0, ('666661.460.18', 0): 1, ('666661.640.49', 0): 1, ('666661.89-0.33', 1): 0, ('666660.78-0.11', 2): 0.0, ('666660.991.06', 0): 1, ('666661.060.67', 0): 1.07, ('666661.681.27', 1): 0.0, ('666661.57-0.15', 0): 1.0, ('666660.61.0', 2): 0, ('666661.160.29', 0): 1.1658366962594033, ('666661.960.96', 0): 1, ('666660.921.29', 0): 1, ('666660.65-0.25', 1): 0, ('666661.46-0.17', 0): 1, ('666660.860.36', 0): 1.142405207, ('666661.65-0.74', 2): 0, ('666662.00.28', 2): 0, ('666661.30.45', 1): 0, ('666661.010.48', 1): 0, ('666660.83-0.07', 0): 1.0, ('666660.641.76', 2): 0, ('666661.87-0.25', 1): 0, ('666661.01.58', 1): 0, ('666660.780.48', 0): 1.0, ('666661.280.07', 0): 1.1157444058841, ('666661.850.59', 0): 1.07, ('666661.410.07', 1): 0, ('666661.40.23', 2): 0, ('666661.161.52', 0): 1, ('666661.820.22', 0): 1.0630000000000002, ('666660.430.11', 1): 0, ('666661.830.81', 1): 0.203763, ('666660.660.14', 1): 0, ('666661.040.41', 1): 0.2617590997, ('666660.350.01', 1): 0, ('666660.51-0.13', 1): 0.0, ('666661.420.49', 2): 0, ('666661.910.8', 1): 0, ('666661.60.08', 0): 1.0049, ('666661.390.48', 0): 1.0908926258247338, ('666660.98-0.06', 1): 0, ('666661.640.56', 2): 0.0, ('666660.470.13', 0): 2.323880297821813, ('666661.260.94', 0): 1.0, ('666661.450.79', 0): 1.1369690000000001, ('666661.68-0.16', 0): 1.07, ('666661.880.22', 1): 0, ('666660.490.08', 0): 1.1416065018087287, ('666661.810.93', 0): 1.0, ('666661.12-0.1', 0): 1.0, ('666661.03-1.45', 0): 1, ('666661.12-0.05', 2): 0, ('661661.360.39', 2): 0.0008767423, ('666661.380.23', 0): 1.14709760926, ('666661.391.31', 0): 1.0, ('666660.361.61', 0): 1, ('666660.630.94', 1): 0, ('666661.630.44', 0): 1, ('666660.71-0.01', 0): 1.0, ('666661.710.09', 1): 0, ('666660.38-0.04', 2): 0, ('666661.491.04', 2): 0, ('666661.030.27', 1): 0.5088236942253204, ('666661.090.85', 0): 1, ('666661.330.66', 1): 0.06999999999999999, ('666660.851.4', 0): 1, ('666660.970.34', 1): 0, ('666661.871.06', 0): 1, ('666662.00.24', 2): 0, ('666661.020.71', 2): 0, ('666660.950.13', 1): 0, ('666660.70.55', 1): 0, ('666661.34-0.14', 1): 0, ('666661.550.47', 0): 1, ('666661.151.26', 1): 0, ('666661.330.31', 0): 1.2461311116467, ('666660.9-0.02', 0): 1, ('666661.410.98', 1): 0, ('666662.00.72', 1): 0, ('666660.640.23', 2): 0.0, ('666661.551.38', 1): 0, ('666661.63-0.13', 2): 0.0, ('666661.93-0.25', 0): 1, ('666661.890.75', 1): 0, ('666661.950.64', 0): 1.07, ('666661.830.36', 0): 1.07, ('666661.54-0.72', 0): 1, ('666660.920.46', 0): 1.1977398889722166, ('666661.331.15', 2): 0, ('666661.71.3', 2): 0, ('666661.670.3', 0): <text:soft-page-break/>1.0, ('666660.880.68', 0): 1, ('666661.30.22', 0): 1.2832292189999999, ('666661.321.71', 1): 0, ('666661.77-0.71', 2): 0, ('666661.970.44', 2): 0, ('666660.380.11', 1): 0, ('666661.10.71', 1): 0, ('666660.98-1.31', 1): 0, ('666661.33-0.05', 0): 1.0, ('666661.110.14', 0): 1.0, ('666661.250.18', 2): 0, ('666660.791.75', 1): 0, ('666661.41-0.26', 1): 0, ('666661.030.65', 0): 1.0, ('666662.29-0.27', 1): 0, ('666661.190.04', 0): 1, ('666661.29-0.15', 0): 1.07, ('666661.840.51', 0): 1.0749, ('666661.02-0.12', 1): 0, ('661660.30.05', 0): 1, ('666660.92-0.14', 2): 0, ('666660.980.19', 0): 1.19905713163, ('666661.020.55', 0): 1.13187783, ('666660.62-0.07', 0): 1, ('616661.970.44', 0): 1, ('666661.67-0.04', 1): 0, ('666661.781.26', 0): 1.0, ('666661.470.05', 1): 0, ('666661.7-0.49', 0): 1, ('666660.90.53', 1): 0, ('666661.650.87', 0): 1, ('666661.30.69', 2): 0, ('666661.920.51', 0): 1, ('666660.74-0.08', 0): 1, ('666661.76-0.63', 1): 0.0, ('666661.330.9', 2): 0, ('666661.50.64', 1): 0, ('666661.50.13', 0): 1, ('666661.940.71', 2): 0, ('666661.930.18', 1): 0, ('666661.741.12', 0): -100, ('666660.410.13', 2): 0, ('666661.00.5', 1): 0, ('666661.480.38', 2): 0, ('666661.810.79', 2): 0, ('666660.890.28', 0): 1.664374174959441, ('666661.40.09', 2): 0, ('666660.940.2', 0): 1.14353004284738, ('666660.990.06', 1): 0, ('666662.04-0.42', 2): 0, ('666662.38-0.31', 0): -100, ('666661.841.19', 2): 0, ('666661.681.06', 2): 0, ('666661.640.86', 0): 1, ('666661.5-0.02', 1): 0, ('666661.960.5', 1): 0, ('666661.55-0.63', 1): 0, ('666661.150.9', 2): 0, ('666661.121.26', 0): 1, ('666661.52-0.07', 0): 1.0, ('666662.010.34', 2): 0, ('666661.07-1.32', 1): 0, ('666661.830.61', 2): 0, ('666661.711.2', 2): -10.0, ('666661.37-0.02', 2): 0.0, ('666661.03-0.15', 1): 0, ('666660.490.1', 1): 0.0, ('666661.490.07', 1): 0, ('666661.870.2', 1): 0.12103, ('666661.230.21', 1): 0, ('666661.46-0.15', 2): 0, ('666661.24-0.05', 2): 0, ('666660.98-0.15', 2): 0, ('666660.271.39', 0): 1, ('666661.630.68', 1): 0.0, ('666660.861.49', 0): 1, ('666662.03-0.25', 0): 1.0, ('666660.50.02', 1): 0, ('666661.671.17', 1): 0, ('666661.460.38', 1): 0.0, ('666660.720.39', 1): 0, ('666661.320.73', 2): 0, ('666661.46-0.8', 1): 0, ('666662.07-0.38', 2): 0, ('666661.82-0.15', 0): 1.0, ('666660.431.15', 1): 0, ('666661.760.29', 1): 0, ('666661.48-0.09', 0): 1, ('666661.06-0.12', 1): 0, ('666660.711.61', 1): 0, ('666661.610.47', 1): 0, ('666660.8-0.44', 2): 0, ('666660.340.07', 0): 2.701253914178549, ('666661.570.7', 1): 0.1897, ('666660.870.5', 2): 0, ('666661.651.16', 1): 0, ('666660.620.26', 1): 0, ('666661.580.03', 1): 0, ('666661.410.92', 0): 1, ('666661.810.7', 0): 1.07, ('666661.24-0.2', 2): 0, ('666661.571.23', 0): 1, ('666661.170.32', 0): 1.6177083166234159, ('666660.56-0.04', 2): 0, ('666660.670.32', 0): 1.1993003455849, ('666661.05-0.9', 2): 0, ('666661.840.96', 0): 1, ('666661.560.34', 2): 0, ('666661.151.3',</text:p>
      <text:p text:style-name="P1"><text:s/>0): 1, ('666661.470.69', 2): 0, ('666661.38-0.3', 0): 1.0, ('666661.990.19', 1): 100, ('666660.930.41', 0): 1.1897, ('666661.250.74', 1): 0, ('666661.231.17', 0): 1, ('666660.920.72', 2): 0, ('666661.611.14', 1): 0, ('666660.820.29', 0): 1.215054003610581, ('666662.030.33', 1): -100, ('666661.71-0.12', 1): 0, ('666661.330.27', 0): 1.1433813451538952, ('666660.020.0', 2): 0, ('666660.970.85', 2): 0, ('666660.950.28', 0): 1.9717967532091174, ('666661.090.32', 1): 0.5640129845116301, ('666660.620.47', 2): 0, ('666661.540.32', 1): 0, ('666660.930.05', 1): 0, ('666661.020.67', 0): 1, ('666661.98-0.43', 0): 1.0, ('666661.310.57', 0): 1, ('666661.310.65', 1): 0, ('666661.740.76', 0): 1.1333087000000002, ('666661.40.52', 1): 0, ('666661.55-0.33', 2): 0.0, ('666661.310.0', 0): 1, ('666661.771.63', 1): -100, ('666661.340.35', 0): 1.2708504470000002, ('666661.84-0.32', 1): 0, ('666660.76-0.1', 1): 0, ('666661.78-0.43', 2): 0, ('666661.820.19', 0): 1, ('666661.720.23', 1): 0.0049, ('666661.131.18', 1): 0, ('666661.50.2', 1): 0, ('666661.430.28', 2): 0, ('666661.370.62', 2): 0.1509977, ('666661.820.31', 1): 0, ('666661.930.44', 2): 0.000343, ('666661.640.34', 1): 0.06355565999999999, ('666661.690.11', 2): 0, ('666661.77-0.31', 1): 0, ('666660.63-0.02', 1): 0, ('666661.931.02', 0): 1, ('666660.850.53', 2): 0.063, ('666661.321.79', 0): 1, ('662660.890.28', 2): 0, ('666661.44-1.1', 1): 0, ('666661.82-0.05', 1): 0.0, ('666661.420.14', 2): 0.22553293000000002, ('666661.36-0.43', 0): 1, ('666661.37-0.29', 0): 1.07, ('666660.931.25', 1): 0, ('666661.45-0.19', 2): 0.06999999999999999, ('666661.680.79', 0): 1, ('666661.070.74', 0): 1.0049, ('666661.520.88', 0): 1.2820643, ('666660.920.58', 1): 0, ('666661.310.29', 2): 0.0, ('666661.31.97', 2): 0, ('666661.230.45', 0): 1.3939590351090956, ('666661.110.4', 2): 0, ('666660.651.47', 2): 0, ('666660.760.26', 1): 0, ('666661.20.54', 2): 0, ('666661.180.28', 1): 0.011051717096664183, ('666661.750.63', 0): 1, ('666660.33-0.03', 1): 0, ('666661.521.28', 0): 1.0, ('666661.61-0.68', 0): 1, ('666661.56-0.59', 1): 0, ('666662.030.56', 0): 1.0, ('666662.040.29', 0): 1.0, ('666660.68-0.08', 0): 1, ('666660.570.16', 0): 2.6836370218167396, ('666661.20.8', 2): 0, ('666660.730.02', 1): 0.06999999999999999, ('666661.40.32', 0): 1.0796964581, ('666660.780.24', 2): 0, ('666661.71.22', 1): 0, <text:soft-page-break/>('666661.940.32', 1): 0, ('666661.640.26', 0): 1.07, ('666661.28-0.17', 2): 0, ('666660.670.52', 1): 0, ('666660.840.2', 2): 0.0, ('666661.50.93', 2): 0.0, ('666661.14-0.1', 0): 1, ('666661.81-0.17', 1): 0, ('666661.581.31', 1): 0, ('666660.83-0.15', 0): 1, ('661661.680.43', 1): 0, ('666661.150.1', 1): 0, ('666660.79-0.03', 0): 1.07, ('666661.460.44', 1): 0, ('666661.67-0.08', 1): 0, ('666661.850.27', 2): 0, ('666661.250.53', 1): 0.1379, ('666661.431.11', 2): 0, ('666661.890.26', 0): 1.0, ('666662.070.61', 2): 0.0, ('666661.2-0.23', 1): 0, ('666661.17-0.0', 1): 0, ('666661.070.26', 0): 1.5925572803419523, ('666661.151.04', 1): 0, ('666661.550.71', 1): 0, ('666661.120.26', 0): 1.3645007759390226, ('666661.861.01', 0): 1, ('666661.10.87', 0): 1, ('666661.86-0.13', 1): 0, ('666660.520.16', 0): 1.6883324436733904, ('666660.640.09', 2): 0, ('666661.20.24', 2): 0.0, ('666661.50.49', 0): 1.11589806767, ('661661.050.31', 0): 1, ('666661.510.5', 2): 0, ('666661.19-0.01', 2): 0.08244109999999999, ('666661.5-0.64', 0): 1, ('666661.310.41', 2): 0.2772126457923606, ('666660.57-0.32', 1): 0, ('666661.54-0.58', 0): 1, ('666662.07-0.46', 0): 1, ('666661.540.58', 1): 0, ('666660.720.31', 0): 1.2614816809689915, ('666661.630.09', 1): 0.0, ('666661.40.9', 0): 1.0, ('666660.820.41', 0): 1.1894752300000002, ('666661.45-0.83', 1): 0.0, ('666661.760.21', 0): 1.07, ('661661.980.28', 1): 0, ('666660.86-1.35', 0): 1, ('666661.450.4', 2): 0, ('666661.83-1.22', 1): 0, ('666660.621.46', 2): 0, ('666661.490.96', 2): 0, ('666661.621.16', 2): 0, ('666661.271.59', 0): 1, ('666661.240.4', 0): 1.3363525388364579, ('666661.480.81', 2): 0, ('666660.630.79', 1): 0, ('666660.290.05', 1): 0.0, ('666661.41-0.38', 2): 0, ('666661.330.14', 0): 1.3215754138247, ('666661.321.52', 2): 0, ('666660.76-0.52', 1): 0, ('666661.810.62', 0): 1.0049, ('666660.690.04', 0): 1.0049, ('666661.381.05', 2): 0, ('666661.70.06', 2): 0, ('666661.49-0.18', 1): 0.0, ('666660.72-0.17', 2): 0.0, ('666660.510.07', 2): 0, ('666661.230.63', 2): 0.0, ('666660.55-0.06', 0): 1, ('666661.521.17', 2): 0.0, ('666661.320.85', 2): 0, ('666661.560.89', 1): 0, ('666661.641.07', 0): 1, ('666662.10.34', 2): 0, ('661661.880.27', 0): 1, ('666661.040.0', 0): 1.0, ('666660.740.48', 1): 0, ('666661.841.4', 1): 0, ('666661.050.34', 2): 0, ('666661.90.19', 2): 0, ('666661.090.45', 2): 0, ('666661.140.41', 0): 1.2392001782513, ('666661.390.87', 1): 0, ('666661.330.5', 2): 0, ('666660.871.47', 2): 0, ('666661.020.79', 2): 0.0, ('666661.06-1.72', 1): 0, ('666661.8-0.21', 0): 1.0, ('666660.910.49', 2): 0, ('666661.310.17', 0): 1.0, ('666661.490.45', 0): 1, ('666661.610.24', 2): 0, ('666660.710.19', 0): 1.4038239546622702, ('666660.25-0.02', 2): 0, ('666661.810.22', 2): 0, ('666661.51-0.97', 2): 0, ('666661.70.17', 2): 0.0, ('666661.430.16', 2): 0, ('666660.510.16', 2): 0, ('666661.21-0.96', 1): 0, ('666661.63-0.61', 1): 0, ('666661.470.16', 2): 0, ('666660.830.35', 1): 0.07900658710000001, ('666660.860.1', 0): 1.072355619, ('666662.010.73', 0): -9.100000000000001, ('666660.850.13', 1): 0, ('666661.790.76', 0): 1.0049, ('666661.480.06', 0): 1, ('666662.170.41', 1): 0, ('666661.060.07', 1): 0.0049, ('666661.540.84', 0): 1.0, ('666661.980.59', 0): 1.0, ('666661.54-0.1', 1): 0, ('666661.020.23', 1): 0, ('666661.290.53', 0): 1.1379000000000001, ('666661.350.51', 2): 0, ('666660.470.18', 0): 1.6192640551186803, ('666661.29-0.04', 0): 1.0, ('666661.210.35', 1): 0, ('666661.410.77', 1): 0, ('666661.430.55', 2): 0, ('666660.840.68', 0): 1, ('666661.740.85', 0): 1, ('666661.380.28', 0): 1.2662460734913001, ('666661.830.42', 1): 0, ('666661.340.74', 2): 0, ('666661.690.39', 1): 0.1951028723, ('666660.95-0.1', 0): 1, ('666661.630.49', 0): 1.00931, ('666661.810.63', 1): 0, ('666661.93-0.45', 0): 1.0, ('666661.460.19', 0): 1.0049, ('666661.41.14', 1): 0, ('666661.410.88', 1): 0, ('666661.48-0.36', 2): 0, ('666661.910.85', 0): -100, ('666661.730.82', 1): 0, ('666660.60.22', 0): 1.3402134021567735, ('666661.790.54', 2): 0.0, ('666661.220.42', 0): 1.0049, ('666660.770.27', 2): 0, ('666661.980.83', 0): 1, ('666661.540.33', 1): 0, ('666661.680.33', 0): 1, ('666661.251.2', 2): 0, ('666660.720.03', 0): 1.0049, ('666660.64-0.41', 2): 0, ('666661.60.59', 0): 1.0630000000000002, ('666661.650.35', 0): 1.0123479999999998, ('666662.36-0.32', 0): 1, ('666660.580.22', 1): 0, ('666661.81.28', 0): 1, ('666661.78-0.16', 0): 1, ('666661.151.74', 0): 1, ('666661.370.6', 0): 1, ('666661.640.62', 2): 0, ('666661.270.45', 1): 0, ('666661.43-0.14', 0): 1, ('666661.30.29', 0): 1.0703087, ('666660.670.12', 2): 1.0446530537424323, ('666661.61-0.14', 2): 0, ('666661.090.6', 1): 0.133, ('666660.630.16', 1): 0.6993310206777952, ('666661.310.49', 2): 0, ('666662.050.44', 0): -9.100000000000001, ('666661.52-0.2', 2): 0, ('666661.92-0.3', 0): 1, ('666661.641.2', 0): 1, ('666660.920.58', 2): 0, ('666661.520.2', 2): 0, ('666661.92-0.55', 2): 0, ('666661.54-0.06', 1): 0, ('666661.910.74', 0): 1.0, ('666661.360.9', 0): 1, ('666661.17-0.44', 1): 0, ('666661.160.14', 0): 1.2137857769229976, ('666660.770.5', 1): 0, ('666661.281.6', 2): 0, ('666661.120.26', 1): 0.0, ('666660.62-0.39', 0): 1, ('666660.80.46', 0): 1.03068919, ('666660.841.45', 1): 0, ('666661.170.09', 0): <text:soft-page-break/>1.07, ('666661.810.76', 0): 1.0749, ('666660.81-0.03', 1): 0, ('666660.471.13', 0): 1, ('666661.060.79', 0): 1, ('666661.911.38', 0): 1.0, ('666661.730.09', 0): 1.07, ('666661.760.33', 0): 1.07441, ('666661.720.45', 1): 0, ('666661.25-0.02', 1): 0, ('666661.591.11', 1): 0, ('666660.80.33', 1): 0.0, ('666660.871.16', 1): 0, ('666660.98-0.11', 1): 0, ('666661.50.41', 1): 0, ('666660.86-0.81', 1): 0, ('666661.490.66', 2): 0.0, ('666660.930.26', 2): 0, ('666660.760.38', 0): 1.1468964000000001, ('666661.750.49', 0): 1, ('666661.690.38', 0): 1.0929012895999999, ('666661.80.39', 0): 1, ('666661.10.6', 1): 0.2038700846, ('666661.94-0.53', 2): -100, ('666661.511.11', 0): 1, ('666660.140.0', 1): 0, ('666661.890.59', 0): 1.1210300000000002, ('666661.740.7', 1): 0, ('666661.910.45', 2): 0, ('666661.230.3', 1): 0.0, ('666661.660.27', 1): 0.0, ('666661.26-0.05', 2): 0, ('666661.180.46', 2): 0, ('666660.850.38', 1): 0.0, ('666662.14-0.71', 0): 1, ('666661.35-0.38', 0): 1, ('666660.850.09', 1): 0, ('666660.972.02', 0): 1, ('666660.8-0.0', 1): 0, ('666661.410.58', 1): 0, ('666661.63-0.01', 1): 0.06999999999999999, ('666661.10.81', 0): 1, ('666661.670.66', 1): 0, ('666661.070.83', 2): 0, ('666661.740.5', 0): 1.0, ('666660.880.37', 1): 0.18214000000000002, ('666661.210.19', 2): 0, ('666661.7-0.06', 1): 0, ('666661.160.63', 0): 1, ('666660.590.04', 1): 0, ('661662.010.37', 2): 0, ('666661.490.57', 0): 1.1372810621, ('666661.610.34', 2): 0, ('666661.730.16', 2): 0, ('666661.071.09', 1): 0, ('666661.620.27', 1): 0, ('666660.980.35', 1): 0.3080827108031572, ('666660.981.01', 0): 1, ('666660.051.38', 0): -100, ('666661.420.25', 2): 0, ('666662.030.26', 2): 0, ('666661.83-0.57', 2): 0, ('666662.3-0.36', 0): 1, ('666660.740.1', 0): 1.6073347092362946, ('666660.410.0', 0): 1.1379000000000001, ('666661.720.32', 1): 0, ('666661.14-0.31', 0): 1, ('666661.70.44', 0): 1.0083790000000001, ('666662.13-1.07', 2): 0, ('666660.450.08', 2): 0, ('666661.221.42', 0): 1, ('666660.670.97', 2): 0, ('666661.3-0.08', 2): 0, ('666661.480.69', 2): 0, ('666661.681.24', 0): 1, ('666661.940.18', 2): 100, ('666660.37-0.09', 1): 0, ('666660.890.35', 1): 0, ('666661.96-0.57', 1): 0, ('666660.580.05', 1): 0.0, ('666660.37-0.15', 0): 1, ('666661.781.0', 1): 0, ('666661.281.08', 2): 0, ('666660.550.12', 2): 0, ('666660.810.21', 0): 1.3986745843989334,</text:p>
      <text:p text:style-name="P1"><text:s/>('666660.70.3', 0): 1.0583616166813399, ('666662.120.6', 2): -100, ('666661.931.13', 0): 1, ('666661.270.66', 1): 0, ('666661.320.38', 1): 0, ('666661.120.96', 0): 1, ('666661.11-0.23', 2): 0.0, ('666660.870.25', 0): 1.4693203799758643, ('666660.44-0.01', 2): 0.0, ('666661.87-0.22', 0): 1.07, ('666660.36-0.1', 2): 0, ('666661.410.08', 0): 1.0, ('666662.14-0.46', 0): 1.07, ('666660.51-0.08', 1): 0.0, ('666660.660.17', 0): 1.3605747936643642, ('666661.240.76', 0): 1.13741, ('666661.64-0.49', 0): 1, ('666661.420.44', 1): 0.0, ('666661.751.24', 2): 0, ('666660.470.08', 0): 1.4590289297232, ('666661.420.54', 0): 1.2318120753900001, ('666660.810.3', 1): 0.5412535718860672, ('666660.970.6', 1): 0, ('666661.880.21', 0): 1.0, ('666661.380.38', 0): 1, ('666661.291.95', 0): 1, ('666661.560.79', 0): 1, ('666660.07-0.0', 0): 1.0294161941384818, ('666661.650.28', 1): 0, ('666660.95-0.19', 2): 0, ('666662.17-0.82', 2): 0, ('666661.740.79', 0): 1.07, ('666661.79-0.31', 0): 1, ('666661.440.15', 1): 0, ('666660.71-0.02', 1): 0.0, ('666661.95-0.42', 2): 0, ('666661.391.56', 2): 0, ('666662.260.59', 0): 1, ('666661.030.28', 0): 1.2227347380101456, ('666662.150.7', 0): 1, ('666661.78-0.49', 2): 0, ('666661.34-0.07', 1): 0, ('666662.02-0.53', 2): 0, ('666661.390.35', 0): 1.0010959193, ('666661.160.6', 2): 0, ('661661.550.39', 0): 1, ('666661.58-0.32', 2): 0.06999999999999999, ('666661.560.2', 1): 0.06999999999999999, ('666660.591.04', 2): 0, ('666661.032.16', 0): 1, ('666661.38-0.16', 0): 1.0630000000000002, ('666661.750.17', 0): 1.0749, ('666661.651.29', 0): 1, ('666661.140.51', 1): 0, ('666660.40.12', 2): 0.0, ('666661.63-0.42', 0): 1, ('666661.750.25', 1): 0, ('666661.140.95', 2): 0, ('666660.640.14', 0): 1.3381514539079715, ('666661.940.48', 0): 1.1379000000000001, ('666661.61.13', 0): 1, ('666660.720.15', 2): 0, ('666661.590.8', 2): 0.07490000000000001, ('666661.95-0.67', 1): 0, ('666661.730.02', 0): 1.133, ('666660.810.46', 0): 1.1333446807, ('666661.870.92', 0): 1.0567000000000002, ('666662.16-0.47', 1): 0, ('666661.37-0.49', 0): 1, ('666661.30.21', 1): 0, ('666661.461.22', 2): 0, ('666661.511.02', 2): 0, ('666662.070.55', 1): 0, ('666661.91-0.31', 0): 1.0, ('666660.380.12', 0): 1.881785239072259, ('666660.90.79', 2): 0, ('666660.87-0.0', 1): 0, ('666661.87-0.19', 0): 1, ('666661.250.61', 2): 0.0, ('666661.150.64', 1): 0, ('666661.820.74', 1): 0, ('666660.930.66', 0): 1.07, ('666660.740.19', 2): 0, ('666660.65-1.73', 0): 1, ('666661.461.17', 1): 0, ('666661.5-0.92', 1): 0, ('666661.2-0.32', 1): 0, ('666661.861.38', 2): 0, ('666661.190.35', 0): 1.4678918501288032, ('666661.260.1', 1): 0.0, ('666661.030.66', 1): 0.0, ('666660.871.79', 0): 1, ('666660.550.21', 0): 1.611304108931424, ('666660.820.05', 1): 0.12783548572654302, ('666661.680.76', 0): 1.0, ('666660.950.01', 0): 1.2047822000000001, ('666661.520.85', <text:soft-page-break/>0): 1, ('666661.831.19', 1): 0, ('666661.62-0.1', 0): 1, ('666661.060.47', 2): 0, ('666661.480.55', 1): 0, ('666661.440.22', 0): 1.0743889999999998, ('666661.780.77', 0): 1.0049, ('666661.760.92', 2): 0, ('666661.660.14', 0): 1.1749391000000002, ('666661.670.38', 0): 1.2504633600000001, ('666660.710.27', 1): 0, ('666661.260.31', 0): 1.4616741030552247, ('666661.090.57', 1): 0, ('666662.16-0.26', 2): 0, ('666661.860.23', 2): 0, ('666661.140.12', 0): 1.012022101, ('666661.780.5', 0): 1.07, ('666661.690.04', 1): 0, ('666661.43-0.49', 1): 0.0, ('666661.00.8', 2): 0, ('666661.481.34', 0): -100, ('666661.541.05', 0): 1, ('666661.321.6', 2): 0, ('666661.41-0.14', 2): 0, ('666660.891.57', 0): 1, ('666661.890.51', 1): 0, ('666661.550.18', 0): 1.078476391868, ('666662.060.54', 2): 0, ('666661.830.24', 2): 0, ('666660.3-0.01', 0): 1.5215344122409367, ('666661.41-0.6', 0): 1, ('666661.59-0.15', 2): 0.0, ('666661.341.71', 1): 0, ('666661.11-0.38', 1): 0, ('666660.690.28', 2): 0.4101395691073203, ('666661.681.03', 1): 0, ('666660.880.04', 0): 1.0, ('666661.260.79', 2): 0, ('666660.670.29', 2): 0.023430429470000003, ('666660.60.1', 1): 0.45975232980953074, ('666661.080.6', 2): 0.06999999999999999, ('666660.310.07', 1): 0, ('666661.63-0.28', 2): 0, ('666661.380.54', 0): 1.253568, ('666661.220.11', 1): 0.13604911229, ('666661.881.42', 1): 0, ('666661.52-0.04', 1): 0, ('666661.280.53', 0): 1.0, ('662660.950.29', 0): 1, ('666661.071.0', 0): 1, ('666661.420.75', 2): 0, ('666661.310.58', 1): 0, ('666660.930.8', 0): 1, ('666661.290.39', 0): 1, ('666661.0-1.22', 1): 0, ('666661.510.22', 2): 0, ('666661.080.69', 0): 1.0, ('666661.62-0.63', 1): 0, ('666661.681.34', 0): -100, ('666660.490.2', 0): 1.070343, ('666661.660.47', 0): 1.1941100000000002, ('666661.230.26', 0): 1.0784439712, ('666661.460.75', 2): 0, ('666661.181.4', 1): 0, ('666661.930.62', 2): 0, ('666661.071.01', 2): 0, ('666661.67-0.59', 0): 1, ('666662.060.65', 2): 0, ('666661.890.14', 2): 100, ('666661.990.51', 1): -9.93, ('666661.420.89', 2): 0.133, ('666661.60.78', 1): 0, ('666661.89-0.24', 2): 0, ('666661.92-0.24', 1): 0, ('666661.550.35', 2): 0, ('666661.630.76', 0): 1.2613688, ('666660.690.75', 2): 0, ('666661.73-0.16', 2): 0.12103, ('661660.330.07', 2): 0.34581940661997046, ('666660.720.15', 0): 1.5433403236730519, ('666661.770.8', 0): 1.1210300000000002, ('666661.570.4', 0): 1.30244585784, ('666661.30.08', 1): 0.0, ('661660.440.02', 1): 0, ('666661.120.48', 2): 0, ('666660.620.23', 2): 0, ('666660.880.57', 0): 1.0, ('666661.50.33', 0): 1.14674401, ('666661.721.57', 0): 1, ('666660.46-0.0', 1): 0.0, ('666660.67-0.01', 2): 0.0, ('666660.860.39', 2): 0.0, ('666660.810.29', 1): 0, ('666661.47-0.18', 2): 0.0, ('666661.14-0.03', 0): 1.07, ('666662.03-0.81', 1): 0, ('666660.360.04', 2): 0, ('666661.37-0.2', 0): 1.07, ('616662.10.66', 2): 0, ('666661.81-0.24', 0): 1.0749, ('666660.771.69', 1): 0, ('666660.320.05', 0): 2.8857942753069046, ('666661.460.37', 0): 1, ('666661.850.63', 0): 1.1901013443, ('666660.850.46', 2): 0.06741000000000001, ('666661.820.25', 2): 0, ('666661.790.41', 2): 0, ('666660.350.12', 0): 1.0, ('666661.67-1.05', 2): 0, ('666661.010.64', 2): 0.0, ('666660.350.06', 1): 0, ('666660.820.26', 1): 0, ('666660.70.05', 1): 0, ('666661.58-0.4', 2): 0, ('666660.530.12', 1): 1.7149780551651612, ('666660.690.16', 2): 0, ('666661.550.04', 0): 1.135122218, ('666661.260.99', 2): 0, ('666660.150.01', 1): 0.0, ('666661.49-0.23', 2): 0, ('666660.27-0.01', 0): 1.573019044172454, ('666661.370.23', 1): 0.0, ('666661.031.62', 1): 0, ('666661.710.88', 1): 0, ('666662.090.58', 0): 1, ('666660.910.42', 2): 0, ('666660.940.31', 0): 1.4705309726451536, ('666661.240.14', 1): 0.06779541846699999, ('666661.790.98', 1): 0, ('666661.80.18', 1): 0, ('666661.50.24', 2): 0, ('666661.57-0.51', 2): 0, ('666661.221.11', 2): 0, ('666661.84-0.37', 2): 0, ('666660.710.04', 1): 0, ('666660.970.33', 1): 0, ('666661.170.7', 0): 1.07, ('666661.7-0.81', 0): 1.0, ('666661.720.24', 0): 1, ('666660.650.05', 0): 1, ('666661.50.7', 2): 0, ('666661.10.84', 2): 0, ('661661.370.27', 0): 1, ('666661.120.87', 1): 0, ('666661.551.33', 1): 0.0, ('666661.590.26', 0): 1.07, ('666661.360.79', 1): 0, ('666661.63-0.16', 0): 1.0, ('666661.93-0.28', 2): 0, ('666661.130.77', 1): 0, ('666660.63-0.01', 0): 1, ('666661.910.61', 0): 1.07, ('666661.670.6', 2): 0, ('666661.47-0.75', 1): 0, ('666661.060.2', 2): 0.0, ('666661.59-0.35', 1): 0.0, ('666660.790.19', 2): 0.6823368195264433, ('666662.3-0.74', 1): 0, ('666661.910.34', 2): 0, ('661661.690.46', 1): 0, ('666660.6-1.78', 0): 1, ('666661.761.08', 1): 0, ('626661.130.96', 2): 0, ('666661.830.51', 0): 1, ('666661.250.69', 1): 0, ('666661.890.36', 0): 1, ('666661.82-0.08', 2): 0, ('666661.741.1', 0): 1, ('666660.250.01', 0): 1.8978001896857712, ('666660.81.11', 2): 0, ('666661.05-0.19', 0): 1, ('666660.870.55', 2): 0, ('666660.530.07', 0): 1.07552083, ('666661.330.07', 0): 1.1946, ('666662.1-0.43', 0): -100, ('666661.230.46', 1): 0.0, ('666662.17-0.37', 2): 0, ('666660.760.25', 0): 2.0542420760217657, ('666661.540.02', 0): 1.0, ('666660.31-0.03', 2): 0, ('666661.15-0.1', 2): 0, ('626660.770.33', 0): 1, ('666661.610.6', 1): 0.0, ('666662.2-0.5', 2): 0, ('666660.610.2', 0): 2.6002704868709436, ('666660.960.46', 0): <text:soft-page-break/>1.07, ('666661.630.22', 0): 1.1320150409361003, ('666660.6-0.07', 1): 0.0, ('666661.49-0.99', 2): 0, ('666661.080.45', 1): 0.15615407610221793, ('666660.570.11', 1): 0, ('666661.850.41', 1): 0, ('666661.971.4', 1): 0, ('666661.33-0.19', 2): 0, ('666661.67-0.76', 1): 0, ('666661.8-0.51', 2): 0, ('666660.671.16', 0): 1, ('666660.771.51', 2): 0, ('666661.76-0.98', 0): 1.0, ('666662.06-0.31', 2): 0, ('666661.620.45', 0): 1.0749, ('666661.870.39', 0): 1.1241100000000002, ('666661.80.13', 0): 1, ('666661.240.54', 0): 1, ('666661.52-1.01', 0): 1, ('666661.271.19', 1): 0, ('666661.760.62', 1): 0, ('666661.74-0.14', 2): 0, ('666662.11-0.48', 2): 0, ('666662.110.36', 2): 0, ('666661.49-0.01', 0): 1.07, ('666661.180.84', 2): 0.0, ('666661.150.92', 1): 0, ('666660.68-0.47', 2): 0, ('666661.510.16', 2): 0, ('666660.820.6', 1): 0.06999999999999999, ('666661.170.04', 0): 1.195693141, ('666661.150.2', 0): 1.1474010180279, ('666661.64-0.22', 1): 0, ('666662.180.48', 2): 0.0, ('666661.32-0.26', 2): 0, ('666661.220.19', 0): 1.14672, ('666661.930.86', 1): 0, ('666661.72-0.85', 0): 1, ('666661.290.65', 1): 0, ('666662.050.29', 1): 0, ('666661.830.76', 1): 0.06999999999999999, ('666661.550.65', 0): 1, ('666661.00.83', 0): 1, ('666661.240.37', 0): 1.247350247795042, ('666661.471.19', 0): 1, ('666660.620.15', 0): 1.3702209670344587, ('666661.080.61', 1): 0, ('666660.520.01', 0): 1.00530523, ('666661.160.31', 0): 1.5948471325183322, ('666661.520.63', 0): 1.0, ('666660.991.32', 1): 0, ('666661.20.21', 1): 0, ('666661.50.07', 0): 1, ('666661.99-0.28', 0): 1, ('666660.70.25', 1): 0.6778599143828888, ('666661.80.34', 0): 1, ('666661.540.21', 1): 0, ('666662.130.39', 1): 0.0, ('666661.631.05', 2): 0.063, ('666661.740.34', 1): 0, ('666661.670.28', 0): 1.0630000000000002, ('666161.13-0.06', 1): 0, ('666661.85-0.39',</text:p>
      <text:p text:style-name="P1"><text:s/>2): 0, ('666660.820.42', 1): 0.0755517, ('666661.28-0.07', 1): 0, ('666661.760.22', 1): 0, ('666660.810.19', 0): 1.5986558445415853, ('666661.231.74', 1): 0, ('666161.05-0.04', 1): 0, ('666661.780.82', 0): 1.0, ('666661.370.08', 0): 1, ('666660.111.36', 1): 0, ('666661.531.01', 1): 0, ('666661.250.07', 2): 0.06999999999999999, ('666661.48-0.75', 0): 1.0, ('666661.610.85', 0): 1.07441, ('666661.241.08', 1): 0, ('666661.190.44', 1): 0, ('666661.131.55', 0): 1.0, ('666661.520.16', 1): 0.07490000000000001, ('666661.51-1.06', 2): 0, ('666660.680.49', 2): 0, ('666660.460.04', 2): 0.03946374446, ('666662.01-0.42', 0): 1.07, ('666661.120.12', 1): 0, ('666661.880.16', 0): 1.49, ('666661.120.06', 0): 1.142163, ('666661.740.46', 1): 0, ('666661.641.08', 1): 0, ('666662.090.38', 0): 1, ('666660.610.19', 1): 0, ('666661.460.28', 1): 0.0, ('666661.180.52', 1): 0, ('666661.691.02', 2): 0, ('666661.031.33', 0): 1, ('666662.170.73', 0): 1, ('666662.08-0.86', 0): 1, ('666660.870.34', 0): 1.4960939226048133, ('666662.010.48', 2): 0.06999999999999999, ('666660.94-0.03', 1): 0.0, ('666661.43-0.85', 2): 0, ('666661.841.3', 0): 1, ('666661.421.63', 0): 1, ('666661.020.62', 2): 0, ('666661.930.26', 0): 1, ('666660.591.36', 1): 0, ('666661.370.54', 0): 1.2116667, ('666661.660.68', 0): 1.0, ('666661.40.55', 1): 0, ('666661.750.57', 2): 0, ('661661.090.29', 2): 0, ('666660.920.11', 2): 0, ('666661.94-0.32', 2): 0, ('666661.650.78', 2): 0, ('666661.55-0.3', 0): 1, ('666660.550.19', 2): 0, ('666661.66-0.8', 2): 0, ('666661.171.35', 1): 0, ('666661.130.92', 2): 0, ('666660.830.36', 0): 1.1302151987570002, ('666661.4-0.62', 0): 1, ('666661.53-0.28', 0): 1.0630000000000002, ('666662.34-0.85', 2): 0, ('666660.750.25', 1): 0, ('666661.380.62', 0): 1.193669, ('666661.20.08', 0): 1.133, ('666661.650.47', 2): 0, ('666660.380.03', 0): 1.5776863872612585, ('666661.620.69', 1): 0.06999999999999999, ('666661.490.79', 2): 0.18403, ('666661.330.62', 1): 0.13895980000000002, ('666660.620.3', 1): 0, ('666661.451.25', 2): 0, ('666662.160.5', 1): 0, ('666661.780.46', 2): 0, ('666662.011.01', 2): 0, ('666661.510.33', 0): 1.17800783, ('666661.960.39', 1): 0, ('666660.270.01', 2): 0, ('666662.160.26', 0): 1, ('666661.330.62', 2): 0, ('661660.370.05', 0): 1, ('666661.39-0.71', 2): 0, ('666661.830.59', 1): 0, ('666662.20.22', 1): 0, ('666661.05-0.11', 1): 0, ('666660.66-0.02', 2): 0.13997900000000002, ('666661.730.81', 0): 1, ('666660.20.03', 1): 0, ('666661.471.2', 1): 0, ('666660.770.34', 2): 0, ('666661.3-0.1', 1): 0.13145300000000001, ('666660.630.08', 1): 0, ('666660.60.15', 2): 0, ('666661.220.45', 1): 0.0, ('666661.891.21', 0): 1.0, ('666661.45-0.15', 0): 1.133, ('666661.110.09', 2): 0, ('666661.650.04', 0): 1, ('666661.01-1.27', 0): 1, ('661661.750.65', 0): 1, ('666661.440.69', 0): 1.0, ('666660.580.21', 0): 1.5345254924214644, ('666661.9-0.24', 1): 0.0, ('666661.430.73', 0): 1.1267, ('666662.030.53', 2): 0.0, ('666661.231.18', 2): 0, ('666661.8-0.63', 2): 0, ('666661.850.49', 0): 1.1429617, ('666661.270.46', 0): 1.0755549992141, ('666661.5-0.1', 0): 1, ('666661.540.44', 2): 0, ('666661.35-0.08', 0): 1.0, ('666661.090.1', 0): 1, ('666661.870.31', 1): 0.0, ('666661.820.0', 2): 0, ('666661.580.54', 2): 0, ('666661.530.25', 2): 0, ('666660.740.12', 2): 0, ('666660.910.2', 2): 0, ('666661.13-0.22', 2): 0, ('666661.74-<text:soft-page-break/>0.1', 2): 0, ('666661.860.46', 0): 1.0, ('666661.120.35', 1): 0, ('666661.070.93', 1): 0, ('166661.790.98', 2): 0, ('666661.551.02', 2): 0, ('666661.140.32', 0): 1.5435068305906667, ('666661.880.76', 1): 0.0, ('666661.750.48', 0): 1.1897, ('666661.080.34', 0): 1.246028479416809, ('666661.050.5', 2): 0, ('666661.680.7', 1): 0.0, ('666661.721.04', 2): 0, ('666660.890.69', 0): 1, ('666661.240.29', 0): 1.1514886896094922, ('666661.760.25', 1): 0.0, ('666662.09-0.63', 0): 1, ('666661.51.07', 2): 0, ('666661.871.27', 2): 0, ('666660.750.15', 1): 0, ('666661.231.05', 2): 0, ('666661.02-1.43', 2): 0, ('666661.040.43', 0): 1.2751581909999998, ('666660.650.23', 0): 2.0540248291592853, ('666661.690.27', 0): 1.0, ('666660.45-1.98', 0): 1, ('666660.880.1', 0): 1.0208201, ('661660.280.03', 1): 0.24814875582899998, ('666661.640.76', 1): 0.0, ('666661.510.92', 2): 0, ('666661.20.29', 0): 1.1516804116453956, ('666660.98-0.16', 0): 1, ('666661.330.7', 1): 0.133, ('666661.370.97', 2): 0, ('666661.43-0.13', 2): 0, ('666661.25-0.36', 0): 1, ('666660.960.05', 1): 0, ('666661.5-0.65', 0): 1, ('666660.41-0.08', 2): 0, ('666661.290.18', 1): 0.07490000000000001, ('666661.10.3', 2): 0, ('666660.940.76', 0): 1, ('666661.311.47', 0): 1, ('666661.39-1.41', 2): 0, ('666661.190.86', 2): 0, ('666661.03-0.01', 0): 1.07, ('666662.33-0.33', 2): 0, ('666660.150.0', 0): 2.3293317881711837, ('616661.230.52', 0): 1, ('666661.570.37', 0): 1, ('666660.49-0.01', 1): 0, ('666660.48-0.07', 0): 1, ('666661.860.37', 0): 1.0, ('666661.13-0.02', 1): 0.00441, ('666660.660.41', 2): 0, ('666661.710.01', 2): 0.1379, ('666660.36-0.04', 1): 0, ('666661.410.57', 0): 1, ('666662.060.46', 0): -9.100000000000001, ('666661.150.55', 0): 1.14672, ('666661.21.42', 1): 0, ('666661.820.23', 2): 0, ('666661.51-0.28', 1): 0, ('666660.740.21', 0): 1.6936201734192626, ('666660.24-0.02', 1): 0, ('666660.120.01', 1): 0, ('666661.480.66', 2): 0, ('666661.290.0', 1): 0, ('666661.220.29', 1): 0.0, ('666661.020.22', 1): 0.3395929752600807, ('666661.11.12', 2): 0, ('666660.79-0.28', 0): 1, ('666661.780.51', 1): 0, ('666662.020.88', 0): 1, ('666661.750.92', 0): 1.0, ('661661.020.26', 1): 0, ('666661.420.52', 2): 0, ('666661.34-0.07', 2): 0.06999999999999999, ('666661.451.28', 1): 0, ('666661.680.92', 2): 0.133, ('666661.070.04', 2): 0.191666916, ('666661.720.31', 0): 1.0, ('666661.341.36', 0): 1, ('666661.470.39', 0): 1.2264073247241263, ('666660.780.4', 0): 1.1833867000000002, ('666660.590.4', 0): 1, ('666660.630.0', 1): 0, ('666661.76-0.45', 0): 1, ('666660.740.58', 1): 0, ('661662.00.28', 2): 0, ('666661.770.5', 0): 1, ('666661.320.44', 1): 0.0, ('666661.050.09', 2): 0, ('666661.74-0.22', 0): 1.0, ('666660.930.54', 2): 0, ('666661.50.38', 0): 1.0, ('666660.780.13', 0): 1.4683351966392, ('666661.450.27', 0): 1.0, ('666661.130.66', 1): 0, ('666660.980.01', 1): 0, ('666661.411.23', 1): 0.06999999999999999, ('666660.550.03', 0): 1.07, ('666661.74-0.62', 0): 1.133, ('666661.8-0.03', 1): 0.0, ('666661.790.42', 2): 0, ('666661.231.2', 2): 0, ('666660.880.25', 0): 1.2524027387029093, ('666661.01.58', 2): 0, ('666661.870.52', 1): 0, ('666661.340.59', 2): 0, ('666661.950.4', 2): 0, ('666661.480.01', 2): 0.0, ('666661.390.47', 0): 1.211697050167413, ('666660.430.05', 0): 1, ('666662.01.1', 1): 0, ('666661.29-0.49', 2): 0, ('666660.830.47', 1): 0, ('666661.810.41', 2): 0, ('666662.110.38', 2): 0, ('666660.980.47', 2): 0.0, ('666660.960.47', 0): 1.1500385232989998, ('666661.840.13', 2): 0, ('666661.22-0.22', 1): 0, ('666661.72-0.06', 1): 0, ('666661.04-1.17', 2): 0, ('666661.660.5', 1): 0, ('666662.14-0.3', 2): 0, ('666661.05-0.08', 0): 1.0, ('666661.270.36', 1): 0, ('666661.30.99', 2): 0, ('666661.150.66', 0): 1.1426186999999999, ('666062.26-0.38', 2): 0, ('666661.190.29', 0): 1.2017976863980602, ('666661.63-0.31', 1): 0, ('666661.990.89', 2): 0, ('666661.231.24', 0): 1, ('666661.590.86', 0): 1.07, ('666660.681.17', 0): 1, ('666660.90.15', 2): 0, ('666661.48-0.33', 0): 1.0, ('666661.051.16', 2): 0.0, ('666661.870.63', 1): 0.060257889999999995, ('666661.390.36', 1): 0.0, ('666660.680.11', 0): 1.3961204404193848, ('666661.41.62', 0): 1, ('666661.320.88', 2): 0, ('666661.390.42', 2): 0.0, ('666661.45-0.16', 0): 1.0, ('666661.790.33', 2): 0.0, ('666660.640.77', 2): 0, ('666661.620.53', 1): 0, ('666661.960.59', 2): 0, ('666661.580.29', 0): 1.1897, ('666661.520.74', 1): 0, ('666661.62-0.6', 2): 0, ('666661.631.29', 0): 1.07, ('666660.331.39', 2): 0, ('666661.92-0.49', 2): 0, ('666660.610.45', 2): 0, ('666661.78-0.11', 2): 0, ('666661.60.51', 0): 1.2311980999999999, ('666661.10.15', 0): 1, ('666660.810.45', 1): 0, ('666661.44-0.31', 2): 0, ('666661.30.24', 2): 0.0, ('666661.350.27', 0): 1.25133852807, ('666662.070.56', 0): 1, ('666660.490.15', 0): 1.5105468781756173, ('666661.990.68', 2): 0, ('666661.340.83', 0): 1.0630000000000002, ('666660.920.45', 0): 1.0143413837000002, ('666661.890.39', 0): 1.0, ('666662.320.55', 1): 0, ('666661.250.16', 0): 1, ('666661.22-0.18', 0): 1, ('666660.910.16', 0): 1.215987618, ('666661.030.63', 2): 0, ('666660.381.39', 0): 1, ('666661.151.24', 0): 1.0, ('666660.631.61', 1): 0, ('666661.141.31', 2): 0, ('666661.390.74', 2): 0, ('666661.90.37', 2): 0.0, ('666660.740.92', 1): 0, ('661660.420.08', 0): 1.1396617988153772, ('666660.30.04', <text:soft-page-break/>0): 2.3383474003654054, ('666661.520.86', 1): 0, ('666661.810.71', 2): 0.0, ('666661.020.49', 1): 0, ('666662.110.28', 2): 0, ('666661.060.76', 2): 0, ('666661.060.26', 0): 1.6896039246279546, ('666661.62-0.6', 1): 0, ('666662.090.71', 0): 1, ('666661.67-1.69', 0): 1, ('666661.23-0.51', 1): 0, ('666661.680.17', 2): 0, ('666661.380.04', 1): 0, ('666661.53-0.07', 0): 1, ('666661.460.64', 2): 0, ('666661.981.01', 2): 0, ('666661.720.42', 1): 0, ('666660.960.15', 1): 0.0, ('661660.480.16', 2): 0, ('666661.090.66', 1): 0.0, ('666661.170.96', 2): 0, ('666660.710.28', 0): 1.1878271464206258, ('666661.260.32', 1): 0, ('666660.930.81', 1): 0, ('666661.320.69', 1): 0, ('666661.020.12', 0): 1.07, ('666660.421.16', 2): 0, ('666660.61-0.08', 1): 0, ('666661.20.6', 1): 0, ('666661.170.82', 2): 0, ('666660.91-0.07', 1): 0.0, ('666661.820.64', 2): 0.0, ('666661.690.09', 2): 0, ('666661.780.36', 0): 1.1267, ('666661.620.48', 0): 1.18403, ('666661.090.22', 0): 1.13826890503727, ('666662.270.42', 0): 1, ('666660.910.51', 2): 0, ('666660.510.39', 1): 0, ('666661.43-0.34', 2): 0, ('666661.680.15', 1): 0, ('666661.59-0.04', 0): 1.01638315, ('666661.560.48', 0): 1.281529983, ('666660.310.04', 0): 2.6772366039864512, ('666661.66-0.18', 1): 0, ('666661.27-0.1', 2): 0, ('661661.190.33', 0): 1, ('666661.280.44',</text:p>
      <text:p text:style-name="P1"><text:s/>0): 1.2165960999999998, ('666660.43-0.02', 2): 0, ('661660.380.08', 0): 1, ('666660.960.62', 2): 0, ('666661.390.01', 2): 0, ('666661.561.04', 1): 0, ('666661.041.94', 2): 0, ('666661.41-0.93', 2): 0, ('661661.290.28', 2): 0, ('666661.780.61', 1): 0, ('666662.210.41', 0): 1, ('666660.620.18', 0): 2.7007626347690072, ('666662.00.25', 0): 1, ('666660.240.02', 2): 1.7955482331394108, ('666660.860.64', 0): 1.07, ('666661.591.23', 0): 1.0, ('666662.220.79', 2): 0, ('666660.920.44', 1): 0.327995275455582, ('666661.040.62', 2): 0, ('666661.290.8', 0): 1.223657, ('666660.760.44', 0): 1.07, ('666660.841.29', 2): 0, ('666661.851.22', 0): 1, ('666661.68-0.41', 0): 1, ('666660.360.1', 2): 0, ('666661.110.87', 1): 0.0, ('666661.130.11', 1): 0, ('666661.67-0.45', 1): 0, ('666661.92-0.45', 1): 0, ('666661.2-0.03', 2): 0, ('666661.990.52', 0): -100, ('666661.77-0.2', 0): 1.07, ('666661.03-0.38', 2): 0, ('666661.630.07', 0): 1, ('666660.650.58', 0): 1.0, ('666660.460.12', 1): 0, ('666661.50.88', 0): 1.0, ('666660.58-0.0', 1): 0, ('666660.750.38', 1): 0.08796631064900001, ('666661.121.34', 1): 0, ('666660.5-0.12', 2): 0, ('666661.120.72', 1): 0.071379, ('666661.620.14', 2): 0.0, ('666661.990.2', 0): 1.0, ('666662.2-0.21', 0): 1, ('666661.120.66', 0): 1.193164937, ('666661.440.45', 2): 0.07186900000000002, ('666661.630.97', 0): 1, ('666661.170.38', 2): 0, ('666661.550.58', 1): 0, ('666661.610.08', 0): 1.0, ('666660.80.13', 2): 0, ('666661.570.47', 0): 1, ('666661.560.32', 0): 1.3395851900000002, ('666661.170.27', 0): 1.351330227516497, ('666661.5-1.02', 0): 1, ('666661.260.21', 0): 1, ('666660.890.47', 0): 1.13741, ('666661.29-0.41', 1): 0, ('666661.810.49', 1): 0, ('666161.490.01', 1): 0, ('666661.250.42', 0): 1.1386206087000001, ('666661.530.01', 0): 1.07, ('666660.540.08', 0): 1.2425413652590276, ('666660.660.12', 2): 0, ('666660.560.34', 0): 1.0, ('666661.082.1', 1): -100, ('666661.490.26', 1): 0.0, ('666660.650.32', 2): 0.06999999999999999, ('666661.751.44', 0): -9.100000000000001, ('666661.50.53', 2): 0, ('666661.590.14', 2): 0.06999999999999999, ('616661.420.63', 0): 1, ('666660.150.02', 0): 2.5766614342813035, ('666661.141.15', 1): 0, ('666660.7-0.02', 2): 0.0, ('666661.880.24', 2): 0, ('666661.080.05', 0): 1.00917084, ('666661.93-0.32', 0): 1.07, ('666661.360.41', 1): 0.0564732073085631, ('666661.80.42', 2): 0, ('666660.990.4', 2): 0, ('666661.660.67', 0): 1.0, ('666661.55-0.35', 0): 1.07, ('666662.03-0.95', 2): 0, ('666661.95-0.36', 0): 1, ('666661.360.15', 2): 0.0, ('666662.11-0.52', 2): 0, ('666661.580.66', 2): 0, ('666660.710.17', 1): 0, ('666661.55-0.21', 1): 0.0, ('666661.30.52', 0): 1, ('666661.29-0.58', 1): 0, ('666661.490.6', 1): 0, ('666661.68-0.2', 0): 1.133, ('666661.170.4', 1): 0.0, ('666660.510.18', 1): 0, ('666661.34-0.12', 2): 0.0, ('666662.03-0.76', 2): 0, ('666661.590.73', 1): 0.13176169999999998, ('666661.940.56', 2): 0, ('666661.49-0.62', 0): 1, ('666661.570.54', 2): 0, ('666661.53-0.27', 0): 1.0, ('666661.18-0.03', 0): 1.0, ('666660.790.67', 1): 0, ('666661.70.4', 0): 1.0707934010000002, ('666660.950.36', 1): 0, ('661661.51-0.31', 1): 0, ('666661.97-0.62', 1): 0, ('666660.820.05', 2): 0, ('666661.02-1.32', 0): 1, ('666661.010.5', 0): 1.300455228855061, ('666661.620.49', 2): 0, ('666661.060.7', 1): 0, ('666661.59-0.32', 0): 1, ('666661.58-0.27', 1): 0.0, ('666660.450.12', 2): 0, ('666660.271.24', 2): 0, ('666660.771.45', 1): 0, ('666662.230.29', 0): 1, ('666661.071.19', 0): 1, ('666661.78-0.2', 0): 1.0, ('666661.520.85', 1): 0, ('666661.91-0.71', 2): 0, ('666661.840.56', 0): 1, ('666660.791.73', 2): 0, ('666661.030.54', 0): 1.1949087, ('666661.260.41', 2): 0, ('666661.520.9', 1): 0, ('666660.970.21', 0): 1.1409167655849686, ('662660.830.26', 1): 0, ('666660.840.29', 0): 1.438243608807609, ('666661.070.35', 2): <text:soft-page-break/>0, ('666661.470.58', 1): 0.0049, ('666661.871.0', 0): 1, ('666661.310.23', 0): 1.2196590361000001, ('666661.42-0.23', 1): 0, ('666661.831.16', 1): 0, ('666661.541.07', 1): 0, ('666660.770.29', 1): 0.0, ('666660.750.01', 2): 0.0, ('616660.490.18', 0): 1, ('666661.050.56', 2): 0.0, ('666660.86-0.02', 1): 0, ('666661.91.52', 1): 0, ('666661.060.23', 2): 0.0, ('666661.780.72', 2): 0.0, ('666661.55-0.02', 0): 1.12124457037, ('666661.72-0.5', 2): 0.0, ('666661.660.11', 2): 0, ('666660.740.02', 0): 1, ('661661.560.23', 2): 0, ('666660.68-0.02', 2): 0.0, ('666661.850.78', 1): 0, ('666661.060.64', 2): 0, ('666661.44-0.1', 2): 0, ('666661.77-0.18', 2): 0, ('666661.34-0.25', 2): 0.0, ('666661.710.4', 0): 1.133, ('666661.19-0.0', 0): 1, ('666661.6-0.27', 0): 1.0, ('666661.581.13', 1): 0, ('666662.040.7', 2): 0, ('666661.841.01', 2): 0, ('666660.640.0', 2): 0, ('666661.760.56', 2): 0, ('666661.760.67', 2): 0.06999999999999999, ('666661.860.96', 0): 1, ('666662.020.3', 0): 1.0567000000000002, ('666661.37-0.16', 0): 1.1241100000000002, ('666661.150.85', 1): 0, ('666661.81-0.01', 2): 0.06999999999999999, ('666660.840.4', 0): 1.5052573369893776, ('666661.41.4', 2): 0, ('666661.140.4', 2): 0, ('666661.651.08', 1): 0, ('666661.430.97', 0): 1.0, ('666661.170.07', 1): 0, ('666661.850.21', 0): 1.0071442, ('666662.020.71', 2): 0, ('666660.02-0.0', 2): 1.5642254416725345, ('666660.990.23', 1): 0, ('666661.240.24', 0): 1, ('666661.830.75', 0): 1.07, ('666660.50.29', 2): 0, ('666661.240.34', 1): 0, ('666661.010.81', 2): 0, ('666660.610.96', 1): 0, ('666661.90.24', 0): 1, ('666662.150.22', 0): 1, ('666661.270.7', 2): 0, ('666661.44-0.47', 0): 1, ('666661.870.4', 2): 0, ('666661.90.77', 1): 0, ('666660.58-0.02', 1): 0, ('666661.241.16', 1): 0, ('666661.880.63', 0): 1.0, ('666611.99-0.36', 1): 0, ('666660.70.22', 0): 1.9571972094603434, ('666660.960.28', 0): 1.8674613946952512, ('666660.840.07', 1): 0.36179259525626883, ('666661.840.57', 1): 0, ('666661.610.51', 0): 1.0749, ('666662.11-0.76', 1): 0, ('661661.360.4', 1): 0, ('666661.671.26', 1): 0, ('666661.740.37', 0): 1.1333318216300001, ('666661.78-0.26', 0): 1.0, ('666661.5-0.33', 2): 0.0, ('666660.33-0.0', 0): 1.721696084431775, ('666661.131.31', 1): 0, ('666660.590.23', 2): 0, ('666660.730.59', 2): 0, ('666660.92-0.16', 1): 0, ('666661.77-0.83', 2): -100, ('666661.450.2', 0): 1.2030246190000002, ('666661.570.9', 2): 0, ('666662.15-0.72', 1): 0, ('666660.880.52', 2): 0, ('666661.97-0.49', 1): 0, ('666661.67-0.12', 1): 0, ('666662.2-0.29', 1): 0, ('666661.320.6', 2): 0, ('666662.340.58', 1): 0, ('666661.020.57', 1): 0, ('666661.75-0.25', 2): 0, ('666661.60.44', 2): 0.0049, ('666662.040.42', 0): 1.000343, ('666661.980.43', 1): 0, ('666661.121.02', 0): 1, ('666661.48-0.45', 0): 1, ('666661.160.73', 0): 1.0, ('616661.780.69', 1): 0, ('666661.280.97', 0): 1, ('666662.14-0.38', 2): 0, ('666661.130.24', 2): 0.22690087, ('666660.610.02', 1): 0.06999999999999999, ('661660.440.08', 0): 1, ('666660.610.16', 0): 2.23054001854066, ('666661.61.24', 2): 0, ('666661.551.1', 0): 1, ('666660.190.03', 1): 0.0, ('666661.83-0.33', 1): 0, ('666660.990.44', 2): 0, ('666660.470.2', 0): 1, ('666661.070.14', 0): 1.1347822, ('666661.920.31', 2): 0.0, ('666661.010.58', 0): 1.0049, ('666661.21.07', 1): 0, ('661661.050.13', 2): 0, ('666660.910.47', 0): 1.0, ('666661.580.72', 2): 0.0, ('666661.490.43', 2): 0, ('666661.51-0.85', 2): 0, ('666661.00.33', 0): 1.4255734302814798, ('666661.460.88', 0): 1.0, ('666660.820.37', 2): 0.0, ('666661.171.04', 1): 0, ('666661.70.19', 0): 1.0842394, ('666661.150.28', 0): 1.3322674066818763, ('666661.090.02', 2): 0.06999999999999999, ('666662.0-0.53', 1): 0, ('666660.810.72', 1): 0, ('666660.730.28', 0): 1.4088394306782888, ('666661.491.59', 0): 1, ('660662.160.36', 0): 1, ('666660.91-0.14', 2): 0, ('666661.95-0.6', 0): 1, ('666660.771.07', 0): 1, ('666661.391.48', 1): 0, ('666661.590.21', 2): 0, ('666660.430.08', 0): 1.9131256079656866, ('666660.72-0.07', 2): 0, ('666661.110.41', 2): 0, ('666661.170.51', 1): 0, ('666660.63-0.04', 2): 0, ('666661.361.2', 1): 0, ('666661.7-0.6', 0): 1, ('666661.150.74', 0): 1, ('666660.961.2', 0): 1, ('666661.210.01', 2): 0.0, ('666661.370.89', 0): 1, ('666661.821.07', 2): 0, ('666661.23-0.2', 1): 0, ('666661.080.5', 2): 0.0, ('666661.61.33', 2): 0, ('666661.130.36', 2): 0.0, ('666661.271.62', 1): -100, ('666661.070.43', 0): 1.0679, ('666661.050.12', 0): 1.142331609, ('666661.590.94', 0): 1.0, ('666661.720.58', 0): 1.07, ('666661.671.0', 2): 0, ('666662.240.72', 0): 1, ('666661.210.79', 0): 1.0, ('666660.560.11', 2): 0.6906844981706001, ('616661.450.5', 2): 0, ('666660.770.21', 0): 1.395919221456312, ('666662.02-0.92', 1): 0, ('666660.440.11', 2): 1.253227221236731, ('666661.640.38', 2): 0.22579846741301784, ('666661.950.79', 2): 0, ('666661.65-0.03', 0): 1, ('666661.580.22', 0): 1.07, ('666660.810.07', 1): 0.13592285337463, ('666662.06-0.24', 2): 0, ('666660.881.65', 1): 0, ('666661.9-0.27', 0): 1.0749, ('666661.65-0.55', 0): 1, ('666661.040.91', 1): 0, ('666661.71-0.83', 1): 0, ('616661.560.96', 2): 0, ('666661.67-0.61', 0): 1, ('666660.861.04', 1): 0, ('666661.740.99', 1): 0.06999999999999999, ('666661.5-0.2', 1): 0, ('666660.890.56', <text:soft-page-break/>2): 0, ('666661.190.66', 2): 0, ('666660.950.62', 1): 0.0, ('666660.831.23', 2): 0, ('666662.050.42', 2): 0.00441, ('666661.68-0.13', 0): 1, ('666660.660.03', 0): 1, ('666661.340.23', 2): 0, ('666661.84-0.28', 1): 0, ('666661.060.86', 0): 1, ('666660.940.43', 0): 1.1370830323975205, ('666660.980.62', 2): 0, ('666661.850.15', 1): 0, ('666661.580.41', 0): 1.0049, ('666661.260.52', 1): 0.004718700000000001, ('666661.050.48', 1): 0.0, ('666661.74-0.4', 1): 0.0, ('666661.39-0.26', 0): 1.0, ('666662.33-0.69', 0): 1, ('666661.341.8', 0): 1, ('666661.180.89', 0): 1, ('666661.140.31', 1): 0, ('666661.510.13', 0): 1.185498445349, ('666661.36-0.1', 0): 1.07, ('661661.770.38', 1): 0, ('666661.022.02', 1): 0, ('666661.140.23', 2): 0, ('666661.761.09', 1): 0, ('666661.240.97', 1): 0.06999999999999999, ('666661.640.26', 2): 0, ('666661.81-0.76', 1): 0, ('666660.311.39', 2): 0, ('666661.471.16', 2): 0, ('666661.17-0.88',</text:p>
      <text:p text:style-name="P1"><text:s/>2): 0, ('666661.69-0.72', 1): 0, ('661661.390.38', 0): 1, ('666661.730.65', 0): 1, ('666661.310.12', 2): 0.0, ('666661.47-0.26', 1): 0, ('666662.04-0.61', 2): 0, ('666662.080.57', 0): -9.030000000000001, ('616661.170.48', 2): 0, ('666661.220.73', 2): 0, ('666661.48-0.93', 2): 0, ('666660.940.58', 2): 0.0, ('666661.640.28', 2): 0, ('666661.360.82', 1): 0, ('666661.80.3', 0): 1.083578439, ('666661.03-0.02', 1): 0, ('666661.27-0.39', 2): 0, ('666661.510.6', 2): 0.0, ('666661.780.87', 2): 0, ('666661.660.08', 0): 1, ('666661.13-0.05', 0): 1, ('666661.560.45', 0): 1, ('666661.340.78', 1): 0, ('666661.460.51', 0): 1.07231, ('666661.75-0.31', 2): 0.0, ('666661.790.6', 1): 0.13869687426, ('666661.150.42', 0): 1.2712061757300002, ('666661.420.69', 2): 0, ('666661.06-0.23', 1): 0, ('666662.44-0.39', 1): -100, ('666662.180.64', 1): 0, ('666661.140.59', 2): 0, ('666661.52-0.04', 0): 1.0, ('666662.160.72', 2): 0, ('666660.690.3', 0): 1.34315729, ('666661.120.19', 1): 0.0, ('666661.590.54', 0): 1.0, ('666661.060.37', 1): 0, ('666661.160.65', 2): 0, ('666661.470.67', 2): 0.0, ('666661.060.05', 0): 1.0049, ('666662.210.86', 0): 1, ('666661.230.25', 0): 1, ('666661.031.34', 2): 0, ('666661.89-0.69', 0): 1, ('666660.93-0.08', 2): 0, ('666661.440.34', 0): 1.1980410692116887, ('666661.780.54', 2): 0, ('666660.641.21', 0): 1, ('666662.010.43', 0): 1.07, ('666661.79-0.04', 2): 0, ('666660.520.48', 1): 0, ('666661.70.42', 2): 0.14723940000000002, ('666661.01-0.15', 0): 1, ('666661.820.42', 1): 0, ('666661.3-0.06', 0): 1, ('666661.08-0.0', 1): 0.00441, ('666661.731.06', 2): 0, ('666661.760.86', 0): 1.0, ('661660.210.02', 0): 1, ('666660.64-1.74', 1): 0, ('666661.450.24', 1): 0, ('666660.950.41', 1): 0.065309333761, ('666661.571.05', 0): 1, ('666661.130.65', 0): 1.0672777, ('666660.550.14', 0): 2.5403635427192075, ('666660.830.26', 0): 1.8855648287528057, ('666661.56-0.07', 2): 0, ('666661.460.37', 1): 0, ('666661.910.24', 1): 0, ('666661.080.7', 0): 1, ('666661.67-0.47', 2): 0, ('666161.27-0.09', 2): 0, ('666662.050.54', 0): -9.100000000000001, ('666661.610.05', 0): 1, ('666662.3-0.37', 2): 0, ('666661.45-0.23', 1): 0, ('666661.580.4', 1): 0, ('666661.761.14', 2): 0, ('666660.830.42', 2): 0, ('626660.590.28', 0): 1, ('666661.170.59', 0): 1.0049, ('666661.82-0.22', 1): 0, ('666660.920.4', 2): 0.12411, ('666661.271.32', 2): 0, ('666660.980.42', 1): 0, ('666661.581.05', 2): 0.0, ('666661.9-0.52', 2): 0, ('666661.70.53', 2): 0, ('666661.140.52', 1): 0.250383, ('666660.6-0.03', 1): 0, ('666661.22-0.21', 0): 1, ('666662.160.48', 1): 0, ('666662.20.4', 1): 0, ('666661.57-0.31', 0): 1, ('666660.9-0.16', 0): 1, ('661661.90.5', 0): 1, ('666660.371.78', 2): 0, ('666662.28-0.54', 2): 0, ('666661.76-0.0', 1): 0, ('666661.480.42', 0): 1.07, ('666660.631.06', 2): 0, ('666661.311.38', 0): 1, ('666662.010.39', 2): 0, ('666661.23-0.11', 0): 1.0049, ('616661.90.4', 2): 0, ('666660.680.28', 0): 1.3383179100668485, ('666661.730.84', 2): 0, ('666660.880.07', 0): 1.2606794533, ('666661.41.61', 1): 0, ('666662.190.54', 2): 0, ('666661.750.11', 2): 0, ('666661.691.05', 2): 0, ('666661.45-0.19', 1): 0.0, ('666661.810.07', 0): 1.07, ('666661.350.79', 2): 0, ('666661.441.68', 0): -100, ('666661.520.77', 0): 1.0, ('666661.620.35', 2): 0.133, ('666661.90.41', 0): 1.315523931646, ('666661.90.25', 1): 0, ('666661.440.64', 2): 0.0, ('666661.420.33', 1): 0, ('666161.740.17', 1): 0, ('666661.240.41', 0): 1.1547385764147071, ('666661.960.43', 1): 0, ('666661.330.49', 0): 1.1241100000000002, ('666660.410.13', 1): 0.5075784304352964, ('666661.43-0.89', 0): -100, ('666661.57-0.26', 2): 0, ('666662.020.43', 1): 0, ('666661.53-0.55', 2): 0, ('666661.770.03', 2): 0, ('666661.220.06', 0): 1, ('666661.580.68', 1): 0, ('666660.960.3', 0): 1.3788058669397063, ('666661.771.59', 2): 0, ('666661.520.31', 2): 0, ('666660.90.05', 1): 0.0, ('666661.24-0.19', 1): 0, ('666662.25-0.62', 1): 0, ('666661.360.58', 0): 1, ('666661.570.26', 1): 0, ('666661.150.01', 2): 0, ('666661.17-0.04', 0): 1.0, ('666661.04-0.07', 0): 1.07, ('666661.590.75', 2): 0, ('666661.150.13', 1): 0.14707282074380001, ('666661.50.73', 1): 0, ('666660.840.22', 0): 1.2011771289542252, ('666660.740.97', 2): 0, ('666661.22-0.95', 1): 0, ('666660.860.07', 2): 0, <text:soft-page-break/>('666661.280.16', 2): 0, ('666660.61-0.04', 0): 1, ('666660.890.18', 1): 0, ('666661.710.53', 2): 0, ('666661.680.0', 1): 0, ('666661.79-0.73', 1): 0, ('666662.090.72', 1): 0, ('666661.620.69', 2): 0, ('666661.561.32', 2): 0, ('666661.830.19', 1): 0, ('666662.00.42', 1): 0.06999999999999999, ('666661.00.16', 1): 0, ('666660.970.59', 2): 0.0, ('666661.18-1.04', 1): 0, ('666660.880.4', 2): 0, ('666661.910.19', 1): 0, ('666661.350.67', 0): 1.0049, ('666660.80.35', 2): 0, ('666661.260.37', 2): 0.329218902061, ('666661.560.14', 0): 1.0, ('666660.91-0.04', 0): 1.0, ('666661.53-0.46', 0): 1, ('666661.63-0.64', 2): 0, ('666661.950.21', 0): -9.100000000000001, ('666660.910.04', 0): 1.036797383, ('666660.540.26', 0): 1.07, ('666662.030.5', 1): 0, ('666661.190.25', 1): 0.0, ('666661.261.19', 1): 0, ('666661.00.42', 0): 1.0, ('666661.311.11', 1): 0, ('666661.820.13', 0): 1.0, ('666661.461.06', 1): 0, ('666661.93-0.51', 2): 0, ('666661.390.64', 1): 0, ('666661.370.31', 2): 0.2045084569626, ('666661.670.44', 0): 1.146622, ('666660.41.51', 0): 1, ('666661.59-0.13', 0): 1.1382430000000001, ('666661.590.44', 0): 1.0, ('666661.680.16', 0): 1.0, ('666661.59-0.03', 1): 0, ('666661.970.53', 0): -100, ('666662.120.59', 1): 0, ('666661.670.14', 1): 0.0, ('666661.66-0.15', 2): 0, ('666661.31.27', 1): 0, ('666661.360.33', 2): 0.265847249864, ('666661.89-0.52', 1): 0, ('666661.34-0.37', 1): 0.0, ('666661.440.3', 0): 1.147063, ('666661.48-0.04', 0): 1, ('666660.630.26', 0): 1.3593915788097977, ('666661.830.68', 1): 0, ('666661.720.76', 0): 1, ('666660.970.42', 0): 1.14165683, ('666660.94-1.47', 0): -100, ('666661.570.89', 2): 0.0, ('666662.00.66', 0): 1, ('666660.61.05', 1): 0, ('666661.091.22', 0): 1, ('666661.580.69', 0): 1, ('666660.660.54', 1): 0, ('666661.27-0.04', 2): 0, ('666662.27-0.59', 0): -9.100000000000001, ('666661.210.93', 2): 0, ('666661.40.03', 2): 0, ('666661.42-0.07', 0): 1.0, ('666661.130.16', 0): 1.07510508092843, ('666660.960.23', 0): 1.071936021367, ('666661.450.31', 0): 1.0, ('666662.20.35', 2): 0, ('666661.581.1', 0): 1.0, ('666661.420.83', 0): 1, ('666662.250.73', 1): 0, ('666661.66-0.25', 0): 1.07, ('666661.23-0.05', 2): 0, ('666661.78-0.66', 0): 1, ('666661.55-0.63', 2): 0, ('666660.460.11', 0): 2.127404099567978, ('666660.97-1.36', 0): 1, ('666660.92-0.11', 1): 0, ('666661.890.17', 0): 1.07, ('666661.31.16', 1): 0, ('662660.970.22', 0): 1, ('666660.750.37', 0): 1.07, ('666661.620.07', 2): 0.0, ('666661.241.0', 2): 0, ('666661.120.75', 0): 1.0, ('666660.760.51', 2): 0.133, ('666660.950.49', 0): 1.1509977, ('666660.780.01', 0): 1.0, ('666661.780.16', 0): 1.07, ('666661.540.6', 1): 0.0, ('666662.0-0.43', 1): 0, ('666660.770.14', 1): 0, ('666661.71-0.04', 1): 0, ('666662.00.57', 2): 0, ('666661.65-0.18', 1): 0, ('666662.020.23', 0): 1, ('666661.170.16', 0): 1.133343, ('666661.40.72', 2): 0, ('666661.280.98', 0): 1, ('666661.43-0.28', 0): 1, ('666660.870.03', 0): 1.0630000000000002, ('666660.70.38', 2): 0, ('666661.640.47', 0): 1.1379000000000001, ('666662.08-0.88', 1): 0, ('666661.860.11', 1): 81.0, ('266661.191.11', 0): 1, ('666660.80.28', 1): 0, ('666661.521.06', 2): 0.0, ('666661.141.12', 0): 1, ('666660.970.0', 2): 0, ('666662.15-1.1', 0): 1, ('666660.930.2', 1): 0, ('666662.070.29', 0): 1.0630000000000002, ('666662.05-0.57', 0): 1, ('666661.850.62', 0): 1.0, ('666661.360.46', 0): 1.1897, ('666660.480.03', 0): 1, ('666661.521.0', 0): 1, ('666661.440.42', 0): 1.0049, ('666661.750.2', 2): 0.0703087, ('666660.57-0.1', 1): 0, ('666661.520.44', 0): 1, ('666660.6-0.11', 2): 0, ('666661.751.05', 0): 1, ('666661.79-0.47', 1): 0, ('666661.290.36', 1): 0.1510843663, ('666661.580.33', 0): 1.133, ('666662.02-0.31', 2): 0, ('666661.490.9', 0): 1, ('666661.34-0.09', 2): 0, ('666662.060.32', 0): 1.0, ('666661.350.47', 1): 0, ('666660.730.25', 0): 1.8179190507035385, ('666661.9-0.67', 2): 0, ('666661.48-0.23', 2): 0, ('666661.570.51', 1): 0.0, ('666660.640.22', 2): 1.2473105506931066, ('666661.18-0.04', 1): 0.0, ('666662.35-1.03', 2): 0, ('666660.840.38', 2): 0, ('666660.950.31', 0): 1.4213560033953903, ('666661.320.76', 1): 0.0, ('666661.240.49', 1): 0, ('666661.27-0.11', 0): 1.0, ('666661.320.62', 0): 1.00441, ('666661.05-0.25', 2): 0, ('666661.080.04', 0): 1.13741, ('666660.841.5', 1): 0, ('666660.760.1', 0): 1.4920323560508202, ('666660.450.17', 1): 0, ('666660.961.79', 2): 0, ('666660.90.2', 0): 1.3746053608162732, ('666661.970.36', 0): 1.07, ('666661.880.33', 0): 1.0679, ('666661.78-0.1', 1): 0, ('666660.580.13', 1): 0, ('666661.460.06', 0): 1.07, ('666661.660.75', 1): 0, ('666661.25-0.21', 1): 0, ('666660.531.09', 1): 0, ('666661.250.19', 2): 0.07041999999999998, ('666660.59-0.01', 1): 0.07490000000000001, ('666661.030.57', 1): 0.0, ('666661.050.23', 1): 0, ('666660.631.66', 1): 0, ('666661.01-0.22', 2): 0, ('666661.010.37', 0): 1.5559897162966063, ('666661.850.88', 0): 1, ('666661.720.53', 0): 1.0, ('666611.97-0.55', 0): 1, ('666661.680.28', 0): 1.07, ('666660.990.3', 2): 0, ('666661.620.82', 2): 0, ('666661.690.54', 1): 0, ('666661.680.8', 2): 0, ('666661.050.67', 2): 0, ('666661.65-0.32', 1): 0, ('666661.040.44', 1): 0.1771741483141, ('666661.950.76', 2): 0.0567, ('666661.60.05', 2): 0, ('666661.81-0.36', <text:soft-page-break/>0): 1.0, ('666660.50.11', 0): 2.3968850231839176, ('666661.55-0.15', 0): 1.0, ('666660.41-0.0', 0): 1.07, ('666661.331.05', 0): 1, ('666661.70.76', 0): 1, ('666661.55-0.01', 1): 0, ('666660.85-0.3', 2): 0, ('666661.7-0.29', 1): 0, ('666661.040.53', 2): 0, ('666661.55-0.36', 0): 1.133, ('666661.060.15', 2): 0, ('666661.551.46', 2): 0, ('666661.860.21', 1): 0, ('666660.981.9', 2): 0, ('666661.66-1.03', 1): 0, ('666661.950.29', 1): 0, ('666661.36-0.24', 1): 0, ('666660.951.86',</text:p>
      <text:p text:style-name="P1"><text:s/>2): 0, ('666661.940.97', 2): 0, ('666661.43-0.47', 2): 0, ('666661.770.49', 0): 1, ('666660.771.57', 0): 1, ('666662.170.24', 1): 0, ('666660.970.66', 0): 1.0, ('666661.34-0.34', 0): 1.0, ('666661.221.07', 1): 0, ('666660.910.54', 0): 1.0630000000000002, ('666661.340.28', 2): 0, ('666660.950.16', 1): 0, ('666161.890.15', 1): 0, ('666661.170.75', 2): 0, ('666661.251.34', 0): 1, ('666661.111.66', 0): 1, ('666661.270.3', 0): 1.44895078142943, ('666662.09-0.26', 2): 0, ('666660.760.14', 2): 0, ('661661.20.06', 1): 0, ('666661.43-0.06', 0): 1.0, ('666661.641.31', 0): 1, ('666660.622.01', 0): 1, ('666660.990.38', 1): 0.0, ('666661.42-0.17', 0): 1.0, ('666661.90.6', 1): 0, ('666661.290.71', 0): 1.07931, ('666661.361.12', 1): 0, ('666662.20.62', 1): 0, ('666661.280.43', 2): 0, ('666661.740.67', 2): 0, ('666661.140.83', 0): 1, ('666661.630.68', 2): 0, ('666661.450.06', 0): 1.07, ('666661.240.27', 1): 0.38291348919600005, ('666661.081.21', 1): 0, ('616661.20.5', 1): 0, ('666661.21.4', 1): 0, ('666661.750.45', 0): 1.07441, ('666661.90.27', 1): 0, ('666660.440.04', 1): 0, ('666661.241.15', 0): 1, ('616661.160.41', 1): 0, ('666661.010.42', 1): 0, ('666661.320.21', 1): 0, ('666661.18-0.69', 1): 0, ('666661.290.16', 0): 1.07931, ('666661.860.74', 2): -100, ('666660.840.04', 0): 1, ('666661.77-0.7', 2): 0, ('666660.620.21', 1): 0, ('666661.311.02', 0): 1.1267, ('666661.720.26', 1): 0, ('666660.350.06', 0): 2.357563493230612, ('666661.670.22', 2): 0, ('666661.670.72', 0): 1, ('666661.150.22', 0): 1.1566397609, ('666660.790.54', 1): 0, ('666661.850.22', 1): 0.06999999999999999, ('666660.92-0.19', 0): 1.0, ('666661.950.57', 1): 0, ('666661.42-1.02', 0): 1, ('666661.660.03', 0): 1.1385174, ('666661.150.31', 0): 1.506309319190082, ('666660.820.26', 0): 2.0261387540968285, ('666661.51-0.74', 0): 1, ('666661.620.19', 0): 1.0630000000000002, ('666661.67-0.15', 0): 1.0, ('666660.90.56', 1): 0, ('666661.130.59', 2): 0, ('666661.150.49', 0): 1.079212, ('666661.45-0.24', 0): 1, ('666661.42-0.1', 2): 0, ('666661.121.01', 1): 0, ('666661.52-0.33', 0): 1.0679, ('666662.031.32', 1): 0, ('666661.570.42', 2): 0.0, ('666660.690.8', 0): 1, ('666661.840.19', 1): 0.0567, ('666660.070.0', 1): 0, ('666661.51-0.26', 0): 1, ('666661.590.59', 0): 1.0630000000000002, ('666661.48-0.8', 0): 1, ('666661.490.17', 0): 1.0, ('666661.480.35', 0): 1.07672, ('666660.890.71', 0): 1, ('666660.890.23', 2): 0, ('666661.081.14', 1): 0, ('666661.460.0', 0): 1, ('666660.57-0.02', 0): 1.2273988359999999, ('666661.230.12', 0): 1.0350704695173, ('666660.190.04', 0): 1, ('666660.280.05', 2): 0, ('666661.041.21', 2): 0, ('666661.771.18', 2): 0, ('666660.710.15', 0): 1.7254739024878487, ('666660.970.77', 2): 0, ('666660.650.37', 0): 1, ('666661.410.29', 1): 0, ('666661.070.17', 1): 0.26132125289528463, ('666660.47-0.11', 1): 0, ('666661.870.71', 0): 1.07, ('666661.390.7', 2): 0, ('666660.870.17', 1): 0, ('666660.520.55', 0): 1, ('666662.050.53', 1): 0, ('666661.790.62', 0): 1.07, ('666661.241.46', 0): 1, ('666662.070.21', 1): 0, ('666661.010.25', 1): 0.33560789243535566, ('666661.60.32', 1): 0.0, ('666661.010.13', 0): 1.0120442, ('666661.580.63', 0): 1.0, ('666661.460.87', 1): 0, ('666661.00.27', 1): 0, ('666660.960.36', 2): 0, ('666661.68-0.7', 2): 0, ('666661.310.35', 1): 0, ('666661.450.46', 2): 0, ('666661.62-0.97', 1): 0, ('666661.980.79', 2): 0, ('666661.680.52', 1): 0, ('666660.98-0.73', 1): 0, ('666661.971.22', 1): 0, ('666661.560.95', 2): 0, ('666660.65-0.02', 0): 1.0047187, ('666661.320.26', 2): 0.0, ('666660.910.35', 0): 1.2287756898940356, ('666660.63-1.75', 2): 0, ('666661.630.53', 0): 1, ('666660.50.07', 1): 0.0, ('666661.70.38', 2): 0.22665230000000003, ('666661.110.44', 1): 0, ('666661.760.13', 2): 0, ('666661.170.56', 0): 1.0049, ('666661.84-0.03', 0): 10.9, ('666661.820.92', 2): 0.0, ('666661.060.0', 1): 0.0, ('666661.4-0.78', 0): 1, ('666661.111.06', 1): 0, ('666661.910.36', 1): 0, ('666661.06-0.07', 0): 1, ('666661.69-0.17', 0): 1, ('666661.840.35', 1): 0.07490000000000001, ('666661.941.01', 1): 0, ('666661.58-0.13', 0): 1.07, ('666661.141.38', 1): 0, ('662660.890.29', 2): 0, ('666662.01-0.65', 1): 0, ('666661.33-1.13', 1): -100, ('666661.010.4', 0): 1.4474576990953303, ('666660.80.3', 1): 0.0, ('666661.721.2', 1): 0.0, ('666660.88-0.18', 2): 0, ('666661.711.04', 0): 1.07, ('666661.070.09', 0): 1.0, ('666661.450.18', 1): 0.0, ('666661.30.48', 0): 1.2127780234930001, ('666661.52-0.89', 1): 0, ('666660.81.13', 1): 0, ('666661.070.38', 0): 1.159106411272921, ('666661.220.84', 0): 1, ('666661.431.22', 2): 0, ('666661.360.12', 0): 1.07, ('666661.810.18', 1): 0, ('666661.880.46', 2): -10.0, ('666661.291.26', 2): 0.0, ('666661.810.08', 0): 1.0749, <text:soft-page-break/>('666661.65-0.04', 1): 0, ('666661.910.5', 0): -9.100000000000001, ('666660.550.62', 2): 0, ('666661.220.01', 2): 0.0, ('666661.130.04', 0): 1.014063, ('666662.26-0.51', 0): 1, ('666661.71-0.17', 1): 0.0, ('666662.06-0.21', 1): 0, ('666660.52-0.01', 2): 0.005243000000000001, ('666661.46-0.21', 0): 1.0630000000000002, ('666661.850.47', 2): 0, ('666661.20.9', 2): 0.0, ('661661.170.26', 1): 0, ('666662.120.44', 1): 0, ('666661.8-0.53', 1): 0, ('666660.890.53', 1): 0, ('666661.220.09', 0): 1.1379000000000001, ('666661.47-0.2', 2): 0, ('666662.18-1.13', 2): 0, ('666661.710.9', 2): 0, ('666661.75-0.03', 1): 0, ('666661.530.11', 1): 0.06999999999999999, ('666661.11.42', 1): 0, ('666161.780.32', 0): 1, ('662660.710.23', 2): 0, ('666661.91-0.65', 2): 0, ('666660.5-0.0', 2): 0.0, ('666661.581.24', 2): 0, ('666661.481.54', 1): 0, ('666662.130.8', 2): 0, ('666661.860.93', 2): 0, ('666661.180.11', 0): 1.0, ('666661.37-0.13', 2): 0, ('666660.840.3', 2): 0.5567969739191514, ('666661.51-0.58', 0): 1, ('666661.74-0.74', 2): 0, ('666661.270.18', 0): 1.0630000000000002, ('666661.280.62', 2): 0.087721977, ('666661.850.26', 2): 0, ('666661.060.12', 0): 1.2037410480000001, ('666661.360.63', 1): 0.0, ('666661.710.13', 0): 1.0, ('666661.281.72', 0): 1, ('666660.140.01', 2): 0, ('666661.721.02', 0): 1, ('666660.860.29', 1): 0.43369307896395387, ('666660.110.01', 1): 0, ('666661.760.0', 0): 1, ('666661.570.77', 1): 0, ('666661.54-0.4', 2): 0, ('666661.510.58', 0): 1.1405411, ('666662.030.44', 0): 1.0, ('666661.611.13', 1): 0, ('666661.09-0.36', 0): 1, ('666661.020.3', 0): 1.5117470908062598, ('666661.160.46', 0): 1.0, ('666661.280.68', 2): 0, ('666661.10.08', 1): 0, ('666660.640.08', 2): 0.014721554654100001, ('666662.10.45', 2): 0, ('666661.830.47', 2): 0.0, ('666661.220.64', 2): 0.0, ('666661.54-0.32', 0): 1, ('666661.62-0.42', 0): 1.07, ('666661.311.41', 2): 0, ('666661.631.07', 1): 0, ('666661.740.32', 2): 0, ('666661.991.23', 2): 0, ('666661.090.18', 2): 0.068243, ('666661.62-0.73', 0): -100, ('666661.2-0.98', 2): 0, ('666661.80.53', 2): 0, ('666662.16-1.12', 0): 1, ('666661.560.46', 1): 0, ('666661.970.58', 0): 1, ('666661.220.53', 2): 0.133, ('666661.110.63', 1): 0.0, ('666661.91-0.18', 2): 0, ('666660.22-0.02', 0): 1, ('666661.930.97', 0): 1, ('616661.230.78', 0): 1, ('666660.970.07', 0): 1.070664048, ('666660.340.02', 2): 0.0, ('666661.741.25', 1): 0, ('666660.641.19', 1): 0, ('666661.150.53', 2): 0, ('666661.980.48', 1): 0, ('666662.01-0.56', 2): 0, ('666661.58-0.44', 2): 0.0, ('666661.80.45', 0): 1.0, ('666661.840.63', 2): 0.063, ('666661.40.39', 2): 0, ('666661.120.14', 2): 0, ('666661.581.35', 2): -100, ('666660.850.48', 2): 0, ('666661.060.34', 0): 1.2298126981592692, ('666661.650.61', 0): 1, ('666661.520.59', 0): 1.0047187, ('666660.920.55', 1): 0, ('666661.791.35', 1): 0, ('666661.75-0.68', 2): 0, ('662660.910.29', 1): 0, ('666661.010.41', 2): 0, ('666661.050.35', 2): 0, ('666661.90.18', 2): 0, ('666661.10.24', 1): 0, ('666661.080.84', 2): 0, ('666661.470.33', 2): 0, ('666661.820.41', 0): 1.0142883999999999, ('666661.271.45', 0): 1, ('666661.630.9', 1): 0, ('666661.07-0.03', 2): 0.0, ('666660.910.48', 2): 0.0, ('666661.890.23', 2): 0, ('666661.050.56', 1): 0.132487677, ('666661.50.4', 0): 1.1465568300000002, ('666661.450.29', 2): 0, ('666661.571.02', 1): 0.0, ('666660.820.32', 0): 1.3724350593934045, ('666661.03-0.18', 0): 1.07, ('666661.970.48', 0): 1.0, ('666661.350.81', 2): 0, ('666661.4-0.11', 0): 1, ('666661.910.27', 0): 1.0, ('666660.590.33', 1): 0, ('666661.72-1.1', 2): 0, ('666661.310.44', 0): 1.0723099999999999, ('666661.650.25', 0): 1.0630000000000002, ('666661.340.53', 0): 1.0, ('666661.83-0.23', 1): 0, ('666661.55-1.15', 2): 0, ('666660.681.56', 2): 0, ('666660.890.49', 1): 0, ('666661.761.11', 1): 0, ('666660.76-0.02', 1): 0, ('666661.960.35', 0): 1, ('666661.34-0.2', 0): 1.0, ('661661.160.27', 1): 0, ('666661.780.44', 1): 0.139139498757, ('666661.8-0.1', 1): 0.0049, ('666661.570.09', 0): 1.07, ('666662.05-0.25', 0): 1, ('666661.57-0.32', 1): 0.06999999999999999, ('666661.261.56', 1): 0, ('666661.76-0.3', 0): 1, ('666661.01.6', 2): 0, ('666661.240.1', 2): 0.0, ('666661.11.02', 2): 0, ('666661.61.38', 0): 1, ('666661.94-0.62', 2): 0, ('666661.330.11', 2): 0, ('666661.95-0.38', 1): 0, ('666661.780.02', 2): 0.0706517, ('666661.70.01', 0): 1.0049, ('666661.79-1.03', 0): 1, ('666662.010.63', 0): 1.0, ('666661.210.48', 1): 0.133, ('666660.55-0.03', 2): 0, ('666661.521.18', 0): 1.0630000000000002, ('666660.590.01', 2): 0, ('666661.320.82', 0): 1, ('666661.540.92', 0): 1, ('666661.39-0.12', 1): 0, ('666661.00.68', 2): 0.0, ('666661.160.36', 0): 1.0746001900000002, ('666661.88-0.24', 1): 0, ('666661.031.97', 0): -9.100000000000001, ('666660.840.37', 2): 0.134086054354, ('666661.290.27', 0): 1.1418232184669999, ('666661.9-0.22', 2): 0, ('666661.980.61', 1): 0, ('666661.950.87', 0): 1.07, ('666661.321.22', 1): 0, ('666660.810.59', 0): 1, ('666661.220.01', 1): 0, ('666661.550.1', 0): 1, ('666661.391.33', 2): 0, ('666661.70.88', 0): 1.1897, ('666661.580.46', 2): 0, ('666660.420.03', 0): 1.21836039836597, ('666661.19-1.0', 2): 0, ('666661.17-0.07', 1): 0, ('666661.490.04', 2): 0.0, ('666661.430.37', 0): 1.0, ('666660.860.4', 2): 0,</text:p>
      <text:p text:style-name="P1"><text:soft-page-break/><text:s/>('666661.150.14', 0): 1.204796795984562, ('666660.95-0.99', 2): 0, ('666661.080.47', 2): 0, ('666661.190.55', 0): 1.00441, ('666661.250.24', 0): 1.229744116, ('661660.460.11', 0): 1.0, ('666661.680.23', 0): 1.20558255851, ('666661.080.51', 1): 0, ('661660.340.04', 0): 1, ('666661.890.36', 1): 0.0, ('666660.930.28', 1): 0, ('666661.00.01', 1): 0, ('666661.70.34', 0): 1.1379000000000001, ('666661.980.45', 2): 0.1267, ('666661.050.58', 1): 0, ('666661.00.11', 0): 1.32465307, ('666661.760.76', 0): 1.0084721, ('666660.790.28', 0): 1.45942501816705, ('666661.570.63', 2): 0.19469652999999998, ('666661.350.56', 0): 1.0, ('666661.17-0.83', 0): 1, ('666661.49-0.72', 0): 1.07, ('666661.61-0.04', 2): 0.12593, ('666660.490.02', 2): 0, ('666661.131.74', 0): 1, ('666660.87-0.05', 2): 0, ('666660.090.0', 2): 1.564944883892976, ('666661.630.42', 2): 0.0, ('666661.91-0.98', 2): 0, ('666662.07-0.7', 0): 1, ('666661.591.54', 2): 0, ('666661.360.91', 2): 0, ('666661.460.12', 2): 0, ('666661.96-0.32', 1): 0, ('666661.390.63', 0): 1.1946, ('666661.320.07', 0): 1.0, ('666662.130.82', 1): 0, ('666660.910.59', 0): 1.11403, ('666660.36-0.02', 2): 0, ('666660.440.1', 0): 2.513959117849744, ('616661.190.53', 0): 1, ('666661.760.07', 0): 1.0, ('666661.140.88', 0): 1, ('666662.230.48', 0): -100, ('666661.41-0.99', 0): 1, ('666661.281.78', 0): 1, ('666661.920.62', 0): 1.0, ('666661.441.25', 1): 0, ('666661.430.69', 2): 0.0, ('666662.1-0.39', 2): 0, ('666661.390.04', 0): 1.0049, ('666660.660.57', 0): 1, ('666661.210.96', 1): 0, ('666660.760.42', 2): 0, ('666661.241.18', 0): 1, ('666661.60.23', 1): 0.22905750000000002, ('666661.480.78', 2): 0.012838000000000002, ('666661.52-0.55', 0): 1, ('666660.920.06', 0): 1.008869, ('666660.840.09', 0): 1.5286412077880702, ('666660.93-0.95', 0): 1, ('661660.430.1', 1): 0, ('666660.510.24', 1): 0, ('666660.880.12', 1): 0.5643323427498911, ('666660.710.46', 2): 0, ('666661.230.78', 2): 0.0, ('666661.351.66', 2): 0, ('666660.92-0.12', 0): 1, ('666661.630.1', 2): 0, ('666661.30.58', 0): 1.1089270000000002, ('666661.940.19', 2): 0.06999999999999999, ('666661.241.14', 2): 0, ('666661.180.26', 2): 0, ('666661.630.21', 0): 1, ('666661.84-0.41', 0): -100, ('666661.730.33', 0): 1.078906877, ('666661.710.5', 0): 1, ('666660.550.13', 2): 0, ('666661.320.8', 1): 0, ('666661.780.15', 1): 0, ('666661.74-0.56', 2): 0, ('666661.66-0.2', 2): 0, ('666661.41-0.36', 0): 1, ('666660.390.09', 0): 2.418938822222467, ('666661.50.52', 2): 0, ('666661.80.67', 0): 1.07, ('666660.880.47', 0): 1, ('666661.6-0.24', 0): 1.0, ('666661.1-0.09', 1): 0, ('666661.610.02', 2): 0.0, ('666661.321.02', 0): 1.07, ('666661.541.29', 0): 1.066969, ('666661.850.37', 0): 1.0, ('666661.650.49', 2): 0.0, ('666661.950.57', 2): 0, ('666661.230.19', 0): 1.1897, ('666660.980.45', 1): 0.0, ('666661.70.58', 0): 1.2407299999999999, ('666661.130.82', 0): 1, ('666661.860.12', 0): 8.0, ('666661.64-0.53', 1): 0, ('666660.49-0.09', 2): 0, ('666661.750.07', 1): 0, ('666661.541.34', 2): 0, ('666661.390.59', 0): 1.0, ('666661.360.55', 0): 1, ('666661.63-0.5', 0): 1.07, ('666660.47-0.08', 0): 1, ('666662.22-0.54', 2): 0, ('666662.05-0.54', 1): 0, ('666661.82-0.66', 1): 0, ('661660.250.03', 0): 1.7623912392815955, ('666660.180.03', 0): 1.0656482765765043, ('666661.39-0.1', 0): 1.0, ('666661.290.35', 0): 1.079651677, ('666661.28-1.26', 2): 0, ('666660.811.38', 0): 1, ('666661.09-0.12', 2): 0, ('666661.630.33', 0): 1, ('666661.011.36', 1): 0, ('666660.730.36', 0): 1.0792287999999999, ('666661.510.68', 0): 1, ('666660.690.44', 1): 0, ('666660.590.09', 1): 0.0, ('666660.961.48', 1): 0, ('666661.721.23', 0): 1, ('666660.87-1.08', 0): 1, ('666661.491.21', 2): 0.0, ('666661.531.24', 1): 0, ('666661.31.44', 0): 1, ('666661.75-0.53', 2): 0, ('666661.420.38', 1): 0.08395471, ('666661.48-0.78', 1): 0, ('666661.320.75', 0): 1.07, ('666660.671.17', 0): 1, ('666661.93-0.56', 0): 1, ('666661.240.44', 2): 0, ('666661.96-0.28', 1): 0, ('666660.450.07', 0): 1.2370922123112431, ('666660.11-0.0', 2): 0.0, ('666661.5-0.95', 2): 0, ('666662.380.61', 0): 1, ('666661.270.27', 0): 1.4279001081600002, ('666661.14-0.05', 2): 0, ('666661.611.26', 1): 0.0, ('666661.840.89', 0): 1, ('666661.310.88', 0): 1, ('666661.51-0.02', 1): 0, ('666661.141.2', 0): 1, ('666660.860.34', 1): 0, ('666661.110.52', 1): 0.0, ('666661.660.76', 0): 1.0630000000000002, ('666660.90.02', 1): 0.0, ('666662.120.3', 0): 1, ('666661.270.63', 1): 0, ('666661.81.33', 0): 1, ('666661.261.14', 0): 1, ('666661.30.43', 0): 1.1233803851000002, ('666661.010.46', 0): 1.1833614841142002, ('666660.670.34', 2): 0, ('666661.550.95', 1): 0, ('666661.79-0.29', 2): 0, ('666661.661.19', 0): 1, ('666661.61-0.37', 1): 0, ('666661.080.59', 0): 1.0679, ('666660.630.33', 0): 1.1241100000000002, ('666661.741.32', 0): 1, ('666661.690.57', 0): 1.07931, ('666660.430.13', 2): 0.7126968703909995, ('666661.980.54', 1): 0, ('666661.350.3', 0): 1.444688578827622, ('666661.750.76', 0): 1.23590483, ('666660.51-0.11', 0): 1, ('666661.150.4', 1): 0.0, ('666660.98-0.04', 2): 0, ('666661.022.08', 2): 0, ('666661.55-0.16', 1): 0, ('666661.420.59', 2): 0, ('666660.690.13', 1): 0.7447465437750669, ('666660.470.15', <text:soft-page-break/>1): 0.0, ('666660.870.48', 1): 0, ('666661.56-0.29', 2): 0, ('666661.811.03', 1): 0, ('666662.16-0.27', 2): 0, ('666661.380.25', 1): 0, ('666660.95-0.14', 0): 1, ('666661.53-0.41', 2): 0.0, ('666661.541.16', 2): 0, ('666661.940.22', 1): 0, ('666661.04-1.13', 2): 0, ('666661.39-0.02', 2): 0, ('666661.241.55', 0): 1, ('666661.34-0.23', 0): 1.0, ('626661.080.63', 1): 0, ('666661.820.14', 2): 0, ('666662.060.55', 2): 0, ('666660.950.15', 0): 1.07931, ('666660.810.93', 0): 1, ('666661.160.1', 0): 1, ('666660.591.03', 0): 1, ('666661.211.77', 0): 1, ('666661.570.39', 2): 0.2086147546, ('666662.160.66', 1): -100, ('666661.63-0.47', 2): 0.0, ('661661.140.3', 1): 0, ('666662.120.56', 1): 0, ('666661.890.73', 0): 1, ('666660.720.12', 0): 2.333571230354332, ('666661.590.5', 0): 1.07, ('666661.891.39', 0): 1, ('666661.41-0.91', 1): 0, ('666661.840.9', 2): 0.0, ('666660.630.21', 2): 0, ('661661.610.43', 1): 0, ('666660.750.99', 2): 0, ('666662.00.5', 0): 1.0, ('666612.04-0.69', 0): 1, ('666661.27-0.01', 0): 1.0614530000000002, ('666660.930.18', 0): 1.323144057713477, ('666661.930.63', 2): 0.063, ('666660.840.17', 0): 1.2998147685715966, ('666660.990.98', 0): 1, ('666661.60.19', 0): 1.2483459300000002, ('666661.6-0.22', 2): 0, ('666661.41-0.24', 0): 1, ('666660.77-0.01', 0): 1, ('666661.190.06', 1): 0.229957, ('666661.670.75', 1): 0, ('666661.680.73', 2): 0, ('666661.410.86', 2): 0, ('666661.150.25', 1): 0.0567, ('666660.590.25', 0): 1.4187397639792272, ('666661.110.2', 0): 1.05317655, ('666661.730.04', 1): 0, ('616660.430.15', 0): 1, ('666661.530.33', 0): 1.128079, ('666661.67-0.06', 0): 1.079653, ('666661.09-0.32', 2): 0, ('666661.68-0.05', 0): 1.07, ('666661.530.45', 1): 0.0, ('666660.780.04', 2): 0.06999999999999999, ('666661.781.34', 0): 1, ('666661.39-0.23', 1): 0, ('666660.340.09', 2): 0.21507161595577023, ('666661.830.8', 0): 1.0, ('666661.84-0.16', 2): 0.0, ('666661.670.33', 2): 0.0, ('666661.32-0.37', 1): 0, ('666660.360.05', 2): 0, ('666660.770.13', 1): 0.6795004989987615, ('666661.90.53', 0): 1, ('666661.77-1.16', 2): 0, ('666661.32-0.25', 2): 0, ('666661.50.11', 1): 0, ('666660.830.03', 2): 0, ('666660.071.38', 2): 0, ('666661.690.01', 1): 0, ('666661.510.43', 2): 0, ('666661.060.39', 0): 1.334867892855314, ('666661.480.36', 1): 0, ('666660.890.26', 1): 0, ('666661.321.3', 0): 1, ('666660.990.14', 1): 0, ('666661.110.72', 2): 0, ('666661.830.09', 0): 1, ('666661.850.06', 1): 100.0, ('666661.830.21', 0): 1.013741609, ('666660.990.04', 0): 1.1313745300000002, ('666661.410.26', 0): 1.0819511, ('666662.04-0.21', 2): 0, ('666660.80.23', 1): 0, ('666661.69-0.58', 0): 1.0, ('666660.830.22', 0): 1.3173069365791057, ('666660.870.14', 0): 1.242509373134, ('666660.850.04', 0): 1.1267, ('666661.790.61', 1): 0.06999999999999999, ('666661.870.7', 2): 0, ('666661.870.21', 1): 0.0, ('666661.52-0.01', 1): 0, ('666661.980.38', 0): 1.17073, ('666661.531.31', 0): 1, ('666661.580.74', 0): 1.133, ('666661.420.72', 0): 1.0630000000000002, ('666661.760.83', 1): 0, ('666661.61.44', 0): 1, ('666661.310.36', 0): 1.2546607, ('666661.03-0.17', 0): 1.0, ('666661.49-0.56', 2): 0, ('666660.730.22', 2): 0, ('616661.220.59', 1): 0, ('666662.12-0.49', 0): -9.100000000000001, ('666661.00.3', 1): 0.7955676214651808, ('666661.71.42', 2): 0, ('666661.440.72', 2): 0.12593, ('666660.88-0.04', 0): 1.07, ('666661.60.9', 1): 0, ('666660.50.04', 0): 1.1897, ('666661.030.01', 1): 0.0, ('626660.810.38', 1): 0, ('666661.640.43', 0): 1.07, ('666661.570.12', 0): 1.0749, ('666661.660.29', 2): 0.06999999999999999, ('666660.330.02', 0): 1.5201117532159, ('666660.70.17', 1): 0, ('666661.370.83', 2): 0, ('666662.160.46', 0): 1, ('666661.840.36', 0): 1.07, ('666661.120.45', 0): 1.263140720197784, ('666661.960.98', 0): 1.0, ('666661.54-0.18', 2): 0, ('666661.98-1.17', 1): 0, ('666662.140.32', 0): 1, ('666661.090.54', 0): 1.0971121866140998, ('666661.880.34', 2): 0, ('661661.920.3', 2): 0, ('666661.480.87', 0): 1.0, ('666661.47-0.17', 0): 1, ('666660.610.21', 0): 1.5837948252888874, ('666661.791.16', 1): 0, ('666662.10.54', 2): 0, ('666661.081.02', 1): 0, ('666661.420.97', 1): 0.0, ('666661.260.82', 1): 0.0, ('666662.030.59', 2): -10.0, ('666662.040.28', 2): 0.0, ('666661.67-0.5', 0): 1, ('666661.170.44', 0): 1.133, ('666660.460.09', 1): 0.0, ('666661.661.11', 1): 0.0, ('666661.720.56', 2): 0, ('666661.850.68', 2): 0, ('666660.87-1.31', 1): 0, ('666661.070.37', 1): 0.06741000000000001, ('666661.220.78', 1): 0.0, ('666661.16-0.07', 0): 1.1267, ('666661.271.24', 0): 1, ('666660.651.19', 1): 0, ('666660.930.43', 1): 0, ('666661.65-0.35', 1): 0, ('666660.680.96', 0): 1, ('666661.611.16', 0): 1.0, ('666661.41-0.04', 1): 0, ('666662.13-0.45', 2): 0, ('666660.820.11', 0): 1.1562514690902534, ('661660.470.11', 2): 0.22251486710660393,</text:p>
      <text:p text:style-name="P1"><text:s/>('666661.040.58', 0): 1.0, ('666661.010.25', 2): 0, ('666661.29-0.38', 1): 0, ('666661.16-0.28', 1): 0, ('666661.310.67', 0): 1, ('666661.740.74', 1): 0.06999999999999999, ('666661.810.24', 0): 1, ('666161.840.06', 2): 0, ('666661.650.65', 0): 1.0, ('666661.470.6', 0): 1.1316000000000002, ('666661.720.21', 2): 0.011972709, ('666661.920.73', 0): 1, ('666661.50.0', 0): 1, ('666661.140.74', 0): 1.0679, ('666661.090.72', 0): 1.07, <text:soft-page-break/>('666660.9-0.08', 0): 1, ('666662.290.5', 0): 1, ('666662.00.78', 1): -10.0, ('666660.760.19', 0): 1.7311092269470783, ('666662.15-0.3', 0): 1, ('666661.6-0.04', 2): 0, ('666661.56-1.16', 0): 1, ('666661.020.85', 1): 0, ('666661.42-0.18', 2): 0, ('666661.31.28', 2): 0, ('666661.830.38', 0): 1.07, ('666660.990.25', 2): 0.17138121077227852, ('666661.490.74', 1): 0, ('666661.880.52', 1): 0.0, ('666661.77-0.68', 2): 0, ('666661.880.4', 2): 0.0, ('666661.670.9', 0): 1, ('666660.790.14', 0): 1.35460269075, ('666662.05-1.28', 0): 1, ('666660.790.25', 0): 1.7941708329703516, ('666661.520.53', 0): 1, ('666661.830.54', 2): 0, ('666661.030.92', 2): 0, ('666660.720.2', 2): 0.0, ('666661.31-0.39', 2): 0, ('666661.420.06', 0): 1.07, ('666660.60.79', 1): 0, ('666662.110.64', 1): 0, ('666661.42-0.49', 1): 0, ('666661.82-0.07', 0): 1.1897, ('666661.290.11', 2): 0, ('666661.860.71', 0): 1.07, ('666661.541.1', 1): 0, ('666661.420.12', 1): 0, ('666662.210.68', 1): -100, ('666661.62-0.45', 1): 0.0, ('666660.940.52', 0): 1.0567000000000002, ('666661.450.46', 1): 0.0, ('666661.051.97', 1): 0, ('666661.390.42', 0): 1.09880126775467, ('666660.190.02', 1): 1.1077501234831233, ('661660.260.03', 0): 1.185642227959748, ('666661.270.05', 0): 1, ('666661.230.43', 1): 0.0, ('666661.950.58', 1): 0.012838000000000002, ('666661.251.86', 1): 0, ('666661.660.06', 2): 0, ('666661.250.05', 1): 0, ('666661.031.01', 1): 0, ('666661.22-0.09', 0): 1, ('666661.460.57', 2): 0.0, ('666662.07-0.53', 1): 0, ('666662.13-0.46', 1): 0, ('666660.841.87', 0): 1, ('666660.970.04', 1): 0.25486489417900005, ('666661.75-0.27', 1): 0, ('666661.570.72', 1): 0.0, ('666662.040.54', 0): 1.1897, ('666661.850.5', 1): 0.0, ('666660.570.14', 1): 0, ('666660.620.05', 2): 0.06999999999999999, ('666661.341.15', 1): 0.0, ('666661.50.19', 0): 1.07, ('666661.280.87', 2): 0, ('666660.90.03', 0): 1.0800557409274, ('666661.560.09', 1): 0, ('666661.011.49', 2): 0, ('666661.841.09', 1): 0, ('666661.47-0.33', 1): 0, ('666661.640.24', 1): 0, ('666661.99-0.28', 1): 0, ('666661.92-0.53', 0): 1, ('666662.11-0.45', 0): 1.07, ('666661.34-0.63', 1): 0, ('666662.010.49', 2): 0, ('666660.880.09', 1): 0, ('666661.50.92', 0): 1.07, ('666660.90.37', 0): 1.2470483782529052, ('666661.81-0.15', 0): 1, ('666661.30.14', 0): 1.26414281026511, ('666661.10.27', 0): 1.08772128553174, ('666660.871.0', 1): 0, ('666660.79-0.01', 1): 0, ('666661.040.71', 2): 0, ('666160.22-0.03', 1): 0, ('666661.250.51', 0): 1.0, ('666661.20.67', 1): 0, ('666660.65-0.14', 0): 1, ('666661.52-0.09', 0): 1.0567000000000002, ('666662.130.79', 2): 0, ('666661.010.22', 1): 0, ('666662.220.41', 2): 0, ('666661.750.56', 2): 0, ('666661.491.17', 1): 0.1379, ('666661.88-0.4', 2): 0, ('666660.531.35', 0): 1, ('666661.53-0.61', 0): 1, ('666661.67-0.48', 2): 0, ('666661.010.77', 2): 0, ('666661.00.28', 1): 0, ('666661.630.65', 2): 0.07396900000000001, ('666661.85-0.52', 2): 0, ('666660.89-0.04', 0): 1.1423100000000002, ('666661.94-0.52', 2): 0.0, ('666661.450.43', 0): 1.17742886, ('666661.130.42', 1): 0, ('666660.57-0.01', 0): 1.0749, ('666661.510.29', 1): 0, ('666661.620.93', 2): 0.0, ('666661.50.02', 2): 0.07441, ('666661.99-0.23', 2): 0, ('666660.931.51', 2): 0, ('666661.30.73', 0): 1.19028653, ('666661.310.47', 1): 0.05593, ('666661.740.18', 0): 1.1379000000000001, ('666661.750.47', 2): 0.06999999999999999, ('666660.751.27', 0): 1, ('666661.650.46', 2): 0, ('666661.950.41', 2): 0.009162999999999998, ('666660.660.2', 0): 2.4349816458686084, ('666661.280.21', 2): 0, ('666661.460.32', 1): 0.0, ('616661.540.57', 1): 0, ('666660.820.47', 1): 0.13895006999999998, ('666661.28-0.02', 1): 0, ('666661.270.86', 0): 1.0, ('666660.810.12', 2): 0.33193011505064046, ('666661.26-0.03', 0): 1, ('666661.441.14', 0): 1, ('666661.840.22', 0): 1.0, ('666661.530.4', 2): 0.0, ('666661.390.56', 0): 1, ('666662.03-0.42', 0): 1, ('666661.091.14', 2): 0, ('666661.97-0.47', 0): 1.0, ('666660.18-0.0', 2): 0, ('666661.411.6', 0): 1, ('666661.130.34', 1): 0.4700755598969999, ('666661.050.05', 0): 1.144484109224, ('666661.480.94', 1): 0, ('666661.28-0.07', 0): 1, ('666660.690.02', 1): 0, ('666661.760.18', 0): 1.0, ('666660.730.39', 0): 1.0679, ('666661.4-0.03', 1): 0, ('666660.70.86', 0): 1, ('666661.88-0.55', 1): 0, ('666660.770.35', 2): 0, ('666661.490.51', 2): 0, ('666662.070.66', 0): 1.0, ('666660.740.34', 2): 0, ('666660.810.41', 0): 1.0, ('666661.081.54', 2): 0, ('666661.440.91', 0): 1.0, ('666661.810.36', 2): 0, ('666661.350.09', 1): 0, ('666661.50.93', 1): 0, ('666661.49-0.2', 1): 0, ('666661.14-0.37', 2): 0, ('666660.510.2', 1): 0.9194334007960012, ('666660.820.63', 0): 1, ('666661.980.62', 0): 1.07, ('666660.841.48', 0): 1, ('666661.75-0.7', 0): 1, ('666661.33-1.33', 0): 1, ('666661.370.51', 2): 0, ('666661.43-1.05', 1): 0, ('666662.1-0.45', 1): 0, ('666661.68-0.25', 2): 0.0, ('666661.990.61', 1): 0, ('666661.840.84', 0): 1.0, ('666661.84-0.38', 1): 0, ('666661.310.83', 0): 1.0, ('666660.980.04', 2): 0.07490000000000001, ('666660.860.51', 2): 0.07930999999999999, ('666661.761.35', 1): 0, ('666660.70.34', 2): 0.25025253946000003, ('666661.690.92', 0): 1.0049, ('666661.55-0.56', 2): 0, ('666661.270.17', 2): 0.296768703, ('666660.58-1.79', 2): 0, <text:soft-page-break/>('666661.360.74', 0): 1.0, ('666660.85-0.01', 2): 0.06999999999999999, ('666661.160.81', 0): 1, ('666661.480.04', 1): 0, ('666661.221.77', 1): 0, ('666661.55-0.44', 1): 0, ('666660.61-0.02', 2): 0, ('666661.360.64', 1): 0.0755517, ('666661.440.55', 0): 1.20416196829, ('666661.620.63', 0): 1.3342923709999999, ('666662.02-0.68', 1): 0, ('666661.40.82', 2): 0.133, ('666661.751.22', 0): 1, ('666661.510.38', 2): 0.06999999999999999, ('666662.030.43', 2): 0, ('666660.960.56', 2): 0, ('666661.020.4', 2): 0, ('666661.330.65', 0): 1.080689, ('666661.210.37', 0): 1.0970561520467699, ('666661.330.54', 0): 1.133, ('666661.410.75', 0): 1, ('666661.840.75', 2): 0, ('666661.320.49', 2): 0, ('666661.180.08', 0): 1.06741, ('666661.79-0.22', 0): 1, ('666661.73-0.45', 1): 0, ('666661.350.17', 0): 1.02646049, ('666660.90.18', 1): 0, ('666661.76-0.05', 0): 1.07, ('666660.741.1', 0): 1, ('662660.860.26', 2): 0, ('666661.76-0.19', 1): 0, ('666661.370.92', 0): 1, ('666661.991.19', 0): -9.100000000000001, ('666661.620.73', 1): 0, ('666661.50.62', 1): 0, ('666661.980.85', 1): 0, ('666661.530.91', 1): 0, ('666661.970.55', 2): 0.0, ('666661.691.13', 1): 0, ('666660.64-0.11', 0): 1, ('666661.411.06', 2): 0, ('666661.53-0.19', 1): 0.0, ('666660.130.01', 2): 0, ('666660.982.03', 0): 1, ('666661.56-0.57', 1): 0, ('666660.730.18', 0): 1.742036073457645, ('666661.231.15', 0): 1, ('666661.450.98', 2): 0.0, ('666661.260.09', 1): 0, ('666661.69-0.04', 1): 0.0, ('666660.730.08', 1): 0.0, ('666661.390.07', 1): 0, ('666661.840.16', 2): 0, ('666660.660.26', 0): 1, ('666661.090.4', 2): 0.0, ('666661.870.34', 1): 0, ('666661.820.5', 0): 1.07, ('666661.021.48', 0): 1, ('666660.930.13', 0): 1.1590517267367, ('666661.40.05', 0): 1.0, ('666660.660.31', 2): 0, ('666661.85-0.54', 0): 1, ('666660.920.05', 1): 0, ('666660.990.56', 0): 1.0706517, ('666661.490.34', 2): 0.07930999999999999, ('666661.160.16', 1): 0, ('666660.75-0.26', 1): 0, ('661661.670.35', 1): 0, ('666662.080.45', 0): 1, ('666660.770.3', 0): 1.442835586150405, ('666660.71.34', 0): 1, ('666661.230.81', 2): 0, ('666661.730.46', 1): 0.0, ('666661.880.73', 1): 0, ('666661.560.52', 1): 0, ('666661.291.27', 2): 0, ('666660.46-0.06', 0): 1, ('661660.70.02', 0): 1, ('666661.330.79', 0): 1, ('666661.050.08', 2): 0, ('666661.631.87', 1): -100, ('666660.50.09', 0): 1.2256984104310547, ('666661.890.28', 0): 1.0, ('666661.871.22', 0): 1, ('666661.41.48', 2): 0, ('666661.62-0.02', 0): 1, ('666661.760.98', 0): 1.0, ('666661.50.57', 1): 0, ('666661.550.28', 1): 0, ('666661.4-0.14', 2): 0, ('666660.871.14', 2): 0, ('666660.880.44', 1): 0.23066731741014576, ('666661.120.0', 1): 0, ('666660.86-0.83', 2): 0, ('666661.45-0.38', 2): 0, ('666661.140.18', 2): 0.0, ('666661.980.31', 2): 0, ('661661.970.63', 0): 1, ('666661.60.83', 2): 0, ('666661.130.4', 2): 0, ('666661.87-0.47', 2): 0, ('666661.761.16', 1): 0, ('666661.710.31', 0): 1, ('666661.580.87', 0): 1, ('666661.090.15', 2): 0.011192849932742322, ('666660.791.39', 1): 0, ('666661.230.1', 0): 1.1251028723, ('666660.850.6', 2): 0, ('666661.89-0.75', 0): 1, ('666661.440.49', 0): 1.2348315798843, ('666660.97-0.09', 1): 0.0, ('666661.430.12', 2): 0, ('666660.830.13', 1): 0.19508968338327942, ('666661.571.19', 0): 1, ('666661.080.0', 0): 1, ('666662.05-0.51', 2): 0, ('666660.841.32', 0): 1.0, ('666660.61-0.1', 0): 1.0, ('616662.160.69', 1): 0, ('666661.61.09', 1): 0, ('666661.04-0.91', 2): 0, ('666661.711.13', 1): 0, ('666661.81-0.46', 2): 0, ('666660.960.73', 0): 1, ('666661.450.17', 2): 0, ('666660.730.0', 2): 0, ('666661.670.68', 0): 1, ('666661.85-0.49', 0): 1.0, ('616661.760.74', 2): 0, ('666661.040.34', 0): 1.143495161176171, ('666660.880.39', 0): 1.2533890897300002, ('666661.210.17', 1): 0, ('666660.590.16', 1): 0, ('666661.7-0.04', 2): 0.0, ('666660.56-0.0', 2): 0, ('666661.391.83', 2): -100, ('666661.091.46', 1): 0, ('666662.15-0.47', 0): 1.0, ('666661.810.17', 2): 0.0, ('666661.620.21', 0): 1.0, ('666660.981.03', 1): 0, ('666661.10.46', 2): 0, ('666661.420.35', 2): 0.245973, ('666660.31.76', 1): 0, ('666661.07-0.99', 2): 0, ('666661.48-0.02', 1): 0, ('666660.370.11', 0): 1.0884746386819897, ('666660.570.26', 0): 1.3274612529999998, ('666660.91-0.1', 2): 0, ('666662.190.86', 0): 1, ('666661.350.84', 0): 1, ('666661.160.28', 0): 1.2447791036410312,</text:p>
      <text:p text:style-name="P1"><text:s/>('666660.890.37', 2): 0, ('666661.220.33', 0): 1.216042168573983, ('666661.05-1.08', 1): 0, ('666661.51-0.01', 0): 1.07, ('666660.750.45', 2): 0, ('666660.860.37', 0): 1.0613323997300002, ('666661.110.57', 2): 0.0, ('666661.810.8', 1): 0, ('661660.430.05', 0): 1, ('666660.420.04', 2): 0, ('666662.021.02', 2): 0, ('666661.660.63', 0): 1, ('666661.131.21', 1): 0, ('666660.930.95', 0): 1, ('666661.65-0.41', 1): 0, ('666662.010.79', 0): 1, ('666660.581.25', 0): 1, ('666660.780.49', 0): 1, ('666661.080.42', 0): 1.0873748011493385, ('666661.20.05', 1): 0.07261713738999999, ('666661.470.51', 2): 0.0, ('666661.280.14', 1): 0.19851888950368998, ('666660.28-0.05', 2): 0.06999999999999999, ('666661.50.06', 2): 0, ('666661.980.57', 0): 1, ('666661.010.07', 0): 1.0, ('666660.990.49', 2): 0, ('666660.960.42', 2): 0.0, ('666660.881.05', 0): 1, ('666661.490.23', 2): 0.0, <text:soft-page-break/>('666661.72-0.03', 1): 0.0, ('666660.6-0.15', 1): 0.0, ('666661.37-0.54', 1): 0, ('666660.470.12', 0): 2.5746795727839054, ('666661.260.93', 0): 1, ('666661.90.75', 0): 1.0, ('666661.44-0.03', 2): 0.133, ('666661.30.38', 2): 0, ('666660.490.09', 0): 1.4113890406416512, ('666661.040.55', 0): 1.0841566341, ('666661.380.36', 1): 0, ('666660.65-0.44', 2): 0, ('666660.930.38', 1): 0.0, ('666661.650.26', 0): 1.0630000000000002, ('666661.380.22', 0): 1.2475895807, ('666661.13-0.16', 2): 0, ('666661.820.65', 2): 0, ('666661.050.37', 2): 0, ('666661.630.47', 0): 1.0749, ('666661.770.43', 2): 0, ('666661.650.4', 0): 1.07, ('666662.02-0.41', 0): 1, ('666661.110.26', 0): 1.2762607208891792, ('666660.290.06', 1): 0, ('666661.390.33', 1): 0.0049, ('666661.43-0.35', 2): 0, ('666661.550.44', 0): 1.0, ('666660.650.03', 2): 0, ('666660.270.04', 0): 2.94180187642062, ('666661.7-0.91', 1): 0, ('666661.98-0.57', 1): 0, ('666661.38-0.14', 1): 0, ('666661.220.48', 0): 1.0749, ('666661.790.34', 0): 1.07, ('666662.28-0.29', 2): 0, ('666661.530.99', 0): 1.07, ('666661.95-0.19', 0): 1.0, ('666661.470.31', 2): 0.00931, ('666660.720.09', 0): 1.2995843281613, ('666661.60.53', 0): 1.133, ('666661.60.63', 0): 1.08389983, ('666661.590.6', 1): 0, ('666661.331.12', 2): 0, ('666661.71.0', 2): 0, ('666661.4-1.46', 1): 0, ('666660.810.48', 1): 0, ('666661.510.88', 1): 0, ('666661.010.88', 1): 0, ('666660.48-0.03', 2): 0, ('666662.010.3', 2): 0, ('666661.30.23', 0): 1.0, ('666661.531.4', 0): 1, ('666661.08-0.03', 2): 0, ('666660.910.27', 0): 1.502689614405593, ('666661.35-0.15', 1): 0, ('666661.210.91', 1): 0, ('666661.33-0.02', 0): 1.07, ('666661.180.61', 2): 0.0, ('666661.820.76', 0): 1.0567000000000002, ('666661.030.74', 1): 0, ('666661.360.3', 0): 1.3855228952756744, ('666661.190.37', 1): 0, ('666661.260.3', 2): 0.0, ('666660.350.0', 1): 0, ('666661.65-0.27', 1): 0.0, ('661660.520.03', 1): 0, ('666660.97-0.0', 0): 1.0, ('666660.880.15', 1): 0, ('666660.950.07', 1): 0.31361960329, ('666661.230.73', 0): 1, ('666661.680.44', 0): 1.19777401, ('666661.730.35', 1): 0.0, ('666661.011.38', 0): 1, ('666660.760.86', 2): 0, ('666660.980.18', 0): 1.3930147506469241, ('666661.020.54', 0): 1.1946, ('666660.62-0.06', 0): 1, ('666662.120.62', 0): -100, ('666661.641.24', 0): 1, ('666661.480.57', 2): 0, ('666661.590.18', 0): 1.311974194, ('666661.22-0.04', 0): 1.07, ('666661.180.23', 0): 1.3037904873661001, ('616661.90.6', 2): 0, ('666661.51.08', 1): 0, ('661661.060.25', 0): 1, ('666661.440.24', 1): 0.22103366740000002, ('666660.940.68', 2): 0, ('666660.761.56', 2): 0, ('666660.641.17', 0): 1.0, ('666661.680.85', 2): 0, ('666661.920.56', 0): 1.0, ('666661.251.52', 2): 0, ('666660.710.25', 2): 0.6895505806392175, ('666660.74-0.09', 0): 1, ('666660.721.64', 1): 0, ('666661.71-0.02', 2): 0.0, ('666661.49-0.97', 0): 1, ('666660.68-0.07', 1): 0, ('666661.05-1.67', 1): 0, ('666661.76-0.74', 0): 1, ('666661.50.12', 0): 1.172627, ('666661.5-0.68', 1): 0, ('661660.20.02', 2): 0, ('666661.370.43', 1): 0.3022394307081877, ('666661.690.06', 0): 1.1941100000000002, ('661661.090.48', 2): 0, ('666662.140.3', 0): -9.100000000000001, ('666661.620.43', 2): 0.133, ('666660.890.29', 0): 1.38025906178055, ('666660.80.48', 0): 1, ('666661.240.52', 2): 0, ('666661.890.53', 0): 1.079653, ('666661.830.22', 1): 0, ('666661.910.18', 2): 0, ('666660.940.1', 0): 1.0265530999999999, ('661660.450.06', 1): 0, ('666661.8-0.13', 0): 1, ('666661.260.19', 2): 0, ('666161.580.12', 0): 1, ('666661.01-0.08', 1): 0, ('666661.261.59', 2): -100, ('666660.830.21', 1): 0.7028503410860815, ('666661.30.19', 0): 1.14638123458, ('666660.790.49', 1): 0, ('666661.63-0.0', 2): 0.06999999999999999, ('666661.64-0.43', 1): 0.063, ('666661.790.64', 2): 0.133, ('666660.82-0.06', 1): 0, ('666660.980.21', 2): 0.41025299232502255, ('666661.110.37', 0): 1.1862386571235137, ('666661.161.01', 0): 1, ('666661.220.13', 2): 0.0, ('666661.520.21', 1): 0, ('666661.360.29', 0): 1.3424658822483369, ('666662.010.37', 2): 0, ('666661.36-0.23', 1): 0, ('666661.860.55', 1): 0, ('666660.620.13', 2): 0, ('666661.550.21', 2): 0, ('666661.08-1.27', 2): 0, ('666661.29-0.21', 0): 1, ('666661.591.28', 2): 0, ('666660.520.19', 1): 0.38574697063574037, ('666660.840.78', 1): 0, ('666661.89-0.2', 0): 1.0, ('666661.020.33', 1): 0.2093654470237405, ('666662.190.49', 2): 0, ('666661.61-0.44', 0): 1.07, ('666662.320.5', 0): 1, ('666661.471.24', 0): 1, ('666661.420.7', 2): 0, ('666660.621.11', 2): 0, ('666661.82-0.14', 0): 1.0, ('666661.630.74', 1): 0.0567, ('666661.151.59', 2): 0, ('666661.73-0.06', 2): 0, ('666661.211.1', 1): 0, ('666612.45-0.87', 2): 0, ('666662.050.64', 1): -10.0, ('666661.120.46', 1): 0, ('666662.09-1.02', 2): 0, ('666661.40.18', 2): 0, ('666661.690.22', 2): 0, ('666661.660.73', 2): 0, ('666661.320.32', 1): 0, ('666661.050.25', 2): 0, ('666660.670.31', 0): 1.305016298397784, ('666661.170.47', 1): 0, ('666662.01-0.23', 2): 0, ('666660.80.14', 0): 1.103489748565, ('666661.11-0.15', 1): 0, ('666661.840.95', 0): 1, ('666661.880.18', 2): 0, ('666661.170.22', 2): 0, ('666660.560.18', 1): 0, ('666660.430.18', 0): 1, ('666661.250.47', 2): 0, ('666661.38-0.0', 0): 1, ('666660.540.03', 2): 0.0567, ('666661.240.78', 0): 1, ('666661.811.2', 2): 0.0, ('666661.050.57', 2): 0, <text:soft-page-break/>('666660.820.28', 0): 1.9292539964638642, ('666660.870.32', 2): 0.6591710429288705, ('666661.210.4', 1): 0.2318272839985533, ('666661.590.11', 0): 1.07, ('666662.111.22', 0): -100, ('666661.56-0.22', 0): 1, ('666661.98-0.42', 0): 1, ('666661.370.21', 0): 1.206997294, ('666661.390.98', 1): 0.0, ('666661.73-0.38', 2): 0.0, ('666661.02-0.23', 0): 1, ('666661.660.62', 2): 0.12411000000000001, ('666661.740.77', 0): 1.141869, ('661661.250.31', 2): 0, ('666661.340.36', 0): 1.2563730369045998, ('666661.86-0.35', 0): 1, ('666661.140.36', 2): 0.0, ('666661.861.4', 1): -10.0, ('666661.020.43', 1): 0, ('666661.360.03', 0): 1.07, ('666661.350.48', 2): 0.0, ('666661.12-0.38', 1): 0, ('666661.430.39', 1): 0, ('666661.470.09', 2): 0.06999999999999999, ('666661.380.64', 2): 0.0, ('666661.51.23', 0): 1, ('666661.481.16', 0): 1, ('666661.59-0.37', 2): 0, ('666660.790.17', 1): 0, ('626660.870.48', 2): 0, ('666661.69-0.2', 1): 0, ('666661.330.68', 0): 1.0, ('666660.830.05', 2): 0, ('666661.26-0.14', 0): 1, ('666661.410.78', 0): 1.0, ('666661.890.34', 1): 0.1897, ('666661.830.49', 0): 1, ('666661.39-0.34', 2): 0, ('666661.860.76', 1): 0.0, ('666661.420.17', 2): 0, ('666661.15-1.08', 1): 0, ('666661.240.63', 1): 0, ('666661.260.44', 0): 1, ('666661.07-0.07', 0): 1.0, ('666660.971.2', 0): 1, ('666661.5-0.32', 2): 0, ('666661.410.83', 0): 1.07, ('666660.830.2', 0): 1.6907123953356695, ('666661.64-0.28', 2): 0, ('666661.90.63', 1): 0, ('666662.210.78', 0): 1, ('666661.571.1', 1): 0, ('666661.230.44', 0): 1.07, ('666660.71-0.49', 2): 0, ('666661.180.39', 0): 1.2716982927677871, ('666662.19-0.51', 2): 0, ('666661.631.19', 2): 0, ('666661.68-0.56', 0): 1.1379000000000001, ('666661.740.58', 1): 0, ('666661.320.7', 2): 0, ('666661.030.19', 0): 1.07, ('666662.060.6', 0): 1, ('666661.670.36', 0): 1.07, ('666660.740.09', 2): 0, ('666661.570.77', 2): 0, ('666661.751.1', 2): 0, ('666660.74-0.01', 1): 0, ('666662.040.28', 0): 1.075243, ('666660.570.17', 0): 2.3833223591691297, ('616661.390.43', 2): 0, ('666660.84-0.72', 0): 1.0, ('666661.40.33', 0): 1.0739751292000002, ('666660.840.49', 2): 0.19852, ('666661.57-0.05', 2): 0.06999999999999999, ('666661.880.93', 1): 0, ('666660.890.21', 1): 0.0, ('666661.51-0.1', 1): 0.133, ('666660.70.36', 2): 0, ('666661.550.16', 0): 1.13741, ('666661.760.51', 0): 1.0, ('666660.8-0.25', 2): 0, ('666661.87-0.1', 1): 100.0, ('666662.11-0.46', 1): 0, ('666661.260.57', 2): 0, ('666661.81-0.06', 0): 1.0, ('666660.930.76', 2): 0, ('666660.96-0.03', 2): 0.0, ('666660.790.41', 0): 1.1382430000000001, ('666660.420.09', 0): 2.1919710645810877, ('666661.74-0.91', 0): 1, ('666661.361.51', 1): 0, ('661661.820.21', 0): 1, ('666661.930.84', 2): 0, ('666661.980.37', 2): 0, ('666661.520.29', 0): 1.034454497, ('666661.580.73', 2): 0.0, ('666661.610.62', 0): 1.21559878697, ('666661.760.88', 1): 0, ('666661.93-0.62', 1): 0, ('666661.350.37', 1): 0, ('666661.070.21', 0): 1.2198381124972437, ('666662.080.35', 2): 0, ('666660.89-0.03', 1): 0, ('666661.310.33', 2): 0, ('666661.450.44', 1): 0, ('666661.130.45', 0): 1.4433064285259178, ('666660.940.14', 1): 0.06999999999999999, ('666661.480.22', 1): 0.1129387, ('666661.20.23', 2): 0.0, ('666661.790.26', 0): 1, ('666661.750.36', 2): 0, ('666661.19-0.06', 2): 0.063, ('666660.70.27', 2): 0, ('666661.040.11', 1): 0, ('666661.54-0.59', 0): 1, ('666662.170.88', 1): 0, ('626660.820.32', 2): 0, ('666661.40.98', 2): 0, ('666660.8-0.09', 2): 0, ('666660.660.1', 1): 0, ('666661.030.06', 1): 0, ('666661.391.08', 0): 1, ('666661.40.6', 0): 1, ('666660.170.02', 2): 0, ('666661.720.02', 0): 1, ('666660.810.17', 1): 0, ('666661.840.21', 1): 0.171480141, ('666661.90.49', 0): 1.0, ('666661.210.89', 0): 1.0, ('666661.840.33', 2): 0, ('666661.35-0.33', 1): 0, ('666661.190.46', 2): 0, ('666661.240.7', 0): 1, ('666661.410.51',</text:p>
      <text:p text:style-name="P1"><text:s/>2): 0.0, ('666662.19-0.49', 2): 0, ('666661.330.17', 0): 1.0, ('666661.02-1.56', 2): 0, ('666661.67-0.8', 2): 0, ('666662.080.26', 0): 1.07, ('666660.460.02', 1): 0, ('666661.14-0.67', 2): 0, ('666660.740.27', 2): 0, ('666661.24-0.11', 1): 0, ('666661.36-0.17', 1): 0, ('666661.440.96', 1): 0, ('666660.930.74', 2): 0, ('666660.45-0.09', 2): 0, ('666661.540.37', 2): 0, ('666660.93-0.19', 0): 1, ('666660.7-0.12', 2): 0, ('666660.870.96', 2): 0, ('666661.31-0.46', 0): 1, ('666661.711.16', 0): 1.0, ('666661.621.04', 2): 0.0049, ('666661.29-0.33', 1): 0, ('666661.8-0.35', 1): 0, ('666661.930.28', 1): 0, ('666661.43-1.08', 2): 0, ('666662.20.72', 2): 0, ('666661.430.57', 1): 0, ('666661.551.17', 2): 0, ('666661.930.38', 0): 1.0, ('666661.690.23', 1): 0.0, ('666661.610.27', 2): 0, ('666660.780.19', 2): 0, ('666661.220.9', 0): 1, ('666661.940.2', 2): 0.9268, ('666661.441.0', 2): 0, ('666660.76-0.09', 1): 0, ('666660.38-0.08', 2): 0, ('666660.860.2', 0): 1.5546294703872061, ('666661.160.96', 0): 1, ('666660.780.44', 0): 1.11844, ('666661.8-0.73', 2): 0, ('666661.16-0.38', 2): 0, ('666661.480.07', 0): 1.0, ('666661.740.69', 2): 0, ('666660.920.28', 2): 0.0, ('666661.340.02', 0): 1.183312171, ('666661.47-0.24', 2): 0, ('666661.490.28', 2): 0.20517469, ('666661.210.06', 0): 1.0755973189999999, ('666661.280.5', 0): 1, ('666660.530.58', 1): 0, ('666661.470.02', 0): <text:soft-page-break/>1.23870693, ('666661.270.53', 1): 0, ('666660.870.46', 0): 1.07526701, ('666661.520.92', 1): 0, ('666660.45-0.08', 1): 0, ('666661.430.56', 2): 0.0, ('666660.71.2', 0): 1, ('666661.32-0.48', 2): 0, ('666660.660.04', 0): 1.07, ('666661.12-0.09', 2): 0, ('666661.370.2', 1): 0, ('666660.621.97', 2): 0, ('666661.79-0.21', 1): 0, ('666661.630.48', 0): 1.07, ('666661.350.14', 1): 0.1267, ('666661.310.95', 1): 0, ('666662.190.66', 1): 0, ('666661.110.29', 0): 1.3181285845879038, ('666661.61-0.21', 1): 0, ('666661.320.17', 1): 0, ('666661.38-0.37', 2): 0, ('666661.45-0.07', 2): 0, ('666661.910.82', 0): 1.0, ('666661.850.29', 2): 0.14231, ('666661.96-0.42', 2): 0, ('666661.62-0.24', 0): 1.0630000000000002, ('666660.20.01', 0): 2.3528631903752357, ('666660.390.0', 0): 1.1946, ('666661.730.91', 0): 1.07, ('666661.80.51', 1): 0, ('666661.140.63', 1): 0.0, ('666660.861.6', 1): 0, ('666661.1-0.24', 2): 0, ('666660.770.56', 0): 1, ('666661.85-0.04', 2): 100.0, ('666662.090.68', 0): -9.100000000000001, ('666661.480.14', 2): 0, ('666660.440.14', 0): 1.7552876268500297, ('666661.680.32', 0): 1.070343, ('666660.93-0.0', 1): 0, ('666661.85-0.12', 1): 0, ('666660.810.02', 1): 0, ('666661.30.66', 0): 1.0567000000000002, ('666660.610.43', 0): 1, ('666661.331.19', 2): 0, ('266660.640.52', 0): 1, ('666661.411.17', 0): 1, ('666661.370.1', 0): 1, ('666660.730.17', 1): 0.43533961933936843, ('666661.55-0.01', 2): 0, ('666661.490.95', 1): 0, ('666661.721.07', 0): 1.0, ('666661.840.05', 2): 97.3, ('666661.99-0.35', 2): 0, ('666661.5-0.7', 1): 0, ('666662.08-0.46', 1): 0.06999999999999999, ('666661.581.45', 2): 0, ('666662.050.45', 0): 1.0, ('666660.660.08', 2): 0, ('666661.641.3', 0): 1.0, ('666161.78-0.23', 1): 0, ('666660.780.33', 0): 1.24168354, ('666660.90.44', 2): 0, ('666660.920.08', 2): 0, ('666661.770.05', 0): 1.0049, ('666661.0-0.15', 0): 1.0630000000000002, ('666661.91.0', 1): 0, ('666661.160.15', 0): 1.3356192323654503, ('666661.070.91', 0): 1.0, ('666661.190.08', 0): 1, ('666661.390.9', 2): 0, ('666660.80.47', 0): 1, ('666661.76-0.15', 1): 0, ('666661.730.45', 0): 1, ('666661.140.24', 0): 1.155712643376705, ('666662.18-0.5', 0): 1, ('666661.310.58', 2): 0, ('666661.091.69', 0): 1, ('666661.911.39', 0): 1, ('666660.70.68', 1): 0, ('666662.0-1.22', 0): 1, ('666661.720.6', 0): 1.07, ('666661.53-0.1', 0): 1, ('666661.731.29', 1): 0, ('666660.970.54', 1): 0.075254319, ('666260.90.03', 2): 0, ('666661.68-0.36', 0): 1, ('666661.51-0.46', 0): 1, ('666661.69-0.49', 2): 0, ('666661.120.3', 0): 1.0834171730380466, ('666661.99-0.26', 0): 1, ('666661.490.65', 2): 0.0, ('666661.741.17', 2): 0.06999999999999999, ('666661.140.62', 2): 0, ('666661.64-0.61', 1): 0, ('666660.890.5', 2): 0, ('666661.740.17', 2): 0, ('666662.080.52', 2): 0, ('666661.75-0.94', 2): 0, ('666661.950.44', 0): 1.0, ('666660.69-0.05', 1): 0.0, ('666661.710.32', 1): 0.07490000000000001, ('666661.10.56', 1): 0, ('666661.360.87', 1): 0.0, ('666661.820.98', 2): 0, ('666661.47-0.52', 1): 0, ('666661.26-0.06', 2): 0, ('666661.120.41', 0): 1.0749, ('666660.850.3', 1): 0, ('666661.370.02', 0): 1.00441, ('666661.530.1', 0): 1.1423100000000002, ('666660.68-0.15', 1): 0, ('666662.010.52', 1): 0, ('666661.860.39', 1): 0, ('666661.05-0.85', 1): 0, ('666661.421.07', 2): 0, ('666661.540.31', 0): 1.280349233636647, ('666661.241.06', 1): 0, ('666661.060.94', 2): 0, ('666661.83-0.67', 1): 0, ('666661.540.75', 2): 0, ('666661.77-0.58', 1): 0, ('666661.740.6', 0): 1.0, ('666661.451.03', 1): 0, ('666660.690.36', 0): 1.07, ('666660.590.15', 0): 2.36347570929613, ('666661.570.94', 0): 1.0, ('666661.490.54', 0): 1.07169596693, ('666661.290.2', 2): 0.24563000000000001, ('661660.650.16', 1): 0, ('666661.180.58', 1): 0, ('666661.67-0.52', 1): 0, ('666661.420.26', 2): 0, ('666662.150.41', 0): 1, ('666661.62-0.31', 0): 1, ('666660.740.41', 0): 1, ('666661.61-0.0', 2): 0, ('666661.76-0.14', 0): 1, ('666661.46-0.4', 1): 0.0, ('666661.50.82', 2): 0, ('666661.140.48', 1): 0.288079899373784, ('666661.980.67', 2): 0, ('666661.770.3', 1): 0.1267, ('661660.50.13', 2): 0, ('666661.651.06', 1): 0, ('666661.371.47', 1): 0, ('666660.780.11', 1): 0, ('666661.411.21', 0): 1.0, ('666660.810.22', 0): 1.0969726996554288, ('666661.540.29', 2): 0, ('666661.011.95', 0): 1, ('666661.43-0.0', 2): 0, ('666662.120.5', 2): 0, ('666660.810.36', 1): 0.0, ('666661.030.3', 2): 0, ('666661.630.99', 2): 0, ('666661.550.81', 0): 1.07, ('666661.451.63', 2): 0, ('666661.430.85', 1): 0.06999999999999999, ('666661.141.27', 2): 0, ('666660.870.22', 0): 1.5575175483195591, ('666661.050.67', 1): 0.0, ('666661.280.03', 1): 0, ('666661.46-0.35', 1): 0, ('666661.190.85', 1): 0, ('666661.20.06', 0): 1.0, ('666661.170.29', 2): 0.3220137358560475, ('666661.570.67', 0): 1.1197, ('666661.710.91', 1): 0.0, ('666660.830.45', 0): 1.0, ('666660.650.21', 1): 0, ('666660.920.1', 0): 1.078400609, ('666661.240.16', 2): 0.0, ('666660.470.09', 0): 1.5909952002453707, ('666660.98-0.02', 0): 1, ('666661.72-0.04', 0): 1.07, ('666661.52-0.38', 0): 1, ('616661.80.75', 1): 0, ('666661.270.34', 2): 0.0, ('666661.44-0.06', 1): 0.0, ('666661.080.03', 2): 0.16441298999999998, ('666661.03-1.49', 1): 0, ('666661.291.94', 0): 1, ('666662.34-0.75', 0): 1, ('666661.0-0.06', 2): 0, ('666662.010.65', 0): 1, ('666662.170.61', 0): 1, ('666660.89-0.87', 0): 1, ('666661.110.21', 1): 0, <text:soft-page-break/>('666661.390.34', 0): 1.29081052728721, ('666662.140.22', 0): 1, ('666662.180.31', 1): 0, ('666661.34-0.18', 0): 1, ('666661.01-0.1', 1): 0, ('666661.790.82', 2): 0, ('666661.40.38', 0): 1.1383281081, ('666661.190.28', 2): 0, ('666661.750.16', 0): 1.07, ('666661.15-0.08', 2): 0, ('666661.45-0.14', 1): 0.1197, ('666661.18-0.09', 2): 0, ('666661.070.7', 2): 0.0, ('666660.640.15', 0): 1.5818528166919525, ('666661.29-0.1', 2): 0, ('666660.960.04', 0): 1.02258487273, ('666661.370.39', 2): 0, ('666661.30.3', 1): 0.44892743527730006, ('666661.5-0.29', 1): 0, ('666661.87-0.09', 0): 100, ('666661.83-0.04', 1): 0, ('666661.410.63', 0): 1.0, ('616662.030.55', 0): 1, ('666661.7-0.56', 1): 0.06999999999999999, ('666660.930.16', 2): 0, ('666661.80.85', 0): 1, ('666661.950.39', 2): 0, ('661660.490.12', 1): 0, ('666661.050.45', 0): 1, ('666661.190.34', 0): 1, ('666661.841.44', 1): -100, ('666661.07-0.08', 0): 1.07, ('666661.871.11', 1): -100, ('666661.450.51', 1): 0.0, ('666661.99-0.64', 1): 0.0, ('666661.680.43', 1): 0, ('666660.720.24', 2): 0, ('666661.310.25', 2): 0, ('666662.06-0.51', 0): 1, ('666661.22-0.07', 1): 0, ('666661.180.24', 1): 0, ('666660.42-0.0', 2): 0, ('666661.030.14', 0): 1.0822902779999999, ('666662.18-0.44', 2): 0, ('666661.350.62', 2): 0, ('666660.98-1.08', 1): 0, ('666660.98-0.18', 0): 1, ('666660.920.09', 1): 0.07930999999999999, ('666661.15-0.32', 0): 1.0, ('666661.860.24', 2): 0, ('666661.140.13', 0): 1.0311201139674375, ('666661.40.73', 2): 0, ('666661.311.14', 1): 0, ('666660.70.39', 2): 0.0, ('666660.791.32', 1): 0, ('666660.790.06', 0): 1.0567000000000002, ('666161.610.17', 2): 0, ('666660.97-0.02', 1): 0, ('666660.98-0.15', 0): 1.07, ('666660.750.03', 0): 1, ('666661.191.41', 0): 1.0, ('666661.02-0.01', 0): 1, ('666660.160.01', 2): 0.0, ('666661.31-0.05', 1): 0.0, ('666661.380.55', 0): 1.1928500000000002, ('666661.750.33', 0): 1.07, ('666661.280.52', 0): 1, ('666661.561.06', 2): 0.0, ('666661.45-1.47', 1): 0, ('666662.18-0.94', 2): 0, ('666661.260.67', 0): 1.07, ('666661.780.08', 2): 0.06696900000000001, ('666661.860.56', 0): 1.0630000000000002, ('666662.020.33', 0): 1, ('666661.90.95', 1): 0, ('666660.60.06', 1): 0, ('661661.960.28', 2): 0, ('666662.15-0.48', 2): 0, ('666661.850.14', 0): 1, ('666661.060.08', 1): 0, ('666661.810.58', 0): 1.0, ('666661.38-1.39', 2): 0, ('666661.03-1.1', 2): 0, ('666661.440.78', 0): 1, ('666661.450.34', 2): 0.06999999999999999, ('666661.051.35', 1): 0, ('666660.83-0.13', 0): 1, ('666661.630.05', 1): 0.133, ('666661.471.23', 1): 0, ('666661.430.47', 2): 0, ('666662.060.89', 2): 0, ('666661.630.77', 0): 1.1241100000000002, ('666661.48-0.05', 1): 0, ('666660.780.33', 2): 0, ('666660.980.92', 1): 0, ('666660.611.04', 2): 0, ('666661.190.74', 2): 0, ('666662.380.58', 1): 0, ('666661.570.3', 0): 1.0, ('666661.50.32', 0): 1.3504233252068452, ('666661.580.07', 0): 1, ('666661.130.68', 1): 0.0, ('666660.67-0.06', 2): 0, ('666660.290.09', 1): 0, ('666661.320.31', 0): 1.3384806825210411, ('666661.550.89', 1): 0, ('666661.83-0.83', 0): -100, ('666661.460.41', 0): 1, ('666660.670.36', 1): 0, ('666661.1-0.01', 2): 0.2456428723, ('666661.050.91', 2): 0, ('666661.060.52', 0): 1.3314884808899998, ('666661.16-0.09', 2): 0,</text:p>
      <text:p text:style-name="P2"><text:s/>('166661.871.0', 0): 1, ('666661.240.02', 2): 0, ('666660.990.42', 0): 1.0736993199628002, ('666660.960.49', 0): 1.0056061135886, ('666660.821.33', 0): 1.0, ('666660.930.5', 2): 0.136969, ('666661.590.12', 1): 0.0, ('666660.690.15', 2): 0, ('666661.640.52', 0): 1.3587728354000002, ('666661.05-0.02', 0): 1.07, ('666661.450.75', 2): 0.0, ('666661.141.17', 2): 0, ('666661.03-0.21', 0): 1.0, ('666661.810.97', 2): 0, ('666661.230.59', 1): 0, ('666661.380.31', 1): 0, ('666661.660.91', 0): 1.07, ('666661.530.87', 0): 1.07, ('666661.310.15', 0): 1, ('666662.10.47', 0): 1, ('666661.490.49', 0): 1.2419991, ('666661.650.3', 2): 0.1267, ('666660.28-0.0', 0): 1.059574639779638, ('666661.00.35', 2): 0, ('666661.650.71', 1): 0, ('666661.55-0.27', 0): 1, ('666661.460.82', 2): 0, ('666661.86-0.28', 0): 1.133, ('666661.490.4', 2): 0.08318365139000002, ('666661.470.8', 2): 0.0, ('666661.870.69', 1): 0.0, ('666161.910.14', 1): 100, ('666660.650.06', 0): 1.0, ('666661.811.23', 2): 0, ('666661.42-0.89', 1): 0, ('266661.040.57', 1): 0, ('666660.921.5', 0): 1, ('666661.750.44', 0): 1.073969, ('666661.590.27', 0): 1.1077299999999999, ('666661.63-0.17', 0): 1.07, ('666662.060.44', 1): 0, ('666661.820.35', 0): 1.2495500000000002, ('666660.950.34', 2): 0.22733239664460564, ('666661.840.3', 2): 0, ('666660.920.23', 2): 0.38285281659128495, ('666661.731.28', 2): 0, ('666660.24-0.0', 1): 0.49860260957686947, ('666661.38-0.21', 1): 0, ('666661.060.5', 2): 0, ('666661.050.88', 2): 0, ('666661.160.55', 2): 0, ('666661.91-0.38', 1): 0.06999999999999999, ('666660.771.47', 0): 1, ('666661.981.0', 1): -100, ('666661.180.76', 1): 0.0, ('666661.830.52', 0): 1, ('666661.890.37', 0): 1.1356943679, ('666661.810.37', 2): 0.198569, ('666661.110.18', 2): 0, ('666661.420.08', 2): 0, ('666661.741.0', 0): 1.07, ('666661.260.47', 1): 0.211707857356842, ('666661.37-0.25', 1): 0, ('666660.250.02', 0): 2.4340214683388544, ('666661.78-0.84', 2): 0, ('666661.871.19', 0): 1, ('666661.410.84', 1): 0, <text:soft-page-break/>('666660.530.06', 0): 1, ('666661.40.29', 2): 0, ('666661.42-0.21', 0): 1, ('266661.220.93', 0): 1, ('666660.630.01', 2): 0, ('666661.540.01', 0): 1.0, ('666661.20.89', 2): 0, ('666662.020.62', 1): 0, ('666661.711.32', 1): -100, ('666660.33-0.07', 0): 1.07, ('666660.610.1', 0): 1.1579617128632806, ('666661.44-0.81', 0): 1, ('666661.670.47', 0): 1.0, ('666660.710.32', 1): 0.0, ('666661.260.28', 0): 1, ('666661.87-0.72', 1): 0, ('666661.670.31', 1): 0.0, ('666661.7-0.24', 1): 0, ('666661.20.14', 2): 0.23330506136700002, ('666661.260.38', 1): 0, ('666661.46-0.47', 1): 0, ('666661.020.18', 0): 1.0049, ('666661.750.31', 2): 0, ('666660.53-0.1', 2): 0, ('666660.66-0.14', 0): 1, ('666661.36-0.21', 1): 0, ('666661.61-0.18', 2): 0, ('666662.030.72', 2): 0, ('666611.45-0.16', 1): 0, ('666661.240.57', 0): 1.133, ('666661.51-0.2', 0): 1, ('666661.1-1.16', 2): 0, ('666660.631.14', 2): 0, ('666660.780.38', 0): 1.282240518, ('666611.64-0.32', 2): 0, ('666660.3-0.08', 1): 0, ('666661.720.34', 2): 0, ('666660.870.65', 0): 1.0, ('666661.3-0.35', 2): 0, ('666661.170.05', 0): 1.0168511, ('666661.72-0.36', 0): 1, ('666662.28-0.88', 2): -100, ('666660.890.16', 2): 0.0, ('666661.870.27', 2): 0, ('666661.220.18', 0): 1.07441, ('666660.890.62', 1): 0.0, ('666661.520.26', 1): 0, ('666661.240.22', 1): 0, ('666661.80.93', 1): 0.0, ('666661.550.66', 0): 1.00441, ('666661.240.36', 0): 1.4583950838319146, ('666661.830.65', 0): 1.0, ('666661.41.54', 2): 0, ('666660.640.33', 1): 0, ('666661.070.22', 1): 0, ('666660.620.16', 0): 2.078844382521479, ('666660.650.28', 1): 0.07328874070000001, ('666661.62-0.68', 2): 0, ('666611.66-0.41', 2): 0, ('666661.790.17', 0): 1.0, ('666661.520.62', 0): 1.2446990000000002, ('666661.120.95', 1): 0, ('666660.440.01', 1): 0, ('666661.66-0.8', 1): 0, ('666660.830.56', 1): 0, ('666661.80.35', 0): 1.141379, ('666661.890.91', 2): 0, ('666661.671.01', 0): 1.0049, ('666161.850.11', 1): 0, ('666661.540.54', 0): 1, ('666661.49-0.31', 0): 1.0, ('666661.95-0.55', 2): 0, ('666660.38-0.0', 0): 1.2584190000000002, ('666661.450.0', 1): 0, ('666661.710.67', 0): 1.1241100000000002, ('666661.98-1.21', 1): 0, ('666661.30.01', 0): 1.110236, ('666661.421.08', 2): 0, ('666660.96-0.72', 0): 1, ('666661.250.32', 1): 0, ('666660.66-0.45', 0): 1, ('666661.151.15', 2): 0, ('666661.481.28', 0): 1, ('666662.01-0.43', 0): 1, ('666661.560.38', 0): 1.1692669999999998, ('666660.670.07', 2): 0.06999999999999999, ('666660.851.52', 2): 0, ('666661.560.85', 0): 1, ('666661.540.65', 0): 1, ('666661.061.08', 0): 1, ('666662.10.38', 1): 0.0, ('666661.031.32', 0): 1.0, ('666661.040.4', 1): 0, ('666660.73-0.1', 2): 0, ('666660.870.37', 0): 1.06453279, ('666661.410.45', 0): 1.2650492369, ('666661.210.3', 1): 0, ('666660.32-0.09', 1): 0, ('666661.920.37', 1): 0, ('666661.050.38', 1): 0, ('666661.221.52', 1): 0, ('666661.69-0.05', 0): 1.0784721, ('666661.790.69', 2): 0.133, ('666661.21.09', 0): 1, ('666661.380.92', 2): 0, ('666660.991.09', 1): 0, ('666660.930.37', 2): 0, ('666661.370.57', 0): 1, ('666660.940.38', 1): 0.34210104991333506, ('666661.04-1.19', 2): 0, ('666661.331.23', 0): 1.0, ('666660.081.38', 2): 0, ('666661.340.39', 2): 0.0, ('666661.220.6', 1): 0, ('666661.321.67', 1): 0, ('666660.85-0.14', 0): 1, ('666661.12-0.63', 1): 0, ('666661.370.16', 2): 0.0, ('666661.380.61', 0): 1.0, ('666661.8-0.16', 2): 0, ('666661.291.38', 0): 1, ('166661.890.86', 0): 1, ('666661.361.4', 0): 1, ('666661.851.33', 0): 1, ('666661.271.34', 0): 1, ('666661.580.19', 1): 0, ('666661.82-0.23', 1): 0.0, ('666661.54-0.5', 2): 0, ('666661.851.09', 1): 0, ('666661.931.06', 2): 0, ('666661.37-0.34', 0): 1.0630000000000002, ('666661.510.32', 0): 1.4531069181837863, ('666661.280.6', 1): 0.07526612163, ('666661.19-0.64', 0): 1, ('666661.58-0.16', 2): 0, ('666661.520.91', 0): 1, ('666661.70.67', 2): 0, ('666661.840.73', 0): 1, ('666661.480.48', 2): 0, ('661661.510.43', 1): 0, ('666661.711.28', 1): 0, ('666660.37-0.04', 1): 0, ('666661.830.46', 2): 0.0049, ('666660.160.0', 0): 2.1823575964326962, ('666661.311.32', 2): 0, ('666662.190.79', 1): 0, ('666661.070.45', 1): 0.0, ('666660.950.52', 2): 0, ('666661.93-0.41', 1): 0, ('666660.87-0.87', 0): 1, ('666661.910.81', 1): 0, ('666660.66-0.05', 2): 0, ('666661.21-0.05', 2): 0.0, ('666661.731.43', 1): 0, ('666661.92-0.28', 1): 0, ('666662.190.35', 0): -100, ('666661.37-0.65', 2): 0, ('626660.890.47', 1): 0, ('666661.880.41', 0): 1.2124402348152001, ('666660.770.55', 1): 0, ('666660.770.23', 1): 0.6914276412883024, ('666660.940.28', 2): 0, ('666661.77-0.21', 0): 1, ('666660.440.17', 1): 0, ('666661.220.52', 2): 0.0, ('666661.110.06', 2): 0, ('616661.740.67', 0): 1, ('666661.42-0.35', 0): 1, ('666661.650.39', 1): 0, ('666660.881.67', 0): 1, ('666660.340.03', 2): 0.4248845902, ('666661.490.52', 0): 1.133, ('666661.630.17', 2): 0.133, ('666661.660.34', 0): 1.0630000000000002, ('666660.580.32', 1): 0, ('666661.890.29', 0): 1.117999, ('666661.270.41', 0): 1.5350210711831833, ('666661.770.37', 1): 0.1379, ('666660.861.06', 2): 0, ('666661.230.07', 1): 0, ('666660.40.07', 0): 1.5872051016938802, ('666661.581.34', 2): 0.0, ('666661.18-0.17', 0): 1, ('666660.950.64', 0): 1.0, ('666661.35-0.09', 0): 1, ('666661.880.98', 1): -100, ('666661.090.2', 0): 1.2228940882518, ('666660.780.28', <text:soft-page-break/>0): 1.4812205555271298, ('666661.820.3', 2): 0, ('666660.660.05', 1): 0, ('666660.81.45', 1): 0, ('666660.451.14', 0): 1, ('666161.550.03', 0): 1, ('666661.580.43', 1): 0.1379, ('666660.721.43', 2): 0, ('666662.011.31', 0): 1, ('666661.74-0.6', 2): 0, ('666661.860.47', 0): 1, ('666660.660.43', 1): 0, ('666661.140.33', 0): 1.5771449435581069, ('666661.510.11', 1): 0.0, ('666661.361.42', 0): 1, ('666661.430.26', 2): 0, ('666661.480.2', 1): 0, ('666661.780.03', 0): 1, ('666661.080.85', 2): 0, ('666661.230.38', 0): 1.2417760509502977, ('666661.321.49', 1): 0, ('666661.80.25', 0): 1.0, ('666661.430.8', 2): 0.0, ('666661.21-0.29', 1): 0, ('666661.720.5', 1): 0, ('666661.890.22', 2): 0, ('666661.6-0.51', 2): 0, ('666661.88-0.6', 1): 0, ('666661.720.19', 1): 0, ('666661.350.38', 1): 0, ('666661.11-0.0', 1): 0, ('666660.820.49', 2): 0, ('666660.970.57', 0): 1, ('666661.5-0.16', 0): 1.0, ('666661.61-0.01', 1): 0, ('666661.20.28', 0): 1.142502696727736, ('661661.680.05', 2): 0, ('666661.040.02', 0): 1.0749, ('666661.25-0.37', 0): 1, ('666660.920.39', 0): 1.076526165105199, ('666662.13-0.26', 2): 0, ('666661.730.75', 0): 1, ('666661.671.09', 1): 0, ('666660.720.27', 1): 0, ('666661.911.2', 0): 1, ('666661.090.29', 1): 0, ('666660.890.31', 0): 1.712451034301516, ('666660.210.04', 1): 0, ('666661.10.53', 2): 0, ('666661.95-0.57', 0): 1.0, ('666661.820.19', 2): 0, ('666661.890.5', 0): 1.0711276299999999, ('666660.830.87', 2): 0, ('666661.370.01', 1): 0.0, ('666661.530.6', 1): 0, ('666662.12-0.21', 2): 0, ('666661.82-1.21', 0): 1, ('666661.860.36', 0): 1.0795207, ('666661.740.87', 0): 1, ('666661.531.08', 0): 1, ('666661.810.61', 1): 0.0, ('666661.241.03', 2): 0, ('666661.380.58', 0): 1, ('666661.410.54', 0): 1.1315128171000002, ('666661.360.35', 0): 1.1915955300000003, ('666662.03-0.33', 2): 0, ('666662.05-0.26', 0): 1, ('666661.70.47', 0): 1.1379000000000001, ('666661.871.33', 0): 1, ('666661.670.62', 2): 0.0, ('666661.910.53', 0): 1.0049, ('666660.970.44', 2): 0, ('666661.570.87', 0): 1.0, ('666660.880.33', 2): 0, ('666660.950.83', 2): 0, ('666660.740.22', 0): 1.5074785713644612, ('666661.641.03', 2): 0, ('666661.250.78', 2): 0, ('666660.86-1.17', 2): 0, ('666661.71-0.2', 0): 1, ('666661.320.54', 1): 0.07490000000000001, ('666661.420.85', 2): 0, ('666660.32-0.01', 2): 0, ('666661.680.95', 2): 0, ('666661.07-0.83', 1): 0, ('666661.010.52', 0): 1.07, ('666660.880.89', 0): 1.0, ('666661.970.8', 2): 0, ('666661.090.41', 0): 1.258946663326428, ('666661.140.45', 2): 0.17604975906055997, ('666661.621.01', 0): 1, ('666661.621.14', 2): 0.07441000000000002, ('666661.320.55', 0): 1.0630000000000002, ('666661.3-0.04', 1): 0, ('666661.710.61', 2):</text:p>
      <text:p text:style-name="P1"><text:s/>0, ('666661.161.19', 0): 1, ('666660.740.83', 0): 1, ('666661.690.24', 1): 0, ('666661.710.73', 1): 0.10772999999999999, ('666661.74-0.25', 0): 1.0630000000000002, ('666662.010.28', 1): 0, ('666660.780.12', 0): 1.1274271000052474, ('666661.450.26', 0): 1.133, ('666661.610.43', 0): 1.0049, ('666661.76-0.51', 0): 1, ('666660.550.16', 1): 0, ('666660.810.25', 1): 0, ('666661.761.33', 2): 0, ('666660.550.02', 0): 1, ('666660.530.21', 0): 1.6580650189476345, ('666660.690.36', 2): 0, ('666660.360.08', 2): 0, ('666662.08-0.24', 1): 0.0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nux Libertine Display O" svg:font-family="'Linux Libertine Display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3T21:20:58.409027734</meta:creation-date>
    <dc:date>2021-02-13T21:21:42.646081180</dc:date>
    <meta:editing-duration>PT45S</meta:editing-duration>
    <meta:editing-cycles>1</meta:editing-cycles>
    <meta:document-statistic meta:table-count="0" meta:image-count="0" meta:object-count="0" meta:page-count="172" meta:paragraph-count="91" meta:word-count="94539" meta:character-count="892183" meta:non-whitespace-character-count="797645"/>
    <meta:generator>LibreOffice/6.0.7.3$Linux_X86_64 LibreOffice_project/00m0$Build-3</meta:generator>
  </office:meta>
</office:document-meta>
</file>